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36"/>
    <style:style style:name="ce10" style:family="table-cell" style:parent-style-name="Default" style:data-style-name="N3"/>
    <style:style style:name="ce11" style:family="table-cell" style:parent-style-name="Default" style:data-style-name="N15"/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8097222222222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3.36902777777778cm"/>
    </style:style>
    <style:style style:name="co5" style:family="table-column">
      <style:table-column-properties fo:break-before="auto" style:column-width="2.78694444444444cm"/>
    </style:style>
    <style:style style:name="co6" style:family="table-column">
      <style:table-column-properties fo:break-before="auto" style:column-width="2.29305555555556cm" style:use-optimal-column-width="true"/>
    </style:style>
    <style:style style:name="co7" style:family="table-column">
      <style:table-column-properties fo:break-before="auto" style:column-width="2.41652777777778cm"/>
    </style:style>
    <style:style style:name="co8" style:family="table-column">
      <style:table-column-properties fo:break-before="auto" style:column-width="3.77472222222222cm" style:use-optimal-column-width="true"/>
    </style:style>
    <style:style style:name="co9" style:family="table-column">
      <style:table-column-properties fo:break-before="auto" style:column-width="2.46944444444444cm"/>
    </style:style>
    <style:style style:name="co10" style:family="table-column">
      <style:table-column-properties fo:break-before="auto" style:column-width="1.905cm" style:use-optimal-column-width="true"/>
    </style:style>
    <style:style style:name="co11" style:family="table-column">
      <style:table-column-properties fo:break-before="auto" style:column-width="2.41652777777778cm" style:use-optimal-column-width="true"/>
    </style:style>
    <style:style style:name="co12" style:family="table-column">
      <style:table-column-properties fo:break-before="auto" style:column-width="1.72861111111111cm" style:use-optimal-column-width="true"/>
    </style:style>
    <style:style style:name="co13" style:family="table-column">
      <style:table-column-properties fo:break-before="auto" style:column-width="2.09902777777778cm" style:use-optimal-column-width="true"/>
    </style:style>
    <style:style style:name="co14" style:family="table-column">
      <style:table-column-properties fo:break-before="auto" style:column-width="3.77472222222222cm"/>
    </style:style>
    <style:style style:name="co15" style:family="table-column">
      <style:table-column-properties fo:break-before="auto" style:column-width="2.82222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 draw:fill="none" draw:stroke="solid" svg:stroke-width="0.04167in" svg:stroke-color="#4472c4" svg:stroke-opacity="100%" draw:stroke-linejoin="miter" svg:stroke-linecap="butt"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9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9" table:default-cell-style-name="ce1"/>
        <table:table-column table:style-name="co7" table:default-cell-style-name="ce1"/>
        <table:table-column table:style-name="co1" table:number-columns-repeated="17" table:default-cell-style-name="ce1"/>
        <table:table-column table:style-name="co8" table:default-cell-style-name="ce1"/>
        <table:table-column table:style-name="co1" table:number-columns-repeated="17" table:default-cell-style-name="ce1"/>
        <table:table-column table:style-name="co9" table:default-cell-style-name="ce1"/>
        <table:table-column table:style-name="co1" table:number-columns-repeated="19" table:default-cell-style-name="ce1"/>
        <table:table-column table:style-name="co10" table:number-columns-repeated="2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285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14">
            <text:p>optimisation 3</text:p>
          </table:table-cell>
          <table:covered-table-cell table:number-columns-repeated="4"/>
          <table:table-cell table:number-columns-repeated="3" table:style-name="ce2"/>
          <table:table-cell table:style-name="ce1"/>
          <table:table-cell office:value-type="string" table:number-columns-spanned="5" table:number-rows-spanned="1" table:style-name="ce14">
            <text:p>optimisation 4</text:p>
          </table:table-cell>
          <table:covered-table-cell table:number-columns-repeated="4"/>
          <table:table-cell table:number-columns-repeated="3" table:style-name="ce1"/>
          <table:table-cell office:value-type="string" table:number-columns-spanned="5" table:number-rows-spanned="1" table:style-name="ce14">
            <text:p>optimisation 5</text:p>
          </table:table-cell>
          <table:covered-table-cell table:number-columns-repeated="4"/>
          <table:table-cell table:number-columns-repeated="4" table:style-name="ce1"/>
          <table:table-cell office:value-type="string" table:number-columns-spanned="3" table:number-rows-spanned="1" table:style-name="ce14">
            <text:p>optimization 6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3" table:number-rows-spanned="1" table:style-name="ce14">
            <text:p>optimization 7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2" table:number-rows-spanned="1" table:style-name="ce14">
            <text:p>Optimization 8</text:p>
          </table:table-cell>
          <table:covered-table-cell/>
          <table:table-cell table:number-columns-repeated="7" table:style-name="ce1"/>
          <table:table-cell office:value-type="string" table:number-columns-spanned="3" table:number-rows-spanned="1" table:style-name="ce14">
            <text:p>Optimization 9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3" table:number-rows-spanned="1" table:style-name="ce14">
            <text:p>Optimization 10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3" table:number-rows-spanned="1" table:style-name="ce14">
            <text:p>Optimization 11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3" table:number-rows-spanned="1" table:style-name="ce14">
            <text:p>Optimization 12</text:p>
          </table:table-cell>
          <table:covered-table-cell table:number-columns-repeated="2"/>
          <table:table-cell table:number-columns-repeated="5" table:style-name="ce1"/>
          <table:table-cell office:value-type="string" table:number-columns-spanned="3" table:number-rows-spanned="1" table:style-name="ce14">
            <text:p>Optimization 13</text:p>
          </table:table-cell>
          <table:covered-table-cell table:number-columns-repeated="2"/>
          <table:table-cell table:number-columns-repeated="16291" table:style-name="ce1"/>
        </table:table-row>
        <table:table-row table:style-name="ro2">
          <table:table-cell table:number-columns-repeated="2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3" table:style-name="ce2"/>
          <table:table-cell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3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3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4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4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4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4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4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4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3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16290" table:style-name="ce1"/>
        </table:table-row>
        <table:table-row table:style-name="ro2">
          <table:table-cell table:number-columns-repeated="2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abs</text:p>
          </table:table-cell>
          <table:table-cell office:value-type="string" table:style-name="ce7">
            <text:p>S_11</text:p>
          </table:table-cell>
          <table:table-cell table:number-columns-repeated="2"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abs</text:p>
          </table:table-cell>
          <table:table-cell table:number-columns-repeated="3"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lamda</text:p>
          </table:table-cell>
          <table:table-cell table:number-columns-repeated="3"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lamda</text:p>
          </table:table-cell>
          <table:table-cell office:value-type="string" table:style-name="ce7">
            <text:p>S_11</text:p>
          </table:table-cell>
          <table:table-cell table:number-columns-repeated="2"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lamda</text:p>
          </table:table-cell>
          <table:table-cell table:number-columns-repeated="4"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lamda</text:p>
          </table:table-cell>
          <table:table-cell office:value-type="string" table:style-name="ce7">
            <text:p>S_11</text:p>
          </table:table-cell>
          <table:table-cell table:number-columns-repeated="2"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lamda</text:p>
          </table:table-cell>
          <table:table-cell office:value-type="string" table:style-name="ce7">
            <text:p>S_11</text:p>
          </table:table-cell>
          <table:table-cell table:number-columns-repeated="2"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abs<text:s/></text:p>
          </table:table-cell>
          <table:table-cell office:value-type="string" table:style-name="ce7">
            <text:p>S_11</text:p>
          </table:table-cell>
          <table:table-cell office:value-type="string" table:style-name="ce7">
            <text:p>S_11_dB</text:p>
          </table:table-cell>
          <table:table-cell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abs</text:p>
          </table:table-cell>
          <table:table-cell office:value-type="string" table:style-name="ce7">
            <text:p>S_11</text:p>
          </table:table-cell>
          <table:table-cell office:value-type="string" table:style-name="ce7">
            <text:p>S11_dB</text:p>
          </table:table-cell>
          <table:table-cell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abs</text:p>
          </table:table-cell>
          <table:table-cell office:value-type="string" table:style-name="ce7">
            <text:p>S_11</text:p>
          </table:table-cell>
          <table:table-cell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abs</text:p>
          </table:table-cell>
          <table:table-cell office:value-type="string" table:style-name="ce7">
            <text:p>S_11</text:p>
          </table:table-cell>
          <table:table-cell office:value-type="string" table:style-name="ce7">
            <text:p>S_11_dB<text:s/></text:p>
          </table:table-cell>
          <table:table-cell office:value-type="string" table:style-name="ce7">
            <text:p>BW</text:p>
          </table:table-cell>
          <table:table-cell office:value-type="string" table:style-name="ce7">
            <text:p>Q</text:p>
          </table:table-cell>
          <table:table-cell table:number-columns-repeated="16286"/>
        </table:table-row>
        <table:table-row table:style-name="ro1">
          <table:table-cell table:number-columns-repeated="2"/>
          <table:table-cell office:value-type="string" table:style-name="ce8">
            <text:p>18.49</text:p>
          </table:table-cell>
          <table:table-cell office:value-type="float" office:value="21.23582364426035" table:style-name="ce1">
            <text:p>21,23582364</text:p>
          </table:table-cell>
          <table:table-cell office:value-type="float" office:value="-11.558614026504371" table:style-name="ce1">
            <text:p>-11,55861403</text:p>
          </table:table-cell>
          <table:table-cell office:value-type="float" office:value="251000000000" table:style-name="ce1">
            <text:p>2,51E+11</text:p>
          </table:table-cell>
          <table:table-cell office:value-type="float" office:value="1.1943922629482069E-3" table:style-name="ce1">
            <text:p>0,001194392</text:p>
          </table:table-cell>
          <table:table-cell office:value-type="float" office:value="0.348113835305907" table:style-name="ce1">
            <text:p>0,348113835</text:p>
          </table:table-cell>
          <table:table-cell office:value-type="float" office:value="-9.165574318709087" table:formula="of:=20*LOG10([.H5])" table:style-name="ce1">
            <text:p>-9,165574319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42.014231181107263" table:style-name="ce1">
            <text:p>42,01423118</text:p>
          </table:table-cell>
          <table:table-cell office:value-type="float" office:value="-6.5796531083159779" table:style-name="ce1">
            <text:p>-6,579653108</text:p>
          </table:table-cell>
          <table:table-cell office:value-type="float" office:value="251000000000" table:style-name="ce1">
            <text:p>2,51E+11</text:p>
          </table:table-cell>
          <table:table-cell office:value-type="float" office:value="1.1943922629482069E-3" table:style-name="ce1">
            <text:p>0,001194392</text:p>
          </table:table-cell>
          <table:table-cell office:value-type="float" office:value="8.0773617063892772E-2" table:style-name="ce1">
            <text:p>0,080773617</text:p>
          </table:table-cell>
          <table:table-cell office:value-type="float" office:value="-21.854609377233704" table:formula="of:=20*LOG10([.Q5])" table:style-name="ce1">
            <text:p>-21,8546093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71.489248239618291" table:style-name="ce1">
            <text:p>71,48924824</text:p>
          </table:table-cell>
          <table:table-cell office:value-type="float" office:value="-3.8831620242269991" table:style-name="ce1">
            <text:p>-3,883162024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17759528496909299" table:style-name="ce1">
            <text:p>0,177595285</text:p>
          </table:table-cell>
          <table:table-cell office:value-type="float" office:value="-15.01137137239693" table:formula="of:=20*LOG10([.Y5])" table:style-name="ce1">
            <text:p>-15,01137137</text:p>
          </table:table-cell>
          <table:table-cell table:style-name="ce9"/>
          <table:table-cell office:value-type="string" table:style-name="ce1">
            <text:p>131.36</text:p>
          </table:table-cell>
          <table:table-cell office:value-type="float" office:value="75.138193795835633" table:style-name="ce1">
            <text:p>75,1381938</text:p>
          </table:table-cell>
          <table:table-cell office:value-type="float" office:value="-16.997746728953199" table:style-name="ce1">
            <text:p>-16,99774673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2128266404737931" table:style-name="ce1">
            <text:p>0,21282664</text:p>
          </table:table-cell>
          <table:table-cell office:value-type="float" office:value="-13.439480207369616" table:formula="of:=20*LOG10([.AG5])" table:style-name="ce1">
            <text:p>-13,43948021</text:p>
          </table:table-cell>
          <table:table-cell table:number-columns-repeated="2" table:style-name="ce1"/>
          <table:table-cell office:value-type="string" table:style-name="ce10">
            <text:p>196.4</text:p>
          </table:table-cell>
          <table:table-cell office:value-type="float" office:value="78.543358637527774" table:style-name="ce1">
            <text:p>78,54335864</text:p>
          </table:table-cell>
          <table:table-cell office:value-type="float" office:value="-31.743037307371491" table:style-name="ce1">
            <text:p>-31,74303731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25769373830428888" table:style-name="ce1">
            <text:p>0,257693738</text:p>
          </table:table-cell>
          <table:table-cell office:value-type="float" office:value="-11.777922684700492" table:formula="of:=20*LOG10([.AP5])" table:style-name="ce1">
            <text:p>-11,77792268</text:p>
          </table:table-cell>
          <table:table-cell table:number-columns-repeated="2" table:style-name="ce1"/>
          <table:table-cell office:value-type="string" table:style-name="ce1">
            <text:p>266.71</text:p>
          </table:table-cell>
          <table:table-cell office:value-type="float" office:value="83.401572647688951" table:style-name="ce1">
            <text:p>83,40157265</text:p>
          </table:table-cell>
          <table:table-cell office:value-type="float" office:value="-49.565216968981687" table:style-name="ce1">
            <text:p>-49,56521697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31981215072473312" table:style-name="ce1">
            <text:p>0,319812151</text:p>
          </table:table-cell>
          <table:table-cell office:value-type="float" office:value="-9.902100799759646" table:formula="of:=20*LOG10([.AY5])" table:style-name="ce1">
            <text:p>-9,9021008</text:p>
          </table:table-cell>
          <table:table-cell table:number-columns-repeated="2" table:style-name="ce1"/>
          <table:table-cell office:value-type="string" table:style-name="ce1">
            <text:p>336.16</text:p>
          </table:table-cell>
          <table:table-cell office:value-type="float" office:value="89.131884045768231" table:style-name="ce1">
            <text:p>89,13188405</text:p>
          </table:table-cell>
          <table:table-cell office:value-type="float" office:value="-68.74795946940641" table:style-name="ce1">
            <text:p>-68,74795947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38485968293248562" table:style-name="ce1">
            <text:p>0,384859683</text:p>
          </table:table-cell>
          <table:table-cell office:value-type="float" office:value="-8.2939516454526139" table:formula="of:=20*LOG10([.BH5])" table:style-name="ce1">
            <text:p>-8,293951645</text:p>
          </table:table-cell>
          <table:table-cell table:number-columns-repeated="2" table:style-name="ce1"/>
          <table:table-cell office:value-type="float" office:value="405" table:style-name="ce1">
            <text:p>405</text:p>
          </table:table-cell>
          <table:table-cell office:value-type="float" office:value="103.0119418272791" table:style-name="ce1">
            <text:p>103,0119418</text:p>
          </table:table-cell>
          <table:table-cell office:value-type="float" office:value="-100.007705425672" table:style-name="ce1">
            <text:p>-100,0077054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48339712221659348" table:style-name="ce1">
            <text:p>0,483397122</text:p>
          </table:table-cell>
          <table:table-cell office:value-type="float" office:value="-6.3139187876767515" table:formula="of:=20*LOG10([.BQ5])" table:style-name="ce1">
            <text:p>-6,313918788</text:p>
          </table:table-cell>
          <table:table-cell table:number-columns-repeated="2" table:style-name="ce1"/>
          <table:table-cell office:value-type="float" office:value="467.79" table:style-name="ce1">
            <text:p>467,79</text:p>
          </table:table-cell>
          <table:table-cell office:value-type="float" office:value="123.65387732826549" table:style-name="ce1">
            <text:p>123,6538773</text:p>
          </table:table-cell>
          <table:table-cell office:value-type="float" office:value="-135.86591682145371" table:style-name="ce1">
            <text:p>-135,8659168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5721216083379792" table:style-name="ce1">
            <text:p>0,572121608</text:p>
          </table:table-cell>
          <table:table-cell office:value-type="float" office:value="-4.8502329829936865" table:formula="of:=20*LOG10([.BZ5])" table:style-name="ce1">
            <text:p>-4,850232983</text:p>
          </table:table-cell>
          <table:table-cell table:number-columns-repeated="2" table:style-name="ce1"/>
          <table:table-cell office:value-type="string" table:style-name="ce1">
            <text:p>532.19</text:p>
          </table:table-cell>
          <table:table-cell office:value-type="float" office:value="164.78034718917061" table:style-name="ce1">
            <text:p>164,7803472</text:p>
          </table:table-cell>
          <table:table-cell office:value-type="float" office:value="-186.61067841491439" table:style-name="ce1">
            <text:p>-186,6106784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66549591495070592" table:style-name="ce1">
            <text:p>0,665495915</text:p>
          </table:table-cell>
          <table:table-cell office:value-type="float" office:value="-3.5370921206850481" table:formula="of:=20*LOG10([.CI5])" table:style-name="ce1">
            <text:p>-3,537092121</text:p>
          </table:table-cell>
          <table:table-cell table:style-name="ce1"/>
          <table:table-cell office:value-type="string" table:style-name="ce1">
            <text:p>576.10</text:p>
          </table:table-cell>
          <table:table-cell office:value-type="float" office:value="234.73612680698889" table:style-name="ce1">
            <text:p>234,7361268</text:p>
          </table:table-cell>
          <table:table-cell office:value-type="float" office:value="-237.1413791048958" table:style-name="ce1">
            <text:p>-237,1413791</text:p>
          </table:table-cell>
          <table:table-cell office:value-type="float" office:value="267500000000" table:style-name="ce1">
            <text:p>2,675E+11</text:p>
          </table:table-cell>
          <table:table-cell office:value-type="float" office:value="333.67211887138353" table:formula="of:=SQRT([.CN5]^2+[.CM5]^2)" table:style-name="ce1">
            <text:p>333,6721189</text:p>
          </table:table-cell>
          <table:table-cell office:value-type="float" office:value="0.73936078468729571" table:style-name="ce1">
            <text:p>0,739360785</text:p>
          </table:table-cell>
          <table:table-cell office:value-type="float" office:value="-2.6228717581244325" table:formula="of:=20*LOG([.CQ5])" table:style-name="ce1">
            <text:p>-2,622871758</text:p>
          </table:table-cell>
          <table:table-cell office:value-type="float" office:value="-32670000000" table:formula="of:=[.CO5]-[.CO104]" table:style-name="ce1">
            <text:p>-32670000000</text:p>
          </table:table-cell>
          <table:table-cell office:value-type="float" office:value="-8.3394551576369764" table:formula="of:=[.CL6]/[.CS5]" table:style-name="ce11">
            <text:p>-8,34E+00</text:p>
          </table:table-cell>
          <table:table-cell table:number-columns-repeated="16286"/>
        </table:table-row>
        <table:table-row table:style-name="ro1">
          <table:table-cell table:number-columns-repeated="2"/>
          <table:table-cell table:style-name="ce8"/>
          <table:table-cell office:value-type="float" office:value="21.762441056565081" table:style-name="ce1">
            <text:p>21,76244106</text:p>
          </table:table-cell>
          <table:table-cell office:value-type="float" office:value="-12.55235028350056" table:style-name="ce1">
            <text:p>-12,55235028</text:p>
          </table:table-cell>
          <table:table-cell office:value-type="float" office:value="251330000000" table:style-name="ce1">
            <text:p>2,5133E+11</text:p>
          </table:table-cell>
          <table:table-cell office:value-type="float" office:value="1.192824008275972E-3" table:style-name="ce1">
            <text:p>0,001192824</text:p>
          </table:table-cell>
          <table:table-cell office:value-type="float" office:value="0.33115017308897399" table:style-name="ce1">
            <text:p>0,331150173</text:p>
          </table:table-cell>
          <table:table-cell office:value-type="float" office:value="-9.5995002723106584" table:formula="of:=20*LOG10([.H6])" table:style-name="ce1">
            <text:p>-9,599500272</text:p>
          </table:table-cell>
          <table:table-cell table:number-columns-repeated="2" table:style-name="ce1"/>
          <table:table-cell office:value-type="string" table:style-name="ce1">
            <text:p>resonanz<text:s/></text:p>
          </table:table-cell>
          <table:table-cell office:value-type="float" office:value="42.419808654304902" table:style-name="ce1">
            <text:p>42,41980865</text:p>
          </table:table-cell>
          <table:table-cell office:value-type="float" office:value="-7.3382792356120294" table:style-name="ce1">
            <text:p>-7,338279236</text:p>
          </table:table-cell>
          <table:table-cell office:value-type="float" office:value="251330000000" table:style-name="ce1">
            <text:p>2,5133E+11</text:p>
          </table:table-cell>
          <table:table-cell office:value-type="float" office:value="1.192824008275972E-3" table:style-name="ce1">
            <text:p>0,001192824</text:p>
          </table:table-cell>
          <table:table-cell office:value-type="float" office:value="7.4692634908588157E-2" table:style-name="ce1">
            <text:p>0,074692635</text:p>
          </table:table-cell>
          <table:table-cell office:value-type="float" office:value="-22.534444396424046" table:formula="of:=20*LOG10([.Q6])" table:style-name="ce1">
            <text:p>-22,5344444</text:p>
          </table:table-cell>
          <table:table-cell table:style-name="ce1"/>
          <table:table-cell office:value-type="string" table:style-name="ce1">
            <text:p>resonanz</text:p>
          </table:table-cell>
          <table:table-cell office:value-type="float" office:value="71.73577870614227" table:style-name="ce1">
            <text:p>71,73577871</text:p>
          </table:table-cell>
          <table:table-cell office:value-type="float" office:value="-4.1409174198298384" table:style-name="ce1">
            <text:p>-4,14091742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17935382683881471" table:style-name="ce1">
            <text:p>0,179353827</text:p>
          </table:table-cell>
          <table:table-cell office:value-type="float" office:value="-14.92578704859223" table:formula="of:=20*LOG10([.Y6])" table:style-name="ce1">
            <text:p>-14,92578705</text:p>
          </table:table-cell>
          <table:table-cell table:style-name="ce9"/>
          <table:table-cell office:value-type="string" table:style-name="ce1">
            <text:p>resonanz</text:p>
          </table:table-cell>
          <table:table-cell office:value-type="float" office:value="76.039804705913895" table:style-name="ce1">
            <text:p>76,03980471</text:p>
          </table:table-cell>
          <table:table-cell office:value-type="float" office:value="-18.280478802432459" table:style-name="ce1">
            <text:p>-18,2804788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22000722424703431" table:style-name="ce1">
            <text:p>0,220007224</text:p>
          </table:table-cell>
          <table:table-cell office:value-type="float" office:value="-13.151261165454873" table:formula="of:=20*LOG10([.AG6])" table:style-name="ce1">
            <text:p>-13,15126117</text:p>
          </table:table-cell>
          <table:table-cell table:number-columns-repeated="2" table:style-name="ce1"/>
          <table:table-cell office:value-type="float" office:value="2797100000000000" table:style-name="ce11">
            <text:p>2,80E+15</text:p>
          </table:table-cell>
          <table:table-cell office:value-type="float" office:value="79.984471119500711" table:style-name="ce1">
            <text:p>79,98447112</text:p>
          </table:table-cell>
          <table:table-cell office:value-type="float" office:value="-34.105707654608167" table:style-name="ce1">
            <text:p>-34,10570765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26981914309334371" table:style-name="ce1">
            <text:p>0,269819143</text:p>
          </table:table-cell>
          <table:table-cell office:value-type="float" office:value="-11.37854482605637" table:formula="of:=20*LOG10([.AP6])" table:style-name="ce1">
            <text:p>-11,37854483</text:p>
          </table:table-cell>
          <table:table-cell table:number-columns-repeated="2" table:style-name="ce1"/>
          <table:table-cell office:value-type="string" table:style-name="ce1">
            <text:p>2.79e+11</text:p>
          </table:table-cell>
          <table:table-cell office:value-type="float" office:value="85.446922153470055" table:style-name="ce1">
            <text:p>85,44692215</text:p>
          </table:table-cell>
          <table:table-cell office:value-type="float" office:value="-52.915591686328682" table:style-name="ce1">
            <text:p>-52,91559169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33556983666512169" table:style-name="ce1">
            <text:p>0,335569837</text:p>
          </table:table-cell>
          <table:table-cell office:value-type="float" office:value="-9.4843416695380647" table:formula="of:=20*LOG10([.AY6])" table:style-name="ce1">
            <text:p>-9,48434167</text:p>
          </table:table-cell>
          <table:table-cell table:number-columns-repeated="2" table:style-name="ce1"/>
          <table:table-cell office:value-type="float" office:value="278930000000" table:style-name="ce1">
            <text:p>2,7893E+11</text:p>
          </table:table-cell>
          <table:table-cell office:value-type="float" office:value="91.826546976574022" table:style-name="ce1">
            <text:p>91,82654698</text:p>
          </table:table-cell>
          <table:table-cell office:value-type="float" office:value="-73.028405476218623" table:style-name="ce1">
            <text:p>-73,02840548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40236230571672132" table:style-name="ce1">
            <text:p>0,402362306</text:p>
          </table:table-cell>
          <table:table-cell office:value-type="float" office:value="-7.9076542362798419" table:formula="of:=20*LOG10([.BH6])" table:style-name="ce1">
            <text:p>-7,907654236</text:p>
          </table:table-cell>
          <table:table-cell table:number-columns-repeated="2" table:style-name="ce1"/>
          <table:table-cell office:value-type="float" office:value="277070000000" table:style-name="ce11">
            <text:p>2,77E+11</text:p>
            <draw:frame draw:z-index="10" draw:id="id9" draw:style-name="a9" draw:name="Chart 20" svg:x="0.04861in" svg:y="0.16319in" svg:width="3.28472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office:value-type="float" office:value="107.1157992015326" table:style-name="ce1">
            <text:p>107,1157992</text:p>
          </table:table-cell>
          <table:table-cell office:value-type="float" office:value="-105.3212137588299" table:style-name="ce1">
            <text:p>-105,3212138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500551920592612" table:style-name="ce1">
            <text:p>0,500551921</text:p>
          </table:table-cell>
          <table:table-cell office:value-type="float" office:value="-6.0110173584037181" table:formula="of:=20*LOG10([.BQ6])" table:style-name="ce1">
            <text:p>-6,011017358</text:p>
          </table:table-cell>
          <table:table-cell table:number-columns-repeated="2" table:style-name="ce1"/>
          <table:table-cell office:value-type="float" office:value="275750000000" table:style-name="ce11">
            <text:p>2,76E+11</text:p>
          </table:table-cell>
          <table:table-cell office:value-type="float" office:value="129.87153295391141" table:style-name="ce1">
            <text:p>129,871533</text:p>
          </table:table-cell>
          <table:table-cell office:value-type="float" office:value="-142.21977072710521" table:style-name="ce1">
            <text:p>-142,2197707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58779142753707947" table:style-name="ce1">
            <text:p>0,587791428</text:p>
          </table:table-cell>
          <table:table-cell office:value-type="float" office:value="-4.6155350410248737" table:formula="of:=20*LOG10([.BZ6])" table:style-name="ce1">
            <text:p>-4,615535041</text:p>
          </table:table-cell>
          <table:table-cell table:number-columns-repeated="2" table:style-name="ce1"/>
          <table:table-cell office:value-type="string" table:style-name="ce1">
            <text:p>2.74e+11</text:p>
          </table:table-cell>
          <table:table-cell office:value-type="float" office:value="175.4191043744523" table:style-name="ce1">
            <text:p>175,4191044</text:p>
          </table:table-cell>
          <table:table-cell office:value-type="float" office:value="-193.93513416665269" table:style-name="ce1">
            <text:p>-193,9351342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67897359634689081" table:style-name="ce1">
            <text:p>0,678973596</text:p>
          </table:table-cell>
          <table:table-cell office:value-type="float" office:value="-3.3629422812178249" table:formula="of:=20*LOG10([.CI6])" table:style-name="ce1">
            <text:p>-3,362942281</text:p>
          </table:table-cell>
          <table:table-cell table:style-name="ce1"/>
          <table:table-cell office:value-type="float" office:value="272450000000" table:style-name="ce11">
            <text:p>2,72E+11</text:p>
          </table:table-cell>
          <table:table-cell office:value-type="float" office:value="253.1363592848075" table:style-name="ce1">
            <text:p>253,1363593</text:p>
          </table:table-cell>
          <table:table-cell office:value-type="float" office:value="-243.2027475015376" table:style-name="ce1">
            <text:p>-243,2027475</text:p>
          </table:table-cell>
          <table:table-cell office:value-type="float" office:value="267830000000" table:style-name="ce1">
            <text:p>2,6783E+11</text:p>
          </table:table-cell>
          <table:table-cell office:value-type="float" office:value="351.03503070813861" table:formula="of:=SQRT([.CN6]^2+[.CM6]^2)" table:style-name="ce1">
            <text:p>351,0350307</text:p>
          </table:table-cell>
          <table:table-cell office:value-type="float" office:value="0.75064522462433703" table:style-name="ce1">
            <text:p>0,750645225</text:p>
          </table:table-cell>
          <table:table-cell office:value-type="float" office:value="-2.4913054780982833" table:formula="of:=20*LOG([.CQ6])" table:style-name="ce1">
            <text:p>-2,491305478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2.345605654690392" table:style-name="ce1">
            <text:p>22,34560565</text:p>
          </table:table-cell>
          <table:table-cell office:value-type="float" office:value="-13.54426168719715" table:style-name="ce1">
            <text:p>-13,54426169</text:p>
          </table:table-cell>
          <table:table-cell office:value-type="float" office:value="251660000000" table:style-name="ce1">
            <text:p>2,5166E+11</text:p>
          </table:table-cell>
          <table:table-cell office:value-type="float" office:value="1.1912598664865299E-3" table:style-name="ce1">
            <text:p>0,00119126</text:p>
          </table:table-cell>
          <table:table-cell office:value-type="float" office:value="0.31354387353087848" table:style-name="ce1">
            <text:p>0,313543874</text:p>
          </table:table-cell>
          <table:table-cell office:value-type="float" office:value="-10.07403361346244" table:formula="of:=20*LOG10([.H7])" table:style-name="ce1">
            <text:p>-10,07403361</text:p>
          </table:table-cell>
          <table:table-cell table:number-columns-repeated="2" table:style-name="ce1"/>
          <table:table-cell office:value-type="float" office:value="2793800000000000" table:style-name="ce11">
            <text:p>2,79E+15</text:p>
          </table:table-cell>
          <table:table-cell office:value-type="float" office:value="42.872409880385923" table:style-name="ce1">
            <text:p>42,87240988</text:p>
          </table:table-cell>
          <table:table-cell office:value-type="float" office:value="-8.0774140967544454" table:style-name="ce1">
            <text:p>-8,077414097</text:p>
          </table:table-cell>
          <table:table-cell office:value-type="float" office:value="251660000000" table:style-name="ce1">
            <text:p>2,5166E+11</text:p>
          </table:table-cell>
          <table:table-cell office:value-type="float" office:value="1.1912598664865299E-3" table:style-name="ce1">
            <text:p>0,00119126</text:p>
          </table:table-cell>
          <table:table-cell office:value-type="float" office:value="6.8071499470889321E-2" table:style-name="ce1">
            <text:p>0,068071499</text:p>
          </table:table-cell>
          <table:table-cell office:value-type="float" office:value="-23.340693654057425" table:formula="of:=20*LOG10([.Q7])" table:style-name="ce1">
            <text:p>-23,34069365</text:p>
          </table:table-cell>
          <table:table-cell table:style-name="ce1"/>
          <table:table-cell office:value-type="float" office:value="2800040000000000" table:style-name="ce11">
            <text:p>2,80E+15</text:p>
          </table:table-cell>
          <table:table-cell office:value-type="float" office:value="71.997959285274362" table:style-name="ce1">
            <text:p>71,99795929</text:p>
          </table:table-cell>
          <table:table-cell office:value-type="float" office:value="-4.3833056243688988" table:style-name="ce1">
            <text:p>-4,383305624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1812088466869676" table:style-name="ce1">
            <text:p>0,181208847</text:p>
          </table:table-cell>
          <table:table-cell office:value-type="float" office:value="-14.836412074293825" table:formula="of:=20*LOG10([.Y7])" table:style-name="ce1">
            <text:p>-14,83641207</text:p>
          </table:table-cell>
          <table:table-cell table:style-name="ce9"/>
          <table:table-cell office:value-type="float" office:value="280000000000000" table:style-name="ce11">
            <text:p>2,80E+14</text:p>
          </table:table-cell>
          <table:table-cell office:value-type="float" office:value="77.015665667609454" table:style-name="ce1">
            <text:p>77,01566567</text:p>
          </table:table-cell>
          <table:table-cell office:value-type="float" office:value="-19.527491634922519" table:style-name="ce1">
            <text:p>-19,52749163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2275172335274048" table:style-name="ce1">
            <text:p>0,227517234</text:p>
          </table:table-cell>
          <table:table-cell office:value-type="float" office:value="-12.859714033553578" table:formula="of:=20*LOG10([.AG7])" table:style-name="ce1">
            <text:p>-12,85971403</text:p>
          </table:table-cell>
          <table:table-cell table:number-columns-repeated="3" table:style-name="ce1"/>
          <table:table-cell office:value-type="float" office:value="81.553837152954529" table:style-name="ce1">
            <text:p>81,55383715</text:p>
          </table:table-cell>
          <table:table-cell office:value-type="float" office:value="-36.440356196103039" table:style-name="ce1">
            <text:p>-36,4403562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28225292422773413" table:style-name="ce1">
            <text:p>0,282252924</text:p>
          </table:table-cell>
          <table:table-cell office:value-type="float" office:value="-10.987230999086282" table:formula="of:=20*LOG10([.AP7])" table:style-name="ce1">
            <text:p>-10,987231</text:p>
          </table:table-cell>
          <table:table-cell table:number-columns-repeated="3" table:style-name="ce1"/>
          <table:table-cell office:value-type="float" office:value="87.675444334173875" table:style-name="ce1">
            <text:p>87,67544433</text:p>
          </table:table-cell>
          <table:table-cell office:value-type="float" office:value="-56.2550744428925" table:style-name="ce1">
            <text:p>-56,25507444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35136998091759558" table:style-name="ce1">
            <text:p>0,351369981</text:p>
          </table:table-cell>
          <table:table-cell office:value-type="float" office:value="-9.0847068988596398" table:formula="of:=20*LOG10([.AY7])" table:style-name="ce1">
            <text:p>-9,084706899</text:p>
          </table:table-cell>
          <table:table-cell table:number-columns-repeated="3" table:style-name="ce1"/>
          <table:table-cell office:value-type="float" office:value="94.765866231126637" table:style-name="ce1">
            <text:p>94,76586623</text:p>
          </table:table-cell>
          <table:table-cell office:value-type="float" office:value="-77.321104195785978" table:style-name="ce1">
            <text:p>-77,3211042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4196421818884169" table:style-name="ce1">
            <text:p>0,419642182</text:p>
          </table:table-cell>
          <table:table-cell office:value-type="float" office:value="-7.5424172713128925" table:formula="of:=20*LOG10([.BH7])" table:style-name="ce1">
            <text:p>-7,542417271</text:p>
          </table:table-cell>
          <table:table-cell table:number-columns-repeated="3" table:style-name="ce1"/>
          <table:table-cell office:value-type="float" office:value="111.5978758337581" table:style-name="ce1">
            <text:p>111,5978758</text:p>
          </table:table-cell>
          <table:table-cell office:value-type="float" office:value="-110.6600305433403" table:style-name="ce1">
            <text:p>-110,6600305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5172847582043687" table:style-name="ce1">
            <text:p>0,517284758</text:p>
          </table:table-cell>
          <table:table-cell office:value-type="float" office:value="-5.7254063577899998" table:formula="of:=20*LOG10([.BQ7])" table:style-name="ce1">
            <text:p>-5,725406358</text:p>
          </table:table-cell>
          <table:table-cell table:number-columns-repeated="2" table:style-name="ce1"/>
          <table:table-cell table:style-name="ce1">
            <draw:frame draw:z-index="8" draw:id="id7" draw:style-name="a7" draw:name="Chart 18" svg:x="0.39931in" svg:y="0.15625in" svg:width="4.2187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office:value-type="float" office:value="136.69093622077131" table:style-name="ce1">
            <text:p>136,6909362</text:p>
          </table:table-cell>
          <table:table-cell office:value-type="float" office:value="-148.57818481322079" table:style-name="ce1">
            <text:p>-148,5781848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6030025472338445" table:style-name="ce1">
            <text:p>0,603002547</text:p>
          </table:table-cell>
          <table:table-cell office:value-type="float" office:value="-4.3936170657453575" table:formula="of:=20*LOG10([.BZ7])" table:style-name="ce1">
            <text:p>-4,393617066</text:p>
          </table:table-cell>
          <table:table-cell table:style-name="ce1"/>
          <table:table-cell table:style-name="ce1">
            <draw:frame draw:z-index="6" draw:id="id5" draw:style-name="a5" draw:name="Chart 16" svg:x="0.58333in" svg:y="0.19097in" svg:width="3.88194in" svg:height="2.4826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187.15936934765381" table:style-name="ce1">
            <text:p>187,1593693</text:p>
          </table:table-cell>
          <table:table-cell office:value-type="float" office:value="-201.05715618811979" table:style-name="ce1">
            <text:p>-201,0571562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6920104910192364" table:style-name="ce1">
            <text:p>0,692010491</text:p>
          </table:table-cell>
          <table:table-cell office:value-type="float" office:value="-3.197746430020123" table:formula="of:=20*LOG10([.CI7])" table:style-name="ce1">
            <text:p>-3,19774643</text:p>
          </table:table-cell>
          <table:table-cell table:number-columns-repeated="2" table:style-name="ce1"/>
          <table:table-cell office:value-type="float" office:value="273.40111095760562" table:style-name="ce1">
            <text:p>273,401111</text:p>
          </table:table-cell>
          <table:table-cell office:value-type="float" office:value="-248.13426438435971" table:style-name="ce1">
            <text:p>-248,1342644</text:p>
          </table:table-cell>
          <table:table-cell office:value-type="float" office:value="268160000000" table:style-name="ce1">
            <text:p>2,6816E+11</text:p>
          </table:table-cell>
          <table:table-cell office:value-type="float" office:value="369.21373299813791" table:formula="of:=SQRT([.CN7]^2+[.CM7]^2)" table:style-name="ce1">
            <text:p>369,213733</text:p>
          </table:table-cell>
          <table:table-cell office:value-type="float" office:value="0.76145819631237088" table:style-name="ce1">
            <text:p>0,761458196</text:p>
          </table:table-cell>
          <table:table-cell office:value-type="float" office:value="-2.3670786846206191" table:formula="of:=20*LOG([.CQ7])" table:style-name="ce1">
            <text:p>-2,367078685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2.98878614659165" table:style-name="ce1">
            <text:p>22,98878615</text:p>
          </table:table-cell>
          <table:table-cell office:value-type="float" office:value="-14.532989288153511" table:style-name="ce1">
            <text:p>-14,53298929</text:p>
          </table:table-cell>
          <table:table-cell office:value-type="float" office:value="251990000000" table:style-name="ce1">
            <text:p>2,5199E+11</text:p>
          </table:table-cell>
          <table:table-cell office:value-type="float" office:value="1.1896998214214851E-3" table:style-name="ce1">
            <text:p>0,0011897</text:p>
          </table:table-cell>
          <table:table-cell office:value-type="float" office:value="0.29538241973139229" table:style-name="ce1">
            <text:p>0,29538242</text:p>
          </table:table-cell>
          <table:table-cell office:value-type="float" office:value="-10.592307122989759" table:formula="of:=20*LOG10([.H8])" table:style-name="ce1">
            <text:p>-10,59230712</text:p>
          </table:table-cell>
          <table:table-cell table:style-name="ce1"/>
          <table:table-cell table:style-name="ce1">
            <draw:frame draw:z-index="21" draw:id="id20" draw:style-name="a20" draw:name="Chart 31" svg:x="0.55903in" svg:y="0.14931in" svg:width="5in" svg:height="3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2" draw:id="id1" draw:style-name="a1" draw:name="Chart 6" svg:x="0.61112in" svg:y="0.07292in" svg:width="4.34722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43.37199100905498" table:style-name="ce1">
            <text:p>43,37199101</text:p>
          </table:table-cell>
          <table:table-cell office:value-type="float" office:value="-8.7946532481663962" table:style-name="ce1">
            <text:p>-8,794653248</text:p>
          </table:table-cell>
          <table:table-cell office:value-type="float" office:value="251990000000" table:style-name="ce1">
            <text:p>2,5199E+11</text:p>
          </table:table-cell>
          <table:table-cell office:value-type="float" office:value="1.1896998214214851E-3" table:style-name="ce1">
            <text:p>0,0011897</text:p>
          </table:table-cell>
          <table:table-cell office:value-type="float" office:value="6.0955424700086212E-2" table:style-name="ce1">
            <text:p>0,060955425</text:p>
          </table:table-cell>
          <table:table-cell office:value-type="float" office:value="-24.299752769745972" table:formula="of:=20*LOG10([.Q8])" table:style-name="ce1">
            <text:p>-24,29975277</text:p>
          </table:table-cell>
          <table:table-cell table:style-name="ce1">
            <draw:frame draw:z-index="20" draw:id="id19" draw:style-name="a19" draw:name="Chart 30" svg:x="0.66319in" svg:y="0.07986in" svg:width="4.39931in" svg:height="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72.274904619874889" table:style-name="ce1">
            <text:p>72,27490462</text:p>
          </table:table-cell>
          <table:table-cell office:value-type="float" office:value="-4.6094021063387256" table:style-name="ce1">
            <text:p>-4,609402106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1831516200098699" table:style-name="ce1">
            <text:p>0,18315162</text:p>
          </table:table-cell>
          <table:table-cell office:value-type="float" office:value="-14.743784711352575" table:formula="of:=20*LOG10([.Y8])" table:style-name="ce1">
            <text:p>-14,74378471</text:p>
          </table:table-cell>
          <table:table-cell table:style-name="ce9"/>
          <table:table-cell table:style-name="ce1"/>
          <table:table-cell office:value-type="float" office:value="78.066056734839364" table:style-name="ce1">
            <text:p>78,06605673</text:p>
          </table:table-cell>
          <table:table-cell office:value-type="float" office:value="-20.735052186780401" table:style-name="ce1">
            <text:p>-20,73505219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2353152201108927" table:style-name="ce1">
            <text:p>0,23531522</text:p>
          </table:table-cell>
          <table:table-cell office:value-type="float" office:value="-12.566999637830751" table:formula="of:=20*LOG10([.AG8])" table:style-name="ce1">
            <text:p>-12,56699964</text:p>
          </table:table-cell>
          <table:table-cell table:number-columns-repeated="3" table:style-name="ce1"/>
          <table:table-cell office:value-type="float" office:value="83.256034365977925" table:style-name="ce1">
            <text:p>83,25603437</text:p>
          </table:table-cell>
          <table:table-cell office:value-type="float" office:value="-38.742369744404378" table:style-name="ce1">
            <text:p>-38,74236974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29492485479731839" table:style-name="ce1">
            <text:p>0,294924855</text:p>
          </table:table-cell>
          <table:table-cell office:value-type="float" office:value="-10.605772514615685" table:formula="of:=20*LOG10([.AP8])" table:style-name="ce1">
            <text:p>-10,60577251</text:p>
          </table:table-cell>
          <table:table-cell table:number-columns-repeated="2" table:style-name="ce1"/>
          <table:table-cell table:style-name="ce1">
            <draw:frame draw:z-index="14" draw:id="id13" draw:style-name="a13" draw:name="Chart 24" svg:x="0.19792in" svg:y="0.14931in" svg:width="4.02431in" svg:height="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office:value-type="float" office:value="90.097532724898116" table:style-name="ce1">
            <text:p>90,09753272</text:p>
          </table:table-cell>
          <table:table-cell office:value-type="float" office:value="-59.578595981067863" table:style-name="ce1">
            <text:p>-59,57859598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36714746996799552" table:style-name="ce1">
            <text:p>0,36714747</text:p>
          </table:table-cell>
          <table:table-cell office:value-type="float" office:value="-8.7031892038270993" table:formula="of:=20*LOG10([.AY8])" table:style-name="ce1">
            <text:p>-8,703189204</text:p>
          </table:table-cell>
          <table:table-cell table:number-columns-repeated="3" table:style-name="ce1"/>
          <table:table-cell office:value-type="float" office:value="97.967530632584371" table:style-name="ce1">
            <text:p>97,96753063</text:p>
          </table:table-cell>
          <table:table-cell office:value-type="float" office:value="-81.620473758221209" table:style-name="ce1">
            <text:p>-81,62047376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4366606487448213" table:style-name="ce1">
            <text:p>0,436660649</text:p>
          </table:table-cell>
          <table:table-cell office:value-type="float" office:value="-7.1971188866944269" table:formula="of:=20*LOG10([.BH8])" table:style-name="ce1">
            <text:p>-7,197118887</text:p>
          </table:table-cell>
          <table:table-cell table:number-columns-repeated="3" table:style-name="ce1"/>
          <table:table-cell office:value-type="float" office:value="116.4913770195629" table:style-name="ce1">
            <text:p>116,491377</text:p>
          </table:table-cell>
          <table:table-cell office:value-type="float" office:value="-116.01160566966701" table:style-name="ce1">
            <text:p>-116,0116057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53359250046176543" table:style-name="ce1">
            <text:p>0,5335925</text:p>
          </table:table-cell>
          <table:table-cell office:value-type="float" office:value="-5.4558056594523485" table:formula="of:=20*LOG10([.BQ8])" table:style-name="ce1">
            <text:p>-5,455805659</text:p>
          </table:table-cell>
          <table:table-cell table:number-columns-repeated="3" table:style-name="ce1"/>
          <table:table-cell office:value-type="float" office:value="144.17127771390761" table:style-name="ce1">
            <text:p>144,1712777</text:p>
          </table:table-cell>
          <table:table-cell office:value-type="float" office:value="-154.90878191600569" table:style-name="ce1">
            <text:p>-154,9087819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61776299343374508" table:style-name="ce1">
            <text:p>0,617762993</text:p>
          </table:table-cell>
          <table:table-cell office:value-type="float" office:value="-4.1835622259322589" table:formula="of:=20*LOG10([.BZ8])" table:style-name="ce1">
            <text:p>-4,183562226</text:p>
          </table:table-cell>
          <table:table-cell table:number-columns-repeated="3" table:style-name="ce1"/>
          <table:table-cell office:value-type="float" office:value="200.10972233179521" table:style-name="ce1">
            <text:p>200,1097223</text:p>
          </table:table-cell>
          <table:table-cell office:value-type="float" office:value="-207.86372190919721" table:style-name="ce1">
            <text:p>-207,8637219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70460772545316452" table:style-name="ce1">
            <text:p>0,704607725</text:p>
          </table:table-cell>
          <table:table-cell office:value-type="float" office:value="-3.0410519888268235" table:formula="of:=20*LOG10([.CI8])" table:style-name="ce1">
            <text:p>-3,041051989</text:p>
          </table:table-cell>
          <table:table-cell table:number-columns-repeated="2" table:style-name="ce1"/>
          <table:table-cell office:value-type="float" office:value="295.62141187874028" table:style-name="ce1">
            <text:p>295,6214119</text:p>
          </table:table-cell>
          <table:table-cell office:value-type="float" office:value="-251.56200510193861" table:style-name="ce1">
            <text:p>-251,5620051</text:p>
          </table:table-cell>
          <table:table-cell office:value-type="float" office:value="268490000000" table:style-name="ce1">
            <text:p>2,6849E+11</text:p>
          </table:table-cell>
          <table:table-cell office:value-type="float" office:value="388.16937227463944" table:formula="of:=SQRT([.CN8]^2+[.CM8]^2)" table:style-name="ce1">
            <text:p>388,1693723</text:p>
          </table:table-cell>
          <table:table-cell office:value-type="float" office:value="0.77177775004930926" table:style-name="ce1">
            <text:p>0,77177775</text:p>
          </table:table-cell>
          <table:table-cell office:value-type="float" office:value="-2.2501549213586864" table:formula="of:=20*LOG([.CQ8])" table:style-name="ce1">
            <text:p>-2,250154921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3.695799569539929" table:style-name="ce1">
            <text:p>23,69579957</text:p>
          </table:table-cell>
          <table:table-cell office:value-type="float" office:value="-15.51673490817117" table:style-name="ce1">
            <text:p>-15,51673491</text:p>
          </table:table-cell>
          <table:table-cell office:value-type="float" office:value="252320000000" table:style-name="ce1">
            <text:p>2,5232E+11</text:p>
          </table:table-cell>
          <table:table-cell office:value-type="float" office:value="1.1881438570069749E-3" table:style-name="ce1">
            <text:p>0,001188144</text:p>
          </table:table-cell>
          <table:table-cell office:value-type="float" office:value="0.27674470153136072" table:style-name="ce1">
            <text:p>0,276744702</text:p>
          </table:table-cell>
          <table:table-cell office:value-type="float" office:value="-11.158413704755015" table:formula="of:=20*LOG10([.H9])" table:style-name="ce1">
            <text:p>-11,1584137</text:p>
          </table:table-cell>
          <table:table-cell table:number-columns-repeated="3" table:style-name="ce1"/>
          <table:table-cell office:value-type="float" office:value="43.918458915718467" table:style-name="ce1">
            <text:p>43,91845892</text:p>
          </table:table-cell>
          <table:table-cell office:value-type="float" office:value="-9.4874303613334288" table:style-name="ce1">
            <text:p>-9,487430361</text:p>
          </table:table-cell>
          <table:table-cell office:value-type="float" office:value="252320000000" table:style-name="ce1">
            <text:p>2,5232E+11</text:p>
          </table:table-cell>
          <table:table-cell office:value-type="float" office:value="1.1881438570069749E-3" table:style-name="ce1">
            <text:p>0,001188144</text:p>
          </table:table-cell>
          <table:table-cell office:value-type="float" office:value="5.3390798942044952E-2" table:style-name="ce1">
            <text:p>0,053390799</text:p>
          </table:table-cell>
          <table:table-cell office:value-type="float" office:value="-25.450671605870333" table:formula="of:=20*LOG10([.Q9])" table:style-name="ce1">
            <text:p>-25,45067161</text:p>
          </table:table-cell>
          <table:table-cell table:number-columns-repeated="2" table:style-name="ce1"/>
          <table:table-cell office:value-type="float" office:value="72.565674461254616" table:style-name="ce1">
            <text:p>72,56567446</text:p>
          </table:table-cell>
          <table:table-cell office:value-type="float" office:value="-4.8183219892764422" table:style-name="ce1">
            <text:p>-4,818321989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18517318661844651" table:style-name="ce1">
            <text:p>0,185173187</text:p>
          </table:table-cell>
          <table:table-cell office:value-type="float" office:value="-14.64843799311514" table:formula="of:=20*LOG10([.Y9])" table:style-name="ce1">
            <text:p>-14,64843799</text:p>
          </table:table-cell>
          <table:table-cell table:style-name="ce9"/>
          <table:table-cell table:style-name="ce1"/>
          <table:table-cell office:value-type="float" office:value="79.191161373555389" table:style-name="ce1">
            <text:p>79,19116137</text:p>
          </table:table-cell>
          <table:table-cell office:value-type="float" office:value="-21.899142818591649" table:style-name="ce1">
            <text:p>-21,89914282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24336045872132081" table:style-name="ce1">
            <text:p>0,243360459</text:p>
          </table:table-cell>
          <table:table-cell office:value-type="float" office:value="-12.274999693373264" table:formula="of:=20*LOG10([.AG9])" table:style-name="ce1">
            <text:p>-12,27499969</text:p>
          </table:table-cell>
          <table:table-cell table:number-columns-repeated="3" table:style-name="ce1"/>
          <table:table-cell office:value-type="float" office:value="85.09589458767816" table:style-name="ce1">
            <text:p>85,09589459</text:p>
          </table:table-cell>
          <table:table-cell office:value-type="float" office:value="-41.006376623385549" table:style-name="ce1">
            <text:p>-41,00637662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30777047281208281" table:style-name="ce1">
            <text:p>0,307770473</text:p>
          </table:table-cell>
          <table:table-cell office:value-type="float" office:value="-10.235460965587581" table:formula="of:=20*LOG10([.AP9])" table:style-name="ce1">
            <text:p>-10,23546097</text:p>
          </table:table-cell>
          <table:table-cell table:number-columns-repeated="3" table:style-name="ce1"/>
          <table:table-cell office:value-type="float" office:value="92.724408964942825" table:style-name="ce1">
            <text:p>92,72440896</text:p>
          </table:table-cell>
          <table:table-cell office:value-type="float" office:value="-62.879818157403811" table:style-name="ce1">
            <text:p>-62,87981816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38284677219068869" table:style-name="ce1">
            <text:p>0,382846772</text:p>
          </table:table-cell>
          <table:table-cell office:value-type="float" office:value="-8.33950020246691" table:formula="of:=20*LOG10([.AY9])" table:style-name="ce1">
            <text:p>-8,339500202</text:p>
          </table:table-cell>
          <table:table-cell table:number-columns-repeated="2" table:style-name="ce1"/>
          <table:table-cell table:style-name="ce1">
            <draw:frame draw:z-index="12" draw:id="id11" draw:style-name="a11" draw:name="Chart 22" svg:x="0.10069in" svg:y="0.11458in" svg:width="4.07986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office:value-type="float" office:value="101.4508720097096" table:style-name="ce1">
            <text:p>101,450872</text:p>
          </table:table-cell>
          <table:table-cell office:value-type="float" office:value="-85.919054958823494" table:style-name="ce1">
            <text:p>-85,91905496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45338752241497832" table:style-name="ce1">
            <text:p>0,453387522</text:p>
          </table:table-cell>
          <table:table-cell office:value-type="float" office:value="-6.8706087234881563" table:formula="of:=20*LOG10([.BH9])" table:style-name="ce1">
            <text:p>-6,870608723</text:p>
          </table:table-cell>
          <table:table-cell table:number-columns-repeated="3" table:style-name="ce1"/>
          <table:table-cell office:value-type="float" office:value="121.832657636937" table:style-name="ce1">
            <text:p>121,8326576</text:p>
          </table:table-cell>
          <table:table-cell office:value-type="float" office:value="-121.3592854610432" table:style-name="ce1">
            <text:p>-121,3592855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54947445762507552" table:style-name="ce1">
            <text:p>0,549474458</text:p>
          </table:table-cell>
          <table:table-cell office:value-type="float" office:value="-5.2010498198710673" table:formula="of:=20*LOG10([.BQ9])" table:style-name="ce1">
            <text:p>-5,20104982</text:p>
          </table:table-cell>
          <table:table-cell table:number-columns-repeated="3" table:style-name="ce1"/>
          <table:table-cell office:value-type="float" office:value="152.37692343767429" table:style-name="ce1">
            <text:p>152,3769234</text:p>
          </table:table-cell>
          <table:table-cell office:value-type="float" office:value="-161.16934628979101" table:style-name="ce1">
            <text:p>-161,1693463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63207949928363882" table:style-name="ce1">
            <text:p>0,632079499</text:p>
          </table:table-cell>
          <table:table-cell office:value-type="float" office:value="-3.9845659049579165" table:formula="of:=20*LOG10([.BZ9])" table:style-name="ce1">
            <text:p>-3,984565905</text:p>
          </table:table-cell>
          <table:table-cell table:number-columns-repeated="3" table:style-name="ce1"/>
          <table:table-cell office:value-type="float" office:value="214.3816467539302" table:style-name="ce1">
            <text:p>214,3816468</text:p>
          </table:table-cell>
          <table:table-cell office:value-type="float" office:value="-214.2106378747151" table:style-name="ce1">
            <text:p>-214,2106379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71676245260766969" table:style-name="ce1">
            <text:p>0,716762453</text:p>
          </table:table-cell>
          <table:table-cell office:value-type="float" office:value="-2.892495062800331" table:formula="of:=20*LOG10([.CI9])" table:style-name="ce1">
            <text:p>-2,892495063</text:p>
          </table:table-cell>
          <table:table-cell table:style-name="ce1"/>
          <table:table-cell table:style-name="ce1">
            <draw:frame draw:z-index="4" draw:id="id3" draw:style-name="a3" draw:name="Chart 9" svg:x="0.65278in" svg:y="0.10069in" svg:width="3.51389in" svg:height="3.0138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office:value-type="float" office:value="319.83462549279159" table:style-name="ce1">
            <text:p>319,8346255</text:p>
          </table:table-cell>
          <table:table-cell office:value-type="float" office:value="-253.03278186371909" table:style-name="ce1">
            <text:p>-253,0327819</text:p>
          </table:table-cell>
          <table:table-cell office:value-type="float" office:value="268820000000" table:style-name="ce1">
            <text:p>2,6882E+11</text:p>
          </table:table-cell>
          <table:table-cell office:value-type="float" office:value="407.82321704607097" table:formula="of:=SQRT([.CN9]^2+[.CM9]^2)" table:style-name="ce1">
            <text:p>407,823217</text:p>
          </table:table-cell>
          <table:table-cell office:value-type="float" office:value="0.78157507903331835" table:style-name="ce1">
            <text:p>0,781575079</text:p>
          </table:table-cell>
          <table:table-cell office:value-type="float" office:value="-2.1405859359100545" table:formula="of:=20*LOG([.CQ9])" table:style-name="ce1">
            <text:p>-2,140585936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4.47081337713006" table:style-name="ce1">
            <text:p>24,47081338</text:p>
          </table:table-cell>
          <table:table-cell office:value-type="float" office:value="-16.493178971836219" table:style-name="ce1">
            <text:p>-16,49317897</text:p>
          </table:table-cell>
          <table:table-cell office:value-type="float" office:value="252650000000" table:style-name="ce1">
            <text:p>2,5265E+11</text:p>
          </table:table-cell>
          <table:table-cell office:value-type="float" office:value="1.1865919572531169E-3" table:style-name="ce1">
            <text:p>0,001186592</text:p>
          </table:table-cell>
          <table:table-cell office:value-type="float" office:value="0.2577019433946659" table:style-name="ce1">
            <text:p>0,257701943</text:p>
          </table:table-cell>
          <table:table-cell office:value-type="float" office:value="-11.777646126273552" table:formula="of:=20*LOG10([.H10])" table:style-name="ce1">
            <text:p>-11,77764613</text:p>
          </table:table-cell>
          <table:table-cell table:number-columns-repeated="3" table:style-name="ce1"/>
          <table:table-cell office:value-type="float" office:value="44.511644745332838" table:style-name="ce1">
            <text:p>44,51164475</text:p>
          </table:table-cell>
          <table:table-cell office:value-type="float" office:value="-10.15300409675684" table:style-name="ce1">
            <text:p>-10,1530041</text:p>
          </table:table-cell>
          <table:table-cell office:value-type="float" office:value="252650000000" table:style-name="ce1">
            <text:p>2,5265E+11</text:p>
          </table:table-cell>
          <table:table-cell office:value-type="float" office:value="1.1865919572531169E-3" table:style-name="ce1">
            <text:p>0,001186592</text:p>
          </table:table-cell>
          <table:table-cell office:value-type="float" office:value="4.5424736951194929E-2" table:style-name="ce1">
            <text:p>0,045424737</text:p>
          </table:table-cell>
          <table:table-cell office:value-type="float" office:value="-26.854151579121858" table:formula="of:=20*LOG10([.Q10])" table:style-name="ce1">
            <text:p>-26,85415158</text:p>
          </table:table-cell>
          <table:table-cell table:style-name="ce1"/>
          <table:table-cell table:style-name="ce1">
            <draw:frame draw:z-index="3" draw:id="id2" draw:style-name="a2" draw:name="Chart 7" svg:x="0.20139in" svg:y="0in" svg:width="3.77778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office:value-type="float" office:value="72.869273782418617" table:style-name="ce1">
            <text:p>72,86927378</text:p>
          </table:table-cell>
          <table:table-cell office:value-type="float" office:value="-5.0092235970214798" table:style-name="ce1">
            <text:p>-5,009223597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18726439664578409" table:style-name="ce1">
            <text:p>0,187264397</text:p>
          </table:table-cell>
          <table:table-cell office:value-type="float" office:value="-14.550895686884665" table:formula="of:=20*LOG10([.Y10])" table:style-name="ce1">
            <text:p>-14,55089569</text:p>
          </table:table-cell>
          <table:table-cell table:style-name="ce9"/>
          <table:table-cell table:style-name="ce1"/>
          <table:table-cell office:value-type="float" office:value="80.391027448102989" table:style-name="ce1">
            <text:p>80,39102745</text:p>
          </table:table-cell>
          <table:table-cell office:value-type="float" office:value="-23.015445024928201" table:style-name="ce1">
            <text:p>-23,01544502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25161318003153949" table:style-name="ce1">
            <text:p>0,25161318</text:p>
          </table:table-cell>
          <table:table-cell office:value-type="float" office:value="-11.98533226731373" table:formula="of:=20*LOG10([.AG10])" table:style-name="ce1">
            <text:p>-11,98533227</text:p>
          </table:table-cell>
          <table:table-cell table:style-name="ce1"/>
          <table:table-cell table:style-name="ce1">
            <draw:frame draw:z-index="16" draw:id="id15" draw:style-name="a15" draw:name="Chart 26" svg:x="0.58681in" svg:y="0.01042in" svg:width="5in" svg:height="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87.078458200557463" table:style-name="ce1">
            <text:p>87,0784582</text:p>
          </table:table-cell>
          <table:table-cell office:value-type="float" office:value="-43.226154148607343" table:style-name="ce1">
            <text:p>-43,22615415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3207309352953856" table:style-name="ce1">
            <text:p>0,320730935</text:p>
          </table:table-cell>
          <table:table-cell office:value-type="float" office:value="-9.8771829853950024" table:formula="of:=20*LOG10([.AP10])" table:style-name="ce1">
            <text:p>-9,877182985</text:p>
          </table:table-cell>
          <table:table-cell table:number-columns-repeated="3" table:style-name="ce1"/>
          <table:table-cell office:value-type="float" office:value="95.568109673538729" table:style-name="ce1">
            <text:p>95,56810967</text:p>
          </table:table-cell>
          <table:table-cell office:value-type="float" office:value="-66.150929134191244" table:style-name="ce1">
            <text:p>-66,15092913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39842069638102279" table:style-name="ce1">
            <text:p>0,398420696</text:p>
          </table:table-cell>
          <table:table-cell office:value-type="float" office:value="-7.9931621955985266" table:formula="of:=20*LOG10([.AY10])" table:style-name="ce1">
            <text:p>-7,993162196</text:p>
          </table:table-cell>
          <table:table-cell table:number-columns-repeated="3" table:style-name="ce1"/>
          <table:table-cell office:value-type="float" office:value="105.2369213156129" table:style-name="ce1">
            <text:p>105,2369213</text:p>
          </table:table-cell>
          <table:table-cell office:value-type="float" office:value="-90.207144901474123" table:style-name="ce1">
            <text:p>-90,2071449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4697994002647376" table:style-name="ce1">
            <text:p>0,4697994</text:p>
          </table:table-cell>
          <table:table-cell office:value-type="float" office:value="-6.5617508393709549" table:formula="of:=20*LOG10([.BH10])" table:style-name="ce1">
            <text:p>-6,561750839</text:p>
          </table:table-cell>
          <table:table-cell table:number-columns-repeated="3" table:style-name="ce1"/>
          <table:table-cell office:value-type="float" office:value="127.6613034009419" table:style-name="ce1">
            <text:p>127,6613034</text:p>
          </table:table-cell>
          <table:table-cell office:value-type="float" office:value="-126.68140763096891" table:style-name="ce1">
            <text:p>-126,6814076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56493136289578727" table:style-name="ce1">
            <text:p>0,564931363</text:p>
          </table:table-cell>
          <table:table-cell office:value-type="float" office:value="-4.9600862834825676" table:formula="of:=20*LOG10([.BQ10])" table:style-name="ce1">
            <text:p>-4,960086283</text:p>
          </table:table-cell>
          <table:table-cell table:number-columns-repeated="3" table:style-name="ce1"/>
          <table:table-cell office:value-type="float" office:value="161.37713810021179" table:style-name="ce1">
            <text:p>161,3771381</text:p>
          </table:table-cell>
          <table:table-cell office:value-type="float" office:value="-167.30553786741001" table:style-name="ce1">
            <text:p>-167,3055379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64595698080191355" table:style-name="ce1">
            <text:p>0,645956981</text:p>
          </table:table-cell>
          <table:table-cell office:value-type="float" office:value="-3.7959280804219322" table:formula="of:=20*LOG10([.BZ10])" table:style-name="ce1">
            <text:p>-3,79592808</text:p>
          </table:table-cell>
          <table:table-cell table:number-columns-repeated="3" table:style-name="ce1"/>
          <table:table-cell office:value-type="float" office:value="230.08490591416921" table:style-name="ce1">
            <text:p>230,0849059</text:p>
          </table:table-cell>
          <table:table-cell office:value-type="float" office:value="-219.91594840363999" table:style-name="ce1">
            <text:p>-219,9159484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72846738919971021" table:style-name="ce1">
            <text:p>0,728467389</text:p>
          </table:table-cell>
          <table:table-cell office:value-type="float" office:value="-2.7517977044444693" table:formula="of:=20*LOG10([.CI10])" table:style-name="ce1">
            <text:p>-2,751797704</text:p>
          </table:table-cell>
          <table:table-cell table:number-columns-repeated="2" table:style-name="ce1"/>
          <table:table-cell office:value-type="float" office:value="345.99364672276653" table:style-name="ce1">
            <text:p>345,9936467</text:p>
          </table:table-cell>
          <table:table-cell office:value-type="float" office:value="-252.01128255389699" table:style-name="ce1">
            <text:p>-252,0112826</text:p>
          </table:table-cell>
          <table:table-cell office:value-type="float" office:value="269150000000" table:style-name="ce1">
            <text:p>2,6915E+11</text:p>
          </table:table-cell>
          <table:table-cell office:value-type="float" office:value="428.04356099231148" table:formula="of:=SQRT([.CN10]^2+[.CM10]^2)" table:style-name="ce1">
            <text:p>428,043561</text:p>
          </table:table-cell>
          <table:table-cell office:value-type="float" office:value="0.79081404256879351" table:style-name="ce1">
            <text:p>0,790814043</text:p>
          </table:table-cell>
          <table:table-cell office:value-type="float" office:value="-2.0385125495347416" table:formula="of:=20*LOG([.CQ10])" table:style-name="ce1">
            <text:p>-2,03851255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5.3183401454394" table:style-name="ce1">
            <text:p>25,31834015</text:p>
          </table:table-cell>
          <table:table-cell office:value-type="float" office:value="-17.45938444367231" table:style-name="ce1">
            <text:p>-17,45938444</text:p>
          </table:table-cell>
          <table:table-cell office:value-type="float" office:value="252980000000" table:style-name="ce1">
            <text:p>2,5298E+11</text:p>
          </table:table-cell>
          <table:table-cell office:value-type="float" office:value="1.1850441062534591E-3" table:style-name="ce1">
            <text:p>0,001185044</text:p>
          </table:table-cell>
          <table:table-cell office:value-type="float" office:value="0.23831879502657011" table:style-name="ce1">
            <text:p>0,238318795</text:p>
          </table:table-cell>
          <table:table-cell office:value-type="float" office:value="-12.456834112831924" table:formula="of:=20*LOG10([.H11])" table:style-name="ce1">
            <text:p>-12,45683411</text:p>
          </table:table-cell>
          <table:table-cell table:number-columns-repeated="3" table:style-name="ce1"/>
          <table:table-cell office:value-type="float" office:value="45.15127411287596" table:style-name="ce1">
            <text:p>45,15127411</text:p>
          </table:table-cell>
          <table:table-cell office:value-type="float" office:value="-10.7884470822379" table:style-name="ce1">
            <text:p>-10,78844708</text:p>
          </table:table-cell>
          <table:table-cell office:value-type="float" office:value="252980000000" table:style-name="ce1">
            <text:p>2,5298E+11</text:p>
          </table:table-cell>
          <table:table-cell office:value-type="float" office:value="1.1850441062534591E-3" table:style-name="ce1">
            <text:p>0,001185044</text:p>
          </table:table-cell>
          <table:table-cell office:value-type="float" office:value="3.7104694935493829E-2" table:style-name="ce1">
            <text:p>0,037104695</text:p>
          </table:table-cell>
          <table:table-cell office:value-type="float" office:value="-28.611422694182153" table:formula="of:=20*LOG10([.Q11])" table:style-name="ce1">
            <text:p>-28,61142269</text:p>
          </table:table-cell>
          <table:table-cell table:number-columns-repeated="2" table:style-name="ce1"/>
          <table:table-cell office:value-type="float" office:value="73.184653160301806" table:style-name="ce1">
            <text:p>73,18465316</text:p>
          </table:table-cell>
          <table:table-cell office:value-type="float" office:value="-5.1813122978876116" table:style-name="ce1">
            <text:p>-5,181312298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1894159554708342" table:style-name="ce1">
            <text:p>0,189415955</text:p>
          </table:table-cell>
          <table:table-cell office:value-type="float" office:value="-14.451668819106535" table:formula="of:=20*LOG10([.Y11])" table:style-name="ce1">
            <text:p>-14,45166882</text:p>
          </table:table-cell>
          <table:table-cell table:style-name="ce9"/>
          <table:table-cell table:style-name="ce1"/>
          <table:table-cell office:value-type="float" office:value="81.665523592668677" table:style-name="ce1">
            <text:p>81,66552359</text:p>
            <draw:frame draw:z-index="18" draw:id="id17" draw:style-name="a17" draw:name="Chart 28" svg:x="0.24306in" svg:y="0.09375in" svg:width="2.89583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office:value-type="float" office:value="-24.079325792276549" table:style-name="ce1">
            <text:p>-24,07932579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26003474470362492" table:style-name="ce1">
            <text:p>0,260034745</text:p>
          </table:table-cell>
          <table:table-cell office:value-type="float" office:value="-11.699372392512657" table:formula="of:=20*LOG10([.AG11])" table:style-name="ce1">
            <text:p>-11,69937239</text:p>
          </table:table-cell>
          <table:table-cell table:number-columns-repeated="3" table:style-name="ce1"/>
          <table:table-cell office:value-type="float" office:value="89.208915330521577" table:style-name="ce1">
            <text:p>89,20891533</text:p>
          </table:table-cell>
          <table:table-cell office:value-type="float" office:value="-45.394528816464643" table:style-name="ce1">
            <text:p>-45,39452882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3337527338759354" table:style-name="ce1">
            <text:p>0,333752734</text:p>
          </table:table-cell>
          <table:table-cell office:value-type="float" office:value="-9.5315033633416668" table:formula="of:=20*LOG10([.AP11])" table:style-name="ce1">
            <text:p>-9,531503363</text:p>
          </table:table-cell>
          <table:table-cell table:number-columns-repeated="3" table:style-name="ce1"/>
          <table:table-cell office:value-type="float" office:value="98.641453051736249" table:style-name="ce1">
            <text:p>98,64145305</text:p>
          </table:table-cell>
          <table:table-cell office:value-type="float" office:value="-69.382409381555135" table:style-name="ce1">
            <text:p>-69,38240938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41382918380271372" table:style-name="ce1">
            <text:p>0,413829184</text:p>
          </table:table-cell>
          <table:table-cell office:value-type="float" office:value="-7.6635777109328851" table:formula="of:=20*LOG10([.AY11])" table:style-name="ce1">
            <text:p>-7,663577711</text:p>
          </table:table-cell>
          <table:table-cell table:number-columns-repeated="3" table:style-name="ce1"/>
          <table:table-cell office:value-type="float" office:value="109.34843835219201" table:style-name="ce1">
            <text:p>109,3484384</text:p>
          </table:table-cell>
          <table:table-cell office:value-type="float" office:value="-94.472364396316863" table:style-name="ce1">
            <text:p>-94,4723644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48587818162019031" table:style-name="ce1">
            <text:p>0,485878182</text:p>
          </table:table-cell>
          <table:table-cell office:value-type="float" office:value="-6.2694520502156266" table:formula="of:=20*LOG10([.BH11])" table:style-name="ce1">
            <text:p>-6,26945205</text:p>
          </table:table-cell>
          <table:table-cell table:number-columns-repeated="3" table:style-name="ce1"/>
          <table:table-cell office:value-type="float" office:value="134.0201191337928" table:style-name="ce1">
            <text:p>134,0201191</text:p>
          </table:table-cell>
          <table:table-cell office:value-type="float" office:value="-131.95021720247351" table:style-name="ce1">
            <text:p>-131,9502172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57996451519798564" table:style-name="ce1">
            <text:p>0,579964515</text:p>
          </table:table-cell>
          <table:table-cell office:value-type="float" office:value="-4.7319715537463871" table:formula="of:=20*LOG10([.BQ11])" table:style-name="ce1">
            <text:p>-4,731971554</text:p>
          </table:table-cell>
          <table:table-cell table:number-columns-repeated="3" table:style-name="ce1"/>
          <table:table-cell office:value-type="float" office:value="171.24540428315311" table:style-name="ce1">
            <text:p>171,2454043</text:p>
          </table:table-cell>
          <table:table-cell office:value-type="float" office:value="-173.24816734024591" table:style-name="ce1">
            <text:p>-173,2481673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65939805898470094" table:style-name="ce1">
            <text:p>0,659398059</text:p>
          </table:table-cell>
          <table:table-cell office:value-type="float" office:value="-3.6170467117515948" table:formula="of:=20*LOG10([.BZ11])" table:style-name="ce1">
            <text:p>-3,617046712</text:p>
          </table:table-cell>
          <table:table-cell table:number-columns-repeated="3" table:style-name="ce1"/>
          <table:table-cell office:value-type="float" office:value="247.3203947328399" table:style-name="ce1">
            <text:p>247,3203947</text:p>
          </table:table-cell>
          <table:table-cell office:value-type="float" office:value="-224.7527748786668" table:style-name="ce1">
            <text:p>-224,7527749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73971032882646537" table:style-name="ce1">
            <text:p>0,739710329</text:p>
          </table:table-cell>
          <table:table-cell office:value-type="float" office:value="-2.6187663410890476" table:formula="of:=20*LOG10([.CI11])" table:style-name="ce1">
            <text:p>-2,618766341</text:p>
          </table:table-cell>
          <table:table-cell table:number-columns-repeated="2" table:style-name="ce1"/>
          <table:table-cell office:value-type="float" office:value="373.92777861322298" table:style-name="ce1">
            <text:p>373,9277786</text:p>
          </table:table-cell>
          <table:table-cell office:value-type="float" office:value="-247.88652802426299" table:style-name="ce1">
            <text:p>-247,886528</text:p>
          </table:table-cell>
          <table:table-cell office:value-type="float" office:value="269480000000" table:style-name="ce1">
            <text:p>2,6948E+11</text:p>
          </table:table-cell>
          <table:table-cell office:value-type="float" office:value="448.630933390179" table:formula="of:=SQRT([.CN11]^2+[.CM11]^2)" table:style-name="ce1">
            <text:p>448,6309334</text:p>
          </table:table-cell>
          <table:table-cell office:value-type="float" office:value="0.79945086976433144" table:style-name="ce1">
            <text:p>0,79945087</text:p>
          </table:table-cell>
          <table:table-cell office:value-type="float" office:value="-1.9441644131107563" table:formula="of:=20*LOG([.CQ11])" table:style-name="ce1">
            <text:p>-1,944164413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6.243221568296569" table:style-name="ce1">
            <text:p>26,24322157</text:p>
          </table:table-cell>
          <table:table-cell office:value-type="float" office:value="-18.411685172216341" table:style-name="ce1">
            <text:p>-18,41168517</text:p>
          </table:table-cell>
          <table:table-cell office:value-type="float" office:value="253310000000" table:style-name="ce1">
            <text:p>2,5331E+11</text:p>
          </table:table-cell>
          <table:table-cell office:value-type="float" office:value="1.183500288184438E-3" table:style-name="ce1">
            <text:p>0,0011835</text:p>
          </table:table-cell>
          <table:table-cell office:value-type="float" office:value="0.21865451624117199" table:style-name="ce1">
            <text:p>0,218654516</text:p>
          </table:table-cell>
          <table:table-cell office:value-type="float" office:value="-13.20483096017494" table:formula="of:=20*LOG10([.H12])" table:style-name="ce1">
            <text:p>-13,20483096</text:p>
          </table:table-cell>
          <table:table-cell table:number-columns-repeated="3" table:style-name="ce1"/>
          <table:table-cell office:value-type="float" office:value="45.836933785950563" table:style-name="ce1">
            <text:p>45,83693379</text:p>
          </table:table-cell>
          <table:table-cell office:value-type="float" office:value="-11.390637552006771" table:style-name="ce1">
            <text:p>-11,39063755</text:p>
          </table:table-cell>
          <table:table-cell office:value-type="float" office:value="253310000000" table:style-name="ce1">
            <text:p>2,5331E+11</text:p>
          </table:table-cell>
          <table:table-cell office:value-type="float" office:value="1.183500288184438E-3" table:style-name="ce1">
            <text:p>0,0011835</text:p>
          </table:table-cell>
          <table:table-cell office:value-type="float" office:value="2.847815041668943E-2" table:style-name="ce1">
            <text:p>0,02847815</text:p>
          </table:table-cell>
          <table:table-cell office:value-type="float" office:value="-30.909764408786494" table:formula="of:=20*LOG10([.Q12])" table:style-name="ce1">
            <text:p>-30,90976441</text:p>
          </table:table-cell>
          <table:table-cell table:number-columns-repeated="2" table:style-name="ce1"/>
          <table:table-cell office:value-type="float" office:value="73.510709481864325" table:style-name="ce1">
            <text:p>73,51070948</text:p>
          </table:table-cell>
          <table:table-cell office:value-type="float" office:value="-5.3338446264062878" table:style-name="ce1">
            <text:p>-5,333844626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19161846735529739" table:style-name="ce1">
            <text:p>0,191618467</text:p>
          </table:table-cell>
          <table:table-cell office:value-type="float" office:value="-14.351252756505524" table:formula="of:=20*LOG10([.Y12])" table:style-name="ce1">
            <text:p>-14,35125276</text:p>
          </table:table-cell>
          <table:table-cell table:style-name="ce9"/>
          <table:table-cell table:style-name="ce1"/>
          <table:table-cell office:value-type="float" office:value="83.014290705352209" table:style-name="ce1">
            <text:p>83,01429071</text:p>
          </table:table-cell>
          <table:table-cell office:value-type="float" office:value="-25.085827351906779" table:style-name="ce1">
            <text:p>-25,08582735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26858776384023658" table:style-name="ce1">
            <text:p>0,268587764</text:p>
          </table:table-cell>
          <table:table-cell office:value-type="float" office:value="-11.418275530867387" table:formula="of:=20*LOG10([.AG12])" table:style-name="ce1">
            <text:p>-11,41827553</text:p>
          </table:table-cell>
          <table:table-cell table:number-columns-repeated="3" table:style-name="ce1"/>
          <table:table-cell office:value-type="float" office:value="91.492530954772292" table:style-name="ce1">
            <text:p>91,49253095</text:p>
          </table:table-cell>
          <table:table-cell office:value-type="float" office:value="-47.50326963063096" table:style-name="ce1">
            <text:p>-47,50326963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34678731272747798" table:style-name="ce1">
            <text:p>0,346787313</text:p>
          </table:table-cell>
          <table:table-cell office:value-type="float" office:value="-9.1987359928460659" table:formula="of:=20*LOG10([.AP12])" table:style-name="ce1">
            <text:p>-9,198735993</text:p>
          </table:table-cell>
          <table:table-cell table:number-columns-repeated="3" table:style-name="ce1"/>
          <table:table-cell office:value-type="float" office:value="101.9579780914486" table:style-name="ce1">
            <text:p>101,9579781</text:p>
          </table:table-cell>
          <table:table-cell office:value-type="float" office:value="-72.562765912648644" table:style-name="ce1">
            <text:p>-72,56276591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42903816642592818" table:style-name="ce1">
            <text:p>0,429038166</text:p>
          </table:table-cell>
          <table:table-cell office:value-type="float" office:value="-7.350081441578638" table:formula="of:=20*LOG10([.AY12])" table:style-name="ce1">
            <text:p>-7,350081442</text:p>
          </table:table-cell>
          <table:table-cell table:number-columns-repeated="3" table:style-name="ce1"/>
          <table:table-cell office:value-type="float" office:value="113.8099016313227" table:style-name="ce1">
            <text:p>113,8099016</text:p>
          </table:table-cell>
          <table:table-cell office:value-type="float" office:value="-98.699149700914802" table:style-name="ce1">
            <text:p>-98,6991497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50160978834961856" table:style-name="ce1">
            <text:p>0,501609788</text:p>
          </table:table-cell>
          <table:table-cell office:value-type="float" office:value="-5.9926799465472369" table:formula="of:=20*LOG10([.BH12])" table:style-name="ce1">
            <text:p>-5,992679947</text:p>
          </table:table-cell>
          <table:table-cell table:number-columns-repeated="3" table:style-name="ce1"/>
          <table:table-cell office:value-type="float" office:value="140.95497665155401" table:style-name="ce1">
            <text:p>140,9549767</text:p>
          </table:table-cell>
          <table:table-cell office:value-type="float" office:value="-137.130577947088" table:style-name="ce1">
            <text:p>-137,1305779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59457505061687477" table:style-name="ce1">
            <text:p>0,594575051</text:p>
          </table:table-cell>
          <table:table-cell office:value-type="float" office:value="-4.5158663697171644" table:formula="of:=20*LOG10([.BQ12])" table:style-name="ce1">
            <text:p>-4,51586637</text:p>
          </table:table-cell>
          <table:table-cell table:number-columns-repeated="3" table:style-name="ce1"/>
          <table:table-cell office:value-type="float" office:value="182.05815347242449" table:style-name="ce1">
            <text:p>182,0581535</text:p>
          </table:table-cell>
          <table:table-cell office:value-type="float" office:value="-178.909999605579" table:style-name="ce1">
            <text:p>-178,9099996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67240260863777146" table:style-name="ce1">
            <text:p>0,672402609</text:p>
          </table:table-cell>
          <table:table-cell office:value-type="float" office:value="-3.4474122070073165" table:formula="of:=20*LOG10([.BZ12])" table:style-name="ce1">
            <text:p>-3,447412207</text:p>
          </table:table-cell>
          <table:table-cell table:number-columns-repeated="3" table:style-name="ce1"/>
          <table:table-cell office:value-type="float" office:value="266.16960723137407" table:style-name="ce1">
            <text:p>266,1696072</text:p>
          </table:table-cell>
          <table:table-cell office:value-type="float" office:value="-228.44211678921999" table:style-name="ce1">
            <text:p>-228,4421168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75047364029248065" table:style-name="ce1">
            <text:p>0,75047364</text:p>
          </table:table-cell>
          <table:table-cell office:value-type="float" office:value="-2.4932911470702059" table:formula="of:=20*LOG10([.CI12])" table:style-name="ce1">
            <text:p>-2,493291147</text:p>
          </table:table-cell>
          <table:table-cell table:number-columns-repeated="2" table:style-name="ce1"/>
          <table:table-cell office:value-type="float" office:value="403.29687299170121" table:style-name="ce1">
            <text:p>403,296873</text:p>
          </table:table-cell>
          <table:table-cell office:value-type="float" office:value="-239.9935613994536" table:style-name="ce1">
            <text:p>-239,9935614</text:p>
          </table:table-cell>
          <table:table-cell office:value-type="float" office:value="269810000000" table:style-name="ce1">
            <text:p>2,6981E+11</text:p>
          </table:table-cell>
          <table:table-cell office:value-type="float" office:value="469.30296960287569" table:formula="of:=SQRT([.CN12]^2+[.CM12]^2)" table:style-name="ce1">
            <text:p>469,3029696</text:p>
          </table:table-cell>
          <table:table-cell office:value-type="float" office:value="0.80743418417870294" table:style-name="ce1">
            <text:p>0,807434184</text:p>
          </table:table-cell>
          <table:table-cell office:value-type="float" office:value="-1.8578573579664395" table:formula="of:=20*LOG([.CQ12])" table:style-name="ce1">
            <text:p>-1,857857358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7.250597419827439" table:style-name="ce1">
            <text:p>27,25059742</text:p>
          </table:table-cell>
          <table:table-cell office:value-type="float" office:value="-19.345557084548119" table:style-name="ce1">
            <text:p>-19,34555708</text:p>
          </table:table-cell>
          <table:table-cell office:value-type="float" office:value="253640000000" table:style-name="ce1">
            <text:p>2,5364E+11</text:p>
          </table:table-cell>
          <table:table-cell office:value-type="float" office:value="1.181960487304842E-3" table:style-name="ce1">
            <text:p>0,00118196</text:p>
          </table:table-cell>
          <table:table-cell office:value-type="float" office:value="0.19876421010160711" table:style-name="ce1">
            <text:p>0,19876421</text:p>
          </table:table-cell>
          <table:table-cell office:value-type="float" office:value="-14.03323625739387" table:formula="of:=20*LOG10([.H13])" table:style-name="ce1">
            <text:p>-14,03323626</text:p>
          </table:table-cell>
          <table:table-cell table:number-columns-repeated="3" table:style-name="ce1"/>
          <table:table-cell office:value-type="float" office:value="46.568034733440342" table:style-name="ce1">
            <text:p>46,56803473</text:p>
          </table:table-cell>
          <table:table-cell office:value-type="float" office:value="-11.95625431882049" table:style-name="ce1">
            <text:p>-11,95625432</text:p>
          </table:table-cell>
          <table:table-cell office:value-type="float" office:value="253640000000" table:style-name="ce1">
            <text:p>2,5364E+11</text:p>
          </table:table-cell>
          <table:table-cell office:value-type="float" office:value="1.181960487304842E-3" table:style-name="ce1">
            <text:p>0,00118196</text:p>
          </table:table-cell>
          <table:table-cell office:value-type="float" office:value="1.959234551640315E-2" table:style-name="ce1">
            <text:p>0,019592346</text:p>
          </table:table-cell>
          <table:table-cell office:value-type="float" office:value="-34.158271378262853" table:formula="of:=20*LOG10([.Q13])" table:style-name="ce1">
            <text:p>-34,15827138</text:p>
          </table:table-cell>
          <table:table-cell table:number-columns-repeated="2" table:style-name="ce1"/>
          <table:table-cell office:value-type="float" office:value="73.846287028120585" table:style-name="ce1">
            <text:p>73,84628703</text:p>
          </table:table-cell>
          <table:table-cell office:value-type="float" office:value="-5.4661326538006261" table:style-name="ce1">
            <text:p>-5,466132654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1938624776314907" table:style-name="ce1">
            <text:p>0,193862478</text:p>
          </table:table-cell>
          <table:table-cell office:value-type="float" office:value="-14.250124822502608" table:formula="of:=20*LOG10([.Y13])" table:style-name="ce1">
            <text:p>-14,25012482</text:p>
          </table:table-cell>
          <table:table-cell table:style-name="ce9"/>
          <table:table-cell table:style-name="ce1"/>
          <table:table-cell office:value-type="float" office:value="84.436688378996763" table:style-name="ce1">
            <text:p>84,43668838</text:p>
          </table:table-cell>
          <table:table-cell office:value-type="float" office:value="-26.0296612419471" table:style-name="ce1">
            <text:p>-26,02966124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27723617217632007" table:style-name="ce1">
            <text:p>0,277236172</text:p>
          </table:table-cell>
          <table:table-cell office:value-type="float" office:value="-11.143002122496446" table:formula="of:=20*LOG10([.AG13])" table:style-name="ce1">
            <text:p>-11,14300212</text:p>
          </table:table-cell>
          <table:table-cell table:number-columns-repeated="3" table:style-name="ce1"/>
          <table:table-cell office:value-type="float" office:value="93.934550589178812" table:style-name="ce1">
            <text:p>93,93455059</text:p>
          </table:table-cell>
          <table:table-cell office:value-type="float" office:value="-49.542975477807488" table:style-name="ce1">
            <text:p>-49,54297548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35979062307756748" table:style-name="ce1">
            <text:p>0,359790623</text:p>
          </table:table-cell>
          <table:table-cell office:value-type="float" office:value="-8.8790031899447737" table:formula="of:=20*LOG10([.AP13])" table:style-name="ce1">
            <text:p>-8,87900319</text:p>
          </table:table-cell>
          <table:table-cell table:number-columns-repeated="3" table:style-name="ce1"/>
          <table:table-cell office:value-type="float" office:value="105.5318475089265" table:style-name="ce1">
            <text:p>105,5318475</text:p>
          </table:table-cell>
          <table:table-cell office:value-type="float" office:value="-75.678232676056012" table:style-name="ce1">
            <text:p>-75,67823268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444018509447763" table:style-name="ce1">
            <text:p>0,444018509</text:p>
          </table:table-cell>
          <table:table-cell office:value-type="float" office:value="-7.0519785083618434" table:formula="of:=20*LOG10([.AY13])" table:style-name="ce1">
            <text:p>-7,051978508</text:p>
          </table:table-cell>
          <table:table-cell table:number-columns-repeated="3" table:style-name="ce1"/>
          <table:table-cell office:value-type="float" office:value="118.64744049922921" table:style-name="ce1">
            <text:p>118,6474405</text:p>
          </table:table-cell>
          <table:table-cell office:value-type="float" office:value="-102.8681591009603" table:style-name="ce1">
            <text:p>-102,8681591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51698306216410905" table:style-name="ce1">
            <text:p>0,516983062</text:p>
          </table:table-cell>
          <table:table-cell office:value-type="float" office:value="-5.7304737079147046" table:formula="of:=20*LOG10([.BH13])" table:style-name="ce1">
            <text:p>-5,730473708</text:p>
          </table:table-cell>
          <table:table-cell table:number-columns-repeated="3" table:style-name="ce1"/>
          <table:table-cell office:value-type="float" office:value="148.5144581103562" table:style-name="ce1">
            <text:p>148,5144581</text:p>
          </table:table-cell>
          <table:table-cell office:value-type="float" office:value="-142.17845601330521" table:style-name="ce1">
            <text:p>-142,178456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60876331217689639" table:style-name="ce1">
            <text:p>0,608763312</text:p>
          </table:table-cell>
          <table:table-cell office:value-type="float" office:value="-4.3110305741332864" table:formula="of:=20*LOG10([.BQ13])" table:style-name="ce1">
            <text:p>-4,311030574</text:p>
          </table:table-cell>
          <table:table-cell table:number-columns-repeated="3" table:style-name="ce1"/>
          <table:table-cell office:value-type="float" office:value="193.89266431188281" table:style-name="ce1">
            <text:p>193,8926643</text:p>
          </table:table-cell>
          <table:table-cell office:value-type="float" office:value="-184.18208665561741" table:style-name="ce1">
            <text:p>-184,1820867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68496731950749923" table:style-name="ce1">
            <text:p>0,68496732</text:p>
          </table:table-cell>
          <table:table-cell office:value-type="float" office:value="-3.2866029729583164" table:formula="of:=20*LOG10([.BZ13])" table:style-name="ce1">
            <text:p>-3,286602973</text:p>
          </table:table-cell>
          <table:table-cell table:number-columns-repeated="3" table:style-name="ce1"/>
          <table:table-cell office:value-type="float" office:value="286.67976666754731" table:style-name="ce1">
            <text:p>286,6797667</text:p>
          </table:table-cell>
          <table:table-cell office:value-type="float" office:value="-230.6466050580627" table:style-name="ce1">
            <text:p>-230,6466051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76073377382874552" table:style-name="ce1">
            <text:p>0,760733774</text:p>
          </table:table-cell>
          <table:table-cell office:value-type="float" office:value="-2.3753460442474861" table:formula="of:=20*LOG10([.CI13])" table:style-name="ce1">
            <text:p>-2,375346044</text:p>
          </table:table-cell>
          <table:table-cell table:number-columns-repeated="2" table:style-name="ce1"/>
          <table:table-cell office:value-type="float" office:value="433.54376266026247" table:style-name="ce1">
            <text:p>433,5437627</text:p>
          </table:table-cell>
          <table:table-cell office:value-type="float" office:value="-227.65718803887759" table:style-name="ce1">
            <text:p>-227,657188</text:p>
          </table:table-cell>
          <table:table-cell office:value-type="float" office:value="270140000000" table:style-name="ce1">
            <text:p>2,7014E+11</text:p>
          </table:table-cell>
          <table:table-cell office:value-type="float" office:value="489.68151834369536" table:formula="of:=SQRT([.CN13]^2+[.CM13]^2)" table:style-name="ce1">
            <text:p>489,6815183</text:p>
          </table:table-cell>
          <table:table-cell office:value-type="float" office:value="0.81470553168671755" table:style-name="ce1">
            <text:p>0,814705532</text:p>
          </table:table-cell>
          <table:table-cell office:value-type="float" office:value="-1.7799866981430736" table:formula="of:=20*LOG([.CQ13])" table:style-name="ce1">
            <text:p>-1,779986698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8.345853942686329" table:style-name="ce1">
            <text:p>28,34585394</text:p>
          </table:table-cell>
          <table:table-cell office:value-type="float" office:value="-20.255471036870119" table:style-name="ce1">
            <text:p>-20,25547104</text:p>
          </table:table-cell>
          <table:table-cell office:value-type="float" office:value="253970000000" table:style-name="ce1">
            <text:p>2,5397E+11</text:p>
          </table:table-cell>
          <table:table-cell office:value-type="float" office:value="1.18042468795527E-3" table:style-name="ce1">
            <text:p>0,001180425</text:p>
          </table:table-cell>
          <table:table-cell office:value-type="float" office:value="0.1787000758931101" table:style-name="ce1">
            <text:p>0,178700076</text:p>
          </table:table-cell>
          <table:table-cell office:value-type="float" office:value="-14.957505261028476" table:formula="of:=20*LOG10([.H14])" table:style-name="ce1">
            <text:p>-14,95750526</text:p>
          </table:table-cell>
          <table:table-cell table:number-columns-repeated="3" table:style-name="ce1"/>
          <table:table-cell office:value-type="float" office:value="47.343771511926207" table:style-name="ce1">
            <text:p>47,34377151</text:p>
          </table:table-cell>
          <table:table-cell office:value-type="float" office:value="-12.481775872040251" table:style-name="ce1">
            <text:p>-12,48177587</text:p>
          </table:table-cell>
          <table:table-cell office:value-type="float" office:value="253970000000" table:style-name="ce1">
            <text:p>2,5397E+11</text:p>
          </table:table-cell>
          <table:table-cell office:value-type="float" office:value="1.18042468795527E-3" table:style-name="ce1">
            <text:p>0,001180425</text:p>
          </table:table-cell>
          <table:table-cell office:value-type="float" office:value="1.049408971727569E-2" table:style-name="ce1">
            <text:p>0,01049409</text:p>
          </table:table-cell>
          <table:table-cell office:value-type="float" office:value="-39.58110454403203" table:formula="of:=20*LOG10([.Q14])" table:style-name="ce1">
            <text:p>-39,58110454</text:p>
          </table:table-cell>
          <table:table-cell table:number-columns-repeated="2" table:style-name="ce1"/>
          <table:table-cell office:value-type="float" office:value="74.190178988463003" table:style-name="ce1">
            <text:p>74,19017899</text:p>
          </table:table-cell>
          <table:table-cell office:value-type="float" office:value="-5.5775485705501664" table:style-name="ce1">
            <text:p>-5,577548571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1961385133173344" table:style-name="ce1">
            <text:p>0,196138513</text:p>
          </table:table-cell>
          <table:table-cell office:value-type="float" office:value="-14.14874241742057" table:formula="of:=20*LOG10([.Y14])" table:style-name="ce1">
            <text:p>-14,14874242</text:p>
          </table:table-cell>
          <table:table-cell table:style-name="ce9"/>
          <table:table-cell table:style-name="ce1"/>
          <table:table-cell office:value-type="float" office:value="85.931736193437501" table:style-name="ce1">
            <text:p>85,93173619</text:p>
          </table:table-cell>
          <table:table-cell office:value-type="float" office:value="-26.90520774334977" table:style-name="ce1">
            <text:p>-26,90520774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2859452608344516" table:style-name="ce1">
            <text:p>0,285945261</text:p>
          </table:table-cell>
          <table:table-cell office:value-type="float" office:value="-10.874341938317665" table:formula="of:=20*LOG10([.AG14])" table:style-name="ce1">
            <text:p>-10,87434194</text:p>
          </table:table-cell>
          <table:table-cell table:number-columns-repeated="3" table:style-name="ce1"/>
          <table:table-cell office:value-type="float" office:value="96.540082794614122" table:style-name="ce1">
            <text:p>96,54008279</text:p>
          </table:table-cell>
          <table:table-cell office:value-type="float" office:value="-51.50295810724613" table:style-name="ce1">
            <text:p>-51,50295811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37272264193044408" table:style-name="ce1">
            <text:p>0,372722642</text:p>
          </table:table-cell>
          <table:table-cell office:value-type="float" office:value="-8.5722844837065288" table:formula="of:=20*LOG10([.AP14])" table:style-name="ce1">
            <text:p>-8,572284484</text:p>
          </table:table-cell>
          <table:table-cell table:number-columns-repeated="3" table:style-name="ce1"/>
          <table:table-cell office:value-type="float" office:value="109.3777034385528" table:style-name="ce1">
            <text:p>109,3777034</text:p>
          </table:table-cell>
          <table:table-cell office:value-type="float" office:value="-78.712435941364276" table:style-name="ce1">
            <text:p>-78,71243594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45874504577415159" table:style-name="ce1">
            <text:p>0,458745046</text:p>
          </table:table-cell>
          <table:table-cell office:value-type="float" office:value="-6.7685722577209484" table:formula="of:=20*LOG10([.AY14])" table:style-name="ce1">
            <text:p>-6,768572258</text:p>
          </table:table-cell>
          <table:table-cell table:number-columns-repeated="3" table:style-name="ce1"/>
          <table:table-cell office:value-type="float" office:value="123.8886861007489" table:style-name="ce1">
            <text:p>123,8886861</text:p>
          </table:table-cell>
          <table:table-cell office:value-type="float" office:value="-106.9555854958937" table:style-name="ce1">
            <text:p>-106,9555855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5319888141332324" table:style-name="ce1">
            <text:p>0,531988814</text:p>
          </table:table-cell>
          <table:table-cell office:value-type="float" office:value="-5.4819499861022347" table:formula="of:=20*LOG10([.BH14])" table:style-name="ce1">
            <text:p>-5,481949986</text:p>
          </table:table-cell>
          <table:table-cell table:number-columns-repeated="3" table:style-name="ce1"/>
          <table:table-cell office:value-type="float" office:value="156.7492094555129" table:style-name="ce1">
            <text:p>156,7492095</text:p>
          </table:table-cell>
          <table:table-cell office:value-type="float" office:value="-147.03915880880751" table:style-name="ce1">
            <text:p>-147,0391588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62252829300055612" table:style-name="ce1">
            <text:p>0,622528293</text:p>
          </table:table-cell>
          <table:table-cell office:value-type="float" office:value="-4.116818114691446" table:formula="of:=20*LOG10([.BQ14])" table:style-name="ce1">
            <text:p>-4,116818115</text:p>
          </table:table-cell>
          <table:table-cell table:number-columns-repeated="3" table:style-name="ce1"/>
          <table:table-cell office:value-type="float" office:value="206.8238123989693" table:style-name="ce1">
            <text:p>206,8238124</text:p>
          </table:table-cell>
          <table:table-cell office:value-type="float" office:value="-188.92969259633449" table:style-name="ce1">
            <text:p>-188,9296926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69708526069623333" table:style-name="ce1">
            <text:p>0,697085261</text:p>
          </table:table-cell>
          <table:table-cell office:value-type="float" office:value="-3.1342819994361628" table:formula="of:=20*LOG10([.BZ14])" table:style-name="ce1">
            <text:p>-3,134281999</text:p>
          </table:table-cell>
          <table:table-cell table:number-columns-repeated="3" table:style-name="ce1"/>
          <table:table-cell office:value-type="float" office:value="308.84372740349198" table:style-name="ce1">
            <text:p>308,8437274</text:p>
          </table:table-cell>
          <table:table-cell office:value-type="float" office:value="-230.9668590230055" table:style-name="ce1">
            <text:p>-230,966859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77046081602843219" table:style-name="ce1">
            <text:p>0,770460816</text:p>
          </table:table-cell>
          <table:table-cell office:value-type="float" office:value="-2.2649888732488694" table:formula="of:=20*LOG10([.CI14])" table:style-name="ce1">
            <text:p>-2,264988873</text:p>
          </table:table-cell>
          <table:table-cell table:number-columns-repeated="2" table:style-name="ce1"/>
          <table:table-cell office:value-type="float" office:value="463.85502682047462" table:style-name="ce1">
            <text:p>463,8550268</text:p>
          </table:table-cell>
          <table:table-cell office:value-type="float" office:value="-210.26366402161869" table:style-name="ce1">
            <text:p>-210,263664</text:p>
          </table:table-cell>
          <table:table-cell office:value-type="float" office:value="270470000000" table:style-name="ce1">
            <text:p>2,7047E+11</text:p>
          </table:table-cell>
          <table:table-cell office:value-type="float" office:value="509.28606334202721" table:formula="of:=SQRT([.CN14]^2+[.CM14]^2)" table:style-name="ce1">
            <text:p>509,2860633</text:p>
          </table:table-cell>
          <table:table-cell office:value-type="float" office:value="0.82120062244632452" table:style-name="ce1">
            <text:p>0,821200622</text:p>
          </table:table-cell>
          <table:table-cell office:value-type="float" office:value="-1.7110146023732506" table:formula="of:=20*LOG([.CQ14])" table:style-name="ce1">
            <text:p>-1,711014602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9.534544655817861" table:style-name="ce1">
            <text:p>29,53454466</text:p>
          </table:table-cell>
          <table:table-cell office:value-type="float" office:value="-21.134726821488631" table:style-name="ce1">
            <text:p>-21,13472682</text:p>
          </table:table-cell>
          <table:table-cell office:value-type="float" office:value="254300000000" table:style-name="ce1">
            <text:p>2,543E+11</text:p>
          </table:table-cell>
          <table:table-cell office:value-type="float" office:value="1.178892874557609E-3" table:style-name="ce1">
            <text:p>0,001178893</text:p>
          </table:table-cell>
          <table:table-cell office:value-type="float" office:value="0.15851266623396029" table:style-name="ce1">
            <text:p>0,158512666</text:p>
          </table:table-cell>
          <table:table-cell office:value-type="float" office:value="-15.998720579873362" table:formula="of:=20*LOG10([.H15])" table:style-name="ce1">
            <text:p>-15,99872058</text:p>
          </table:table-cell>
          <table:table-cell table:number-columns-repeated="3" table:style-name="ce1"/>
          <table:table-cell office:value-type="float" office:value="48.163078084390762" table:style-name="ce1">
            <text:p>48,16307808</text:p>
          </table:table-cell>
          <table:table-cell office:value-type="float" office:value="-12.96348451622733" table:style-name="ce1">
            <text:p>-12,96348452</text:p>
          </table:table-cell>
          <table:table-cell office:value-type="float" office:value="254300000000" table:style-name="ce1">
            <text:p>2,543E+11</text:p>
          </table:table-cell>
          <table:table-cell office:value-type="float" office:value="1.178892874557609E-3" table:style-name="ce1">
            <text:p>0,001178893</text:p>
          </table:table-cell>
          <table:table-cell office:value-type="float" office:value="1.2296162072286099E-3" table:style-name="ce1">
            <text:p>0,001229616</text:p>
          </table:table-cell>
          <table:table-cell office:value-type="float" office:value="-58.204608423120604" table:formula="of:=20*LOG10([.Q15])" table:style-name="ce1">
            <text:p>-58,20460842</text:p>
          </table:table-cell>
          <table:table-cell table:number-columns-repeated="2" table:style-name="ce1"/>
          <table:table-cell office:value-type="float" office:value="74.541129454900343" table:style-name="ce1">
            <text:p>74,54112945</text:p>
          </table:table-cell>
          <table:table-cell office:value-type="float" office:value="-5.6675294364103621" table:style-name="ce1">
            <text:p>-5,667529436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1984371220697643" table:style-name="ce1">
            <text:p>0,198437122</text:p>
          </table:table-cell>
          <table:table-cell office:value-type="float" office:value="-14.047541603114546" table:formula="of:=20*LOG10([.Y15])" table:style-name="ce1">
            <text:p>-14,0475416</text:p>
          </table:table-cell>
          <table:table-cell table:style-name="ce9"/>
          <table:table-cell table:style-name="ce1"/>
          <table:table-cell office:value-type="float" office:value="87.498049944876925" table:style-name="ce1">
            <text:p>87,49804994</text:p>
          </table:table-cell>
          <table:table-cell office:value-type="float" office:value="-27.706521906801498" table:style-name="ce1">
            <text:p>-27,70652191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29468167660459682" table:style-name="ce1">
            <text:p>0,294681677</text:p>
          </table:table-cell>
          <table:table-cell office:value-type="float" office:value="-10.612937357444377" table:formula="of:=20*LOG10([.AG15])" table:style-name="ce1">
            <text:p>-10,61293736</text:p>
          </table:table-cell>
          <table:table-cell table:number-columns-repeated="3" table:style-name="ce1"/>
          <table:table-cell office:value-type="float" office:value="99.313954345542882" table:style-name="ce1">
            <text:p>99,31395435</text:p>
          </table:table-cell>
          <table:table-cell office:value-type="float" office:value="-53.371123104856167" table:style-name="ce1">
            <text:p>-53,3711231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38554687661673748" table:style-name="ce1">
            <text:p>0,385546877</text:p>
          </table:table-cell>
          <table:table-cell office:value-type="float" office:value="-8.2784562164211799" table:formula="of:=20*LOG10([.AP15])" table:style-name="ce1">
            <text:p>-8,278456216</text:p>
          </table:table-cell>
          <table:table-cell table:number-columns-repeated="3" table:style-name="ce1"/>
          <table:table-cell office:value-type="float" office:value="113.51046252428721" table:style-name="ce1">
            <text:p>113,5104625</text:p>
          </table:table-cell>
          <table:table-cell office:value-type="float" office:value="-81.646025003296231" table:style-name="ce1">
            <text:p>-81,646025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47319570311176612" table:style-name="ce1">
            <text:p>0,473195703</text:p>
          </table:table-cell>
          <table:table-cell office:value-type="float" office:value="-6.4991841533809609" table:formula="of:=20*LOG10([.AY15])" table:style-name="ce1">
            <text:p>-6,499184153</text:p>
          </table:table-cell>
          <table:table-cell table:number-columns-repeated="3" table:style-name="ce1"/>
          <table:table-cell office:value-type="float" office:value="129.56251089633369" table:style-name="ce1">
            <text:p>129,5625109</text:p>
          </table:table-cell>
          <table:table-cell office:value-type="float" office:value="-110.9323680465818" table:style-name="ce1">
            <text:p>-110,932368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54661900262901908" table:style-name="ce1">
            <text:p>0,546619003</text:p>
          </table:table-cell>
          <table:table-cell office:value-type="float" office:value="-5.2463054918911585" table:formula="of:=20*LOG10([.BH15])" table:style-name="ce1">
            <text:p>-5,246305492</text:p>
          </table:table-cell>
          <table:table-cell table:number-columns-repeated="3" table:style-name="ce1"/>
          <table:table-cell office:value-type="float" office:value="165.71089262475991" table:style-name="ce1">
            <text:p>165,7108926</text:p>
          </table:table-cell>
          <table:table-cell office:value-type="float" office:value="-151.64532544035461" table:style-name="ce1">
            <text:p>-151,6453254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6358671329187382" table:style-name="ce1">
            <text:p>0,635867133</text:p>
          </table:table-cell>
          <table:table-cell office:value-type="float" office:value="-3.9326724501916472" table:formula="of:=20*LOG10([.BQ15])" table:style-name="ce1">
            <text:p>-3,93267245</text:p>
          </table:table-cell>
          <table:table-cell table:number-columns-repeated="3" table:style-name="ce1"/>
          <table:table-cell office:value-type="float" office:value="220.9192801083334" table:style-name="ce1">
            <text:p>220,9192801</text:p>
          </table:table-cell>
          <table:table-cell office:value-type="float" office:value="-192.98797701454029" table:style-name="ce1">
            <text:p>-192,987977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70874544550745333" table:style-name="ce1">
            <text:p>0,708745446</text:p>
          </table:table-cell>
          <table:table-cell office:value-type="float" office:value="-2.9901943784840568" table:formula="of:=20*LOG10([.BZ15])" table:style-name="ce1">
            <text:p>-2,990194378</text:p>
          </table:table-cell>
          <table:table-cell table:number-columns-repeated="3" table:style-name="ce1"/>
          <table:table-cell office:value-type="float" office:value="332.57413550128359" table:style-name="ce1">
            <text:p>332,5741355</text:p>
          </table:table-cell>
          <table:table-cell office:value-type="float" office:value="-228.94296146816851" table:style-name="ce1">
            <text:p>-228,9429615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77961815804899492" table:style-name="ce1">
            <text:p>0,779618158</text:p>
          </table:table-cell>
          <table:table-cell office:value-type="float" office:value="-2.1623610860948812" table:formula="of:=20*LOG10([.CI15])" table:style-name="ce1">
            <text:p>-2,162361086</text:p>
          </table:table-cell>
          <table:table-cell table:number-columns-repeated="2" table:style-name="ce1"/>
          <table:table-cell office:value-type="float" office:value="493.14586102077988" table:style-name="ce1">
            <text:p>493,145861</text:p>
          </table:table-cell>
          <table:table-cell office:value-type="float" office:value="-187.36182254113299" table:style-name="ce1">
            <text:p>-187,3618225</text:p>
          </table:table-cell>
          <table:table-cell office:value-type="float" office:value="270800000000" table:style-name="ce1">
            <text:p>2,708E+11</text:p>
          </table:table-cell>
          <table:table-cell office:value-type="float" office:value="527.53890168200996" table:formula="of:=SQRT([.CN15]^2+[.CM15]^2)" table:style-name="ce1">
            <text:p>527,5389017</text:p>
          </table:table-cell>
          <table:table-cell office:value-type="float" office:value="0.82685149050780393" table:style-name="ce1">
            <text:p>0,826851491</text:p>
          </table:table-cell>
          <table:table-cell office:value-type="float" office:value="-1.6514497278054943" table:formula="of:=20*LOG([.CQ15])" table:style-name="ce1">
            <text:p>-1,651449728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30.82227487276667" table:style-name="ce1">
            <text:p>30,82227487</text:p>
          </table:table-cell>
          <table:table-cell office:value-type="float" office:value="-21.975269011032761" table:style-name="ce1">
            <text:p>-21,97526901</text:p>
          </table:table-cell>
          <table:table-cell office:value-type="float" office:value="254630000000" table:style-name="ce1">
            <text:p>2,5463E+11</text:p>
          </table:table-cell>
          <table:table-cell office:value-type="float" office:value="1.1773650316145E-3" table:style-name="ce1">
            <text:p>0,001177365</text:p>
          </table:table-cell>
          <table:table-cell office:value-type="float" office:value="0.13825214107194139" table:style-name="ce1">
            <text:p>0,138252141</text:p>
          </table:table-cell>
          <table:table-cell office:value-type="float" office:value="-17.186562683499027" table:formula="of:=20*LOG10([.H16])" table:style-name="ce1">
            <text:p>-17,18656268</text:p>
          </table:table-cell>
          <table:table-cell table:number-columns-repeated="3" table:style-name="ce1"/>
          <table:table-cell office:value-type="float" office:value="49.024580329324742" table:style-name="ce1">
            <text:p>49,02458033</text:p>
          </table:table-cell>
          <table:table-cell office:value-type="float" office:value="-13.39747658022339" table:style-name="ce1">
            <text:p>-13,39747658</text:p>
          </table:table-cell>
          <table:table-cell office:value-type="float" office:value="254630000000" table:style-name="ce1">
            <text:p>2,5463E+11</text:p>
          </table:table-cell>
          <table:table-cell office:value-type="float" office:value="1.1773650316145E-3" table:style-name="ce1">
            <text:p>0,001177365</text:p>
          </table:table-cell>
          <table:table-cell office:value-type="float" office:value="8.1555154467042694E-3" table:style-name="ce1">
            <text:p>0,008155515</text:p>
          </table:table-cell>
          <table:table-cell office:value-type="float" office:value="-41.770971707593318" table:formula="of:=20*LOG10([.Q16])" table:style-name="ce1">
            <text:p>-41,77097171</text:p>
          </table:table-cell>
          <table:table-cell table:number-columns-repeated="2" table:style-name="ce1"/>
          <table:table-cell office:value-type="float" office:value="74.897835941937601" table:style-name="ce1">
            <text:p>74,89783594</text:p>
          </table:table-cell>
          <table:table-cell office:value-type="float" office:value="-5.7355820451896546" table:style-name="ce1">
            <text:p>-5,735582045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20074890941912449" table:style-name="ce1">
            <text:p>0,200748909</text:p>
          </table:table-cell>
          <table:table-cell office:value-type="float" office:value="-13.946936107490517" table:formula="of:=20*LOG10([.Y16])" table:style-name="ce1">
            <text:p>-13,94693611</text:p>
          </table:table-cell>
          <table:table-cell table:style-name="ce9"/>
          <table:table-cell table:style-name="ce1"/>
          <table:table-cell office:value-type="float" office:value="89.133773086319621" table:style-name="ce1">
            <text:p>89,13377309</text:p>
          </table:table-cell>
          <table:table-cell office:value-type="float" office:value="-28.427347534694391" table:style-name="ce1">
            <text:p>-28,42734753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30341339457568561" table:style-name="ce1">
            <text:p>0,303413395</text:p>
          </table:table-cell>
          <table:table-cell office:value-type="float" office:value="-10.359305012719311" table:formula="of:=20*LOG10([.AG16])" table:style-name="ce1">
            <text:p>-10,35930501</text:p>
          </table:table-cell>
          <table:table-cell table:number-columns-repeated="3" table:style-name="ce1"/>
          <table:table-cell office:value-type="float" office:value="102.26053357766069" table:style-name="ce1">
            <text:p>102,2605336</text:p>
          </table:table-cell>
          <table:table-cell office:value-type="float" office:value="-55.133852319678923" table:style-name="ce1">
            <text:p>-55,13385232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39822987156262057" table:style-name="ce1">
            <text:p>0,398229872</text:p>
          </table:table-cell>
          <table:table-cell office:value-type="float" office:value="-7.9973233257382415" table:formula="of:=20*LOG10([.AP16])" table:style-name="ce1">
            <text:p>-7,997323326</text:p>
          </table:table-cell>
          <table:table-cell table:number-columns-repeated="3" table:style-name="ce1"/>
          <table:table-cell office:value-type="float" office:value="117.9450343688146" table:style-name="ce1">
            <text:p>117,9450344</text:p>
          </table:table-cell>
          <table:table-cell office:value-type="float" office:value="-84.456270810889663" table:style-name="ce1">
            <text:p>-84,45627081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48735071991901902" table:style-name="ce1">
            <text:p>0,48735072</text:p>
          </table:table-cell>
          <table:table-cell office:value-type="float" office:value="-6.2431677611002332" table:formula="of:=20*LOG10([.AY16])" table:style-name="ce1">
            <text:p>-6,243167761</text:p>
          </table:table-cell>
          <table:table-cell table:number-columns-repeated="3" table:style-name="ce1"/>
          <table:table-cell office:value-type="float" office:value="135.698618155258" table:style-name="ce1">
            <text:p>135,6986182</text:p>
          </table:table-cell>
          <table:table-cell office:value-type="float" office:value="-114.76329970522799" table:style-name="ce1">
            <text:p>-114,7632997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56086601787738899" table:style-name="ce1">
            <text:p>0,560866018</text:p>
          </table:table-cell>
          <table:table-cell office:value-type="float" office:value="-5.0228174503147667" table:formula="of:=20*LOG10([.BH16])" table:style-name="ce1">
            <text:p>-5,02281745</text:p>
          </table:table-cell>
          <table:table-cell table:number-columns-repeated="3" table:style-name="ce1"/>
          <table:table-cell office:value-type="float" office:value="175.45059467242339" table:style-name="ce1">
            <text:p>175,4505947</text:p>
          </table:table-cell>
          <table:table-cell office:value-type="float" office:value="-155.91468870810519" table:style-name="ce1">
            <text:p>-155,9146887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64877465345828877" table:style-name="ce1">
            <text:p>0,648774653</text:p>
          </table:table-cell>
          <table:table-cell office:value-type="float" office:value="-3.7581225125048117" table:formula="of:=20*LOG10([.BQ16])" table:style-name="ce1">
            <text:p>-3,758122513</text:p>
          </table:table-cell>
          <table:table-cell table:number-columns-repeated="3" table:style-name="ce1"/>
          <table:table-cell office:value-type="float" office:value="236.23276774728771" table:style-name="ce1">
            <text:p>236,2327677</text:p>
          </table:table-cell>
          <table:table-cell office:value-type="float" office:value="-196.15776554438841" table:style-name="ce1">
            <text:p>-196,1577655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71993240140974291" table:style-name="ce1">
            <text:p>0,719932401</text:p>
          </table:table-cell>
          <table:table-cell office:value-type="float" office:value="-2.8541656011793886" table:formula="of:=20*LOG10([.BZ16])" table:style-name="ce1">
            <text:p>-2,854165601</text:p>
          </table:table-cell>
          <table:table-cell table:number-columns-repeated="3" table:style-name="ce1"/>
          <table:table-cell office:value-type="float" office:value="357.67225488305132" table:style-name="ce1">
            <text:p>357,6722549</text:p>
          </table:table-cell>
          <table:table-cell office:value-type="float" office:value="-224.0645385066797" table:style-name="ce1">
            <text:p>-224,0645385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78816237058917105" table:style-name="ce1">
            <text:p>0,788162371</text:p>
          </table:table-cell>
          <table:table-cell office:value-type="float" office:value="-2.0676860718642858" table:formula="of:=20*LOG10([.CI16])" table:style-name="ce1">
            <text:p>-2,067686072</text:p>
          </table:table-cell>
          <table:table-cell table:number-columns-repeated="2" table:style-name="ce1"/>
          <table:table-cell office:value-type="float" office:value="520.08879453736301" table:style-name="ce1">
            <text:p>520,0887945</text:p>
          </table:table-cell>
          <table:table-cell office:value-type="float" office:value="-158.78584054113759" table:style-name="ce1">
            <text:p>-158,7858405</text:p>
          </table:table-cell>
          <table:table-cell office:value-type="float" office:value="271130000000" table:style-name="ce1">
            <text:p>2,7113E+11</text:p>
          </table:table-cell>
          <table:table-cell office:value-type="float" office:value="543.78791579041456" table:formula="of:=SQRT([.CN16]^2+[.CM16]^2)" table:style-name="ce1">
            <text:p>543,7879158</text:p>
          </table:table-cell>
          <table:table-cell office:value-type="float" office:value="0.83158970174243774" table:style-name="ce1">
            <text:p>0,831589702</text:p>
          </table:table-cell>
          <table:table-cell office:value-type="float" office:value="-1.6018179506431522" table:formula="of:=20*LOG([.CQ16])" table:style-name="ce1">
            <text:p>-1,601817951</text:p>
          </table:table-cell>
          <table:table-cell table:number-columns-repeated="16288" table:style-name="ce1"/>
        </table:table-row>
        <table:table-row table:style-name="ro1">
          <table:table-cell/>
          <table:table-cell table:style-name="ce1">
            <draw:frame draw:z-index="1" draw:id="id0" draw:style-name="a0" draw:name="Chart 4" svg:x="0.51042in" svg:y="0.09375in" svg:width="4.46528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8"/>
          <table:table-cell office:value-type="float" office:value="32.214539330281383" table:style-name="ce1">
            <text:p>32,21453933</text:p>
          </table:table-cell>
          <table:table-cell office:value-type="float" office:value="-22.767487187313051" table:style-name="ce1">
            <text:p>-22,76748719</text:p>
          </table:table-cell>
          <table:table-cell office:value-type="float" office:value="254960000000" table:style-name="ce1">
            <text:p>2,5496E+11</text:p>
          </table:table-cell>
          <table:table-cell office:value-type="float" office:value="1.1758411437088169E-3" table:style-name="ce1">
            <text:p>0,001175841</text:p>
          </table:table-cell>
          <table:table-cell office:value-type="float" office:value="0.1179695159801802" table:style-name="ce1">
            <text:p>0,117969516</text:p>
          </table:table-cell>
          <table:table-cell office:value-type="float" office:value="-18.564604049126633" table:formula="of:=20*LOG10([.H17])" table:style-name="ce1">
            <text:p>-18,56460405</text:p>
          </table:table-cell>
          <table:table-cell table:number-columns-repeated="3" table:style-name="ce1"/>
          <table:table-cell office:value-type="float" office:value="49.926545707898363" table:style-name="ce1">
            <text:p>49,92654571</text:p>
          </table:table-cell>
          <table:table-cell office:value-type="float" office:value="-13.779679826662861" table:style-name="ce1">
            <text:p>-13,77967983</text:p>
          </table:table-cell>
          <table:table-cell office:value-type="float" office:value="254960000000" table:style-name="ce1">
            <text:p>2,5496E+11</text:p>
          </table:table-cell>
          <table:table-cell office:value-type="float" office:value="1.1758411437088169E-3" table:style-name="ce1">
            <text:p>0,001175841</text:p>
          </table:table-cell>
          <table:table-cell office:value-type="float" office:value="1.7616478401278859E-2" table:style-name="ce1">
            <text:p>0,017616478</text:p>
          </table:table-cell>
          <table:table-cell office:value-type="float" office:value="-35.081618086185784" table:formula="of:=20*LOG10([.Q17])" table:style-name="ce1">
            <text:p>-35,08161809</text:p>
          </table:table-cell>
          <table:table-cell table:number-columns-repeated="2" table:style-name="ce1"/>
          <table:table-cell office:value-type="float" office:value="75.258952472699534" table:style-name="ce1">
            <text:p>75,25895247</text:p>
          </table:table-cell>
          <table:table-cell office:value-type="float" office:value="-5.7812878436262558" table:style-name="ce1">
            <text:p>-5,781287844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20306457425409599" table:style-name="ce1">
            <text:p>0,203064574</text:p>
          </table:table-cell>
          <table:table-cell office:value-type="float" office:value="-13.847316701564408" table:formula="of:=20*LOG10([.Y17])" table:style-name="ce1">
            <text:p>-13,8473167</text:p>
          </table:table-cell>
          <table:table-cell table:style-name="ce9"/>
          <table:table-cell table:style-name="ce1"/>
          <table:table-cell office:value-type="float" office:value="90.836503904719677" table:style-name="ce1">
            <text:p>90,8365039</text:p>
          </table:table-cell>
          <table:table-cell office:value-type="float" office:value="-29.061140614113079" table:style-name="ce1">
            <text:p>-29,06114061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31210967062109518" table:style-name="ce1">
            <text:p>0,312109671</text:p>
          </table:table-cell>
          <table:table-cell office:value-type="float" office:value="-10.113855492934212" table:formula="of:=20*LOG10([.AG17])" table:style-name="ce1">
            <text:p>-10,11385549</text:p>
          </table:table-cell>
          <table:table-cell table:number-columns-repeated="3" table:style-name="ce1"/>
          <table:table-cell office:value-type="float" office:value="105.3835172370806" table:style-name="ce1">
            <text:p>105,3835172</text:p>
          </table:table-cell>
          <table:table-cell office:value-type="float" office:value="-56.775892533690538" table:style-name="ce1">
            <text:p>-56,77589253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41074072936959227" table:style-name="ce1">
            <text:p>0,410740729</text:p>
          </table:table-cell>
          <table:table-cell office:value-type="float" office:value="-7.7286446006609841" table:formula="of:=20*LOG10([.AP17])" table:style-name="ce1">
            <text:p>-7,728644601</text:p>
          </table:table-cell>
          <table:table-cell table:number-columns-repeated="3" table:style-name="ce1"/>
          <table:table-cell office:value-type="float" office:value="122.6959444455795" table:style-name="ce1">
            <text:p>122,6959444</text:p>
          </table:table-cell>
          <table:table-cell office:value-type="float" office:value="-87.116638467065371" table:style-name="ce1">
            <text:p>-87,11663847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50119194405391376" table:style-name="ce1">
            <text:p>0,501191944</text:p>
          </table:table-cell>
          <table:table-cell office:value-type="float" office:value="-5.9999183657305188" table:formula="of:=20*LOG10([.AY17])" table:style-name="ce1">
            <text:p>-5,999918366</text:p>
          </table:table-cell>
          <table:table-cell table:number-columns-repeated="3" table:style-name="ce1"/>
          <table:table-cell office:value-type="float" office:value="142.32693315505881" table:style-name="ce1">
            <text:p>142,3269332</text:p>
          </table:table-cell>
          <table:table-cell office:value-type="float" office:value="-118.406033970537" table:style-name="ce1">
            <text:p>-118,406034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57472205398991383" table:style-name="ce1">
            <text:p>0,574722054</text:p>
          </table:table-cell>
          <table:table-cell office:value-type="float" office:value="-4.8108427445592898" table:formula="of:=20*LOG10([.BH17])" table:style-name="ce1">
            <text:p>-4,810842745</text:p>
          </table:table-cell>
          <table:table-cell table:number-columns-repeated="3" table:style-name="ce1"/>
          <table:table-cell office:value-type="float" office:value="186.016518592945" table:style-name="ce1">
            <text:p>186,0165186</text:p>
          </table:table-cell>
          <table:table-cell office:value-type="float" office:value="-159.74766764206731" table:style-name="ce1">
            <text:p>-159,7476676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66124292105865734" table:style-name="ce1">
            <text:p>0,661242921</text:p>
          </table:table-cell>
          <table:table-cell office:value-type="float" office:value="-3.5927792854979232" table:formula="of:=20*LOG10([.BQ17])" table:style-name="ce1">
            <text:p>-3,592779285</text:p>
          </table:table-cell>
          <table:table-cell table:number-columns-repeated="3" table:style-name="ce1"/>
          <table:table-cell office:value-type="float" office:value="252.7947150821482" table:style-name="ce1">
            <text:p>252,7947151</text:p>
          </table:table-cell>
          <table:table-cell office:value-type="float" office:value="-198.20197658691109" table:style-name="ce1">
            <text:p>-198,2019766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73062575941698171" table:style-name="ce1">
            <text:p>0,730625759</text:p>
          </table:table-cell>
          <table:table-cell office:value-type="float" office:value="-2.7261004017090134" table:formula="of:=20*LOG10([.BZ17])" table:style-name="ce1">
            <text:p>-2,726100402</text:p>
          </table:table-cell>
          <table:table-cell table:style-name="ce1"/>
          <table:table-cell table:style-name="ce1">
            <draw:frame draw:z-index="7" draw:id="id6" draw:style-name="a6" draw:name="Chart 17" svg:x="0.55208in" svg:y="0.07986in" svg:width="3.87153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383.79358409010342" table:style-name="ce1">
            <text:p>383,7935841</text:p>
          </table:table-cell>
          <table:table-cell office:value-type="float" office:value="-215.7937407712642" table:style-name="ce1">
            <text:p>-215,7937408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79604341066128848" table:style-name="ce1">
            <text:p>0,796043411</text:p>
          </table:table-cell>
          <table:table-cell office:value-type="float" office:value="-1.9812649644278229" table:formula="of:=20*LOG10([.CI17])" table:style-name="ce1">
            <text:p>-1,981264964</text:p>
          </table:table-cell>
          <table:table-cell table:number-columns-repeated="2" table:style-name="ce1"/>
          <table:table-cell office:value-type="float" office:value="543.20401571841512" table:style-name="ce1">
            <text:p>543,2040157</text:p>
          </table:table-cell>
          <table:table-cell office:value-type="float" office:value="-124.77816076901139" table:style-name="ce1">
            <text:p>-124,7781608</text:p>
          </table:table-cell>
          <table:table-cell office:value-type="float" office:value="271460000000" table:style-name="ce1">
            <text:p>2,7146E+11</text:p>
          </table:table-cell>
          <table:table-cell office:value-type="float" office:value="557.35104924769757" table:formula="of:=SQRT([.CN17]^2+[.CM17]^2)" table:style-name="ce1">
            <text:p>557,3510492</text:p>
          </table:table-cell>
          <table:table-cell office:value-type="float" office:value="0.83535057669881996" table:style-name="ce1">
            <text:p>0,835350577</text:p>
          </table:table-cell>
          <table:table-cell office:value-type="float" office:value="-1.56262446463393" table:formula="of:=20*LOG([.CQ17])" table:style-name="ce1">
            <text:p>-1,562624465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33.716500370542363" table:style-name="ce1">
            <text:p>33,71650037</text:p>
          </table:table-cell>
          <table:table-cell office:value-type="float" office:value="-23.50000590582038" table:style-name="ce1">
            <text:p>-23,50000591</text:p>
          </table:table-cell>
          <table:table-cell office:value-type="float" office:value="255290000000" table:style-name="ce1">
            <text:p>2,5529E+11</text:p>
          </table:table-cell>
          <table:table-cell office:value-type="float" office:value="1.174321195503153E-3" table:style-name="ce1">
            <text:p>0,001174321</text:p>
          </table:table-cell>
          <table:table-cell office:value-type="float" office:value="9.7717903469435957E-2" table:style-name="ce1">
            <text:p>0,097717903</text:p>
          </table:table-cell>
          <table:table-cell office:value-type="float" office:value="-20.200517187108019" table:formula="of:=20*LOG10([.H18])" table:style-name="ce1">
            <text:p>-20,20051719</text:p>
          </table:table-cell>
          <table:table-cell table:number-columns-repeated="3" table:style-name="ce1"/>
          <table:table-cell office:value-type="float" office:value="50.866830816360917" table:style-name="ce1">
            <text:p>50,86683082</text:p>
          </table:table-cell>
          <table:table-cell office:value-type="float" office:value="-14.105879264175959" table:style-name="ce1">
            <text:p>-14,10587926</text:p>
          </table:table-cell>
          <table:table-cell office:value-type="float" office:value="255290000000" table:style-name="ce1">
            <text:p>2,5529E+11</text:p>
          </table:table-cell>
          <table:table-cell office:value-type="float" office:value="1.174321195503153E-3" table:style-name="ce1">
            <text:p>0,001174321</text:p>
          </table:table-cell>
          <table:table-cell office:value-type="float" office:value="2.7109207952228161E-2" table:style-name="ce1">
            <text:p>0,027109208</text:p>
          </table:table-cell>
          <table:table-cell office:value-type="float" office:value="-31.337663419693655" table:formula="of:=20*LOG10([.Q18])" table:style-name="ce1">
            <text:p>-31,33766342</text:p>
          </table:table-cell>
          <table:table-cell table:number-columns-repeated="2" table:style-name="ce1"/>
          <table:table-cell office:value-type="float" office:value="75.62309326545585" table:style-name="ce1">
            <text:p>75,62309327</text:p>
          </table:table-cell>
          <table:table-cell office:value-type="float" office:value="-5.8043078360378848" table:style-name="ce1">
            <text:p>-5,804307836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2053749425491094" table:style-name="ce1">
            <text:p>0,205374943</text:p>
          </table:table-cell>
          <table:table-cell office:value-type="float" office:value="-13.749050900898636" table:formula="of:=20*LOG10([.Y18])" table:style-name="ce1">
            <text:p>-13,7490509</text:p>
          </table:table-cell>
          <table:table-cell table:style-name="ce9"/>
          <table:table-cell table:style-name="ce1"/>
          <table:table-cell office:value-type="float" office:value="92.60321927079741" table:style-name="ce1">
            <text:p>92,60321927</text:p>
          </table:table-cell>
          <table:table-cell office:value-type="float" office:value="-29.601103800348881" table:style-name="ce1">
            <text:p>-29,6011038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32074097978984289" table:style-name="ce1">
            <text:p>0,32074098</text:p>
          </table:table-cell>
          <table:table-cell office:value-type="float" office:value="-9.8769109692138386" table:formula="of:=20*LOG10([.AG18])" table:style-name="ce1">
            <text:p>-9,876910969</text:p>
          </table:table-cell>
          <table:table-cell table:number-columns-repeated="3" table:style-name="ce1"/>
          <table:table-cell office:value-type="float" office:value="108.6856761770447" table:style-name="ce1">
            <text:p>108,6856762</text:p>
          </table:table-cell>
          <table:table-cell office:value-type="float" office:value="-58.280256794500737" table:style-name="ce1">
            <text:p>-58,28025679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42305065491258848" table:style-name="ce1">
            <text:p>0,423050655</text:p>
          </table:table-cell>
          <table:table-cell office:value-type="float" office:value="-7.4721525658841497" table:formula="of:=20*LOG10([.AP18])" table:style-name="ce1">
            <text:p>-7,472152566</text:p>
          </table:table-cell>
          <table:table-cell table:number-columns-repeated="3" table:style-name="ce1"/>
          <table:table-cell office:value-type="float" office:value="127.77683974348101" table:style-name="ce1">
            <text:p>127,7768397</text:p>
          </table:table-cell>
          <table:table-cell office:value-type="float" office:value="-89.5963442571001" table:style-name="ce1">
            <text:p>-89,59634426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51470220701795999" table:style-name="ce1">
            <text:p>0,514702207</text:p>
          </table:table-cell>
          <table:table-cell office:value-type="float" office:value="-5.7688793902456279" table:formula="of:=20*LOG10([.AY18])" table:style-name="ce1">
            <text:p>-5,76887939</text:p>
          </table:table-cell>
          <table:table-cell table:number-columns-repeated="3" table:style-name="ce1"/>
          <table:table-cell office:value-type="float" office:value="149.47673699215019" table:style-name="ce1">
            <text:p>149,476737</text:p>
          </table:table-cell>
          <table:table-cell office:value-type="float" office:value="-121.8100046673142" table:style-name="ce1">
            <text:p>-121,8100047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58817855247405904" table:style-name="ce1">
            <text:p>0,588178552</text:p>
          </table:table-cell>
          <table:table-cell office:value-type="float" office:value="-4.60981631578976" table:formula="of:=20*LOG10([.BH18])" table:style-name="ce1">
            <text:p>-4,609816316</text:p>
          </table:table-cell>
          <table:table-cell table:number-columns-repeated="3" table:style-name="ce1"/>
          <table:table-cell office:value-type="float" office:value="197.45074819720691" table:style-name="ce1">
            <text:p>197,4507482</text:p>
          </table:table-cell>
          <table:table-cell office:value-type="float" office:value="-163.02490994952589" table:style-name="ce1">
            <text:p>-163,0249099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67326083367691403" table:style-name="ce1">
            <text:p>0,673260834</text:p>
          </table:table-cell>
          <table:table-cell office:value-type="float" office:value="-3.4363329894988177" table:formula="of:=20*LOG10([.BQ18])" table:style-name="ce1">
            <text:p>-3,436332989</text:p>
          </table:table-cell>
          <table:table-cell table:number-columns-repeated="3" table:style-name="ce1"/>
          <table:table-cell office:value-type="float" office:value="270.60009022748159" table:style-name="ce1">
            <text:p>270,6000902</text:p>
          </table:table-cell>
          <table:table-cell office:value-type="float" office:value="-198.8436043058455" table:style-name="ce1">
            <text:p>-198,8436043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74079988948696673" table:style-name="ce1">
            <text:p>0,740799889</text:p>
          </table:table-cell>
          <table:table-cell office:value-type="float" office:value="-2.6059818222892912" table:formula="of:=20*LOG10([.BZ18])" table:style-name="ce1">
            <text:p>-2,605981822</text:p>
          </table:table-cell>
          <table:table-cell table:number-columns-repeated="3" table:style-name="ce1"/>
          <table:table-cell office:value-type="float" office:value="410.41507159447963" table:style-name="ce1">
            <text:p>410,4150716</text:p>
          </table:table-cell>
          <table:table-cell office:value-type="float" office:value="-203.60552359714131" table:style-name="ce1">
            <text:p>-203,6055236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80320531261449712" table:style-name="ce1">
            <text:p>0,803205313</text:p>
          </table:table-cell>
          <table:table-cell office:value-type="float" office:value="-1.9034685529967996" table:formula="of:=20*LOG10([.CI18])" table:style-name="ce1">
            <text:p>-1,903468553</text:p>
          </table:table-cell>
          <table:table-cell table:number-columns-repeated="2" table:style-name="ce1"/>
          <table:table-cell office:value-type="float" office:value="561.01678667192118" table:style-name="ce1">
            <text:p>561,0167867</text:p>
          </table:table-cell>
          <table:table-cell office:value-type="float" office:value="-86.077316004150575" table:style-name="ce1">
            <text:p>-86,077316</text:p>
            <draw:connector draw:type="line" svg:x1="0.65625in" svg:y1="0.0625in" svg:x2="1.51042in" svg:y2="0.05208in" draw:z-index="5" draw:id="id4" draw:style-name="a4" draw:name="Straight Connector 11">
              <svg:title/>
              <svg:desc/>
            </draw:connector>
          </table:table-cell>
          <table:table-cell office:value-type="float" office:value="271790000000" table:style-name="ce1">
            <text:p>2,7179E+11</text:p>
          </table:table-cell>
          <table:table-cell office:value-type="float" office:value="567.58183485570282" table:formula="of:=SQRT([.CN18]^2+[.CM18]^2)" table:style-name="ce1">
            <text:p>567,5818349</text:p>
          </table:table-cell>
          <table:table-cell office:value-type="float" office:value="0.83807813903178541" table:style-name="ce1">
            <text:p>0,838078139</text:p>
          </table:table-cell>
          <table:table-cell office:value-type="float" office:value="-1.5343097522565516" table:formula="of:=20*LOG([.CQ18])" table:style-name="ce1">
            <text:p>-1,534309752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35.332692338275123" table:style-name="ce1">
            <text:p>35,33269234</text:p>
          </table:table-cell>
          <table:table-cell office:value-type="float" office:value="-24.15947378261637" table:style-name="ce1">
            <text:p>-24,15947378</text:p>
          </table:table-cell>
          <table:table-cell office:value-type="float" office:value="255620000000" table:style-name="ce1">
            <text:p>2,5562E+11</text:p>
          </table:table-cell>
          <table:table-cell office:value-type="float" office:value="1.172805171739301E-3" table:style-name="ce1">
            <text:p>0,001172805</text:p>
          </table:table-cell>
          <table:table-cell office:value-type="float" office:value="7.7553744213427048E-2" table:style-name="ce1">
            <text:p>0,077553744</text:p>
          </table:table-cell>
          <table:table-cell office:value-type="float" office:value="-22.207944601243032" table:formula="of:=20*LOG10([.H19])" table:style-name="ce1">
            <text:p>-22,2079446</text:p>
          </table:table-cell>
          <table:table-cell table:number-columns-repeated="3" table:style-name="ce1"/>
          <table:table-cell office:value-type="float" office:value="51.84282786193392" table:style-name="ce1">
            <text:p>51,84282786</text:p>
          </table:table-cell>
          <table:table-cell office:value-type="float" office:value="-14.37175259377549" table:style-name="ce1">
            <text:p>-14,37175259</text:p>
          </table:table-cell>
          <table:table-cell office:value-type="float" office:value="255620000000" table:style-name="ce1">
            <text:p>2,5562E+11</text:p>
          </table:table-cell>
          <table:table-cell office:value-type="float" office:value="1.172805171739301E-3" table:style-name="ce1">
            <text:p>0,001172805</text:p>
          </table:table-cell>
          <table:table-cell office:value-type="float" office:value="3.6590409888432297E-2" table:style-name="ce1">
            <text:p>0,03659041</text:p>
          </table:table-cell>
          <table:table-cell office:value-type="float" office:value="-28.732654509755534" table:formula="of:=20*LOG10([.Q19])" table:style-name="ce1">
            <text:p>-28,73265451</text:p>
          </table:table-cell>
          <table:table-cell table:number-columns-repeated="2" table:style-name="ce1"/>
          <table:table-cell office:value-type="float" office:value="75.988837046915393" table:style-name="ce1">
            <text:p>75,98883705</text:p>
          </table:table-cell>
          <table:table-cell office:value-type="float" office:value="-5.8043873992633559" table:style-name="ce1">
            <text:p>-5,804387399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20767099934399319" table:style-name="ce1">
            <text:p>0,207670999</text:p>
          </table:table-cell>
          <table:table-cell office:value-type="float" office:value="-13.652482944045239" table:formula="of:=20*LOG10([.Y19])" table:style-name="ce1">
            <text:p>-13,65248294</text:p>
          </table:table-cell>
          <table:table-cell table:style-name="ce9"/>
          <table:table-cell table:style-name="ce1"/>
          <table:table-cell office:value-type="float" office:value="94.430196169455982" table:style-name="ce1">
            <text:p>94,43019617</text:p>
          </table:table-cell>
          <table:table-cell office:value-type="float" office:value="-30.04023360934324" table:style-name="ce1">
            <text:p>-30,04023361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32927894613422559" table:style-name="ce1">
            <text:p>0,329278946</text:p>
          </table:table-cell>
          <table:table-cell office:value-type="float" office:value="-9.6487207377229325" table:formula="of:=20*LOG10([.AG19])" table:style-name="ce1">
            <text:p>-9,648720738</text:p>
          </table:table-cell>
          <table:table-cell table:number-columns-repeated="3" table:style-name="ce1"/>
          <table:table-cell office:value-type="float" office:value="112.1685556025147" table:style-name="ce1">
            <text:p>112,1685556</text:p>
          </table:table-cell>
          <table:table-cell office:value-type="float" office:value="-59.628146769687532" table:style-name="ce1">
            <text:p>-59,62814677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43513252863382518" table:style-name="ce1">
            <text:p>0,435132529</text:p>
          </table:table-cell>
          <table:table-cell office:value-type="float" office:value="-7.2275689901730615" table:formula="of:=20*LOG10([.AP19])" table:style-name="ce1">
            <text:p>-7,22756899</text:p>
          </table:table-cell>
          <table:table-cell table:number-columns-repeated="3" table:style-name="ce1"/>
          <table:table-cell office:value-type="float" office:value="133.1998529365232" table:style-name="ce1">
            <text:p>133,1998529</text:p>
          </table:table-cell>
          <table:table-cell office:value-type="float" office:value="-91.859914307427076" table:style-name="ce1">
            <text:p>-91,85991431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52786476684047368" table:style-name="ce1">
            <text:p>0,527864767</text:p>
          </table:table-cell>
          <table:table-cell office:value-type="float" office:value="-5.5495464939234127" table:formula="of:=20*LOG10([.AY19])" table:style-name="ce1">
            <text:p>-5,549546494</text:p>
          </table:table-cell>
          <table:table-cell table:number-columns-repeated="3" table:style-name="ce1"/>
          <table:table-cell office:value-type="float" office:value="157.1754726577943" table:style-name="ce1">
            <text:p>157,1754727</text:p>
          </table:table-cell>
          <table:table-cell office:value-type="float" office:value="-124.91528842092301" table:style-name="ce1">
            <text:p>-124,9152884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60122570464442371" table:style-name="ce1">
            <text:p>0,601225705</text:p>
          </table:table-cell>
          <table:table-cell office:value-type="float" office:value="-4.4192491995405501" table:formula="of:=20*LOG10([.BH19])" table:style-name="ce1">
            <text:p>-4,4192492</text:p>
          </table:table-cell>
          <table:table-cell table:number-columns-repeated="3" table:style-name="ce1"/>
          <table:table-cell office:value-type="float" office:value="209.78485551602211" table:style-name="ce1">
            <text:p>209,7848555</text:p>
          </table:table-cell>
          <table:table-cell office:value-type="float" office:value="-165.60499243359229" table:style-name="ce1">
            <text:p>-165,6049924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68481373198467477" table:style-name="ce1">
            <text:p>0,684813732</text:p>
          </table:table-cell>
          <table:table-cell office:value-type="float" office:value="-3.2885507941479504" table:formula="of:=20*LOG10([.BQ19])" table:style-name="ce1">
            <text:p>-3,288550794</text:p>
          </table:table-cell>
          <table:table-cell table:number-columns-repeated="3" table:style-name="ce1"/>
          <table:table-cell office:value-type="float" office:value="289.59300101311231" table:style-name="ce1">
            <text:p>289,593001</text:p>
          </table:table-cell>
          <table:table-cell office:value-type="float" office:value="-197.76657671268461" table:style-name="ce1">
            <text:p>-197,7665767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75042362392499884" table:style-name="ce1">
            <text:p>0,750423624</text:p>
          </table:table-cell>
          <table:table-cell office:value-type="float" office:value="-2.4938700496487662" table:formula="of:=20*LOG10([.BZ19])" table:style-name="ce1">
            <text:p>-2,49387005</text:p>
          </table:table-cell>
          <table:table-cell table:number-columns-repeated="3" table:style-name="ce1"/>
          <table:table-cell office:value-type="float" office:value="436.8122134124639" table:style-name="ce1">
            <text:p>436,8122134</text:p>
          </table:table-cell>
          <table:table-cell office:value-type="float" office:value="-187.04816871399171" table:style-name="ce1">
            <text:p>-187,0481687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80958752710815063" table:style-name="ce1">
            <text:p>0,809587527</text:p>
          </table:table-cell>
          <table:table-cell office:value-type="float" office:value="-1.8347238280161318" table:formula="of:=20*LOG10([.CI19])" table:style-name="ce1">
            <text:p>-1,834723828</text:p>
          </table:table-cell>
          <table:table-cell table:number-columns-repeated="2" table:style-name="ce1"/>
          <table:table-cell office:value-type="float" office:value="572.26419149013714" table:style-name="ce1">
            <text:p>572,2641915</text:p>
          </table:table-cell>
          <table:table-cell office:value-type="float" office:value="-43.930124041111412" table:style-name="ce1">
            <text:p>-43,93012404</text:p>
          </table:table-cell>
          <table:table-cell office:value-type="float" office:value="272120000000" table:style-name="ce1">
            <text:p>2,7212E+11</text:p>
          </table:table-cell>
          <table:table-cell office:value-type="float" office:value="573.94787277254352" table:formula="of:=SQRT([.CN19]^2+[.CM19]^2)" table:style-name="ce1">
            <text:p>573,9478728</text:p>
          </table:table-cell>
          <table:table-cell office:value-type="float" office:value="0.83973020124959319" table:style-name="ce1">
            <text:p>0,839730201</text:p>
          </table:table-cell>
          <table:table-cell office:value-type="float" office:value="-1.5172045389945525" table:formula="of:=20*LOG([.CQ19])" table:style-name="ce1">
            <text:p>-1,517204539</text:p>
          </table:table-cell>
          <table:table-cell table:number-columns-repeated="16288"/>
        </table:table-row>
        <table:table-row table:style-name="ro1">
          <table:table-cell/>
          <table:table-cell table:style-name="ce1">
            <draw:frame draw:z-index="22" draw:id="id21" draw:style-name="a21" draw:name="Chart 32" svg:x="0.34028in" svg:y="0.11111in" svg:width="5.00694in" svg:height="3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style-name="ce8"/>
          <table:table-cell office:value-type="float" office:value="37.066636658920878" table:style-name="ce1">
            <text:p>37,06663666</text:p>
          </table:table-cell>
          <table:table-cell office:value-type="float" office:value="-24.73036667248358" table:style-name="ce1">
            <text:p>-24,73036667</text:p>
          </table:table-cell>
          <table:table-cell office:value-type="float" office:value="255950000000" table:style-name="ce1">
            <text:p>2,5595E+11</text:p>
          </table:table-cell>
          <table:table-cell office:value-type="float" office:value="1.171293057237742E-3" table:style-name="ce1">
            <text:p>0,001171293</text:p>
          </table:table-cell>
          <table:table-cell office:value-type="float" office:value="5.7538020197362642E-2" table:style-name="ce1">
            <text:p>0,05753802</text:p>
          </table:table-cell>
          <table:table-cell office:value-type="float" office:value="-24.800901713061595" table:formula="of:=20*LOG10([.H20])" table:style-name="ce1">
            <text:p>-24,80090171</text:p>
          </table:table-cell>
          <table:table-cell table:number-columns-repeated="3" table:style-name="ce1"/>
          <table:table-cell office:value-type="float" office:value="52.85141146124235" table:style-name="ce1">
            <text:p>52,85141146</text:p>
          </table:table-cell>
          <table:table-cell office:value-type="float" office:value="-14.57291648860463" table:style-name="ce1">
            <text:p>-14,57291649</text:p>
          </table:table-cell>
          <table:table-cell office:value-type="float" office:value="255950000000" table:style-name="ce1">
            <text:p>2,5595E+11</text:p>
          </table:table-cell>
          <table:table-cell office:value-type="float" office:value="1.171293057237742E-3" table:style-name="ce1">
            <text:p>0,001171293</text:p>
          </table:table-cell>
          <table:table-cell office:value-type="float" office:value="4.6017556241812439E-2" table:style-name="ce1">
            <text:p>0,046017556</text:p>
          </table:table-cell>
          <table:table-cell office:value-type="float" office:value="-26.741528964488694" table:formula="of:=20*LOG10([.Q20])" table:style-name="ce1">
            <text:p>-26,74152896</text:p>
          </table:table-cell>
          <table:table-cell table:number-columns-repeated="2" table:style-name="ce1"/>
          <table:table-cell office:value-type="float" office:value="76.354732009501788" table:style-name="ce1">
            <text:p>76,35473201</text:p>
          </table:table-cell>
          <table:table-cell office:value-type="float" office:value="-5.7813609260162284" table:style-name="ce1">
            <text:p>-5,781360926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20994391899881701" table:style-name="ce1">
            <text:p>0,209943919</text:p>
          </table:table-cell>
          <table:table-cell office:value-type="float" office:value="-13.557934002659929" table:formula="of:=20*LOG10([.Y20])" table:style-name="ce1">
            <text:p>-13,557934</text:p>
          </table:table-cell>
          <table:table-cell table:style-name="ce9"/>
          <table:table-cell table:style-name="ce1"/>
          <table:table-cell office:value-type="float" office:value="96.312932651947619" table:style-name="ce1">
            <text:p>96,31293265</text:p>
          </table:table-cell>
          <table:table-cell office:value-type="float" office:value="-30.371381971814571" table:style-name="ce1">
            <text:p>-30,37138197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33769626895263188" table:style-name="ce1">
            <text:p>0,337696269</text:p>
          </table:table-cell>
          <table:table-cell office:value-type="float" office:value="-9.429474753074123" table:formula="of:=20*LOG10([.AG20])" table:style-name="ce1">
            <text:p>-9,429474753</text:p>
          </table:table-cell>
          <table:table-cell table:number-columns-repeated="3" table:style-name="ce1"/>
          <table:table-cell office:value-type="float" office:value="115.832126391857" table:style-name="ce1">
            <text:p>115,8321264</text:p>
          </table:table-cell>
          <table:table-cell office:value-type="float" office:value="-60.798906720851683" table:style-name="ce1">
            <text:p>-60,79890672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44696051343381149" table:style-name="ce1">
            <text:p>0,446960513</text:p>
          </table:table-cell>
          <table:table-cell office:value-type="float" office:value="-6.9946168552711079" table:formula="of:=20*LOG10([.AP20])" table:style-name="ce1">
            <text:p>-6,994616855</text:p>
          </table:table-cell>
          <table:table-cell table:number-columns-repeated="3" table:style-name="ce1"/>
          <table:table-cell office:value-type="float" office:value="138.9747992869963" table:style-name="ce1">
            <text:p>138,9747993</text:p>
          </table:table-cell>
          <table:table-cell office:value-type="float" office:value="-93.866770511730792" table:style-name="ce1">
            <text:p>-93,86677051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54066281359503043" table:style-name="ce1">
            <text:p>0,540662814</text:p>
          </table:table-cell>
          <table:table-cell office:value-type="float" office:value="-5.3414699972744497" table:formula="of:=20*LOG10([.AY20])" table:style-name="ce1">
            <text:p>-5,341469997</text:p>
          </table:table-cell>
          <table:table-cell table:number-columns-repeated="3" table:style-name="ce1"/>
          <table:table-cell office:value-type="float" office:value="165.44714275705741" table:style-name="ce1">
            <text:p>165,4471428</text:p>
          </table:table-cell>
          <table:table-cell office:value-type="float" office:value="-127.65146253761159" table:style-name="ce1">
            <text:p>-127,6514625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61385200406075335" table:style-name="ce1">
            <text:p>0,613852004</text:p>
          </table:table-cell>
          <table:table-cell office:value-type="float" office:value="-4.2387264392987136" table:formula="of:=20*LOG10([.BH20])" table:style-name="ce1">
            <text:p>-4,238726439</text:p>
          </table:table-cell>
          <table:table-cell table:number-columns-repeated="3" table:style-name="ce1"/>
          <table:table-cell office:value-type="float" office:value="223.03411703509869" table:style-name="ce1">
            <text:p>223,034117</text:p>
          </table:table-cell>
          <table:table-cell office:value-type="float" office:value="-167.32261090894761" table:style-name="ce1">
            <text:p>-167,3226109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69588304350435481" table:style-name="ce1">
            <text:p>0,695883044</text:p>
          </table:table-cell>
          <table:table-cell office:value-type="float" office:value="-3.1492749155145767" table:formula="of:=20*LOG10([.BQ20])" table:style-name="ce1">
            <text:p>-3,149274916</text:p>
          </table:table-cell>
          <table:table-cell table:number-columns-repeated="3" table:style-name="ce1"/>
          <table:table-cell office:value-type="float" office:value="309.64832720363972" table:style-name="ce1">
            <text:p>309,6483272</text:p>
          </table:table-cell>
          <table:table-cell office:value-type="float" office:value="-194.62127162738639" table:style-name="ce1">
            <text:p>-194,6212716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75946012901268078" table:style-name="ce1">
            <text:p>0,759460129</text:p>
          </table:table-cell>
          <table:table-cell office:value-type="float" office:value="-2.3899004256039791" table:formula="of:=20*LOG10([.BZ20])" table:style-name="ce1">
            <text:p>-2,389900426</text:p>
          </table:table-cell>
          <table:table-cell table:number-columns-repeated="3" table:style-name="ce1"/>
          <table:table-cell office:value-type="float" office:value="462.05771541851249" table:style-name="ce1">
            <text:p>462,0577154</text:p>
          </table:table-cell>
          <table:table-cell office:value-type="float" office:value="-165.82301349285311" table:style-name="ce1">
            <text:p>-165,8230135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81512704902451383" table:style-name="ce1">
            <text:p>0,815127049</text:p>
          </table:table-cell>
          <table:table-cell office:value-type="float" office:value="-1.7754939015189417" table:formula="of:=20*LOG10([.CI20])" table:style-name="ce1">
            <text:p>-1,775493902</text:p>
          </table:table-cell>
          <table:table-cell table:number-columns-repeated="2" table:style-name="ce1"/>
          <table:table-cell office:value-type="float" office:value="576.1065036257919" table:style-name="ce1">
            <text:p>576,1065036</text:p>
          </table:table-cell>
          <table:table-cell office:value-type="float" office:value="-3.7357984589734348E-12" table:style-name="ce1">
            <text:p>-3,7358E-12</text:p>
          </table:table-cell>
          <table:table-cell office:value-type="float" office:value="272450000000" table:style-name="ce1">
            <text:p>2,7245E+11</text:p>
          </table:table-cell>
          <table:table-cell office:value-type="float" office:value="576.1065036257919" table:formula="of:=SQRT([.CN20]^2+[.CM20]^2)" table:style-name="ce1">
            <text:p>576,1065036</text:p>
          </table:table-cell>
          <table:table-cell office:value-type="float" office:value="0.84028276432060911" table:style-name="ce1">
            <text:p>0,840282764</text:p>
          </table:table-cell>
          <table:table-cell office:value-type="float" office:value="-1.5114908902021431" table:formula="of:=20*LOG([.CQ20])" table:style-name="ce1">
            <text:p>-1,51149089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38.920352110278372" table:style-name="ce1">
            <text:p>38,92035211</text:p>
          </table:table-cell>
          <table:table-cell office:value-type="float" office:value="-25.194827311223971" table:style-name="ce1">
            <text:p>-25,19482731</text:p>
          </table:table-cell>
          <table:table-cell office:value-type="float" office:value="256280000000" table:style-name="ce1">
            <text:p>2,5628E+11</text:p>
          </table:table-cell>
          <table:table-cell office:value-type="float" office:value="1.1697848368971439E-3" table:style-name="ce1">
            <text:p>0,001169785</text:p>
          </table:table-cell>
          <table:table-cell office:value-type="float" office:value="3.7737433761267307E-2" table:style-name="ce1">
            <text:p>0,037737434</text:p>
          </table:table-cell>
          <table:table-cell office:value-type="float" office:value="-28.464552725294819" table:formula="of:=20*LOG10([.H21])" table:style-name="ce1">
            <text:p>-28,46455273</text:p>
          </table:table-cell>
          <table:table-cell table:number-columns-repeated="3" table:style-name="ce1"/>
          <table:table-cell office:value-type="float" office:value="53.888887563690993" table:style-name="ce1">
            <text:p>53,88888756</text:p>
          </table:table-cell>
          <table:table-cell office:value-type="float" office:value="-14.70498479123999" table:style-name="ce1">
            <text:p>-14,70498479</text:p>
          </table:table-cell>
          <table:table-cell office:value-type="float" office:value="256280000000" table:style-name="ce1">
            <text:p>2,5628E+11</text:p>
          </table:table-cell>
          <table:table-cell office:value-type="float" office:value="1.1697848368971439E-3" table:style-name="ce1">
            <text:p>0,001169785</text:p>
          </table:table-cell>
          <table:table-cell office:value-type="float" office:value="5.5348876520830689E-2" table:style-name="ce1">
            <text:p>0,055348877</text:p>
          </table:table-cell>
          <table:table-cell office:value-type="float" office:value="-25.137823801307938" table:formula="of:=20*LOG10([.Q21])" table:style-name="ce1">
            <text:p>-25,1378238</text:p>
          </table:table-cell>
          <table:table-cell table:number-columns-repeated="2" table:style-name="ce1"/>
          <table:table-cell office:value-type="float" office:value="76.719301419354125" table:style-name="ce1">
            <text:p>76,71930142</text:p>
          </table:table-cell>
          <table:table-cell office:value-type="float" office:value="-5.7351562093898467" table:style-name="ce1">
            <text:p>-5,735156209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2121850937557917" table:style-name="ce1">
            <text:p>0,212185094</text:p>
          </table:table-cell>
          <table:table-cell office:value-type="float" office:value="-13.465702580888909" table:formula="of:=20*LOG10([.Y21])" table:style-name="ce1">
            <text:p>-13,46570258</text:p>
          </table:table-cell>
          <table:table-cell table:style-name="ce9"/>
          <table:table-cell table:style-name="ce1"/>
          <table:table-cell office:value-type="float" office:value="98.246070340228243" table:style-name="ce1">
            <text:p>98,24607034</text:p>
          </table:table-cell>
          <table:table-cell office:value-type="float" office:value="-30.58733370867574" table:style-name="ce1">
            <text:p>-30,58733371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34596664987098658" table:style-name="ce1">
            <text:p>0,34596665</text:p>
          </table:table-cell>
          <table:table-cell office:value-type="float" office:value="-9.2193152770389659" table:formula="of:=20*LOG10([.AG21])" table:style-name="ce1">
            <text:p>-9,219315277</text:p>
          </table:table-cell>
          <table:table-cell table:number-columns-repeated="3" table:style-name="ce1"/>
          <table:table-cell office:value-type="float" office:value="119.67438550292761" table:style-name="ce1">
            <text:p>119,6743855</text:p>
          </table:table-cell>
          <table:table-cell office:value-type="float" office:value="-61.770022183758677" table:style-name="ce1">
            <text:p>-61,77002218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45850969842722072" table:style-name="ce1">
            <text:p>0,458509698</text:p>
          </table:table-cell>
          <table:table-cell office:value-type="float" office:value="-6.7730294734286538" table:formula="of:=20*LOG10([.AP21])" table:style-name="ce1">
            <text:p>-6,773029473</text:p>
          </table:table-cell>
          <table:table-cell table:number-columns-repeated="3" table:style-name="ce1"/>
          <table:table-cell office:value-type="float" office:value="145.10818059912029" table:style-name="ce1">
            <text:p>145,1081806</text:p>
          </table:table-cell>
          <table:table-cell office:value-type="float" office:value="-95.570880298682283" table:style-name="ce1">
            <text:p>-95,5708803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55307903309506457" table:style-name="ce1">
            <text:p>0,553079033</text:p>
          </table:table-cell>
          <table:table-cell office:value-type="float" office:value="-5.1442561014072101" table:formula="of:=20*LOG10([.AY21])" table:style-name="ce1">
            <text:p>-5,144256101</text:p>
          </table:table-cell>
          <table:table-cell table:number-columns-repeated="3" table:style-name="ce1"/>
          <table:table-cell office:value-type="float" office:value="174.31021139053581" table:style-name="ce1">
            <text:p>174,3102114</text:p>
          </table:table-cell>
          <table:table-cell office:value-type="float" office:value="-129.9365430880631" table:style-name="ce1">
            <text:p>-129,9365431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62604384415536118" table:style-name="ce1">
            <text:p>0,626043844</text:p>
          </table:table-cell>
          <table:table-cell office:value-type="float" office:value="-4.0679050096586202" table:formula="of:=20*LOG10([.BH21])" table:style-name="ce1">
            <text:p>-4,06790501</text:p>
          </table:table-cell>
          <table:table-cell table:number-columns-repeated="3" table:style-name="ce1"/>
          <table:table-cell office:value-type="float" office:value="237.19014538205781" table:style-name="ce1">
            <text:p>237,1901454</text:p>
          </table:table-cell>
          <table:table-cell office:value-type="float" office:value="-167.98775260780161" table:style-name="ce1">
            <text:p>-167,9877526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70644597658406172" table:style-name="ce1">
            <text:p>0,706445977</text:p>
          </table:table-cell>
          <table:table-cell office:value-type="float" office:value="-3.0184208792386649" table:formula="of:=20*LOG10([.BQ21])" table:style-name="ce1">
            <text:p>-3,018420879</text:p>
          </table:table-cell>
          <table:table-cell table:number-columns-repeated="3" table:style-name="ce1"/>
          <table:table-cell office:value-type="float" office:value="330.55136629944781" table:style-name="ce1">
            <text:p>330,5513663</text:p>
          </table:table-cell>
          <table:table-cell office:value-type="float" office:value="-189.0368704261308" table:style-name="ce1">
            <text:p>-189,0368704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76786700475593528" table:style-name="ce1">
            <text:p>0,767867005</text:p>
          </table:table-cell>
          <table:table-cell office:value-type="float" office:value="-2.2942798728669365" table:formula="of:=20*LOG10([.BZ21])" table:style-name="ce1">
            <text:p>-2,294279873</text:p>
          </table:table-cell>
          <table:table-cell table:number-columns-repeated="3" table:style-name="ce1"/>
          <table:table-cell office:value-type="float" office:value="485.05486825300147" table:style-name="ce1">
            <text:p>485,0548683</text:p>
          </table:table-cell>
          <table:table-cell office:value-type="float" office:value="-139.87535417633251" table:style-name="ce1">
            <text:p>-139,8753542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81976139864200581" table:style-name="ce1">
            <text:p>0,819761399</text:p>
          </table:table-cell>
          <table:table-cell office:value-type="float" office:value="-1.7262507165227905" table:formula="of:=20*LOG10([.CI21])" table:style-name="ce1">
            <text:p>-1,726250717</text:p>
          </table:table-cell>
          <table:table-cell table:number-columns-repeated="2" table:style-name="ce1"/>
          <table:table-cell office:value-type="float" office:value="572.28263324598652" table:style-name="ce1">
            <text:p>572,2826332</text:p>
          </table:table-cell>
          <table:table-cell office:value-type="float" office:value="43.825377163921587" table:style-name="ce1">
            <text:p>43,82537716</text:p>
          </table:table-cell>
          <table:table-cell office:value-type="float" office:value="272780000000" table:style-name="ce1">
            <text:p>2,7278E+11</text:p>
          </table:table-cell>
          <table:table-cell office:value-type="float" office:value="573.95825283597094" table:formula="of:=SQRT([.CN21]^2+[.CM21]^2)" table:style-name="ce1">
            <text:p>573,9582528</text:p>
          </table:table-cell>
          <table:table-cell office:value-type="float" office:value="0.83973286747072085" table:style-name="ce1">
            <text:p>0,839732867</text:p>
          </table:table-cell>
          <table:table-cell office:value-type="float" office:value="-1.5171769605346308" table:formula="of:=20*LOG([.CQ21])" table:style-name="ce1">
            <text:p>-1,517176961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40.893747053894742" table:style-name="ce1">
            <text:p>40,89374705</text:p>
          </table:table-cell>
          <table:table-cell office:value-type="float" office:value="-25.532573148514992" table:style-name="ce1">
            <text:p>-25,53257315</text:p>
          </table:table-cell>
          <table:table-cell office:value-type="float" office:value="256610000000" table:style-name="ce1">
            <text:p>2,5661E+11</text:p>
          </table:table-cell>
          <table:table-cell office:value-type="float" office:value="1.1682804956938549E-3" table:style-name="ce1">
            <text:p>0,00116828</text:p>
          </table:table-cell>
          <table:table-cell office:value-type="float" office:value="1.822552516833648E-2" table:style-name="ce1">
            <text:p>0,018225525</text:p>
          </table:table-cell>
          <table:table-cell office:value-type="float" office:value="-34.786398972765411" table:formula="of:=20*LOG10([.H22])" table:style-name="ce1">
            <text:p>-34,78639897</text:p>
          </table:table-cell>
          <table:table-cell table:number-columns-repeated="3" table:style-name="ce1"/>
          <table:table-cell office:value-type="float" office:value="54.950946734199782" table:style-name="ce1">
            <text:p>54,95094673</text:p>
          </table:table-cell>
          <table:table-cell office:value-type="float" office:value="-14.76363949240703" table:style-name="ce1">
            <text:p>-14,76363949</text:p>
          </table:table-cell>
          <table:table-cell office:value-type="float" office:value="256610000000" table:style-name="ce1">
            <text:p>2,5661E+11</text:p>
          </table:table-cell>
          <table:table-cell office:value-type="float" office:value="1.1682804956938549E-3" table:style-name="ce1">
            <text:p>0,00116828</text:p>
          </table:table-cell>
          <table:table-cell office:value-type="float" office:value="6.454335199288562E-2" table:style-name="ce1">
            <text:p>0,064543352</text:p>
          </table:table-cell>
          <table:table-cell office:value-type="float" office:value="-23.802969674145391" table:formula="of:=20*LOG10([.Q22])" table:style-name="ce1">
            <text:p>-23,80296967</text:p>
          </table:table-cell>
          <table:table-cell table:number-columns-repeated="2" table:style-name="ce1"/>
          <table:table-cell office:value-type="float" office:value="77.081049870092571" table:style-name="ce1">
            <text:p>77,08104987</text:p>
          </table:table-cell>
          <table:table-cell office:value-type="float" office:value="-5.6657984771587184" table:style-name="ce1">
            <text:p>-5,665798477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21438616064495111" table:style-name="ce1">
            <text:p>0,214386161</text:p>
          </table:table-cell>
          <table:table-cell office:value-type="float" office:value="-13.376065065175007" table:formula="of:=20*LOG10([.Y22])" table:style-name="ce1">
            <text:p>-13,37606507</text:p>
          </table:table-cell>
          <table:table-cell table:style-name="ce9"/>
          <table:table-cell table:style-name="ce1"/>
          <table:table-cell office:value-type="float" office:value="100.2233211473972" table:style-name="ce1">
            <text:p>100,2233211</text:p>
          </table:table-cell>
          <table:table-cell office:value-type="float" office:value="-30.68090128134742" table:style-name="ce1">
            <text:p>-30,68090128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35406472464349292" table:style-name="ce1">
            <text:p>0,354064725</text:p>
          </table:table-cell>
          <table:table-cell office:value-type="float" office:value="-9.0183467941690907" table:formula="of:=20*LOG10([.AG22])" table:style-name="ce1">
            <text:p>-9,018346794</text:p>
          </table:table-cell>
          <table:table-cell table:number-columns-repeated="2" table:style-name="ce1"/>
          <table:table-cell table:style-name="ce1">
            <draw:frame draw:z-index="17" draw:id="id16" draw:style-name="a16" draw:name="Chart 27" svg:x="0.31597in" svg:y="0in" svg:width="4.17014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office:value-type="float" office:value="123.6909057990943" table:style-name="ce1">
            <text:p>123,6909058</text:p>
          </table:table-cell>
          <table:table-cell office:value-type="float" office:value="-62.517179066037293" table:style-name="ce1">
            <text:p>-62,51717907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46975578222416708" table:style-name="ce1">
            <text:p>0,469755782</text:p>
          </table:table-cell>
          <table:table-cell office:value-type="float" office:value="-6.5625573092706633" table:formula="of:=20*LOG10([.AP22])" table:style-name="ce1">
            <text:p>-6,562557309</text:p>
          </table:table-cell>
          <table:table-cell table:number-columns-repeated="3" table:style-name="ce1"/>
          <table:table-cell office:value-type="float" office:value="151.60197346500311" table:style-name="ce1">
            <text:p>151,6019735</text:p>
          </table:table-cell>
          <table:table-cell office:value-type="float" office:value="-96.920520303989889" table:style-name="ce1">
            <text:p>-96,9205203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5650952263454353" table:style-name="ce1">
            <text:p>0,565095226</text:p>
          </table:table-cell>
          <table:table-cell office:value-type="float" office:value="-4.9575672279791263" table:formula="of:=20*LOG10([.AY22])" table:style-name="ce1">
            <text:p>-4,957567228</text:p>
          </table:table-cell>
          <table:table-cell table:number-columns-repeated="2" table:style-name="ce1"/>
          <table:table-cell table:style-name="ce1">
            <draw:frame draw:z-index="13" draw:id="id12" draw:style-name="a12" draw:name="Chart 23" svg:x="0.21181in" svg:y="0.16319in" svg:width="4.4062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office:value-type="float" office:value="183.77492319329929" table:style-name="ce1">
            <text:p>183,7749232</text:p>
          </table:table-cell>
          <table:table-cell office:value-type="float" office:value="-131.67613076691521" table:style-name="ce1">
            <text:p>-131,6761308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63778516067658153" table:style-name="ce1">
            <text:p>0,637785161</text:p>
          </table:table-cell>
          <table:table-cell office:value-type="float" office:value="-3.9065117937786837" table:formula="of:=20*LOG10([.BH22])" table:style-name="ce1">
            <text:p>-3,906511794</text:p>
          </table:table-cell>
          <table:table-cell table:number-columns-repeated="2" table:style-name="ce1"/>
          <table:table-cell table:style-name="ce1">
            <draw:frame draw:z-index="11" draw:id="id10" draw:style-name="a10" draw:name="Chart 21" svg:x="0.13542in" svg:y="0.00694in" svg:width="3.1875in" svg:height="3.00694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office:value-type="float" office:value="252.21185568257039" table:style-name="ce1">
            <text:p>252,2118557</text:p>
          </table:table-cell>
          <table:table-cell office:value-type="float" office:value="-167.3865384507375" table:style-name="ce1">
            <text:p>-167,3865385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71647529120952991" table:style-name="ce1">
            <text:p>0,716475291</text:p>
          </table:table-cell>
          <table:table-cell office:value-type="float" office:value="-2.8959756468928033" table:formula="of:=20*LOG10([.BQ22])" table:style-name="ce1">
            <text:p>-2,895975647</text:p>
          </table:table-cell>
          <table:table-cell table:number-columns-repeated="2" table:style-name="ce1"/>
          <table:table-cell table:style-name="ce1">
            <draw:frame draw:z-index="9" draw:id="id8" draw:style-name="a8" draw:name="Chart 19" svg:x="0.41667in" svg:y="0.06597in" svg:width="4.17361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office:value-type="float" office:value="351.97770570966122" table:style-name="ce1">
            <text:p>351,9777057</text:p>
          </table:table-cell>
          <table:table-cell office:value-type="float" office:value="-180.64284373613279" table:style-name="ce1">
            <text:p>-180,6428437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77559671042556788" table:style-name="ce1">
            <text:p>0,77559671</text:p>
          </table:table-cell>
          <table:table-cell office:value-type="float" office:value="-2.2072808316565711" table:formula="of:=20*LOG10([.BZ22])" table:style-name="ce1">
            <text:p>-2,207280832</text:p>
          </table:table-cell>
          <table:table-cell table:number-columns-repeated="3" table:style-name="ce1"/>
          <table:table-cell office:value-type="float" office:value="504.61569366994621" table:style-name="ce1">
            <text:p>504,6156937</text:p>
          </table:table-cell>
          <table:table-cell office:value-type="float" office:value="-109.47941980842781" table:style-name="ce1">
            <text:p>-109,4794198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82343237670210623" table:style-name="ce1">
            <text:p>0,823432377</text:p>
          </table:table-cell>
          <table:table-cell office:value-type="float" office:value="-1.6874412178265394" table:formula="of:=20*LOG10([.CI22])" table:style-name="ce1">
            <text:p>-1,687441218</text:p>
          </table:table-cell>
          <table:table-cell table:number-columns-repeated="2" table:style-name="ce1"/>
          <table:table-cell office:value-type="float" office:value="561.15834805491454" table:style-name="ce1">
            <text:p>561,1583481</text:p>
          </table:table-cell>
          <table:table-cell office:value-type="float" office:value="85.684954319063579" table:style-name="ce1">
            <text:p>85,68495432</text:p>
          </table:table-cell>
          <table:table-cell office:value-type="float" office:value="273110000000" table:style-name="ce1">
            <text:p>2,7311E+11</text:p>
          </table:table-cell>
          <table:table-cell office:value-type="float" office:value="567.66240230297149" table:formula="of:=SQRT([.CN22]^2+[.CM22]^2)" table:style-name="ce1">
            <text:p>567,6624023</text:p>
          </table:table-cell>
          <table:table-cell office:value-type="float" office:value="0.83809926000490365" table:style-name="ce1">
            <text:p>0,83809926</text:p>
          </table:table-cell>
          <table:table-cell office:value-type="float" office:value="-1.5340908560446487" table:formula="of:=20*LOG([.CQ22])" table:style-name="ce1">
            <text:p>-1,534090856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42.98388617925422" table:style-name="ce1">
            <text:p>42,98388618</text:p>
          </table:table-cell>
          <table:table-cell office:value-type="float" office:value="-25.720915197808839" table:style-name="ce1">
            <text:p>-25,7209152</text:p>
          </table:table-cell>
          <table:table-cell office:value-type="float" office:value="256940000000" table:style-name="ce1">
            <text:p>2,5694E+11</text:p>
          </table:table-cell>
          <table:table-cell office:value-type="float" office:value="1.1667800186814039E-3" table:style-name="ce1">
            <text:p>0,00116678</text:p>
          </table:table-cell>
          <table:table-cell office:value-type="float" office:value="9.1631339699606935E-4" table:style-name="ce1">
            <text:p>0,000916313</text:p>
          </table:table-cell>
          <table:table-cell office:value-type="float" office:value="-60.759119275380229" table:formula="of:=20*LOG10([.H23])" table:style-name="ce1">
            <text:p>-60,75911928</text:p>
          </table:table-cell>
          <table:table-cell table:number-columns-repeated="3" table:style-name="ce1"/>
          <table:table-cell office:value-type="float" office:value="56.032624467882577" table:style-name="ce1">
            <text:p>56,03262447</text:p>
          </table:table-cell>
          <table:table-cell office:value-type="float" office:value="-14.744715006810811" table:style-name="ce1">
            <text:p>-14,74471501</text:p>
          </table:table-cell>
          <table:table-cell office:value-type="float" office:value="256940000000" table:style-name="ce1">
            <text:p>2,5694E+11</text:p>
          </table:table-cell>
          <table:table-cell office:value-type="float" office:value="1.1667800186814039E-3" table:style-name="ce1">
            <text:p>0,00116678</text:p>
          </table:table-cell>
          <table:table-cell office:value-type="float" office:value="7.3560719932275753E-2" table:style-name="ce1">
            <text:p>0,07356072</text:p>
          </table:table-cell>
          <table:table-cell office:value-type="float" office:value="-22.66708058022768" table:formula="of:=20*LOG10([.Q23])" table:style-name="ce1">
            <text:p>-22,66708058</text:p>
          </table:table-cell>
          <table:table-cell table:number-columns-repeated="2" table:style-name="ce1"/>
          <table:table-cell office:value-type="float" office:value="77.438470164610195" table:style-name="ce1">
            <text:p>77,43847016</text:p>
          </table:table-cell>
          <table:table-cell office:value-type="float" office:value="-5.5734139819802682" table:style-name="ce1">
            <text:p>-5,573413982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21653902677167319" table:style-name="ce1">
            <text:p>0,216539027</text:p>
          </table:table-cell>
          <table:table-cell office:value-type="float" office:value="-13.289276389526361" table:formula="of:=20*LOG10([.Y23])" table:style-name="ce1">
            <text:p>-13,28927639</text:p>
          </table:table-cell>
          <table:table-cell table:style-name="ce9"/>
          <table:table-cell table:style-name="ce1"/>
          <table:table-cell office:value-type="float" office:value="102.2374014356279" table:style-name="ce1">
            <text:p>102,2374014</text:p>
          </table:table-cell>
          <table:table-cell office:value-type="float" office:value="-30.645037825510041" table:style-name="ce1">
            <text:p>-30,64503783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36196600302997828" table:style-name="ce1">
            <text:p>0,361966003</text:p>
          </table:table-cell>
          <table:table-cell office:value-type="float" office:value="-8.8266443567307853" table:formula="of:=20*LOG10([.AG23])" table:style-name="ce1">
            <text:p>-8,826644357</text:p>
          </table:table-cell>
          <table:table-cell table:number-columns-repeated="3" table:style-name="ce1"/>
          <table:table-cell office:value-type="float" office:value="127.8743390240146" table:style-name="ce1">
            <text:p>127,874339</text:p>
          </table:table-cell>
          <table:table-cell office:value-type="float" office:value="-63.014401439333078" table:style-name="ce1">
            <text:p>-63,01440144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4806747982044749" table:style-name="ce1">
            <text:p>0,480674798</text:p>
          </table:table-cell>
          <table:table-cell office:value-type="float" office:value="-6.3629729469693528" table:formula="of:=20*LOG10([.AP23])" table:style-name="ce1">
            <text:p>-6,362972947</text:p>
          </table:table-cell>
          <table:table-cell table:number-columns-repeated="2" table:style-name="ce1"/>
          <table:table-cell table:style-name="ce1">
            <draw:frame draw:z-index="15" draw:id="id14" draw:style-name="a14" draw:name="Chart 25" svg:x="0.45486in" svg:y="0.02431in" svg:width="3.99653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office:value-type="float" office:value="158.45218628201951" table:style-name="ce1">
            <text:p>158,4521863</text:p>
          </table:table-cell>
          <table:table-cell office:value-type="float" office:value="-97.858219870937631" table:style-name="ce1">
            <text:p>-97,85821987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57669198473550287" table:style-name="ce1">
            <text:p>0,576691985</text:p>
          </table:table-cell>
          <table:table-cell office:value-type="float" office:value="-4.7811216934512943" table:formula="of:=20*LOG10([.AY23])" table:style-name="ce1">
            <text:p>-4,781121693</text:p>
          </table:table-cell>
          <table:table-cell table:number-columns-repeated="3" table:style-name="ce1"/>
          <table:table-cell office:value-type="float" office:value="193.8399661514083" table:style-name="ce1">
            <text:p>193,8399662</text:p>
          </table:table-cell>
          <table:table-cell office:value-type="float" office:value="-132.76294629532981" table:style-name="ce1">
            <text:p>-132,7629463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64905712356182843" table:style-name="ce1">
            <text:p>0,649057124</text:p>
          </table:table-cell>
          <table:table-cell office:value-type="float" office:value="-3.7543415846101769" table:formula="of:=20*LOG10([.BH23])" table:style-name="ce1">
            <text:p>-3,754341585</text:p>
          </table:table-cell>
          <table:table-cell table:number-columns-repeated="3" table:style-name="ce1"/>
          <table:table-cell office:value-type="float" office:value="268.0149085606829" table:style-name="ce1">
            <text:p>268,0149086</text:p>
          </table:table-cell>
          <table:table-cell office:value-type="float" office:value="-165.28462844612881" table:style-name="ce1">
            <text:p>-165,2846284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72593918508606148" table:style-name="ce1">
            <text:p>0,725939185</text:p>
          </table:table-cell>
          <table:table-cell office:value-type="float" office:value="-2.7819952082519404" table:formula="of:=20*LOG10([.BQ23])" table:style-name="ce1">
            <text:p>-2,781995208</text:p>
          </table:table-cell>
          <table:table-cell table:number-columns-repeated="3" table:style-name="ce1"/>
          <table:table-cell office:value-type="float" office:value="373.4771385011594" table:style-name="ce1">
            <text:p>373,4771385</text:p>
          </table:table-cell>
          <table:table-cell office:value-type="float" office:value="-169.10136011814899" table:style-name="ce1">
            <text:p>-169,1013601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78259742345997008" table:style-name="ce1">
            <text:p>0,782597423</text:p>
          </table:table-cell>
          <table:table-cell office:value-type="float" office:value="-2.129231725153474" table:formula="of:=20*LOG10([.BZ23])" table:style-name="ce1">
            <text:p>-2,129231725</text:p>
          </table:table-cell>
          <table:table-cell table:number-columns-repeated="3" table:style-name="ce1"/>
          <table:table-cell office:value-type="float" office:value="519.5841498083953" table:style-name="ce1">
            <text:p>519,5841498</text:p>
          </table:table-cell>
          <table:table-cell office:value-type="float" office:value="-75.292494838703021" table:style-name="ce1">
            <text:p>-75,29249484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82609031183029147" table:style-name="ce1">
            <text:p>0,826090312</text:p>
          </table:table-cell>
          <table:table-cell office:value-type="float" office:value="-1.6594494219819196" table:formula="of:=20*LOG10([.CI23])" table:style-name="ce1">
            <text:p>-1,659449422</text:p>
          </table:table-cell>
          <table:table-cell table:number-columns-repeated="2" table:style-name="ce1"/>
          <table:table-cell office:value-type="float" office:value="543.65080517088904" table:style-name="ce1">
            <text:p>543,6508052</text:p>
          </table:table-cell>
          <table:table-cell office:value-type="float" office:value="123.98656260074451" table:style-name="ce1">
            <text:p>123,9865626</text:p>
          </table:table-cell>
          <table:table-cell office:value-type="float" office:value="273440000000" table:style-name="ce1">
            <text:p>2,7344E+11</text:p>
          </table:table-cell>
          <table:table-cell office:value-type="float" office:value="557.60995836561631" table:formula="of:=SQRT([.CN23]^2+[.CM23]^2)" table:style-name="ce1">
            <text:p>557,6099584</text:p>
          </table:table-cell>
          <table:table-cell office:value-type="float" office:value="0.83542073558342322" table:style-name="ce1">
            <text:p>0,835420736</text:p>
          </table:table-cell>
          <table:table-cell office:value-type="float" office:value="-1.561894990378929" table:formula="of:=20*LOG([.CQ23])" table:style-name="ce1">
            <text:p>-1,56189499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45.184135294655697" table:style-name="ce1">
            <text:p>45,18413529</text:p>
          </table:table-cell>
          <table:table-cell office:value-type="float" office:value="-25.734942769507921" table:style-name="ce1">
            <text:p>-25,73494277</text:p>
          </table:table-cell>
          <table:table-cell office:value-type="float" office:value="257270000000" table:style-name="ce1">
            <text:p>2,5727E+11</text:p>
          </table:table-cell>
          <table:table-cell office:value-type="float" office:value="1.165283390990011E-3" table:style-name="ce1">
            <text:p>0,001165283</text:p>
          </table:table-cell>
          <table:table-cell office:value-type="float" office:value="1.9597987419055649E-2" table:style-name="ce1">
            <text:p>0,019597987</text:p>
          </table:table-cell>
          <table:table-cell office:value-type="float" office:value="-34.155770509275214" table:formula="of:=20*LOG10([.H24])" table:style-name="ce1">
            <text:p>-34,15577051</text:p>
          </table:table-cell>
          <table:table-cell table:number-columns-repeated="3" table:style-name="ce1"/>
          <table:table-cell office:value-type="float" office:value="57.128271621188382" table:style-name="ce1">
            <text:p>57,12827162</text:p>
          </table:table-cell>
          <table:table-cell office:value-type="float" office:value="-14.64429576628997" table:style-name="ce1">
            <text:p>-14,64429577</text:p>
          </table:table-cell>
          <table:table-cell office:value-type="float" office:value="257270000000" table:style-name="ce1">
            <text:p>2,5727E+11</text:p>
          </table:table-cell>
          <table:table-cell office:value-type="float" office:value="1.165283390990011E-3" table:style-name="ce1">
            <text:p>0,001165283</text:p>
          </table:table-cell>
          <table:table-cell office:value-type="float" office:value="8.2361493987835793E-2" table:style-name="ce1">
            <text:p>0,082361494</text:p>
          </table:table-cell>
          <table:table-cell office:value-type="float" office:value="-21.685515682850792" table:formula="of:=20*LOG10([.Q24])" table:style-name="ce1">
            <text:p>-21,68551568</text:p>
          </table:table-cell>
          <table:table-cell table:number-columns-repeated="2" table:style-name="ce1"/>
          <table:table-cell office:value-type="float" office:value="77.790050793485975" table:style-name="ce1">
            <text:p>77,79005079</text:p>
          </table:table-cell>
          <table:table-cell office:value-type="float" office:value="-5.4582330528722913" table:style-name="ce1">
            <text:p>-5,458233053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21863589302232059" table:style-name="ce1">
            <text:p>0,218635893</text:p>
          </table:table-cell>
          <table:table-cell office:value-type="float" office:value="-13.20557078533607" table:formula="of:=20*LOG10([.Y24])" table:style-name="ce1">
            <text:p>-13,20557079</text:p>
          </table:table-cell>
          <table:table-cell table:style-name="ce9"/>
          <table:table-cell table:style-name="ce1"/>
          <table:table-cell office:value-type="float" office:value="104.2799773842507" table:style-name="ce1">
            <text:p>104,2799774</text:p>
          </table:table-cell>
          <table:table-cell office:value-type="float" office:value="-30.472968967856598" table:style-name="ce1">
            <text:p>-30,47296897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36964681960196799" table:style-name="ce1">
            <text:p>0,36964682</text:p>
          </table:table-cell>
          <table:table-cell office:value-type="float" office:value="-8.644260521387034" table:formula="of:=20*LOG10([.AG24])" table:style-name="ce1">
            <text:p>-8,644260521</text:p>
          </table:table-cell>
          <table:table-cell table:number-columns-repeated="3" table:style-name="ce1"/>
          <table:table-cell office:value-type="float" office:value="132.2138803160579" table:style-name="ce1">
            <text:p>132,2138803</text:p>
          </table:table-cell>
          <table:table-cell office:value-type="float" office:value="-63.234288501976081" table:style-name="ce1">
            <text:p>-63,2342885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49124288436286101" table:style-name="ce1">
            <text:p>0,491242884</text:p>
          </table:table-cell>
          <table:table-cell office:value-type="float" office:value="-6.1740745462469135" table:formula="of:=20*LOG10([.AP24])" table:style-name="ce1">
            <text:p>-6,174074546</text:p>
          </table:table-cell>
          <table:table-cell table:number-columns-repeated="3" table:style-name="ce1"/>
          <table:table-cell office:value-type="float" office:value="165.64718292794819" table:style-name="ce1">
            <text:p>165,6471829</text:p>
          </table:table-cell>
          <table:table-cell office:value-type="float" office:value="-98.320967792141403" table:style-name="ce1">
            <text:p>-98,32096779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58784842366091428" table:style-name="ce1">
            <text:p>0,587848424</text:p>
          </table:table-cell>
          <table:table-cell office:value-type="float" office:value="-4.6146928408539454" table:formula="of:=20*LOG10([.AY24])" table:style-name="ce1">
            <text:p>-4,614692841</text:p>
          </table:table-cell>
          <table:table-cell table:number-columns-repeated="3" table:style-name="ce1"/>
          <table:table-cell office:value-type="float" office:value="204.4884396018916" table:style-name="ce1">
            <text:p>204,4884396</text:p>
          </table:table-cell>
          <table:table-cell office:value-type="float" office:value="-133.07700141666211" table:style-name="ce1">
            <text:p>-133,0770014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6598378884133308" table:style-name="ce1">
            <text:p>0,659837888</text:p>
          </table:table-cell>
          <table:table-cell office:value-type="float" office:value="-3.611255010842088" table:formula="of:=20*LOG10([.BH24])" table:style-name="ce1">
            <text:p>-3,611255011</text:p>
          </table:table-cell>
          <table:table-cell table:number-columns-repeated="3" table:style-name="ce1"/>
          <table:table-cell office:value-type="float" office:value="284.46014442395551" table:style-name="ce1">
            <text:p>284,4601444</text:p>
          </table:table-cell>
          <table:table-cell office:value-type="float" office:value="-161.43425246845669" table:style-name="ce1">
            <text:p>-161,4342525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73480134536524966" table:style-name="ce1">
            <text:p>0,734801345</text:p>
          </table:table-cell>
          <table:table-cell office:value-type="float" office:value="-2.6766011441082229" table:formula="of:=20*LOG10([.BQ24])" table:style-name="ce1">
            <text:p>-2,676601144</text:p>
          </table:table-cell>
          <table:table-cell table:number-columns-repeated="3" table:style-name="ce1"/>
          <table:table-cell office:value-type="float" office:value="394.46714567962232" table:style-name="ce1">
            <text:p>394,4671457</text:p>
          </table:table-cell>
          <table:table-cell office:value-type="float" office:value="-154.15088437123521" table:style-name="ce1">
            <text:p>-154,1508844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78881443243371119" table:style-name="ce1">
            <text:p>0,788814432</text:p>
          </table:table-cell>
          <table:table-cell office:value-type="float" office:value="-2.0605030397096034" table:formula="of:=20*LOG10([.BZ24])" table:style-name="ce1">
            <text:p>-2,06050304</text:p>
          </table:table-cell>
          <table:table-cell table:number-columns-repeated="3" table:style-name="ce1"/>
          <table:table-cell office:value-type="float" office:value="528.98887942527836" table:style-name="ce1">
            <text:p>528,9888794</text:p>
          </table:table-cell>
          <table:table-cell office:value-type="float" office:value="-38.352065291029909" table:style-name="ce1">
            <text:p>-38,35206529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82769830195532912" table:style-name="ce1">
            <text:p>0,827698302</text:p>
          </table:table-cell>
          <table:table-cell office:value-type="float" office:value="-1.6425587153340735" table:formula="of:=20*LOG10([.CI24])" table:style-name="ce1">
            <text:p>-1,642558715</text:p>
          </table:table-cell>
          <table:table-cell table:number-columns-repeated="2" table:style-name="ce1"/>
          <table:table-cell office:value-type="float" office:value="521.0564553404962" table:style-name="ce1">
            <text:p>521,0564553</text:p>
          </table:table-cell>
          <table:table-cell office:value-type="float" office:value="157.57753534653551" table:style-name="ce1">
            <text:p>157,5775353</text:p>
          </table:table-cell>
          <table:table-cell office:value-type="float" office:value="273770000000" table:style-name="ce1">
            <text:p>2,7377E+11</text:p>
          </table:table-cell>
          <table:table-cell office:value-type="float" office:value="544.3624796933484" table:formula="of:=SQRT([.CN24]^2+[.CM24]^2)" table:style-name="ce1">
            <text:p>544,3624797</text:p>
          </table:table-cell>
          <table:table-cell office:value-type="float" office:value="0.83175250219093011" table:style-name="ce1">
            <text:p>0,831752502</text:p>
          </table:table-cell>
          <table:table-cell office:value-type="float" office:value="-1.6001176790696856" table:formula="of:=20*LOG([.CQ24])" table:style-name="ce1">
            <text:p>-1,600117679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47.483205699637907" table:style-name="ce1">
            <text:p>47,4832057</text:p>
          </table:table-cell>
          <table:table-cell office:value-type="float" office:value="-25.54794016087947" table:style-name="ce1">
            <text:p>-25,54794016</text:p>
          </table:table-cell>
          <table:table-cell office:value-type="float" office:value="257600000000" table:style-name="ce1">
            <text:p>2,576E+11</text:p>
          </table:table-cell>
          <table:table-cell office:value-type="float" office:value="1.1637905978260871E-3" table:style-name="ce1">
            <text:p>0,001163791</text:p>
          </table:table-cell>
          <table:table-cell office:value-type="float" office:value="3.7720093628964182E-2" table:style-name="ce1">
            <text:p>0,037720094</text:p>
          </table:table-cell>
          <table:table-cell office:value-type="float" office:value="-28.468544758518139" table:formula="of:=20*LOG10([.H25])" table:style-name="ce1">
            <text:p>-28,46854476</text:p>
          </table:table-cell>
          <table:table-cell table:number-columns-repeated="3" table:style-name="ce1"/>
          <table:table-cell office:value-type="float" office:value="58.231538386765472" table:style-name="ce1">
            <text:p>58,23153839</text:p>
          </table:table-cell>
          <table:table-cell office:value-type="float" office:value="-14.458826494740951" table:style-name="ce1">
            <text:p>-14,45882649</text:p>
          </table:table-cell>
          <table:table-cell office:value-type="float" office:value="257600000000" table:style-name="ce1">
            <text:p>2,576E+11</text:p>
          </table:table-cell>
          <table:table-cell office:value-type="float" office:value="1.1637905978260871E-3" table:style-name="ce1">
            <text:p>0,001163791</text:p>
          </table:table-cell>
          <table:table-cell office:value-type="float" office:value="9.0907005947747088E-2" table:style-name="ce1">
            <text:p>0,090907006</text:p>
          </table:table-cell>
          <table:table-cell office:value-type="float" office:value="-20.828052912634355" table:formula="of:=20*LOG10([.Q25])" table:style-name="ce1">
            <text:p>-20,82805291</text:p>
          </table:table-cell>
          <table:table-cell table:number-columns-repeated="2" table:style-name="ce1"/>
          <table:table-cell office:value-type="float" office:value="78.134283964336007" table:style-name="ce1">
            <text:p>78,13428396</text:p>
          </table:table-cell>
          <table:table-cell office:value-type="float" office:value="-5.3205925146529154" table:style-name="ce1">
            <text:p>-5,320592515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22066927622001281" table:style-name="ce1">
            <text:p>0,220669276</text:p>
          </table:table-cell>
          <table:table-cell office:value-type="float" office:value="-13.125162588869582" table:formula="of:=20*LOG10([.Y25])" table:style-name="ce1">
            <text:p>-13,12516259</text:p>
          </table:table-cell>
          <table:table-cell table:style-name="ce9"/>
          <table:table-cell table:style-name="ce1">
            <draw:frame draw:z-index="19" draw:id="id18" draw:style-name="a18" draw:name="Chart 29" svg:x="0.5in" svg:y="0.03819in" svg:width="3.73611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office:value-type="float" office:value="106.3416258443285" table:style-name="ce1">
            <text:p>106,3416258</text:p>
          </table:table-cell>
          <table:table-cell office:value-type="float" office:value="-30.158343232268191" table:style-name="ce1">
            <text:p>-30,15834323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37708429783667041" table:style-name="ce1">
            <text:p>0,377084298</text:p>
          </table:table-cell>
          <table:table-cell office:value-type="float" office:value="-8.4712310333974621" table:formula="of:=20*LOG10([.AG25])" table:style-name="ce1">
            <text:p>-8,471231033</text:p>
          </table:table-cell>
          <table:table-cell table:number-columns-repeated="3" table:style-name="ce1"/>
          <table:table-cell office:value-type="float" office:value="136.69470873655229" table:style-name="ce1">
            <text:p>136,6947087</text:p>
          </table:table-cell>
          <table:table-cell office:value-type="float" office:value="-63.148372581566832" table:style-name="ce1">
            <text:p>-63,14837258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50143610060658295" table:style-name="ce1">
            <text:p>0,501436101</text:p>
          </table:table-cell>
          <table:table-cell office:value-type="float" office:value="-5.9956880493652251" table:formula="of:=20*LOG10([.AP25])" table:style-name="ce1">
            <text:p>-5,995688049</text:p>
          </table:table-cell>
          <table:table-cell table:number-columns-repeated="3" table:style-name="ce1"/>
          <table:table-cell office:value-type="float" office:value="173.1657926618301" table:style-name="ce1">
            <text:p>173,1657927</text:p>
          </table:table-cell>
          <table:table-cell office:value-type="float" office:value="-98.240783189707656" table:style-name="ce1">
            <text:p>-98,24078319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59854198015281668" table:style-name="ce1">
            <text:p>0,59854198</text:p>
          </table:table-cell>
          <table:table-cell office:value-type="float" office:value="-4.4581076784399833" table:formula="of:=20*LOG10([.AY25])" table:style-name="ce1">
            <text:p>-4,458107678</text:p>
          </table:table-cell>
          <table:table-cell table:number-columns-repeated="3" table:style-name="ce1"/>
          <table:table-cell office:value-type="float" office:value="215.68315479191119" table:style-name="ce1">
            <text:p>215,6831548</text:p>
          </table:table-cell>
          <table:table-cell office:value-type="float" office:value="-132.48672079334301" table:style-name="ce1">
            <text:p>-132,4867208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6701024238222627" table:style-name="ce1">
            <text:p>0,670102424</text:p>
          </table:table-cell>
          <table:table-cell office:value-type="float" office:value="-3.4771762235610648" table:formula="of:=20*LOG10([.BH25])" table:style-name="ce1">
            <text:p>-3,477176224</text:p>
          </table:table-cell>
          <table:table-cell table:number-columns-repeated="3" table:style-name="ce1"/>
          <table:table-cell office:value-type="float" office:value="301.34207227039542" table:style-name="ce1">
            <text:p>301,3420723</text:p>
          </table:table-cell>
          <table:table-cell office:value-type="float" office:value="-155.58597458924609" table:style-name="ce1">
            <text:p>-155,5859746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7430212270707286" table:style-name="ce1">
            <text:p>0,743021227</text:p>
          </table:table-cell>
          <table:table-cell office:value-type="float" office:value="-2.5799755776014393" table:formula="of:=20*LOG10([.BQ25])" table:style-name="ce1">
            <text:p>-2,579975578</text:p>
          </table:table-cell>
          <table:table-cell table:number-columns-repeated="3" table:style-name="ce1"/>
          <table:table-cell office:value-type="float" office:value="414.2426287411572" table:style-name="ce1">
            <text:p>414,2426287</text:p>
          </table:table-cell>
          <table:table-cell office:value-type="float" office:value="-135.65838396956369" table:style-name="ce1">
            <text:p>-135,658384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79419213049147286" table:style-name="ce1">
            <text:p>0,79419213</text:p>
          </table:table-cell>
          <table:table-cell office:value-type="float" office:value="-2.0014884119514345" table:formula="of:=20*LOG10([.BZ25])" table:style-name="ce1">
            <text:p>-2,001488412</text:p>
          </table:table-cell>
          <table:table-cell table:number-columns-repeated="3" table:style-name="ce1"/>
          <table:table-cell office:value-type="float" office:value="532.19349064359187" table:style-name="ce1">
            <text:p>532,1934906</text:p>
          </table:table-cell>
          <table:table-cell office:value-type="float" office:value="5.7761810379649534E-12" table:style-name="ce1">
            <text:p>5,77618E-12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8282357985668064" table:style-name="ce1">
            <text:p>0,828235799</text:p>
          </table:table-cell>
          <table:table-cell office:value-type="float" office:value="-1.6369200411735352" table:formula="of:=20*LOG10([.CI25])" table:style-name="ce1">
            <text:p>-1,636920041</text:p>
          </table:table-cell>
          <table:table-cell table:number-columns-repeated="2" table:style-name="ce1"/>
          <table:table-cell office:value-type="float" office:value="494.83830219978262" table:style-name="ce1">
            <text:p>494,8383022</text:p>
          </table:table-cell>
          <table:table-cell office:value-type="float" office:value="185.81131482408631" table:style-name="ce1">
            <text:p>185,8113148</text:p>
          </table:table-cell>
          <table:table-cell office:value-type="float" office:value="274100000000" table:style-name="ce1">
            <text:p>2,741E+11</text:p>
          </table:table-cell>
          <table:table-cell office:value-type="float" office:value="528.57429945147646" table:formula="of:=SQRT([.CN25]^2+[.CM25]^2)" table:style-name="ce1">
            <text:p>528,5742995</text:p>
          </table:table-cell>
          <table:table-cell office:value-type="float" office:value="0.82716135145510949" table:style-name="ce1">
            <text:p>0,827161351</text:p>
          </table:table-cell>
          <table:table-cell office:value-type="float" office:value="-1.6481953177372699" table:formula="of:=20*LOG([.CQ25])" table:style-name="ce1">
            <text:p>-1,648195318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49.864146259743073" table:style-name="ce1">
            <text:p>49,86414626</text:p>
          </table:table-cell>
          <table:table-cell office:value-type="float" office:value="-25.132108616312571" table:style-name="ce1">
            <text:p>-25,13210862</text:p>
          </table:table-cell>
          <table:table-cell office:value-type="float" office:value="257930000000" table:style-name="ce1">
            <text:p>2,5793E+11</text:p>
          </table:table-cell>
          <table:table-cell office:value-type="float" office:value="1.1623016244717559E-3" table:style-name="ce1">
            <text:p>0,001162302</text:p>
          </table:table-cell>
          <table:table-cell office:value-type="float" office:value="5.5173659167246571E-2" table:style-name="ce1">
            <text:p>0,055173659</text:p>
          </table:table-cell>
          <table:table-cell office:value-type="float" office:value="-25.165364245643012" table:formula="of:=20*LOG10([.H26])" table:style-name="ce1">
            <text:p>-25,16536425</text:p>
          </table:table-cell>
          <table:table-cell table:number-columns-repeated="3" table:style-name="ce1"/>
          <table:table-cell office:value-type="float" office:value="59.335375459793639" table:style-name="ce1">
            <text:p>59,33537546</text:p>
          </table:table-cell>
          <table:table-cell office:value-type="float" office:value="-14.18523371143502" table:style-name="ce1">
            <text:p>-14,18523371</text:p>
          </table:table-cell>
          <table:table-cell office:value-type="float" office:value="257930000000" table:style-name="ce1">
            <text:p>2,5793E+11</text:p>
          </table:table-cell>
          <table:table-cell office:value-type="float" office:value="1.1623016244717559E-3" table:style-name="ce1">
            <text:p>0,001162302</text:p>
          </table:table-cell>
          <table:table-cell office:value-type="float" office:value="9.9159473179832036E-2" table:style-name="ce1">
            <text:p>0,099159473</text:p>
          </table:table-cell>
          <table:table-cell office:value-type="float" office:value="-20.073315784857151" table:formula="of:=20*LOG10([.Q26])" table:style-name="ce1">
            <text:p>-20,07331578</text:p>
          </table:table-cell>
          <table:table-cell table:number-columns-repeated="2" table:style-name="ce1"/>
          <table:table-cell office:value-type="float" office:value="78.469674121843966" table:style-name="ce1">
            <text:p>78,46967412</text:p>
          </table:table-cell>
          <table:table-cell office:value-type="float" office:value="-5.1609373855758349" table:style-name="ce1">
            <text:p>-5,160937386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22263202975634599" table:style-name="ce1">
            <text:p>0,22263203</text:p>
          </table:table-cell>
          <table:table-cell office:value-type="float" office:value="-13.048247083426137" table:formula="of:=20*LOG10([.Y26])" table:style-name="ce1">
            <text:p>-13,04824708</text:p>
          </table:table-cell>
          <table:table-cell table:style-name="ce9"/>
          <table:table-cell table:style-name="ce1"/>
          <table:table-cell office:value-type="float" office:value="108.4118153591955" table:style-name="ce1">
            <text:p>108,4118154</text:p>
          </table:table-cell>
          <table:table-cell office:value-type="float" office:value="-29.69539995297659" table:style-name="ce1">
            <text:p>-29,69539995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38425632936746001" table:style-name="ce1">
            <text:p>0,384256329</text:p>
          </table:table-cell>
          <table:table-cell office:value-type="float" office:value="-8.3075794037355681" table:formula="of:=20*LOG10([.AG26])" table:style-name="ce1">
            <text:p>-8,307579404</text:p>
          </table:table-cell>
          <table:table-cell table:number-columns-repeated="3" table:style-name="ce1"/>
          <table:table-cell office:value-type="float" office:value="141.2974258312706" table:style-name="ce1">
            <text:p>141,2974258</text:p>
          </table:table-cell>
          <table:table-cell office:value-type="float" office:value="-62.727620048612557" table:style-name="ce1">
            <text:p>-62,72762005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51123029676996856" table:style-name="ce1">
            <text:p>0,511230297</text:p>
          </table:table-cell>
          <table:table-cell office:value-type="float" office:value="-5.8276683344684912" table:formula="of:=20*LOG10([.AP26])" table:style-name="ce1">
            <text:p>-5,827668334</text:p>
          </table:table-cell>
          <table:table-cell table:number-columns-repeated="3" table:style-name="ce1"/>
          <table:table-cell office:value-type="float" office:value="180.97525782880979" table:style-name="ce1">
            <text:p>180,9752578</text:p>
          </table:table-cell>
          <table:table-cell office:value-type="float" office:value="-97.545766028022044" table:style-name="ce1">
            <text:p>-97,54576603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60874828302327511" table:style-name="ce1">
            <text:p>0,608748283</text:p>
          </table:table-cell>
          <table:table-cell office:value-type="float" office:value="-4.3112450140946459" table:formula="of:=20*LOG10([.AY26])" table:style-name="ce1">
            <text:p>-4,311245014</text:p>
          </table:table-cell>
          <table:table-cell table:number-columns-repeated="3" table:style-name="ce1"/>
          <table:table-cell office:value-type="float" office:value="227.36140342490671" table:style-name="ce1">
            <text:p>227,3614034</text:p>
          </table:table-cell>
          <table:table-cell office:value-type="float" office:value="-130.8513931786697" table:style-name="ce1">
            <text:p>-130,8513932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6798224371190702" table:style-name="ce1">
            <text:p>0,679822437</text:p>
          </table:table-cell>
          <table:table-cell office:value-type="float" office:value="-3.3520901179130318" table:formula="of:=20*LOG10([.BH26])" table:style-name="ce1">
            <text:p>-3,352090118</text:p>
          </table:table-cell>
          <table:table-cell table:number-columns-repeated="3" table:style-name="ce1"/>
          <table:table-cell office:value-type="float" office:value="318.37918441785229" table:style-name="ce1">
            <text:p>318,3791844</text:p>
          </table:table-cell>
          <table:table-cell office:value-type="float" office:value="-147.50609420783741" table:style-name="ce1">
            <text:p>-147,5060942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75055462567619913" table:style-name="ce1">
            <text:p>0,750554626</text:p>
          </table:table-cell>
          <table:table-cell office:value-type="float" office:value="-2.4923538827669205" table:formula="of:=20*LOG10([.BQ26])" table:style-name="ce1">
            <text:p>-2,492353883</text:p>
          </table:table-cell>
          <table:table-cell table:number-columns-repeated="3" table:style-name="ce1"/>
          <table:table-cell office:value-type="float" office:value="432.00818265685552" table:style-name="ce1">
            <text:p>432,0081827</text:p>
          </table:table-cell>
          <table:table-cell office:value-type="float" office:value="-113.67351078821071" table:style-name="ce1">
            <text:p>-113,6735108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79867660481330205" table:style-name="ce1">
            <text:p>0,798676605</text:p>
          </table:table-cell>
          <table:table-cell office:value-type="float" office:value="-1.9525807385271332" table:formula="of:=20*LOG10([.BZ26])" table:style-name="ce1">
            <text:p>-1,952580739</text:p>
          </table:table-cell>
          <table:table-cell table:number-columns-repeated="3" table:style-name="ce1"/>
          <table:table-cell office:value-type="float" office:value="529.00417805158702" table:style-name="ce1">
            <text:p>529,0041781</text:p>
          </table:table-cell>
          <table:table-cell office:value-type="float" office:value="38.261048140932473" table:style-name="ce1">
            <text:p>38,26104814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82770088030967437" table:style-name="ce1">
            <text:p>0,82770088</text:p>
          </table:table-cell>
          <table:table-cell office:value-type="float" office:value="-1.6425316580520224" table:formula="of:=20*LOG10([.CI26])" table:style-name="ce1">
            <text:p>-1,642531658</text:p>
          </table:table-cell>
          <table:table-cell table:number-columns-repeated="2" table:style-name="ce1"/>
          <table:table-cell office:value-type="float" office:value="466.43032221420611" table:style-name="ce1">
            <text:p>466,4303222</text:p>
          </table:table-cell>
          <table:table-cell office:value-type="float" office:value="208.51609994486921" table:style-name="ce1">
            <text:p>208,5160999</text:p>
          </table:table-cell>
          <table:table-cell office:value-type="float" office:value="274430000000" table:style-name="ce1">
            <text:p>2,7443E+11</text:p>
          </table:table-cell>
          <table:table-cell office:value-type="float" office:value="510.91702791849366" table:formula="of:=SQRT([.CN26]^2+[.CM26]^2)" table:style-name="ce1">
            <text:p>510,9170279</text:p>
          </table:table-cell>
          <table:table-cell office:value-type="float" office:value="0.82172051297659854" table:style-name="ce1">
            <text:p>0,821720513</text:p>
          </table:table-cell>
          <table:table-cell office:value-type="float" office:value="-1.7055174280741308" table:formula="of:=20*LOG([.CQ26])" table:style-name="ce1">
            <text:p>-1,705517428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52.303366982998597" table:style-name="ce1">
            <text:p>52,30336698</text:p>
          </table:table-cell>
          <table:table-cell office:value-type="float" office:value="-24.459665357820761" table:style-name="ce1">
            <text:p>-24,45966536</text:p>
          </table:table-cell>
          <table:table-cell office:value-type="float" office:value="258260000000" table:style-name="ce1">
            <text:p>2,5826E+11</text:p>
          </table:table-cell>
          <table:table-cell office:value-type="float" office:value="1.160816456284365E-3" table:style-name="ce1">
            <text:p>0,001160816</text:p>
          </table:table-cell>
          <table:table-cell office:value-type="float" office:value="7.1840346992168416E-2" table:style-name="ce1">
            <text:p>0,071840347</text:p>
          </table:table-cell>
          <table:table-cell office:value-type="float" office:value="-22.872631573468695" table:formula="of:=20*LOG10([.H27])" table:style-name="ce1">
            <text:p>-22,87263157</text:p>
          </table:table-cell>
          <table:table-cell table:number-columns-repeated="3" table:style-name="ce1"/>
          <table:table-cell office:value-type="float" office:value="60.432056080933307" table:style-name="ce1">
            <text:p>60,43205608</text:p>
          </table:table-cell>
          <table:table-cell office:value-type="float" office:value="-13.82105604384734" table:style-name="ce1">
            <text:p>-13,82105604</text:p>
          </table:table-cell>
          <table:table-cell office:value-type="float" office:value="258260000000" table:style-name="ce1">
            <text:p>2,5826E+11</text:p>
          </table:table-cell>
          <table:table-cell office:value-type="float" office:value="1.160816456284365E-3" table:style-name="ce1">
            <text:p>0,001160816</text:p>
          </table:table-cell>
          <table:table-cell office:value-type="float" office:value="0.1070820948926724" table:style-name="ce1">
            <text:p>0,107082095</text:p>
          </table:table-cell>
          <table:table-cell office:value-type="float" office:value="-19.405662822278053" table:formula="of:=20*LOG10([.Q27])" table:style-name="ce1">
            <text:p>-19,40566282</text:p>
          </table:table-cell>
          <table:table-cell table:number-columns-repeated="2" table:style-name="ce1"/>
          <table:table-cell office:value-type="float" office:value="78.794746883705457" table:style-name="ce1">
            <text:p>78,79474688</text:p>
          </table:table-cell>
          <table:table-cell office:value-type="float" office:value="-4.9798217693137419" table:style-name="ce1">
            <text:p>-4,979821769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22451736271733019" table:style-name="ce1">
            <text:p>0,224517363</text:p>
          </table:table-cell>
          <table:table-cell office:value-type="float" office:value="-12.975001356843281" table:formula="of:=20*LOG10([.Y27])" table:style-name="ce1">
            <text:p>-12,97500136</text:p>
          </table:table-cell>
          <table:table-cell table:style-name="ce9"/>
          <table:table-cell table:style-name="ce1"/>
          <table:table-cell office:value-type="float" office:value="110.4789122695676" table:style-name="ce1">
            <text:p>110,4789123</text:p>
          </table:table-cell>
          <table:table-cell office:value-type="float" office:value="-29.079152529764631" table:style-name="ce1">
            <text:p>-29,07915253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3911415697600078" table:style-name="ce1">
            <text:p>0,39114157</text:p>
          </table:table-cell>
          <table:table-cell office:value-type="float" office:value="-8.1533205125602901" table:formula="of:=20*LOG10([.AG27])" table:style-name="ce1">
            <text:p>-8,153320513</text:p>
          </table:table-cell>
          <table:table-cell table:number-columns-repeated="3" table:style-name="ce1"/>
          <table:table-cell office:value-type="float" office:value="145.99752310019741" table:style-name="ce1">
            <text:p>145,9975231</text:p>
          </table:table-cell>
          <table:table-cell office:value-type="float" office:value="-61.943094898357202" table:style-name="ce1">
            <text:p>-61,9430949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52060103495061072" table:style-name="ce1">
            <text:p>0,520601035</text:p>
          </table:table-cell>
          <table:table-cell office:value-type="float" office:value="-5.669899457040751" table:formula="of:=20*LOG10([.AP27])" table:style-name="ce1">
            <text:p>-5,669899457</text:p>
          </table:table-cell>
          <table:table-cell table:number-columns-repeated="3" table:style-name="ce1"/>
          <table:table-cell office:value-type="float" office:value="189.02911472642819" table:style-name="ce1">
            <text:p>189,0291147</text:p>
          </table:table-cell>
          <table:table-cell office:value-type="float" office:value="-96.161749986442274" table:style-name="ce1">
            <text:p>-96,16174999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61844110677424879" table:style-name="ce1">
            <text:p>0,618441107</text:p>
          </table:table-cell>
          <table:table-cell office:value-type="float" office:value="-4.1740330256529594" table:formula="of:=20*LOG10([.AY27])" table:style-name="ce1">
            <text:p>-4,174033026</text:p>
          </table:table-cell>
          <table:table-cell table:number-columns-repeated="3" table:style-name="ce1"/>
          <table:table-cell office:value-type="float" office:value="239.42948871472041" table:style-name="ce1">
            <text:p>239,4294887</text:p>
          </table:table-cell>
          <table:table-cell office:value-type="float" office:value="-128.02536743840449" table:style-name="ce1">
            <text:p>-128,0253674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6889664271687358" table:style-name="ce1">
            <text:p>0,688966427</text:p>
          </table:table-cell>
          <table:table-cell office:value-type="float" office:value="-3.236038808599373" table:formula="of:=20*LOG10([.BH27])" table:style-name="ce1">
            <text:p>-3,236038809</text:p>
          </table:table-cell>
          <table:table-cell table:number-columns-repeated="3" table:style-name="ce1"/>
          <table:table-cell office:value-type="float" office:value="335.20863651095488" table:style-name="ce1">
            <text:p>335,2086365</text:p>
          </table:table-cell>
          <table:table-cell office:value-type="float" office:value="-136.99997776630099" table:style-name="ce1">
            <text:p>-136,9999778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7573546090409049" table:style-name="ce1">
            <text:p>0,757354609</text:p>
          </table:table-cell>
          <table:table-cell office:value-type="float" office:value="-2.4140145450059354" table:formula="of:=20*LOG10([.BQ27])" table:style-name="ce1">
            <text:p>-2,414014545</text:p>
          </table:table-cell>
          <table:table-cell table:number-columns-repeated="3" table:style-name="ce1"/>
          <table:table-cell office:value-type="float" office:value="446.93617493053239" table:style-name="ce1">
            <text:p>446,9361749</text:p>
          </table:table-cell>
          <table:table-cell office:value-type="float" office:value="-88.47379592393429" table:style-name="ce1">
            <text:p>-88,47379592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80221870885095736" table:style-name="ce1">
            <text:p>0,802218709</text:p>
          </table:table-cell>
          <table:table-cell office:value-type="float" office:value="-1.9141442777534108" table:formula="of:=20*LOG10([.BZ27])" table:style-name="ce1">
            <text:p>-1,914144278</text:p>
          </table:table-cell>
          <table:table-cell table:number-columns-repeated="3" table:style-name="ce1"/>
          <table:table-cell office:value-type="float" office:value="519.70203387615106" table:style-name="ce1">
            <text:p>519,7020339</text:p>
          </table:table-cell>
          <table:table-cell office:value-type="float" office:value="74.949539787740932" table:style-name="ce1">
            <text:p>74,94953979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82611075561180169" table:style-name="ce1">
            <text:p>0,826110756</text:p>
          </table:table-cell>
          <table:table-cell office:value-type="float" office:value="-1.6592344694153209" table:formula="of:=20*LOG10([.CI27])" table:style-name="ce1">
            <text:p>-1,659234469</text:p>
          </table:table-cell>
          <table:table-cell table:number-columns-repeated="2" table:style-name="ce1"/>
          <table:table-cell office:value-type="float" office:value="437.09679402998728" table:style-name="ce1">
            <text:p>437,096794</text:p>
          </table:table-cell>
          <table:table-cell office:value-type="float" office:value="225.8982486245952" table:style-name="ce1">
            <text:p>225,8982486</text:p>
          </table:table-cell>
          <table:table-cell office:value-type="float" office:value="274760000000" table:style-name="ce1">
            <text:p>2,7476E+11</text:p>
          </table:table-cell>
          <table:table-cell office:value-type="float" office:value="492.01994480198925" table:formula="of:=SQRT([.CN27]^2+[.CM27]^2)" table:style-name="ce1">
            <text:p>492,0199448</text:p>
          </table:table-cell>
          <table:table-cell office:value-type="float" office:value="0.81550494412796559" table:style-name="ce1">
            <text:p>0,815504944</text:p>
          </table:table-cell>
          <table:table-cell office:value-type="float" office:value="-1.7714680327320018" table:formula="of:=20*LOG([.CQ27])" table:style-name="ce1">
            <text:p>-1,771468033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54.769820893543013" table:style-name="ce1">
            <text:p>54,76982089</text:p>
          </table:table-cell>
          <table:table-cell office:value-type="float" office:value="-23.504374872010629" table:style-name="ce1">
            <text:p>-23,50437487</text:p>
          </table:table-cell>
          <table:table-cell office:value-type="float" office:value="258590000000" table:style-name="ce1">
            <text:p>2,5859E+11</text:p>
          </table:table-cell>
          <table:table-cell office:value-type="float" office:value="1.1593350786960051E-3" table:style-name="ce1">
            <text:p>0,001159335</text:p>
          </table:table-cell>
          <table:table-cell office:value-type="float" office:value="8.7593260551337676E-2" table:style-name="ce1">
            <text:p>0,087593261</text:p>
          </table:table-cell>
          <table:table-cell office:value-type="float" office:value="-21.150586145579176" table:formula="of:=20*LOG10([.H28])" table:style-name="ce1">
            <text:p>-21,15058615</text:p>
          </table:table-cell>
          <table:table-cell table:number-columns-repeated="3" table:style-name="ce1"/>
          <table:table-cell office:value-type="float" office:value="61.513222431193519" table:style-name="ce1">
            <text:p>61,51322243</text:p>
          </table:table-cell>
          <table:table-cell office:value-type="float" office:value="-13.364579853512479" table:style-name="ce1">
            <text:p>-13,36457985</text:p>
          </table:table-cell>
          <table:table-cell office:value-type="float" office:value="258590000000" table:style-name="ce1">
            <text:p>2,5859E+11</text:p>
          </table:table-cell>
          <table:table-cell office:value-type="float" office:value="1.1593350786960051E-3" table:style-name="ce1">
            <text:p>0,001159335</text:p>
          </table:table-cell>
          <table:table-cell office:value-type="float" office:value="0.11463917908714" table:style-name="ce1">
            <text:p>0,114639179</text:p>
          </table:table-cell>
          <table:table-cell office:value-type="float" office:value="-18.813338650260594" table:formula="of:=20*LOG10([.Q28])" table:style-name="ce1">
            <text:p>-18,81333865</text:p>
          </table:table-cell>
          <table:table-cell table:number-columns-repeated="2" table:style-name="ce1"/>
          <table:table-cell office:value-type="float" office:value="79.108058303705448" table:style-name="ce1">
            <text:p>79,1080583</text:p>
          </table:table-cell>
          <table:table-cell office:value-type="float" office:value="-4.7779088658112041" table:style-name="ce1">
            <text:p>-4,777908866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22631885751355579" table:style-name="ce1">
            <text:p>0,226318858</text:p>
          </table:table-cell>
          <table:table-cell office:value-type="float" office:value="-12.905585158388821" table:formula="of:=20*LOG10([.Y28])" table:style-name="ce1">
            <text:p>-12,90558516</text:p>
          </table:table-cell>
          <table:table-cell table:style-name="ce9"/>
          <table:table-cell table:style-name="ce1"/>
          <table:table-cell office:value-type="float" office:value="112.53021682593101" table:style-name="ce1">
            <text:p>112,5302168</text:p>
          </table:table-cell>
          <table:table-cell office:value-type="float" office:value="-28.305583605047179" table:style-name="ce1">
            <text:p>-28,30558361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39771945166429901" table:style-name="ce1">
            <text:p>0,397719452</text:p>
          </table:table-cell>
          <table:table-cell office:value-type="float" office:value="-8.0084633603717066" table:formula="of:=20*LOG10([.AG28])" table:style-name="ce1">
            <text:p>-8,00846336</text:p>
          </table:table-cell>
          <table:table-cell table:number-columns-repeated="3" table:style-name="ce1"/>
          <table:table-cell office:value-type="float" office:value="150.76491897643911" table:style-name="ce1">
            <text:p>150,764919</text:p>
          </table:table-cell>
          <table:table-cell office:value-type="float" office:value="-60.766799709533089" table:style-name="ce1">
            <text:p>-60,76679971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52952356993906624" table:style-name="ce1">
            <text:p>0,52952357</text:p>
          </table:table-cell>
          <table:table-cell office:value-type="float" office:value="-5.5222940797170814" table:formula="of:=20*LOG10([.AP28])" table:style-name="ce1">
            <text:p>-5,52229408</text:p>
          </table:table-cell>
          <table:table-cell table:number-columns-repeated="3" table:style-name="ce1"/>
          <table:table-cell office:value-type="float" office:value="197.26515845860141" table:style-name="ce1">
            <text:p>197,2651585</text:p>
          </table:table-cell>
          <table:table-cell office:value-type="float" office:value="-94.014674054972573" table:style-name="ce1">
            <text:p>-94,01467405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6275924227277434" table:style-name="ce1">
            <text:p>0,627592423</text:p>
          </table:table-cell>
          <table:table-cell office:value-type="float" office:value="-4.0464461706438435" table:formula="of:=20*LOG10([.AY28])" table:style-name="ce1">
            <text:p>-4,046446171</text:p>
          </table:table-cell>
          <table:table-cell table:number-columns-repeated="3" table:style-name="ce1"/>
          <table:table-cell office:value-type="float" office:value="251.75752541113781" table:style-name="ce1">
            <text:p>251,7575254</text:p>
          </table:table-cell>
          <table:table-cell office:value-type="float" office:value="-123.8643905145336" table:style-name="ce1">
            <text:p>-123,8643905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69749989762631159" table:style-name="ce1">
            <text:p>0,697499898</text:p>
          </table:table-cell>
          <table:table-cell office:value-type="float" office:value="-3.1291170359355043" table:formula="of:=20*LOG10([.BH28])" table:style-name="ce1">
            <text:p>-3,129117036</text:p>
          </table:table-cell>
          <table:table-cell table:number-columns-repeated="3" table:style-name="ce1"/>
          <table:table-cell office:value-type="float" office:value="351.38843551126632" table:style-name="ce1">
            <text:p>351,3884355</text:p>
          </table:table-cell>
          <table:table-cell office:value-type="float" office:value="-123.9404730419332" table:style-name="ce1">
            <text:p>-123,940473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76337285770719754" table:style-name="ce1">
            <text:p>0,763372858</text:p>
          </table:table-cell>
          <table:table-cell office:value-type="float" office:value="-2.3452657155494809" table:formula="of:=20*LOG10([.BQ28])" table:style-name="ce1">
            <text:p>-2,345265716</text:p>
          </table:table-cell>
          <table:table-cell table:number-columns-repeated="3" table:style-name="ce1"/>
          <table:table-cell office:value-type="float" office:value="458.24778928727608" table:style-name="ce1">
            <text:p>458,2477893</text:p>
          </table:table-cell>
          <table:table-cell office:value-type="float" office:value="-60.587168293325981" table:style-name="ce1">
            <text:p>-60,58716829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8047773706275424" table:style-name="ce1">
            <text:p>0,804777371</text:p>
          </table:table-cell>
          <table:table-cell office:value-type="float" office:value="-1.8864848791068707" table:formula="of:=20*LOG10([.BZ28])" table:style-name="ce1">
            <text:p>-1,886484879</text:p>
          </table:table-cell>
          <table:table-cell table:number-columns-repeated="3" table:style-name="ce1"/>
          <table:table-cell office:value-type="float" office:value="504.99001175946222" table:style-name="ce1">
            <text:p>504,9900118</text:p>
          </table:table-cell>
          <table:table-cell office:value-type="float" office:value="108.7807041699303" table:style-name="ce1">
            <text:p>108,7807042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82350038491344657" table:style-name="ce1">
            <text:p>0,823500385</text:p>
          </table:table-cell>
          <table:table-cell office:value-type="float" office:value="-1.6867238699999763" table:formula="of:=20*LOG10([.CI28])" table:style-name="ce1">
            <text:p>-1,68672387</text:p>
          </table:table-cell>
          <table:table-cell table:number-columns-repeated="2" table:style-name="ce1"/>
          <table:table-cell office:value-type="float" office:value="407.85758766894162" table:style-name="ce1">
            <text:p>407,8575877</text:p>
          </table:table-cell>
          <table:table-cell office:value-type="float" office:value="238.42016037469639" table:style-name="ce1">
            <text:p>238,4201604</text:p>
          </table:table-cell>
          <table:table-cell office:value-type="float" office:value="275090000000" table:style-name="ce1">
            <text:p>2,7509E+11</text:p>
          </table:table-cell>
          <table:table-cell office:value-type="float" office:value="472.43198948867166" table:formula="of:=SQRT([.CN28]^2+[.CM28]^2)" table:style-name="ce1">
            <text:p>472,4319895</text:p>
          </table:table-cell>
          <table:table-cell office:value-type="float" office:value="0.80858752524347777" table:style-name="ce1">
            <text:p>0,808587525</text:p>
          </table:table-cell>
          <table:table-cell office:value-type="float" office:value="-1.8454592635025502" table:formula="of:=20*LOG([.CQ28])" table:style-name="ce1">
            <text:p>-1,845459264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57.224515718523257" table:style-name="ce1">
            <text:p>57,22451572</text:p>
          </table:table-cell>
          <table:table-cell office:value-type="float" office:value="-22.243528909561942" table:style-name="ce1">
            <text:p>-22,24352891</text:p>
          </table:table-cell>
          <table:table-cell office:value-type="float" office:value="258920000000" table:style-name="ce1">
            <text:p>2,5892E+11</text:p>
          </table:table-cell>
          <table:table-cell office:value-type="float" office:value="1.157857477213039E-3" table:style-name="ce1">
            <text:p>0,001157857</text:p>
          </table:table-cell>
          <table:table-cell office:value-type="float" office:value="0.1022984801175061" table:style-name="ce1">
            <text:p>0,10229848</text:p>
          </table:table-cell>
          <table:table-cell office:value-type="float" office:value="-19.802616373945206" table:formula="of:=20*LOG10([.H29])" table:style-name="ce1">
            <text:p>-19,80261637</text:p>
          </table:table-cell>
          <table:table-cell table:number-columns-repeated="3" table:style-name="ce1"/>
          <table:table-cell office:value-type="float" office:value="62.569959336595353" table:style-name="ce1">
            <text:p>62,56995934</text:p>
          </table:table-cell>
          <table:table-cell office:value-type="float" office:value="-12.81497554942518" table:style-name="ce1">
            <text:p>-12,81497555</text:p>
          </table:table-cell>
          <table:table-cell office:value-type="float" office:value="258920000000" table:style-name="ce1">
            <text:p>2,5892E+11</text:p>
          </table:table-cell>
          <table:table-cell office:value-type="float" office:value="1.157857477213039E-3" table:style-name="ce1">
            <text:p>0,001157857</text:p>
          </table:table-cell>
          <table:table-cell office:value-type="float" office:value="0.121796300649363" table:style-name="ce1">
            <text:p>0,121796301</text:p>
          </table:table-cell>
          <table:table-cell office:value-type="float" office:value="-18.287318048835772" table:formula="of:=20*LOG10([.Q29])" table:style-name="ce1">
            <text:p>-18,28731805</text:p>
          </table:table-cell>
          <table:table-cell table:number-columns-repeated="2" table:style-name="ce1"/>
          <table:table-cell office:value-type="float" office:value="79.40820436005518" table:style-name="ce1">
            <text:p>79,40820436</text:p>
          </table:table-cell>
          <table:table-cell office:value-type="float" office:value="-4.5559700363441316" table:style-name="ce1">
            <text:p>-4,555970036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22803048601614251" table:style-name="ce1">
            <text:p>0,228030486</text:p>
          </table:table-cell>
          <table:table-cell office:value-type="float" office:value="-12.840141742139455" table:formula="of:=20*LOG10([.Y29])" table:style-name="ce1">
            <text:p>-12,84014174</text:p>
          </table:table-cell>
          <table:table-cell table:style-name="ce9"/>
          <table:table-cell table:style-name="ce1"/>
          <table:table-cell office:value-type="float" office:value="114.55203392638229" table:style-name="ce1">
            <text:p>114,5520339</text:p>
          </table:table-cell>
          <table:table-cell office:value-type="float" office:value="-27.371847359694438" table:style-name="ce1">
            <text:p>-27,37184736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40397021564579788" table:style-name="ce1">
            <text:p>0,403970216</text:p>
          </table:table-cell>
          <table:table-cell office:value-type="float" office:value="-7.8730130768727937" table:formula="of:=20*LOG10([.AG29])" table:style-name="ce1">
            <text:p>-7,873013077</text:p>
          </table:table-cell>
          <table:table-cell table:number-columns-repeated="3" table:style-name="ce1"/>
          <table:table-cell office:value-type="float" office:value="155.56361568167449" table:style-name="ce1">
            <text:p>155,5636157</text:p>
          </table:table-cell>
          <table:table-cell office:value-type="float" office:value="-59.172699888619633" table:style-name="ce1">
            <text:p>-59,17269989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53797289136737225" table:style-name="ce1">
            <text:p>0,537972891</text:p>
          </table:table-cell>
          <table:table-cell office:value-type="float" office:value="-5.3847921605080202" table:formula="of:=20*LOG10([.AP29])" table:style-name="ce1">
            <text:p>-5,384792161</text:p>
          </table:table-cell>
          <table:table-cell table:number-columns-repeated="3" table:style-name="ce1"/>
          <table:table-cell office:value-type="float" office:value="205.6037069094458" table:style-name="ce1">
            <text:p>205,6037069</text:p>
          </table:table-cell>
          <table:table-cell office:value-type="float" office:value="-91.033761526658694" table:style-name="ce1">
            <text:p>-91,03376153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63617256205569217" table:style-name="ce1">
            <text:p>0,636172562</text:p>
          </table:table-cell>
          <table:table-cell office:value-type="float" office:value="-3.9285013164804972" table:formula="of:=20*LOG10([.AY29])" table:style-name="ce1">
            <text:p>-3,928501316</text:p>
          </table:table-cell>
          <table:table-cell table:number-columns-repeated="3" table:style-name="ce1"/>
          <table:table-cell office:value-type="float" office:value="264.17526679767428" table:style-name="ce1">
            <text:p>264,1752668</text:p>
          </table:table-cell>
          <table:table-cell office:value-type="float" office:value="-118.2343713289296" table:style-name="ce1">
            <text:p>-118,2343713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70538576619251492" table:style-name="ce1">
            <text:p>0,705385766</text:p>
          </table:table-cell>
          <table:table-cell office:value-type="float" office:value="-3.0314661620526353" table:formula="of:=20*LOG10([.BH29])" table:style-name="ce1">
            <text:p>-3,031466162</text:p>
          </table:table-cell>
          <table:table-cell table:number-columns-repeated="3" table:style-name="ce1"/>
          <table:table-cell office:value-type="float" office:value="366.41035769511399" table:style-name="ce1">
            <text:p>366,4103577</text:p>
          </table:table-cell>
          <table:table-cell office:value-type="float" office:value="-108.2988799735257" table:style-name="ce1">
            <text:p>-108,29888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76856142745121747" table:style-name="ce1">
            <text:p>0,768561427</text:p>
          </table:table-cell>
          <table:table-cell office:value-type="float" office:value="-2.2864283137865846" table:formula="of:=20*LOG10([.BQ29])" table:style-name="ce1">
            <text:p>-2,286428314</text:p>
          </table:table-cell>
          <table:table-cell table:number-columns-repeated="3" table:style-name="ce1"/>
          <table:table-cell office:value-type="float" office:value="465.30604995860813" table:style-name="ce1">
            <text:p>465,30605</text:p>
          </table:table-cell>
          <table:table-cell office:value-type="float" office:value="-30.779315374775258" table:style-name="ce1">
            <text:p>-30,77931537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80632276462088304" table:style-name="ce1">
            <text:p>0,806322765</text:p>
          </table:table-cell>
          <table:table-cell office:value-type="float" office:value="-1.8698215749500824" table:formula="of:=20*LOG10([.BZ29])" table:style-name="ce1">
            <text:p>-1,869821575</text:p>
          </table:table-cell>
          <table:table-cell table:number-columns-repeated="3" table:style-name="ce1"/>
          <table:table-cell office:value-type="float" office:value="485.87196509317522" table:style-name="ce1">
            <text:p>485,8719651</text:p>
          </table:table-cell>
          <table:table-cell office:value-type="float" office:value="138.79417803627621" table:style-name="ce1">
            <text:p>138,794178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81991950449651929" table:style-name="ce1">
            <text:p>0,819919504</text:p>
          </table:table-cell>
          <table:table-cell office:value-type="float" office:value="-1.724575646690528" table:formula="of:=20*LOG10([.CI29])" table:style-name="ce1">
            <text:p>-1,724575647</text:p>
          </table:table-cell>
          <table:table-cell table:number-columns-repeated="2" table:style-name="ce1"/>
          <table:table-cell office:value-type="float" office:value="379.47015581998528" table:style-name="ce1">
            <text:p>379,4701558</text:p>
          </table:table-cell>
          <table:table-cell office:value-type="float" office:value="246.68417297292461" table:style-name="ce1">
            <text:p>246,684173</text:p>
          </table:table-cell>
          <table:table-cell office:value-type="float" office:value="275420000000" table:style-name="ce1">
            <text:p>2,7542E+11</text:p>
          </table:table-cell>
          <table:table-cell office:value-type="float" office:value="452.60433090435589" table:formula="of:=SQRT([.CN29]^2+[.CM29]^2)" table:style-name="ce1">
            <text:p>452,6043309</text:p>
          </table:table-cell>
          <table:table-cell office:value-type="float" office:value="0.80103633444609201" table:style-name="ce1">
            <text:p>0,801036334</text:p>
          </table:table-cell>
          <table:table-cell office:value-type="float" office:value="-1.9269556835198931" table:formula="of:=20*LOG([.CQ29])" table:style-name="ce1">
            <text:p>-1,926955684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59.620562564331721" table:style-name="ce1">
            <text:p>59,62056256</text:p>
          </table:table-cell>
          <table:table-cell office:value-type="float" office:value="-20.660325259322871" table:style-name="ce1">
            <text:p>-20,66032526</text:p>
          </table:table-cell>
          <table:table-cell office:value-type="float" office:value="259250000000" table:style-name="ce1">
            <text:p>2,5925E+11</text:p>
          </table:table-cell>
          <table:table-cell office:value-type="float" office:value="1.156383637415622E-3" table:style-name="ce1">
            <text:p>0,001156384</text:p>
          </table:table-cell>
          <table:table-cell office:value-type="float" office:value="0.1158174421345317" table:style-name="ce1">
            <text:p>0,115817442</text:p>
          </table:table-cell>
          <table:table-cell office:value-type="float" office:value="-18.724520616601538" table:formula="of:=20*LOG10([.H30])" table:style-name="ce1">
            <text:p>-18,72452062</text:p>
          </table:table-cell>
          <table:table-cell table:number-columns-repeated="3" table:style-name="ce1"/>
          <table:table-cell office:value-type="float" office:value="63.592897368448199" table:style-name="ce1">
            <text:p>63,59289737</text:p>
          </table:table-cell>
          <table:table-cell office:value-type="float" office:value="-12.172428870728639" table:style-name="ce1">
            <text:p>-12,17242887</text:p>
          </table:table-cell>
          <table:table-cell office:value-type="float" office:value="259250000000" table:style-name="ce1">
            <text:p>2,5925E+11</text:p>
          </table:table-cell>
          <table:table-cell office:value-type="float" office:value="1.156383637415622E-3" table:style-name="ce1">
            <text:p>0,001156384</text:p>
          </table:table-cell>
          <table:table-cell office:value-type="float" office:value="0.12852048948815101" table:style-name="ce1">
            <text:p>0,128520489</text:p>
          </table:table-cell>
          <table:table-cell office:value-type="float" office:value="-17.820552580929203" table:formula="of:=20*LOG10([.Q30])" table:style-name="ce1">
            <text:p>-17,82055258</text:p>
          </table:table-cell>
          <table:table-cell table:number-columns-repeated="2" table:style-name="ce1"/>
          <table:table-cell office:value-type="float" office:value="79.693830555416369" table:style-name="ce1">
            <text:p>79,69383056</text:p>
          </table:table-cell>
          <table:table-cell office:value-type="float" office:value="-4.31488287129448" table:style-name="ce1">
            <text:p>-4,314882871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22964662419196011" table:style-name="ce1">
            <text:p>0,229646624</text:p>
          </table:table-cell>
          <table:table-cell office:value-type="float" office:value="-12.778798686661146" table:formula="of:=20*LOG10([.Y30])" table:style-name="ce1">
            <text:p>-12,77879869</text:p>
          </table:table-cell>
          <table:table-cell table:style-name="ce9"/>
          <table:table-cell table:style-name="ce1"/>
          <table:table-cell office:value-type="float" office:value="116.5297824167032" table:style-name="ce1">
            <text:p>116,5297824</text:p>
          </table:table-cell>
          <table:table-cell office:value-type="float" office:value="-26.27647268643187" table:style-name="ce1">
            <text:p>-26,27647269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40987495841987998" table:style-name="ce1">
            <text:p>0,409874958</text:p>
          </table:table-cell>
          <table:table-cell office:value-type="float" office:value="-7.7469722875991165" table:formula="of:=20*LOG10([.AG30])" table:style-name="ce1">
            <text:p>-7,746972288</text:p>
          </table:table-cell>
          <table:table-cell table:number-columns-repeated="3" table:style-name="ce1"/>
          <table:table-cell office:value-type="float" office:value="160.35153483550019" table:style-name="ce1">
            <text:p>160,3515348</text:p>
          </table:table-cell>
          <table:table-cell office:value-type="float" office:value="-57.137923903068277" table:style-name="ce1">
            <text:p>-57,1379239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54592383059870486" table:style-name="ce1">
            <text:p>0,545923831</text:p>
          </table:table-cell>
          <table:table-cell office:value-type="float" office:value="-5.2573589502380855" table:formula="of:=20*LOG10([.AP30])" table:style-name="ce1">
            <text:p>-5,25735895</text:p>
          </table:table-cell>
          <table:table-cell table:number-columns-repeated="3" table:style-name="ce1"/>
          <table:table-cell office:value-type="float" office:value="213.9464450328114" table:style-name="ce1">
            <text:p>213,946445</text:p>
          </table:table-cell>
          <table:table-cell office:value-type="float" office:value="-87.155537840582056" table:style-name="ce1">
            <text:p>-87,15553784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64415050504096372" table:style-name="ce1">
            <text:p>0,644150505</text:p>
          </table:table-cell>
          <table:table-cell office:value-type="float" office:value="-3.8202529673335954" table:formula="of:=20*LOG10([.AY30])" table:style-name="ce1">
            <text:p>-3,820252967</text:p>
          </table:table-cell>
          <table:table-cell table:number-columns-repeated="3" table:style-name="ce1"/>
          <table:table-cell office:value-type="float" office:value="276.46996986129199" table:style-name="ce1">
            <text:p>276,4699699</text:p>
          </table:table-cell>
          <table:table-cell office:value-type="float" office:value="-111.0226053497876" table:style-name="ce1">
            <text:p>-111,0226053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71258500298484873" table:style-name="ce1">
            <text:p>0,712585003</text:p>
          </table:table-cell>
          <table:table-cell office:value-type="float" office:value="-2.9432664404146895" table:formula="of:=20*LOG10([.BH30])" table:style-name="ce1">
            <text:p>-2,94326644</text:p>
          </table:table-cell>
          <table:table-cell table:number-columns-repeated="3" table:style-name="ce1"/>
          <table:table-cell office:value-type="float" office:value="379.7259480010631" table:style-name="ce1">
            <text:p>379,725948</text:p>
          </table:table-cell>
          <table:table-cell office:value-type="float" office:value="-90.173984801109199" table:style-name="ce1">
            <text:p>-90,1739848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7728748916973458" table:style-name="ce1">
            <text:p>0,772874892</text:p>
          </table:table-cell>
          <table:table-cell office:value-type="float" office:value="-2.2378160270115748" table:formula="of:=20*LOG10([.BQ30])" table:style-name="ce1">
            <text:p>-2,237816027</text:p>
          </table:table-cell>
          <table:table-cell table:number-columns-repeated="3" table:style-name="ce1"/>
          <table:table-cell office:value-type="float" office:value="467.70258867851658" table:style-name="ce1">
            <text:p>467,7025887</text:p>
          </table:table-cell>
          <table:table-cell office:value-type="float" office:value="-2.6450472601762121E-12" table:style-name="ce1">
            <text:p>-2,64505E-12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80683890290126004" table:style-name="ce1">
            <text:p>0,806838903</text:p>
          </table:table-cell>
          <table:table-cell office:value-type="float" office:value="-1.8642633963935564" table:formula="of:=20*LOG10([.BZ30])" table:style-name="ce1">
            <text:p>-1,864263396</text:p>
          </table:table-cell>
          <table:table-cell table:number-columns-repeated="3" table:style-name="ce1"/>
          <table:table-cell office:value-type="float" office:value="463.49999663569588" table:style-name="ce1">
            <text:p>463,4999966</text:p>
          </table:table-cell>
          <table:table-cell office:value-type="float" office:value="164.4107346282513" table:style-name="ce1">
            <text:p>164,4107346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81542862677697059" table:style-name="ce1">
            <text:p>0,815428627</text:p>
          </table:table-cell>
          <table:table-cell office:value-type="float" office:value="-1.7722809218655895" table:formula="of:=20*LOG10([.CI30])" table:style-name="ce1">
            <text:p>-1,772280922</text:p>
          </table:table-cell>
          <table:table-cell table:number-columns-repeated="2" table:style-name="ce1"/>
          <table:table-cell office:value-type="float" office:value="352.44978861676498" table:style-name="ce1">
            <text:p>352,4497886</text:p>
          </table:table-cell>
          <table:table-cell office:value-type="float" office:value="251.33999259373689" table:style-name="ce1">
            <text:p>251,3399926</text:p>
          </table:table-cell>
          <table:table-cell office:value-type="float" office:value="275750000000" table:style-name="ce1">
            <text:p>2,7575E+11</text:p>
          </table:table-cell>
          <table:table-cell office:value-type="float" office:value="432.88872169764602" table:formula="of:=SQRT([.CN30]^2+[.CM30]^2)" table:style-name="ce1">
            <text:p>432,8887217</text:p>
          </table:table-cell>
          <table:table-cell office:value-type="float" office:value="0.79291295176984156" table:style-name="ce1">
            <text:p>0,792912952</text:p>
          </table:table-cell>
          <table:table-cell office:value-type="float" office:value="-2.0154897628808999" table:formula="of:=20*LOG([.CQ30])" table:style-name="ce1">
            <text:p>-2,015489763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1.903979127155218" table:style-name="ce1">
            <text:p>61,90397913</text:p>
          </table:table-cell>
          <table:table-cell office:value-type="float" office:value="-18.74650082647133" table:style-name="ce1">
            <text:p>-18,74650083</text:p>
          </table:table-cell>
          <table:table-cell office:value-type="float" office:value="259580000000" table:style-name="ce1">
            <text:p>2,5958E+11</text:p>
          </table:table-cell>
          <table:table-cell office:value-type="float" office:value="1.1549135449572391E-3" table:style-name="ce1">
            <text:p>0,001154914</text:p>
          </table:table-cell>
          <table:table-cell office:value-type="float" office:value="0.12801022413127239" table:style-name="ce1">
            <text:p>0,128010224</text:p>
          </table:table-cell>
          <table:table-cell office:value-type="float" office:value="-17.855106840407135" table:formula="of:=20*LOG10([.H31])" table:style-name="ce1">
            <text:p>-17,85510684</text:p>
          </table:table-cell>
          <table:table-cell table:number-columns-repeated="3" table:style-name="ce1"/>
          <table:table-cell office:value-type="float" office:value="64.572346176166903" table:style-name="ce1">
            <text:p>64,57234618</text:p>
          </table:table-cell>
          <table:table-cell office:value-type="float" office:value="-11.438260476455239" table:style-name="ce1">
            <text:p>-11,43826048</text:p>
          </table:table-cell>
          <table:table-cell office:value-type="float" office:value="259580000000" table:style-name="ce1">
            <text:p>2,5958E+11</text:p>
          </table:table-cell>
          <table:table-cell office:value-type="float" office:value="1.1549135449572391E-3" table:style-name="ce1">
            <text:p>0,001154914</text:p>
          </table:table-cell>
          <table:table-cell office:value-type="float" office:value="0.13478044597523969" table:style-name="ce1">
            <text:p>0,134780446</text:p>
          </table:table-cell>
          <table:table-cell office:value-type="float" office:value="-17.407462218484248" table:formula="of:=20*LOG10([.Q31])" table:style-name="ce1">
            <text:p>-17,40746222</text:p>
          </table:table-cell>
          <table:table-cell table:number-columns-repeated="2" table:style-name="ce1"/>
          <table:table-cell office:value-type="float" office:value="79.963641505174579" table:style-name="ce1">
            <text:p>79,96364151</text:p>
          </table:table-cell>
          <table:table-cell office:value-type="float" office:value="-4.0556282245012234" table:style-name="ce1">
            <text:p>-4,055628225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23116206522433319" table:style-name="ce1">
            <text:p>0,231162065</text:p>
          </table:table-cell>
          <table:table-cell office:value-type="float" office:value="-12.721668683185143" table:formula="of:=20*LOG10([.Y31])" table:style-name="ce1">
            <text:p>-12,72166868</text:p>
          </table:table-cell>
          <table:table-cell table:style-name="ce9"/>
          <table:table-cell table:style-name="ce1"/>
          <table:table-cell office:value-type="float" office:value="118.4481457782263" table:style-name="ce1">
            <text:p>118,4481458</text:p>
          </table:table-cell>
          <table:table-cell office:value-type="float" office:value="-25.019559608657669" table:style-name="ce1">
            <text:p>-25,01955961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41541569760343811" table:style-name="ce1">
            <text:p>0,415415698</text:p>
          </table:table-cell>
          <table:table-cell office:value-type="float" office:value="-7.6303419300316797" table:formula="of:=20*LOG10([.AG31])" table:style-name="ce1">
            <text:p>-7,63034193</text:p>
          </table:table-cell>
          <table:table-cell table:number-columns-repeated="3" table:style-name="ce1"/>
          <table:table-cell office:value-type="float" office:value="165.08059616457879" table:style-name="ce1">
            <text:p>165,0805962</text:p>
          </table:table-cell>
          <table:table-cell office:value-type="float" office:value="-54.644114341062483" table:style-name="ce1">
            <text:p>-54,64411434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55335123418682775" table:style-name="ce1">
            <text:p>0,553351234</text:p>
          </table:table-cell>
          <table:table-cell office:value-type="float" office:value="-5.1399823414423391" table:formula="of:=20*LOG10([.AP31])" table:style-name="ce1">
            <text:p>-5,139982341</text:p>
          </table:table-cell>
          <table:table-cell table:number-columns-repeated="3" table:style-name="ce1"/>
          <table:table-cell office:value-type="float" office:value="222.1761859193559" table:style-name="ce1">
            <text:p>222,1761859</text:p>
          </table:table-cell>
          <table:table-cell office:value-type="float" office:value="-82.328625399538822" table:style-name="ce1">
            <text:p>-82,3286254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65149430833371269" table:style-name="ce1">
            <text:p>0,651494308</text:p>
          </table:table-cell>
          <table:table-cell office:value-type="float" office:value="-3.7217874814549097" table:formula="of:=20*LOG10([.AY31])" table:style-name="ce1">
            <text:p>-3,721787481</text:p>
          </table:table-cell>
          <table:table-cell table:number-columns-repeated="3" table:style-name="ce1"/>
          <table:table-cell office:value-type="float" office:value="288.38749421278487" table:style-name="ce1">
            <text:p>288,3874942</text:p>
          </table:table-cell>
          <table:table-cell office:value-type="float" office:value="-102.1510796184339" table:style-name="ce1">
            <text:p>-102,1510796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71905752205451479" table:style-name="ce1">
            <text:p>0,719057522</text:p>
          </table:table-cell>
          <table:table-cell office:value-type="float" office:value="-2.8647273241470579" table:formula="of:=20*LOG10([.BH31])" table:style-name="ce1">
            <text:p>-2,864727324</text:p>
          </table:table-cell>
          <table:table-cell table:number-columns-repeated="3" table:style-name="ce1"/>
          <table:table-cell office:value-type="float" office:value="390.78582646452878" table:style-name="ce1">
            <text:p>390,7858265</text:p>
          </table:table-cell>
          <table:table-cell office:value-type="float" office:value="-69.812995051088251" table:style-name="ce1">
            <text:p>-69,81299505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77627274752165298" table:style-name="ce1">
            <text:p>0,776272748</text:p>
          </table:table-cell>
          <table:table-cell office:value-type="float" office:value="-2.1997132054632633" table:formula="of:=20*LOG10([.BQ31])" table:style-name="ce1">
            <text:p>-2,199713205</text:p>
          </table:table-cell>
          <table:table-cell table:number-columns-repeated="3" table:style-name="ce1"/>
          <table:table-cell office:value-type="float" office:value="465.31743285766589" table:style-name="ce1">
            <text:p>465,3174329</text:p>
          </table:table-cell>
          <table:table-cell office:value-type="float" office:value="30.706573824903" table:style-name="ce1">
            <text:p>30,70657382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80632522627376146" table:style-name="ce1">
            <text:p>0,806325226</text:p>
          </table:table-cell>
          <table:table-cell office:value-type="float" office:value="-1.8697950575137292" table:formula="of:=20*LOG10([.BZ31])" table:style-name="ce1">
            <text:p>-1,869795058</text:p>
          </table:table-cell>
          <table:table-cell table:number-columns-repeated="3" table:style-name="ce1"/>
          <table:table-cell office:value-type="float" office:value="439.02893342486698" table:style-name="ce1">
            <text:p>439,0289334</text:p>
          </table:table-cell>
          <table:table-cell office:value-type="float" office:value="185.41957065915679" table:style-name="ce1">
            <text:p>185,4195707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81009469845002446" table:style-name="ce1">
            <text:p>0,810094698</text:p>
          </table:table-cell>
          <table:table-cell office:value-type="float" office:value="-1.8292841999488842" table:formula="of:=20*LOG10([.CI31])" table:style-name="ce1">
            <text:p>-1,8292842</text:p>
          </table:table-cell>
          <table:table-cell table:number-columns-repeated="2" table:style-name="ce1"/>
          <table:table-cell office:value-type="float" office:value="327.10959390229561" table:style-name="ce1">
            <text:p>327,1095939</text:p>
          </table:table-cell>
          <table:table-cell office:value-type="float" office:value="253.02073895618659" table:style-name="ce1">
            <text:p>253,020739</text:p>
          </table:table-cell>
          <table:table-cell office:value-type="float" office:value="276080000000" table:style-name="ce1">
            <text:p>2,7608E+11</text:p>
          </table:table-cell>
          <table:table-cell office:value-type="float" office:value="413.54586295217547" table:formula="of:=SQRT([.CN31]^2+[.CM31]^2)" table:style-name="ce1">
            <text:p>413,545863</text:p>
          </table:table-cell>
          <table:table-cell office:value-type="float" office:value="0.7842716158372508" table:style-name="ce1">
            <text:p>0,784271616</text:p>
          </table:table-cell>
          <table:table-cell office:value-type="float" office:value="-2.1106700516615597" table:formula="of:=20*LOG([.CQ31])" table:style-name="ce1">
            <text:p>-2,110670052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4.015430625145456" table:style-name="ce1">
            <text:p>64,01543063</text:p>
          </table:table-cell>
          <table:table-cell office:value-type="float" office:value="-16.504961018434429" table:style-name="ce1">
            <text:p>-16,50496102</text:p>
          </table:table-cell>
          <table:table-cell office:value-type="float" office:value="259910000000" table:style-name="ce1">
            <text:p>2,5991E+11</text:p>
          </table:table-cell>
          <table:table-cell office:value-type="float" office:value="1.1534471855642341E-3" table:style-name="ce1">
            <text:p>0,001153447</text:p>
          </table:table-cell>
          <table:table-cell office:value-type="float" office:value="0.13873971655370079" table:style-name="ce1">
            <text:p>0,138739717</text:p>
          </table:table-cell>
          <table:table-cell office:value-type="float" office:value="-17.155983942050391" table:formula="of:=20*LOG10([.H32])" table:style-name="ce1">
            <text:p>-17,15598394</text:p>
          </table:table-cell>
          <table:table-cell table:number-columns-repeated="3" table:style-name="ce1"/>
          <table:table-cell office:value-type="float" office:value="65.498457278310553" table:style-name="ce1">
            <text:p>65,49845728</text:p>
          </table:table-cell>
          <table:table-cell office:value-type="float" office:value="-10.615026515723841" table:style-name="ce1">
            <text:p>-10,61502652</text:p>
          </table:table-cell>
          <table:table-cell office:value-type="float" office:value="259910000000" table:style-name="ce1">
            <text:p>2,5991E+11</text:p>
          </table:table-cell>
          <table:table-cell office:value-type="float" office:value="1.1534471855642341E-3" table:style-name="ce1">
            <text:p>0,001153447</text:p>
          </table:table-cell>
          <table:table-cell office:value-type="float" office:value="0.14054677925966219" table:style-name="ce1">
            <text:p>0,140546779</text:p>
          </table:table-cell>
          <table:table-cell office:value-type="float" office:value="-17.043582042864422" table:formula="of:=20*LOG10([.Q32])" table:style-name="ce1">
            <text:p>-17,04358204</text:p>
          </table:table-cell>
          <table:table-cell table:number-columns-repeated="2" table:style-name="ce1"/>
          <table:table-cell office:value-type="float" office:value="80.216410382940794" table:style-name="ce1">
            <text:p>80,21641038</text:p>
          </table:table-cell>
          <table:table-cell office:value-type="float" office:value="-3.7792861952976482" table:style-name="ce1">
            <text:p>-3,779286195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232572031099475" table:style-name="ce1">
            <text:p>0,232572031</text:p>
          </table:table-cell>
          <table:table-cell office:value-type="float" office:value="-12.668850286520412" table:formula="of:=20*LOG10([.Y32])" table:style-name="ce1">
            <text:p>-12,66885029</text:p>
          </table:table-cell>
          <table:table-cell table:style-name="ce9"/>
          <table:table-cell table:style-name="ce1"/>
          <table:table-cell office:value-type="float" office:value="120.2912654625063" table:style-name="ce1">
            <text:p>120,2912655</text:p>
          </table:table-cell>
          <table:table-cell office:value-type="float" office:value="-23.602960097743718" table:style-name="ce1">
            <text:p>-23,6029601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42057545146507791" table:style-name="ce1">
            <text:p>0,420575451</text:p>
          </table:table-cell>
          <table:table-cell office:value-type="float" office:value="-7.5231216041966888" table:formula="of:=20*LOG10([.AG32])" table:style-name="ce1">
            <text:p>-7,523121604</text:p>
          </table:table-cell>
          <table:table-cell table:number-columns-repeated="3" table:style-name="ce1"/>
          <table:table-cell office:value-type="float" office:value="169.6971039018498" table:style-name="ce1">
            <text:p>169,6971039</text:p>
          </table:table-cell>
          <table:table-cell office:value-type="float" office:value="-51.678882538555747" table:style-name="ce1">
            <text:p>-51,67888254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5602302038438679" table:style-name="ce1">
            <text:p>0,560230204</text:p>
          </table:table-cell>
          <table:table-cell office:value-type="float" office:value="-5.0326696128867212" table:formula="of:=20*LOG10([.AP32])" table:style-name="ce1">
            <text:p>-5,032669613</text:p>
          </table:table-cell>
          <table:table-cell table:number-columns-repeated="3" table:style-name="ce1"/>
          <table:table-cell office:value-type="float" office:value="230.1579112393614" table:style-name="ce1">
            <text:p>230,1579112</text:p>
          </table:table-cell>
          <table:table-cell office:value-type="float" office:value="-76.519122426598514" table:style-name="ce1">
            <text:p>-76,51912243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65817167655744568" table:style-name="ce1">
            <text:p>0,658171677</text:p>
          </table:table-cell>
          <table:table-cell office:value-type="float" office:value="-3.6332162171767992" table:formula="of:=20*LOG10([.AY32])" table:style-name="ce1">
            <text:p>-3,633216217</text:p>
          </table:table-cell>
          <table:table-cell table:number-columns-repeated="3" table:style-name="ce1"/>
          <table:table-cell office:value-type="float" office:value="299.63784346617058" table:style-name="ce1">
            <text:p>299,6378435</text:p>
          </table:table-cell>
          <table:table-cell office:value-type="float" office:value="-91.590903919606788" table:style-name="ce1">
            <text:p>-91,59090392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72476333247668245" table:style-name="ce1">
            <text:p>0,724763332</text:p>
          </table:table-cell>
          <table:table-cell office:value-type="float" office:value="-2.7960757355946395" table:formula="of:=20*LOG10([.BH32])" table:style-name="ce1">
            <text:p>-2,796075736</text:p>
          </table:table-cell>
          <table:table-cell table:number-columns-repeated="3" table:style-name="ce1"/>
          <table:table-cell office:value-type="float" office:value="399.08924714884688" table:style-name="ce1">
            <text:p>399,0892471</text:p>
          </table:table-cell>
          <table:table-cell office:value-type="float" office:value="-47.617703686961498" table:style-name="ce1">
            <text:p>-47,61770369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77872188945430076" table:style-name="ce1">
            <text:p>0,778721889</text:p>
          </table:table-cell>
          <table:table-cell office:value-type="float" office:value="-2.1723523469502211" table:formula="of:=20*LOG10([.BQ32])" table:style-name="ce1">
            <text:p>-2,172352347</text:p>
          </table:table-cell>
          <table:table-cell table:number-columns-repeated="3" table:style-name="ce1"/>
          <table:table-cell office:value-type="float" office:value="458.3359665564754" table:style-name="ce1">
            <text:p>458,3359666</text:p>
          </table:table-cell>
          <table:table-cell office:value-type="float" office:value="60.310830330315582" table:style-name="ce1">
            <text:p>60,31083033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80479691393385311" table:style-name="ce1">
            <text:p>0,804796914</text:p>
          </table:table-cell>
          <table:table-cell office:value-type="float" office:value="-1.886273952524091" table:formula="of:=20*LOG10([.BZ32])" table:style-name="ce1">
            <text:p>-1,886273953</text:p>
          </table:table-cell>
          <table:table-cell table:number-columns-repeated="3" table:style-name="ce1"/>
          <table:table-cell office:value-type="float" office:value="413.50537019773662" table:style-name="ce1">
            <text:p>413,5053702</text:p>
          </table:table-cell>
          <table:table-cell office:value-type="float" office:value="201.9158407649758" table:style-name="ce1">
            <text:p>201,9158408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80398701863806743" table:style-name="ce1">
            <text:p>0,803987019</text:p>
          </table:table-cell>
          <table:table-cell office:value-type="float" office:value="-1.895019268298854" table:formula="of:=20*LOG10([.CI32])" table:style-name="ce1">
            <text:p>-1,895019268</text:p>
          </table:table-cell>
          <table:table-cell table:number-columns-repeated="2" table:style-name="ce1"/>
          <table:table-cell office:value-type="float" office:value="303.60620013029768" table:style-name="ce1">
            <text:p>303,6062001</text:p>
          </table:table-cell>
          <table:table-cell office:value-type="float" office:value="252.30489577876861" table:style-name="ce1">
            <text:p>252,3048958</text:p>
          </table:table-cell>
          <table:table-cell office:value-type="float" office:value="276410000000" table:style-name="ce1">
            <text:p>2,7641E+11</text:p>
          </table:table-cell>
          <table:table-cell office:value-type="float" office:value="394.75876835289375" table:formula="of:=SQRT([.CN32]^2+[.CM32]^2)" table:style-name="ce1">
            <text:p>394,7587684</text:p>
          </table:table-cell>
          <table:table-cell office:value-type="float" office:value="0.77515901401935938" table:style-name="ce1">
            <text:p>0,775159014</text:p>
          </table:table-cell>
          <table:table-cell office:value-type="float" office:value="-2.2121839672314794" table:formula="of:=20*LOG([.CQ32])" table:style-name="ce1">
            <text:p>-2,212183967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5.892995861163669" table:style-name="ce1">
            <text:p>65,89299586</text:p>
          </table:table-cell>
          <table:table-cell office:value-type="float" office:value="-13.95203740676282" table:style-name="ce1">
            <text:p>-13,95203741</text:p>
          </table:table-cell>
          <table:table-cell office:value-type="float" office:value="260240000000" table:style-name="ce1">
            <text:p>2,6024E+11</text:p>
          </table:table-cell>
          <table:table-cell office:value-type="float" office:value="1.1519845450353519E-3" table:style-name="ce1">
            <text:p>0,001151985</text:p>
          </table:table-cell>
          <table:table-cell office:value-type="float" office:value="0.14787655048318521" table:style-name="ce1">
            <text:p>0,14787655</text:p>
          </table:table-cell>
          <table:table-cell office:value-type="float" office:value="-16.602013775393672" table:formula="of:=20*LOG10([.H33])" table:style-name="ce1">
            <text:p>-16,60201378</text:p>
          </table:table-cell>
          <table:table-cell table:number-columns-repeated="3" table:style-name="ce1"/>
          <table:table-cell office:value-type="float" office:value="66.361413625451917" table:style-name="ce1">
            <text:p>66,36141363</text:p>
          </table:table-cell>
          <table:table-cell office:value-type="float" office:value="-9.7065926037265733" table:style-name="ce1">
            <text:p>-9,706592604</text:p>
          </table:table-cell>
          <table:table-cell office:value-type="float" office:value="260240000000" table:style-name="ce1">
            <text:p>2,6024E+11</text:p>
          </table:table-cell>
          <table:table-cell office:value-type="float" office:value="1.1519845450353519E-3" table:style-name="ce1">
            <text:p>0,001151985</text:p>
          </table:table-cell>
          <table:table-cell office:value-type="float" office:value="0.14579226237532419" table:style-name="ce1">
            <text:p>0,145792262</text:p>
          </table:table-cell>
          <table:table-cell office:value-type="float" office:value="-16.725310493868637" table:formula="of:=20*LOG10([.Q33])" table:style-name="ce1">
            <text:p>-16,72531049</text:p>
          </table:table-cell>
          <table:table-cell table:number-columns-repeated="2" table:style-name="ce1"/>
          <table:table-cell office:value-type="float" office:value="80.450988087331496" table:style-name="ce1">
            <text:p>80,45098809</text:p>
          </table:table-cell>
          <table:table-cell office:value-type="float" office:value="-3.4870310581317772" table:style-name="ce1">
            <text:p>-3,487031058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23387218263446849" table:style-name="ce1">
            <text:p>0,233872183</text:p>
          </table:table-cell>
          <table:table-cell office:value-type="float" office:value="-12.620428624679825" table:formula="of:=20*LOG10([.Y33])" table:style-name="ce1">
            <text:p>-12,62042862</text:p>
          </table:table-cell>
          <table:table-cell table:style-name="ce9"/>
          <table:table-cell table:style-name="ce1"/>
          <table:table-cell office:value-type="float" office:value="122.0429761239657" table:style-name="ce1">
            <text:p>122,0429761</text:p>
          </table:table-cell>
          <table:table-cell office:value-type="float" office:value="-22.03043355277638" table:style-name="ce1">
            <text:p>-22,03043355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42533833151642308" table:style-name="ce1">
            <text:p>0,425338332</text:p>
          </table:table-cell>
          <table:table-cell office:value-type="float" office:value="-7.4253095375407803" table:formula="of:=20*LOG10([.AG33])" table:style-name="ce1">
            <text:p>-7,425309538</text:p>
          </table:table-cell>
          <table:table-cell table:number-columns-repeated="3" table:style-name="ce1"/>
          <table:table-cell office:value-type="float" office:value="174.1424981531863" table:style-name="ce1">
            <text:p>174,1424982</text:p>
          </table:table-cell>
          <table:table-cell office:value-type="float" office:value="-48.237294597609072" table:style-name="ce1">
            <text:p>-48,2372946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56653640021643759" table:style-name="ce1">
            <text:p>0,5665364</text:p>
          </table:table-cell>
          <table:table-cell office:value-type="float" office:value="-4.9354436257988192" table:formula="of:=20*LOG10([.AP33])" table:style-name="ce1">
            <text:p>-4,935443626</text:p>
          </table:table-cell>
          <table:table-cell table:number-columns-repeated="3" table:style-name="ce1"/>
          <table:table-cell office:value-type="float" office:value="237.74142822721581" table:style-name="ce1">
            <text:p>237,7414282</text:p>
          </table:table-cell>
          <table:table-cell office:value-type="float" office:value="-69.716211693927363" table:style-name="ce1">
            <text:p>-69,71621169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66415067593949173" table:style-name="ce1">
            <text:p>0,664150676</text:p>
          </table:table-cell>
          <table:table-cell office:value-type="float" office:value="-3.5546676203028156" table:formula="of:=20*LOG10([.AY33])" table:style-name="ce1">
            <text:p>-3,55466762</text:p>
          </table:table-cell>
          <table:table-cell table:number-columns-repeated="3" table:style-name="ce1"/>
          <table:table-cell office:value-type="float" office:value="309.90608336345298" table:style-name="ce1">
            <text:p>309,9060834</text:p>
          </table:table-cell>
          <table:table-cell office:value-type="float" office:value="-79.376251174233332" table:style-name="ce1">
            <text:p>-79,37625117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72966392852043904" table:style-name="ce1">
            <text:p>0,729663929</text:p>
          </table:table-cell>
          <table:table-cell office:value-type="float" office:value="-2.7375424577544467" table:formula="of:=20*LOG10([.BH33])" table:style-name="ce1">
            <text:p>-2,737542458</text:p>
          </table:table-cell>
          <table:table-cell table:number-columns-repeated="3" table:style-name="ce1"/>
          <table:table-cell office:value-type="float" office:value="404.23716479957801" table:style-name="ce1">
            <text:p>404,2371648</text:p>
          </table:table-cell>
          <table:table-cell office:value-type="float" office:value="-24.130681342879079" table:style-name="ce1">
            <text:p>-24,13068134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78019889050681746" table:style-name="ce1">
            <text:p>0,780198891</text:p>
          </table:table-cell>
          <table:table-cell office:value-type="float" office:value="-2.1558934323714878" table:formula="of:=20*LOG10([.BQ33])" table:style-name="ce1">
            <text:p>-2,155893432</text:p>
          </table:table-cell>
          <table:table-cell table:number-columns-repeated="3" table:style-name="ce1"/>
          <table:table-cell office:value-type="float" office:value="447.21853669978401" table:style-name="ce1">
            <text:p>447,2185367</text:p>
          </table:table-cell>
          <table:table-cell office:value-type="float" office:value="87.903151895138748" table:style-name="ce1">
            <text:p>87,9031519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80228385274149216" table:style-name="ce1">
            <text:p>0,802283853</text:p>
          </table:table-cell>
          <table:table-cell office:value-type="float" office:value="-1.9134389717506224" table:formula="of:=20*LOG10([.BZ33])" table:style-name="ce1">
            <text:p>-1,913438972</text:p>
          </table:table-cell>
          <table:table-cell table:number-columns-repeated="3" table:style-name="ce1"/>
          <table:table-cell office:value-type="float" office:value="387.80192073888207" table:style-name="ce1">
            <text:p>387,8019207</text:p>
          </table:table-cell>
          <table:table-cell office:value-type="float" office:value="214.21465462059149" table:style-name="ce1">
            <text:p>214,2146546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79717382413730953" table:style-name="ce1">
            <text:p>0,797173824</text:p>
          </table:table-cell>
          <table:table-cell office:value-type="float" office:value="-1.9689394031280114" table:formula="of:=20*LOG10([.CI33])" table:style-name="ce1">
            <text:p>-1,968939403</text:p>
          </table:table-cell>
          <table:table-cell table:number-columns-repeated="2" table:style-name="ce1"/>
          <table:table-cell office:value-type="float" office:value="281.98266330732491" table:style-name="ce1">
            <text:p>281,9826633</text:p>
          </table:table-cell>
          <table:table-cell office:value-type="float" office:value="249.69812777209" table:style-name="ce1">
            <text:p>249,6981278</text:p>
          </table:table-cell>
          <table:table-cell office:value-type="float" office:value="276740000000" table:style-name="ce1">
            <text:p>2,7674E+11</text:p>
          </table:table-cell>
          <table:table-cell office:value-type="float" office:value="376.64755066079897" table:formula="of:=SQRT([.CN33]^2+[.CM33]^2)" table:style-name="ce1">
            <text:p>376,6475507</text:p>
          </table:table-cell>
          <table:table-cell office:value-type="float" office:value="0.76561449879386789" table:style-name="ce1">
            <text:p>0,765614499</text:p>
          </table:table-cell>
          <table:table-cell office:value-type="float" office:value="-2.3197970143800428" table:formula="of:=20*LOG([.CQ33])" table:style-name="ce1">
            <text:p>-2,319797014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7.475884201230357" table:style-name="ce1">
            <text:p>67,4758842</text:p>
          </table:table-cell>
          <table:table-cell office:value-type="float" office:value="-11.11893469646369" table:style-name="ce1">
            <text:p>-11,1189347</text:p>
          </table:table-cell>
          <table:table-cell office:value-type="float" office:value="260570000000" table:style-name="ce1">
            <text:p>2,6057E+11</text:p>
          </table:table-cell>
          <table:table-cell office:value-type="float" office:value="1.1505256092412791E-3" table:style-name="ce1">
            <text:p>0,001150526</text:p>
          </table:table-cell>
          <table:table-cell office:value-type="float" office:value="0.1553045171441135" table:style-name="ce1">
            <text:p>0,155304517</text:p>
          </table:table-cell>
          <table:table-cell office:value-type="float" office:value="-16.176318246377647" table:formula="of:=20*LOG10([.H34])" table:style-name="ce1">
            <text:p>-16,17631825</text:p>
          </table:table-cell>
          <table:table-cell table:number-columns-repeated="3" table:style-name="ce1"/>
          <table:table-cell office:value-type="float" office:value="67.151641150167222" table:style-name="ce1">
            <text:p>67,15164115</text:p>
          </table:table-cell>
          <table:table-cell office:value-type="float" office:value="-8.7181739218097594" table:style-name="ce1">
            <text:p>-8,718173922</text:p>
          </table:table-cell>
          <table:table-cell office:value-type="float" office:value="260570000000" table:style-name="ce1">
            <text:p>2,6057E+11</text:p>
          </table:table-cell>
          <table:table-cell office:value-type="float" office:value="1.1505256092412791E-3" table:style-name="ce1">
            <text:p>0,001150526</text:p>
          </table:table-cell>
          <table:table-cell office:value-type="float" office:value="0.15049209654088291" table:style-name="ce1">
            <text:p>0,150492097</text:p>
          </table:table-cell>
          <table:table-cell office:value-type="float" office:value="-16.449726150082103" table:formula="of:=20*LOG10([.Q34])" table:style-name="ce1">
            <text:p>-16,44972615</text:p>
          </table:table-cell>
          <table:table-cell table:number-columns-repeated="2" table:style-name="ce1"/>
          <table:table-cell office:value-type="float" office:value="80.666311992136599" table:style-name="ce1">
            <text:p>80,66631199</text:p>
          </table:table-cell>
          <table:table-cell office:value-type="float" office:value="-3.1801251595343669" table:style-name="ce1">
            <text:p>-3,18012516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23505862792007329" table:style-name="ce1">
            <text:p>0,235058628</text:p>
          </table:table-cell>
          <table:table-cell office:value-type="float" office:value="-12.576476064642533" table:formula="of:=20*LOG10([.Y34])" table:style-name="ce1">
            <text:p>-12,57647606</text:p>
          </table:table-cell>
          <table:table-cell table:style-name="ce9"/>
          <table:table-cell table:style-name="ce1"/>
          <table:table-cell office:value-type="float" office:value="123.6870796172599" table:style-name="ce1">
            <text:p>123,6870796</text:p>
          </table:table-cell>
          <table:table-cell office:value-type="float" office:value="-20.307766800345991" table:style-name="ce1">
            <text:p>-20,3077668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42968964516611469" table:style-name="ce1">
            <text:p>0,429689645</text:p>
          </table:table-cell>
          <table:table-cell office:value-type="float" office:value="-7.3369022398617458" table:formula="of:=20*LOG10([.AG34])" table:style-name="ce1">
            <text:p>-7,33690224</text:p>
          </table:table-cell>
          <table:table-cell table:number-columns-repeated="3" table:style-name="ce1"/>
          <table:table-cell office:value-type="float" office:value="178.3545115947737" table:style-name="ce1">
            <text:p>178,3545116</text:p>
          </table:table-cell>
          <table:table-cell office:value-type="float" office:value="-44.323291492436383" table:style-name="ce1">
            <text:p>-44,32329149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57224640441597652" table:style-name="ce1">
            <text:p>0,572246404</text:p>
          </table:table-cell>
          <table:table-cell office:value-type="float" office:value="-4.8483385487680462" table:formula="of:=20*LOG10([.AP34])" table:style-name="ce1">
            <text:p>-4,848338549</text:p>
          </table:table-cell>
          <table:table-cell table:number-columns-repeated="3" table:style-name="ce1"/>
          <table:table-cell office:value-type="float" office:value="244.76588146055499" table:style-name="ce1">
            <text:p>244,7658815</text:p>
          </table:table-cell>
          <table:table-cell office:value-type="float" office:value="-61.937474240180258" table:style-name="ce1">
            <text:p>-61,93747424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66940057568436651" table:style-name="ce1">
            <text:p>0,669400576</text:p>
          </table:table-cell>
          <table:table-cell office:value-type="float" office:value="-3.4862783696982009" table:formula="of:=20*LOG10([.AY34])" table:style-name="ce1">
            <text:p>-3,48627837</text:p>
          </table:table-cell>
          <table:table-cell table:number-columns-repeated="3" table:style-name="ce1"/>
          <table:table-cell office:value-type="float" office:value="318.86892108631019" table:style-name="ce1">
            <text:p>318,8689211</text:p>
          </table:table-cell>
          <table:table-cell office:value-type="float" office:value="-65.615593455383873" table:style-name="ce1">
            <text:p>-65,61559346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73372386342145923" table:style-name="ce1">
            <text:p>0,733723863</text:p>
          </table:table-cell>
          <table:table-cell office:value-type="float" office:value="-2.689347116563034" table:formula="of:=20*LOG10([.BH34])" table:style-name="ce1">
            <text:p>-2,689347117</text:p>
          </table:table-cell>
          <table:table-cell table:number-columns-repeated="3" table:style-name="ce1"/>
          <table:table-cell office:value-type="float" office:value="405.97931032795071" table:style-name="ce1">
            <text:p>405,9793103</text:p>
          </table:table-cell>
          <table:table-cell office:value-type="float" office:value="3.6673020193377277E-12" table:style-name="ce1">
            <text:p>3,6673E-12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78069180391523085" table:style-name="ce1">
            <text:p>0,780691804</text:p>
          </table:table-cell>
          <table:table-cell office:value-type="float" office:value="-2.1504076009494426" table:formula="of:=20*LOG10([.BQ34])" table:style-name="ce1">
            <text:p>-2,150407601</text:p>
          </table:table-cell>
          <table:table-cell table:number-columns-repeated="3" table:style-name="ce1"/>
          <table:table-cell office:value-type="float" office:value="432.63139539079378" table:style-name="ce1">
            <text:p>432,6313954</text:p>
          </table:table-cell>
          <table:table-cell office:value-type="float" office:value="112.7737370133097" table:style-name="ce1">
            <text:p>112,773737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7988284490127443" table:style-name="ce1">
            <text:p>0,798828449</text:p>
          </table:table-cell>
          <table:table-cell office:value-type="float" office:value="-1.9509295362860524" table:formula="of:=20*LOG10([.BZ34])" table:style-name="ce1">
            <text:p>-1,950929536</text:p>
          </table:table-cell>
          <table:table-cell table:number-columns-repeated="3" table:style-name="ce1"/>
          <table:table-cell office:value-type="float" office:value="362.59320826658558" table:style-name="ce1">
            <text:p>362,5932083</text:p>
          </table:table-cell>
          <table:table-cell office:value-type="float" office:value="222.7642043587953" table:style-name="ce1">
            <text:p>222,7642044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78971972724828432" table:style-name="ce1">
            <text:p>0,789719727</text:p>
          </table:table-cell>
          <table:table-cell office:value-type="float" office:value="-2.0505402629611118" table:formula="of:=20*LOG10([.CI34])" table:style-name="ce1">
            <text:p>-2,050540263</text:p>
          </table:table-cell>
          <table:table-cell table:number-columns-repeated="2" table:style-name="ce1"/>
          <table:table-cell office:value-type="float" office:value="262.20454976673892" table:style-name="ce1">
            <text:p>262,2045498</text:p>
          </table:table-cell>
          <table:table-cell office:value-type="float" office:value="245.6285482438451" table:style-name="ce1">
            <text:p>245,6285482</text:p>
          </table:table-cell>
          <table:table-cell office:value-type="float" office:value="277070000000" table:style-name="ce1">
            <text:p>2,7707E+11</text:p>
          </table:table-cell>
          <table:table-cell office:value-type="float" office:value="359.28346695994406" table:formula="of:=SQRT([.CN34]^2+[.CM34]^2)" table:style-name="ce1">
            <text:p>359,283467</text:p>
          </table:table-cell>
          <table:table-cell office:value-type="float" office:value="0.75567056069287342" table:style-name="ce1">
            <text:p>0,755670561</text:p>
          </table:table-cell>
          <table:table-cell office:value-type="float" office:value="-2.4333499327168053" table:formula="of:=20*LOG([.CQ34])" table:style-name="ce1">
            <text:p>-2,433349933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8.708819886285156" table:style-name="ce1">
            <text:p>68,70881989</text:p>
          </table:table-cell>
          <table:table-cell office:value-type="float" office:value="-8.0519374634256256" table:style-name="ce1">
            <text:p>-8,051937463</text:p>
          </table:table-cell>
          <table:table-cell office:value-type="float" office:value="260900000000" table:style-name="ce1">
            <text:p>2,609E+11</text:p>
          </table:table-cell>
          <table:table-cell office:value-type="float" office:value="1.149070364124186E-3" table:style-name="ce1">
            <text:p>0,00114907</text:p>
          </table:table-cell>
          <table:table-cell office:value-type="float" office:value="0.16092608277303641" table:style-name="ce1">
            <text:p>0,160926083</text:p>
          </table:table-cell>
          <table:table-cell office:value-type="float" office:value="-15.86747120175238" table:formula="of:=20*LOG10([.H35])" table:style-name="ce1">
            <text:p>-15,8674712</text:p>
          </table:table-cell>
          <table:table-cell table:number-columns-repeated="3" table:style-name="ce1"/>
          <table:table-cell office:value-type="float" office:value="67.860035401367284" table:style-name="ce1">
            <text:p>67,8600354</text:p>
          </table:table-cell>
          <table:table-cell office:value-type="float" office:value="-7.6563350852125938" table:style-name="ce1">
            <text:p>-7,656335085</text:p>
          </table:table-cell>
          <table:table-cell office:value-type="float" office:value="260900000000" table:style-name="ce1">
            <text:p>2,609E+11</text:p>
          </table:table-cell>
          <table:table-cell office:value-type="float" office:value="1.149070364124186E-3" table:style-name="ce1">
            <text:p>0,00114907</text:p>
          </table:table-cell>
          <table:table-cell office:value-type="float" office:value="0.1546241757748506" table:style-name="ce1">
            <text:p>0,154624176</text:p>
          </table:table-cell>
          <table:table-cell office:value-type="float" office:value="-16.214452047322848" table:formula="of:=20*LOG10([.Q35])" table:style-name="ce1">
            <text:p>-16,21445205</text:p>
          </table:table-cell>
          <table:table-cell table:number-columns-repeated="2" table:style-name="ce1"/>
          <table:table-cell office:value-type="float" office:value="80.861414143264568" table:style-name="ce1">
            <text:p>80,86141414</text:p>
          </table:table-cell>
          <table:table-cell office:value-type="float" office:value="-2.8599118226260418" table:style-name="ce1">
            <text:p>-2,859911823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23612792915110989" table:style-name="ce1">
            <text:p>0,236127929</text:p>
          </table:table-cell>
          <table:table-cell office:value-type="float" office:value="-12.537052832856014" table:formula="of:=20*LOG10([.Y35])" table:style-name="ce1">
            <text:p>-12,53705283</text:p>
          </table:table-cell>
          <table:table-cell table:style-name="ce9"/>
          <table:table-cell table:style-name="ce1"/>
          <table:table-cell office:value-type="float" office:value="125.2076519871427" table:style-name="ce1">
            <text:p>125,207652</text:p>
          </table:table-cell>
          <table:table-cell office:value-type="float" office:value="-18.4428486953706" table:style-name="ce1">
            <text:p>-18,4428487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43361600508618742" table:style-name="ce1">
            <text:p>0,433616005</text:p>
          </table:table-cell>
          <table:table-cell office:value-type="float" office:value="-7.2578939208910747" table:formula="of:=20*LOG10([.AG35])" table:style-name="ce1">
            <text:p>-7,257893921</text:p>
          </table:table-cell>
          <table:table-cell table:number-columns-repeated="3" table:style-name="ce1"/>
          <table:table-cell office:value-type="float" office:value="182.26874420818811" table:style-name="ce1">
            <text:p>182,2687442</text:p>
          </table:table-cell>
          <table:table-cell office:value-type="float" office:value="-39.950924447427333" table:style-name="ce1">
            <text:p>-39,95092445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57733812732522083" table:style-name="ce1">
            <text:p>0,577338127</text:p>
          </table:table-cell>
          <table:table-cell office:value-type="float" office:value="-4.7713952162085302" table:formula="of:=20*LOG10([.AP35])" table:style-name="ce1">
            <text:p>-4,771395216</text:p>
          </table:table-cell>
          <table:table-cell table:number-columns-repeated="3" table:style-name="ce1"/>
          <table:table-cell office:value-type="float" office:value="251.06617180883819" table:style-name="ce1">
            <text:p>251,0661718</text:p>
          </table:table-cell>
          <table:table-cell office:value-type="float" office:value="-53.233238366025688" table:style-name="ce1">
            <text:p>-53,23323837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67389278822871768" table:style-name="ce1">
            <text:p>0,673892788</text:p>
          </table:table-cell>
          <table:table-cell office:value-type="float" office:value="-3.428183825503528" table:formula="of:=20*LOG10([.AY35])" table:style-name="ce1">
            <text:p>-3,428183826</text:p>
          </table:table-cell>
          <table:table-cell table:number-columns-repeated="3" table:style-name="ce1"/>
          <table:table-cell office:value-type="float" office:value="326.21620796491288" table:style-name="ce1">
            <text:p>326,216208</text:p>
          </table:table-cell>
          <table:table-cell office:value-type="float" office:value="-50.497716881524738" table:style-name="ce1">
            <text:p>-50,49771688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73691241241737393" table:style-name="ce1">
            <text:p>0,736912412</text:p>
          </table:table-cell>
          <table:table-cell office:value-type="float" office:value="-2.6516825647817157" table:formula="of:=20*LOG10([.BH35])" table:style-name="ce1">
            <text:p>-2,651682565</text:p>
          </table:table-cell>
          <table:table-cell table:number-columns-repeated="3" table:style-name="ce1"/>
          <table:table-cell office:value-type="float" office:value="404.24540706719881" table:style-name="ce1">
            <text:p>404,2454071</text:p>
          </table:table-cell>
          <table:table-cell office:value-type="float" office:value="24.07382813773371" table:style-name="ce1">
            <text:p>24,07382814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7802012306836773" table:style-name="ce1">
            <text:p>0,780201231</text:p>
          </table:table-cell>
          <table:table-cell office:value-type="float" office:value="-2.1558673794153744" table:formula="of:=20*LOG10([.BQ35])" table:style-name="ce1">
            <text:p>-2,155867379</text:p>
          </table:table-cell>
          <table:table-cell table:number-columns-repeated="3" table:style-name="ce1"/>
          <table:table-cell office:value-type="float" office:value="415.35711456042787" table:style-name="ce1">
            <text:p>415,3571146</text:p>
          </table:table-cell>
          <table:table-cell office:value-type="float" office:value="134.45401407812511" table:style-name="ce1">
            <text:p>134,4540141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79448265189276657" table:style-name="ce1">
            <text:p>0,794482652</text:p>
          </table:table-cell>
          <table:table-cell office:value-type="float" office:value="-1.998311629786522" table:formula="of:=20*LOG10([.BZ35])" table:style-name="ce1">
            <text:p>-1,99831163</text:p>
          </table:table-cell>
          <table:table-cell table:number-columns-repeated="3" table:style-name="ce1"/>
          <table:table-cell office:value-type="float" office:value="338.36249968941479" table:style-name="ce1">
            <text:p>338,3624997</text:p>
          </table:table-cell>
          <table:table-cell office:value-type="float" office:value="228.0722895262362" table:style-name="ce1">
            <text:p>228,0722895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78168400958418582" table:style-name="ce1">
            <text:p>0,78168401</text:p>
          </table:table-cell>
          <table:table-cell office:value-type="float" office:value="-2.1393754407957526" table:formula="of:=20*LOG10([.CI35])" table:style-name="ce1">
            <text:p>-2,139375441</text:p>
          </table:table-cell>
          <table:table-cell table:number-columns-repeated="2" table:style-name="ce1"/>
          <table:table-cell office:value-type="float" office:value="244.18812173281211" table:style-name="ce1">
            <text:p>244,1881217</text:p>
          </table:table-cell>
          <table:table-cell office:value-type="float" office:value="240.45007696096161" table:style-name="ce1">
            <text:p>240,450077</text:p>
          </table:table-cell>
          <table:table-cell office:value-type="float" office:value="277400000000" table:style-name="ce1">
            <text:p>2,774E+11</text:p>
          </table:table-cell>
          <table:table-cell office:value-type="float" office:value="342.7011501380336" table:formula="of:=SQRT([.CN35]^2+[.CM35]^2)" table:style-name="ce1">
            <text:p>342,7011501</text:p>
          </table:table-cell>
          <table:table-cell office:value-type="float" office:value="0.74535343233690499" table:style-name="ce1">
            <text:p>0,745353432</text:p>
          </table:table-cell>
          <table:table-cell office:value-type="float" office:value="-2.5527548855442261" table:formula="of:=20*LOG([.CQ35])" table:style-name="ce1">
            <text:p>-2,552754886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9.546598639800337" table:style-name="ce1">
            <text:p>69,54659864</text:p>
          </table:table-cell>
          <table:table-cell office:value-type="float" office:value="-4.8110681348625306" table:style-name="ce1">
            <text:p>-4,811068135</text:p>
          </table:table-cell>
          <table:table-cell office:value-type="float" office:value="261230000000" table:style-name="ce1">
            <text:p>2,6123E+11</text:p>
          </table:table-cell>
          <table:table-cell office:value-type="float" office:value="1.147618795697278E-3" table:style-name="ce1">
            <text:p>0,001147619</text:p>
          </table:table-cell>
          <table:table-cell office:value-type="float" office:value="0.16466750121603091" table:style-name="ce1">
            <text:p>0,164667501</text:p>
          </table:table-cell>
          <table:table-cell office:value-type="float" office:value="-15.66784209495691" table:formula="of:=20*LOG10([.H36])" table:style-name="ce1">
            <text:p>-15,66784209</text:p>
          </table:table-cell>
          <table:table-cell table:number-columns-repeated="3" table:style-name="ce1"/>
          <table:table-cell office:value-type="float" office:value="68.478194430374074" table:style-name="ce1">
            <text:p>68,47819443</text:p>
          </table:table-cell>
          <table:table-cell office:value-type="float" office:value="-6.5289450148567019" table:style-name="ce1">
            <text:p>-6,528945015</text:p>
          </table:table-cell>
          <table:table-cell office:value-type="float" office:value="261230000000" table:style-name="ce1">
            <text:p>2,6123E+11</text:p>
          </table:table-cell>
          <table:table-cell office:value-type="float" office:value="1.147618795697278E-3" table:style-name="ce1">
            <text:p>0,001147619</text:p>
          </table:table-cell>
          <table:table-cell office:value-type="float" office:value="0.1581693420325728" table:style-name="ce1">
            <text:p>0,158169342</text:p>
          </table:table-cell>
          <table:table-cell office:value-type="float" office:value="-16.017553839823723" table:formula="of:=20*LOG10([.Q36])" table:style-name="ce1">
            <text:p>-16,01755384</text:p>
          </table:table-cell>
          <table:table-cell table:number-columns-repeated="2" table:style-name="ce1"/>
          <table:table-cell office:value-type="float" office:value="81.035428770494534" table:style-name="ce1">
            <text:p>81,03542877</text:p>
          </table:table-cell>
          <table:table-cell office:value-type="float" office:value="-2.5278073197618962" table:style-name="ce1">
            <text:p>-2,52780732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2370771078187725" table:style-name="ce1">
            <text:p>0,237077108</text:p>
          </table:table-cell>
          <table:table-cell office:value-type="float" office:value="-12.502207590024423" table:formula="of:=20*LOG10([.Y36])" table:style-name="ce1">
            <text:p>-12,50220759</text:p>
          </table:table-cell>
          <table:table-cell table:style-name="ce9"/>
          <table:table-cell table:style-name="ce1"/>
          <table:table-cell office:value-type="float" office:value="126.58937496483701" table:style-name="ce1">
            <text:p>126,589375</text:p>
          </table:table-cell>
          <table:table-cell office:value-type="float" office:value="-16.445690371835809" table:style-name="ce1">
            <text:p>-16,44569037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43710544145416658" table:style-name="ce1">
            <text:p>0,437105441</text:p>
          </table:table-cell>
          <table:table-cell office:value-type="float" office:value="-7.1882757403140864" table:formula="of:=20*LOG10([.AG36])" table:style-name="ce1">
            <text:p>-7,18827574</text:p>
          </table:table-cell>
          <table:table-cell table:number-columns-repeated="3" table:style-name="ce1"/>
          <table:table-cell office:value-type="float" office:value="185.82063082463989" table:style-name="ce1">
            <text:p>185,8206308</text:p>
          </table:table-cell>
          <table:table-cell office:value-type="float" office:value="-35.145273612909861" table:style-name="ce1">
            <text:p>-35,14527361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58179125248812458" table:style-name="ce1">
            <text:p>0,581791252</text:p>
          </table:table-cell>
          <table:table-cell office:value-type="float" office:value="-4.7046562573342836" table:formula="of:=20*LOG10([.AP36])" table:style-name="ce1">
            <text:p>-4,704656257</text:p>
          </table:table-cell>
          <table:table-cell table:number-columns-repeated="3" table:style-name="ce1"/>
          <table:table-cell office:value-type="float" office:value="256.48106693945579" table:style-name="ce1">
            <text:p>256,4810669</text:p>
          </table:table-cell>
          <table:table-cell office:value-type="float" office:value="-43.689221875176067" table:style-name="ce1">
            <text:p>-43,68922188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67760186380277132" table:style-name="ce1">
            <text:p>0,677601864</text:p>
          </table:table-cell>
          <table:table-cell office:value-type="float" office:value="-3.3805081622203748" table:formula="of:=20*LOG10([.AY36])" table:style-name="ce1">
            <text:p>-3,380508162</text:p>
          </table:table-cell>
          <table:table-cell table:number-columns-repeated="3" table:style-name="ce1"/>
          <table:table-cell office:value-type="float" office:value="331.67538633498748" table:style-name="ce1">
            <text:p>331,6753863</text:p>
          </table:table-cell>
          <table:table-cell office:value-type="float" office:value="-34.290229832928503" table:style-name="ce1">
            <text:p>-34,29022983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73920519526270423" table:style-name="ce1">
            <text:p>0,739205195</text:p>
          </table:table-cell>
          <table:table-cell office:value-type="float" office:value="-2.6246997896011015" table:formula="of:=20*LOG10([.BH36])" table:style-name="ce1">
            <text:p>-2,62469979</text:p>
          </table:table-cell>
          <table:table-cell table:number-columns-repeated="3" table:style-name="ce1"/>
          <table:table-cell office:value-type="float" office:value="399.15341096097319" table:style-name="ce1">
            <text:p>399,153411</text:p>
          </table:table-cell>
          <table:table-cell office:value-type="float" office:value="47.400085015925391" table:style-name="ce1">
            <text:p>47,40008502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77874049012112367" table:style-name="ce1">
            <text:p>0,77874049</text:p>
          </table:table-cell>
          <table:table-cell office:value-type="float" office:value="-2.1721448769768279" table:formula="of:=20*LOG10([.BQ36])" table:style-name="ce1">
            <text:p>-2,172144877</text:p>
          </table:table-cell>
          <table:table-cell table:number-columns-repeated="3" table:style-name="ce1"/>
          <table:table-cell office:value-type="float" office:value="396.20487795953977" table:style-name="ce1">
            <text:p>396,204878</text:p>
          </table:table-cell>
          <table:table-cell office:value-type="float" office:value="152.71837479318029" table:style-name="ce1">
            <text:p>152,7183748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7893046384706679" table:style-name="ce1">
            <text:p>0,789304638</text:p>
          </table:table-cell>
          <table:table-cell office:value-type="float" office:value="-2.0551068997701436" table:formula="of:=20*LOG10([.BZ36])" table:style-name="ce1">
            <text:p>-2,0551069</text:p>
          </table:table-cell>
          <table:table-cell table:number-columns-repeated="3" table:style-name="ce1"/>
          <table:table-cell office:value-type="float" office:value="315.42633387301089" table:style-name="ce1">
            <text:p>315,4263339</text:p>
          </table:table-cell>
          <table:table-cell office:value-type="float" office:value="230.6520509127979" table:style-name="ce1">
            <text:p>230,6520509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77311966042735303" table:style-name="ce1">
            <text:p>0,77311966</text:p>
          </table:table-cell>
          <table:table-cell office:value-type="float" office:value="-2.2350656496696435" table:formula="of:=20*LOG10([.CI36])" table:style-name="ce1">
            <text:p>-2,23506565</text:p>
          </table:table-cell>
          <table:table-cell table:number-columns-repeated="2" table:style-name="ce1"/>
          <table:table-cell office:value-type="float" office:value="227.82116324616109" table:style-name="ce1">
            <text:p>227,8211632</text:p>
          </table:table-cell>
          <table:table-cell office:value-type="float" office:value="234.44998946534099" table:style-name="ce1">
            <text:p>234,4499895</text:p>
          </table:table-cell>
          <table:table-cell office:value-type="float" office:value="277730000000" table:style-name="ce1">
            <text:p>2,7773E+11</text:p>
          </table:table-cell>
          <table:table-cell office:value-type="float" office:value="326.90867223604283" table:formula="of:=SQRT([.CN36]^2+[.CM36]^2)" table:style-name="ce1">
            <text:p>326,9086722</text:p>
          </table:table-cell>
          <table:table-cell office:value-type="float" office:value="0.73468373808768717" table:style-name="ce1">
            <text:p>0,734683738</text:p>
          </table:table-cell>
          <table:table-cell office:value-type="float" office:value="-2.6779914594604843" table:formula="of:=20*LOG([.CQ36])" table:style-name="ce1">
            <text:p>-2,677991459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9.958174141677048" table:style-name="ce1">
            <text:p>69,95817414</text:p>
          </table:table-cell>
          <table:table-cell office:value-type="float" office:value="-1.4671218231007599" table:style-name="ce1">
            <text:p>-1,467121823</text:p>
          </table:table-cell>
          <table:table-cell office:value-type="float" office:value="261560000000" table:style-name="ce1">
            <text:p>2,6156E+11</text:p>
          </table:table-cell>
          <table:table-cell office:value-type="float" office:value="1.1461708900443489E-3" table:style-name="ce1">
            <text:p>0,001146171</text:p>
          </table:table-cell>
          <table:table-cell office:value-type="float" office:value="0.1664829891077986" table:style-name="ce1">
            <text:p>0,166482989</text:p>
          </table:table-cell>
          <table:table-cell office:value-type="float" office:value="-15.5726027042985" table:formula="of:=20*LOG10([.H37])" table:style-name="ce1">
            <text:p>-15,5726027</text:p>
          </table:table-cell>
          <table:table-cell table:number-columns-repeated="3" table:style-name="ce1"/>
          <table:table-cell office:value-type="float" office:value="68.998647583417196" table:style-name="ce1">
            <text:p>68,99864758</text:p>
          </table:table-cell>
          <table:table-cell office:value-type="float" office:value="-5.3450842704342447" table:style-name="ce1">
            <text:p>-5,34508427</text:p>
          </table:table-cell>
          <table:table-cell office:value-type="float" office:value="261560000000" table:style-name="ce1">
            <text:p>2,6156E+11</text:p>
          </table:table-cell>
          <table:table-cell office:value-type="float" office:value="1.1461708900443489E-3" table:style-name="ce1">
            <text:p>0,001146171</text:p>
          </table:table-cell>
          <table:table-cell office:value-type="float" office:value="0.16111162062297721" table:style-name="ce1">
            <text:p>0,161111621</text:p>
          </table:table-cell>
          <table:table-cell office:value-type="float" office:value="-15.857462675113506" table:formula="of:=20*LOG10([.Q37])" table:style-name="ce1">
            <text:p>-15,85746268</text:p>
          </table:table-cell>
          <table:table-cell table:number-columns-repeated="2" table:style-name="ce1"/>
          <table:table-cell office:value-type="float" office:value="81.18759899008424" table:style-name="ce1">
            <text:p>81,18759899</text:p>
          </table:table-cell>
          <table:table-cell office:value-type="float" office:value="-2.1852919936937401" table:style-name="ce1">
            <text:p>-2,185291994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23790364824292271" table:style-name="ce1">
            <text:p>0,237903648</text:p>
          </table:table-cell>
          <table:table-cell office:value-type="float" office:value="-12.471977960463462" table:formula="of:=20*LOG10([.Y37])" table:style-name="ce1">
            <text:p>-12,47197796</text:p>
          </table:table-cell>
          <table:table-cell table:style-name="ce9"/>
          <table:table-cell table:style-name="ce1"/>
          <table:table-cell office:value-type="float" office:value="127.81788092488679" table:style-name="ce1">
            <text:p>127,8178809</text:p>
          </table:table-cell>
          <table:table-cell office:value-type="float" office:value="-14.32838396405093" table:style-name="ce1">
            <text:p>-14,32838396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44014751287206028" table:style-name="ce1">
            <text:p>0,440147513</text:p>
          </table:table-cell>
          <table:table-cell office:value-type="float" office:value="-7.1280349571033614" table:formula="of:=20*LOG10([.AG37])" table:style-name="ce1">
            <text:p>-7,128034957</text:p>
          </table:table-cell>
          <table:table-cell table:number-columns-repeated="3" table:style-name="ce1"/>
          <table:table-cell office:value-type="float" office:value="188.94773070781491" table:style-name="ce1">
            <text:p>188,9477307</text:p>
          </table:table-cell>
          <table:table-cell office:value-type="float" office:value="-29.942918194405632" table:style-name="ce1">
            <text:p>-29,94291819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585587694297798" table:style-name="ce1">
            <text:p>0,585587694</text:p>
          </table:table-cell>
          <table:table-cell office:value-type="float" office:value="-4.6481611647690819" table:formula="of:=20*LOG10([.AP37])" table:style-name="ce1">
            <text:p>-4,648161165</text:p>
          </table:table-cell>
          <table:table-cell table:number-columns-repeated="3" table:style-name="ce1"/>
          <table:table-cell office:value-type="float" office:value="260.86246936711967" table:style-name="ce1">
            <text:p>260,8624694</text:p>
          </table:table-cell>
          <table:table-cell office:value-type="float" office:value="-33.426773144191593" table:style-name="ce1">
            <text:p>-33,42677314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68050648020666293" table:style-name="ce1">
            <text:p>0,68050648</text:p>
          </table:table-cell>
          <table:table-cell office:value-type="float" office:value="-3.3433546963666281" table:formula="of:=20*LOG10([.AY37])" table:style-name="ce1">
            <text:p>-3,343354696</text:p>
          </table:table-cell>
          <table:table-cell table:number-columns-repeated="3" table:style-name="ce1"/>
          <table:table-cell office:value-type="float" office:value="335.03575790502009" table:style-name="ce1">
            <text:p>335,0357579</text:p>
          </table:table-cell>
          <table:table-cell office:value-type="float" office:value="-17.329190065890991" table:style-name="ce1">
            <text:p>-17,32919007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74058560578471844" table:style-name="ce1">
            <text:p>0,740585606</text:p>
          </table:table-cell>
          <table:table-cell office:value-type="float" office:value="-2.6084946653107561" table:formula="of:=20*LOG10([.BH37])" table:style-name="ce1">
            <text:p>-2,608494665</text:p>
          </table:table-cell>
          <table:table-cell table:number-columns-repeated="3" table:style-name="ce1"/>
          <table:table-cell office:value-type="float" office:value="390.99292101826768" table:style-name="ce1">
            <text:p>390,992921</text:p>
          </table:table-cell>
          <table:table-cell office:value-type="float" office:value="69.35794749004674" table:style-name="ce1">
            <text:p>69,35794749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77633486520804962" table:style-name="ce1">
            <text:p>0,776334865</text:p>
          </table:table-cell>
          <table:table-cell office:value-type="float" office:value="-2.1990181845649022" table:formula="of:=20*LOG10([.BQ37])" table:style-name="ce1">
            <text:p>-2,199018185</text:p>
          </table:table-cell>
          <table:table-cell table:number-columns-repeated="3" table:style-name="ce1"/>
          <table:table-cell office:value-type="float" office:value="375.9366324954778" table:style-name="ce1">
            <text:p>375,9366325</text:p>
          </table:table-cell>
          <table:table-cell office:value-type="float" office:value="167.55467051791331" table:style-name="ce1">
            <text:p>167,5546705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78335558148686957" table:style-name="ce1">
            <text:p>0,783355581</text:p>
          </table:table-cell>
          <table:table-cell office:value-type="float" office:value="-2.1208211567090904" table:formula="of:=20*LOG10([.BZ37])" table:style-name="ce1">
            <text:p>-2,120821157</text:p>
          </table:table-cell>
          <table:table-cell table:number-columns-repeated="3" table:style-name="ce1"/>
          <table:table-cell office:value-type="float" office:value="293.96661662511252" table:style-name="ce1">
            <text:p>293,9666166</text:p>
          </table:table-cell>
          <table:table-cell office:value-type="float" office:value="230.98672464688471" table:style-name="ce1">
            <text:p>230,9867246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76407299761599345" table:style-name="ce1">
            <text:p>0,764072998</text:p>
          </table:table-cell>
          <table:table-cell office:value-type="float" office:value="-2.3373029607536617" table:formula="of:=20*LOG10([.CI37])" table:style-name="ce1">
            <text:p>-2,337302961</text:p>
          </table:table-cell>
          <table:table-cell table:number-columns-repeated="2" table:style-name="ce1"/>
          <table:table-cell office:value-type="float" office:value="212.97766679038011" table:style-name="ce1">
            <text:p>212,9776668</text:p>
          </table:table-cell>
          <table:table-cell office:value-type="float" office:value="227.85810021816599" table:style-name="ce1">
            <text:p>227,8581002</text:p>
          </table:table-cell>
          <table:table-cell office:value-type="float" office:value="278060000000" table:style-name="ce1">
            <text:p>2,7806E+11</text:p>
          </table:table-cell>
          <table:table-cell office:value-type="float" office:value="311.89549593815229" table:formula="of:=SQRT([.CN37]^2+[.CM37]^2)" table:style-name="ce1">
            <text:p>311,8954959</text:p>
          </table:table-cell>
          <table:table-cell office:value-type="float" office:value="0.7236771357411701" table:style-name="ce1">
            <text:p>0,723677136</text:p>
          </table:table-cell>
          <table:table-cell office:value-type="float" office:value="-2.8091029699828711" table:formula="of:=20*LOG([.CQ37])" table:style-name="ce1">
            <text:p>-2,80910297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9.929613402662454" table:style-name="ce1">
            <text:p>69,9296134</text:p>
          </table:table-cell>
          <table:table-cell office:value-type="float" office:value="1.902690651945653" table:style-name="ce1">
            <text:p>1,902690652</text:p>
          </table:table-cell>
          <table:table-cell office:value-type="float" office:value="261890000000" table:style-name="ce1">
            <text:p>2,6189E+11</text:p>
          </table:table-cell>
          <table:table-cell office:value-type="float" office:value="1.1447266333193329E-3" table:style-name="ce1">
            <text:p>0,001144727</text:p>
          </table:table-cell>
          <table:table-cell office:value-type="float" office:value="0.16635747865568221" table:style-name="ce1">
            <text:p>0,166357479</text:p>
          </table:table-cell>
          <table:table-cell office:value-type="float" office:value="-15.579153410073578" table:formula="of:=20*LOG10([.H38])" table:style-name="ce1">
            <text:p>-15,57915341</text:p>
          </table:table-cell>
          <table:table-cell table:number-columns-repeated="3" table:style-name="ce1"/>
          <table:table-cell office:value-type="float" office:value="69.415068979791556" table:style-name="ce1">
            <text:p>69,41506898</text:p>
          </table:table-cell>
          <table:table-cell office:value-type="float" office:value="-4.1149050260100957" table:style-name="ce1">
            <text:p>-4,114905026</text:p>
          </table:table-cell>
          <table:table-cell office:value-type="float" office:value="261890000000" table:style-name="ce1">
            <text:p>2,6189E+11</text:p>
          </table:table-cell>
          <table:table-cell office:value-type="float" office:value="1.1447266333193329E-3" table:style-name="ce1">
            <text:p>0,001144727</text:p>
          </table:table-cell>
          <table:table-cell office:value-type="float" office:value="0.16343842576665871" table:style-name="ce1">
            <text:p>0,163438426</text:p>
          </table:table-cell>
          <table:table-cell office:value-type="float" office:value="-15.73291658930194" table:formula="of:=20*LOG10([.Q38])" table:style-name="ce1">
            <text:p>-15,73291659</text:p>
          </table:table-cell>
          <table:table-cell table:number-columns-repeated="2" table:style-name="ce1"/>
          <table:table-cell office:value-type="float" office:value="81.317282585588572" table:style-name="ce1">
            <text:p>81,31728259</text:p>
          </table:table-cell>
          <table:table-cell office:value-type="float" office:value="-1.833900626159243" table:style-name="ce1">
            <text:p>-1,833900626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23860549942816681" table:style-name="ce1">
            <text:p>0,238605499</text:p>
          </table:table-cell>
          <table:table-cell office:value-type="float" office:value="-12.446391016852314" table:formula="of:=20*LOG10([.Y38])" table:style-name="ce1">
            <text:p>-12,44639102</text:p>
          </table:table-cell>
          <table:table-cell table:style-name="ce9"/>
          <table:table-cell table:style-name="ce1"/>
          <table:table-cell office:value-type="float" office:value="128.8800981090973" table:style-name="ce1">
            <text:p>128,8800981</text:p>
          </table:table-cell>
          <table:table-cell office:value-type="float" office:value="-12.104995177151521" table:style-name="ce1">
            <text:p>-12,10499518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44273341156283191" table:style-name="ce1">
            <text:p>0,442733412</text:p>
          </table:table-cell>
          <table:table-cell office:value-type="float" office:value="-7.0771540415692433" table:formula="of:=20*LOG10([.AG38])" table:style-name="ce1">
            <text:p>-7,077154042</text:p>
          </table:table-cell>
          <table:table-cell table:number-columns-repeated="3" table:style-name="ce1"/>
          <table:table-cell office:value-type="float" office:value="191.59222040151971" table:style-name="ce1">
            <text:p>191,5922204</text:p>
          </table:table-cell>
          <table:table-cell office:value-type="float" office:value="-24.391843635036881" table:style-name="ce1">
            <text:p>-24,39184364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58871204974505542" table:style-name="ce1">
            <text:p>0,58871205</text:p>
          </table:table-cell>
          <table:table-cell office:value-type="float" office:value="-4.6019414993424981" table:formula="of:=20*LOG10([.AP38])" table:style-name="ce1">
            <text:p>-4,601941499</text:p>
          </table:table-cell>
          <table:table-cell table:number-columns-repeated="3" table:style-name="ce1"/>
          <table:table-cell office:value-type="float" office:value="264.08499964479228" table:style-name="ce1">
            <text:p>264,0849996</text:p>
          </table:table-cell>
          <table:table-cell office:value-type="float" office:value="-22.60021564396612" table:style-name="ce1">
            <text:p>-22,60021564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68259035829674664" table:style-name="ce1">
            <text:p>0,682590358</text:p>
          </table:table-cell>
          <table:table-cell office:value-type="float" office:value="-3.3167970099285067" table:formula="of:=20*LOG10([.AY38])" table:style-name="ce1">
            <text:p>-3,31679701</text:p>
          </table:table-cell>
          <table:table-cell table:number-columns-repeated="3" table:style-name="ce1"/>
          <table:table-cell office:value-type="float" office:value="336.16881568829251" table:style-name="ce1">
            <text:p>336,1688157</text:p>
          </table:table-cell>
          <table:table-cell office:value-type="float" office:value="5.7146245554772878E-13" table:style-name="ce1">
            <text:p>5,71462E-13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74104589511775099" table:style-name="ce1">
            <text:p>0,741045895</text:p>
          </table:table-cell>
          <table:table-cell office:value-type="float" office:value="-2.6030978814620283" table:formula="of:=20*LOG10([.BH38])" table:style-name="ce1">
            <text:p>-2,603097881</text:p>
          </table:table-cell>
          <table:table-cell table:number-columns-repeated="3" table:style-name="ce1"/>
          <table:table-cell office:value-type="float" office:value="380.18783170989559" table:style-name="ce1">
            <text:p>380,1878317</text:p>
          </table:table-cell>
          <table:table-cell office:value-type="float" office:value="89.443852942092292" table:style-name="ce1">
            <text:p>89,44385294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77302003728121016" table:style-name="ce1">
            <text:p>0,773020037</text:p>
          </table:table-cell>
          <table:table-cell office:value-type="float" office:value="-2.2361849736935642" table:formula="of:=20*LOG10([.BQ38])" table:style-name="ce1">
            <text:p>-2,236184974</text:p>
          </table:table-cell>
          <table:table-cell table:number-columns-repeated="3" table:style-name="ce1"/>
          <table:table-cell office:value-type="float" office:value="355.21726142183451" table:style-name="ce1">
            <text:p>355,2172614</text:p>
          </table:table-cell>
          <table:table-cell office:value-type="float" office:value="179.11660166017481" table:style-name="ce1">
            <text:p>179,1166017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77669681330201967" table:style-name="ce1">
            <text:p>0,776696813</text:p>
          </table:table-cell>
          <table:table-cell office:value-type="float" office:value="-2.1949695340455917" table:formula="of:=20*LOG10([.BZ38])" table:style-name="ce1">
            <text:p>-2,194969534</text:p>
          </table:table-cell>
          <table:table-cell table:number-columns-repeated="3" table:style-name="ce1"/>
          <table:table-cell office:value-type="float" office:value="274.06306230755848" table:style-name="ce1">
            <text:p>274,0630623</text:p>
          </table:table-cell>
          <table:table-cell office:value-type="float" office:value="229.5100993006904" table:style-name="ce1">
            <text:p>229,5100993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75458370447115375" table:style-name="ce1">
            <text:p>0,754583704</text:p>
          </table:table-cell>
          <table:table-cell office:value-type="float" office:value="-2.4458515558431366" table:formula="of:=20*LOG10([.CI38])" table:style-name="ce1">
            <text:p>-2,445851556</text:p>
          </table:table-cell>
          <table:table-cell table:number-columns-repeated="2" table:style-name="ce1"/>
          <table:table-cell office:value-type="float" office:value="199.52774274749831" table:style-name="ce1">
            <text:p>199,5277427</text:p>
          </table:table-cell>
          <table:table-cell office:value-type="float" office:value="220.85605462204401" table:style-name="ce1">
            <text:p>220,8560546</text:p>
          </table:table-cell>
          <table:table-cell office:value-type="float" office:value="278390000000" table:style-name="ce1">
            <text:p>2,7839E+11</text:p>
          </table:table-cell>
          <table:table-cell office:value-type="float" office:value="297.63856771112034" table:formula="of:=SQRT([.CN38]^2+[.CM38]^2)" table:style-name="ce1">
            <text:p>297,6385677</text:p>
          </table:table-cell>
          <table:table-cell office:value-type="float" office:value="0.71234492001733907" table:style-name="ce1">
            <text:p>0,71234492</text:p>
          </table:table-cell>
          <table:table-cell office:value-type="float" office:value="-2.9461933691651327" table:formula="of:=20*LOG([.CQ38])" table:style-name="ce1">
            <text:p>-2,946193369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9.465403690091307" table:style-name="ce1">
            <text:p>69,46540369</text:p>
          </table:table-cell>
          <table:table-cell office:value-type="float" office:value="5.2199630967067367" table:style-name="ce1">
            <text:p>5,219963097</text:p>
          </table:table-cell>
          <table:table-cell office:value-type="float" office:value="262220000000" table:style-name="ce1">
            <text:p>2,6222E+11</text:p>
          </table:table-cell>
          <table:table-cell office:value-type="float" office:value="1.143286011745862E-3" table:style-name="ce1">
            <text:p>0,001143286</text:p>
          </table:table-cell>
          <table:table-cell office:value-type="float" office:value="0.16430760531899111" table:style-name="ce1">
            <text:p>0,164307605</text:p>
          </table:table-cell>
          <table:table-cell office:value-type="float" office:value="-15.686846677540046" table:formula="of:=20*LOG10([.H39])" table:style-name="ce1">
            <text:p>-15,68684668</text:p>
          </table:table-cell>
          <table:table-cell table:number-columns-repeated="3" table:style-name="ce1"/>
          <table:table-cell office:value-type="float" office:value="69.722464393769258" table:style-name="ce1">
            <text:p>69,72246439</text:p>
          </table:table-cell>
          <table:table-cell office:value-type="float" office:value="-2.849446888444354" table:style-name="ce1">
            <text:p>-2,849446888</text:p>
          </table:table-cell>
          <table:table-cell office:value-type="float" office:value="262220000000" table:style-name="ce1">
            <text:p>2,6222E+11</text:p>
          </table:table-cell>
          <table:table-cell office:value-type="float" office:value="1.143286011745862E-3" table:style-name="ce1">
            <text:p>0,001143286</text:p>
          </table:table-cell>
          <table:table-cell office:value-type="float" office:value="0.1651407268607028" table:style-name="ce1">
            <text:p>0,165140727</text:p>
          </table:table-cell>
          <table:table-cell office:value-type="float" office:value="-15.6429161641012" table:formula="of:=20*LOG10([.Q39])" table:style-name="ce1">
            <text:p>-15,64291616</text:p>
          </table:table-cell>
          <table:table-cell table:number-columns-repeated="2" table:style-name="ce1"/>
          <table:table-cell office:value-type="float" office:value="81.423956768602693" table:style-name="ce1">
            <text:p>81,42395677</text:p>
          </table:table-cell>
          <table:table-cell office:value-type="float" office:value="-1.4752121694960909" table:style-name="ce1">
            <text:p>-1,475212169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23918107523511539" table:style-name="ce1">
            <text:p>0,239181075</text:p>
          </table:table-cell>
          <table:table-cell office:value-type="float" office:value="-12.425463721607793" table:formula="of:=20*LOG10([.Y39])" table:style-name="ce1">
            <text:p>-12,42546372</text:p>
          </table:table-cell>
          <table:table-cell table:style-name="ce9"/>
          <table:table-cell table:style-name="ce1"/>
          <table:table-cell office:value-type="float" office:value="129.76458145035261" table:style-name="ce1">
            <text:p>129,7645815</text:p>
          </table:table-cell>
          <table:table-cell office:value-type="float" office:value="-9.7913883221189355" table:style-name="ce1">
            <text:p>-9,791388322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44485605843708298" table:style-name="ce1">
            <text:p>0,444856058</text:p>
          </table:table-cell>
          <table:table-cell office:value-type="float" office:value="-7.0356098091020325" table:formula="of:=20*LOG10([.AG39])" table:style-name="ce1">
            <text:p>-7,035609809</text:p>
          </table:table-cell>
          <table:table-cell table:number-columns-repeated="3" table:style-name="ce1"/>
          <table:table-cell office:value-type="float" office:value="193.70342788434729" table:style-name="ce1">
            <text:p>193,7034279</text:p>
          </table:table-cell>
          <table:table-cell office:value-type="float" office:value="-18.550708012274669" table:style-name="ce1">
            <text:p>-18,55070801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59115201974213927" table:style-name="ce1">
            <text:p>0,59115202</text:p>
          </table:table-cell>
          <table:table-cell office:value-type="float" office:value="-4.5660164451345784" table:formula="of:=20*LOG10([.AP39])" table:style-name="ce1">
            <text:p>-4,566016445</text:p>
          </table:table-cell>
          <table:table-cell table:number-columns-repeated="3" table:style-name="ce1"/>
          <table:table-cell office:value-type="float" office:value="266.05483358533581" table:style-name="ce1">
            <text:p>266,0548336</text:p>
          </table:table-cell>
          <table:table-cell office:value-type="float" office:value="-11.39114812946853" table:style-name="ce1">
            <text:p>-11,39114813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68384303027268378" table:style-name="ce1">
            <text:p>0,68384303</text:p>
          </table:table-cell>
          <table:table-cell office:value-type="float" office:value="-3.3008715009724163" table:formula="of:=20*LOG10([.AY39])" table:style-name="ce1">
            <text:p>-3,300871501</text:p>
          </table:table-cell>
          <table:table-cell table:number-columns-repeated="3" table:style-name="ce1"/>
          <table:table-cell office:value-type="float" office:value="335.04109808387062" table:style-name="ce1">
            <text:p>335,0410981</text:p>
          </table:table-cell>
          <table:table-cell office:value-type="float" office:value="17.288479175580711" table:style-name="ce1">
            <text:p>17,28847918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74058778120647606" table:style-name="ce1">
            <text:p>0,740587781</text:p>
          </table:table-cell>
          <table:table-cell office:value-type="float" office:value="-2.6084691511157683" table:formula="of:=20*LOG10([.BH39])" table:style-name="ce1">
            <text:p>-2,608469151</text:p>
          </table:table-cell>
          <table:table-cell table:number-columns-repeated="3" table:style-name="ce1"/>
          <table:table-cell office:value-type="float" office:value="367.24670011115569" table:style-name="ce1">
            <text:p>367,2467001</text:p>
          </table:table-cell>
          <table:table-cell office:value-type="float" office:value="107.2993036959418" table:style-name="ce1">
            <text:p>107,2993037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76883993731072842" table:style-name="ce1">
            <text:p>0,768839937</text:p>
          </table:table-cell>
          <table:table-cell office:value-type="float" office:value="-2.2832813074358222" table:formula="of:=20*LOG10([.BQ39])" table:style-name="ce1">
            <text:p>-2,283281307</text:p>
          </table:table-cell>
          <table:table-cell table:number-columns-repeated="3" table:style-name="ce1"/>
          <table:table-cell office:value-type="float" office:value="334.58940743103773" table:style-name="ce1">
            <text:p>334,5894074</text:p>
          </table:table-cell>
          <table:table-cell office:value-type="float" office:value="187.67082284556321" table:style-name="ce1">
            <text:p>187,6708228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76938756274916997" table:style-name="ce1">
            <text:p>0,769387563</text:p>
          </table:table-cell>
          <table:table-cell office:value-type="float" office:value="-2.2770967679940664" table:formula="of:=20*LOG10([.BZ39])" table:style-name="ce1">
            <text:p>-2,277096768</text:p>
          </table:table-cell>
          <table:table-cell table:number-columns-repeated="3" table:style-name="ce1"/>
          <table:table-cell office:value-type="float" office:value="255.72204179304561" table:style-name="ce1">
            <text:p>255,7220418</text:p>
          </table:table-cell>
          <table:table-cell office:value-type="float" office:value="226.5984156564318" table:style-name="ce1">
            <text:p>226,5984157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74468513763391564" table:style-name="ce1">
            <text:p>0,744685138</text:p>
          </table:table-cell>
          <table:table-cell office:value-type="float" office:value="-2.5605462736895794" table:formula="of:=20*LOG10([.CI39])" table:style-name="ce1">
            <text:p>-2,560546274</text:p>
          </table:table-cell>
          <table:table-cell table:number-columns-repeated="2" table:style-name="ce1"/>
          <table:table-cell office:value-type="float" office:value="187.34399006872991" table:style-name="ce1">
            <text:p>187,3439901</text:p>
          </table:table-cell>
          <table:table-cell office:value-type="float" office:value="213.58591837931249" table:style-name="ce1">
            <text:p>213,5859184</text:p>
          </table:table-cell>
          <table:table-cell office:value-type="float" office:value="278720000000" table:style-name="ce1">
            <text:p>2,7872E+11</text:p>
          </table:table-cell>
          <table:table-cell office:value-type="float" office:value="284.10687275179868" table:formula="of:=SQRT([.CN39]^2+[.CM39]^2)" table:style-name="ce1">
            <text:p>284,1068728</text:p>
          </table:table-cell>
          <table:table-cell office:value-type="float" office:value="0.70069457363635845" table:style-name="ce1">
            <text:p>0,700694574</text:p>
          </table:table-cell>
          <table:table-cell office:value-type="float" office:value="-3.0894249156889737" table:formula="of:=20*LOG([.CQ39])" table:style-name="ce1">
            <text:p>-3,089424916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8.587878291863177" table:style-name="ce1">
            <text:p>68,58787829</text:p>
          </table:table-cell>
          <table:table-cell office:value-type="float" office:value="8.4104531400993352" table:style-name="ce1">
            <text:p>8,41045314</text:p>
          </table:table-cell>
          <table:table-cell office:value-type="float" office:value="262550000000" table:style-name="ce1">
            <text:p>2,6255E+11</text:p>
          </table:table-cell>
          <table:table-cell office:value-type="float" office:value="1.141849011616835E-3" table:style-name="ce1">
            <text:p>0,001141849</text:p>
          </table:table-cell>
          <table:table-cell office:value-type="float" office:value="0.16038080103259891" table:style-name="ce1">
            <text:p>0,160380801</text:p>
          </table:table-cell>
          <table:table-cell office:value-type="float" office:value="-15.8969524348334" table:formula="of:=20*LOG10([.H40])" table:style-name="ce1">
            <text:p>-15,89695243</text:p>
          </table:table-cell>
          <table:table-cell table:number-columns-repeated="3" table:style-name="ce1"/>
          <table:table-cell office:value-type="float" office:value="69.917321111700602" table:style-name="ce1">
            <text:p>69,91732111</text:p>
          </table:table-cell>
          <table:table-cell office:value-type="float" office:value="-1.560414799324729" table:style-name="ce1">
            <text:p>-1,560414799</text:p>
          </table:table-cell>
          <table:table-cell office:value-type="float" office:value="262550000000" table:style-name="ce1">
            <text:p>2,6255E+11</text:p>
          </table:table-cell>
          <table:table-cell office:value-type="float" office:value="1.141849011616835E-3" table:style-name="ce1">
            <text:p>0,001141849</text:p>
          </table:table-cell>
          <table:table-cell office:value-type="float" office:value="0.1662131673194224" table:style-name="ce1">
            <text:p>0,166213167</text:p>
          </table:table-cell>
          <table:table-cell office:value-type="float" office:value="-15.586691492187065" table:formula="of:=20*LOG10([.Q40])" table:style-name="ce1">
            <text:p>-15,58669149</text:p>
          </table:table-cell>
          <table:table-cell table:number-columns-repeated="2" table:style-name="ce1"/>
          <table:table-cell office:value-type="float" office:value="81.507221838223444" table:style-name="ce1">
            <text:p>81,50722184</text:p>
          </table:table-cell>
          <table:table-cell office:value-type="float" office:value="-1.110838971163387" table:style-name="ce1">
            <text:p>-1,110838971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2396292528674743" table:style-name="ce1">
            <text:p>0,239629253</text:p>
          </table:table-cell>
          <table:table-cell office:value-type="float" office:value="-12.409203326368488" table:formula="of:=20*LOG10([.Y40])" table:style-name="ce1">
            <text:p>-12,40920333</text:p>
          </table:table-cell>
          <table:table-cell table:style-name="ce9"/>
          <table:table-cell table:style-name="ce1"/>
          <table:table-cell office:value-type="float" office:value="130.4618137574262" table:style-name="ce1">
            <text:p>130,4618138</text:p>
          </table:table-cell>
          <table:table-cell office:value-type="float" office:value="-7.4049861438072337" table:style-name="ce1">
            <text:p>-7,404986144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44651018382862162" table:style-name="ce1">
            <text:p>0,446510184</text:p>
          </table:table-cell>
          <table:table-cell office:value-type="float" office:value="-7.0033726288955656" table:formula="of:=20*LOG10([.AG40])" table:style-name="ce1">
            <text:p>-7,003372629</text:p>
          </table:table-cell>
          <table:table-cell table:number-columns-repeated="3" table:style-name="ce1"/>
          <table:table-cell office:value-type="float" office:value="195.24021604454589" table:style-name="ce1">
            <text:p>195,240216</text:p>
          </table:table-cell>
          <table:table-cell office:value-type="float" office:value="-12.48744390182739" table:style-name="ce1">
            <text:p>-12,4874439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59289877550981662" table:style-name="ce1">
            <text:p>0,592898776</text:p>
          </table:table-cell>
          <table:table-cell office:value-type="float" office:value="-4.5403889317034887" table:formula="of:=20*LOG10([.AP40])" table:style-name="ce1">
            <text:p>-4,540388932</text:p>
          </table:table-cell>
          <table:table-cell table:number-columns-repeated="3" table:style-name="ce1"/>
          <table:table-cell office:value-type="float" office:value="266.71668034185058" table:style-name="ce1">
            <text:p>266,7166803</text:p>
          </table:table-cell>
          <table:table-cell office:value-type="float" office:value="3.761993962228718E-13" table:style-name="ce1">
            <text:p>3,76199E-13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68426039357300594" table:style-name="ce1">
            <text:p>0,684260394</text:p>
          </table:table-cell>
          <table:table-cell office:value-type="float" office:value="-3.2955719430371744" table:formula="of:=20*LOG10([.AY40])" table:style-name="ce1">
            <text:p>-3,295571943</text:p>
          </table:table-cell>
          <table:table-cell table:number-columns-repeated="3" table:style-name="ce1"/>
          <table:table-cell office:value-type="float" office:value="331.71718573230157" table:style-name="ce1">
            <text:p>331,7171857</text:p>
          </table:table-cell>
          <table:table-cell office:value-type="float" office:value="34.133093384625127" table:style-name="ce1">
            <text:p>34,13309338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73922250845565818" table:style-name="ce1">
            <text:p>0,739222508</text:p>
          </table:table-cell>
          <table:table-cell office:value-type="float" office:value="-2.6244963566122452" table:formula="of:=20*LOG10([.BH40])" table:style-name="ce1">
            <text:p>-2,624496357</text:p>
          </table:table-cell>
          <table:table-cell table:number-columns-repeated="3" table:style-name="ce1"/>
          <table:table-cell office:value-type="float" office:value="352.71078566911228" table:style-name="ce1">
            <text:p>352,7107857</text:p>
          </table:table-cell>
          <table:table-cell office:value-type="float" office:value="122.7175067288065" table:style-name="ce1">
            <text:p>122,7175067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76384429785407826" table:style-name="ce1">
            <text:p>0,763844298</text:p>
          </table:table-cell>
          <table:table-cell office:value-type="float" office:value="-2.3399031812145097" table:formula="of:=20*LOG10([.BQ40])" table:style-name="ce1">
            <text:p>-2,339903181</text:p>
          </table:table-cell>
          <table:table-cell table:number-columns-repeated="3" table:style-name="ce1"/>
          <table:table-cell office:value-type="float" office:value="314.46857179546907" table:style-name="ce1">
            <text:p>314,4685718</text:p>
          </table:table-cell>
          <table:table-cell office:value-type="float" office:value="193.54818846447881" table:style-name="ce1">
            <text:p>193,5481885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76148331579109063" table:style-name="ce1">
            <text:p>0,761483316</text:p>
          </table:table-cell>
          <table:table-cell office:value-type="float" office:value="-2.3667921535644871" table:formula="of:=20*LOG10([.BZ40])" table:style-name="ce1">
            <text:p>-2,366792154</text:p>
          </table:table-cell>
          <table:table-cell table:number-columns-repeated="3" table:style-name="ce1"/>
          <table:table-cell office:value-type="float" office:value="238.90023129627991" table:style-name="ce1">
            <text:p>238,9002313</text:p>
          </table:table-cell>
          <table:table-cell office:value-type="float" office:value="222.56976286414289" table:style-name="ce1">
            <text:p>222,5697629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73440479206074216" table:style-name="ce1">
            <text:p>0,734404792</text:p>
          </table:table-cell>
          <table:table-cell office:value-type="float" office:value="-2.6812899596998045" table:formula="of:=20*LOG10([.CI40])" table:style-name="ce1">
            <text:p>-2,68128996</text:p>
          </table:table-cell>
          <table:table-cell table:number-columns-repeated="2" table:style-name="ce1"/>
          <table:table-cell office:value-type="float" office:value="176.30534411223789" table:style-name="ce1">
            <text:p>176,3053441</text:p>
          </table:table-cell>
          <table:table-cell office:value-type="float" office:value="206.15770623132201" table:style-name="ce1">
            <text:p>206,1577062</text:p>
          </table:table-cell>
          <table:table-cell office:value-type="float" office:value="279050000000" table:style-name="ce1">
            <text:p>2,7905E+11</text:p>
          </table:table-cell>
          <table:table-cell office:value-type="float" office:value="271.26476771061641" table:formula="of:=SQRT([.CN40]^2+[.CM40]^2)" table:style-name="ce1">
            <text:p>271,2647677</text:p>
          </table:table-cell>
          <table:table-cell office:value-type="float" office:value="0.68873026223007328" table:style-name="ce1">
            <text:p>0,688730262</text:p>
          </table:table-cell>
          <table:table-cell office:value-type="float" office:value="-3.2390166812029442" table:formula="of:=20*LOG([.CQ40])" table:style-name="ce1">
            <text:p>-3,239016681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7.334878756616405" table:style-name="ce1">
            <text:p>67,33487876</text:p>
          </table:table-cell>
          <table:table-cell office:value-type="float" office:value="11.40882692792553" table:style-name="ce1">
            <text:p>11,40882693</text:p>
          </table:table-cell>
          <table:table-cell office:value-type="float" office:value="262880000000" table:style-name="ce1">
            <text:p>2,6288E+11</text:p>
          </table:table-cell>
          <table:table-cell office:value-type="float" office:value="1.1404156192939741E-3" table:style-name="ce1">
            <text:p>0,001140416</text:p>
          </table:table-cell>
          <table:table-cell office:value-type="float" office:value="0.1546526051411094" table:style-name="ce1">
            <text:p>0,154652605</text:p>
          </table:table-cell>
          <table:table-cell office:value-type="float" office:value="-16.21285519716314" table:formula="of:=20*LOG10([.H41])" table:style-name="ce1">
            <text:p>-16,2128552</text:p>
          </table:table-cell>
          <table:table-cell table:number-columns-repeated="3" table:style-name="ce1"/>
          <table:table-cell office:value-type="float" office:value="69.997712101305993" table:style-name="ce1">
            <text:p>69,9977121</text:p>
          </table:table-cell>
          <table:table-cell office:value-type="float" office:value="-0.2599280150675442" table:style-name="ce1">
            <text:p>-0,259928015</text:p>
          </table:table-cell>
          <table:table-cell office:value-type="float" office:value="262880000000" table:style-name="ce1">
            <text:p>2,6288E+11</text:p>
          </table:table-cell>
          <table:table-cell office:value-type="float" office:value="1.1404156192939741E-3" table:style-name="ce1">
            <text:p>0,001140416</text:p>
          </table:table-cell>
          <table:table-cell office:value-type="float" office:value="0.1666541297087758" table:style-name="ce1">
            <text:p>0,16665413</text:p>
          </table:table-cell>
          <table:table-cell office:value-type="float" office:value="-15.563678400043662" table:formula="of:=20*LOG10([.Q41])" table:style-name="ce1">
            <text:p>-15,5636784</text:p>
          </table:table-cell>
          <table:table-cell table:number-columns-repeated="2" table:style-name="ce1"/>
          <table:table-cell office:value-type="float" office:value="81.566803677361719" table:style-name="ce1">
            <text:p>81,56680368</text:p>
          </table:table-cell>
          <table:table-cell office:value-type="float" office:value="-0.74241563245863318" table:style-name="ce1">
            <text:p>-0,742415632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23994936968617611" table:style-name="ce1">
            <text:p>0,23994937</text:p>
          </table:table-cell>
          <table:table-cell office:value-type="float" office:value="-12.397607731232581" table:formula="of:=20*LOG10([.Y41])" table:style-name="ce1">
            <text:p>-12,39760773</text:p>
          </table:table-cell>
          <table:table-cell table:style-name="ce9"/>
          <table:table-cell table:style-name="ce1"/>
          <table:table-cell office:value-type="float" office:value="130.96446251220499" table:style-name="ce1">
            <text:p>130,9644625</text:p>
          </table:table-cell>
          <table:table-cell office:value-type="float" office:value="-4.9644706766263234" table:style-name="ce1">
            <text:p>-4,964470677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44769239012390549" table:style-name="ce1">
            <text:p>0,44769239</text:p>
          </table:table-cell>
          <table:table-cell office:value-type="float" office:value="-6.980405753844801" table:formula="of:=20*LOG10([.AG41])" table:style-name="ce1">
            <text:p>-6,980405754</text:p>
          </table:table-cell>
          <table:table-cell table:number-columns-repeated="3" table:style-name="ce1"/>
          <table:table-cell office:value-type="float" office:value="196.1730142591413" table:style-name="ce1">
            <text:p>196,1730143</text:p>
          </table:table-cell>
          <table:table-cell office:value-type="float" office:value="-6.2772380320739547" table:style-name="ce1">
            <text:p>-6,277238032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59394724707565871" table:style-name="ce1">
            <text:p>0,593947247</text:p>
          </table:table-cell>
          <table:table-cell office:value-type="float" office:value="-4.5250425253368629" table:formula="of:=20*LOG10([.AP41])" table:style-name="ce1">
            <text:p>-4,525042525</text:p>
          </table:table-cell>
          <table:table-cell table:number-columns-repeated="3" table:style-name="ce1"/>
          <table:table-cell office:value-type="float" office:value="266.05794832126003" table:style-name="ce1">
            <text:p>266,0579483</text:p>
          </table:table-cell>
          <table:table-cell office:value-type="float" office:value="11.36440268780124" table:style-name="ce1">
            <text:p>11,36440269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68384499855880798" table:style-name="ce1">
            <text:p>0,683844999</text:p>
          </table:table-cell>
          <table:table-cell office:value-type="float" office:value="-3.3008465006570074" table:formula="of:=20*LOG10([.AY41])" table:style-name="ce1">
            <text:p>-3,300846501</text:p>
          </table:table-cell>
          <table:table-cell table:number-columns-repeated="3" table:style-name="ce1"/>
          <table:table-cell office:value-type="float" office:value="326.35231293345498" table:style-name="ce1">
            <text:p>326,3523129</text:p>
          </table:table-cell>
          <table:table-cell office:value-type="float" office:value="50.164561057784773" table:style-name="ce1">
            <text:p>50,16456106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73697034901560421" table:style-name="ce1">
            <text:p>0,736970349</text:p>
          </table:table-cell>
          <table:table-cell office:value-type="float" office:value="-2.650999700565293" table:formula="of:=20*LOG10([.BH41])" table:style-name="ce1">
            <text:p>-2,650999701</text:p>
          </table:table-cell>
          <table:table-cell table:number-columns-repeated="3" table:style-name="ce1"/>
          <table:table-cell office:value-type="float" office:value="337.10828254372188" table:style-name="ce1">
            <text:p>337,1082825</text:p>
          </table:table-cell>
          <table:table-cell office:value-type="float" office:value="135.63193557737901" table:style-name="ce1">
            <text:p>135,6319356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7580861849769458" table:style-name="ce1">
            <text:p>0,758086185</text:p>
          </table:table-cell>
          <table:table-cell office:value-type="float" office:value="-2.4056283535281557" table:formula="of:=20*LOG10([.BQ41])" table:style-name="ce1">
            <text:p>-2,405628354</text:p>
          </table:table-cell>
          <table:table-cell table:number-columns-repeated="3" table:style-name="ce1"/>
          <table:table-cell office:value-type="float" office:value="295.15208231088138" table:style-name="ce1">
            <text:p>295,1520823</text:p>
          </table:table-cell>
          <table:table-cell office:value-type="float" office:value="197.1043018619078" table:style-name="ce1">
            <text:p>197,1043019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75303475959570954" table:style-name="ce1">
            <text:p>0,75303476</text:p>
          </table:table-cell>
          <table:table-cell office:value-type="float" office:value="-2.4636995317045542" table:formula="of:=20*LOG10([.BZ41])" table:style-name="ce1">
            <text:p>-2,463699532</text:p>
          </table:table-cell>
          <table:table-cell table:number-columns-repeated="3" table:style-name="ce1"/>
          <table:table-cell office:value-type="float" office:value="223.52289632869741" table:style-name="ce1">
            <text:p>223,5228963</text:p>
          </table:table-cell>
          <table:table-cell office:value-type="float" office:value="217.6878582988104" table:style-name="ce1">
            <text:p>217,6878583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7237648410459705" table:style-name="ce1">
            <text:p>0,723764841</text:p>
          </table:table-cell>
          <table:table-cell office:value-type="float" office:value="-2.8080503563219184" table:formula="of:=20*LOG10([.CI41])" table:style-name="ce1">
            <text:p>-2,808050356</text:p>
          </table:table-cell>
          <table:table-cell table:number-columns-repeated="2" table:style-name="ce1"/>
          <table:table-cell office:value-type="float" office:value="166.2991843496655" table:style-name="ce1">
            <text:p>166,2991843</text:p>
          </table:table-cell>
          <table:table-cell office:value-type="float" office:value="198.65575900741939" table:style-name="ce1">
            <text:p>198,655759</text:p>
          </table:table-cell>
          <table:table-cell office:value-type="float" office:value="279380000000" table:style-name="ce1">
            <text:p>2,7938E+11</text:p>
          </table:table-cell>
          <table:table-cell office:value-type="float" office:value="259.07437021476653" table:formula="of:=SQRT([.CN41]^2+[.CM41]^2)" table:style-name="ce1">
            <text:p>259,0743702</text:p>
          </table:table-cell>
          <table:table-cell office:value-type="float" office:value="0.67645327585553927" table:style-name="ce1">
            <text:p>0,676453276</text:p>
          </table:table-cell>
          <table:table-cell office:value-type="float" office:value="-3.3952439144802495" table:formula="of:=20*LOG([.CQ41])" table:style-name="ce1">
            <text:p>-3,395243914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5.756085503990562" table:style-name="ce1">
            <text:p>65,7560855</text:p>
          </table:table-cell>
          <table:table-cell office:value-type="float" office:value="14.16218349111735" table:style-name="ce1">
            <text:p>14,16218349</text:p>
          </table:table-cell>
          <table:table-cell office:value-type="float" office:value="263210000000" table:style-name="ce1">
            <text:p>2,6321E+11</text:p>
          </table:table-cell>
          <table:table-cell office:value-type="float" office:value="1.138985821207401E-3" table:style-name="ce1">
            <text:p>0,001138986</text:p>
          </table:table-cell>
          <table:table-cell office:value-type="float" office:value="0.14722252276908829" table:style-name="ce1">
            <text:p>0,147222523</text:p>
          </table:table-cell>
          <table:table-cell office:value-type="float" office:value="-16.640514891535091" table:formula="of:=20*LOG10([.H42])" table:style-name="ce1">
            <text:p>-16,64051489</text:p>
          </table:table-cell>
          <table:table-cell table:number-columns-repeated="3" table:style-name="ce1"/>
          <table:table-cell office:value-type="float" office:value="69.963348392311104" table:style-name="ce1">
            <text:p>69,96334839</text:p>
          </table:table-cell>
          <table:table-cell office:value-type="float" office:value="1.0397486722703371" table:style-name="ce1">
            <text:p>1,039748672</text:p>
          </table:table-cell>
          <table:table-cell office:value-type="float" office:value="263210000000" table:style-name="ce1">
            <text:p>2,6321E+11</text:p>
          </table:table-cell>
          <table:table-cell office:value-type="float" office:value="1.138985821207401E-3" table:style-name="ce1">
            <text:p>0,001138986</text:p>
          </table:table-cell>
          <table:table-cell office:value-type="float" office:value="0.16646574317707349" table:style-name="ce1">
            <text:p>0,166465743</text:p>
          </table:table-cell>
          <table:table-cell office:value-type="float" office:value="-15.573502520015412" table:formula="of:=20*LOG10([.Q42])" table:style-name="ce1">
            <text:p>-15,57350252</text:p>
          </table:table-cell>
          <table:table-cell table:number-columns-repeated="2" table:style-name="ce1"/>
          <table:table-cell office:value-type="float" office:value="81.602555045099862" table:style-name="ce1">
            <text:p>81,60255505</text:p>
          </table:table-cell>
          <table:table-cell office:value-type="float" office:value="-0.37158765085765949" table:style-name="ce1">
            <text:p>-0,371587651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24014121837334779" table:style-name="ce1">
            <text:p>0,240141218</text:p>
          </table:table-cell>
          <table:table-cell office:value-type="float" office:value="-12.390665805462213" table:formula="of:=20*LOG10([.Y42])" table:style-name="ce1">
            <text:p>-12,39066581</text:p>
          </table:table-cell>
          <table:table-cell table:style-name="ce9"/>
          <table:table-cell table:style-name="ce1"/>
          <table:table-cell office:value-type="float" office:value="131.2675791429694" table:style-name="ce1">
            <text:p>131,2675791</text:p>
          </table:table-cell>
          <table:table-cell office:value-type="float" office:value="-2.489435122159938" table:style-name="ce1">
            <text:p>-2,489435122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44840119314675431" table:style-name="ce1">
            <text:p>0,448401193</text:p>
          </table:table-cell>
          <table:table-cell office:value-type="float" office:value="-6.9666648093039072" table:formula="of:=20*LOG10([.AG42])" table:style-name="ce1">
            <text:p>-6,966664809</text:p>
          </table:table-cell>
          <table:table-cell table:number-columns-repeated="3" table:style-name="ce1"/>
          <table:table-cell office:value-type="float" office:value="196.48531334736299" table:style-name="ce1">
            <text:p>196,4853133</text:p>
          </table:table-cell>
          <table:table-cell office:value-type="float" office:value="-5.4524950420935163E-13" table:style-name="ce1">
            <text:p>-5,4525E-13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5942963146892507" table:style-name="ce1">
            <text:p>0,594296315</text:p>
          </table:table-cell>
          <table:table-cell office:value-type="float" office:value="-4.519939257029483" table:formula="of:=20*LOG10([.AP42])" table:style-name="ce1">
            <text:p>-4,519939257</text:p>
          </table:table-cell>
          <table:table-cell table:number-columns-repeated="3" table:style-name="ce1"/>
          <table:table-cell office:value-type="float" office:value="264.10950875176633" table:style-name="ce1">
            <text:p>264,1095088</text:p>
          </table:table-cell>
          <table:table-cell office:value-type="float" office:value="22.496150705905681" table:style-name="ce1">
            <text:p>22,49615071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68260604168355821" table:style-name="ce1">
            <text:p>0,682606042</text:p>
          </table:table-cell>
          <table:table-cell office:value-type="float" office:value="-3.3165974427936913" table:formula="of:=20*LOG10([.AY42])" table:style-name="ce1">
            <text:p>-3,316597443</text:p>
          </table:table-cell>
          <table:table-cell table:number-columns-repeated="3" table:style-name="ce1"/>
          <table:table-cell office:value-type="float" office:value="319.17606693034838" table:style-name="ce1">
            <text:p>319,1760669</text:p>
          </table:table-cell>
          <table:table-cell office:value-type="float" office:value="65.07062549138476" table:style-name="ce1">
            <text:p>65,07062549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73385960685647778" table:style-name="ce1">
            <text:p>0,733859607</text:p>
          </table:table-cell>
          <table:table-cell office:value-type="float" office:value="-2.6877403220972962" table:formula="of:=20*LOG10([.BH42])" table:style-name="ce1">
            <text:p>-2,687740322</text:p>
          </table:table-cell>
          <table:table-cell table:number-columns-repeated="3" table:style-name="ce1"/>
          <table:table-cell office:value-type="float" office:value="320.92002214292683" table:style-name="ce1">
            <text:p>320,9200221</text:p>
          </table:table-cell>
          <table:table-cell office:value-type="float" office:value="146.09270507060839" table:style-name="ce1">
            <text:p>146,0927051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75161973642314162" table:style-name="ce1">
            <text:p>0,751619736</text:p>
          </table:table-cell>
          <table:table-cell office:value-type="float" office:value="-2.4800364898143403" table:formula="of:=20*LOG10([.BQ42])" table:style-name="ce1">
            <text:p>-2,48003649</text:p>
          </table:table-cell>
          <table:table-cell table:number-columns-repeated="3" table:style-name="ce1"/>
          <table:table-cell office:value-type="float" office:value="276.83572096223691" table:style-name="ce1">
            <text:p>276,835721</text:p>
          </table:table-cell>
          <table:table-cell office:value-type="float" office:value="198.69093132778011" table:style-name="ce1">
            <text:p>198,6909313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74408721780534637" table:style-name="ce1">
            <text:p>0,744087218</text:p>
          </table:table-cell>
          <table:table-cell office:value-type="float" office:value="-2.5675231172662638" table:formula="of:=20*LOG10([.BZ42])" table:style-name="ce1">
            <text:p>-2,567523117</text:p>
          </table:table-cell>
          <table:table-cell table:number-columns-repeated="3" table:style-name="ce1"/>
          <table:table-cell office:value-type="float" office:value="209.49738529438321" table:style-name="ce1">
            <text:p>209,4973853</text:p>
          </table:table-cell>
          <table:table-cell office:value-type="float" office:value="212.1680064026983" table:style-name="ce1">
            <text:p>212,1680064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71278269624189938" table:style-name="ce1">
            <text:p>0,712782696</text:p>
          </table:table-cell>
          <table:table-cell office:value-type="float" office:value="-2.9408570385110626" table:formula="of:=20*LOG10([.CI42])" table:style-name="ce1">
            <text:p>-2,940857039</text:p>
          </table:table-cell>
          <table:table-cell table:number-columns-repeated="2" table:style-name="ce1"/>
          <table:table-cell office:value-type="float" office:value="157.22227952261969" table:style-name="ce1">
            <text:p>157,2222795</text:p>
          </table:table-cell>
          <table:table-cell office:value-type="float" office:value="191.14402130943719" table:style-name="ce1">
            <text:p>191,1440213</text:p>
          </table:table-cell>
          <table:table-cell office:value-type="float" office:value="279710000000" table:style-name="ce1">
            <text:p>2,7971E+11</text:p>
          </table:table-cell>
          <table:table-cell office:value-type="float" office:value="247.49723647069544" table:formula="of:=SQRT([.CN42]^2+[.CM42]^2)" table:style-name="ce1">
            <text:p>247,4972365</text:p>
          </table:table-cell>
          <table:table-cell office:value-type="float" office:value="0.66386242377800919" table:style-name="ce1">
            <text:p>0,663862424</text:p>
          </table:table-cell>
          <table:table-cell office:value-type="float" office:value="-3.5584382555509513" table:formula="of:=20*LOG([.CQ42])" table:style-name="ce1">
            <text:p>-3,558438256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3.908640445105988" table:style-name="ce1">
            <text:p>63,90864045</text:p>
          </table:table-cell>
          <table:table-cell office:value-type="float" office:value="16.632025161055932" table:style-name="ce1">
            <text:p>16,63202516</text:p>
          </table:table-cell>
          <table:table-cell office:value-type="float" office:value="263540000000" table:style-name="ce1">
            <text:p>2,6354E+11</text:p>
          </table:table-cell>
          <table:table-cell office:value-type="float" office:value="1.137559603855202E-3" table:style-name="ce1">
            <text:p>0,00113756</text:p>
          </table:table-cell>
          <table:table-cell office:value-type="float" office:value="0.13820890951504591" table:style-name="ce1">
            <text:p>0,13820891</text:p>
          </table:table-cell>
          <table:table-cell office:value-type="float" office:value="-17.189279192998931" table:formula="of:=20*LOG10([.H43])" table:style-name="ce1">
            <text:p>-17,18927919</text:p>
          </table:table-cell>
          <table:table-cell table:number-columns-repeated="3" table:style-name="ce1"/>
          <table:table-cell office:value-type="float" office:value="69.815576704888429" table:style-name="ce1">
            <text:p>69,8155767</text:p>
          </table:table-cell>
          <table:table-cell office:value-type="float" office:value="2.3264789755469408" table:style-name="ce1">
            <text:p>2,326478976</text:p>
          </table:table-cell>
          <table:table-cell office:value-type="float" office:value="263540000000" table:style-name="ce1">
            <text:p>2,6354E+11</text:p>
          </table:table-cell>
          <table:table-cell office:value-type="float" office:value="1.137559603855202E-3" table:style-name="ce1">
            <text:p>0,00113756</text:p>
          </table:table-cell>
          <table:table-cell office:value-type="float" office:value="0.1656538317511739" table:style-name="ce1">
            <text:p>0,165653832</text:p>
          </table:table-cell>
          <table:table-cell office:value-type="float" office:value="-15.615970279353748" table:formula="of:=20*LOG10([.Q43])" table:style-name="ce1">
            <text:p>-15,61597028</text:p>
          </table:table-cell>
          <table:table-cell table:number-columns-repeated="2" table:style-name="ce1"/>
          <table:table-cell office:value-type="float" office:value="81.614455646453024" table:style-name="ce1">
            <text:p>81,61445565</text:p>
          </table:table-cell>
          <table:table-cell office:value-type="float" office:value="1.2286670812015E-14" table:style-name="ce1">
            <text:p>1,22867E-14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24020504048109109" table:style-name="ce1">
            <text:p>0,24020504</text:p>
          </table:table-cell>
          <table:table-cell office:value-type="float" office:value="-12.388357671371979" table:formula="of:=20*LOG10([.Y43])" table:style-name="ce1">
            <text:p>-12,38835767</text:p>
          </table:table-cell>
          <table:table-cell table:style-name="ce9"/>
          <table:table-cell table:style-name="ce1"/>
          <table:table-cell office:value-type="float" office:value="131.36873031156679" table:style-name="ce1">
            <text:p>131,3687303</text:p>
          </table:table-cell>
          <table:table-cell office:value-type="float" office:value="8.2365427705986918E-14" table:style-name="ce1">
            <text:p>8,23654E-14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4486370399780954" table:style-name="ce1">
            <text:p>0,44863704</text:p>
          </table:table-cell>
          <table:table-cell office:value-type="float" office:value="-6.9620974686486896" table:formula="of:=20*LOG10([.AG43])" table:style-name="ce1">
            <text:p>-6,962097469</text:p>
          </table:table-cell>
          <table:table-cell table:number-columns-repeated="3" table:style-name="ce1"/>
          <table:table-cell office:value-type="float" office:value="196.1744818260766" table:style-name="ce1">
            <text:p>196,1744818</text:p>
          </table:table-cell>
          <table:table-cell office:value-type="float" office:value="6.2625079747269643" table:style-name="ce1">
            <text:p>6,262507975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59394888971330562" table:style-name="ce1">
            <text:p>0,59394889</text:p>
          </table:table-cell>
          <table:table-cell office:value-type="float" office:value="-4.5250185034230368" table:formula="of:=20*LOG10([.AP43])" table:style-name="ce1">
            <text:p>-4,525018503</text:p>
          </table:table-cell>
          <table:table-cell table:number-columns-repeated="3" table:style-name="ce1"/>
          <table:table-cell office:value-type="float" office:value="260.94296195900262" table:style-name="ce1">
            <text:p>260,942962</text:p>
          </table:table-cell>
          <table:table-cell office:value-type="float" office:value="33.203175895358861" table:style-name="ce1">
            <text:p>33,2031759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68055906406996614" table:style-name="ce1">
            <text:p>0,680559064</text:p>
          </table:table-cell>
          <table:table-cell office:value-type="float" office:value="-3.3426835492120444" table:formula="of:=20*LOG10([.AY43])" table:style-name="ce1">
            <text:p>-3,342683549</text:p>
          </table:table-cell>
          <table:table-cell table:number-columns-repeated="3" table:style-name="ce1"/>
          <table:table-cell office:value-type="float" office:value="310.47019971303109" table:style-name="ce1">
            <text:p>310,4701997</text:p>
          </table:table-cell>
          <table:table-cell office:value-type="float" office:value="78.611394313544594" table:style-name="ce1">
            <text:p>78,61139431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72992524250563939" table:style-name="ce1">
            <text:p>0,729925243</text:p>
          </table:table-cell>
          <table:table-cell office:value-type="float" office:value="-2.7344323436132352" table:formula="of:=20*LOG10([.BH43])" table:style-name="ce1">
            <text:p>-2,734432344</text:p>
          </table:table-cell>
          <table:table-cell table:number-columns-repeated="3" table:style-name="ce1"/>
          <table:table-cell office:value-type="float" office:value="304.55834442212029" table:style-name="ce1">
            <text:p>304,5583444</text:p>
          </table:table-cell>
          <table:table-cell office:value-type="float" office:value="154.23726479863379" table:style-name="ce1">
            <text:p>154,2372648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74449825452860996" table:style-name="ce1">
            <text:p>0,744498255</text:p>
          </table:table-cell>
          <table:table-cell office:value-type="float" office:value="-2.562726322224862" table:formula="of:=20*LOG10([.BQ43])" table:style-name="ce1">
            <text:p>-2,562726322</text:p>
          </table:table-cell>
          <table:table-cell table:number-columns-repeated="3" table:style-name="ce1"/>
          <table:table-cell office:value-type="float" office:value="259.63315970276778" table:style-name="ce1">
            <text:p>259,6331597</text:p>
          </table:table-cell>
          <table:table-cell office:value-type="float" office:value="198.63751723735851" table:style-name="ce1">
            <text:p>198,6375172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73468046598892311" table:style-name="ce1">
            <text:p>0,734680466</text:p>
          </table:table-cell>
          <table:table-cell office:value-type="float" office:value="-2.6780301443402039" table:formula="of:=20*LOG10([.BZ43])" table:style-name="ce1">
            <text:p>-2,678030144</text:p>
          </table:table-cell>
          <table:table-cell table:number-columns-repeated="3" table:style-name="ce1"/>
          <table:table-cell office:value-type="float" office:value="196.72268939924541" table:style-name="ce1">
            <text:p>196,7226894</text:p>
          </table:table-cell>
          <table:table-cell office:value-type="float" office:value="206.1838067080034" table:style-name="ce1">
            <text:p>206,1838067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70147155373973147" table:style-name="ce1">
            <text:p>0,701471554</text:p>
          </table:table-cell>
          <table:table-cell office:value-type="float" office:value="-3.0797987180682189" table:formula="of:=20*LOG10([.CI43])" table:style-name="ce1">
            <text:p>-3,079798718</text:p>
          </table:table-cell>
          <table:table-cell table:number-columns-repeated="2" table:style-name="ce1"/>
          <table:table-cell office:value-type="float" office:value="148.98098295637311" table:style-name="ce1">
            <text:p>148,980983</text:p>
          </table:table-cell>
          <table:table-cell office:value-type="float" office:value="183.67033910847809" table:style-name="ce1">
            <text:p>183,6703391</text:p>
          </table:table-cell>
          <table:table-cell office:value-type="float" office:value="280040000000" table:style-name="ce1">
            <text:p>2,8004E+11</text:p>
          </table:table-cell>
          <table:table-cell office:value-type="float" office:value="236.49551105860439" table:formula="of:=SQRT([.CN43]^2+[.CM43]^2)" table:style-name="ce1">
            <text:p>236,4955111</text:p>
          </table:table-cell>
          <table:table-cell office:value-type="float" office:value="0.65095439146498735" table:style-name="ce1">
            <text:p>0,650954391</text:p>
          </table:table-cell>
          <table:table-cell office:value-type="float" office:value="-3.7289887763770539" table:formula="of:=20*LOG([.CQ43])" table:style-name="ce1">
            <text:p>-3,728988776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61.852716757666613" table:style-name="ce1">
            <text:p>61,85271676</text:p>
          </table:table-cell>
          <table:table-cell office:value-type="float" office:value="18.794649137023381" table:style-name="ce1">
            <text:p>18,79464914</text:p>
          </table:table-cell>
          <table:table-cell office:value-type="float" office:value="263870000000" table:style-name="ce1">
            <text:p>2,6387E+11</text:p>
          </table:table-cell>
          <table:table-cell office:value-type="float" office:value="1.1361369538030091E-3" table:style-name="ce1">
            <text:p>0,001136137</text:p>
          </table:table-cell>
          <table:table-cell office:value-type="float" office:value="0.12774341881711271" table:style-name="ce1">
            <text:p>0,127743419</text:p>
          </table:table-cell>
          <table:table-cell office:value-type="float" office:value="-17.873229298625979" table:formula="of:=20*LOG10([.H44])" table:style-name="ce1">
            <text:p>-17,8732293</text:p>
          </table:table-cell>
          <table:table-cell table:number-columns-repeated="3" table:style-name="ce1"/>
          <table:table-cell office:value-type="float" office:value="69.557322774354645" table:style-name="ce1">
            <text:p>69,55732277</text:p>
          </table:table-cell>
          <table:table-cell office:value-type="float" office:value="3.5885215677465792" table:style-name="ce1">
            <text:p>3,588521568</text:p>
          </table:table-cell>
          <table:table-cell office:value-type="float" office:value="263870000000" table:style-name="ce1">
            <text:p>2,6387E+11</text:p>
          </table:table-cell>
          <table:table-cell office:value-type="float" office:value="1.1361369538030091E-3" table:style-name="ce1">
            <text:p>0,001136137</text:p>
          </table:table-cell>
          <table:table-cell office:value-type="float" office:value="0.1642278047309185" table:style-name="ce1">
            <text:p>0,164227805</text:p>
          </table:table-cell>
          <table:table-cell office:value-type="float" office:value="-15.691066247750625" table:formula="of:=20*LOG10([.Q44])" table:style-name="ce1">
            <text:p>-15,69106625</text:p>
          </table:table-cell>
          <table:table-cell table:number-columns-repeated="2" table:style-name="ce1"/>
          <table:table-cell office:value-type="float" office:value="81.602610983505613" table:style-name="ce1">
            <text:p>81,60261098</text:p>
          </table:table-cell>
          <table:table-cell office:value-type="float" office:value="0.37071419774450137" table:style-name="ce1">
            <text:p>0,370714198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24014151841248271" table:style-name="ce1">
            <text:p>0,240141518</text:p>
          </table:table-cell>
          <table:table-cell office:value-type="float" office:value="-12.390654953076261" table:formula="of:=20*LOG10([.Y44])" table:style-name="ce1">
            <text:p>-12,39065495</text:p>
          </table:table-cell>
          <table:table-cell table:style-name="ce9"/>
          <table:table-cell table:style-name="ce1"/>
          <table:table-cell office:value-type="float" office:value="131.26805430547219" table:style-name="ce1">
            <text:p>131,2680543</text:p>
          </table:table-cell>
          <table:table-cell office:value-type="float" office:value="2.4835907490289522" table:style-name="ce1">
            <text:p>2,483590749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44840230184611651" table:style-name="ce1">
            <text:p>0,448402302</text:p>
          </table:table-cell>
          <table:table-cell office:value-type="float" office:value="-6.9666433329373332" table:formula="of:=20*LOG10([.AG44])" table:style-name="ce1">
            <text:p>-6,966643333</text:p>
          </table:table-cell>
          <table:table-cell table:number-columns-repeated="3" table:style-name="ce1"/>
          <table:table-cell office:value-type="float" office:value="195.25182545059261" table:style-name="ce1">
            <text:p>195,2518255</text:p>
          </table:table-cell>
          <table:table-cell office:value-type="float" office:value="12.429666557945531" table:style-name="ce1">
            <text:p>12,42966656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59291187877629592" table:style-name="ce1">
            <text:p>0,592911879</text:p>
          </table:table-cell>
          <table:table-cell office:value-type="float" office:value="-4.5401969726818177" table:formula="of:=20*LOG10([.AP44])" table:style-name="ce1">
            <text:p>-4,540196973</text:p>
          </table:table-cell>
          <table:table-cell table:number-columns-repeated="3" table:style-name="ce1"/>
          <table:table-cell office:value-type="float" office:value="256.66482622125949" table:style-name="ce1">
            <text:p>256,6648262</text:p>
          </table:table-cell>
          <table:table-cell office:value-type="float" office:value="43.316597311210693" table:style-name="ce1">
            <text:p>43,31659731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6777253837082301" table:style-name="ce1">
            <text:p>0,677725384</text:p>
          </table:table-cell>
          <table:table-cell office:value-type="float" office:value="-3.3789249574676332" table:formula="of:=20*LOG10([.AY44])" table:style-name="ce1">
            <text:p>-3,378924957</text:p>
          </table:table-cell>
          <table:table-cell table:number-columns-repeated="3" table:style-name="ce1"/>
          <table:table-cell office:value-type="float" office:value="300.54427050016312" table:style-name="ce1">
            <text:p>300,5442705</text:p>
          </table:table-cell>
          <table:table-cell office:value-type="float" office:value="90.625795347116195" table:style-name="ce1">
            <text:p>90,62579535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72520726926661205" table:style-name="ce1">
            <text:p>0,725207269</text:p>
          </table:table-cell>
          <table:table-cell office:value-type="float" office:value="-2.7907570262643184" table:formula="of:=20*LOG10([.BH44])" table:style-name="ce1">
            <text:p>-2,790757026</text:p>
          </table:table-cell>
          <table:table-cell table:number-columns-repeated="3" table:style-name="ce1"/>
          <table:table-cell office:value-type="float" office:value="288.35802739896923" table:style-name="ce1">
            <text:p>288,3580274</text:p>
          </table:table-cell>
          <table:table-cell office:value-type="float" office:value="160.26088518571351" table:style-name="ce1">
            <text:p>160,2608852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7367727228912917" table:style-name="ce1">
            <text:p>0,736772723</text:p>
          </table:table-cell>
          <table:table-cell office:value-type="float" office:value="-2.6533292229201564" table:formula="of:=20*LOG10([.BQ44])" table:style-name="ce1">
            <text:p>-2,653329223</text:p>
          </table:table-cell>
          <table:table-cell table:number-columns-repeated="3" table:style-name="ce1"/>
          <table:table-cell office:value-type="float" office:value="243.5949996871795" table:style-name="ce1">
            <text:p>243,5949997</text:p>
          </table:table-cell>
          <table:table-cell office:value-type="float" office:value="197.24085996782139" table:style-name="ce1">
            <text:p>197,24086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72484881974021709" table:style-name="ce1">
            <text:p>0,72484882</text:p>
          </table:table-cell>
          <table:table-cell office:value-type="float" office:value="-2.7950512782096109" table:formula="of:=20*LOG10([.BZ44])" table:style-name="ce1">
            <text:p>-2,795051278</text:p>
          </table:table-cell>
          <table:table-cell table:number-columns-repeated="3" table:style-name="ce1"/>
          <table:table-cell office:value-type="float" office:value="185.0959485310552" table:style-name="ce1">
            <text:p>185,0959485</text:p>
          </table:table-cell>
          <table:table-cell office:value-type="float" office:value="199.87376226568679" table:style-name="ce1">
            <text:p>199,8737623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68984090762855754" table:style-name="ce1">
            <text:p>0,689840908</text:p>
          </table:table-cell>
          <table:table-cell office:value-type="float" office:value="-3.2250211100545441" table:formula="of:=20*LOG10([.CI44])" table:style-name="ce1">
            <text:p>-3,22502111</text:p>
          </table:table-cell>
          <table:table-cell table:number-columns-repeated="2" table:style-name="ce1"/>
          <table:table-cell office:value-type="float" office:value="141.49096529366881" table:style-name="ce1">
            <text:p>141,4909653</text:p>
          </table:table-cell>
          <table:table-cell office:value-type="float" office:value="176.2699190644592" table:style-name="ce1">
            <text:p>176,2699191</text:p>
          </table:table-cell>
          <table:table-cell office:value-type="float" office:value="280370000000" table:style-name="ce1">
            <text:p>2,8037E+11</text:p>
          </table:table-cell>
          <table:table-cell office:value-type="float" office:value="226.03269149998013" table:formula="of:=SQRT([.CN44]^2+[.CM44]^2)" table:style-name="ce1">
            <text:p>226,0326915</text:p>
          </table:table-cell>
          <table:table-cell office:value-type="float" office:value="0.63772407008534648" table:style-name="ce1">
            <text:p>0,63772407</text:p>
          </table:table-cell>
          <table:table-cell office:value-type="float" office:value="-3.9073438161913798" table:formula="of:=20*LOG([.CQ44])" table:style-name="ce1">
            <text:p>-3,907343816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59.647581041735812" table:style-name="ce1">
            <text:p>59,64758104</text:p>
          </table:table-cell>
          <table:table-cell office:value-type="float" office:value="20.64019441275039" table:style-name="ce1">
            <text:p>20,64019441</text:p>
          </table:table-cell>
          <table:table-cell office:value-type="float" office:value="264200000000" table:style-name="ce1">
            <text:p>2,642E+11</text:p>
          </table:table-cell>
          <table:table-cell office:value-type="float" office:value="1.134717857683573E-3" table:style-name="ce1">
            <text:p>0,001134718</text:p>
          </table:table-cell>
          <table:table-cell office:value-type="float" office:value="0.1159655164186838" table:style-name="ce1">
            <text:p>0,115965516</text:p>
          </table:table-cell>
          <table:table-cell office:value-type="float" office:value="-18.713422673306816" table:formula="of:=20*LOG10([.H45])" table:style-name="ce1">
            <text:p>-18,71342267</text:p>
          </table:table-cell>
          <table:table-cell table:number-columns-repeated="3" table:style-name="ce1"/>
          <table:table-cell office:value-type="float" office:value="69.192984169092696" table:style-name="ce1">
            <text:p>69,19298417</text:p>
          </table:table-cell>
          <table:table-cell office:value-type="float" office:value="4.8147767794941014" table:style-name="ce1">
            <text:p>4,814776779</text:p>
          </table:table-cell>
          <table:table-cell office:value-type="float" office:value="264200000000" table:style-name="ce1">
            <text:p>2,642E+11</text:p>
          </table:table-cell>
          <table:table-cell office:value-type="float" office:value="1.134717857683573E-3" table:style-name="ce1">
            <text:p>0,001134718</text:p>
          </table:table-cell>
          <table:table-cell office:value-type="float" office:value="0.162200492979409" table:style-name="ce1">
            <text:p>0,162200493</text:p>
          </table:table-cell>
          <table:table-cell office:value-type="float" office:value="-15.798956603247976" table:formula="of:=20*LOG10([.Q45])" table:style-name="ce1">
            <text:p>-15,7989566</text:p>
          </table:table-cell>
          <table:table-cell table:number-columns-repeated="2" table:style-name="ce1"/>
          <table:table-cell office:value-type="float" office:value="81.567250014279352" table:style-name="ce1">
            <text:p>81,56725001</text:p>
          </table:table-cell>
          <table:table-cell office:value-type="float" office:value="0.73894475398019155" table:style-name="ce1">
            <text:p>0,738944754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23995176589446321" table:style-name="ce1">
            <text:p>0,239951766</text:p>
          </table:table-cell>
          <table:table-cell office:value-type="float" office:value="-12.397520991697338" table:formula="of:=20*LOG10([.Y45])" table:style-name="ce1">
            <text:p>-12,39752099</text:p>
          </table:table-cell>
          <table:table-cell table:style-name="ce9"/>
          <table:table-cell table:style-name="ce1"/>
          <table:table-cell office:value-type="float" office:value="130.96823976772669" table:style-name="ce1">
            <text:p>130,9682398</text:p>
          </table:table-cell>
          <table:table-cell office:value-type="float" office:value="4.9413766807996176" table:style-name="ce1">
            <text:p>4,941376681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44770124175728948" table:style-name="ce1">
            <text:p>0,447701242</text:p>
          </table:table-cell>
          <table:table-cell office:value-type="float" office:value="-6.980234020859541" table:formula="of:=20*LOG10([.AG45])" table:style-name="ce1">
            <text:p>-6,980234021</text:p>
          </table:table-cell>
          <table:table-cell table:number-columns-repeated="3" table:style-name="ce1"/>
          <table:table-cell office:value-type="float" office:value="193.7418880789921" table:style-name="ce1">
            <text:p>193,7418881</text:p>
          </table:table-cell>
          <table:table-cell office:value-type="float" office:value="18.424891383990101" table:style-name="ce1">
            <text:p>18,42489138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59119603289826328" table:style-name="ce1">
            <text:p>0,591196033</text:p>
          </table:table-cell>
          <table:table-cell office:value-type="float" office:value="-4.5653697769795638" table:formula="of:=20*LOG10([.AP45])" table:style-name="ce1">
            <text:p>-4,565369777</text:p>
          </table:table-cell>
          <table:table-cell table:number-columns-repeated="3" table:style-name="ce1"/>
          <table:table-cell office:value-type="float" office:value="251.4084847093431" table:style-name="ce1">
            <text:p>251,4084847</text:p>
          </table:table-cell>
          <table:table-cell office:value-type="float" office:value="52.697595517512617" table:style-name="ce1">
            <text:p>52,69759552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674131313186496" table:style-name="ce1">
            <text:p>0,674131313</text:p>
          </table:table-cell>
          <table:table-cell office:value-type="float" office:value="-3.4251099910244061" table:formula="of:=20*LOG10([.AY45])" table:style-name="ce1">
            <text:p>-3,425109991</text:p>
          </table:table-cell>
          <table:table-cell table:number-columns-repeated="3" table:style-name="ce1"/>
          <table:table-cell office:value-type="float" office:value="289.71260375242417" table:style-name="ce1">
            <text:p>289,7126038</text:p>
          </table:table-cell>
          <table:table-cell office:value-type="float" office:value="101.0297742494957" table:style-name="ce1">
            <text:p>101,0297742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71974907725842652" table:style-name="ce1">
            <text:p>0,719749077</text:p>
          </table:table-cell>
          <table:table-cell office:value-type="float" office:value="-2.8563776645816432" table:formula="of:=20*LOG10([.BH45])" table:style-name="ce1">
            <text:p>-2,856377665</text:p>
          </table:table-cell>
          <table:table-cell table:number-columns-repeated="3" table:style-name="ce1"/>
          <table:table-cell office:value-type="float" office:value="272.57657910487012" table:style-name="ce1">
            <text:p>272,5765791</text:p>
          </table:table-cell>
          <table:table-cell office:value-type="float" office:value="164.39059868014991" table:style-name="ce1">
            <text:p>164,3905987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72849075051741208" table:style-name="ce1">
            <text:p>0,728490751</text:p>
          </table:table-cell>
          <table:table-cell office:value-type="float" office:value="-2.7515191599594298" table:formula="of:=20*LOG10([.BQ45])" table:style-name="ce1">
            <text:p>-2,75151916</text:p>
          </table:table-cell>
          <table:table-cell table:number-columns-repeated="3" table:style-name="ce1"/>
          <table:table-cell office:value-type="float" office:value="228.72564678633611" table:style-name="ce1">
            <text:p>228,7256468</text:p>
          </table:table-cell>
          <table:table-cell office:value-type="float" office:value="194.76080116095491" table:style-name="ce1">
            <text:p>194,7608012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71462140331820456" table:style-name="ce1">
            <text:p>0,714621403</text:p>
          </table:table-cell>
          <table:table-cell office:value-type="float" office:value="-2.9184796114320344" table:formula="of:=20*LOG10([.BZ45])" table:style-name="ce1">
            <text:p>-2,918479611</text:p>
          </table:table-cell>
          <table:table-cell table:number-columns-repeated="3" table:style-name="ce1"/>
          <table:table-cell office:value-type="float" office:value="174.51668221857321" table:style-name="ce1">
            <text:p>174,5166822</text:p>
          </table:table-cell>
          <table:table-cell office:value-type="float" office:value="193.34733854674889" table:style-name="ce1">
            <text:p>193,3473385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6778970230697523" table:style-name="ce1">
            <text:p>0,677897023</text:p>
          </table:table-cell>
          <table:table-cell office:value-type="float" office:value="-3.3767254651130632" table:formula="of:=20*LOG10([.CI45])" table:style-name="ce1">
            <text:p>-3,376725465</text:p>
          </table:table-cell>
          <table:table-cell table:number-columns-repeated="2" table:style-name="ce1"/>
          <table:table-cell office:value-type="float" office:value="134.67667994878721" table:style-name="ce1">
            <text:p>134,6766799</text:p>
          </table:table-cell>
          <table:table-cell office:value-type="float" office:value="168.96808996318569" table:style-name="ce1">
            <text:p>168,96809</text:p>
          </table:table-cell>
          <table:table-cell office:value-type="float" office:value="280700000000" table:style-name="ce1">
            <text:p>2,807E+11</text:p>
          </table:table-cell>
          <table:table-cell office:value-type="float" office:value="216.07411586729972" table:formula="of:=SQRT([.CN45]^2+[.CM45]^2)" table:style-name="ce1">
            <text:p>216,0741159</text:p>
          </table:table-cell>
          <table:table-cell office:value-type="float" office:value="0.62416486972421836" table:style-name="ce1">
            <text:p>0,62416487</text:p>
          </table:table-cell>
          <table:table-cell office:value-type="float" office:value="-4.0940135732108454" table:formula="of:=20*LOG([.CQ45])" table:style-name="ce1">
            <text:p>-4,094013573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57.348499390889693" table:style-name="ce1">
            <text:p>57,34849939</text:p>
          </table:table-cell>
          <table:table-cell office:value-type="float" office:value="22.170734395199251" table:style-name="ce1">
            <text:p>22,1707344</text:p>
          </table:table-cell>
          <table:table-cell office:value-type="float" office:value="264530000000" table:style-name="ce1">
            <text:p>2,6453E+11</text:p>
          </table:table-cell>
          <table:table-cell office:value-type="float" office:value="1.1333023021963479E-3" table:style-name="ce1">
            <text:p>0,001133302</text:p>
          </table:table-cell>
          <table:table-cell office:value-type="float" office:value="0.1030174679039724" table:style-name="ce1">
            <text:p>0,103017468</text:p>
          </table:table-cell>
          <table:table-cell office:value-type="float" office:value="-19.741782579469298" table:formula="of:=20*LOG10([.H46])" table:style-name="ce1">
            <text:p>-19,74178258</text:p>
          </table:table-cell>
          <table:table-cell table:number-columns-repeated="3" table:style-name="ce1"/>
          <table:table-cell office:value-type="float" office:value="68.72827935653234" table:style-name="ce1">
            <text:p>68,72827936</text:p>
          </table:table-cell>
          <table:table-cell office:value-type="float" office:value="5.9950029775816791" table:style-name="ce1">
            <text:p>5,995002978</text:p>
          </table:table-cell>
          <table:table-cell office:value-type="float" office:value="264530000000" table:style-name="ce1">
            <text:p>2,6453E+11</text:p>
          </table:table-cell>
          <table:table-cell office:value-type="float" office:value="1.1333023021963479E-3" table:style-name="ce1">
            <text:p>0,001133302</text:p>
          </table:table-cell>
          <table:table-cell office:value-type="float" office:value="0.15958793718841821" table:style-name="ce1">
            <text:p>0,159587937</text:p>
          </table:table-cell>
          <table:table-cell office:value-type="float" office:value="-15.939998777311665" table:formula="of:=20*LOG10([.Q46])" table:style-name="ce1">
            <text:p>-15,93999878</text:p>
          </table:table-cell>
          <table:table-cell table:number-columns-repeated="2" table:style-name="ce1"/>
          <table:table-cell office:value-type="float" office:value="81.508721667186208" table:style-name="ce1">
            <text:p>81,50872167</text:p>
          </table:table-cell>
          <table:table-cell office:value-type="float" office:value="1.103115106480608" table:style-name="ce1">
            <text:p>1,103115106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2396373170140001" table:style-name="ce1">
            <text:p>0,239637317</text:p>
          </table:table-cell>
          <table:table-cell office:value-type="float" office:value="-12.408911028548623" table:formula="of:=20*LOG10([.Y46])" table:style-name="ce1">
            <text:p>-12,40891103</text:p>
          </table:table-cell>
          <table:table-cell table:style-name="ce9"/>
          <table:table-cell table:style-name="ce1"/>
          <table:table-cell office:value-type="float" office:value="130.4744283649315" table:style-name="ce1">
            <text:p>130,4744284</text:p>
          </table:table-cell>
          <table:table-cell office:value-type="float" office:value="7.3540736336001737" table:style-name="ce1">
            <text:p>7,354073634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44653995758761073" table:style-name="ce1">
            <text:p>0,446539958</text:p>
          </table:table-cell>
          <table:table-cell office:value-type="float" office:value="-7.0027934641369658" table:formula="of:=20*LOG10([.AG46])" table:style-name="ce1">
            <text:p>-7,002793464</text:p>
          </table:table-cell>
          <table:table-cell table:number-columns-repeated="3" table:style-name="ce1"/>
          <table:table-cell office:value-type="float" office:value="191.681067874246" table:style-name="ce1">
            <text:p>191,6810679</text:p>
          </table:table-cell>
          <table:table-cell office:value-type="float" office:value="24.17820753279468" table:style-name="ce1">
            <text:p>24,17820753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58881569102705289" table:style-name="ce1">
            <text:p>0,588815691</text:p>
          </table:table-cell>
          <table:table-cell office:value-type="float" office:value="-4.6004125048083875" table:formula="of:=20*LOG10([.AP46])" table:style-name="ce1">
            <text:p>-4,600412505</text:p>
          </table:table-cell>
          <table:table-cell table:number-columns-repeated="3" table:style-name="ce1"/>
          <table:table-cell office:value-type="float" office:value="245.32495676705639" table:style-name="ce1">
            <text:p>245,3249568</text:p>
          </table:table-cell>
          <table:table-cell office:value-type="float" office:value="61.241350498854992" table:style-name="ce1">
            <text:p>61,2413505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66980723043813872" table:style-name="ce1">
            <text:p>0,66980723</text:p>
          </table:table-cell>
          <table:table-cell office:value-type="float" office:value="-3.4810033729359762" table:formula="of:=20*LOG10([.AY46])" table:style-name="ce1">
            <text:p>-3,481003373</text:p>
          </table:table-cell>
          <table:table-cell table:number-columns-repeated="3" table:style-name="ce1"/>
          <table:table-cell office:value-type="float" office:value="278.27512864029592" table:style-name="ce1">
            <text:p>278,2751286</text:p>
          </table:table-cell>
          <table:table-cell office:value-type="float" office:value="109.8080831149625" table:style-name="ce1">
            <text:p>109,8080831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71359582329388316" table:style-name="ce1">
            <text:p>0,713595823</text:p>
          </table:table-cell>
          <table:table-cell office:value-type="float" office:value="-2.9309540113642147" table:formula="of:=20*LOG10([.BH46])" table:style-name="ce1">
            <text:p>-2,930954011</text:p>
          </table:table-cell>
          <table:table-cell table:number-columns-repeated="3" table:style-name="ce1"/>
          <table:table-cell office:value-type="float" office:value="257.40073970459952" table:style-name="ce1">
            <text:p>257,4007397</text:p>
          </table:table-cell>
          <table:table-cell office:value-type="float" office:value="166.86441813360949" table:style-name="ce1">
            <text:p>166,8644181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71969590293689356" table:style-name="ce1">
            <text:p>0,719695903</text:p>
          </table:table-cell>
          <table:table-cell office:value-type="float" office:value="-2.857019392879673" table:formula="of:=20*LOG10([.BQ46])" table:style-name="ce1">
            <text:p>-2,857019393</text:p>
          </table:table-cell>
          <table:table-cell table:number-columns-repeated="3" table:style-name="ce1"/>
          <table:table-cell office:value-type="float" office:value="214.99730001022581" table:style-name="ce1">
            <text:p>214,9973</text:p>
          </table:table-cell>
          <table:table-cell office:value-type="float" office:value="191.41991681955901" table:style-name="ce1">
            <text:p>191,4199168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70402252647921215" table:style-name="ce1">
            <text:p>0,704022526</text:p>
          </table:table-cell>
          <table:table-cell office:value-type="float" office:value="-3.0482688918991636" table:formula="of:=20*LOG10([.BZ46])" table:style-name="ce1">
            <text:p>-3,048268892</text:p>
          </table:table-cell>
          <table:table-cell table:number-columns-repeated="3" table:style-name="ce1"/>
          <table:table-cell office:value-type="float" office:value="164.88938155150569" table:style-name="ce1">
            <text:p>164,8893816</text:p>
          </table:table-cell>
          <table:table-cell office:value-type="float" office:value="186.6902776072574" table:style-name="ce1">
            <text:p>186,6902776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66564336797530566" table:style-name="ce1">
            <text:p>0,665643368</text:p>
          </table:table-cell>
          <table:table-cell office:value-type="float" office:value="-3.5351678131086155" table:formula="of:=20*LOG10([.CI46])" table:style-name="ce1">
            <text:p>-3,535167813</text:p>
          </table:table-cell>
          <table:table-cell table:number-columns-repeated="2" table:style-name="ce1"/>
          <table:table-cell office:value-type="float" office:value="128.47069097198511" table:style-name="ce1">
            <text:p>128,470691</text:p>
          </table:table-cell>
          <table:table-cell office:value-type="float" office:value="161.78249370582151" table:style-name="ce1">
            <text:p>161,7824937</text:p>
          </table:table-cell>
          <table:table-cell office:value-type="float" office:value="281030000000" table:style-name="ce1">
            <text:p>2,8103E+11</text:p>
          </table:table-cell>
          <table:table-cell office:value-type="float" office:value="206.58725446767878" table:formula="of:=SQRT([.CN46]^2+[.CM46]^2)" table:style-name="ce1">
            <text:p>206,5872545</text:p>
          </table:table-cell>
          <table:table-cell office:value-type="float" office:value="0.61026902833711638" table:style-name="ce1">
            <text:p>0,610269028</text:p>
          </table:table-cell>
          <table:table-cell office:value-type="float" office:value="-4.289573405836193" table:formula="of:=20*LOG([.CQ46])" table:style-name="ce1">
            <text:p>-4,289573406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55.004628509909892" table:style-name="ce1">
            <text:p>55,00462851</text:p>
          </table:table-cell>
          <table:table-cell office:value-type="float" office:value="23.397848488359958" table:style-name="ce1">
            <text:p>23,39784849</text:p>
          </table:table-cell>
          <table:table-cell office:value-type="float" office:value="264860000000" table:style-name="ce1">
            <text:p>2,6486E+11</text:p>
          </table:table-cell>
          <table:table-cell office:value-type="float" office:value="1.1318902741070749E-3" table:style-name="ce1">
            <text:p>0,00113189</text:p>
          </table:table-cell>
          <table:table-cell office:value-type="float" office:value="8.9040072817665503E-2" table:style-name="ce1">
            <text:p>0,089040073</text:p>
          </table:table-cell>
          <table:table-cell office:value-type="float" office:value="-21.008289870075817" table:formula="of:=20*LOG10([.H47])" table:style-name="ce1">
            <text:p>-21,00828987</text:p>
          </table:table-cell>
          <table:table-cell table:number-columns-repeated="3" table:style-name="ce1"/>
          <table:table-cell office:value-type="float" office:value="68.170062069117179" table:style-name="ce1">
            <text:p>68,17006207</text:p>
          </table:table-cell>
          <table:table-cell office:value-type="float" office:value="7.1199944166836602" table:style-name="ce1">
            <text:p>7,119994417</text:p>
          </table:table-cell>
          <table:table-cell office:value-type="float" office:value="264860000000" table:style-name="ce1">
            <text:p>2,6486E+11</text:p>
          </table:table-cell>
          <table:table-cell office:value-type="float" office:value="1.1318902741070749E-3" table:style-name="ce1">
            <text:p>0,00113189</text:p>
          </table:table-cell>
          <table:table-cell office:value-type="float" office:value="0.15640913604303669" table:style-name="ce1">
            <text:p>0,156409136</text:p>
          </table:table-cell>
          <table:table-cell office:value-type="float" office:value="-16.114757657595664" table:formula="of:=20*LOG10([.Q47])" table:style-name="ce1">
            <text:p>-16,11475766</text:p>
          </table:table-cell>
          <table:table-cell table:number-columns-repeated="2" table:style-name="ce1"/>
          <table:table-cell office:value-type="float" office:value="81.427490278911506" table:style-name="ce1">
            <text:p>81,42749028</text:p>
          </table:table-cell>
          <table:table-cell office:value-type="float" office:value="1.461692484783863" table:style-name="ce1">
            <text:p>1,461692485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23920011389974191" table:style-name="ce1">
            <text:p>0,239200114</text:p>
          </table:table-cell>
          <table:table-cell office:value-type="float" office:value="-12.424772357717885" table:formula="of:=20*LOG10([.Y47])" table:style-name="ce1">
            <text:p>-12,42477236</text:p>
          </table:table-cell>
          <table:table-cell table:style-name="ce9"/>
          <table:table-cell table:style-name="ce1"/>
          <table:table-cell office:value-type="float" office:value="129.7940471948975" table:style-name="ce1">
            <text:p>129,7940472</text:p>
          </table:table-cell>
          <table:table-cell office:value-type="float" office:value="9.7034363292151316" table:style-name="ce1">
            <text:p>9,703436329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44492630234894182" table:style-name="ce1">
            <text:p>0,444926302</text:p>
          </table:table-cell>
          <table:table-cell office:value-type="float" office:value="-7.0342383931371657" table:formula="of:=20*LOG10([.AG47])" table:style-name="ce1">
            <text:p>-7,034238393</text:p>
          </table:table-cell>
          <table:table-cell table:number-columns-repeated="3" table:style-name="ce1"/>
          <table:table-cell office:value-type="float" office:value="189.1156867564745" table:style-name="ce1">
            <text:p>189,1156868</text:p>
          </table:table-cell>
          <table:table-cell office:value-type="float" office:value="29.62833327260347" table:style-name="ce1">
            <text:p>29,62833327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58578843407968328" table:style-name="ce1">
            <text:p>0,585788434</text:p>
          </table:table-cell>
          <table:table-cell office:value-type="float" office:value="-4.6451841472829765" table:formula="of:=20*LOG10([.AP47])" table:style-name="ce1">
            <text:p>-4,645184147</text:p>
          </table:table-cell>
          <table:table-cell table:number-columns-repeated="3" table:style-name="ce1"/>
          <table:table-cell office:value-type="float" office:value="238.573577403332" table:style-name="ce1">
            <text:p>238,5735774</text:p>
          </table:table-cell>
          <table:table-cell office:value-type="float" office:value="68.878033810325277" table:style-name="ce1">
            <text:p>68,87803381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66478657583403944" table:style-name="ce1">
            <text:p>0,664786576</text:p>
          </table:table-cell>
          <table:table-cell office:value-type="float" office:value="-3.5463551785843239" table:formula="of:=20*LOG10([.AY47])" table:style-name="ce1">
            <text:p>-3,546355179</text:p>
          </table:table-cell>
          <table:table-cell table:number-columns-repeated="3" table:style-name="ce1"/>
          <table:table-cell office:value-type="float" office:value="266.50345556711193" table:style-name="ce1">
            <text:p>266,5034556</text:p>
          </table:table-cell>
          <table:table-cell office:value-type="float" office:value="117.0020683455607" table:style-name="ce1">
            <text:p>117,0020683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70679299081037195" table:style-name="ce1">
            <text:p>0,706792991</text:p>
          </table:table-cell>
          <table:table-cell office:value-type="float" office:value="-3.0141553199062572" table:formula="of:=20*LOG10([.BH47])" table:style-name="ce1">
            <text:p>-3,01415532</text:p>
          </table:table-cell>
          <table:table-cell table:number-columns-repeated="3" table:style-name="ce1"/>
          <table:table-cell office:value-type="float" office:value="242.95634445752859" table:style-name="ce1">
            <text:p>242,9563445</text:p>
          </table:table-cell>
          <table:table-cell office:value-type="float" office:value="167.91621791706919" table:style-name="ce1">
            <text:p>167,9162179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71042735628852771" table:style-name="ce1">
            <text:p>0,710427356</text:p>
          </table:table-cell>
          <table:table-cell office:value-type="float" office:value="-2.9696064722803692" table:formula="of:=20*LOG10([.BQ47])" table:style-name="ce1">
            <text:p>-2,969606472</text:p>
          </table:table-cell>
          <table:table-cell table:number-columns-repeated="3" table:style-name="ce1"/>
          <table:table-cell office:value-type="float" office:value="202.36098431706131" table:style-name="ce1">
            <text:p>202,3609843</text:p>
          </table:table-cell>
          <table:table-cell office:value-type="float" office:value="187.4056454153675" table:style-name="ce1">
            <text:p>187,4056454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69307211654684442" table:style-name="ce1">
            <text:p>0,693072117</text:p>
          </table:table-cell>
          <table:table-cell office:value-type="float" office:value="-3.1844314639305518" table:formula="of:=20*LOG10([.BZ47])" table:style-name="ce1">
            <text:p>-3,184431464</text:p>
          </table:table-cell>
          <table:table-cell table:number-columns-repeated="3" table:style-name="ce1"/>
          <table:table-cell office:value-type="float" office:value="156.1249544432971" table:style-name="ce1">
            <text:p>156,1249544</text:p>
          </table:table-cell>
          <table:table-cell office:value-type="float" office:value="179.9691238735351" table:style-name="ce1">
            <text:p>179,9691239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65308100691230297" table:style-name="ce1">
            <text:p>0,653081007</text:p>
          </table:table-cell>
          <table:table-cell office:value-type="float" office:value="-3.7006589266260503" table:formula="of:=20*LOG10([.CI47])" table:style-name="ce1">
            <text:p>-3,700658927</text:p>
          </table:table-cell>
          <table:table-cell table:number-columns-repeated="2" table:style-name="ce1"/>
          <table:table-cell office:value-type="float" office:value="122.8129471959345" table:style-name="ce1">
            <text:p>122,8129472</text:p>
          </table:table-cell>
          <table:table-cell office:value-type="float" office:value="154.7248159151834" table:style-name="ce1">
            <text:p>154,7248159</text:p>
          </table:table-cell>
          <table:table-cell office:value-type="float" office:value="281360000000" table:style-name="ce1">
            <text:p>2,8136E+11</text:p>
          </table:table-cell>
          <table:table-cell office:value-type="float" office:value="197.5418655853457" table:formula="of:=SQRT([.CN47]^2+[.CM47]^2)" table:style-name="ce1">
            <text:p>197,5418656</text:p>
          </table:table-cell>
          <table:table-cell office:value-type="float" office:value="0.59602792940282356" table:style-name="ce1">
            <text:p>0,596027929</text:p>
          </table:table-cell>
          <table:table-cell office:value-type="float" office:value="-4.4946677816605991" table:formula="of:=20*LOG([.CQ47])" table:style-name="ce1">
            <text:p>-4,494667782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52.657857691355652" table:style-name="ce1">
            <text:p>52,65785769</text:p>
          </table:table-cell>
          <table:table-cell office:value-type="float" office:value="24.340059306577949" table:style-name="ce1">
            <text:p>24,34005931</text:p>
          </table:table-cell>
          <table:table-cell office:value-type="float" office:value="265190000000" table:style-name="ce1">
            <text:p>2,6519E+11</text:p>
          </table:table-cell>
          <table:table-cell office:value-type="float" office:value="1.1304817602473701E-3" table:style-name="ce1">
            <text:p>0,001130482</text:p>
          </table:table-cell>
          <table:table-cell office:value-type="float" office:value="7.4169283609440903E-2" table:style-name="ce1">
            <text:p>0,074169284</text:p>
          </table:table-cell>
          <table:table-cell office:value-type="float" office:value="-22.595518315131308" table:formula="of:=20*LOG10([.H48])" table:style-name="ce1">
            <text:p>-22,59551832</text:p>
          </table:table-cell>
          <table:table-cell table:number-columns-repeated="3" table:style-name="ce1"/>
          <table:table-cell office:value-type="float" office:value="67.52611148047248" table:style-name="ce1">
            <text:p>67,52611148</text:p>
          </table:table-cell>
          <table:table-cell office:value-type="float" office:value="8.1817151824405325" table:style-name="ce1">
            <text:p>8,181715182</text:p>
          </table:table-cell>
          <table:table-cell office:value-type="float" office:value="265190000000" table:style-name="ce1">
            <text:p>2,6519E+11</text:p>
          </table:table-cell>
          <table:table-cell office:value-type="float" office:value="1.1304817602473701E-3" table:style-name="ce1">
            <text:p>0,001130482</text:p>
          </table:table-cell>
          <table:table-cell office:value-type="float" office:value="0.15268576351031329" table:style-name="ce1">
            <text:p>0,152685764</text:p>
          </table:table-cell>
          <table:table-cell office:value-type="float" office:value="-16.324029097397908" table:formula="of:=20*LOG10([.Q48])" table:style-name="ce1">
            <text:p>-16,3240291</text:p>
          </table:table-cell>
          <table:table-cell table:number-columns-repeated="2" table:style-name="ce1"/>
          <table:table-cell office:value-type="float" office:value="81.324130041504915" table:style-name="ce1">
            <text:p>81,32413004</text:p>
          </table:table-cell>
          <table:table-cell office:value-type="float" office:value="1.813197425767791" table:style-name="ce1">
            <text:p>1,813197426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23864249314099181" table:style-name="ce1">
            <text:p>0,238642493</text:p>
          </table:table-cell>
          <table:table-cell office:value-type="float" office:value="-12.445044449396621" table:formula="of:=20*LOG10([.Y48])" table:style-name="ce1">
            <text:p>-12,44504445</text:p>
          </table:table-cell>
          <table:table-cell table:style-name="ce9"/>
          <table:table-cell table:style-name="ce1"/>
          <table:table-cell office:value-type="float" office:value="128.9365804036849" table:style-name="ce1">
            <text:p>128,9365804</text:p>
          </table:table-cell>
          <table:table-cell office:value-type="float" office:value="11.97257694064646" table:style-name="ce1">
            <text:p>11,97257694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44286978422548012" table:style-name="ce1">
            <text:p>0,442869784</text:p>
          </table:table-cell>
          <table:table-cell office:value-type="float" office:value="-7.0744789881990497" table:formula="of:=20*LOG10([.AG48])" table:style-name="ce1">
            <text:p>-7,074478988</text:p>
          </table:table-cell>
          <table:table-cell table:number-columns-repeated="3" table:style-name="ce1"/>
          <table:table-cell office:value-type="float" office:value="186.09969363576809" table:style-name="ce1">
            <text:p>186,0996936</text:p>
          </table:table-cell>
          <table:table-cell office:value-type="float" office:value="34.724159698022348" table:style-name="ce1">
            <text:p>34,7241597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58213467048759171" table:style-name="ce1">
            <text:p>0,58213467</text:p>
          </table:table-cell>
          <table:table-cell office:value-type="float" office:value="-4.6995306889956572" table:formula="of:=20*LOG10([.AP48])" table:style-name="ce1">
            <text:p>-4,699530689</text:p>
          </table:table-cell>
          <table:table-cell table:number-columns-repeated="3" table:style-name="ce1"/>
          <table:table-cell office:value-type="float" office:value="231.31350342818459" table:style-name="ce1">
            <text:p>231,3135034</text:p>
          </table:table-cell>
          <table:table-cell office:value-type="float" office:value="75.571227993405643" table:style-name="ce1">
            <text:p>75,57122799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65910484552150661" table:style-name="ce1">
            <text:p>0,659104846</text:p>
          </table:table-cell>
          <table:table-cell office:value-type="float" office:value="-3.6209099111650818" table:formula="of:=20*LOG10([.AY48])" table:style-name="ce1">
            <text:p>-3,620909911</text:p>
          </table:table-cell>
          <table:table-cell table:number-columns-repeated="3" table:style-name="ce1"/>
          <table:table-cell office:value-type="float" office:value="254.6324121075786" table:style-name="ce1">
            <text:p>254,6324121</text:p>
          </table:table-cell>
          <table:table-cell office:value-type="float" office:value="122.69581438534981" table:style-name="ce1">
            <text:p>122,6958144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69938518446310471" table:style-name="ce1">
            <text:p>0,699385184</text:p>
          </table:table-cell>
          <table:table-cell office:value-type="float" office:value="-3.1056714375063317" table:formula="of:=20*LOG10([.BH48])" table:style-name="ce1">
            <text:p>-3,105671438</text:p>
          </table:table-cell>
          <table:table-cell table:number-columns-repeated="3" table:style-name="ce1"/>
          <table:table-cell office:value-type="float" office:value="229.319361890523" table:style-name="ce1">
            <text:p>229,3193619</text:p>
          </table:table-cell>
          <table:table-cell office:value-type="float" office:value="167.76576008430229" table:style-name="ce1">
            <text:p>167,7657601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70071980326801542" table:style-name="ce1">
            <text:p>0,700719803</text:p>
          </table:table-cell>
          <table:table-cell office:value-type="float" office:value="-3.0891121719354961" table:formula="of:=20*LOG10([.BQ48])" table:style-name="ce1">
            <text:p>-3,089112172</text:p>
          </table:table-cell>
          <table:table-cell table:number-columns-repeated="3" table:style-name="ce1"/>
          <table:table-cell office:value-type="float" office:value="190.75491027448351" table:style-name="ce1">
            <text:p>190,7549103</text:p>
          </table:table-cell>
          <table:table-cell office:value-type="float" office:value="182.8737052077349" table:style-name="ce1">
            <text:p>182,8737052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68178616949427551" table:style-name="ce1">
            <text:p>0,681786169</text:p>
          </table:table-cell>
          <table:table-cell office:value-type="float" office:value="-3.3270362596562171" table:formula="of:=20*LOG10([.BZ48])" table:style-name="ce1">
            <text:p>-3,32703626</text:p>
          </table:table-cell>
          <table:table-cell table:number-columns-repeated="3" table:style-name="ce1"/>
          <table:table-cell office:value-type="float" office:value="148.14139156152049" table:style-name="ce1">
            <text:p>148,1413916</text:p>
          </table:table-cell>
          <table:table-cell office:value-type="float" office:value="173.23500066209479" table:style-name="ce1">
            <text:p>173,2350007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64020896371894587" table:style-name="ce1">
            <text:p>0,640208964</text:p>
          </table:table-cell>
          <table:table-cell office:value-type="float" office:value="-3.8735649897664164" table:formula="of:=20*LOG10([.CI48])" table:style-name="ce1">
            <text:p>-3,87356499</text:p>
          </table:table-cell>
          <table:table-cell table:number-columns-repeated="2" table:style-name="ce1"/>
          <table:table-cell office:value-type="float" office:value="117.6500551175141" table:style-name="ce1">
            <text:p>117,6500551</text:p>
          </table:table-cell>
          <table:table-cell office:value-type="float" office:value="147.80214829426259" table:style-name="ce1">
            <text:p>147,8021483</text:p>
          </table:table-cell>
          <table:table-cell office:value-type="float" office:value="281690000000" table:style-name="ce1">
            <text:p>2,8169E+11</text:p>
          </table:table-cell>
          <table:table-cell office:value-type="float" office:value="188.9100593127674" table:formula="of:=SQRT([.CN48]^2+[.CM48]^2)" table:style-name="ce1">
            <text:p>188,9100593</text:p>
          </table:table-cell>
          <table:table-cell office:value-type="float" office:value="0.58143244245280723" table:style-name="ce1">
            <text:p>0,581432442</text:p>
          </table:table-cell>
          <table:table-cell office:value-type="float" office:value="-4.7100147872201479" table:formula="of:=20*LOG([.CQ48])" table:style-name="ce1">
            <text:p>-4,710014787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50.342452823623447" table:style-name="ce1">
            <text:p>50,34245282</text:p>
          </table:table-cell>
          <table:table-cell office:value-type="float" office:value="25.02042492124589" table:style-name="ce1">
            <text:p>25,02042492</text:p>
          </table:table-cell>
          <table:table-cell office:value-type="float" office:value="265520000000" table:style-name="ce1">
            <text:p>2,6552E+11</text:p>
          </table:table-cell>
          <table:table-cell office:value-type="float" office:value="1.1290767475143121E-3" table:style-name="ce1">
            <text:p>0,001129077</text:p>
          </table:table-cell>
          <table:table-cell office:value-type="float" office:value="5.8533732056888103E-2" table:style-name="ce1">
            <text:p>0,058533732</text:p>
          </table:table-cell>
          <table:table-cell office:value-type="float" office:value="-24.651875695730801" table:formula="of:=20*LOG10([.H49])" table:style-name="ce1">
            <text:p>-24,6518757</text:p>
          </table:table-cell>
          <table:table-cell table:number-columns-repeated="3" table:style-name="ce1"/>
          <table:table-cell office:value-type="float" office:value="66.804909253200123" table:style-name="ce1">
            <text:p>66,80490925</text:p>
          </table:table-cell>
          <table:table-cell office:value-type="float" office:value="9.1733868398723022" table:style-name="ce1">
            <text:p>9,17338684</text:p>
          </table:table-cell>
          <table:table-cell office:value-type="float" office:value="265520000000" table:style-name="ce1">
            <text:p>2,6552E+11</text:p>
          </table:table-cell>
          <table:table-cell office:value-type="float" office:value="1.1290767475143121E-3" table:style-name="ce1">
            <text:p>0,001129077</text:p>
          </table:table-cell>
          <table:table-cell office:value-type="float" office:value="0.14844186518020661" table:style-name="ce1">
            <text:p>0,148441865</text:p>
          </table:table-cell>
          <table:table-cell office:value-type="float" office:value="-16.568871947098025" table:formula="of:=20*LOG10([.Q49])" table:style-name="ce1">
            <text:p>-16,56887195</text:p>
          </table:table-cell>
          <table:table-cell table:number-columns-repeated="2" table:style-name="ce1"/>
          <table:table-cell office:value-type="float" office:value="81.199318559871799" table:style-name="ce1">
            <text:p>81,19931856</text:p>
          </table:table-cell>
          <table:table-cell office:value-type="float" office:value="2.1562125309533471" table:style-name="ce1">
            <text:p>2,156212531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23796717104398199" table:style-name="ce1">
            <text:p>0,237967171</text:p>
          </table:table-cell>
          <table:table-cell office:value-type="float" office:value="-12.469659045243549" table:formula="of:=20*LOG10([.Y49])" table:style-name="ce1">
            <text:p>-12,46965905</text:p>
          </table:table-cell>
          <table:table-cell table:style-name="ce9"/>
          <table:table-cell table:style-name="ce1"/>
          <table:table-cell office:value-type="float" office:value="127.9132923189642" table:style-name="ce1">
            <text:p>127,9132923</text:p>
          </table:table-cell>
          <table:table-cell office:value-type="float" office:value="14.14622884572595" table:style-name="ce1">
            <text:p>14,14622885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44038144968920168" table:style-name="ce1">
            <text:p>0,44038145</text:p>
          </table:table-cell>
          <table:table-cell office:value-type="float" office:value="-7.1234196644550245" table:formula="of:=20*LOG10([.AG49])" table:style-name="ce1">
            <text:p>-7,123419664</text:p>
          </table:table-cell>
          <table:table-cell table:number-columns-repeated="3" table:style-name="ce1"/>
          <table:table-cell office:value-type="float" office:value="182.6921987426004" table:style-name="ce1">
            <text:p>182,6921987</text:p>
          </table:table-cell>
          <table:table-cell office:value-type="float" office:value="39.425580684618588" table:style-name="ce1">
            <text:p>39,42558068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57787717699833374" table:style-name="ce1">
            <text:p>0,577877177</text:p>
          </table:table-cell>
          <table:table-cell office:value-type="float" office:value="-4.7632891492400722" table:formula="of:=20*LOG10([.AP49])" table:style-name="ce1">
            <text:p>-4,763289149</text:p>
          </table:table-cell>
          <table:table-cell table:number-columns-repeated="3" table:style-name="ce1"/>
          <table:table-cell office:value-type="float" office:value="223.6966851384154" table:style-name="ce1">
            <text:p>223,6966851</text:p>
          </table:table-cell>
          <table:table-cell office:value-type="float" office:value="81.314393912999947" table:style-name="ce1">
            <text:p>81,31439391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65279864030199075" table:style-name="ce1">
            <text:p>0,65279864</text:p>
          </table:table-cell>
          <table:table-cell office:value-type="float" office:value="-3.704415176687994" table:formula="of:=20*LOG10([.AY49])" table:style-name="ce1">
            <text:p>-3,704415177</text:p>
          </table:table-cell>
          <table:table-cell table:number-columns-repeated="3" table:style-name="ce1"/>
          <table:table-cell office:value-type="float" office:value="242.8564343196461" table:style-name="ce1">
            <text:p>242,8564343</text:p>
          </table:table-cell>
          <table:table-cell office:value-type="float" office:value="127.00254139685239" table:style-name="ce1">
            <text:p>127,0025414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6914151867286159" table:style-name="ce1">
            <text:p>0,691415187</text:p>
          </table:table-cell>
          <table:table-cell office:value-type="float" office:value="-3.2052217107984395" table:formula="of:=20*LOG10([.BH49])" table:style-name="ce1">
            <text:p>-3,205221711</text:p>
          </table:table-cell>
          <table:table-cell table:number-columns-repeated="3" table:style-name="ce1"/>
          <table:table-cell office:value-type="float" office:value="216.52664921275559" table:style-name="ce1">
            <text:p>216,5266492</text:p>
          </table:table-cell>
          <table:table-cell office:value-type="float" office:value="166.61291551872341" table:style-name="ce1">
            <text:p>166,6129155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69060354355784359" table:style-name="ce1">
            <text:p>0,690603544</text:p>
          </table:table-cell>
          <table:table-cell office:value-type="float" office:value="-3.2154239514234568" table:formula="of:=20*LOG10([.BQ49])" table:style-name="ce1">
            <text:p>-3,215423951</text:p>
          </table:table-cell>
          <table:table-cell table:number-columns-repeated="3" table:style-name="ce1"/>
          <table:table-cell office:value-type="float" office:value="180.110589238785" table:style-name="ce1">
            <text:p>180,1105892</text:p>
          </table:table-cell>
          <table:table-cell office:value-type="float" office:value="177.95202870062809" table:style-name="ce1">
            <text:p>177,9520287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67017719712458335" table:style-name="ce1">
            <text:p>0,670177197</text:p>
          </table:table-cell>
          <table:table-cell office:value-type="float" office:value="-3.4762070636300262" table:formula="of:=20*LOG10([.BZ49])" table:style-name="ce1">
            <text:p>-3,476207064</text:p>
          </table:table-cell>
          <table:table-cell table:number-columns-repeated="3" table:style-name="ce1"/>
          <table:table-cell office:value-type="float" office:value="140.86391925966029" table:style-name="ce1">
            <text:p>140,8639193</text:p>
          </table:table-cell>
          <table:table-cell office:value-type="float" office:value="166.52671602619321" table:style-name="ce1">
            <text:p>166,526716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62702456114820448" table:style-name="ce1">
            <text:p>0,627024561</text:p>
          </table:table-cell>
          <table:table-cell office:value-type="float" office:value="-4.0543089421665996" table:formula="of:=20*LOG10([.CI49])" table:style-name="ce1">
            <text:p>-4,054308942</text:p>
          </table:table-cell>
          <table:table-cell table:number-columns-repeated="2" table:style-name="ce1"/>
          <table:table-cell office:value-type="float" office:value="112.9345817905474" table:style-name="ce1">
            <text:p>112,9345818</text:p>
          </table:table-cell>
          <table:table-cell office:value-type="float" office:value="141.01805828020869" table:style-name="ce1">
            <text:p>141,0180583</text:p>
          </table:table-cell>
          <table:table-cell office:value-type="float" office:value="282020000000" table:style-name="ce1">
            <text:p>2,8202E+11</text:p>
          </table:table-cell>
          <table:table-cell office:value-type="float" office:value="180.66630157648706" table:formula="of:=SQRT([.CN49]^2+[.CM49]^2)" table:style-name="ce1">
            <text:p>180,6663016</text:p>
          </table:table-cell>
          <table:table-cell office:value-type="float" office:value="0.56647330227020254" table:style-name="ce1">
            <text:p>0,566473302</text:p>
          </table:table-cell>
          <table:table-cell office:value-type="float" office:value="-4.9364110699376464" table:formula="of:=20*LOG([.CQ49])" table:style-name="ce1">
            <text:p>-4,93641107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48.085301195613681" table:style-name="ce1">
            <text:p>48,0853012</text:p>
          </table:table-cell>
          <table:table-cell office:value-type="float" office:value="25.464464797398779" table:style-name="ce1">
            <text:p>25,4644648</text:p>
          </table:table-cell>
          <table:table-cell office:value-type="float" office:value="265850000000" table:style-name="ce1">
            <text:p>2,6585E+11</text:p>
          </table:table-cell>
          <table:table-cell office:value-type="float" office:value="1.12767522287004E-3" table:style-name="ce1">
            <text:p>0,001127675</text:p>
          </table:table-cell>
          <table:table-cell office:value-type="float" office:value="4.2253101366966472E-2" table:style-name="ce1">
            <text:p>0,042253101</text:p>
          </table:table-cell>
          <table:table-cell office:value-type="float" office:value="-27.482828168781687" table:formula="of:=20*LOG10([.H50])" table:style-name="ce1">
            <text:p>-27,48282817</text:p>
          </table:table-cell>
          <table:table-cell table:number-columns-repeated="3" table:style-name="ce1"/>
          <table:table-cell office:value-type="float" office:value="66.015414204125065" table:style-name="ce1">
            <text:p>66,0154142</text:p>
          </table:table-cell>
          <table:table-cell office:value-type="float" office:value="10.08953027466929" table:style-name="ce1">
            <text:p>10,08953027</text:p>
          </table:table-cell>
          <table:table-cell office:value-type="float" office:value="265850000000" table:style-name="ce1">
            <text:p>2,6585E+11</text:p>
          </table:table-cell>
          <table:table-cell office:value-type="float" office:value="1.12767522287004E-3" table:style-name="ce1">
            <text:p>0,001127675</text:p>
          </table:table-cell>
          <table:table-cell office:value-type="float" office:value="0.14370354369644769" table:style-name="ce1">
            <text:p>0,143703544</text:p>
          </table:table-cell>
          <table:table-cell office:value-type="float" office:value="-16.850650442626993" table:formula="of:=20*LOG10([.Q50])" table:style-name="ce1">
            <text:p>-16,85065044</text:p>
          </table:table-cell>
          <table:table-cell table:number-columns-repeated="2" table:style-name="ce1"/>
          <table:table-cell office:value-type="float" office:value="81.053829633395068" table:style-name="ce1">
            <text:p>81,05382963</text:p>
          </table:table-cell>
          <table:table-cell office:value-type="float" office:value="2.489390374447551" table:style-name="ce1">
            <text:p>2,489390374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2371772278319009" table:style-name="ce1">
            <text:p>0,237177228</text:p>
          </table:table-cell>
          <table:table-cell office:value-type="float" office:value="-12.498540227041561" table:formula="of:=20*LOG10([.Y50])" table:style-name="ce1">
            <text:p>-12,49854023</text:p>
          </table:table-cell>
          <table:table-cell table:style-name="ce9"/>
          <table:table-cell table:style-name="ce1"/>
          <table:table-cell office:value-type="float" office:value="126.736916219111" table:style-name="ce1">
            <text:p>126,7369162</text:p>
          </table:table-cell>
          <table:table-cell office:value-type="float" office:value="16.210948402427459" table:style-name="ce1">
            <text:p>16,2109484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43747375351505308" table:style-name="ce1">
            <text:p>0,437473754</text:p>
          </table:table-cell>
          <table:table-cell office:value-type="float" office:value="-7.1809599520567104" table:formula="of:=20*LOG10([.AG50])" table:style-name="ce1">
            <text:p>-7,180959952</text:p>
          </table:table-cell>
          <table:table-cell table:number-columns-repeated="3" table:style-name="ce1"/>
          <table:table-cell office:value-type="float" office:value="178.9550279275746" table:style-name="ce1">
            <text:p>178,9550279</text:p>
          </table:table-cell>
          <table:table-cell office:value-type="float" office:value="43.703692492641871" table:style-name="ce1">
            <text:p>43,70369249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5730406190212729" table:style-name="ce1">
            <text:p>0,573040619</text:p>
          </table:table-cell>
          <table:table-cell office:value-type="float" office:value="-4.8362918541401019" table:formula="of:=20*LOG10([.AP50])" table:style-name="ce1">
            <text:p>-4,836291854</text:p>
          </table:table-cell>
          <table:table-cell table:number-columns-repeated="3" table:style-name="ce1"/>
          <table:table-cell office:value-type="float" office:value="215.86262858383941" table:style-name="ce1">
            <text:p>215,8626286</text:p>
          </table:table-cell>
          <table:table-cell office:value-type="float" office:value="86.12610326470211" table:style-name="ce1">
            <text:p>86,12610326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64590481447785375" table:style-name="ce1">
            <text:p>0,645904814</text:p>
          </table:table-cell>
          <table:table-cell office:value-type="float" office:value="-3.7966295655738405" table:formula="of:=20*LOG10([.AY50])" table:style-name="ce1">
            <text:p>-3,796629566</text:p>
          </table:table-cell>
          <table:table-cell table:number-columns-repeated="3" table:style-name="ce1"/>
          <table:table-cell office:value-type="float" office:value="231.32975905099809" table:style-name="ce1">
            <text:p>231,3297591</text:p>
          </table:table-cell>
          <table:table-cell office:value-type="float" office:value="130.05252687444661" table:style-name="ce1">
            <text:p>130,0525269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68292327405756614" table:style-name="ce1">
            <text:p>0,682923274</text:p>
          </table:table-cell>
          <table:table-cell office:value-type="float" office:value="-3.3125617250568959" table:formula="of:=20*LOG10([.BH50])" table:style-name="ce1">
            <text:p>-3,312561725</text:p>
          </table:table-cell>
          <table:table-cell table:number-columns-repeated="3" table:style-name="ce1"/>
          <table:table-cell office:value-type="float" office:value="204.58559293805291" table:style-name="ce1">
            <text:p>204,5855929</text:p>
          </table:table-cell>
          <table:table-cell office:value-type="float" office:value="164.63502928878179" table:style-name="ce1">
            <text:p>164,6350293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68010470093037001" table:style-name="ce1">
            <text:p>0,680104701</text:p>
          </table:table-cell>
          <table:table-cell office:value-type="float" office:value="-3.3484844654035992" table:formula="of:=20*LOG10([.BQ50])" table:style-name="ce1">
            <text:p>-3,348484465</text:p>
          </table:table-cell>
          <table:table-cell table:number-columns-repeated="3" table:style-name="ce1"/>
          <table:table-cell office:value-type="float" office:value="170.35715708260989" table:style-name="ce1">
            <text:p>170,3571571</text:p>
          </table:table-cell>
          <table:table-cell office:value-type="float" office:value="172.74473128424739" table:style-name="ce1">
            <text:p>172,7447313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65825465744864531" table:style-name="ce1">
            <text:p>0,658254657</text:p>
          </table:table-cell>
          <table:table-cell office:value-type="float" office:value="-3.6321211876330044" table:formula="of:=20*LOG10([.BZ50])" table:style-name="ce1">
            <text:p>-3,632121188</text:p>
          </table:table-cell>
          <table:table-cell table:number-columns-repeated="3" table:style-name="ce1"/>
          <table:table-cell office:value-type="float" office:value="134.22482812562129" table:style-name="ce1">
            <text:p>134,2248281</text:p>
          </table:table-cell>
          <table:table-cell office:value-type="float" office:value="159.87329029453309" table:style-name="ce1">
            <text:p>159,8732903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61352374711415847" table:style-name="ce1">
            <text:p>0,613523747</text:p>
          </table:table-cell>
          <table:table-cell office:value-type="float" office:value="-4.2433724552824934" table:formula="of:=20*LOG10([.CI50])" table:style-name="ce1">
            <text:p>-4,243372455</text:p>
          </table:table-cell>
          <table:table-cell table:number-columns-repeated="2" table:style-name="ce1"/>
          <table:table-cell office:value-type="float" office:value="108.6244049823016" table:style-name="ce1">
            <text:p>108,624405</text:p>
          </table:table-cell>
          <table:table-cell office:value-type="float" office:value="134.373427060496" table:style-name="ce1">
            <text:p>134,3734271</text:p>
          </table:table-cell>
          <table:table-cell office:value-type="float" office:value="282350000000" table:style-name="ce1">
            <text:p>2,8235E+11</text:p>
          </table:table-cell>
          <table:table-cell office:value-type="float" office:value="172.78738165080662" table:formula="of:=SQRT([.CN50]^2+[.CM50]^2)" table:style-name="ce1">
            <text:p>172,7873817</text:p>
          </table:table-cell>
          <table:table-cell office:value-type="float" office:value="0.55114154464664267" table:style-name="ce1">
            <text:p>0,551141545</text:p>
          </table:table-cell>
          <table:table-cell office:value-type="float" office:value="-5.1747370188027588" table:formula="of:=20*LOG([.CQ50])" table:style-name="ce1">
            <text:p>-5,174737019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45.90655232866095" table:style-name="ce1">
            <text:p>45,90655233</text:p>
          </table:table-cell>
          <table:table-cell office:value-type="float" office:value="25.69849971120173" table:style-name="ce1">
            <text:p>25,69849971</text:p>
          </table:table-cell>
          <table:table-cell office:value-type="float" office:value="266180000000" table:style-name="ce1">
            <text:p>2,6618E+11</text:p>
          </table:table-cell>
          <table:table-cell office:value-type="float" office:value="1.126277173341348E-3" table:style-name="ce1">
            <text:p>0,001126277</text:p>
          </table:table-cell>
          <table:table-cell office:value-type="float" office:value="2.5437230681022539E-2" table:style-name="ce1">
            <text:p>0,025437231</text:p>
          </table:table-cell>
          <table:table-cell office:value-type="float" office:value="-31.890603430768365" table:formula="of:=20*LOG10([.H51])" table:style-name="ce1">
            <text:p>-31,89060343</text:p>
          </table:table-cell>
          <table:table-cell table:number-columns-repeated="3" table:style-name="ce1"/>
          <table:table-cell office:value-type="float" office:value="65.166844281027238" table:style-name="ce1">
            <text:p>65,16684428</text:p>
          </table:table-cell>
          <table:table-cell office:value-type="float" office:value="10.92596472256573" table:style-name="ce1">
            <text:p>10,92596472</text:p>
          </table:table-cell>
          <table:table-cell office:value-type="float" office:value="266180000000" table:style-name="ce1">
            <text:p>2,6618E+11</text:p>
          </table:table-cell>
          <table:table-cell office:value-type="float" office:value="1.126277173341348E-3" table:style-name="ce1">
            <text:p>0,001126277</text:p>
          </table:table-cell>
          <table:table-cell office:value-type="float" office:value="0.13849864288161029" table:style-name="ce1">
            <text:p>0,138498643</text:p>
          </table:table-cell>
          <table:table-cell office:value-type="float" office:value="-17.171089642736586" table:formula="of:=20*LOG10([.Q51])" table:style-name="ce1">
            <text:p>-17,17108964</text:p>
          </table:table-cell>
          <table:table-cell table:number-columns-repeated="2" table:style-name="ce1"/>
          <table:table-cell office:value-type="float" office:value="80.888525384838815" table:style-name="ce1">
            <text:p>80,88852538</text:p>
          </table:table-cell>
          <table:table-cell office:value-type="float" office:value="2.8114604890001269" table:style-name="ce1">
            <text:p>2,811460489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23627609089977719" table:style-name="ce1">
            <text:p>0,236276091</text:p>
          </table:table-cell>
          <table:table-cell office:value-type="float" office:value="-12.531604459916409" table:formula="of:=20*LOG10([.Y51])" table:style-name="ce1">
            <text:p>-12,53160446</text:p>
          </table:table-cell>
          <table:table-cell table:style-name="ce9"/>
          <table:table-cell table:style-name="ce1"/>
          <table:table-cell office:value-type="float" office:value="125.4213235720209" table:style-name="ce1">
            <text:p>125,4213236</text:p>
          </table:table-cell>
          <table:table-cell office:value-type="float" office:value="18.155251398060859" table:style-name="ce1">
            <text:p>18,1552514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43416041980908721" table:style-name="ce1">
            <text:p>0,43416042</text:p>
          </table:table-cell>
          <table:table-cell office:value-type="float" office:value="-7.2469954297931869" table:formula="of:=20*LOG10([.AG51])" table:style-name="ce1">
            <text:p>-7,24699543</text:p>
          </table:table-cell>
          <table:table-cell table:number-columns-repeated="3" table:style-name="ce1"/>
          <table:table-cell office:value-type="float" office:value="174.95045703780499" table:style-name="ce1">
            <text:p>174,950457</text:p>
          </table:table-cell>
          <table:table-cell office:value-type="float" office:value="47.54043554629645" table:style-name="ce1">
            <text:p>47,54043555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56765107335104159" table:style-name="ce1">
            <text:p>0,567651073</text:p>
          </table:table-cell>
          <table:table-cell office:value-type="float" office:value="-4.9183707323441874" table:formula="of:=20*LOG10([.AP51])" table:style-name="ce1">
            <text:p>-4,918370732</text:p>
          </table:table-cell>
          <table:table-cell table:number-columns-repeated="3" table:style-name="ce1"/>
          <table:table-cell office:value-type="float" office:value="207.93499151978841" table:style-name="ce1">
            <text:p>207,9349915</text:p>
          </table:table-cell>
          <table:table-cell office:value-type="float" office:value="90.044720829096846" table:style-name="ce1">
            <text:p>90,04472083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63845975294686186" table:style-name="ce1">
            <text:p>0,638459753</text:p>
          </table:table-cell>
          <table:table-cell office:value-type="float" office:value="-3.8973294895148336" table:formula="of:=20*LOG10([.AY51])" table:style-name="ce1">
            <text:p>-3,89732949</text:p>
          </table:table-cell>
          <table:table-cell table:number-columns-repeated="3" table:style-name="ce1"/>
          <table:table-cell office:value-type="float" office:value="220.16923961417089" table:style-name="ce1">
            <text:p>220,1692396</text:p>
          </table:table-cell>
          <table:table-cell office:value-type="float" office:value="131.98321156350531" table:style-name="ce1">
            <text:p>131,9832116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67394676973724865" table:style-name="ce1">
            <text:p>0,67394677</text:p>
          </table:table-cell>
          <table:table-cell office:value-type="float" office:value="-3.4274880788576074" table:formula="of:=20*LOG10([.BH51])" table:style-name="ce1">
            <text:p>-3,427488079</text:p>
          </table:table-cell>
          <table:table-cell table:number-columns-repeated="3" table:style-name="ce1"/>
          <table:table-cell office:value-type="float" office:value="193.482266019398" table:style-name="ce1">
            <text:p>193,482266</text:p>
          </table:table-cell>
          <table:table-cell office:value-type="float" office:value="161.9864702796024" table:style-name="ce1">
            <text:p>161,9864703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66924552095399625" table:style-name="ce1">
            <text:p>0,669245521</text:p>
          </table:table-cell>
          <table:table-cell office:value-type="float" office:value="-3.4882905345045097" table:formula="of:=20*LOG10([.BQ51])" table:style-name="ce1">
            <text:p>-3,488290535</text:p>
          </table:table-cell>
          <table:table-cell table:number-columns-repeated="3" table:style-name="ce1"/>
          <table:table-cell office:value-type="float" office:value="161.424320883523" table:style-name="ce1">
            <text:p>161,4243209</text:p>
          </table:table-cell>
          <table:table-cell office:value-type="float" office:value="167.33583786666591" table:style-name="ce1">
            <text:p>167,3358379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64602536258972476" table:style-name="ce1">
            <text:p>0,646025363</text:p>
          </table:table-cell>
          <table:table-cell office:value-type="float" office:value="-3.7950086302982138" table:formula="of:=20*LOG10([.BZ51])" table:style-name="ce1">
            <text:p>-3,79500863</text:p>
          </table:table-cell>
          <table:table-cell table:number-columns-repeated="3" table:style-name="ce1"/>
          <table:table-cell office:value-type="float" office:value="128.16310791636869" table:style-name="ce1">
            <text:p>128,1631079</text:p>
          </table:table-cell>
          <table:table-cell office:value-type="float" office:value="153.2959971821027" table:style-name="ce1">
            <text:p>153,2959972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59970141812884292" table:style-name="ce1">
            <text:p>0,599701418</text:p>
          </table:table-cell>
          <table:table-cell office:value-type="float" office:value="-4.4412984834811002" table:formula="of:=20*LOG10([.CI51])" table:style-name="ce1">
            <text:p>-4,441298483</text:p>
          </table:table-cell>
          <table:table-cell table:number-columns-repeated="2" table:style-name="ce1"/>
          <table:table-cell office:value-type="float" office:value="104.6821187507277" table:style-name="ce1">
            <text:p>104,6821188</text:p>
          </table:table-cell>
          <table:table-cell office:value-type="float" office:value="127.8671048324226" table:style-name="ce1">
            <text:p>127,8671048</text:p>
          </table:table-cell>
          <table:table-cell office:value-type="float" office:value="282680000000" table:style-name="ce1">
            <text:p>2,8268E+11</text:p>
          </table:table-cell>
          <table:table-cell office:value-type="float" office:value="165.25235999636195" table:formula="of:=SQRT([.CN51]^2+[.CM51]^2)" table:style-name="ce1">
            <text:p>165,25236</text:p>
          </table:table-cell>
          <table:table-cell office:value-type="float" office:value="0.53542901921405117" table:style-name="ce1">
            <text:p>0,535429019</text:p>
          </table:table-cell>
          <table:table-cell office:value-type="float" office:value="-5.4259618918573498" table:formula="of:=20*LOG([.CQ51])" table:style-name="ce1">
            <text:p>-5,425961892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43.820476907333983" table:style-name="ce1">
            <text:p>43,82047691</text:p>
          </table:table-cell>
          <table:table-cell office:value-type="float" office:value="25.748412564504392" table:style-name="ce1">
            <text:p>25,74841256</text:p>
          </table:table-cell>
          <table:table-cell office:value-type="float" office:value="266510000000" table:style-name="ce1">
            <text:p>2,6651E+11</text:p>
          </table:table-cell>
          <table:table-cell office:value-type="float" office:value="1.1248825860192861E-3" table:style-name="ce1">
            <text:p>0,001124883</text:p>
          </table:table-cell>
          <table:table-cell office:value-type="float" office:value="8.1858157578091062E-3" table:style-name="ce1">
            <text:p>0,008185816</text:p>
          </table:table-cell>
          <table:table-cell office:value-type="float" office:value="-41.738760689215191" table:formula="of:=20*LOG10([.H52])" table:style-name="ce1">
            <text:p>-41,73876069</text:p>
          </table:table-cell>
          <table:table-cell table:number-columns-repeated="3" table:style-name="ce1"/>
          <table:table-cell office:value-type="float" office:value="64.268473948657274" table:style-name="ce1">
            <text:p>64,26847395</text:p>
          </table:table-cell>
          <table:table-cell office:value-type="float" office:value="11.67976895273183" table:style-name="ce1">
            <text:p>11,67976895</text:p>
          </table:table-cell>
          <table:table-cell office:value-type="float" office:value="266510000000" table:style-name="ce1">
            <text:p>2,6651E+11</text:p>
          </table:table-cell>
          <table:table-cell office:value-type="float" office:value="1.1248825860192861E-3" table:style-name="ce1">
            <text:p>0,001124883</text:p>
          </table:table-cell>
          <table:table-cell office:value-type="float" office:value="0.13285643927472979" table:style-name="ce1">
            <text:p>0,132856439</text:p>
          </table:table-cell>
          <table:table-cell office:value-type="float" office:value="-17.532347827902793" table:formula="of:=20*LOG10([.Q52])" table:style-name="ce1">
            <text:p>-17,53234783</text:p>
          </table:table-cell>
          <table:table-cell table:number-columns-repeated="2" table:style-name="ce1"/>
          <table:table-cell office:value-type="float" office:value="80.704347865869508" table:style-name="ce1">
            <text:p>80,70434787</text:p>
          </table:table-cell>
          <table:table-cell office:value-type="float" office:value="3.1212353770262751" table:style-name="ce1">
            <text:p>3,121235377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23526751723808739" table:style-name="ce1">
            <text:p>0,235267517</text:p>
          </table:table-cell>
          <table:table-cell office:value-type="float" office:value="-12.568760611437046" table:formula="of:=20*LOG10([.Y52])" table:style-name="ce1">
            <text:p>-12,56876061</text:p>
          </table:table-cell>
          <table:table-cell table:style-name="ce9"/>
          <table:table-cell table:style-name="ce1"/>
          <table:table-cell office:value-type="float" office:value="123.98118823944441" table:style-name="ce1">
            <text:p>123,9811882</text:p>
          </table:table-cell>
          <table:table-cell office:value-type="float" office:value="19.969684504820219" table:style-name="ce1">
            <text:p>19,9696845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43045629823598669" table:style-name="ce1">
            <text:p>0,430456298</text:p>
          </table:table-cell>
          <table:table-cell office:value-type="float" office:value="-7.3214186681026732" table:formula="of:=20*LOG10([.AG52])" table:style-name="ce1">
            <text:p>-7,321418668</text:p>
          </table:table-cell>
          <table:table-cell table:number-columns-repeated="3" table:style-name="ce1"/>
          <table:table-cell office:value-type="float" office:value="170.7392448867875" table:style-name="ce1">
            <text:p>170,7392449</text:p>
          </table:table-cell>
          <table:table-cell office:value-type="float" office:value="50.927787066805763" table:style-name="ce1">
            <text:p>50,92778707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56173557310784328" table:style-name="ce1">
            <text:p>0,561735573</text:p>
          </table:table-cell>
          <table:table-cell office:value-type="float" office:value="-5.0093614525019659" table:formula="of:=20*LOG10([.AP52])" table:style-name="ce1">
            <text:p>-5,009361453</text:p>
          </table:table-cell>
          <table:table-cell table:number-columns-repeated="3" table:style-name="ce1"/>
          <table:table-cell office:value-type="float" office:value="200.019846108271" table:style-name="ce1">
            <text:p>200,0198461</text:p>
          </table:table-cell>
          <table:table-cell office:value-type="float" office:value="93.123101983121686" table:style-name="ce1">
            <text:p>93,12310198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6304987897774279" table:style-name="ce1">
            <text:p>0,63049879</text:p>
          </table:table-cell>
          <table:table-cell office:value-type="float" office:value="-4.0063148540936258" table:formula="of:=20*LOG10([.AY52])" table:style-name="ce1">
            <text:p>-4,006314854</text:p>
          </table:table-cell>
          <table:table-cell table:number-columns-repeated="3" table:style-name="ce1"/>
          <table:table-cell office:value-type="float" office:value="209.4587067378036" table:style-name="ce1">
            <text:p>209,4587067</text:p>
          </table:table-cell>
          <table:table-cell office:value-type="float" office:value="132.93166637352201" table:style-name="ce1">
            <text:p>132,9316664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66451979927765414" table:style-name="ce1">
            <text:p>0,664519799</text:p>
          </table:table-cell>
          <table:table-cell office:value-type="float" office:value="-3.5498414956610773" table:formula="of:=20*LOG10([.BH52])" table:style-name="ce1">
            <text:p>-3,549841496</text:p>
          </table:table-cell>
          <table:table-cell table:number-columns-repeated="3" table:style-name="ce1"/>
          <table:table-cell office:value-type="float" office:value="183.18803611605179" table:style-name="ce1">
            <text:p>183,1880361</text:p>
          </table:table-cell>
          <table:table-cell office:value-type="float" office:value="158.79958057827989" table:style-name="ce1">
            <text:p>158,7995806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65804471482330384" table:style-name="ce1">
            <text:p>0,658044715</text:p>
          </table:table-cell>
          <table:table-cell office:value-type="float" office:value="-3.6348918924254208" table:formula="of:=20*LOG10([.BQ52])" table:style-name="ce1">
            <text:p>-3,634891892</text:p>
          </table:table-cell>
          <table:table-cell table:number-columns-repeated="3" table:style-name="ce1"/>
          <table:table-cell office:value-type="float" office:value="153.24427851843231" table:style-name="ce1">
            <text:p>153,2442785</text:p>
          </table:table-cell>
          <table:table-cell office:value-type="float" office:value="161.7926300960635" table:style-name="ce1">
            <text:p>161,7926301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6334938636116626" table:style-name="ce1">
            <text:p>0,633493864</text:p>
          </table:table-cell>
          <table:table-cell office:value-type="float" office:value="-3.9651517517592128" table:formula="of:=20*LOG10([.BZ52])" table:style-name="ce1">
            <text:p>-3,965151752</text:p>
          </table:table-cell>
          <table:table-cell table:number-columns-repeated="3" table:style-name="ce1"/>
          <table:table-cell office:value-type="float" office:value="122.62397764604211" table:style-name="ce1">
            <text:p>122,6239776</text:p>
          </table:table-cell>
          <table:table-cell office:value-type="float" office:value="146.81000271263341" table:style-name="ce1">
            <text:p>146,8100027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58555175151002636" table:style-name="ce1">
            <text:p>0,585551752</text:p>
          </table:table-cell>
          <table:table-cell office:value-type="float" office:value="-4.6486943123615134" table:formula="of:=20*LOG10([.CI52])" table:style-name="ce1">
            <text:p>-4,648694312</text:p>
          </table:table-cell>
          <table:table-cell table:number-columns-repeated="2" table:style-name="ce1"/>
          <table:table-cell office:value-type="float" office:value="101.0744968524353" table:style-name="ce1">
            <text:p>101,0744969</text:p>
          </table:table-cell>
          <table:table-cell office:value-type="float" office:value="121.4964221666001" table:style-name="ce1">
            <text:p>121,4964222</text:p>
          </table:table-cell>
          <table:table-cell office:value-type="float" office:value="283010000000" table:style-name="ce1">
            <text:p>2,8301E+11</text:p>
          </table:table-cell>
          <table:table-cell office:value-type="float" office:value="158.04250856417607" table:formula="of:=SQRT([.CN52]^2+[.CM52]^2)" table:style-name="ce1">
            <text:p>158,0425086</text:p>
          </table:table-cell>
          <table:table-cell office:value-type="float" office:value="0.51932900304769969" table:style-name="ce1">
            <text:p>0,519329003</text:p>
          </table:table-cell>
          <table:table-cell office:value-type="float" office:value="-5.6911484523220111" table:formula="of:=20*LOG([.CQ52])" table:style-name="ce1">
            <text:p>-5,691148452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41.836406273343158" table:style-name="ce1">
            <text:p>41,83640627</text:p>
          </table:table-cell>
          <table:table-cell office:value-type="float" office:value="25.638790754362709" table:style-name="ce1">
            <text:p>25,63879075</text:p>
          </table:table-cell>
          <table:table-cell office:value-type="float" office:value="266840000000" table:style-name="ce1">
            <text:p>2,6684E+11</text:p>
          </table:table-cell>
          <table:table-cell office:value-type="float" office:value="1.1234914480587621E-3" table:style-name="ce1">
            <text:p>0,001123491</text:p>
          </table:table-cell>
          <table:table-cell office:value-type="float" office:value="9.4114321515975808E-3" table:style-name="ce1">
            <text:p>0,009411432</text:p>
          </table:table-cell>
          <table:table-cell office:value-type="float" office:value="-40.526885686162181" table:formula="of:=20*LOG10([.H53])" table:style-name="ce1">
            <text:p>-40,52688569</text:p>
          </table:table-cell>
          <table:table-cell table:number-columns-repeated="3" table:style-name="ce1"/>
          <table:table-cell office:value-type="float" office:value="63.32945316014893" table:style-name="ce1">
            <text:p>63,32945316</text:p>
          </table:table-cell>
          <table:table-cell office:value-type="float" office:value="12.34921091686105" table:style-name="ce1">
            <text:p>12,34921092</text:p>
          </table:table-cell>
          <table:table-cell office:value-type="float" office:value="266840000000" table:style-name="ce1">
            <text:p>2,6684E+11</text:p>
          </table:table-cell>
          <table:table-cell office:value-type="float" office:value="1.1234914480587621E-3" table:style-name="ce1">
            <text:p>0,001123491</text:p>
          </table:table-cell>
          <table:table-cell office:value-type="float" office:value="0.12680734857448961" table:style-name="ce1">
            <text:p>0,126807349</text:p>
          </table:table-cell>
          <table:table-cell office:value-type="float" office:value="-17.937111561124262" table:formula="of:=20*LOG10([.Q53])" table:style-name="ce1">
            <text:p>-17,93711156</text:p>
          </table:table-cell>
          <table:table-cell table:number-columns-repeated="2" table:style-name="ce1"/>
          <table:table-cell office:value-type="float" office:value="80.502310271476503" table:style-name="ce1">
            <text:p>80,50231027</text:p>
          </table:table-cell>
          <table:table-cell office:value-type="float" office:value="3.4176155130428012" table:style-name="ce1">
            <text:p>3,417615513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23415557513980281" table:style-name="ce1">
            <text:p>0,234155575</text:p>
          </table:table-cell>
          <table:table-cell office:value-type="float" office:value="-12.60990994801791" table:formula="of:=20*LOG10([.Y53])" table:style-name="ce1">
            <text:p>-12,60990995</text:p>
          </table:table-cell>
          <table:table-cell table:style-name="ce9"/>
          <table:table-cell table:style-name="ce1"/>
          <table:table-cell office:value-type="float" office:value="122.43165889656019" table:style-name="ce1">
            <text:p>122,4316589</text:p>
          </table:table-cell>
          <table:table-cell office:value-type="float" office:value="21.646835333734689" table:style-name="ce1">
            <text:p>21,64683533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42637721950301072" table:style-name="ce1">
            <text:p>0,42637722</text:p>
          </table:table-cell>
          <table:table-cell office:value-type="float" office:value="-7.4041201372481815" table:formula="of:=20*LOG10([.AG53])" table:style-name="ce1">
            <text:p>-7,404120137</text:p>
          </table:table-cell>
          <table:table-cell table:number-columns-repeated="3" table:style-name="ce1"/>
          <table:table-cell office:value-type="float" office:value="166.37903700449729" table:style-name="ce1">
            <text:p>166,379037</text:p>
          </table:table-cell>
          <table:table-cell office:value-type="float" office:value="53.866630874008393" table:style-name="ce1">
            <text:p>53,86663087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55532169075615767" table:style-name="ce1">
            <text:p>0,555321691</text:p>
          </table:table-cell>
          <table:table-cell office:value-type="float" office:value="-5.1091072547795324" table:formula="of:=20*LOG10([.AP53])" table:style-name="ce1">
            <text:p>-5,109107255</text:p>
          </table:table-cell>
          <table:table-cell table:number-columns-repeated="3" table:style-name="ce1"/>
          <table:table-cell office:value-type="float" office:value="192.20531578112011" table:style-name="ce1">
            <text:p>192,2053158</text:p>
          </table:table-cell>
          <table:table-cell office:value-type="float" office:value="95.42371212348759" table:style-name="ce1">
            <text:p>95,42371212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62205576909859794" table:style-name="ce1">
            <text:p>0,622055769</text:p>
          </table:table-cell>
          <table:table-cell office:value-type="float" office:value="-4.1234135561500782" table:formula="of:=20*LOG10([.AY53])" table:style-name="ce1">
            <text:p>-4,123413556</text:p>
          </table:table-cell>
          <table:table-cell table:number-columns-repeated="3" table:style-name="ce1"/>
          <table:table-cell office:value-type="float" office:value="199.25401084594091" table:style-name="ce1">
            <text:p>199,2540108</text:p>
          </table:table-cell>
          <table:table-cell office:value-type="float" office:value="133.02927373350269" table:style-name="ce1">
            <text:p>133,0292737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65467321008017954" table:style-name="ce1">
            <text:p>0,65467321</text:p>
          </table:table-cell>
          <table:table-cell office:value-type="float" office:value="-3.6795086100738237" table:formula="of:=20*LOG10([.BH53])" table:style-name="ce1">
            <text:p>-3,67950861</text:p>
          </table:table-cell>
          <table:table-cell table:number-columns-repeated="3" table:style-name="ce1"/>
          <table:table-cell office:value-type="float" office:value="173.66473405508631" table:style-name="ce1">
            <text:p>173,6647341</text:p>
          </table:table-cell>
          <table:table-cell office:value-type="float" office:value="155.18643228854299" table:style-name="ce1">
            <text:p>155,1864323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64651782506677091" table:style-name="ce1">
            <text:p>0,646517825</text:p>
          </table:table-cell>
          <table:table-cell office:value-type="float" office:value="-3.7883899347306893" table:formula="of:=20*LOG10([.BQ53])" table:style-name="ce1">
            <text:p>-3,788389935</text:p>
          </table:table-cell>
          <table:table-cell table:number-columns-repeated="3" table:style-name="ce1"/>
          <table:table-cell office:value-type="float" office:value="145.75289183983139" table:style-name="ce1">
            <text:p>145,7528918</text:p>
          </table:table-cell>
          <table:table-cell office:value-type="float" office:value="156.16856457843051" table:style-name="ce1">
            <text:p>156,1685646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62066281516012389" table:style-name="ce1">
            <text:p>0,620662815</text:p>
          </table:table-cell>
          <table:table-cell office:value-type="float" office:value="-4.1428854613759807" table:formula="of:=20*LOG10([.BZ53])" table:style-name="ce1">
            <text:p>-4,142885461</text:p>
          </table:table-cell>
          <table:table-cell table:number-columns-repeated="3" table:style-name="ce1"/>
          <table:table-cell office:value-type="float" office:value="117.55836968999149" table:style-name="ce1">
            <text:p>117,5583697</text:p>
          </table:table-cell>
          <table:table-cell office:value-type="float" office:value="140.42567560373581" table:style-name="ce1">
            <text:p>140,4256756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57106855906990206" table:style-name="ce1">
            <text:p>0,571068559</text:p>
          </table:table-cell>
          <table:table-cell office:value-type="float" office:value="-4.8662349966109639" table:formula="of:=20*LOG10([.CI53])" table:style-name="ce1">
            <text:p>-4,866234997</text:p>
          </table:table-cell>
          <table:table-cell table:number-columns-repeated="2" table:style-name="ce1"/>
          <table:table-cell office:value-type="float" office:value="97.772012891613187" table:style-name="ce1">
            <text:p>97,77201289</text:p>
          </table:table-cell>
          <table:table-cell office:value-type="float" office:value="115.25758822382519" table:style-name="ce1">
            <text:p>115,2575882</text:p>
          </table:table-cell>
          <table:table-cell office:value-type="float" office:value="283340000000" table:style-name="ce1">
            <text:p>2,8334E+11</text:p>
          </table:table-cell>
          <table:table-cell office:value-type="float" office:value="151.14125230409672" table:formula="of:=SQRT([.CN53]^2+[.CM53]^2)" table:style-name="ce1">
            <text:p>151,1412523</text:p>
          </table:table-cell>
          <table:table-cell office:value-type="float" office:value="0.502836942424847" table:style-name="ce1">
            <text:p>0,502836942</text:p>
          </table:table-cell>
          <table:table-cell office:value-type="float" office:value="-5.9714564613330356" table:formula="of:=20*LOG([.CQ53])" table:style-name="ce1">
            <text:p>-5,971456461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39.95965686261399" table:style-name="ce1">
            <text:p>39,95965686</text:p>
          </table:table-cell>
          <table:table-cell office:value-type="float" office:value="25.39238757889083" table:style-name="ce1">
            <text:p>25,39238758</text:p>
          </table:table-cell>
          <table:table-cell office:value-type="float" office:value="267170000000" table:style-name="ce1">
            <text:p>2,6717E+11</text:p>
          </table:table-cell>
          <table:table-cell office:value-type="float" office:value="1.122103746678145E-3" table:style-name="ce1">
            <text:p>0,001122104</text:p>
          </table:table-cell>
          <table:table-cell office:value-type="float" office:value="2.7274295435046728E-2" table:style-name="ce1">
            <text:p>0,027274295</text:p>
          </table:table-cell>
          <table:table-cell office:value-type="float" office:value="-31.284929190685023" table:formula="of:=20*LOG10([.H54])" table:style-name="ce1">
            <text:p>-31,28492919</text:p>
          </table:table-cell>
          <table:table-cell table:number-columns-repeated="3" table:style-name="ce1"/>
          <table:table-cell office:value-type="float" office:value="62.358652057440338" table:style-name="ce1">
            <text:p>62,35865206</text:p>
          </table:table-cell>
          <table:table-cell office:value-type="float" office:value="12.933652887307581" table:style-name="ce1">
            <text:p>12,93365289</text:p>
          </table:table-cell>
          <table:table-cell office:value-type="float" office:value="267170000000" table:style-name="ce1">
            <text:p>2,6717E+11</text:p>
          </table:table-cell>
          <table:table-cell office:value-type="float" office:value="1.122103746678145E-3" table:style-name="ce1">
            <text:p>0,001122104</text:p>
          </table:table-cell>
          <table:table-cell office:value-type="float" office:value="0.12038265303868829" table:style-name="ce1">
            <text:p>0,120382653</text:p>
          </table:table-cell>
          <table:table-cell office:value-type="float" office:value="-18.388721795176195" table:formula="of:=20*LOG10([.Q54])" table:style-name="ce1">
            <text:p>-18,3887218</text:p>
          </table:table-cell>
          <table:table-cell table:number-columns-repeated="2" table:style-name="ce1"/>
          <table:table-cell office:value-type="float" office:value="80.283487895390053" table:style-name="ce1">
            <text:p>80,2834879</text:p>
          </table:table-cell>
          <table:table-cell office:value-type="float" office:value="3.6995933232195481" table:style-name="ce1">
            <text:p>3,699593323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23294462530459381" table:style-name="ce1">
            <text:p>0,232944625</text:p>
          </table:table-cell>
          <table:table-cell office:value-type="float" office:value="-12.654946110195002" table:formula="of:=20*LOG10([.Y54])" table:style-name="ce1">
            <text:p>-12,65494611</text:p>
          </table:table-cell>
          <table:table-cell table:style-name="ce9"/>
          <table:table-cell table:style-name="ce1"/>
          <table:table-cell office:value-type="float" office:value="120.7880509771143" table:style-name="ce1">
            <text:p>120,788051</text:p>
          </table:table-cell>
          <table:table-cell office:value-type="float" office:value="23.181287311335261" table:style-name="ce1">
            <text:p>23,18128731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42193985385462879" table:style-name="ce1">
            <text:p>0,421939854</text:p>
          </table:table-cell>
          <table:table-cell office:value-type="float" office:value="-7.4949890376715214" table:formula="of:=20*LOG10([.AG54])" table:style-name="ce1">
            <text:p>-7,494989038</text:p>
          </table:table-cell>
          <table:table-cell table:number-columns-repeated="3" table:style-name="ce1"/>
          <table:table-cell office:value-type="float" office:value="161.9231682988198" table:style-name="ce1">
            <text:p>161,9231683</text:p>
          </table:table-cell>
          <table:table-cell office:value-type="float" office:value="56.365431569938863" table:style-name="ce1">
            <text:p>56,36543157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54843717066725839" table:style-name="ce1">
            <text:p>0,548437171</text:p>
          </table:table-cell>
          <table:table-cell office:value-type="float" office:value="-5.2174623661765676" table:formula="of:=20*LOG10([.AP54])" table:style-name="ce1">
            <text:p>-5,217462366</text:p>
          </table:table-cell>
          <table:table-cell table:number-columns-repeated="3" table:style-name="ce1"/>
          <table:table-cell office:value-type="float" office:value="184.56224434727901" table:style-name="ce1">
            <text:p>184,5622443</text:p>
          </table:table-cell>
          <table:table-cell office:value-type="float" office:value="97.014414241508462" table:style-name="ce1">
            <text:p>97,01441424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61316274006667471" table:style-name="ce1">
            <text:p>0,61316274</text:p>
          </table:table-cell>
          <table:table-cell office:value-type="float" office:value="-4.2484848739751291" table:formula="of:=20*LOG10([.AY54])" table:style-name="ce1">
            <text:p>-4,248484874</text:p>
          </table:table-cell>
          <table:table-cell table:number-columns-repeated="3" table:style-name="ce1"/>
          <table:table-cell office:value-type="float" office:value="189.58812666934861" table:style-name="ce1">
            <text:p>189,5881267</text:p>
          </table:table-cell>
          <table:table-cell office:value-type="float" office:value="132.39830061476559" table:style-name="ce1">
            <text:p>132,3983006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64443461819897352" table:style-name="ce1">
            <text:p>0,644434618</text:p>
          </table:table-cell>
          <table:table-cell office:value-type="float" office:value="-3.8164227577018419" table:formula="of:=20*LOG10([.BH54])" table:style-name="ce1">
            <text:p>-3,816422758</text:p>
          </table:table-cell>
          <table:table-cell table:number-columns-repeated="3" table:style-name="ce1"/>
          <table:table-cell office:value-type="float" office:value="164.86857472945249" table:style-name="ce1">
            <text:p>164,8685747</text:p>
          </table:table-cell>
          <table:table-cell office:value-type="float" office:value="151.24097274944839" table:style-name="ce1">
            <text:p>151,2409727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63467759730425632" table:style-name="ce1">
            <text:p>0,634677597</text:p>
          </table:table-cell>
          <table:table-cell office:value-type="float" office:value="-3.9489366207336838" table:formula="of:=20*LOG10([.BQ54])" table:style-name="ce1">
            <text:p>-3,948936621</text:p>
          </table:table-cell>
          <table:table-cell table:number-columns-repeated="3" table:style-name="ce1"/>
          <table:table-cell office:value-type="float" office:value="138.89033052408519" table:style-name="ce1">
            <text:p>138,8903305</text:p>
          </table:table-cell>
          <table:table-cell office:value-type="float" office:value="150.5057644897019" table:style-name="ce1">
            <text:p>150,5057645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60753332521628789" table:style-name="ce1">
            <text:p>0,607533325</text:p>
          </table:table-cell>
          <table:table-cell office:value-type="float" office:value="-4.3285978916929233" table:formula="of:=20*LOG10([.BZ54])" table:style-name="ce1">
            <text:p>-4,328597892</text:p>
          </table:table-cell>
          <table:table-cell table:number-columns-repeated="3" table:style-name="ce1"/>
          <table:table-cell office:value-type="float" office:value="112.92240582838311" table:style-name="ce1">
            <text:p>112,9224058</text:p>
          </table:table-cell>
          <table:table-cell office:value-type="float" office:value="134.14963158557251" table:style-name="ce1">
            <text:p>134,1496316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55624567636692679" table:style-name="ce1">
            <text:p>0,556245676</text:p>
          </table:table-cell>
          <table:table-cell office:value-type="float" office:value="-5.0946670343697464" table:formula="of:=20*LOG10([.CI54])" table:style-name="ce1">
            <text:p>-5,094667034</text:p>
          </table:table-cell>
          <table:table-cell table:number-columns-repeated="2" table:style-name="ce1"/>
          <table:table-cell office:value-type="float" office:value="94.748414107476961" table:style-name="ce1">
            <text:p>94,74841411</text:p>
          </table:table-cell>
          <table:table-cell office:value-type="float" office:value="109.1460000796329" table:style-name="ce1">
            <text:p>109,1460001</text:p>
          </table:table-cell>
          <table:table-cell office:value-type="float" office:value="283670000000" table:style-name="ce1">
            <text:p>2,8367E+11</text:p>
          </table:table-cell>
          <table:table-cell office:value-type="float" office:value="144.53411814953992" table:formula="of:=SQRT([.CN54]^2+[.CM54]^2)" table:style-name="ce1">
            <text:p>144,5341181</text:p>
          </table:table-cell>
          <table:table-cell office:value-type="float" office:value="0.48595135418287289" table:style-name="ce1">
            <text:p>0,485951354</text:p>
          </table:table-cell>
          <table:table-cell office:value-type="float" office:value="-6.2681440660851155" table:formula="of:=20*LOG([.CQ54])" table:style-name="ce1">
            <text:p>-6,268144066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38.192380526959518" table:style-name="ce1">
            <text:p>38,19238053</text:p>
          </table:table-cell>
          <table:table-cell office:value-type="float" office:value="25.029833660322819" table:style-name="ce1">
            <text:p>25,02983366</text:p>
          </table:table-cell>
          <table:table-cell office:value-type="float" office:value="267500000000" table:style-name="ce1">
            <text:p>2,675E+11</text:p>
          </table:table-cell>
          <table:table-cell office:value-type="float" office:value="1.120719469158878E-3" table:style-name="ce1">
            <text:p>0,001120719</text:p>
          </table:table-cell>
          <table:table-cell office:value-type="float" office:value="4.5331334592727833E-2" table:style-name="ce1">
            <text:p>0,045331335</text:p>
          </table:table-cell>
          <table:table-cell office:value-type="float" office:value="-26.872029895144287" table:formula="of:=20*LOG10([.H55])" table:style-name="ce1">
            <text:p>-26,8720299</text:p>
          </table:table-cell>
          <table:table-cell table:number-columns-repeated="3" table:style-name="ce1"/>
          <table:table-cell office:value-type="float" office:value="61.36453358644048" table:style-name="ce1">
            <text:p>61,36453359</text:p>
          </table:table-cell>
          <table:table-cell office:value-type="float" office:value="13.433439241019819" table:style-name="ce1">
            <text:p>13,43343924</text:p>
          </table:table-cell>
          <table:table-cell office:value-type="float" office:value="267500000000" table:style-name="ce1">
            <text:p>2,675E+11</text:p>
          </table:table-cell>
          <table:table-cell office:value-type="float" office:value="1.120719469158878E-3" table:style-name="ce1">
            <text:p>0,001120719</text:p>
          </table:table-cell>
          <table:table-cell office:value-type="float" office:value="0.1136142543495816" table:style-name="ce1">
            <text:p>0,113614254</text:p>
          </table:table-cell>
          <table:table-cell office:value-type="float" office:value="-18.891343549083373" table:formula="of:=20*LOG10([.Q55])" table:style-name="ce1">
            <text:p>-18,89134355</text:p>
          </table:table-cell>
          <table:table-cell table:number-columns-repeated="2" table:style-name="ce1"/>
          <table:table-cell office:value-type="float" office:value="80.049008955488887" table:style-name="ce1">
            <text:p>80,04900896</text:p>
          </table:table-cell>
          <table:table-cell office:value-type="float" office:value="3.9662561461457502" table:style-name="ce1">
            <text:p>3,966256146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23163930145114481" table:style-name="ce1">
            <text:p>0,231639301</text:p>
          </table:table-cell>
          <table:table-cell office:value-type="float" office:value="-12.703755068554191" table:formula="of:=20*LOG10([.Y55])" table:style-name="ce1">
            <text:p>-12,70375507</text:p>
          </table:table-cell>
          <table:table-cell table:style-name="ce9"/>
          <table:table-cell table:style-name="ce1"/>
          <table:table-cell office:value-type="float" office:value="119.06556707108869" table:style-name="ce1">
            <text:p>119,0655671</text:p>
          </table:table-cell>
          <table:table-cell office:value-type="float" office:value="24.569527491635451" table:style-name="ce1">
            <text:p>24,56952749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41716157589372549" table:style-name="ce1">
            <text:p>0,417161576</text:p>
          </table:table-cell>
          <table:table-cell office:value-type="float" office:value="-7.5939140119009174" table:formula="of:=20*LOG10([.AG55])" table:style-name="ce1">
            <text:p>-7,593914012</text:p>
          </table:table-cell>
          <table:table-cell table:number-columns-repeated="3" table:style-name="ce1"/>
          <table:table-cell office:value-type="float" office:value="157.419855912847" table:style-name="ce1">
            <text:p>157,4198559</text:p>
          </table:table-cell>
          <table:table-cell office:value-type="float" office:value="58.438828360045413" table:style-name="ce1">
            <text:p>58,43882836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54110961836510652" table:style-name="ce1">
            <text:p>0,541109618</text:p>
          </table:table-cell>
          <table:table-cell office:value-type="float" office:value="-5.3342949260142305" table:formula="of:=20*LOG10([.AP55])" table:style-name="ce1">
            <text:p>-5,334294926</text:p>
          </table:table-cell>
          <table:table-cell table:number-columns-repeated="3" table:style-name="ce1"/>
          <table:table-cell office:value-type="float" office:value="177.14556328754389" table:style-name="ce1">
            <text:p>177,1455633</text:p>
          </table:table-cell>
          <table:table-cell office:value-type="float" office:value="97.965033512362083" table:style-name="ce1">
            <text:p>97,96503351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60384977192125755" table:style-name="ce1">
            <text:p>0,603849772</text:p>
          </table:table-cell>
          <table:table-cell office:value-type="float" office:value="-4.3814218679973198" table:formula="of:=20*LOG10([.AY55])" table:style-name="ce1">
            <text:p>-4,381421868</text:p>
          </table:table-cell>
          <table:table-cell table:number-columns-repeated="3" table:style-name="ce1"/>
          <table:table-cell office:value-type="float" office:value="180.47592525931151" table:style-name="ce1">
            <text:p>180,4759253</text:p>
          </table:table-cell>
          <table:table-cell office:value-type="float" office:value="131.1499757012493" table:style-name="ce1">
            <text:p>131,1499757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63382854911957143" table:style-name="ce1">
            <text:p>0,633828549</text:p>
          </table:table-cell>
          <table:table-cell office:value-type="float" office:value="-3.9605640613285313" table:formula="of:=20*LOG10([.BH55])" table:style-name="ce1">
            <text:p>-3,960564061</text:p>
          </table:table-cell>
          <table:table-cell table:number-columns-repeated="3" table:style-name="ce1"/>
          <table:table-cell office:value-type="float" office:value="156.7530477257925" table:style-name="ce1">
            <text:p>156,7530477</text:p>
          </table:table-cell>
          <table:table-cell office:value-type="float" office:value="147.0412794219566" table:style-name="ce1">
            <text:p>147,0412794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62253434882537528" table:style-name="ce1">
            <text:p>0,622534349</text:p>
          </table:table-cell>
          <table:table-cell office:value-type="float" office:value="-4.116733620587647" table:formula="of:=20*LOG10([.BQ55])" table:style-name="ce1">
            <text:p>-4,116733621</text:p>
          </table:table-cell>
          <table:table-cell table:number-columns-repeated="3" table:style-name="ce1"/>
          <table:table-cell office:value-type="float" office:value="132.6013499552605" table:style-name="ce1">
            <text:p>132,60135</text:p>
          </table:table-cell>
          <table:table-cell office:value-type="float" office:value="144.83711511817631" table:style-name="ce1">
            <text:p>144,8371151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59410529697617098" table:style-name="ce1">
            <text:p>0,594105297</text:p>
          </table:table-cell>
          <table:table-cell office:value-type="float" office:value="-4.5227315097035428" table:formula="of:=20*LOG10([.BZ55])" table:style-name="ce1">
            <text:p>-4,52273151</text:p>
          </table:table-cell>
          <table:table-cell table:number-columns-repeated="3" table:style-name="ce1"/>
          <table:table-cell office:value-type="float" office:value="108.676888718092" table:style-name="ce1">
            <text:p>108,6768887</text:p>
          </table:table-cell>
          <table:table-cell office:value-type="float" office:value="127.9855635723694" table:style-name="ce1">
            <text:p>127,9855636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54107740328614362" table:style-name="ce1">
            <text:p>0,541077403</text:p>
          </table:table-cell>
          <table:table-cell office:value-type="float" office:value="-5.3348120577392235" table:formula="of:=20*LOG10([.CI55])" table:style-name="ce1">
            <text:p>-5,334812058</text:p>
          </table:table-cell>
          <table:table-cell table:number-columns-repeated="2" table:style-name="ce1"/>
          <table:table-cell office:value-type="float" office:value="91.980344653474944" table:style-name="ce1">
            <text:p>91,98034465</text:p>
          </table:table-cell>
          <table:table-cell office:value-type="float" office:value="103.1564822489335" table:style-name="ce1">
            <text:p>103,1564822</text:p>
          </table:table-cell>
          <table:table-cell office:value-type="float" office:value="284000000000" table:style-name="ce1">
            <text:p>2,84E+11</text:p>
          </table:table-cell>
          <table:table-cell office:value-type="float" office:value="138.20869593678455" table:formula="of:=SQRT([.CN55]^2+[.CM55]^2)" table:style-name="ce1">
            <text:p>138,2086959</text:p>
          </table:table-cell>
          <table:table-cell office:value-type="float" office:value="0.46867492225976659" table:style-name="ce1">
            <text:p>0,468674922</text:p>
          </table:table-cell>
          <table:table-cell office:value-type="float" office:value="-6.5825656795670593" table:formula="of:=20*LOG([.CQ55])" table:style-name="ce1">
            <text:p>-6,58256568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36.534310088510402" table:style-name="ce1">
            <text:p>36,53431009</text:p>
          </table:table-cell>
          <table:table-cell office:value-type="float" office:value="24.569533225379001" table:style-name="ce1">
            <text:p>24,56953323</text:p>
          </table:table-cell>
          <table:table-cell office:value-type="float" office:value="267830000000" table:style-name="ce1">
            <text:p>2,6783E+11</text:p>
          </table:table-cell>
          <table:table-cell office:value-type="float" office:value="1.119338602845088E-3" table:style-name="ce1">
            <text:p>0,001119339</text:p>
          </table:table-cell>
          <table:table-cell office:value-type="float" office:value="6.3519034202116381E-2" table:style-name="ce1">
            <text:p>0,063519034</text:p>
          </table:table-cell>
          <table:table-cell office:value-type="float" office:value="-23.941922278332125" table:formula="of:=20*LOG10([.H56])" table:style-name="ce1">
            <text:p>-23,94192228</text:p>
          </table:table-cell>
          <table:table-cell table:number-columns-repeated="3" table:style-name="ce1"/>
          <table:table-cell office:value-type="float" office:value="60.355054470245172" table:style-name="ce1">
            <text:p>60,35505447</text:p>
          </table:table-cell>
          <table:table-cell office:value-type="float" office:value="13.849773701651779" table:style-name="ce1">
            <text:p>13,8497737</text:p>
          </table:table-cell>
          <table:table-cell office:value-type="float" office:value="267830000000" table:style-name="ce1">
            <text:p>2,6783E+11</text:p>
          </table:table-cell>
          <table:table-cell office:value-type="float" office:value="1.119338602845088E-3" table:style-name="ce1">
            <text:p>0,001119339</text:p>
          </table:table-cell>
          <table:table-cell office:value-type="float" office:value="0.10653445491873829" table:style-name="ce1">
            <text:p>0,106534455</text:p>
          </table:table-cell>
          <table:table-cell office:value-type="float" office:value="-19.450198236787912" table:formula="of:=20*LOG10([.Q56])" table:style-name="ce1">
            <text:p>-19,45019824</text:p>
          </table:table-cell>
          <table:table-cell table:number-columns-repeated="2" table:style-name="ce1"/>
          <table:table-cell office:value-type="float" office:value="79.800045412454551" table:style-name="ce1">
            <text:p>79,80004541</text:p>
          </table:table-cell>
          <table:table-cell office:value-type="float" office:value="4.2167881960097553" table:style-name="ce1">
            <text:p>4,216788196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23024449054420479" table:style-name="ce1">
            <text:p>0,230244491</text:p>
          </table:table-cell>
          <table:table-cell office:value-type="float" office:value="-12.75621506235103" table:formula="of:=20*LOG10([.Y56])" table:style-name="ce1">
            <text:p>-12,75621506</text:p>
          </table:table-cell>
          <table:table-cell table:style-name="ce9"/>
          <table:table-cell table:style-name="ce1"/>
          <table:table-cell office:value-type="float" office:value="117.2790521250345" table:style-name="ce1">
            <text:p>117,2790521</text:p>
          </table:table-cell>
          <table:table-cell office:value-type="float" office:value="25.809816531816359" table:style-name="ce1">
            <text:p>25,80981653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41206033851290791" table:style-name="ce1">
            <text:p>0,412060339</text:p>
          </table:table-cell>
          <table:table-cell office:value-type="float" office:value="-7.7007837004773005" table:formula="of:=20*LOG10([.AG56])" table:style-name="ce1">
            <text:p>-7,7007837</text:p>
          </table:table-cell>
          <table:table-cell table:number-columns-repeated="3" table:style-name="ce1"/>
          <table:table-cell office:value-type="float" office:value="152.91174648680601" table:style-name="ce1">
            <text:p>152,9117465</text:p>
          </table:table-cell>
          <table:table-cell office:value-type="float" office:value="60.106243677910783" table:style-name="ce1">
            <text:p>60,10624368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53336624970475077" table:style-name="ce1">
            <text:p>0,53336625</text:p>
          </table:table-cell>
          <table:table-cell office:value-type="float" office:value="-5.4594893803742819" table:formula="of:=20*LOG10([.AP56])" table:style-name="ce1">
            <text:p>-5,45948938</text:p>
          </table:table-cell>
          <table:table-cell table:number-columns-repeated="3" table:style-name="ce1"/>
          <table:table-cell office:value-type="float" office:value="169.99606642907881" table:style-name="ce1">
            <text:p>169,9960664</text:p>
          </table:table-cell>
          <table:table-cell office:value-type="float" office:value="98.344704656035304" table:style-name="ce1">
            <text:p>98,34470466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59414487227432866" table:style-name="ce1">
            <text:p>0,594144872</text:p>
          </table:table-cell>
          <table:table-cell office:value-type="float" office:value="-4.5221529334386892" table:formula="of:=20*LOG10([.AY56])" table:style-name="ce1">
            <text:p>-4,522152933</text:p>
          </table:table-cell>
          <table:table-cell table:number-columns-repeated="3" table:style-name="ce1"/>
          <table:table-cell office:value-type="float" office:value="171.9183976815381" table:style-name="ce1">
            <text:p>171,9183977</text:p>
          </table:table-cell>
          <table:table-cell office:value-type="float" office:value="129.38369071011721" table:style-name="ce1">
            <text:p>129,3836907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62287664504558582" table:style-name="ce1">
            <text:p>0,622876645</text:p>
          </table:table-cell>
          <table:table-cell office:value-type="float" office:value="-4.1119590565573452" table:formula="of:=20*LOG10([.BH56])" table:style-name="ce1">
            <text:p>-4,111959057</text:p>
          </table:table-cell>
          <table:table-cell table:number-columns-repeated="3" table:style-name="ce1"/>
          <table:table-cell office:value-type="float" office:value="149.27098686650771" table:style-name="ce1">
            <text:p>149,2709869</text:p>
          </table:table-cell>
          <table:table-cell office:value-type="float" office:value="142.6517512603167" table:style-name="ce1">
            <text:p>142,6517513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61009632975947381" table:style-name="ce1">
            <text:p>0,61009633</text:p>
          </table:table-cell>
          <table:table-cell office:value-type="float" office:value="-4.2920317528977767" table:formula="of:=20*LOG10([.BQ56])" table:style-name="ce1">
            <text:p>-4,292031753</text:p>
          </table:table-cell>
          <table:table-cell table:number-columns-repeated="3" table:style-name="ce1"/>
          <table:table-cell office:value-type="float" office:value="126.83532338749249" table:style-name="ce1">
            <text:p>126,8353234</text:p>
          </table:table-cell>
          <table:table-cell office:value-type="float" office:value="139.18800686490749" table:style-name="ce1">
            <text:p>139,1880069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58037777117585165" table:style-name="ce1">
            <text:p>0,580377771</text:p>
          </table:table-cell>
          <table:table-cell office:value-type="float" office:value="-4.7257845932090792" table:formula="of:=20*LOG10([.BZ56])" table:style-name="ce1">
            <text:p>-4,725784593</text:p>
          </table:table-cell>
          <table:table-cell table:number-columns-repeated="3" table:style-name="ce1"/>
          <table:table-cell office:value-type="float" office:value="104.78682248596169" table:style-name="ce1">
            <text:p>104,7868225</text:p>
          </table:table-cell>
          <table:table-cell office:value-type="float" office:value="121.9349002317049" table:style-name="ce1">
            <text:p>121,9349002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5255590137367413" table:style-name="ce1">
            <text:p>0,525559014</text:p>
          </table:table-cell>
          <table:table-cell office:value-type="float" office:value="-5.5875702206408917" table:formula="of:=20*LOG10([.CI56])" table:style-name="ce1">
            <text:p>-5,587570221</text:p>
          </table:table-cell>
          <table:table-cell table:number-columns-repeated="2" table:style-name="ce1"/>
          <table:table-cell office:value-type="float" office:value="89.447013794234493" table:style-name="ce1">
            <text:p>89,44701379</text:p>
          </table:table-cell>
          <table:table-cell office:value-type="float" office:value="97.283471421662469" table:style-name="ce1">
            <text:p>97,28347142</text:p>
          </table:table-cell>
          <table:table-cell office:value-type="float" office:value="284330000000" table:style-name="ce1">
            <text:p>2,8433E+11</text:p>
          </table:table-cell>
          <table:table-cell office:value-type="float" office:value="132.15461432941112" table:formula="of:=SQRT([.CN56]^2+[.CM56]^2)" table:style-name="ce1">
            <text:p>132,1546143</text:p>
          </table:table-cell>
          <table:table-cell office:value-type="float" office:value="0.45101582867860529" table:style-name="ce1">
            <text:p>0,451015829</text:p>
          </table:table-cell>
          <table:table-cell office:value-type="float" office:value="-6.9161643204388534" table:formula="of:=20*LOG([.CQ56])" table:style-name="ce1">
            <text:p>-6,91616432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34.983389547216191" table:style-name="ce1">
            <text:p>34,98338955</text:p>
          </table:table-cell>
          <table:table-cell office:value-type="float" office:value="24.027689254631589" table:style-name="ce1">
            <text:p>24,02768925</text:p>
          </table:table-cell>
          <table:table-cell office:value-type="float" office:value="268160000000" table:style-name="ce1">
            <text:p>2,6816E+11</text:p>
          </table:table-cell>
          <table:table-cell office:value-type="float" office:value="1.1179611351431981E-3" table:style-name="ce1">
            <text:p>0,001117961</text:p>
          </table:table-cell>
          <table:table-cell office:value-type="float" office:value="8.1780876068858532E-2" table:style-name="ce1">
            <text:p>0,081780876</text:p>
          </table:table-cell>
          <table:table-cell office:value-type="float" office:value="-21.74696482847466" table:formula="of:=20*LOG10([.H57])" table:style-name="ce1">
            <text:p>-21,74696483</text:p>
          </table:table-cell>
          <table:table-cell table:number-columns-repeated="3" table:style-name="ce1"/>
          <table:table-cell office:value-type="float" office:value="59.337593547013057" table:style-name="ce1">
            <text:p>59,33759355</text:p>
          </table:table-cell>
          <table:table-cell office:value-type="float" office:value="14.184592154030611" table:style-name="ce1">
            <text:p>14,18459215</text:p>
          </table:table-cell>
          <table:table-cell office:value-type="float" office:value="268160000000" table:style-name="ce1">
            <text:p>2,6816E+11</text:p>
          </table:table-cell>
          <table:table-cell office:value-type="float" office:value="1.1179611351431981E-3" table:style-name="ce1">
            <text:p>0,001117961</text:p>
          </table:table-cell>
          <table:table-cell office:value-type="float" office:value="9.9175769157715241E-2" table:style-name="ce1">
            <text:p>0,099175769</text:p>
          </table:table-cell>
          <table:table-cell office:value-type="float" office:value="-20.071888453394642" table:formula="of:=20*LOG10([.Q57])" table:style-name="ce1">
            <text:p>-20,07188845</text:p>
          </table:table-cell>
          <table:table-cell table:number-columns-repeated="2" table:style-name="ce1"/>
          <table:table-cell office:value-type="float" office:value="79.537803896913189" table:style-name="ce1">
            <text:p>79,5378039</text:p>
          </table:table-cell>
          <table:table-cell office:value-type="float" office:value="4.4504715648223776" table:style-name="ce1">
            <text:p>4,450471565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22876531273723541" table:style-name="ce1">
            <text:p>0,228765313</text:p>
          </table:table-cell>
          <table:table-cell office:value-type="float" office:value="-12.812196523179347" table:formula="of:=20*LOG10([.Y57])" table:style-name="ce1">
            <text:p>-12,81219652</text:p>
          </table:table-cell>
          <table:table-cell table:style-name="ce9"/>
          <table:table-cell table:style-name="ce1"/>
          <table:table-cell office:value-type="float" office:value="115.4427872489866" table:style-name="ce1">
            <text:p>115,4427872</text:p>
          </table:table-cell>
          <table:table-cell office:value-type="float" office:value="26.902030449992179" table:style-name="ce1">
            <text:p>26,90203045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40665455813450402" table:style-name="ce1">
            <text:p>0,406654558</text:p>
          </table:table-cell>
          <table:table-cell office:value-type="float" office:value="-7.8154871077995489" table:formula="of:=20*LOG10([.AG57])" table:style-name="ce1">
            <text:p>-7,815487108</text:p>
          </table:table-cell>
          <table:table-cell table:number-columns-repeated="3" table:style-name="ce1"/>
          <table:table-cell office:value-type="float" office:value="148.4357651866485" table:style-name="ce1">
            <text:p>148,4357652</text:p>
          </table:table-cell>
          <table:table-cell office:value-type="float" office:value="61.390578078874277" table:style-name="ce1">
            <text:p>61,39057808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52523370000353908" table:style-name="ce1">
            <text:p>0,5252337</text:p>
          </table:table-cell>
          <table:table-cell office:value-type="float" office:value="-5.5929483304006329" table:formula="of:=20*LOG10([.AP57])" table:style-name="ce1">
            <text:p>-5,59294833</text:p>
          </table:table-cell>
          <table:table-cell table:number-columns-repeated="3" table:style-name="ce1"/>
          <table:table-cell office:value-type="float" office:value="163.14236077196219" table:style-name="ce1">
            <text:p>163,1423608</text:p>
          </table:table-cell>
          <table:table-cell office:value-type="float" office:value="98.219940134827254" table:style-name="ce1">
            <text:p>98,21994013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58407399113768932" table:style-name="ce1">
            <text:p>0,584073991</text:p>
          </table:table-cell>
          <table:table-cell office:value-type="float" office:value="-4.6706426499663731" table:formula="of:=20*LOG10([.AY57])" table:style-name="ce1">
            <text:p>-4,67064265</text:p>
          </table:table-cell>
          <table:table-cell table:number-columns-repeated="3" table:style-name="ce1"/>
          <table:table-cell office:value-type="float" office:value="163.90624394756281" table:style-name="ce1">
            <text:p>163,9062439</text:p>
          </table:table-cell>
          <table:table-cell office:value-type="float" office:value="127.186992593266" table:style-name="ce1">
            <text:p>127,1869926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61159791708560107" table:style-name="ce1">
            <text:p>0,611597917</text:p>
          </table:table-cell>
          <table:table-cell office:value-type="float" office:value="-4.2706800466126014" table:formula="of:=20*LOG10([.BH57])" table:style-name="ce1">
            <text:p>-4,270680047</text:p>
          </table:table-cell>
          <table:table-cell table:number-columns-repeated="3" table:style-name="ce1"/>
          <table:table-cell office:value-type="float" office:value="142.37600350242681" table:style-name="ce1">
            <text:p>142,3760035</text:p>
          </table:table-cell>
          <table:table-cell office:value-type="float" office:value="138.12513840013119" table:style-name="ce1">
            <text:p>138,1251384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59737007631300687" table:style-name="ce1">
            <text:p>0,597370076</text:p>
          </table:table-cell>
          <table:table-cell office:value-type="float" office:value="-4.4751307205978517" table:formula="of:=20*LOG10([.BQ57])" table:style-name="ce1">
            <text:p>-4,475130721</text:p>
          </table:table-cell>
          <table:table-cell table:number-columns-repeated="3" table:style-name="ce1"/>
          <table:table-cell office:value-type="float" office:value="121.54611521446991" table:style-name="ce1">
            <text:p>121,5461152</text:p>
          </table:table-cell>
          <table:table-cell office:value-type="float" office:value="133.577773088985" table:style-name="ce1">
            <text:p>133,5777731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56634927829230108" table:style-name="ce1">
            <text:p>0,566349278</text:p>
          </table:table-cell>
          <table:table-cell office:value-type="float" office:value="-4.9383129716251908" table:formula="of:=20*LOG10([.BZ57])" table:style-name="ce1">
            <text:p>-4,938312972</text:p>
          </table:table-cell>
          <table:table-cell table:number-columns-repeated="3" table:style-name="ce1"/>
          <table:table-cell office:value-type="float" office:value="101.22096960559649" table:style-name="ce1">
            <text:p>101,2209696</text:p>
          </table:table-cell>
          <table:table-cell office:value-type="float" office:value="115.997327469966" table:style-name="ce1">
            <text:p>115,9973275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50968735460598447" table:style-name="ce1">
            <text:p>0,509687355</text:p>
          </table:table-cell>
          <table:table-cell office:value-type="float" office:value="-5.8539228233393654" table:formula="of:=20*LOG10([.CI57])" table:style-name="ce1">
            <text:p>-5,853922823</text:p>
          </table:table-cell>
          <table:table-cell table:number-columns-repeated="2" table:style-name="ce1"/>
          <table:table-cell office:value-type="float" office:value="87.129904401041543" table:style-name="ce1">
            <text:p>87,1299044</text:p>
          </table:table-cell>
          <table:table-cell office:value-type="float" office:value="91.521158204353924" table:style-name="ce1">
            <text:p>91,5211582</text:p>
          </table:table-cell>
          <table:table-cell office:value-type="float" office:value="284660000000" table:style-name="ce1">
            <text:p>2,8466E+11</text:p>
          </table:table-cell>
          <table:table-cell office:value-type="float" office:value="126.36353366379487" table:formula="of:=SQRT([.CN57]^2+[.CM57]^2)" table:style-name="ce1">
            <text:p>126,3635337</text:p>
          </table:table-cell>
          <table:table-cell office:value-type="float" office:value="0.43298936054075732" table:style-name="ce1">
            <text:p>0,432989361</text:p>
          </table:table-cell>
          <table:table-cell office:value-type="float" office:value="-7.2704555008869045" table:formula="of:=20*LOG([.CQ57])" table:style-name="ce1">
            <text:p>-7,270455501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33.536291273241943" table:style-name="ce1">
            <text:p>33,53629127</text:p>
          </table:table-cell>
          <table:table-cell office:value-type="float" office:value="23.418412511384481" table:style-name="ce1">
            <text:p>23,41841251</text:p>
          </table:table-cell>
          <table:table-cell office:value-type="float" office:value="268490000000" table:style-name="ce1">
            <text:p>2,6849E+11</text:p>
          </table:table-cell>
          <table:table-cell office:value-type="float" office:value="1.116587053521546E-3" table:style-name="ce1">
            <text:p>0,001116587</text:p>
          </table:table-cell>
          <table:table-cell office:value-type="float" office:value="0.1000663872157533" table:style-name="ce1">
            <text:p>0,100066387</text:p>
          </table:table-cell>
          <table:table-cell office:value-type="float" office:value="-19.994235592908932" table:formula="of:=20*LOG10([.H58])" table:style-name="ce1">
            <text:p>-19,99423559</text:p>
          </table:table-cell>
          <table:table-cell table:number-columns-repeated="3" table:style-name="ce1"/>
          <table:table-cell office:value-type="float" office:value="58.318905390008531" table:style-name="ce1">
            <text:p>58,31890539</text:p>
          </table:table-cell>
          <table:table-cell office:value-type="float" office:value="14.440436221261759" table:style-name="ce1">
            <text:p>14,44043622</text:p>
          </table:table-cell>
          <table:table-cell office:value-type="float" office:value="268490000000" table:style-name="ce1">
            <text:p>2,6849E+11</text:p>
          </table:table-cell>
          <table:table-cell office:value-type="float" office:value="1.116587053521546E-3" table:style-name="ce1">
            <text:p>0,001116587</text:p>
          </table:table-cell>
          <table:table-cell office:value-type="float" office:value="9.1570764942133523E-2" table:style-name="ce1">
            <text:p>0,091570765</text:p>
          </table:table-cell>
          <table:table-cell office:value-type="float" office:value="-20.764863157836917" table:formula="of:=20*LOG10([.Q58])" table:style-name="ce1">
            <text:p>-20,76486316</text:p>
          </table:table-cell>
          <table:table-cell table:number-columns-repeated="2" table:style-name="ce1"/>
          <table:table-cell office:value-type="float" office:value="79.263516850417091" table:style-name="ce1">
            <text:p>79,26351685</text:p>
          </table:table-cell>
          <table:table-cell office:value-type="float" office:value="4.6666863137967773" table:style-name="ce1">
            <text:p>4,666686314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22720710112463241" table:style-name="ce1">
            <text:p>0,227207101</text:p>
          </table:table-cell>
          <table:table-cell office:value-type="float" office:value="-12.871561986416733" table:formula="of:=20*LOG10([.Y58])" table:style-name="ce1">
            <text:p>-12,87156199</text:p>
          </table:table-cell>
          <table:table-cell table:style-name="ce9"/>
          <table:table-cell table:style-name="ce1"/>
          <table:table-cell office:value-type="float" office:value="113.5703235973734" table:style-name="ce1">
            <text:p>113,5703236</text:p>
          </table:table-cell>
          <table:table-cell office:value-type="float" office:value="27.847483549776459" table:style-name="ce1">
            <text:p>27,84748355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40096301285805608" table:style-name="ce1">
            <text:p>0,400963013</text:p>
          </table:table-cell>
          <table:table-cell office:value-type="float" office:value="-7.9379137472228436" table:formula="of:=20*LOG10([.AG58])" table:style-name="ce1">
            <text:p>-7,937913747</text:p>
          </table:table-cell>
          <table:table-cell table:number-columns-repeated="3" table:style-name="ce1"/>
          <table:table-cell office:value-type="float" office:value="144.02320618306189" table:style-name="ce1">
            <text:p>144,0232062</text:p>
          </table:table-cell>
          <table:table-cell office:value-type="float" office:value="62.317039206150902" table:style-name="ce1">
            <text:p>62,31703921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51673789067583142" table:style-name="ce1">
            <text:p>0,516737891</text:p>
          </table:table-cell>
          <table:table-cell office:value-type="float" office:value="-5.7345938382528949" table:formula="of:=20*LOG10([.AP58])" table:style-name="ce1">
            <text:p>-5,734593838</text:p>
          </table:table-cell>
          <table:table-cell table:number-columns-repeated="3" table:style-name="ce1"/>
          <table:table-cell office:value-type="float" office:value="156.60282425860419" table:style-name="ce1">
            <text:p>156,6028243</text:p>
          </table:table-cell>
          <table:table-cell office:value-type="float" office:value="97.653320101339233" table:style-name="ce1">
            <text:p>97,6533201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57366109410630395" table:style-name="ce1">
            <text:p>0,573661094</text:p>
          </table:table-cell>
          <table:table-cell office:value-type="float" office:value="-4.8268920624139264" table:formula="of:=20*LOG10([.AY58])" table:style-name="ce1">
            <text:p>-4,826892062</text:p>
          </table:table-cell>
          <table:table-cell table:number-columns-repeated="3" table:style-name="ce1"/>
          <table:table-cell office:value-type="float" office:value="156.42282543597111" table:style-name="ce1">
            <text:p>156,4228254</text:p>
          </table:table-cell>
          <table:table-cell office:value-type="float" office:value="124.6360956480591" table:style-name="ce1">
            <text:p>124,6360956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60000902629205943" table:style-name="ce1">
            <text:p>0,600009026</text:p>
          </table:table-cell>
          <table:table-cell office:value-type="float" office:value="-4.4368443243488827" table:formula="of:=20*LOG10([.BH58])" table:style-name="ce1">
            <text:p>-4,436844324</text:p>
          </table:table-cell>
          <table:table-cell table:number-columns-repeated="3" table:style-name="ce1"/>
          <table:table-cell office:value-type="float" office:value="136.0234382800233" table:style-name="ce1">
            <text:p>136,0234383</text:p>
          </table:table-cell>
          <table:table-cell office:value-type="float" office:value="133.50436268709049" table:style-name="ce1">
            <text:p>133,5043627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58436075826885814" table:style-name="ce1">
            <text:p>0,584360758</text:p>
          </table:table-cell>
          <table:table-cell office:value-type="float" office:value="-4.6663791209940726" table:formula="of:=20*LOG10([.BQ58])" table:style-name="ce1">
            <text:p>-4,666379121</text:p>
          </table:table-cell>
          <table:table-cell table:number-columns-repeated="3" table:style-name="ce1"/>
          <table:table-cell office:value-type="float" office:value="116.6918569361699" table:style-name="ce1">
            <text:p>116,6918569</text:p>
          </table:table-cell>
          <table:table-cell office:value-type="float" office:value="128.0208688830613" table:style-name="ce1">
            <text:p>128,0208689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5520182111063604" table:style-name="ce1">
            <text:p>0,552018211</text:p>
          </table:table-cell>
          <table:table-cell office:value-type="float" office:value="-5.160931892787711" table:formula="of:=20*LOG10([.BZ58])" table:style-name="ce1">
            <text:p>-5,160931893</text:p>
          </table:table-cell>
          <table:table-cell table:number-columns-repeated="3" table:style-name="ce1"/>
          <table:table-cell office:value-type="float" office:value="97.951446958755525" table:style-name="ce1">
            <text:p>97,95144696</text:p>
          </table:table-cell>
          <table:table-cell office:value-type="float" office:value="110.1712006438992" table:style-name="ce1">
            <text:p>110,1712006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49346155671071462" table:style-name="ce1">
            <text:p>0,493461557</text:p>
          </table:table-cell>
          <table:table-cell office:value-type="float" office:value="-6.1349335106965501" table:formula="of:=20*LOG10([.CI58])" table:style-name="ce1">
            <text:p>-6,134933511</text:p>
          </table:table-cell>
          <table:table-cell table:number-columns-repeated="2" table:style-name="ce1"/>
          <table:table-cell office:value-type="float" office:value="85.012517307780897" table:style-name="ce1">
            <text:p>85,01251731</text:p>
          </table:table-cell>
          <table:table-cell office:value-type="float" office:value="85.863595134062791" table:style-name="ce1">
            <text:p>85,86359513</text:p>
          </table:table-cell>
          <table:table-cell office:value-type="float" office:value="284990000000" table:style-name="ce1">
            <text:p>2,8499E+11</text:p>
          </table:table-cell>
          <table:table-cell office:value-type="float" office:value="120.82915653248598" table:formula="of:=SQRT([.CN58]^2+[.CM58]^2)" table:style-name="ce1">
            <text:p>120,8291565</text:p>
          </table:table-cell>
          <table:table-cell office:value-type="float" office:value="0.41461983405049863" table:style-name="ce1">
            <text:p>0,414619834</text:p>
          </table:table-cell>
          <table:table-cell office:value-type="float" office:value="-7.6469985304845647" table:formula="of:=20*LOG([.CQ58])" table:style-name="ce1">
            <text:p>-7,64699853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32.188829915898673" table:style-name="ce1">
            <text:p>32,18882992</text:p>
          </table:table-cell>
          <table:table-cell office:value-type="float" office:value="22.753880184574189" table:style-name="ce1">
            <text:p>22,75388018</text:p>
          </table:table-cell>
          <table:table-cell office:value-type="float" office:value="268820000000" table:style-name="ce1">
            <text:p>2,6882E+11</text:p>
          </table:table-cell>
          <table:table-cell office:value-type="float" office:value="1.1152163455100069E-3" table:style-name="ce1">
            <text:p>0,001115216</text:p>
          </table:table-cell>
          <table:table-cell office:value-type="float" office:value="0.1183301954356115" table:style-name="ce1">
            <text:p>0,118330195</text:p>
          </table:table-cell>
          <table:table-cell office:value-type="float" office:value="-18.538088363950685" table:formula="of:=20*LOG10([.H59])" table:style-name="ce1">
            <text:p>-18,53808836</text:p>
          </table:table-cell>
          <table:table-cell table:number-columns-repeated="3" table:style-name="ce1"/>
          <table:table-cell office:value-type="float" office:value="57.305096386859248" table:style-name="ce1">
            <text:p>57,30509639</text:p>
          </table:table-cell>
          <table:table-cell office:value-type="float" office:value="14.62033176285229" table:style-name="ce1">
            <text:p>14,62033176</text:p>
          </table:table-cell>
          <table:table-cell office:value-type="float" office:value="268820000000" table:style-name="ce1">
            <text:p>2,6882E+11</text:p>
          </table:table-cell>
          <table:table-cell office:value-type="float" office:value="1.1152163455100069E-3" table:style-name="ce1">
            <text:p>0,001115216</text:p>
          </table:table-cell>
          <table:table-cell office:value-type="float" office:value="8.3751934383442653E-2" table:style-name="ce1">
            <text:p>0,083751934</text:p>
          </table:table-cell>
          <table:table-cell office:value-type="float" office:value="-21.540103069140951" table:formula="of:=20*LOG10([.Q59])" table:style-name="ce1">
            <text:p>-21,54010307</text:p>
          </table:table-cell>
          <table:table-cell table:number-columns-repeated="2" table:style-name="ce1"/>
          <table:table-cell office:value-type="float" office:value="78.978433974270871" table:style-name="ce1">
            <text:p>78,97843397</text:p>
          </table:table-cell>
          <table:table-cell office:value-type="float" office:value="4.8649097153425682" table:style-name="ce1">
            <text:p>4,864909715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225575381389678" table:style-name="ce1">
            <text:p>0,225575381</text:p>
          </table:table-cell>
          <table:table-cell office:value-type="float" office:value="-12.934165993598816" table:formula="of:=20*LOG10([.Y59])" table:style-name="ce1">
            <text:p>-12,93416599</text:p>
          </table:table-cell>
          <table:table-cell table:style-name="ce9"/>
          <table:table-cell table:style-name="ce1"/>
          <table:table-cell office:value-type="float" office:value="111.67435578947391" table:style-name="ce1">
            <text:p>111,6743558</text:p>
          </table:table-cell>
          <table:table-cell office:value-type="float" office:value="28.648741174523689" table:style-name="ce1">
            <text:p>28,64874117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39500475453112088" table:style-name="ce1">
            <text:p>0,395004755</text:p>
          </table:table-cell>
          <table:table-cell office:value-type="float" office:value="-8.0679535378909097" table:formula="of:=20*LOG10([.AG59])" table:style-name="ce1">
            <text:p>-8,067953538</text:p>
          </table:table-cell>
          <table:table-cell table:number-columns-repeated="3" table:style-name="ce1"/>
          <table:table-cell office:value-type="float" office:value="139.70000383977131" table:style-name="ce1">
            <text:p>139,7000038</text:p>
          </table:table-cell>
          <table:table-cell office:value-type="float" office:value="62.912131506743137" table:style-name="ce1">
            <text:p>62,91213151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50790394920608095" table:style-name="ce1">
            <text:p>0,507903949</text:p>
          </table:table-cell>
          <table:table-cell office:value-type="float" office:value="-5.8843682060490003" table:formula="of:=20*LOG10([.AP59])" table:style-name="ce1">
            <text:p>-5,884368206</text:p>
          </table:table-cell>
          <table:table-cell table:number-columns-repeated="3" table:style-name="ce1"/>
          <table:table-cell office:value-type="float" office:value="150.38745723496879" table:style-name="ce1">
            <text:p>150,3874572</text:p>
          </table:table-cell>
          <table:table-cell office:value-type="float" office:value="96.702691005377943" table:style-name="ce1">
            <text:p>96,70269101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56292828997359934" table:style-name="ce1">
            <text:p>0,56292829</text:p>
          </table:table-cell>
          <table:table-cell office:value-type="float" office:value="-4.9909385062523031" table:formula="of:=20*LOG10([.AY59])" table:style-name="ce1">
            <text:p>-4,990938506</text:p>
          </table:table-cell>
          <table:table-cell table:number-columns-repeated="3" table:style-name="ce1"/>
          <table:table-cell office:value-type="float" office:value="149.44652869048329" table:style-name="ce1">
            <text:p>149,4465287</text:p>
          </table:table-cell>
          <table:table-cell office:value-type="float" office:value="121.7967057482431" table:style-name="ce1">
            <text:p>121,7967057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5881245823785175" table:style-name="ce1">
            <text:p>0,588124582</text:p>
          </table:table-cell>
          <table:table-cell office:value-type="float" office:value="-4.6106133523359851" table:formula="of:=20*LOG10([.BH59])" table:style-name="ce1">
            <text:p>-4,610613352</text:p>
          </table:table-cell>
          <table:table-cell table:number-columns-repeated="3" table:style-name="ce1"/>
          <table:table-cell office:value-type="float" office:value="130.17095612597279" table:style-name="ce1">
            <text:p>130,1709561</text:p>
          </table:table-cell>
          <table:table-cell office:value-type="float" office:value="128.82411412411881" table:style-name="ce1">
            <text:p>128,8241141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57107252494650329" table:style-name="ce1">
            <text:p>0,571072525</text:p>
          </table:table-cell>
          <table:table-cell office:value-type="float" office:value="-4.8661746762758344" table:formula="of:=20*LOG10([.BQ59])" table:style-name="ce1">
            <text:p>-4,866174676</text:p>
          </table:table-cell>
          <table:table-cell table:number-columns-repeated="3" table:style-name="ce1"/>
          <table:table-cell office:value-type="float" office:value="112.2346687230142" table:style-name="ce1">
            <text:p>112,2346687</text:p>
          </table:table-cell>
          <table:table-cell office:value-type="float" office:value="122.5278329237058" table:style-name="ce1">
            <text:p>122,5278329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53738322921138282" table:style-name="ce1">
            <text:p>0,537383229</text:p>
          </table:table-cell>
          <table:table-cell office:value-type="float" office:value="-5.3943178252175752" table:formula="of:=20*LOG10([.BZ59])" table:style-name="ce1">
            <text:p>-5,394317825</text:p>
          </table:table-cell>
          <table:table-cell table:number-columns-repeated="3" table:style-name="ce1"/>
          <table:table-cell office:value-type="float" office:value="94.953361281338886" table:style-name="ce1">
            <text:p>94,95336128</text:p>
          </table:table-cell>
          <table:table-cell office:value-type="float" office:value="104.4538697927255" table:style-name="ce1">
            <text:p>104,4538698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47688388317336561" table:style-name="ce1">
            <text:p>0,476883883</text:p>
          </table:table-cell>
          <table:table-cell office:value-type="float" office:value="-6.4317470957616969" table:formula="of:=20*LOG10([.CI59])" table:style-name="ce1">
            <text:p>-6,431747096</text:p>
          </table:table-cell>
          <table:table-cell table:number-columns-repeated="2" table:style-name="ce1"/>
          <table:table-cell office:value-type="float" office:value="83.08014739490595" table:style-name="ce1">
            <text:p>83,08014739</text:p>
          </table:table-cell>
          <table:table-cell office:value-type="float" office:value="80.304778245590072" table:style-name="ce1">
            <text:p>80,30477825</text:p>
          </table:table-cell>
          <table:table-cell office:value-type="float" office:value="285320000000" table:style-name="ce1">
            <text:p>2,8532E+11</text:p>
          </table:table-cell>
          <table:table-cell office:value-type="float" office:value="115.54725570186724" table:formula="of:=SQRT([.CN59]^2+[.CM59]^2)" table:style-name="ce1">
            <text:p>115,5472557</text:p>
          </table:table-cell>
          <table:table-cell office:value-type="float" office:value="0.39594287095831288" table:style-name="ce1">
            <text:p>0,395942871</text:p>
          </table:table-cell>
          <table:table-cell office:value-type="float" office:value="-8.0473494439848796" table:formula="of:=20*LOG([.CQ59])" table:style-name="ce1">
            <text:p>-8,047349444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30.936286266040661" table:style-name="ce1">
            <text:p>30,93628627</text:p>
          </table:table-cell>
          <table:table-cell office:value-type="float" office:value="22.044519259452159" table:style-name="ce1">
            <text:p>22,04451926</text:p>
          </table:table-cell>
          <table:table-cell office:value-type="float" office:value="269150000000" table:style-name="ce1">
            <text:p>2,6915E+11</text:p>
          </table:table-cell>
          <table:table-cell office:value-type="float" office:value="1.11384899869961E-3" table:style-name="ce1">
            <text:p>0,001113849</text:p>
          </table:table-cell>
          <table:table-cell office:value-type="float" office:value="0.13653111340679819" table:style-name="ce1">
            <text:p>0,136531113</text:p>
          </table:table-cell>
          <table:table-cell office:value-type="float" office:value="-17.295367362042008" table:formula="of:=20*LOG10([.H60])" table:style-name="ce1">
            <text:p>-17,29536736</text:p>
          </table:table-cell>
          <table:table-cell table:number-columns-repeated="3" table:style-name="ce1"/>
          <table:table-cell office:value-type="float" office:value="56.301620034103173" table:style-name="ce1">
            <text:p>56,30162003</text:p>
          </table:table-cell>
          <table:table-cell office:value-type="float" office:value="14.72767541011917" table:style-name="ce1">
            <text:p>14,72767541</text:p>
          </table:table-cell>
          <table:table-cell office:value-type="float" office:value="269150000000" table:style-name="ce1">
            <text:p>2,6915E+11</text:p>
          </table:table-cell>
          <table:table-cell office:value-type="float" office:value="1.11384899869961E-3" table:style-name="ce1">
            <text:p>0,001113849</text:p>
          </table:table-cell>
          <table:table-cell office:value-type="float" office:value="7.5751592111273802E-2" table:style-name="ce1">
            <text:p>0,075751592</text:p>
          </table:table-cell>
          <table:table-cell office:value-type="float" office:value="-22.412164698658493" table:formula="of:=20*LOG10([.Q60])" table:style-name="ce1">
            <text:p>-22,4121647</text:p>
          </table:table-cell>
          <table:table-cell table:number-columns-repeated="2" table:style-name="ce1"/>
          <table:table-cell office:value-type="float" office:value="78.683814067837076" table:style-name="ce1">
            <text:p>78,68381407</text:p>
          </table:table-cell>
          <table:table-cell office:value-type="float" office:value="5.0447147162325647" table:style-name="ce1">
            <text:p>5,044714716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22387585142591851" table:style-name="ce1">
            <text:p>0,223875851</text:p>
          </table:table-cell>
          <table:table-cell office:value-type="float" office:value="-12.999854989346236" table:formula="of:=20*LOG10([.Y60])" table:style-name="ce1">
            <text:p>-12,99985499</text:p>
          </table:table-cell>
          <table:table-cell table:style-name="ce9"/>
          <table:table-cell table:style-name="ce1"/>
          <table:table-cell office:value-type="float" office:value="109.7666327380626" table:style-name="ce1">
            <text:p>109,7666327</text:p>
          </table:table-cell>
          <table:table-cell office:value-type="float" office:value="29.30942989171464" table:style-name="ce1">
            <text:p>29,30942989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38879903521727938" table:style-name="ce1">
            <text:p>0,388799035</text:p>
          </table:table-cell>
          <table:table-cell office:value-type="float" office:value="-8.2054964284302638" table:formula="of:=20*LOG10([.AG60])" table:style-name="ce1">
            <text:p>-8,205496428</text:p>
          </table:table-cell>
          <table:table-cell table:number-columns-repeated="3" table:style-name="ce1"/>
          <table:table-cell office:value-type="float" office:value="135.48712850740881" table:style-name="ce1">
            <text:p>135,4871285</text:p>
          </table:table-cell>
          <table:table-cell office:value-type="float" office:value="63.202816150332701" table:style-name="ce1">
            <text:p>63,20281615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49875617725722238" table:style-name="ce1">
            <text:p>0,498756177</text:p>
          </table:table-cell>
          <table:table-cell office:value-type="float" office:value="-6.0422342478738695" table:formula="of:=20*LOG10([.AP60])" table:style-name="ce1">
            <text:p>-6,042234248</text:p>
          </table:table-cell>
          <table:table-cell table:number-columns-repeated="3" table:style-name="ce1"/>
          <table:table-cell office:value-type="float" office:value="144.49956018805469" table:style-name="ce1">
            <text:p>144,4995602</text:p>
          </table:table-cell>
          <table:table-cell office:value-type="float" office:value="95.420761362024521" table:style-name="ce1">
            <text:p>95,42076136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55189600038103881" table:style-name="ce1">
            <text:p>0,551896</text:p>
          </table:table-cell>
          <table:table-cell office:value-type="float" office:value="-5.1628550655596914" table:formula="of:=20*LOG10([.AY60])" table:style-name="ce1">
            <text:p>-5,162855066</text:p>
          </table:table-cell>
          <table:table-cell table:number-columns-repeated="3" table:style-name="ce1"/>
          <table:table-cell office:value-type="float" office:value="142.9526130104469" table:style-name="ce1">
            <text:p>142,952613</text:p>
          </table:table-cell>
          <table:table-cell office:value-type="float" office:value="118.7250052065905" table:style-name="ce1">
            <text:p>118,7250052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57595745301336976" table:style-name="ce1">
            <text:p>0,575957453</text:p>
          </table:table-cell>
          <table:table-cell office:value-type="float" office:value="-4.7921919497300838" table:formula="of:=20*LOG10([.BH60])" table:style-name="ce1">
            <text:p>-4,79219195</text:p>
          </table:table-cell>
          <table:table-cell table:number-columns-repeated="3" table:style-name="ce1"/>
          <table:table-cell office:value-type="float" office:value="124.778882254227" table:style-name="ce1">
            <text:p>124,7788823</text:p>
          </table:table-cell>
          <table:table-cell office:value-type="float" office:value="124.11222800066381" table:style-name="ce1">
            <text:p>124,112228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55750885533347916" table:style-name="ce1">
            <text:p>0,557508855</text:p>
          </table:table-cell>
          <table:table-cell office:value-type="float" office:value="-5.0749645999665383" table:formula="of:=20*LOG10([.BQ60])" table:style-name="ce1">
            <text:p>-5,0749646</text:p>
          </table:table-cell>
          <table:table-cell table:number-columns-repeated="3" table:style-name="ce1"/>
          <table:table-cell office:value-type="float" office:value="108.1403558590074" table:style-name="ce1">
            <text:p>108,1403559</text:p>
          </table:table-cell>
          <table:table-cell office:value-type="float" office:value="117.1060694976795" table:style-name="ce1">
            <text:p>117,1060695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52244370823657804" table:style-name="ce1">
            <text:p>0,522443708</text:p>
          </table:table-cell>
          <table:table-cell office:value-type="float" office:value="-5.6392099328258354" table:formula="of:=20*LOG10([.BZ60])" table:style-name="ce1">
            <text:p>-5,639209933</text:p>
          </table:table-cell>
          <table:table-cell table:number-columns-repeated="3" table:style-name="ce1"/>
          <table:table-cell office:value-type="float" office:value="92.204482552473252" table:style-name="ce1">
            <text:p>92,20448255</text:p>
          </table:table-cell>
          <table:table-cell office:value-type="float" office:value="98.841935702611849" table:style-name="ce1">
            <text:p>98,8419357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45996074311228741" table:style-name="ce1">
            <text:p>0,459960743</text:p>
          </table:table-cell>
          <table:table-cell office:value-type="float" office:value="-6.7455846610312866" table:formula="of:=20*LOG10([.CI60])" table:style-name="ce1">
            <text:p>-6,745584661</text:p>
          </table:table-cell>
          <table:table-cell table:number-columns-repeated="2" table:style-name="ce1"/>
          <table:table-cell office:value-type="float" office:value="81.31968763382028" table:style-name="ce1">
            <text:p>81,31968763</text:p>
          </table:table-cell>
          <table:table-cell office:value-type="float" office:value="74.838707914832611" table:style-name="ce1">
            <text:p>74,83870791</text:p>
          </table:table-cell>
          <table:table-cell office:value-type="float" office:value="285650000000" table:style-name="ce1">
            <text:p>2,8565E+11</text:p>
          </table:table-cell>
          <table:table-cell office:value-type="float" office:value="110.51571743070635" table:formula="of:=SQRT([.CN60]^2+[.CM60]^2)" table:style-name="ce1">
            <text:p>110,5157174</text:p>
          </table:table-cell>
          <table:table-cell office:value-type="float" office:value="0.377008048802639" table:style-name="ce1">
            <text:p>0,377008049</text:p>
          </table:table-cell>
          <table:table-cell office:value-type="float" office:value="-8.4729875575150047" table:formula="of:=20*LOG([.CQ60])" table:style-name="ce1">
            <text:p>-8,472987558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29.773655271693588" table:style-name="ce1">
            <text:p>29,77365527</text:p>
          </table:table-cell>
          <table:table-cell office:value-type="float" office:value="21.299197373144722" table:style-name="ce1">
            <text:p>21,29919737</text:p>
          </table:table-cell>
          <table:table-cell office:value-type="float" office:value="269480000000" table:style-name="ce1">
            <text:p>2,6948E+11</text:p>
          </table:table-cell>
          <table:table-cell office:value-type="float" office:value="1.1124850007421701E-3" table:style-name="ce1">
            <text:p>0,001112485</text:p>
          </table:table-cell>
          <table:table-cell office:value-type="float" office:value="0.1546312635873936" table:style-name="ce1">
            <text:p>0,154631264</text:p>
          </table:table-cell>
          <table:table-cell office:value-type="float" office:value="-16.214053904236593" table:formula="of:=20*LOG10([.H61])" table:style-name="ce1">
            <text:p>-16,2140539</text:p>
          </table:table-cell>
          <table:table-cell table:number-columns-repeated="3" table:style-name="ce1"/>
          <table:table-cell office:value-type="float" office:value="55.313288053261608" table:style-name="ce1">
            <text:p>55,31328805</text:p>
          </table:table-cell>
          <table:table-cell office:value-type="float" office:value="14.76613127637029" table:style-name="ce1">
            <text:p>14,76613128</text:p>
          </table:table-cell>
          <table:table-cell office:value-type="float" office:value="269480000000" table:style-name="ce1">
            <text:p>2,6948E+11</text:p>
          </table:table-cell>
          <table:table-cell office:value-type="float" office:value="1.1124850007421701E-3" table:style-name="ce1">
            <text:p>0,001112485</text:p>
          </table:table-cell>
          <table:table-cell office:value-type="float" office:value="6.7601798559178403E-2" table:style-name="ce1">
            <text:p>0,067601799</text:p>
          </table:table-cell>
          <table:table-cell office:value-type="float" office:value="-23.400834988286885" table:formula="of:=20*LOG10([.Q61])" table:style-name="ce1">
            <text:p>-23,40083499</text:p>
          </table:table-cell>
          <table:table-cell table:number-columns-repeated="2" table:style-name="ce1"/>
          <table:table-cell office:value-type="float" office:value="78.380917324977645" table:style-name="ce1">
            <text:p>78,38091732</text:p>
          </table:table-cell>
          <table:table-cell office:value-type="float" office:value="5.2057676993342854" table:style-name="ce1">
            <text:p>5,205767699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2221143610008367" table:style-name="ce1">
            <text:p>0,222114361</text:p>
          </table:table-cell>
          <table:table-cell office:value-type="float" office:value="-13.068467216983031" table:formula="of:=20*LOG10([.Y61])" table:style-name="ce1">
            <text:p>-13,06846722</text:p>
          </table:table-cell>
          <table:table-cell table:style-name="ce9"/>
          <table:table-cell table:style-name="ce1"/>
          <table:table-cell office:value-type="float" office:value="107.8579025844986" table:style-name="ce1">
            <text:p>107,8579026</text:p>
          </table:table-cell>
          <table:table-cell office:value-type="float" office:value="29.834051447503359" table:style-name="ce1">
            <text:p>29,83405145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38236524805111621" table:style-name="ce1">
            <text:p>0,382365248</text:p>
          </table:table-cell>
          <table:table-cell office:value-type="float" office:value="-8.3504317246485034" table:formula="of:=20*LOG10([.AG61])" table:style-name="ce1">
            <text:p>-8,350431725</text:p>
          </table:table-cell>
          <table:table-cell table:number-columns-repeated="3" table:style-name="ce1"/>
          <table:table-cell office:value-type="float" office:value="131.4010584625471" table:style-name="ce1">
            <text:p>131,4010585</text:p>
          </table:table-cell>
          <table:table-cell office:value-type="float" office:value="63.21583772421193" table:style-name="ce1">
            <text:p>63,21583772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48931806123495319" table:style-name="ce1">
            <text:p>0,489318061</text:p>
          </table:table-cell>
          <table:table-cell office:value-type="float" office:value="-6.2081750737277988" table:formula="of:=20*LOG10([.AP61])" table:style-name="ce1">
            <text:p>-6,208175074</text:p>
          </table:table-cell>
          <table:table-cell table:number-columns-repeated="3" table:style-name="ce1"/>
          <table:table-cell office:value-type="float" office:value="138.93720508368889" table:style-name="ce1">
            <text:p>138,9372051</text:p>
          </table:table-cell>
          <table:table-cell office:value-type="float" office:value="93.854993960673426" table:style-name="ce1">
            <text:p>93,85499396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54058316155330177" table:style-name="ce1">
            <text:p>0,540583162</text:p>
          </table:table-cell>
          <table:table-cell office:value-type="float" office:value="-5.3427497224453271" table:formula="of:=20*LOG10([.AY61])" table:style-name="ce1">
            <text:p>-5,342749722</text:p>
          </table:table-cell>
          <table:table-cell table:number-columns-repeated="3" table:style-name="ce1"/>
          <table:table-cell office:value-type="float" office:value="136.91462222882379" table:style-name="ce1">
            <text:p>136,9146222</text:p>
          </table:table-cell>
          <table:table-cell office:value-type="float" office:value="115.4686930853957" table:style-name="ce1">
            <text:p>115,4686931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56351907987457983" table:style-name="ce1">
            <text:p>0,56351908</text:p>
          </table:table-cell>
          <table:table-cell office:value-type="float" office:value="-4.9818274967421061" table:formula="of:=20*LOG10([.BH61])" table:style-name="ce1">
            <text:p>-4,981827497</text:p>
          </table:table-cell>
          <table:table-cell table:number-columns-repeated="3" table:style-name="ce1"/>
          <table:table-cell office:value-type="float" office:value="119.8103542197034" table:style-name="ce1">
            <text:p>119,8103542</text:p>
          </table:table-cell>
          <table:table-cell office:value-type="float" office:value="119.39085840396061" table:style-name="ce1">
            <text:p>119,3908584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54367291928616002" table:style-name="ce1">
            <text:p>0,543672919</text:p>
          </table:table-cell>
          <table:table-cell office:value-type="float" office:value="-5.2932459791967439" table:formula="of:=20*LOG10([.BQ61])" table:style-name="ce1">
            <text:p>-5,293245979</text:p>
          </table:table-cell>
          <table:table-cell table:number-columns-repeated="3" table:style-name="ce1"/>
          <table:table-cell office:value-type="float" office:value="104.37809956079229" table:style-name="ce1">
            <text:p>104,3780996</text:p>
          </table:table-cell>
          <table:table-cell office:value-type="float" office:value="111.7604825497953" table:style-name="ce1">
            <text:p>111,7604825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50720024783234718" table:style-name="ce1">
            <text:p>0,507200248</text:p>
          </table:table-cell>
          <table:table-cell office:value-type="float" office:value="-5.8964108583547663" table:formula="of:=20*LOG10([.BZ61])" table:style-name="ce1">
            <text:p>-5,896410858</text:p>
          </table:table-cell>
          <table:table-cell table:number-columns-repeated="3" table:style-name="ce1"/>
          <table:table-cell office:value-type="float" office:value="89.684952953576214" table:style-name="ce1">
            <text:p>89,68495295</text:p>
          </table:table-cell>
          <table:table-cell office:value-type="float" office:value="93.331451001169825" table:style-name="ce1">
            <text:p>93,331451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44270390026062822" table:style-name="ce1">
            <text:p>0,4427039</text:p>
          </table:table-cell>
          <table:table-cell office:value-type="float" office:value="-7.0777330366278175" table:formula="of:=20*LOG10([.CI61])" table:style-name="ce1">
            <text:p>-7,077733037</text:p>
          </table:table-cell>
          <table:table-cell table:number-columns-repeated="2" table:style-name="ce1"/>
          <table:table-cell office:value-type="float" office:value="79.719457707074994" table:style-name="ce1">
            <text:p>79,71945771</text:p>
          </table:table-cell>
          <table:table-cell office:value-type="float" office:value="69.459433478447409" table:style-name="ce1">
            <text:p>69,45943348</text:p>
          </table:table-cell>
          <table:table-cell office:value-type="float" office:value="285980000000" table:style-name="ce1">
            <text:p>2,8598E+11</text:p>
          </table:table-cell>
          <table:table-cell office:value-type="float" office:value="105.73459621267288" table:formula="of:=SQRT([.CN61]^2+[.CM61]^2)" table:style-name="ce1">
            <text:p>105,7345962</text:p>
          </table:table-cell>
          <table:table-cell office:value-type="float" office:value="0.35788191941988978" table:style-name="ce1">
            <text:p>0,357881919</text:p>
          </table:table-cell>
          <table:table-cell office:value-type="float" office:value="-8.9252048416171466" table:formula="of:=20*LOG([.CQ61])" table:style-name="ce1">
            <text:p>-8,925204842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28.69583185005413" table:style-name="ce1">
            <text:p>28,69583185</text:p>
          </table:table-cell>
          <table:table-cell office:value-type="float" office:value="20.525409823865111" table:style-name="ce1">
            <text:p>20,52540982</text:p>
          </table:table-cell>
          <table:table-cell office:value-type="float" office:value="269810000000" table:style-name="ce1">
            <text:p>2,6981E+11</text:p>
          </table:table-cell>
          <table:table-cell office:value-type="float" office:value="1.111124339349913E-3" table:style-name="ce1">
            <text:p>0,001111124</text:p>
          </table:table-cell>
          <table:table-cell office:value-type="float" office:value="0.1725952498605233" table:style-name="ce1">
            <text:p>0,17259525</text:p>
          </table:table-cell>
          <table:table-cell office:value-type="float" office:value="-15.259423220823017" table:formula="of:=20*LOG10([.H62])" table:style-name="ce1">
            <text:p>-15,25942322</text:p>
          </table:table-cell>
          <table:table-cell table:number-columns-repeated="3" table:style-name="ce1"/>
          <table:table-cell office:value-type="float" office:value="54.344293998593137" table:style-name="ce1">
            <text:p>54,344294</text:p>
          </table:table-cell>
          <table:table-cell office:value-type="float" office:value="14.739539112828631" table:style-name="ce1">
            <text:p>14,73953911</text:p>
          </table:table-cell>
          <table:table-cell office:value-type="float" office:value="269810000000" table:style-name="ce1">
            <text:p>2,6981E+11</text:p>
          </table:table-cell>
          <table:table-cell office:value-type="float" office:value="1.111124339349913E-3" table:style-name="ce1">
            <text:p>0,001111124</text:p>
          </table:table-cell>
          <table:table-cell office:value-type="float" office:value="5.9334305225304709E-2" table:style-name="ce1">
            <text:p>0,059334305</text:p>
          </table:table-cell>
          <table:table-cell office:value-type="float" office:value="-24.533882772755838" table:formula="of:=20*LOG10([.Q62])" table:style-name="ce1">
            <text:p>-24,53388277</text:p>
          </table:table-cell>
          <table:table-cell table:number-columns-repeated="2" table:style-name="ce1"/>
          <table:table-cell office:value-type="float" office:value="78.070998144096919" table:style-name="ce1">
            <text:p>78,07099814</text:p>
          </table:table-cell>
          <table:table-cell office:value-type="float" office:value="5.3478256259158572" table:style-name="ce1">
            <text:p>5,347825626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22029689152174881" table:style-name="ce1">
            <text:p>0,220296892</text:p>
          </table:table-cell>
          <table:table-cell office:value-type="float" office:value="-13.139832617536264" table:formula="of:=20*LOG10([.Y62])" table:style-name="ce1">
            <text:p>-13,13983262</text:p>
          </table:table-cell>
          <table:table-cell table:style-name="ce9"/>
          <table:table-cell table:style-name="ce1"/>
          <table:table-cell office:value-type="float" office:value="105.95788767737891" table:style-name="ce1">
            <text:p>105,9578877</text:p>
          </table:table-cell>
          <table:table-cell office:value-type="float" office:value="30.227805498045651" table:style-name="ce1">
            <text:p>30,2278055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37572288205285009" table:style-name="ce1">
            <text:p>0,375722882</text:p>
          </table:table-cell>
          <table:table-cell office:value-type="float" office:value="-8.5026470997077723" table:formula="of:=20*LOG10([.AG62])" table:style-name="ce1">
            <text:p>-8,5026471</text:p>
          </table:table-cell>
          <table:table-cell table:number-columns-repeated="3" table:style-name="ce1"/>
          <table:table-cell office:value-type="float" office:value="127.4542884918278" table:style-name="ce1">
            <text:p>127,4542885</text:p>
          </table:table-cell>
          <table:table-cell office:value-type="float" office:value="62.977205534514269" table:style-name="ce1">
            <text:p>62,97720553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47961231958273431" table:style-name="ce1">
            <text:p>0,47961232</text:p>
          </table:table-cell>
          <table:table-cell office:value-type="float" office:value="-6.382193398115799" table:formula="of:=20*LOG10([.AP62])" table:style-name="ce1">
            <text:p>-6,382193398</text:p>
          </table:table-cell>
          <table:table-cell table:number-columns-repeated="3" table:style-name="ce1"/>
          <table:table-cell office:value-type="float" office:value="133.69449212920441" table:style-name="ce1">
            <text:p>133,6944921</text:p>
          </table:table-cell>
          <table:table-cell office:value-type="float" office:value="92.047708934660292" table:style-name="ce1">
            <text:p>92,04770893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52900745051664755" table:style-name="ce1">
            <text:p>0,529007451</text:p>
          </table:table-cell>
          <table:table-cell office:value-type="float" office:value="-5.5307642267639068" table:formula="of:=20*LOG10([.AY62])" table:style-name="ce1">
            <text:p>-5,530764227</text:p>
          </table:table-cell>
          <table:table-cell table:number-columns-repeated="3" table:style-name="ce1"/>
          <table:table-cell office:value-type="float" office:value="131.30543906780639" table:style-name="ce1">
            <text:p>131,3054391</text:p>
          </table:table-cell>
          <table:table-cell office:value-type="float" office:value="112.06801172784439" table:style-name="ce1">
            <text:p>112,0680117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55081980023791599" table:style-name="ce1">
            <text:p>0,5508198</text:p>
          </table:table-cell>
          <table:table-cell office:value-type="float" office:value="-5.1798091322997539" table:formula="of:=20*LOG10([.BH62])" table:style-name="ce1">
            <text:p>-5,179809132</text:p>
          </table:table-cell>
          <table:table-cell table:number-columns-repeated="3" table:style-name="ce1"/>
          <table:table-cell office:value-type="float" office:value="115.23134653301599" table:style-name="ce1">
            <text:p>115,2313465</text:p>
          </table:table-cell>
          <table:table-cell office:value-type="float" office:value="114.6774690345818" table:style-name="ce1">
            <text:p>114,677469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52956795768083109" table:style-name="ce1">
            <text:p>0,529567958</text:p>
          </table:table-cell>
          <table:table-cell office:value-type="float" office:value="-5.5215660085043048" table:formula="of:=20*LOG10([.BQ62])" table:style-name="ce1">
            <text:p>-5,521566009</text:p>
          </table:table-cell>
          <table:table-cell table:number-columns-repeated="3" table:style-name="ce1"/>
          <table:table-cell office:value-type="float" office:value="100.9201547317399" table:style-name="ce1">
            <text:p>100,9201547</text:p>
          </table:table-cell>
          <table:table-cell office:value-type="float" office:value="106.4939886121208" table:style-name="ce1">
            <text:p>106,4939886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49165525379084069" table:style-name="ce1">
            <text:p>0,491655254</text:p>
          </table:table-cell>
          <table:table-cell office:value-type="float" office:value="-6.1667863127816958" table:formula="of:=20*LOG10([.BZ62])" table:style-name="ce1">
            <text:p>-6,166786313</text:p>
          </table:table-cell>
          <table:table-cell table:number-columns-repeated="3" table:style-name="ce1"/>
          <table:table-cell office:value-type="float" office:value="87.377028560441815" table:style-name="ce1">
            <text:p>87,37702856</text:p>
          </table:table-cell>
          <table:table-cell office:value-type="float" office:value="87.918077582335613" table:style-name="ce1">
            <text:p>87,91807758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42513190629815722" table:style-name="ce1">
            <text:p>0,425131906</text:p>
          </table:table-cell>
          <table:table-cell office:value-type="float" office:value="-7.4295259971412673" table:formula="of:=20*LOG10([.CI62])" table:style-name="ce1">
            <text:p>-7,429525997</text:p>
          </table:table-cell>
          <table:table-cell table:number-columns-repeated="2" table:style-name="ce1"/>
          <table:table-cell office:value-type="float" office:value="78.269054196207264" table:style-name="ce1">
            <text:p>78,2690542</text:p>
          </table:table-cell>
          <table:table-cell office:value-type="float" office:value="64.161085170333877" table:style-name="ce1">
            <text:p>64,16108517</text:p>
          </table:table-cell>
          <table:table-cell office:value-type="float" office:value="286310000000" table:style-name="ce1">
            <text:p>2,8631E+11</text:p>
          </table:table-cell>
          <table:table-cell office:value-type="float" office:value="101.20617419408595" table:formula="of:=SQRT([.CN62]^2+[.CM62]^2)" table:style-name="ce1">
            <text:p>101,2061742</text:p>
          </table:table-cell>
          <table:table-cell office:value-type="float" office:value="0.3386513445433682" table:style-name="ce1">
            <text:p>0,338651345</text:p>
          </table:table-cell>
          <table:table-cell office:value-type="float" office:value="-9.4049439156005725" table:formula="of:=20*LOG([.CQ62])" table:style-name="ce1">
            <text:p>-9,404943916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27.697746780025739" table:style-name="ce1">
            <text:p>27,69774678</text:p>
          </table:table-cell>
          <table:table-cell office:value-type="float" office:value="19.72945578393464" table:style-name="ce1">
            <text:p>19,72945578</text:p>
          </table:table-cell>
          <table:table-cell office:value-type="float" office:value="270140000000" table:style-name="ce1">
            <text:p>2,7014E+11</text:p>
          </table:table-cell>
          <table:table-cell office:value-type="float" office:value="1.1097670022951059E-3" table:style-name="ce1">
            <text:p>0,001109767</text:p>
          </table:table-cell>
          <table:table-cell office:value-type="float" office:value="0.19038937776853099" table:style-name="ce1">
            <text:p>0,190389378</text:p>
          </table:table-cell>
          <table:table-cell office:value-type="float" office:value="-14.4071457099132" table:formula="of:=20*LOG10([.H63])" table:style-name="ce1">
            <text:p>-14,40714571</text:p>
          </table:table-cell>
          <table:table-cell table:number-columns-repeated="3" table:style-name="ce1"/>
          <table:table-cell office:value-type="float" office:value="53.398246245849613" table:style-name="ce1">
            <text:p>53,39824625</text:p>
          </table:table-cell>
          <table:table-cell office:value-type="float" office:value="14.651834453868601" table:style-name="ce1">
            <text:p>14,65183445</text:p>
          </table:table-cell>
          <table:table-cell office:value-type="float" office:value="270140000000" table:style-name="ce1">
            <text:p>2,7014E+11</text:p>
          </table:table-cell>
          <table:table-cell office:value-type="float" office:value="1.1097670022951059E-3" table:style-name="ce1">
            <text:p>0,001109767</text:p>
          </table:table-cell>
          <table:table-cell office:value-type="float" office:value="5.0980518526669391E-2" table:style-name="ce1">
            <text:p>0,050980519</text:p>
          </table:table-cell>
          <table:table-cell office:value-type="float" office:value="-25.851915032052165" table:formula="of:=20*LOG10([.Q63])" table:style-name="ce1">
            <text:p>-25,85191503</text:p>
          </table:table-cell>
          <table:table-cell table:number-columns-repeated="2" table:style-name="ce1"/>
          <table:table-cell office:value-type="float" office:value="77.755298494200673" table:style-name="ce1">
            <text:p>77,75529849</text:p>
          </table:table-cell>
          <table:table-cell office:value-type="float" office:value="5.4707326430512468" table:style-name="ce1">
            <text:p>5,470732643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21842953595506881" table:style-name="ce1">
            <text:p>0,218429536</text:p>
          </table:table-cell>
          <table:table-cell office:value-type="float" office:value="-13.213772737385048" table:formula="of:=20*LOG10([.Y63])" table:style-name="ce1">
            <text:p>-13,21377274</text:p>
          </table:table-cell>
          <table:table-cell table:style-name="ce9"/>
          <table:table-cell table:style-name="ce1"/>
          <table:table-cell office:value-type="float" office:value="104.0752851353477" table:style-name="ce1">
            <text:p>104,0752851</text:p>
          </table:table-cell>
          <table:table-cell office:value-type="float" office:value="30.496424818421691" table:style-name="ce1">
            <text:p>30,49642482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36889149012841088" table:style-name="ce1">
            <text:p>0,36889149</text:p>
          </table:table-cell>
          <table:table-cell office:value-type="float" office:value="-8.6620272659112718" table:formula="of:=20*LOG10([.AG63])" table:style-name="ce1">
            <text:p>-8,662027266</text:p>
          </table:table-cell>
          <table:table-cell table:number-columns-repeated="3" table:style-name="ce1"/>
          <table:table-cell office:value-type="float" office:value="123.6558446613507" table:style-name="ce1">
            <text:p>123,6558447</text:p>
          </table:table-cell>
          <table:table-cell office:value-type="float" office:value="62.511812152467463" table:style-name="ce1">
            <text:p>62,51181215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46966098133888212" table:style-name="ce1">
            <text:p>0,469660981</text:p>
          </table:table-cell>
          <table:table-cell office:value-type="float" office:value="-6.5643103757730072" table:formula="of:=20*LOG10([.AP63])" table:style-name="ce1">
            <text:p>-6,564310376</text:p>
          </table:table-cell>
          <table:table-cell table:number-columns-repeated="3" table:style-name="ce1"/>
          <table:table-cell office:value-type="float" office:value="128.7625997690605" table:style-name="ce1">
            <text:p>128,7625998</text:p>
          </table:table-cell>
          <table:table-cell office:value-type="float" office:value="90.036328352546604" table:style-name="ce1">
            <text:p>90,03632835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5171855303095767" table:style-name="ce1">
            <text:p>0,51718553</text:p>
          </table:table-cell>
          <table:table-cell office:value-type="float" office:value="-5.7270726841318842" table:formula="of:=20*LOG10([.AY63])" table:style-name="ce1">
            <text:p>-5,727072684</text:p>
          </table:table-cell>
          <table:table-cell table:number-columns-repeated="3" table:style-name="ce1"/>
          <table:table-cell office:value-type="float" office:value="126.09805310796359" table:style-name="ce1">
            <text:p>126,0980531</text:p>
          </table:table-cell>
          <table:table-cell office:value-type="float" office:value="108.5567169532208" table:style-name="ce1">
            <text:p>108,556717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5378691748736435" table:style-name="ce1">
            <text:p>0,537869175</text:p>
          </table:table-cell>
          <table:table-cell office:value-type="float" office:value="-5.3864668859147224" table:formula="of:=20*LOG10([.BH63])" table:style-name="ce1">
            <text:p>-5,386466886</text:p>
          </table:table-cell>
          <table:table-cell table:number-columns-repeated="3" table:style-name="ce1"/>
          <table:table-cell office:value-type="float" office:value="111.0106097339026" table:style-name="ce1">
            <text:p>111,0106097</text:p>
          </table:table-cell>
          <table:table-cell office:value-type="float" office:value="109.9856639011597" table:style-name="ce1">
            <text:p>109,9856639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51519769024891282" table:style-name="ce1">
            <text:p>0,51519769</text:p>
          </table:table-cell>
          <table:table-cell office:value-type="float" office:value="-5.7605218537412961" table:formula="of:=20*LOG10([.BQ63])" table:style-name="ce1">
            <text:p>-5,760521854</text:p>
          </table:table-cell>
          <table:table-cell table:number-columns-repeated="3" table:style-name="ce1"/>
          <table:table-cell office:value-type="float" office:value="97.741562356313267" table:style-name="ce1">
            <text:p>97,74156236</text:p>
          </table:table-cell>
          <table:table-cell office:value-type="float" office:value="101.307930988265" table:style-name="ce1">
            <text:p>101,307931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47581361094086078" table:style-name="ce1">
            <text:p>0,475813611</text:p>
          </table:table-cell>
          <table:table-cell office:value-type="float" office:value="-6.4512627772082407" table:formula="of:=20*LOG10([.BZ63])" table:style-name="ce1">
            <text:p>-6,451262777</text:p>
          </table:table-cell>
          <table:table-cell table:number-columns-repeated="3" table:style-name="ce1"/>
          <table:table-cell office:value-type="float" office:value="85.26485076918766" table:style-name="ce1">
            <text:p>85,26485077</text:p>
          </table:table-cell>
          <table:table-cell office:value-type="float" office:value="82.597209348493109" table:style-name="ce1">
            <text:p>82,59720935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40727178606024839" table:style-name="ce1">
            <text:p>0,407271786</text:p>
          </table:table-cell>
          <table:table-cell office:value-type="float" office:value="-7.8023134964267999" table:formula="of:=20*LOG10([.CI63])" table:style-name="ce1">
            <text:p>-7,802313496</text:p>
          </table:table-cell>
          <table:table-cell table:number-columns-repeated="2" table:style-name="ce1"/>
          <table:table-cell office:value-type="float" office:value="76.95921968472986" table:style-name="ce1">
            <text:p>76,95921968</text:p>
          </table:table-cell>
          <table:table-cell office:value-type="float" office:value="58.937896161825073" table:style-name="ce1">
            <text:p>58,93789616</text:p>
          </table:table-cell>
          <table:table-cell office:value-type="float" office:value="286640000000" table:style-name="ce1">
            <text:p>2,8664E+11</text:p>
          </table:table-cell>
          <table:table-cell office:value-type="float" office:value="96.935014821603986" table:formula="of:=SQRT([.CN63]^2+[.CM63]^2)" table:style-name="ce1">
            <text:p>96,93501482</text:p>
          </table:table-cell>
          <table:table-cell office:value-type="float" office:value="0.31942702614886243" table:style-name="ce1">
            <text:p>0,319427026</text:p>
          </table:table-cell>
          <table:table-cell office:value-type="float" office:value="-9.9125668352864871" table:formula="of:=20*LOG([.CQ63])" table:style-name="ce1">
            <text:p>-9,912566835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26.774463267912729" table:style-name="ce1">
            <text:p>26,77446327</text:p>
          </table:table-cell>
          <table:table-cell office:value-type="float" office:value="18.916599892010701" table:style-name="ce1">
            <text:p>18,91659989</text:p>
          </table:table-cell>
          <table:table-cell office:value-type="float" office:value="270470000000" table:style-name="ce1">
            <text:p>2,7047E+11</text:p>
          </table:table-cell>
          <table:table-cell office:value-type="float" office:value="1.108412977409694E-3" table:style-name="ce1">
            <text:p>0,001108413</text:p>
          </table:table-cell>
          <table:table-cell office:value-type="float" office:value="0.20798092275335761" table:style-name="ce1">
            <text:p>0,207980923</text:p>
          </table:table-cell>
          <table:table-cell office:value-type="float" office:value="-13.639529985640573" table:formula="of:=20*LOG10([.H64])" table:style-name="ce1">
            <text:p>-13,63952999</text:p>
          </table:table-cell>
          <table:table-cell table:number-columns-repeated="3" table:style-name="ce1"/>
          <table:table-cell office:value-type="float" office:value="52.47820757183581" table:style-name="ce1">
            <text:p>52,47820757</text:p>
          </table:table-cell>
          <table:table-cell office:value-type="float" office:value="14.50698071569267" table:style-name="ce1">
            <text:p>14,50698072</text:p>
          </table:table-cell>
          <table:table-cell office:value-type="float" office:value="270470000000" table:style-name="ce1">
            <text:p>2,7047E+11</text:p>
          </table:table-cell>
          <table:table-cell office:value-type="float" office:value="1.108412977409694E-3" table:style-name="ce1">
            <text:p>0,001108413</text:p>
          </table:table-cell>
          <table:table-cell office:value-type="float" office:value="4.2571478656956999E-2" table:style-name="ce1">
            <text:p>0,042571479</text:p>
          </table:table-cell>
          <table:table-cell office:value-type="float" office:value="-27.417625299767362" table:formula="of:=20*LOG10([.Q64])" table:style-name="ce1">
            <text:p>-27,4176253</text:p>
          </table:table-cell>
          <table:table-cell table:number-columns-repeated="2" table:style-name="ce1"/>
          <table:table-cell office:value-type="float" office:value="77.435041866783152" table:style-name="ce1">
            <text:p>77,43504187</text:p>
          </table:table-cell>
          <table:table-cell office:value-type="float" office:value="5.574416241227043" table:style-name="ce1">
            <text:p>5,574416241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216518478941646" table:style-name="ce1">
            <text:p>0,216518479</text:p>
          </table:table-cell>
          <table:table-cell office:value-type="float" office:value="-13.290100650423343" table:formula="of:=20*LOG10([.Y64])" table:style-name="ce1">
            <text:p>-13,29010065</text:p>
          </table:table-cell>
          <table:table-cell table:style-name="ce9"/>
          <table:table-cell table:style-name="ce1"/>
          <table:table-cell office:value-type="float" office:value="102.2177884419537" table:style-name="ce1">
            <text:p>102,2177884</text:p>
          </table:table-cell>
          <table:table-cell office:value-type="float" office:value="30.646025485189519" table:style-name="ce1">
            <text:p>30,64602549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36189066920203861" table:style-name="ce1">
            <text:p>0,361890669</text:p>
          </table:table-cell>
          <table:table-cell office:value-type="float" office:value="-8.8284522873418041" table:formula="of:=20*LOG10([.AG64])" table:style-name="ce1">
            <text:p>-8,828452287</text:p>
          </table:table-cell>
          <table:table-cell table:number-columns-repeated="3" table:style-name="ce1"/>
          <table:table-cell office:value-type="float" office:value="120.0117831301997" table:style-name="ce1">
            <text:p>120,0117831</text:p>
          </table:table-cell>
          <table:table-cell office:value-type="float" office:value="61.84316945646902" table:style-name="ce1">
            <text:p>61,84316946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45948549093178059" table:style-name="ce1">
            <text:p>0,459485491</text:p>
          </table:table-cell>
          <table:table-cell office:value-type="float" office:value="-6.7545639535769899" table:formula="of:=20*LOG10([.AP64])" table:style-name="ce1">
            <text:p>-6,754563954</text:p>
          </table:table-cell>
          <table:table-cell table:number-columns-repeated="3" table:style-name="ce1"/>
          <table:table-cell office:value-type="float" office:value="124.1306451390643" table:style-name="ce1">
            <text:p>124,1306451</text:p>
          </table:table-cell>
          <table:table-cell office:value-type="float" office:value="87.853708364235587" table:style-name="ce1">
            <text:p>87,85370836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50513331050667853" table:style-name="ce1">
            <text:p>0,505133311</text:p>
          </table:table-cell>
          <table:table-cell office:value-type="float" office:value="-5.9318798286349042" table:formula="of:=20*LOG10([.AY64])" table:style-name="ce1">
            <text:p>-5,931879829</text:p>
          </table:table-cell>
          <table:table-cell table:number-columns-repeated="3" table:style-name="ce1"/>
          <table:table-cell office:value-type="float" office:value="121.2661037492894" table:style-name="ce1">
            <text:p>121,2661037</text:p>
          </table:table-cell>
          <table:table-cell office:value-type="float" office:value="104.9629683567904" table:style-name="ce1">
            <text:p>104,9629684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52467632455451318" table:style-name="ce1">
            <text:p>0,524676325</text:p>
          </table:table-cell>
          <table:table-cell office:value-type="float" office:value="-5.6021706484636624" table:formula="of:=20*LOG10([.BH64])" table:style-name="ce1">
            <text:p>-5,602170648</text:p>
          </table:table-cell>
          <table:table-cell table:number-columns-repeated="3" table:style-name="ce1"/>
          <table:table-cell office:value-type="float" office:value="107.11955452260879" table:style-name="ce1">
            <text:p>107,1195545</text:p>
          </table:table-cell>
          <table:table-cell office:value-type="float" office:value="105.32588001165681" table:style-name="ce1">
            <text:p>105,32588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50056676058442195" table:style-name="ce1">
            <text:p>0,500566761</text:p>
          </table:table-cell>
          <table:table-cell office:value-type="float" office:value="-6.0107598494119792" table:formula="of:=20*LOG10([.BQ64])" table:style-name="ce1">
            <text:p>-6,010759849</text:p>
          </table:table-cell>
          <table:table-cell table:number-columns-repeated="3" table:style-name="ce1"/>
          <table:table-cell office:value-type="float" office:value="94.819880893665299" table:style-name="ce1">
            <text:p>94,81988089</text:p>
          </table:table-cell>
          <table:table-cell office:value-type="float" office:value="96.202413662690446" table:style-name="ce1">
            <text:p>96,20241366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45968346446974789" table:style-name="ce1">
            <text:p>0,459683464</text:p>
          </table:table-cell>
          <table:table-cell office:value-type="float" office:value="-6.7508223643544065" table:formula="of:=20*LOG10([.BZ64])" table:style-name="ce1">
            <text:p>-6,750822364</text:p>
          </table:table-cell>
          <table:table-cell table:number-columns-repeated="3" table:style-name="ce1"/>
          <table:table-cell office:value-type="float" office:value="83.334244483216253" table:style-name="ce1">
            <text:p>83,33424448</text:p>
          </table:table-cell>
          <table:table-cell office:value-type="float" office:value="77.364067414107708" table:style-name="ce1">
            <text:p>77,36406741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389160994582751" table:style-name="ce1">
            <text:p>0,389160995</text:p>
          </table:table-cell>
          <table:table-cell office:value-type="float" office:value="-8.1974139069423195" table:formula="of:=20*LOG10([.CI64])" table:style-name="ce1">
            <text:p>-8,197413907</text:p>
          </table:table-cell>
          <table:table-cell table:number-columns-repeated="2" table:style-name="ce1"/>
          <table:table-cell office:value-type="float" office:value="75.781728451402145" table:style-name="ce1">
            <text:p>75,78172845</text:p>
          </table:table-cell>
          <table:table-cell office:value-type="float" office:value="53.784216900194252" table:style-name="ce1">
            <text:p>53,7842169</text:p>
          </table:table-cell>
          <table:table-cell office:value-type="float" office:value="286970000000" table:style-name="ce1">
            <text:p>2,8697E+11</text:p>
          </table:table-cell>
          <table:table-cell office:value-type="float" office:value="92.927995537669887" table:formula="of:=SQRT([.CN64]^2+[.CM64]^2)" table:style-name="ce1">
            <text:p>92,92799554</text:p>
          </table:table-cell>
          <table:table-cell office:value-type="float" office:value="0.30034700603043052" table:style-name="ce1">
            <text:p>0,300347006</text:p>
          </table:table-cell>
          <table:table-cell office:value-type="float" office:value="-10.447533858047768" table:formula="of:=20*LOG([.CQ64])" table:style-name="ce1">
            <text:p>-10,44753386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25.921243041080221" table:style-name="ce1">
            <text:p>25,92124304</text:p>
          </table:table-cell>
          <table:table-cell office:value-type="float" office:value="18.091217545869689" table:style-name="ce1">
            <text:p>18,09121755</text:p>
          </table:table-cell>
          <table:table-cell office:value-type="float" office:value="270800000000" table:style-name="ce1">
            <text:p>2,708E+11</text:p>
          </table:table-cell>
          <table:table-cell office:value-type="float" office:value="1.107062252584933E-3" table:style-name="ce1">
            <text:p>0,001107062</text:p>
          </table:table-cell>
          <table:table-cell office:value-type="float" office:value="0.2253374447922129" table:style-name="ce1">
            <text:p>0,225337445</text:p>
          </table:table-cell>
          <table:table-cell office:value-type="float" office:value="-12.943332693227912" table:formula="of:=20*LOG10([.H65])" table:style-name="ce1">
            <text:p>-12,94333269</text:p>
          </table:table-cell>
          <table:table-cell table:number-columns-repeated="3" table:style-name="ce1"/>
          <table:table-cell office:value-type="float" office:value="51.586738910317131" table:style-name="ce1">
            <text:p>51,58673891</text:p>
          </table:table-cell>
          <table:table-cell office:value-type="float" office:value="14.308912776605061" table:style-name="ce1">
            <text:p>14,30891278</text:p>
          </table:table-cell>
          <table:table-cell office:value-type="float" office:value="270800000000" table:style-name="ce1">
            <text:p>2,708E+11</text:p>
          </table:table-cell>
          <table:table-cell office:value-type="float" office:value="1.107062252584933E-3" table:style-name="ce1">
            <text:p>0,001107062</text:p>
          </table:table-cell>
          <table:table-cell office:value-type="float" office:value="3.4137849768226917E-2" table:style-name="ce1">
            <text:p>0,03413785</text:p>
          </table:table-cell>
          <table:table-cell office:value-type="float" office:value="-29.335276743044815" table:formula="of:=20*LOG10([.Q65])" table:style-name="ce1">
            <text:p>-29,33527674</text:p>
          </table:table-cell>
          <table:table-cell table:number-columns-repeated="2" table:style-name="ce1"/>
          <table:table-cell office:value-type="float" office:value="77.111427831467623" table:style-name="ce1">
            <text:p>77,11142783</text:p>
          </table:table-cell>
          <table:table-cell office:value-type="float" office:value="5.6588830460931083" table:style-name="ce1">
            <text:p>5,658883046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21456997714308529" table:style-name="ce1">
            <text:p>0,214569977</text:p>
          </table:table-cell>
          <table:table-cell office:value-type="float" office:value="-13.368620901198657" table:formula="of:=20*LOG10([.Y65])" table:style-name="ce1">
            <text:p>-13,3686209</text:p>
          </table:table-cell>
          <table:table-cell table:style-name="ce9"/>
          <table:table-cell table:style-name="ce1"/>
          <table:table-cell office:value-type="float" office:value="100.3921256643731" table:style-name="ce1">
            <text:p>100,3921257</text:p>
          </table:table-cell>
          <table:table-cell office:value-type="float" office:value="30.6829734721574" table:style-name="ce1">
            <text:p>30,68297347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35474005121257102" table:style-name="ce1">
            <text:p>0,354740051</text:p>
          </table:table-cell>
          <table:table-cell office:value-type="float" office:value="-9.0017955122832944" table:formula="of:=20*LOG10([.AG65])" table:style-name="ce1">
            <text:p>-9,001795512</text:p>
          </table:table-cell>
          <table:table-cell table:number-columns-repeated="3" table:style-name="ce1"/>
          <table:table-cell office:value-type="float" office:value="116.5256580267197" table:style-name="ce1">
            <text:p>116,525658</text:p>
          </table:table-cell>
          <table:table-cell office:value-type="float" office:value="60.993242079615911" table:style-name="ce1">
            <text:p>60,99324208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44910683472702989" table:style-name="ce1">
            <text:p>0,449106835</text:p>
          </table:table-cell>
          <table:table-cell office:value-type="float" office:value="-6.9530067116315699" table:formula="of:=20*LOG10([.AP65])" table:style-name="ce1">
            <text:p>-6,953006712</text:p>
          </table:table-cell>
          <table:table-cell table:number-columns-repeated="3" table:style-name="ce1"/>
          <table:table-cell office:value-type="float" office:value="119.78637687610291" table:style-name="ce1">
            <text:p>119,7863769</text:p>
          </table:table-cell>
          <table:table-cell office:value-type="float" office:value="85.528518418512817" table:style-name="ce1">
            <text:p>85,52851842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49286622086811582" table:style-name="ce1">
            <text:p>0,492866221</text:p>
          </table:table-cell>
          <table:table-cell office:value-type="float" office:value="-6.1454189135654778" table:formula="of:=20*LOG10([.AY65])" table:style-name="ce1">
            <text:p>-6,145418914</text:p>
          </table:table-cell>
          <table:table-cell table:number-columns-repeated="3" table:style-name="ce1"/>
          <table:table-cell office:value-type="float" office:value="116.7842494426618" table:style-name="ce1">
            <text:p>116,7842494</text:p>
          </table:table-cell>
          <table:table-cell office:value-type="float" office:value="101.3101291634047" table:style-name="ce1">
            <text:p>101,3101292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5112502786274713" table:style-name="ce1">
            <text:p>0,511250279</text:p>
          </table:table-cell>
          <table:table-cell office:value-type="float" office:value="-5.8273288459476715" table:formula="of:=20*LOG10([.BH65])" table:style-name="ce1">
            <text:p>-5,827328846</text:p>
          </table:table-cell>
          <table:table-cell table:number-columns-repeated="3" table:style-name="ce1"/>
          <table:table-cell office:value-type="float" office:value="103.53210296121991" table:style-name="ce1">
            <text:p>103,532103</text:p>
          </table:table-cell>
          <table:table-cell office:value-type="float" office:value="100.7059625730008" table:style-name="ce1">
            <text:p>100,7059626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48568122845692502" table:style-name="ce1">
            <text:p>0,485681228</text:p>
          </table:table-cell>
          <table:table-cell office:value-type="float" office:value="-6.2729736330353294" table:formula="of:=20*LOG10([.BQ65])" table:style-name="ce1">
            <text:p>-6,272973633</text:p>
          </table:table-cell>
          <table:table-cell table:number-columns-repeated="3" table:style-name="ce1"/>
          <table:table-cell office:value-type="float" office:value="92.13493876267971" table:style-name="ce1">
            <text:p>92,13493876</text:p>
          </table:table-cell>
          <table:table-cell office:value-type="float" office:value="91.176570083166567" table:style-name="ce1">
            <text:p>91,17657008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44327712777888462" table:style-name="ce1">
            <text:p>0,443277128</text:p>
          </table:table-cell>
          <table:table-cell office:value-type="float" office:value="-7.066493537139122" table:formula="of:=20*LOG10([.BZ65])" table:style-name="ce1">
            <text:p>-7,066493537</text:p>
          </table:table-cell>
          <table:table-cell table:number-columns-repeated="3" table:style-name="ce1"/>
          <table:table-cell office:value-type="float" office:value="81.57254022724868" table:style-name="ce1">
            <text:p>81,57254023</text:p>
          </table:table-cell>
          <table:table-cell office:value-type="float" office:value="72.213773450320204" table:style-name="ce1">
            <text:p>72,21377345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37084965166414419" table:style-name="ce1">
            <text:p>0,370849652</text:p>
          </table:table-cell>
          <table:table-cell office:value-type="float" office:value="-8.6160424916205773" table:formula="of:=20*LOG10([.CI65])" table:style-name="ce1">
            <text:p>-8,616042492</text:p>
          </table:table-cell>
          <table:table-cell table:number-columns-repeated="2" table:style-name="ce1"/>
          <table:table-cell office:value-type="float" office:value="74.729286725590029" table:style-name="ce1">
            <text:p>74,72928673</text:p>
          </table:table-cell>
          <table:table-cell office:value-type="float" office:value="48.694523474405187" table:style-name="ce1">
            <text:p>48,69452347</text:p>
          </table:table-cell>
          <table:table-cell office:value-type="float" office:value="287300000000" table:style-name="ce1">
            <text:p>2,873E+11</text:p>
          </table:table-cell>
          <table:table-cell office:value-type="float" office:value="89.194298645792628" table:formula="of:=SQRT([.CN65]^2+[.CM65]^2)" table:style-name="ce1">
            <text:p>89,19429865</text:p>
          </table:table-cell>
          <table:table-cell office:value-type="float" office:value="0.28157977034339787" table:style-name="ce1">
            <text:p>0,28157977</text:p>
          </table:table-cell>
          <table:table-cell office:value-type="float" office:value="-11.007970992290296" table:formula="of:=20*LOG([.CQ65])" table:style-name="ce1">
            <text:p>-11,00797099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5.133589199636571" table:style-name="ce1">
            <text:p>25,1335892</text:p>
          </table:table-cell>
          <table:table-cell office:value-type="float" office:value="17.256923629501351" table:style-name="ce1">
            <text:p>17,25692363</text:p>
          </table:table-cell>
          <table:table-cell office:value-type="float" office:value="271130000000" table:style-name="ce1">
            <text:p>2,7113E+11</text:p>
          </table:table-cell>
          <table:table-cell office:value-type="float" office:value="1.1057148157710319E-3" table:style-name="ce1">
            <text:p>0,001105715</text:p>
          </table:table-cell>
          <table:table-cell office:value-type="float" office:value="0.24242614793438741" table:style-name="ce1">
            <text:p>0,242426148</text:p>
          </table:table-cell>
          <table:table-cell office:value-type="float" office:value="-12.30841078490255" table:formula="of:=20*LOG10([.H66])" table:style-name="ce1">
            <text:p>-12,30841078</text:p>
          </table:table-cell>
          <table:table-cell table:number-columns-repeated="3" table:style-name="ce1"/>
          <table:table-cell office:value-type="float" office:value="50.725945264204483" table:style-name="ce1">
            <text:p>50,72594526</text:p>
          </table:table-cell>
          <table:table-cell office:value-type="float" office:value="14.06149126118637" table:style-name="ce1">
            <text:p>14,06149126</text:p>
          </table:table-cell>
          <table:table-cell office:value-type="float" office:value="271130000000" table:style-name="ce1">
            <text:p>2,7113E+11</text:p>
          </table:table-cell>
          <table:table-cell office:value-type="float" office:value="1.1057148157710319E-3" table:style-name="ce1">
            <text:p>0,001105715</text:p>
          </table:table-cell>
          <table:table-cell office:value-type="float" office:value="2.570991780366071E-2" table:style-name="ce1">
            <text:p>0,025709918</text:p>
          </table:table-cell>
          <table:table-cell office:value-type="float" office:value="-31.797986236472738" table:formula="of:=20*LOG10([.Q66])" table:style-name="ce1">
            <text:p>-31,79798624</text:p>
          </table:table-cell>
          <table:table-cell table:number-columns-repeated="2" table:style-name="ce1"/>
          <table:table-cell office:value-type="float" office:value="76.785627202346816" table:style-name="ce1">
            <text:p>76,7856272</text:p>
          </table:table-cell>
          <table:table-cell office:value-type="float" office:value="5.7242143256339606" table:style-name="ce1">
            <text:p>5,724214326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2125903398468677" table:style-name="ce1">
            <text:p>0,21259034</text:p>
          </table:table-cell>
          <table:table-cell office:value-type="float" office:value="-13.44912947607731" table:formula="of:=20*LOG10([.Y66])" table:style-name="ce1">
            <text:p>-13,44912948</text:p>
          </table:table-cell>
          <table:table-cell table:style-name="ce9"/>
          <table:table-cell table:style-name="ce1"/>
          <table:table-cell office:value-type="float" office:value="98.604110202062259" table:style-name="ce1">
            <text:p>98,6041102</text:p>
          </table:table-cell>
          <table:table-cell office:value-type="float" office:value="30.61376821531406" table:style-name="ce1">
            <text:p>30,61376822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3474593035434137" table:style-name="ce1">
            <text:p>0,347459304</text:p>
          </table:table-cell>
          <table:table-cell office:value-type="float" office:value="-9.1819211038683317" table:formula="of:=20*LOG10([.AG66])" table:style-name="ce1">
            <text:p>-9,181921104</text:p>
          </table:table-cell>
          <table:table-cell table:number-columns-repeated="3" table:style-name="ce1"/>
          <table:table-cell office:value-type="float" office:value="113.1989492415946" table:style-name="ce1">
            <text:p>113,1989492</text:p>
          </table:table-cell>
          <table:table-cell office:value-type="float" office:value="59.98235920270271" table:style-name="ce1">
            <text:p>59,9823592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4385456853962828" table:style-name="ce1">
            <text:p>0,438545685</text:p>
          </table:table-cell>
          <table:table-cell office:value-type="float" office:value="-7.1597031482615776" table:formula="of:=20*LOG10([.AP66])" table:style-name="ce1">
            <text:p>-7,159703148</text:p>
          </table:table-cell>
          <table:table-cell table:number-columns-repeated="3" table:style-name="ce1"/>
          <table:table-cell office:value-type="float" office:value="115.71672362651729" table:style-name="ce1">
            <text:p>115,7167236</text:p>
          </table:table-cell>
          <table:table-cell office:value-type="float" office:value="83.085638282262551" table:style-name="ce1">
            <text:p>83,08563828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48039949710114183" table:style-name="ce1">
            <text:p>0,480399497</text:p>
          </table:table-cell>
          <table:table-cell office:value-type="float" office:value="-6.3679491180684504" table:formula="of:=20*LOG10([.AY66])" table:style-name="ce1">
            <text:p>-6,367949118</text:p>
          </table:table-cell>
          <table:table-cell table:number-columns-repeated="3" table:style-name="ce1"/>
          <table:table-cell office:value-type="float" office:value="112.628404964851" table:style-name="ce1">
            <text:p>112,628405</text:p>
          </table:table-cell>
          <table:table-cell office:value-type="float" office:value="97.617473611684872" table:style-name="ce1">
            <text:p>97,61747361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497600339943849" table:style-name="ce1">
            <text:p>0,49760034</text:p>
          </table:table-cell>
          <table:table-cell office:value-type="float" office:value="-6.0623866324344906" table:formula="of:=20*LOG10([.BH66])" table:style-name="ce1">
            <text:p>-6,062386632</text:p>
          </table:table-cell>
          <table:table-cell table:number-columns-repeated="3" table:style-name="ce1"/>
          <table:table-cell office:value-type="float" office:value="100.2245223203025" table:style-name="ce1">
            <text:p>100,2245223</text:p>
          </table:table-cell>
          <table:table-cell office:value-type="float" office:value="96.131641069298922" table:style-name="ce1">
            <text:p>96,13164107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47054912004062699" table:style-name="ce1">
            <text:p>0,47054912</text:p>
          </table:table-cell>
          <table:table-cell office:value-type="float" office:value="-6.54790068813017" table:formula="of:=20*LOG10([.BQ66])" table:style-name="ce1">
            <text:p>-6,547900688</text:p>
          </table:table-cell>
          <table:table-cell table:number-columns-repeated="3" table:style-name="ce1"/>
          <table:table-cell office:value-type="float" office:value="89.668608509201732" table:style-name="ce1">
            <text:p>89,66860851</text:p>
          </table:table-cell>
          <table:table-cell office:value-type="float" office:value="86.22877918146348" table:style-name="ce1">
            <text:p>86,22877918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42661213440861068" table:style-name="ce1">
            <text:p>0,426612134</text:p>
          </table:table-cell>
          <table:table-cell office:value-type="float" office:value="-7.3993359157649774" table:formula="of:=20*LOG10([.BZ66])" table:style-name="ce1">
            <text:p>-7,399335916</text:p>
          </table:table-cell>
          <table:table-cell table:number-columns-repeated="3" table:style-name="ce1"/>
          <table:table-cell office:value-type="float" office:value="79.968417555346718" table:style-name="ce1">
            <text:p>79,96841756</text:p>
          </table:table-cell>
          <table:table-cell office:value-type="float" office:value="67.141405686363328" table:style-name="ce1">
            <text:p>67,14140569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35240303501803638" table:style-name="ce1">
            <text:p>0,352403035</text:p>
          </table:table-cell>
          <table:table-cell office:value-type="float" office:value="-9.059207198962012" table:formula="of:=20*LOG10([.CI66])" table:style-name="ce1">
            <text:p>-9,059207199</text:p>
          </table:table-cell>
          <table:table-cell table:number-columns-repeated="2" table:style-name="ce1"/>
          <table:table-cell office:value-type="float" office:value="73.795445741947432" table:style-name="ce1">
            <text:p>73,79544574</text:p>
          </table:table-cell>
          <table:table-cell office:value-type="float" office:value="43.663421370505858" table:style-name="ce1">
            <text:p>43,66342137</text:p>
          </table:table-cell>
          <table:table-cell office:value-type="float" office:value="287630000000" table:style-name="ce12">
            <text:p>2,8763E+11</text:p>
          </table:table-cell>
          <table:table-cell office:value-type="float" office:value="85.745333272610566" table:formula="of:=SQRT([.CN66]^2+[.CM66]^2)" table:style-name="ce1">
            <text:p>85,74533327</text:p>
          </table:table-cell>
          <table:table-cell office:value-type="float" office:value="0.26332642464271683" table:style-name="ce1">
            <text:p>0,263326425</text:p>
          </table:table-cell>
          <table:table-cell office:value-type="float" office:value="-11.590111150526541" table:formula="of:=20*LOG([.CQ66])" table:style-name="ce1">
            <text:p>-11,59011115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4.407271620649681" table:style-name="ce1">
            <text:p>24,40727162</text:p>
          </table:table-cell>
          <table:table-cell office:value-type="float" office:value="16.416685289295572" table:style-name="ce1">
            <text:p>16,41668529</text:p>
          </table:table-cell>
          <table:table-cell office:value-type="float" office:value="271460000000" table:style-name="ce1">
            <text:p>2,7146E+11</text:p>
          </table:table-cell>
          <table:table-cell office:value-type="float" office:value="1.1043706549767919E-3" table:style-name="ce1">
            <text:p>0,001104371</text:p>
          </table:table-cell>
          <table:table-cell office:value-type="float" office:value="0.25921328433407442" table:style-name="ce1">
            <text:p>0,259213284</text:p>
          </table:table-cell>
          <table:table-cell office:value-type="float" office:value="-11.726854904397175" table:formula="of:=20*LOG10([.H67])" table:style-name="ce1">
            <text:p>-11,7268549</text:p>
          </table:table-cell>
          <table:table-cell table:number-columns-repeated="3" table:style-name="ce1"/>
          <table:table-cell office:value-type="float" office:value="49.897522139750492" table:style-name="ce1">
            <text:p>49,89752214</text:p>
          </table:table-cell>
          <table:table-cell office:value-type="float" office:value="13.76846655659158" table:style-name="ce1">
            <text:p>13,76846656</text:p>
          </table:table-cell>
          <table:table-cell office:value-type="float" office:value="271460000000" table:style-name="ce1">
            <text:p>2,7146E+11</text:p>
          </table:table-cell>
          <table:table-cell office:value-type="float" office:value="1.1043706549767919E-3" table:style-name="ce1">
            <text:p>0,001104371</text:p>
          </table:table-cell>
          <table:table-cell office:value-type="float" office:value="1.7317592391468621E-2" table:style-name="ce1">
            <text:p>0,017317592</text:p>
          </table:table-cell>
          <table:table-cell office:value-type="float" office:value="-35.230249733417722" table:formula="of:=20*LOG10([.Q67])" table:style-name="ce1">
            <text:p>-35,23024973</text:p>
          </table:table-cell>
          <table:table-cell table:number-columns-repeated="2" table:style-name="ce1"/>
          <table:table-cell office:value-type="float" office:value="76.458777812063047" table:style-name="ce1">
            <text:p>76,45877781</text:p>
          </table:table-cell>
          <table:table-cell office:value-type="float" office:value="5.7705612901088994" table:style-name="ce1">
            <text:p>5,77056129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2105859098519533" table:style-name="ce1">
            <text:p>0,21058591</text:p>
          </table:table-cell>
          <table:table-cell office:value-type="float" office:value="-13.531413810043825" table:formula="of:=20*LOG10([.Y67])" table:style-name="ce1">
            <text:p>-13,53141381</text:p>
          </table:table-cell>
          <table:table-cell table:style-name="ce9"/>
          <table:table-cell table:style-name="ce1"/>
          <table:table-cell office:value-type="float" office:value="96.858700395922369" table:style-name="ce1">
            <text:p>96,8587004</text:p>
          </table:table-cell>
          <table:table-cell office:value-type="float" office:value="30.444942998117309" table:style-name="ce1">
            <text:p>30,444943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3400681373409189" table:style-name="ce1">
            <text:p>0,340068137</text:p>
          </table:table-cell>
          <table:table-cell office:value-type="float" office:value="-9.3686811470122535" table:formula="of:=20*LOG10([.AG67])" table:style-name="ce1">
            <text:p>-9,368681147</text:p>
          </table:table-cell>
          <table:table-cell table:number-columns-repeated="3" table:style-name="ce1"/>
          <table:table-cell office:value-type="float" office:value="110.0314455207926" table:style-name="ce1">
            <text:p>110,0314455</text:p>
          </table:table-cell>
          <table:table-cell office:value-type="float" office:value="58.829187483435078" table:style-name="ce1">
            <text:p>58,82918748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42782256069535479" table:style-name="ce1">
            <text:p>0,427822561</text:p>
          </table:table-cell>
          <table:table-cell office:value-type="float" office:value="-7.3747263435294794" table:formula="of:=20*LOG10([.AP67])" table:style-name="ce1">
            <text:p>-7,374726344</text:p>
          </table:table-cell>
          <table:table-cell table:number-columns-repeated="3" table:style-name="ce1"/>
          <table:table-cell office:value-type="float" office:value="111.9082209989654" table:style-name="ce1">
            <text:p>111,908221</text:p>
          </table:table-cell>
          <table:table-cell office:value-type="float" office:value="80.546552543550789" table:style-name="ce1">
            <text:p>80,54655254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46774847859072272" table:style-name="ce1">
            <text:p>0,467748479</text:p>
          </table:table-cell>
          <table:table-cell office:value-type="float" office:value="-6.5997523284341284" table:formula="of:=20*LOG10([.AY67])" table:style-name="ce1">
            <text:p>-6,599752328</text:p>
          </table:table-cell>
          <table:table-cell table:number-columns-repeated="3" table:style-name="ce1"/>
          <table:table-cell office:value-type="float" office:value="108.7758800992208" table:style-name="ce1">
            <text:p>108,7758801</text:p>
          </table:table-cell>
          <table:table-cell office:value-type="float" office:value="93.900805139315395" table:style-name="ce1">
            <text:p>93,90080514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48373647102228662" table:style-name="ce1">
            <text:p>0,483736471</text:p>
          </table:table-cell>
          <table:table-cell office:value-type="float" office:value="-6.3078233600819891" table:formula="of:=20*LOG10([.BH67])" table:style-name="ce1">
            <text:p>-6,30782336</text:p>
          </table:table-cell>
          <table:table-cell table:number-columns-repeated="3" table:style-name="ce1"/>
          <table:table-cell office:value-type="float" office:value="97.1752523798379" table:style-name="ce1">
            <text:p>97,17525238</text:p>
          </table:table-cell>
          <table:table-cell office:value-type="float" office:value="91.606922285698786" table:style-name="ce1">
            <text:p>91,60692229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45518104686679101" table:style-name="ce1">
            <text:p>0,455181047</text:p>
          </table:table-cell>
          <table:table-cell office:value-type="float" office:value="-6.8363165936188448" table:formula="of:=20*LOG10([.BQ67])" table:style-name="ce1">
            <text:p>-6,836316594</text:p>
          </table:table-cell>
          <table:table-cell table:number-columns-repeated="3" table:style-name="ce1"/>
          <table:table-cell office:value-type="float" office:value="87.404602282042759" table:style-name="ce1">
            <text:p>87,40460228</text:p>
          </table:table-cell>
          <table:table-cell office:value-type="float" office:value="81.35683869160809" table:style-name="ce1">
            <text:p>81,35683869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4097124493000629" table:style-name="ce1">
            <text:p>0,409712449</text:p>
          </table:table-cell>
          <table:table-cell office:value-type="float" office:value="-7.7504167922001219" table:formula="of:=20*LOG10([.BZ67])" table:style-name="ce1">
            <text:p>-7,750416792</text:p>
          </table:table-cell>
          <table:table-cell table:number-columns-repeated="3" table:style-name="ce1"/>
          <table:table-cell office:value-type="float" office:value="78.511767349763744" table:style-name="ce1">
            <text:p>78,51176735</text:p>
          </table:table-cell>
          <table:table-cell office:value-type="float" office:value="62.142041159885892" table:style-name="ce1">
            <text:p>62,14204116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33390427420269991" table:style-name="ce1">
            <text:p>0,333904274</text:p>
          </table:table-cell>
          <table:table-cell office:value-type="float" office:value="-9.5275604328828543" table:formula="of:=20*LOG10([.CI67])" table:style-name="ce1">
            <text:p>-9,527560433</text:p>
          </table:table-cell>
          <table:table-cell table:number-columns-repeated="2" table:style-name="ce1"/>
          <table:table-cell office:value-type="float" office:value="72.974526067204124" table:style-name="ce1">
            <text:p>72,97452607</text:p>
          </table:table-cell>
          <table:table-cell office:value-type="float" office:value="38.685645690514001" table:style-name="ce1">
            <text:p>38,68564569</text:p>
          </table:table-cell>
          <table:table-cell office:value-type="float" office:value="287960000000" table:style-name="ce1">
            <text:p>2,8796E+11</text:p>
          </table:table-cell>
          <table:table-cell office:value-type="float" office:value="82.594555735986859" table:formula="of:=SQRT([.CN67]^2+[.CM67]^2)" table:style-name="ce1">
            <text:p>82,59455574</text:p>
          </table:table-cell>
          <table:table-cell office:value-type="float" office:value="0.24582122210874849" table:style-name="ce1">
            <text:p>0,245821222</text:p>
          </table:table-cell>
          <table:table-cell office:value-type="float" office:value="-12.187612530954752" table:formula="of:=20*LOG([.CQ67])" table:style-name="ce1">
            <text:p>-12,18761253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3.73833948819528" table:style-name="ce1">
            <text:p>23,73833949</text:p>
          </table:table-cell>
          <table:table-cell office:value-type="float" office:value="15.57291988194776" table:style-name="ce1">
            <text:p>15,57291988</text:p>
          </table:table-cell>
          <table:table-cell office:value-type="float" office:value="271790000000" table:style-name="ce1">
            <text:p>2,7179E+11</text:p>
          </table:table-cell>
          <table:table-cell office:value-type="float" office:value="1.103029758269252E-3" table:style-name="ce1">
            <text:p>0,00110303</text:p>
          </table:table-cell>
          <table:table-cell office:value-type="float" office:value="0.27566360431882803" table:style-name="ce1">
            <text:p>0,275663604</text:p>
          </table:table-cell>
          <table:table-cell office:value-type="float" office:value="-11.19241139438139" table:formula="of:=20*LOG10([.H68])" table:style-name="ce1">
            <text:p>-11,19241139</text:p>
          </table:table-cell>
          <table:table-cell table:number-columns-repeated="3" table:style-name="ce1"/>
          <table:table-cell office:value-type="float" office:value="49.102801227215977" table:style-name="ce1">
            <text:p>49,10280123</text:p>
          </table:table-cell>
          <table:table-cell office:value-type="float" office:value="13.433451486589711" table:style-name="ce1">
            <text:p>13,43345149</text:p>
          </table:table-cell>
          <table:table-cell office:value-type="float" office:value="271790000000" table:style-name="ce1">
            <text:p>2,7179E+11</text:p>
          </table:table-cell>
          <table:table-cell office:value-type="float" office:value="1.103029758269252E-3" table:style-name="ce1">
            <text:p>0,00110303</text:p>
          </table:table-cell>
          <table:table-cell office:value-type="float" office:value="8.9904093544262344E-3" table:style-name="ce1">
            <text:p>0,008990409</text:p>
          </table:table-cell>
          <table:table-cell office:value-type="float" office:value="-40.924410667402135" table:formula="of:=20*LOG10([.Q68])" table:style-name="ce1">
            <text:p>-40,92441067</text:p>
          </table:table-cell>
          <table:table-cell table:number-columns-repeated="2" table:style-name="ce1"/>
          <table:table-cell office:value-type="float" office:value="76.13198088192965" table:style-name="ce1">
            <text:p>76,13198088</text:p>
          </table:table-cell>
          <table:table-cell office:value-type="float" office:value="5.798140257161692" table:style-name="ce1">
            <text:p>5,798140257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20856304465142891" table:style-name="ce1">
            <text:p>0,208563045</text:p>
          </table:table-cell>
          <table:table-cell office:value-type="float" office:value="-13.615252837248768" table:formula="of:=20*LOG10([.Y68])" table:style-name="ce1">
            <text:p>-13,61525284</text:p>
          </table:table-cell>
          <table:table-cell table:style-name="ce9"/>
          <table:table-cell table:style-name="ce1"/>
          <table:table-cell office:value-type="float" office:value="95.160064812366301" table:style-name="ce1">
            <text:p>95,16006481</text:p>
          </table:table-cell>
          <table:table-cell office:value-type="float" office:value="30.182981475148811" table:style-name="ce1">
            <text:p>30,18298148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33258632209753253" table:style-name="ce1">
            <text:p>0,332586322</text:p>
          </table:table-cell>
          <table:table-cell office:value-type="float" office:value="-9.5619123097691183" table:formula="of:=20*LOG10([.AG68])" table:style-name="ce1">
            <text:p>-9,56191231</text:p>
          </table:table-cell>
          <table:table-cell table:number-columns-repeated="3" table:style-name="ce1"/>
          <table:table-cell office:value-type="float" office:value="107.0215815905098" table:style-name="ce1">
            <text:p>107,0215816</text:p>
          </table:table-cell>
          <table:table-cell office:value-type="float" office:value="57.550750165639222" table:style-name="ce1">
            <text:p>57,55075017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41695799367868991" table:style-name="ce1">
            <text:p>0,416957994</text:p>
          </table:table-cell>
          <table:table-cell office:value-type="float" office:value="-7.5981539140724745" table:formula="of:=20*LOG10([.AP68])" table:style-name="ce1">
            <text:p>-7,598153914</text:p>
          </table:table-cell>
          <table:table-cell table:number-columns-repeated="3" table:style-name="ce1"/>
          <table:table-cell office:value-type="float" office:value="108.3473379310438" table:style-name="ce1">
            <text:p>108,3473379</text:p>
          </table:table-cell>
          <table:table-cell office:value-type="float" office:value="77.929729188188475" table:style-name="ce1">
            <text:p>77,92972919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45492891853856549" table:style-name="ce1">
            <text:p>0,454928919</text:p>
          </table:table-cell>
          <table:table-cell office:value-type="float" office:value="-6.8411291085299295" table:formula="of:=20*LOG10([.AY68])" table:style-name="ce1">
            <text:p>-6,841129109</text:p>
          </table:table-cell>
          <table:table-cell table:number-columns-repeated="3" table:style-name="ce1"/>
          <table:table-cell office:value-type="float" office:value="105.20544593767541" table:style-name="ce1">
            <text:p>105,2054459</text:p>
          </table:table-cell>
          <table:table-cell office:value-type="float" office:value="90.172991673442212" table:style-name="ce1">
            <text:p>90,17299167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46966970664988011" table:style-name="ce1">
            <text:p>0,469669707</text:p>
          </table:table-cell>
          <table:table-cell office:value-type="float" office:value="-6.5641490117520984" table:formula="of:=20*LOG10([.BH68])" table:style-name="ce1">
            <text:p>-6,564149012</text:p>
          </table:table-cell>
          <table:table-cell table:number-columns-repeated="3" table:style-name="ce1"/>
          <table:table-cell office:value-type="float" office:value="94.364733503289074" table:style-name="ce1">
            <text:p>94,3647335</text:p>
          </table:table-cell>
          <table:table-cell office:value-type="float" office:value="87.134414097261697" table:style-name="ce1">
            <text:p>87,1344141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43959090404155482" table:style-name="ce1">
            <text:p>0,439590904</text:p>
          </table:table-cell>
          <table:table-cell office:value-type="float" office:value="-7.1390260504227099" table:formula="of:=20*LOG10([.BQ68])" table:style-name="ce1">
            <text:p>-7,13902605</text:p>
          </table:table-cell>
          <table:table-cell table:number-columns-repeated="3" table:style-name="ce1"/>
          <table:table-cell office:value-type="float" office:value="85.328287653331472" table:style-name="ce1">
            <text:p>85,32828765</text:p>
          </table:table-cell>
          <table:table-cell office:value-type="float" office:value="76.558103929992924" table:style-name="ce1">
            <text:p>76,55810393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39260984975958962" table:style-name="ce1">
            <text:p>0,39260985</text:p>
          </table:table-cell>
          <table:table-cell office:value-type="float" office:value="-8.1207761811910526" table:formula="of:=20*LOG10([.BZ68])" table:style-name="ce1">
            <text:p>-8,120776181</text:p>
          </table:table-cell>
          <table:table-cell table:number-columns-repeated="3" table:style-name="ce1"/>
          <table:table-cell office:value-type="float" office:value="77.193570845443944" table:style-name="ce1">
            <text:p>77,19357085</text:p>
          </table:table-cell>
          <table:table-cell office:value-type="float" office:value="57.210787074985127" table:style-name="ce1">
            <text:p>57,21078707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31545713013162391" table:style-name="ce1">
            <text:p>0,31545713</text:p>
          </table:table-cell>
          <table:table-cell office:value-type="float" office:value="-10.021193039794664" table:formula="of:=20*LOG10([.CI68])" table:style-name="ce1">
            <text:p>-10,02119304</text:p>
          </table:table-cell>
          <table:table-cell table:number-columns-repeated="2" table:style-name="ce1"/>
          <table:table-cell office:value-type="float" office:value="72.261551879709742" table:style-name="ce1">
            <text:p>72,26155188</text:p>
          </table:table-cell>
          <table:table-cell office:value-type="float" office:value="33.756058681422253" table:style-name="ce1">
            <text:p>33,75605868</text:p>
          </table:table-cell>
          <table:table-cell office:value-type="float" office:value="288290000000" table:style-name="ce1">
            <text:p>2,8829E+11</text:p>
          </table:table-cell>
          <table:table-cell office:value-type="float" office:value="79.757152517925348" table:formula="of:=SQRT([.CN68]^2+[.CM68]^2)" table:style-name="ce1">
            <text:p>79,75715252</text:p>
          </table:table-cell>
          <table:table-cell office:value-type="float" office:value="0.22932957405808149" table:style-name="ce1">
            <text:p>0,229329574</text:p>
          </table:table-cell>
          <table:table-cell office:value-type="float" office:value="-12.790798711591091" table:formula="of:=20*LOG([.CQ68])" table:style-name="ce1">
            <text:p>-12,79079871</text:p>
          </table:table-cell>
          <table:table-cell table:number-columns-repeated="2" table:style-name="ce1"/>
          <table:table-cell office:value-type="float" office:value="2970000000" table:formula="of:=[.CO75]-[.CO66]" table:style-name="ce1">
            <text:p>2970000000</text:p>
          </table:table-cell>
          <table:table-cell table:number-columns-repeated="16285"/>
        </table:table-row>
        <table:table-row table:style-name="ro1">
          <table:table-cell table:number-columns-repeated="2"/>
          <table:table-cell table:style-name="ce8"/>
          <table:table-cell office:value-type="float" office:value="23.1231245114286" table:style-name="ce1">
            <text:p>23,12312451</text:p>
          </table:table-cell>
          <table:table-cell office:value-type="float" office:value="14.7275794704689" table:style-name="ce1">
            <text:p>14,72757947</text:p>
          </table:table-cell>
          <table:table-cell office:value-type="float" office:value="272120000000" table:style-name="ce1">
            <text:p>2,7212E+11</text:p>
          </table:table-cell>
          <table:table-cell office:value-type="float" office:value="1.101692113773335E-3" table:style-name="ce1">
            <text:p>0,001101692</text:p>
          </table:table-cell>
          <table:table-cell office:value-type="float" office:value="0.29173985675670622" table:style-name="ce1">
            <text:p>0,291739857</text:p>
          </table:table-cell>
          <table:table-cell office:value-type="float" office:value="-10.700084692364417" table:formula="of:=20*LOG10([.H69])" table:style-name="ce1">
            <text:p>-10,70008469</text:p>
          </table:table-cell>
          <table:table-cell table:number-columns-repeated="3" table:style-name="ce1"/>
          <table:table-cell office:value-type="float" office:value="48.34279437279951" table:style-name="ce1">
            <text:p>48,34279437</text:p>
          </table:table-cell>
          <table:table-cell office:value-type="float" office:value="13.059901537755749" table:style-name="ce1">
            <text:p>13,05990154</text:p>
          </table:table-cell>
          <table:table-cell office:value-type="float" office:value="272120000000" table:style-name="ce1">
            <text:p>2,7212E+11</text:p>
          </table:table-cell>
          <table:table-cell office:value-type="float" office:value="1.101692113773335E-3" table:style-name="ce1">
            <text:p>0,001101692</text:p>
          </table:table-cell>
          <table:table-cell office:value-type="float" office:value="7.5753058404242062E-4" table:style-name="ce1">
            <text:p>0,000757531</text:p>
          </table:table-cell>
          <table:table-cell office:value-type="float" office:value="-62.411996571028666" table:formula="of:=20*LOG10([.Q69])" table:style-name="ce1">
            <text:p>-62,41199657</text:p>
          </table:table-cell>
          <table:table-cell table:number-columns-repeated="2" table:style-name="ce1"/>
          <table:table-cell office:value-type="float" office:value="75.806297968878397" table:style-name="ce1">
            <text:p>75,80629797</text:p>
          </table:table-cell>
          <table:table-cell office:value-type="float" office:value="5.8072277487822834" table:style-name="ce1">
            <text:p>5,807227749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20652809792474239" table:style-name="ce1">
            <text:p>0,206528098</text:p>
          </table:table-cell>
          <table:table-cell office:value-type="float" office:value="-13.700417093851961" table:formula="of:=20*LOG10([.Y69])" table:style-name="ce1">
            <text:p>-13,70041709</text:p>
          </table:table-cell>
          <table:table-cell table:style-name="ce9"/>
          <table:table-cell table:style-name="ce1"/>
          <table:table-cell office:value-type="float" office:value="93.511650519103824" table:style-name="ce1">
            <text:p>93,51165052</text:p>
          </table:table-cell>
          <table:table-cell office:value-type="float" office:value="29.834249274185151" table:style-name="ce1">
            <text:p>29,83424927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32503370482592131" table:style-name="ce1">
            <text:p>0,325033705</text:p>
          </table:table-cell>
          <table:table-cell office:value-type="float" office:value="-9.7614320382108026" table:formula="of:=20*LOG10([.AG69])" table:style-name="ce1">
            <text:p>-9,761432038</text:p>
          </table:table-cell>
          <table:table-cell table:number-columns-repeated="3" table:style-name="ce1"/>
          <table:table-cell office:value-type="float" office:value="104.1667303940808" table:style-name="ce1">
            <text:p>104,1667304</text:p>
          </table:table-cell>
          <table:table-cell office:value-type="float" office:value="56.162479771893793" table:style-name="ce1">
            <text:p>56,16247977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4059727117100877" table:style-name="ce1">
            <text:p>0,405972712</text:p>
          </table:table-cell>
          <table:table-cell office:value-type="float" office:value="-7.8300631487526884" table:formula="of:=20*LOG10([.AP69])" table:style-name="ce1">
            <text:p>-7,830063149</text:p>
          </table:table-cell>
          <table:table-cell table:number-columns-repeated="3" table:style-name="ce1"/>
          <table:table-cell office:value-type="float" office:value="105.02072108224" table:style-name="ce1">
            <text:p>105,0207211</text:p>
          </table:table-cell>
          <table:table-cell office:value-type="float" office:value="75.250974009351268" table:style-name="ce1">
            <text:p>75,25097401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44195730725175308" table:style-name="ce1">
            <text:p>0,441957307</text:p>
          </table:table-cell>
          <table:table-cell office:value-type="float" office:value="-7.0923936229949209" table:formula="of:=20*LOG10([.AY69])" table:style-name="ce1">
            <text:p>-7,092393623</text:p>
          </table:table-cell>
          <table:table-cell table:number-columns-repeated="3" table:style-name="ce1"/>
          <table:table-cell office:value-type="float" office:value="101.8973491191788" table:style-name="ce1">
            <text:p>101,8973491</text:p>
          </table:table-cell>
          <table:table-cell office:value-type="float" office:value="86.444425834272522" table:style-name="ce1">
            <text:p>86,44442583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45541259819233582" table:style-name="ce1">
            <text:p>0,455412598</text:p>
          </table:table-cell>
          <table:table-cell office:value-type="float" office:value="-6.8318991911616846" table:formula="of:=20*LOG10([.BH69])" table:style-name="ce1">
            <text:p>-6,831899191</text:p>
          </table:table-cell>
          <table:table-cell table:number-columns-repeated="3" table:style-name="ce1"/>
          <table:table-cell office:value-type="float" office:value="91.775240276017598" table:style-name="ce1">
            <text:p>91,77524028</text:p>
          </table:table-cell>
          <table:table-cell office:value-type="float" office:value="82.715591765298427" table:style-name="ce1">
            <text:p>82,71559177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4237966572783084" table:style-name="ce1">
            <text:p>0,423796657</text:p>
          </table:table-cell>
          <table:table-cell office:value-type="float" office:value="-7.4568494627126238" table:formula="of:=20*LOG10([.BQ69])" table:style-name="ce1">
            <text:p>-7,456849463</text:p>
          </table:table-cell>
          <table:table-cell table:number-columns-repeated="3" table:style-name="ce1"/>
          <table:table-cell office:value-type="float" office:value="83.426522483541177" table:style-name="ce1">
            <text:p>83,42652248</text:p>
          </table:table-cell>
          <table:table-cell office:value-type="float" office:value="71.829598653017698" table:style-name="ce1">
            <text:p>71,82959865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37534547770604282" table:style-name="ce1">
            <text:p>0,375345478</text:p>
          </table:table-cell>
          <table:table-cell office:value-type="float" office:value="-8.5113762459661721" table:formula="of:=20*LOG10([.BZ69])" table:style-name="ce1">
            <text:p>-8,511376246</text:p>
          </table:table-cell>
          <table:table-cell table:number-columns-repeated="3" table:style-name="ce1"/>
          <table:table-cell office:value-type="float" office:value="76.005793448010678" table:style-name="ce1">
            <text:p>76,00579345</text:p>
          </table:table-cell>
          <table:table-cell office:value-type="float" office:value="52.342803544329833" table:style-name="ce1">
            <text:p>52,34280354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29718866561787499" table:style-name="ce1">
            <text:p>0,297188666</text:p>
          </table:table-cell>
          <table:table-cell office:value-type="float" office:value="-10.539355160239982" table:formula="of:=20*LOG10([.CI69])" table:style-name="ce1">
            <text:p>-10,53935516</text:p>
          </table:table-cell>
          <table:table-cell table:number-columns-repeated="2" table:style-name="ce1"/>
          <table:table-cell office:value-type="float" office:value="71.652194065152941" table:style-name="ce1">
            <text:p>71,65219407</text:p>
          </table:table-cell>
          <table:table-cell office:value-type="float" office:value="28.8696452419649" table:style-name="ce1">
            <text:p>28,86964524</text:p>
          </table:table-cell>
          <table:table-cell office:value-type="float" office:value="288620000000" table:style-name="ce1">
            <text:p>2,8862E+11</text:p>
          </table:table-cell>
          <table:table-cell office:value-type="float" office:value="77.249552301273852" table:formula="of:=SQRT([.CN69]^2+[.CM69]^2)" table:style-name="ce1">
            <text:p>77,2495523</text:p>
          </table:table-cell>
          <table:table-cell office:value-type="float" office:value="0.2141426182526622" table:style-name="ce1">
            <text:p>0,214142618</text:p>
          </table:table-cell>
          <table:table-cell office:value-type="float" office:value="-13.38593783299612" table:formula="of:=20*LOG([.CQ69])" table:style-name="ce1">
            <text:p>-13,38593783</text:p>
          </table:table-cell>
          <table:table-cell table:number-columns-repeated="2" table:style-name="ce1"/>
          <table:table-cell office:value-type="float" office:value="293570000000" table:formula="of:=[.CU68]+[.CO75]" table:style-name="ce1">
            <text:p>2,9357E+11</text:p>
          </table:table-cell>
          <table:table-cell table:number-columns-repeated="16285"/>
        </table:table-row>
        <table:table-row table:style-name="ro1">
          <table:table-cell table:number-columns-repeated="2"/>
          <table:table-cell table:style-name="ce8"/>
          <table:table-cell office:value-type="float" office:value="22.558237572674361" table:style-name="ce1">
            <text:p>22,55823757</text:p>
          </table:table-cell>
          <table:table-cell office:value-type="float" office:value="13.88222333143043" table:style-name="ce1">
            <text:p>13,88222333</text:p>
          </table:table-cell>
          <table:table-cell office:value-type="float" office:value="272450000000" table:style-name="ce1">
            <text:p>2,7245E+11</text:p>
          </table:table-cell>
          <table:table-cell office:value-type="float" office:value="1.100357709671499E-3" table:style-name="ce1">
            <text:p>0,001100358</text:p>
          </table:table-cell>
          <table:table-cell office:value-type="float" office:value="0.30740234742044498" table:style-name="ce1">
            <text:p>0,307402347</text:p>
          </table:table-cell>
          <table:table-cell office:value-type="float" office:value="-10.245856408302998" table:formula="of:=20*LOG10([.H70])" table:style-name="ce1">
            <text:p>-10,24585641</text:p>
          </table:table-cell>
          <table:table-cell table:number-columns-repeated="3" table:style-name="ce1"/>
          <table:table-cell office:value-type="float" office:value="47.618235163130478" table:style-name="ce1">
            <text:p>47,61823516</text:p>
          </table:table-cell>
          <table:table-cell office:value-type="float" office:value="12.651101554000009" table:style-name="ce1">
            <text:p>12,65110155</text:p>
          </table:table-cell>
          <table:table-cell office:value-type="float" office:value="272450000000" table:style-name="ce1">
            <text:p>2,7245E+11</text:p>
          </table:table-cell>
          <table:table-cell office:value-type="float" office:value="1.100357709671499E-3" table:style-name="ce1">
            <text:p>0,001100358</text:p>
          </table:table-cell>
          <table:table-cell office:value-type="float" office:value="7.3522617325833418E-3" table:style-name="ce1">
            <text:p>0,007352262</text:p>
          </table:table-cell>
          <table:table-cell office:value-type="float" office:value="-42.671580818637466" table:formula="of:=20*LOG10([.Q70])" table:style-name="ce1">
            <text:p>-42,67158082</text:p>
          </table:table-cell>
          <table:table-cell table:number-columns-repeated="2" table:style-name="ce1"/>
          <table:table-cell office:value-type="float" office:value="75.482748463739313" table:style-name="ce1">
            <text:p>75,48274846</text:p>
          </table:table-cell>
          <table:table-cell office:value-type="float" office:value="5.7981555805379026" table:style-name="ce1">
            <text:p>5,798155581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20448740134921181" table:style-name="ce1">
            <text:p>0,204487401</text:p>
          </table:table-cell>
          <table:table-cell office:value-type="float" office:value="-13.786668882038999" table:formula="of:=20*LOG10([.Y70])" table:style-name="ce1">
            <text:p>-13,78666888</text:p>
          </table:table-cell>
          <table:table-cell table:style-name="ce9"/>
          <table:table-cell table:style-name="ce1"/>
          <table:table-cell office:value-type="float" office:value="91.916252160178857" table:style-name="ce1">
            <text:p>91,91625216</text:p>
          </table:table-cell>
          <table:table-cell office:value-type="float" office:value="29.40493937265925" table:style-name="ce1">
            <text:p>29,40493937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31743023212135058" table:style-name="ce1">
            <text:p>0,317430232</text:p>
          </table:table-cell>
          <table:table-cell office:value-type="float" office:value="-9.9670342662910905" table:formula="of:=20*LOG10([.AG70])" table:style-name="ce1">
            <text:p>-9,967034266</text:p>
          </table:table-cell>
          <table:table-cell table:number-columns-repeated="3" table:style-name="ce1"/>
          <table:table-cell office:value-type="float" office:value="101.46345306042829" table:style-name="ce1">
            <text:p>101,4634531</text:p>
          </table:table-cell>
          <table:table-cell office:value-type="float" office:value="54.678294055800137" table:style-name="ce1">
            <text:p>54,67829406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39488782183734639" table:style-name="ce1">
            <text:p>0,394887822</text:p>
          </table:table-cell>
          <table:table-cell office:value-type="float" office:value="-8.0705251900649184" table:formula="of:=20*LOG10([.AP70])" table:style-name="ce1">
            <text:p>-8,07052519</text:p>
          </table:table-cell>
          <table:table-cell table:number-columns-repeated="3" table:style-name="ce1"/>
          <table:table-cell office:value-type="float" office:value="101.9153733229619" table:style-name="ce1">
            <text:p>101,9153733</text:p>
          </table:table-cell>
          <table:table-cell office:value-type="float" office:value="72.523756367275212" table:style-name="ce1">
            <text:p>72,52375637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42885120934349569" table:style-name="ce1">
            <text:p>0,428851209</text:p>
          </table:table-cell>
          <table:table-cell office:value-type="float" office:value="-7.3538672178258704" table:formula="of:=20*LOG10([.AY70])" table:style-name="ce1">
            <text:p>-7,353867218</text:p>
          </table:table-cell>
          <table:table-cell table:number-columns-repeated="3" table:style-name="ce1"/>
          <table:table-cell office:value-type="float" office:value="98.833289552654463" table:style-name="ce1">
            <text:p>98,83328955</text:p>
          </table:table-cell>
          <table:table-cell office:value-type="float" office:value="82.723418366266998" table:style-name="ce1">
            <text:p>82,72341837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44097969463301012" table:style-name="ce1">
            <text:p>0,440979695</text:p>
          </table:table-cell>
          <table:table-cell office:value-type="float" office:value="-7.1116281522242861" table:formula="of:=20*LOG10([.BH70])" table:style-name="ce1">
            <text:p>-7,111628152</text:p>
          </table:table-cell>
          <table:table-cell table:number-columns-repeated="3" table:style-name="ce1"/>
          <table:table-cell office:value-type="float" office:value="89.39072369018686" table:style-name="ce1">
            <text:p>89,39072369</text:p>
          </table:table-cell>
          <table:table-cell office:value-type="float" office:value="78.351016630032689" table:style-name="ce1">
            <text:p>78,35101663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40782122620560157" table:style-name="ce1">
            <text:p>0,407821226</text:p>
          </table:table-cell>
          <table:table-cell office:value-type="float" office:value="-7.7906034777754822" table:formula="of:=20*LOG10([.BQ70])" table:style-name="ce1">
            <text:p>-7,790603478</text:p>
          </table:table-cell>
          <table:table-cell table:number-columns-repeated="3" table:style-name="ce1"/>
          <table:table-cell office:value-type="float" office:value="81.687507369010262" table:style-name="ce1">
            <text:p>81,68750737</text:p>
          </table:table-cell>
          <table:table-cell office:value-type="float" office:value="67.16810334789831" table:style-name="ce1">
            <text:p>67,16810335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35797155053122048" table:style-name="ce1">
            <text:p>0,357971551</text:p>
          </table:table-cell>
          <table:table-cell office:value-type="float" office:value="-8.9230297430029637" table:formula="of:=20*LOG10([.BZ70])" table:style-name="ce1">
            <text:p>-8,923029743</text:p>
          </table:table-cell>
          <table:table-cell table:number-columns-repeated="3" table:style-name="ce1"/>
          <table:table-cell office:value-type="float" office:value="74.941291633735688" table:style-name="ce1">
            <text:p>74,94129163</text:p>
          </table:table-cell>
          <table:table-cell office:value-type="float" office:value="47.533319529301203" table:style-name="ce1">
            <text:p>47,53331953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2792515103116171" table:style-name="ce1">
            <text:p>0,27925151</text:p>
          </table:table-cell>
          <table:table-cell office:value-type="float" office:value="-11.080089387113494" table:formula="of:=20*LOG10([.CI70])" table:style-name="ce1">
            <text:p>-11,08008939</text:p>
          </table:table-cell>
          <table:table-cell table:number-columns-repeated="2" table:style-name="ce1"/>
          <table:table-cell office:value-type="float" office:value="71.142721152307161" table:style-name="ce1">
            <text:p>71,14272115</text:p>
          </table:table-cell>
          <table:table-cell office:value-type="float" office:value="24.021506934026672" table:style-name="ce1">
            <text:p>24,02150693</text:p>
          </table:table-cell>
          <table:table-cell office:value-type="float" office:value="288950000000" table:style-name="ce1">
            <text:p>2,8895E+11</text:p>
          </table:table-cell>
          <table:table-cell office:value-type="float" office:value="75.08874461819444" table:formula="of:=SQRT([.CN70]^2+[.CM70]^2)" table:style-name="ce1">
            <text:p>75,08874462</text:p>
          </table:table-cell>
          <table:table-cell office:value-type="float" office:value="0.20056756261142639" table:style-name="ce1">
            <text:p>0,200567563</text:p>
          </table:table-cell>
          <table:table-cell office:value-type="float" office:value="-13.954786064194884" table:formula="of:=20*LOG([.CQ70])" table:style-name="ce1">
            <text:p>-13,95478606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2.04056089273293" table:style-name="ce1">
            <text:p>22,04056089</text:p>
          </table:table-cell>
          <table:table-cell office:value-type="float" office:value="13.03807991819377" table:style-name="ce1">
            <text:p>13,03807992</text:p>
          </table:table-cell>
          <table:table-cell office:value-type="float" office:value="272780000000" table:style-name="ce1">
            <text:p>2,7278E+11</text:p>
          </table:table-cell>
          <table:table-cell office:value-type="float" office:value="1.0990265342033869E-3" table:style-name="ce1">
            <text:p>0,001099027</text:p>
          </table:table-cell>
          <table:table-cell office:value-type="float" office:value="0.32260856710748931" table:style-name="ce1">
            <text:p>0,322608567</text:p>
          </table:table-cell>
          <table:table-cell office:value-type="float" office:value="-9.8264820756983813" table:formula="of:=20*LOG10([.H71])" table:style-name="ce1">
            <text:p>-9,826482076</text:p>
          </table:table-cell>
          <table:table-cell table:number-columns-repeated="3" table:style-name="ce1"/>
          <table:table-cell office:value-type="float" office:value="46.929617675071093" table:style-name="ce1">
            <text:p>46,92961768</text:p>
          </table:table-cell>
          <table:table-cell office:value-type="float" office:value="12.21015787437252" table:style-name="ce1">
            <text:p>12,21015787</text:p>
          </table:table-cell>
          <table:table-cell office:value-type="float" office:value="272780000000" table:style-name="ce1">
            <text:p>2,7278E+11</text:p>
          </table:table-cell>
          <table:table-cell office:value-type="float" office:value="1.0990265342033869E-3" table:style-name="ce1">
            <text:p>0,001099027</text:p>
          </table:table-cell>
          <table:table-cell office:value-type="float" office:value="1.5310579264093131E-2" table:style-name="ce1">
            <text:p>0,015310579</text:p>
          </table:table-cell>
          <table:table-cell office:value-type="float" office:value="-36.300167555805977" table:formula="of:=20*LOG10([.Q71])" table:style-name="ce1">
            <text:p>-36,30016756</text:p>
          </table:table-cell>
          <table:table-cell table:number-columns-repeated="2" table:style-name="ce1"/>
          <table:table-cell office:value-type="float" office:value="75.16230761029226" table:style-name="ce1">
            <text:p>75,16230761</text:p>
          </table:table-cell>
          <table:table-cell office:value-type="float" office:value="5.7713059968957534" table:style-name="ce1">
            <text:p>5,771305997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20244724673879" table:style-name="ce1">
            <text:p>0,202447247</text:p>
          </table:table-cell>
          <table:table-cell office:value-type="float" office:value="-13.873762504291358" table:formula="of:=20*LOG10([.Y71])" table:style-name="ce1">
            <text:p>-13,8737625</text:p>
          </table:table-cell>
          <table:table-cell table:style-name="ce9"/>
          <table:table-cell table:style-name="ce1"/>
          <table:table-cell office:value-type="float" office:value="90.376080095732718" table:style-name="ce1">
            <text:p>90,3760801</text:p>
          </table:table-cell>
          <table:table-cell office:value-type="float" office:value="28.901029810963319" table:style-name="ce1">
            <text:p>28,90102981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30979597339595338" table:style-name="ce1">
            <text:p>0,309795973</text:p>
          </table:table-cell>
          <table:table-cell office:value-type="float" office:value="-10.178484626519012" table:formula="of:=20*LOG10([.AG71])" table:style-name="ce1">
            <text:p>-10,17848463</text:p>
          </table:table-cell>
          <table:table-cell table:number-columns-repeated="3" table:style-name="ce1"/>
          <table:table-cell office:value-type="float" office:value="98.907710138332519" table:style-name="ce1">
            <text:p>98,90771014</text:p>
          </table:table-cell>
          <table:table-cell office:value-type="float" office:value="53.110686961852373" table:style-name="ce1">
            <text:p>53,11068696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383725000169231" table:style-name="ce1">
            <text:p>0,383725</text:p>
          </table:table-cell>
          <table:table-cell office:value-type="float" office:value="-8.3195981008995492" table:formula="of:=20*LOG10([.AP71])" table:style-name="ce1">
            <text:p>-8,319598101</text:p>
          </table:table-cell>
          <table:table-cell table:number-columns-repeated="3" table:style-name="ce1"/>
          <table:table-cell office:value-type="float" office:value="99.018779902731438" table:style-name="ce1">
            <text:p>99,0187799</text:p>
          </table:table-cell>
          <table:table-cell office:value-type="float" office:value="69.759504463499226" table:style-name="ce1">
            <text:p>69,75950446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41562961533538623" table:style-name="ce1">
            <text:p>0,415629615</text:p>
          </table:table-cell>
          <table:table-cell office:value-type="float" office:value="-7.6258702945542023" table:formula="of:=20*LOG10([.AY71])" table:style-name="ce1">
            <text:p>-7,625870295</text:p>
          </table:table-cell>
          <table:table-cell table:number-columns-repeated="3" table:style-name="ce1"/>
          <table:table-cell office:value-type="float" office:value="95.996373383546398" table:style-name="ce1">
            <text:p>95,99637338</text:p>
          </table:table-cell>
          <table:table-cell office:value-type="float" office:value="79.016532995268975" table:style-name="ce1">
            <text:p>79,016533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42638806470546059" table:style-name="ce1">
            <text:p>0,426388065</text:p>
          </table:table-cell>
          <table:table-cell office:value-type="float" office:value="-7.4038992083869068" table:formula="of:=20*LOG10([.BH71])" table:style-name="ce1">
            <text:p>-7,403899208</text:p>
          </table:table-cell>
          <table:table-cell table:number-columns-repeated="3" table:style-name="ce1"/>
          <table:table-cell office:value-type="float" office:value="87.196663580414778" table:style-name="ce1">
            <text:p>87,19666358</text:p>
          </table:table-cell>
          <table:table-cell office:value-type="float" office:value="74.040515472216825" table:style-name="ce1">
            <text:p>74,04051547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39169346773745062" table:style-name="ce1">
            <text:p>0,391693468</text:p>
          </table:table-cell>
          <table:table-cell office:value-type="float" office:value="-8.141073422207608" table:formula="of:=20*LOG10([.BQ71])" table:style-name="ce1">
            <text:p>-8,141073422</text:p>
          </table:table-cell>
          <table:table-cell table:number-columns-repeated="3" table:style-name="ce1"/>
          <table:table-cell office:value-type="float" office:value="80.100654161369462" table:style-name="ce1">
            <text:p>80,10065416</text:p>
          </table:table-cell>
          <table:table-cell office:value-type="float" office:value="62.570225289953036" table:style-name="ce1">
            <text:p>62,57022529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34055319632427411" table:style-name="ce1">
            <text:p>0,340553196</text:p>
          </table:table-cell>
          <table:table-cell office:value-type="float" office:value="-9.3563007842399735" table:formula="of:=20*LOG10([.BZ71])" table:style-name="ce1">
            <text:p>-9,356300784</text:p>
          </table:table-cell>
          <table:table-cell table:number-columns-repeated="3" table:style-name="ce1"/>
          <table:table-cell office:value-type="float" office:value="73.993731424183451" table:style-name="ce1">
            <text:p>73,99373142</text:p>
          </table:table-cell>
          <table:table-cell office:value-type="float" office:value="42.777643424431822" table:style-name="ce1">
            <text:p>42,77764342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26182530363367801" table:style-name="ce1">
            <text:p>0,261825304</text:p>
          </table:table-cell>
          <table:table-cell office:value-type="float" office:value="-11.639767683020441" table:formula="of:=20*LOG10([.CI71])" table:style-name="ce1">
            <text:p>-11,63976768</text:p>
          </table:table-cell>
          <table:table-cell table:number-columns-repeated="2" table:style-name="ce1"/>
          <table:table-cell office:value-type="float" office:value="70.729957253407179" table:style-name="ce1">
            <text:p>70,72995725</text:p>
          </table:table-cell>
          <table:table-cell office:value-type="float" office:value="19.206854915013921" table:style-name="ce1">
            <text:p>19,20685492</text:p>
          </table:table-cell>
          <table:table-cell office:value-type="float" office:value="289280000000" table:style-name="ce1">
            <text:p>2,8928E+11</text:p>
          </table:table-cell>
          <table:table-cell office:value-type="float" office:value="73.291405558873009" table:formula="of:=SQRT([.CN71]^2+[.CM71]^2)" table:style-name="ce1">
            <text:p>73,29140556</text:p>
          </table:table-cell>
          <table:table-cell office:value-type="float" office:value="0.18891345632158521" table:style-name="ce1">
            <text:p>0,188913456</text:p>
          </table:table-cell>
          <table:table-cell office:value-type="float" office:value="-14.4747421228686" table:formula="of:=20*LOG([.CQ71])" table:style-name="ce1">
            <text:p>-14,47474212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1.567237284623051" table:style-name="ce1">
            <text:p>21,56723728</text:p>
          </table:table-cell>
          <table:table-cell office:value-type="float" office:value="12.19609964436995" table:style-name="ce1">
            <text:p>12,19609964</text:p>
          </table:table-cell>
          <table:table-cell office:value-type="float" office:value="273110000000" table:style-name="ce1">
            <text:p>2,7311E+11</text:p>
          </table:table-cell>
          <table:table-cell office:value-type="float" office:value="1.097698575665483E-3" table:style-name="ce1">
            <text:p>0,001097699</text:p>
          </table:table-cell>
          <table:table-cell office:value-type="float" office:value="0.33731290581032802" table:style-name="ce1">
            <text:p>0,337312906</text:p>
          </table:table-cell>
          <table:table-cell office:value-type="float" office:value="-9.4393408420929585" table:formula="of:=20*LOG10([.H72])" table:style-name="ce1">
            <text:p>-9,439340842</text:p>
          </table:table-cell>
          <table:table-cell table:number-columns-repeated="3" table:style-name="ce1"/>
          <table:table-cell office:value-type="float" office:value="46.277232131771498" table:style-name="ce1">
            <text:p>46,27723213</text:p>
          </table:table-cell>
          <table:table-cell office:value-type="float" office:value="11.73999497158257" table:style-name="ce1">
            <text:p>11,73999497</text:p>
          </table:table-cell>
          <table:table-cell office:value-type="float" office:value="273110000000" table:style-name="ce1">
            <text:p>2,7311E+11</text:p>
          </table:table-cell>
          <table:table-cell office:value-type="float" office:value="1.097698575665483E-3" table:style-name="ce1">
            <text:p>0,001097699</text:p>
          </table:table-cell>
          <table:table-cell office:value-type="float" office:value="2.308945247061581E-2" table:style-name="ce1">
            <text:p>0,023089452</text:p>
          </table:table-cell>
          <table:table-cell office:value-type="float" office:value="-32.731727311175398" table:formula="of:=20*LOG10([.Q72])" table:style-name="ce1">
            <text:p>-32,73172731</text:p>
          </table:table-cell>
          <table:table-cell table:number-columns-repeated="2" table:style-name="ce1"/>
          <table:table-cell office:value-type="float" office:value="74.845905010624577" table:style-name="ce1">
            <text:p>74,84590501</text:p>
          </table:table-cell>
          <table:table-cell office:value-type="float" office:value="5.7271068997205932" table:style-name="ce1">
            <text:p>5,7271069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2004138685175158" table:style-name="ce1">
            <text:p>0,200413869</text:p>
          </table:table-cell>
          <table:table-cell office:value-type="float" office:value="-13.961444577030985" table:formula="of:=20*LOG10([.Y72])" table:style-name="ce1">
            <text:p>-13,96144458</text:p>
          </table:table-cell>
          <table:table-cell table:style-name="ce9"/>
          <table:table-cell table:style-name="ce1"/>
          <table:table-cell office:value-type="float" office:value="88.892826284063986" table:style-name="ce1">
            <text:p>88,89282628</text:p>
          </table:table-cell>
          <table:table-cell office:value-type="float" office:value="28.328252259011411" table:style-name="ce1">
            <text:p>28,32825226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30215114356639489" table:style-name="ce1">
            <text:p>0,302151144</text:p>
          </table:table-cell>
          <table:table-cell office:value-type="float" office:value="-10.395515154331667" table:formula="of:=20*LOG10([.AG72])" table:style-name="ce1">
            <text:p>-10,39551515</text:p>
          </table:table-cell>
          <table:table-cell table:number-columns-repeated="3" table:style-name="ce1"/>
          <table:table-cell office:value-type="float" office:value="96.495038081804253" table:style-name="ce1">
            <text:p>96,49503808</text:p>
          </table:table-cell>
          <table:table-cell office:value-type="float" office:value="51.470828155092548" table:style-name="ce1">
            <text:p>51,47082816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37250668281982502" table:style-name="ce1">
            <text:p>0,372506683</text:p>
          </table:table-cell>
          <table:table-cell office:value-type="float" office:value="-8.5773186308915133" table:formula="of:=20*LOG10([.AP72])" table:style-name="ce1">
            <text:p>-8,577318631</text:p>
          </table:table-cell>
          <table:table-cell table:number-columns-repeated="3" table:style-name="ce1"/>
          <table:table-cell office:value-type="float" office:value="96.318993586729732" table:style-name="ce1">
            <text:p>96,31899359</text:p>
          </table:table-cell>
          <table:table-cell office:value-type="float" office:value="66.96787009381147" table:style-name="ce1">
            <text:p>66,96787009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40231330755695882" table:style-name="ce1">
            <text:p>0,402313308</text:p>
          </table:table-cell>
          <table:table-cell office:value-type="float" office:value="-7.9087120354766141" table:formula="of:=20*LOG10([.AY72])" table:style-name="ce1">
            <text:p>-7,908712035</text:p>
          </table:table-cell>
          <table:table-cell table:number-columns-repeated="3" table:style-name="ce1"/>
          <table:table-cell office:value-type="float" office:value="93.371049993230798" table:style-name="ce1">
            <text:p>93,37104999</text:p>
          </table:table-cell>
          <table:table-cell office:value-type="float" office:value="75.328870430294018" table:style-name="ce1">
            <text:p>75,32887043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4116578632973954" table:style-name="ce1">
            <text:p>0,411657863</text:p>
          </table:table-cell>
          <table:table-cell office:value-type="float" office:value="-7.7092716896330877" table:formula="of:=20*LOG10([.BH72])" table:style-name="ce1">
            <text:p>-7,70927169</text:p>
          </table:table-cell>
          <table:table-cell table:number-columns-repeated="3" table:style-name="ce1"/>
          <table:table-cell office:value-type="float" office:value="85.179932126194785" table:style-name="ce1">
            <text:p>85,17993213</text:p>
          </table:table-cell>
          <table:table-cell office:value-type="float" office:value="69.783327430183149" table:style-name="ce1">
            <text:p>69,78332743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37544925741034513" table:style-name="ce1">
            <text:p>0,375449257</text:p>
          </table:table-cell>
          <table:table-cell office:value-type="float" office:value="-8.5089750062615757" table:formula="of:=20*LOG10([.BQ72])" table:style-name="ce1">
            <text:p>-8,508975006</text:p>
          </table:table-cell>
          <table:table-cell table:number-columns-repeated="3" table:style-name="ce1"/>
          <table:table-cell office:value-type="float" office:value="78.656469073169916" table:style-name="ce1">
            <text:p>78,65646907</text:p>
          </table:table-cell>
          <table:table-cell office:value-type="float" office:value="58.032453871953798" table:style-name="ce1">
            <text:p>58,03245387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323170348341702" table:style-name="ce1">
            <text:p>0,323170348</text:p>
          </table:table-cell>
          <table:table-cell office:value-type="float" office:value="-9.811369872697373" table:formula="of:=20*LOG10([.BZ72])" table:style-name="ce1">
            <text:p>-9,811369873</text:p>
          </table:table-cell>
          <table:table-cell table:number-columns-repeated="3" table:style-name="ce1"/>
          <table:table-cell office:value-type="float" office:value="73.157517114409274" table:style-name="ce1">
            <text:p>73,15751711</text:p>
          </table:table-cell>
          <table:table-cell office:value-type="float" office:value="38.071169440245932" table:style-name="ce1">
            <text:p>38,07116944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24511677714509869" table:style-name="ce1">
            <text:p>0,245116777</text:p>
          </table:table-cell>
          <table:table-cell office:value-type="float" office:value="-12.212539244384947" table:formula="of:=20*LOG10([.CI72])" table:style-name="ce1">
            <text:p>-12,21253924</text:p>
          </table:table-cell>
          <table:table-cell table:number-columns-repeated="2" table:style-name="ce1"/>
          <table:table-cell office:value-type="float" office:value="70.411246297365579" table:style-name="ce1">
            <text:p>70,4112463</text:p>
          </table:table-cell>
          <table:table-cell office:value-type="float" office:value="14.421002120922299" table:style-name="ce1">
            <text:p>14,42100212</text:p>
          </table:table-cell>
          <table:table-cell office:value-type="float" office:value="289610000000" table:style-name="ce1">
            <text:p>2,8961E+11</text:p>
          </table:table-cell>
          <table:table-cell office:value-type="float" office:value="71.872866280119396" table:formula="of:=SQRT([.CN72]^2+[.CM72]^2)" table:style-name="ce1">
            <text:p>71,87286628</text:p>
          </table:table-cell>
          <table:table-cell office:value-type="float" office:value="0.1794728141524593" table:style-name="ce1">
            <text:p>0,179472814</text:p>
          </table:table-cell>
          <table:table-cell office:value-type="float" office:value="-14.920026547032627" table:formula="of:=20*LOG([.CQ72])" table:style-name="ce1">
            <text:p>-14,92002655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1.135657664801911" table:style-name="ce1">
            <text:p>21,13565766</text:p>
          </table:table-cell>
          <table:table-cell office:value-type="float" office:value="11.356999738149669" table:style-name="ce1">
            <text:p>11,35699974</text:p>
          </table:table-cell>
          <table:table-cell office:value-type="float" office:value="273440000000" table:style-name="ce1">
            <text:p>2,7344E+11</text:p>
          </table:table-cell>
          <table:table-cell office:value-type="float" office:value="1.096373822410767E-3" table:style-name="ce1">
            <text:p>0,001096374</text:p>
          </table:table-cell>
          <table:table-cell office:value-type="float" office:value="0.35146647398320791" table:style-name="ce1">
            <text:p>0,351466474</text:p>
          </table:table-cell>
          <table:table-cell office:value-type="float" office:value="-9.0823219112336577" table:formula="of:=20*LOG10([.H73])" table:style-name="ce1">
            <text:p>-9,082321911</text:p>
          </table:table-cell>
          <table:table-cell table:number-columns-repeated="3" table:style-name="ce1"/>
          <table:table-cell office:value-type="float" office:value="45.661197354478048" table:style-name="ce1">
            <text:p>45,66119735</text:p>
          </table:table-cell>
          <table:table-cell office:value-type="float" office:value="11.243355744396171" table:style-name="ce1">
            <text:p>11,24335574</text:p>
          </table:table-cell>
          <table:table-cell office:value-type="float" office:value="273440000000" table:style-name="ce1">
            <text:p>2,7344E+11</text:p>
          </table:table-cell>
          <table:table-cell office:value-type="float" office:value="1.096373822410767E-3" table:style-name="ce1">
            <text:p>0,001096374</text:p>
          </table:table-cell>
          <table:table-cell office:value-type="float" office:value="3.0661368359085329E-2" table:style-name="ce1">
            <text:p>0,030661368</text:p>
          </table:table-cell>
          <table:table-cell office:value-type="float" office:value="-30.268169346097821" table:formula="of:=20*LOG10([.Q73])" table:style-name="ce1">
            <text:p>-30,26816935</text:p>
          </table:table-cell>
          <table:table-cell table:number-columns-repeated="2" table:style-name="ce1"/>
          <table:table-cell office:value-type="float" office:value="74.53442357950793" table:style-name="ce1">
            <text:p>74,53442358</text:p>
          </table:table-cell>
          <table:table-cell office:value-type="float" office:value="5.6660272103148337" table:style-name="ce1">
            <text:p>5,66602721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19839342653560049" table:style-name="ce1">
            <text:p>0,198393427</text:p>
          </table:table-cell>
          <table:table-cell office:value-type="float" office:value="-14.049454432609608" table:formula="of:=20*LOG10([.Y73])" table:style-name="ce1">
            <text:p>-14,04945443</text:p>
          </table:table-cell>
          <table:table-cell table:style-name="ce9"/>
          <table:table-cell table:style-name="ce1"/>
          <table:table-cell office:value-type="float" office:value="87.467726943075078" table:style-name="ce1">
            <text:p>87,46772694</text:p>
          </table:table-cell>
          <table:table-cell office:value-type="float" office:value="27.69206997260828" table:style-name="ce1">
            <text:p>27,69206997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29451612348370743" table:style-name="ce1">
            <text:p>0,294516123</text:p>
          </table:table-cell>
          <table:table-cell office:value-type="float" office:value="-10.617818489637706" table:formula="of:=20*LOG10([.AG73])" table:style-name="ce1">
            <text:p>-10,61781849</text:p>
          </table:table-cell>
          <table:table-cell table:number-columns-repeated="3" table:style-name="ce1"/>
          <table:table-cell office:value-type="float" office:value="94.220695093373351" table:style-name="ce1">
            <text:p>94,22069509</text:p>
          </table:table-cell>
          <table:table-cell office:value-type="float" office:value="49.768666222535089" table:style-name="ce1">
            <text:p>49,76866622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36125625576519083" table:style-name="ce1">
            <text:p>0,361256256</text:p>
          </table:table-cell>
          <table:table-cell office:value-type="float" office:value="-8.8436924724848591" table:formula="of:=20*LOG10([.AP73])" table:style-name="ce1">
            <text:p>-8,843692472</text:p>
          </table:table-cell>
          <table:table-cell table:number-columns-repeated="3" table:style-name="ce1"/>
          <table:table-cell office:value-type="float" office:value="93.804688014256143" table:style-name="ce1">
            <text:p>93,80468801</text:p>
          </table:table-cell>
          <table:table-cell office:value-type="float" office:value="64.156964012348951" table:style-name="ce1">
            <text:p>64,15696401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38892523928587591" table:style-name="ce1">
            <text:p>0,388925239</text:p>
          </table:table-cell>
          <table:table-cell office:value-type="float" office:value="-8.2026774483437119" table:formula="of:=20*LOG10([.AY73])" table:style-name="ce1">
            <text:p>-8,202677448</text:p>
          </table:table-cell>
          <table:table-cell table:number-columns-repeated="3" table:style-name="ce1"/>
          <table:table-cell office:value-type="float" office:value="90.943039518234471" table:style-name="ce1">
            <text:p>90,94303952</text:p>
          </table:table-cell>
          <table:table-cell office:value-type="float" office:value="71.664308558858252" table:style-name="ce1">
            <text:p>71,66430856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39681294341589018" table:style-name="ce1">
            <text:p>0,396812943</text:p>
          </table:table-cell>
          <table:table-cell office:value-type="float" office:value="-8.0282834056384882" table:formula="of:=20*LOG10([.BH73])" table:style-name="ce1">
            <text:p>-8,028283406</text:p>
          </table:table-cell>
          <table:table-cell table:number-columns-repeated="3" table:style-name="ce1"/>
          <table:table-cell office:value-type="float" office:value="83.328668632233217" table:style-name="ce1">
            <text:p>83,32866863</text:p>
          </table:table-cell>
          <table:table-cell office:value-type="float" office:value="65.578224184096598" table:style-name="ce1">
            <text:p>65,57822418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35913265774930858" table:style-name="ce1">
            <text:p>0,359132658</text:p>
          </table:table-cell>
          <table:table-cell office:value-type="float" office:value="-8.8949020096797664" table:formula="of:=20*LOG10([.BQ73])" table:style-name="ce1">
            <text:p>-8,89490201</text:p>
          </table:table-cell>
          <table:table-cell table:number-columns-repeated="3" table:style-name="ce1"/>
          <table:table-cell office:value-type="float" office:value="77.346448953940666" table:style-name="ce1">
            <text:p>77,34644895</text:p>
          </table:table-cell>
          <table:table-cell office:value-type="float" office:value="53.551204041962748" table:style-name="ce1">
            <text:p>53,55120404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30591959180570949" table:style-name="ce1">
            <text:p>0,305919592</text:p>
          </table:table-cell>
          <table:table-cell office:value-type="float" office:value="-10.287854177818776" table:formula="of:=20*LOG10([.BZ73])" table:style-name="ce1">
            <text:p>-10,28785418</text:p>
          </table:table-cell>
          <table:table-cell table:number-columns-repeated="3" table:style-name="ce1"/>
          <table:table-cell office:value-type="float" office:value="72.427729101511659" table:style-name="ce1">
            <text:p>72,4277291</text:p>
          </table:table-cell>
          <table:table-cell office:value-type="float" office:value="33.409380706238537" table:style-name="ce1">
            <text:p>33,40938071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22935784323923369" table:style-name="ce1">
            <text:p>0,229357843</text:p>
          </table:table-cell>
          <table:table-cell office:value-type="float" office:value="-12.789728078394287" table:formula="of:=20*LOG10([.CI73])" table:style-name="ce1">
            <text:p>-12,78972808</text:p>
          </table:table-cell>
          <table:table-cell table:number-columns-repeated="2" table:style-name="ce1"/>
          <table:table-cell office:value-type="float" office:value="70.184421952848822" table:style-name="ce1">
            <text:p>70,18442195</text:p>
          </table:table-cell>
          <table:table-cell office:value-type="float" office:value="9.6593549624943105" table:style-name="ce1">
            <text:p>9,659354962</text:p>
          </table:table-cell>
          <table:table-cell office:value-type="float" office:value="289940000000" table:style-name="ce1">
            <text:p>2,8994E+11</text:p>
          </table:table-cell>
          <table:table-cell office:value-type="float" office:value="70.846003579220977" table:formula="of:=SQRT([.CN73]^2+[.CM73]^2)" table:style-name="ce1">
            <text:p>70,84600358</text:p>
          </table:table-cell>
          <table:table-cell office:value-type="float" office:value="0.1725005623835571" table:style-name="ce1">
            <text:p>0,172500562</text:p>
          </table:table-cell>
          <table:table-cell office:value-type="float" office:value="-15.264189694170383" table:formula="of:=20*LOG([.CQ73])" table:style-name="ce1">
            <text:p>-15,26418969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0.74344768044223" table:style-name="ce1">
            <text:p>20,74344768</text:p>
          </table:table-cell>
          <table:table-cell office:value-type="float" office:value="10.5213022905524" table:style-name="ce1">
            <text:p>10,52130229</text:p>
          </table:table-cell>
          <table:table-cell office:value-type="float" office:value="273770000000" table:style-name="ce1">
            <text:p>2,7377E+11</text:p>
          </table:table-cell>
          <table:table-cell office:value-type="float" office:value="1.0950522628483761E-3" table:style-name="ce1">
            <text:p>0,001095052</text:p>
          </table:table-cell>
          <table:table-cell office:value-type="float" office:value="0.36501705649495902" table:style-name="ce1">
            <text:p>0,365017056</text:p>
          </table:table-cell>
          <table:table-cell office:value-type="float" office:value="-8.7537368276612444" table:formula="of:=20*LOG10([.H74])" table:style-name="ce1">
            <text:p>-8,753736828</text:p>
          </table:table-cell>
          <table:table-cell table:number-columns-repeated="3" table:style-name="ce1"/>
          <table:table-cell office:value-type="float" office:value="45.081490013223068" table:style-name="ce1">
            <text:p>45,08149001</text:p>
          </table:table-cell>
          <table:table-cell office:value-type="float" office:value="10.722804718046669" table:style-name="ce1">
            <text:p>10,72280472</text:p>
          </table:table-cell>
          <table:table-cell office:value-type="float" office:value="273770000000" table:style-name="ce1">
            <text:p>2,7377E+11</text:p>
          </table:table-cell>
          <table:table-cell office:value-type="float" office:value="1.0950522628483761E-3" table:style-name="ce1">
            <text:p>0,001095052</text:p>
          </table:table-cell>
          <table:table-cell office:value-type="float" office:value="3.7999322670999182E-2" table:style-name="ce1">
            <text:p>0,037999323</text:p>
          </table:table-cell>
          <table:table-cell office:value-type="float" office:value="-28.4044828902265" table:formula="of:=20*LOG10([.Q74])" table:style-name="ce1">
            <text:p>-28,40448289</text:p>
          </table:table-cell>
          <table:table-cell table:number-columns-repeated="2" table:style-name="ce1"/>
          <table:table-cell office:value-type="float" office:value="74.228698908681039" table:style-name="ce1">
            <text:p>74,22869891</text:p>
          </table:table-cell>
          <table:table-cell office:value-type="float" office:value="5.5885723988152867" table:style-name="ce1">
            <text:p>5,588572399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1963919892376482" table:style-name="ce1">
            <text:p>0,196391989</text:p>
          </table:table-cell>
          <table:table-cell office:value-type="float" office:value="-14.13752461823581" table:formula="of:=20*LOG10([.Y74])" table:style-name="ce1">
            <text:p>-14,13752462</text:p>
          </table:table-cell>
          <table:table-cell table:style-name="ce9"/>
          <table:table-cell table:style-name="ce1"/>
          <table:table-cell office:value-type="float" office:value="86.101621333251771" table:style-name="ce1">
            <text:p>86,10162133</text:p>
          </table:table-cell>
          <table:table-cell office:value-type="float" office:value="26.997663743736609" table:style-name="ce1">
            <text:p>26,99766374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28691147641060671" table:style-name="ce1">
            <text:p>0,286911476</text:p>
          </table:table-cell>
          <table:table-cell office:value-type="float" office:value="-10.845041594012425" table:formula="of:=20*LOG10([.AG74])" table:style-name="ce1">
            <text:p>-10,84504159</text:p>
          </table:table-cell>
          <table:table-cell table:number-columns-repeated="3" table:style-name="ce1"/>
          <table:table-cell office:value-type="float" office:value="92.079780330869795" table:style-name="ce1">
            <text:p>92,07978033</text:p>
          </table:table-cell>
          <table:table-cell office:value-type="float" office:value="48.013031921880767" table:style-name="ce1">
            <text:p>48,01303192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34999824059085599" table:style-name="ce1">
            <text:p>0,349998241</text:p>
          </table:table-cell>
          <table:table-cell office:value-type="float" office:value="-9.1186827760575255" table:formula="of:=20*LOG10([.AP74])" table:style-name="ce1">
            <text:p>-9,118682776</text:p>
          </table:table-cell>
          <table:table-cell table:number-columns-repeated="3" table:style-name="ce1"/>
          <table:table-cell office:value-type="float" office:value="91.465186775436948" table:style-name="ce1">
            <text:p>91,46518678</text:p>
          </table:table-cell>
          <table:table-cell office:value-type="float" office:value="61.333563748386247" table:style-name="ce1">
            <text:p>61,33356375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37549092471164669" table:style-name="ce1">
            <text:p>0,375490925</text:p>
          </table:table-cell>
          <table:table-cell office:value-type="float" office:value="-8.5080111010408679" table:formula="of:=20*LOG10([.AY74])" table:style-name="ce1">
            <text:p>-8,508011101</text:p>
          </table:table-cell>
          <table:table-cell table:number-columns-repeated="3" table:style-name="ce1"/>
          <table:table-cell office:value-type="float" office:value="88.699255609317561" table:style-name="ce1">
            <text:p>88,69925561</text:p>
          </table:table-cell>
          <table:table-cell office:value-type="float" office:value="68.025705137411961" table:style-name="ce1">
            <text:p>68,02570514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38188151220275313" table:style-name="ce1">
            <text:p>0,381881512</text:p>
          </table:table-cell>
          <table:table-cell office:value-type="float" office:value="-8.3614273270441881" table:formula="of:=20*LOG10([.BH74])" table:style-name="ce1">
            <text:p>-8,361427327</text:p>
          </table:table-cell>
          <table:table-cell table:number-columns-repeated="3" table:style-name="ce1"/>
          <table:table-cell office:value-type="float" office:value="81.632165397354271" table:style-name="ce1">
            <text:p>81,6321654</text:p>
          </table:table-cell>
          <table:table-cell office:value-type="float" office:value="61.423608132316183" table:style-name="ce1">
            <text:p>61,42360813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34279715008452621" table:style-name="ce1">
            <text:p>0,34279715</text:p>
          </table:table-cell>
          <table:table-cell office:value-type="float" office:value="-9.2992559466284277" table:formula="of:=20*LOG10([.BQ74])" table:style-name="ce1">
            <text:p>-9,299255947</text:p>
          </table:table-cell>
          <table:table-cell table:number-columns-repeated="3" table:style-name="ce1"/>
          <table:table-cell office:value-type="float" office:value="76.162989416554836" table:style-name="ce1">
            <text:p>76,16298942</text:p>
          </table:table-cell>
          <table:table-cell office:value-type="float" office:value="49.122850145462763" table:style-name="ce1">
            <text:p>49,12285015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28891580282607737" table:style-name="ce1">
            <text:p>0,288915803</text:p>
          </table:table-cell>
          <table:table-cell office:value-type="float" office:value="-10.784574058064795" table:formula="of:=20*LOG10([.BZ74])" table:style-name="ce1">
            <text:p>-10,78457406</text:p>
          </table:table-cell>
          <table:table-cell table:number-columns-repeated="3" table:style-name="ce1"/>
          <table:table-cell office:value-type="float" office:value="71.800069810711989" table:style-name="ce1">
            <text:p>71,80006981</text:p>
          </table:table-cell>
          <table:table-cell office:value-type="float" office:value="28.78784983099094" table:style-name="ce1">
            <text:p>28,78784983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21480103733899369" table:style-name="ce1">
            <text:p>0,214801037</text:p>
          </table:table-cell>
          <table:table-cell office:value-type="float" office:value="-13.35927251256761" table:formula="of:=20*LOG10([.CI74])" table:style-name="ce1">
            <text:p>-13,35927251</text:p>
          </table:table-cell>
          <table:table-cell table:number-columns-repeated="2" table:style-name="ce1"/>
          <table:table-cell office:value-type="float" office:value="70.047782734348374" table:style-name="ce1">
            <text:p>70,04778273</text:p>
          </table:table-cell>
          <table:table-cell office:value-type="float" office:value="4.9174047448861469" table:style-name="ce1">
            <text:p>4,917404745</text:p>
          </table:table-cell>
          <table:table-cell office:value-type="float" office:value="290270000000" table:style-name="ce1">
            <text:p>2,9027E+11</text:p>
          </table:table-cell>
          <table:table-cell office:value-type="float" office:value="70.220173279645948" table:formula="of:=SQRT([.CN74]^2+[.CM74]^2)" table:style-name="ce1">
            <text:p>70,22017328</text:p>
          </table:table-cell>
          <table:table-cell office:value-type="float" office:value="0.1681928475731897" table:style-name="ce1">
            <text:p>0,168192848</text:p>
          </table:table-cell>
          <table:table-cell office:value-type="float" office:value="-15.483849531706493" table:formula="of:=20*LOG([.CQ74])" table:style-name="ce1">
            <text:p>-15,48384953</text:p>
          </table:table-cell>
          <table:table-cell table:number-columns-repeated="2" table:style-name="ce1"/>
          <table:table-cell office:value-type="string" table:style-name="ce1">
            <text:p>f-3dB</text:p>
          </table:table-cell>
          <table:table-cell table:number-columns-repeated="16285"/>
        </table:table-row>
        <table:table-row table:style-name="ro1">
          <table:table-cell table:number-columns-repeated="2"/>
          <table:table-cell table:style-name="ce8"/>
          <table:table-cell office:value-type="float" office:value="20.388454073781091" table:style-name="ce1">
            <text:p>20,38845407</text:p>
          </table:table-cell>
          <table:table-cell office:value-type="float" office:value="9.6893664911300004" table:style-name="ce1">
            <text:p>9,689366491</text:p>
          </table:table-cell>
          <table:table-cell office:value-type="float" office:value="274100000000" table:style-name="ce1">
            <text:p>2,741E+11</text:p>
          </table:table-cell>
          <table:table-cell office:value-type="float" office:value="1.093733885443269E-3" table:style-name="ce1">
            <text:p>0,001093734</text:p>
          </table:table-cell>
          <table:table-cell office:value-type="float" office:value="0.37790922855685571" table:style-name="ce1">
            <text:p>0,377909229</text:p>
          </table:table-cell>
          <table:table-cell office:value-type="float" office:value="-8.4522500493346868" table:formula="of:=20*LOG10([.H75])" table:style-name="ce1">
            <text:p>-8,452250049</text:p>
          </table:table-cell>
          <table:table-cell table:number-columns-repeated="3" table:style-name="ce1"/>
          <table:table-cell office:value-type="float" office:value="44.537970763241603" table:style-name="ce1">
            <text:p>44,53797076</text:p>
          </table:table-cell>
          <table:table-cell office:value-type="float" office:value="10.18073350718824" table:style-name="ce1">
            <text:p>10,18073351</text:p>
          </table:table-cell>
          <table:table-cell office:value-type="float" office:value="274100000000" table:style-name="ce1">
            <text:p>2,741E+11</text:p>
          </table:table-cell>
          <table:table-cell office:value-type="float" office:value="1.093733885443269E-3" table:style-name="ce1">
            <text:p>0,001093734</text:p>
          </table:table-cell>
          <table:table-cell office:value-type="float" office:value="4.5076887638593681E-2" table:style-name="ce1">
            <text:p>0,045076888</text:p>
          </table:table-cell>
          <table:table-cell office:value-type="float" office:value="-26.920921554402923" table:formula="of:=20*LOG10([.Q75])" table:style-name="ce1">
            <text:p>-26,92092155</text:p>
          </table:table-cell>
          <table:table-cell table:number-columns-repeated="2" table:style-name="ce1"/>
          <table:table-cell office:value-type="float" office:value="73.929519000986076" table:style-name="ce1">
            <text:p>73,929519</text:p>
          </table:table-cell>
          <table:table-cell office:value-type="float" office:value="5.495280208482237" table:style-name="ce1">
            <text:p>5,495280208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1944155171949396" table:style-name="ce1">
            <text:p>0,194415517</text:p>
          </table:table-cell>
          <table:table-cell office:value-type="float" office:value="-14.225381499800525" table:formula="of:=20*LOG10([.Y75])" table:style-name="ce1">
            <text:p>-14,2253815</text:p>
          </table:table-cell>
          <table:table-cell table:style-name="ce9"/>
          <table:table-cell table:style-name="ce1"/>
          <table:table-cell office:value-type="float" office:value="84.795006256451018" table:style-name="ce1">
            <text:p>84,79500626</text:p>
          </table:table-cell>
          <table:table-cell office:value-type="float" office:value="26.24992454811369" table:style-name="ce1">
            <text:p>26,24992455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27935795887908332" table:style-name="ce1">
            <text:p>0,279357959</text:p>
          </table:table-cell>
          <table:table-cell office:value-type="float" office:value="-11.076779022462235" table:formula="of:=20*LOG10([.AG75])" table:style-name="ce1">
            <text:p>-11,07677902</text:p>
          </table:table-cell>
          <table:table-cell table:number-columns-repeated="3" table:style-name="ce1"/>
          <table:table-cell office:value-type="float" office:value="90.0673302412075" table:style-name="ce1">
            <text:p>90,06733024</text:p>
          </table:table-cell>
          <table:table-cell office:value-type="float" office:value="46.211738883042067" table:style-name="ce1">
            <text:p>46,21173888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3387584726013369" table:style-name="ce1">
            <text:p>0,338758473</text:p>
          </table:table-cell>
          <table:table-cell office:value-type="float" office:value="-9.4021966790744305" table:formula="of:=20*LOG10([.AP75])" table:style-name="ce1">
            <text:p>-9,402196679</text:p>
          </table:table-cell>
          <table:table-cell table:number-columns-repeated="3" table:style-name="ce1"/>
          <table:table-cell office:value-type="float" office:value="89.290474216800746" table:style-name="ce1">
            <text:p>89,29047422</text:p>
          </table:table-cell>
          <table:table-cell office:value-type="float" office:value="58.503296100647617" table:style-name="ce1">
            <text:p>58,5032961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36203883548318222" table:style-name="ce1">
            <text:p>0,362038835</text:p>
          </table:table-cell>
          <table:table-cell office:value-type="float" office:value="-8.824896814120347" table:formula="of:=20*LOG10([.AY75])" table:style-name="ce1">
            <text:p>-8,824896814</text:p>
          </table:table-cell>
          <table:table-cell table:number-columns-repeated="3" table:style-name="ce1"/>
          <table:table-cell office:value-type="float" office:value="86.62772680665131" table:style-name="ce1">
            <text:p>86,62772681</text:p>
          </table:table-cell>
          <table:table-cell office:value-type="float" office:value="64.415068524051264" table:style-name="ce1">
            <text:p>64,41506852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36689682552589081" table:style-name="ce1">
            <text:p>0,366896826</text:p>
          </table:table-cell>
          <table:table-cell office:value-type="float" office:value="-8.7091209168326795" table:formula="of:=20*LOG10([.BH75])" table:style-name="ce1">
            <text:p>-8,709120917</text:p>
          </table:table-cell>
          <table:table-cell table:number-columns-repeated="3" table:style-name="ce1"/>
          <table:table-cell office:value-type="float" office:value="80.080764228203904" table:style-name="ce1">
            <text:p>80,08076423</text:p>
          </table:table-cell>
          <table:table-cell office:value-type="float" office:value="57.317592461180602" table:style-name="ce1">
            <text:p>57,31759246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32650688897060037" table:style-name="ce1">
            <text:p>0,326506889</text:p>
          </table:table-cell>
          <table:table-cell office:value-type="float" office:value="-9.7221530222127512" table:formula="of:=20*LOG10([.BQ75])" table:style-name="ce1">
            <text:p>-9,722153022</text:p>
          </table:table-cell>
          <table:table-cell table:number-columns-repeated="3" table:style-name="ce1"/>
          <table:table-cell office:value-type="float" office:value="75.09930360219964" table:style-name="ce1">
            <text:p>75,0993036</text:p>
          </table:table-cell>
          <table:table-cell office:value-type="float" office:value="44.74375203115045" table:style-name="ce1">
            <text:p>44,74375203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27229335619554479" table:style-name="ce1">
            <text:p>0,272293356</text:p>
          </table:table-cell>
          <table:table-cell office:value-type="float" office:value="-11.299259101427968" table:formula="of:=20*LOG10([.BZ75])" table:style-name="ce1">
            <text:p>-11,2992591</text:p>
          </table:table-cell>
          <table:table-cell table:number-columns-repeated="3" table:style-name="ce1"/>
          <table:table-cell office:value-type="float" office:value="71.270816850151505" table:style-name="ce1">
            <text:p>71,27081685</text:p>
          </table:table-cell>
          <table:table-cell office:value-type="float" office:value="24.20223750965172" table:style-name="ce1">
            <text:p>24,20223751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2017117764741119" table:style-name="ce1">
            <text:p>0,201711776</text:p>
          </table:table-cell>
          <table:table-cell office:value-type="float" office:value="-13.905374915425178" table:formula="of:=20*LOG10([.CI75])" table:style-name="ce1">
            <text:p>-13,90537492</text:p>
          </table:table-cell>
          <table:table-cell table:number-columns-repeated="2" table:style-name="ce1"/>
          <table:table-cell office:value-type="float" office:value="70.000071869724877" table:style-name="ce1">
            <text:p>70,00007187</text:p>
          </table:table-cell>
          <table:table-cell office:value-type="float" office:value="0.19071898177993149" table:style-name="ce1">
            <text:p>0,190718982</text:p>
          </table:table-cell>
          <table:table-cell office:value-type="float" office:value="290600000000" table:style-name="ce12">
            <text:p>2,906E+11</text:p>
          </table:table-cell>
          <table:table-cell office:value-type="float" office:value="70.000331681333194" table:formula="of:=SQRT([.CN75]^2+[.CM75]^2)" table:style-name="ce1">
            <text:p>70,00033168</text:p>
          </table:table-cell>
          <table:table-cell office:value-type="float" office:value="0.16666897000289191" table:style-name="ce1">
            <text:p>0,16666897</text:p>
          </table:table-cell>
          <table:table-cell office:value-type="float" office:value="-15.562904969356826" table:formula="of:=20*LOG([.CQ75])" table:style-name="ce12">
            <text:p>-15,56290497</text:p>
          </table:table-cell>
          <table:table-cell table:number-columns-repeated="2" table:style-name="ce1"/>
          <table:table-cell office:value-type="float" office:value="-11.00463563879403" table:formula="of:=[.CR75]/SQRT(2)" table:style-name="ce1">
            <text:p>-11,00463564</text:p>
          </table:table-cell>
          <table:table-cell table:number-columns-repeated="16285"/>
        </table:table-row>
        <table:table-row table:style-name="ro1">
          <table:table-cell table:number-columns-repeated="2"/>
          <table:table-cell table:style-name="ce8"/>
          <table:table-cell office:value-type="float" office:value="20.068731224313531" table:style-name="ce1">
            <text:p>20,06873122</text:p>
          </table:table-cell>
          <table:table-cell office:value-type="float" office:value="8.861415920501269" table:style-name="ce1">
            <text:p>8,861415921</text:p>
          </table:table-cell>
          <table:table-cell office:value-type="float" office:value="274430000000" table:style-name="ce1">
            <text:p>2,7443E+11</text:p>
          </table:table-cell>
          <table:table-cell office:value-type="float" office:value="1.092418678715884E-3" table:style-name="ce1">
            <text:p>0,001092419</text:p>
          </table:table-cell>
          <table:table-cell office:value-type="float" office:value="0.3900846648872574" table:style-name="ce1">
            <text:p>0,390084665</text:p>
          </table:table-cell>
          <table:table-cell office:value-type="float" office:value="-8.1768224490705403" table:formula="of:=20*LOG10([.H76])" table:style-name="ce1">
            <text:p>-8,176822449</text:p>
          </table:table-cell>
          <table:table-cell table:number-columns-repeated="3" table:style-name="ce1"/>
          <table:table-cell office:value-type="float" office:value="44.03040741280077" table:style-name="ce1">
            <text:p>44,03040741</text:p>
          </table:table-cell>
          <table:table-cell office:value-type="float" office:value="9.619367991760889" table:style-name="ce1">
            <text:p>9,619367992</text:p>
          </table:table-cell>
          <table:table-cell office:value-type="float" office:value="274430000000" table:style-name="ce1">
            <text:p>2,7443E+11</text:p>
          </table:table-cell>
          <table:table-cell office:value-type="float" office:value="1.092418678715884E-3" table:style-name="ce1">
            <text:p>0,001092419</text:p>
          </table:table-cell>
          <table:table-cell office:value-type="float" office:value="5.1868295911679893E-2" table:style-name="ce1">
            <text:p>0,051868296</text:p>
          </table:table-cell>
          <table:table-cell office:value-type="float" office:value="-25.701960402885675" table:formula="of:=20*LOG10([.Q76])" table:style-name="ce1">
            <text:p>-25,7019604</text:p>
          </table:table-cell>
          <table:table-cell table:number-columns-repeated="2" table:style-name="ce1"/>
          <table:table-cell office:value-type="float" office:value="73.637624334148555" table:style-name="ce1">
            <text:p>73,63762433</text:p>
          </table:table-cell>
          <table:table-cell office:value-type="float" office:value="5.3867165965026356" table:style-name="ce1">
            <text:p>5,386716597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19246984701692491" table:style-name="ce1">
            <text:p>0,192469847</text:p>
          </table:table-cell>
          <table:table-cell office:value-type="float" office:value="-14.312745977643019" table:formula="of:=20*LOG10([.Y76])" table:style-name="ce1">
            <text:p>-14,31274598</text:p>
          </table:table-cell>
          <table:table-cell table:style-name="ce9"/>
          <table:table-cell table:style-name="ce1"/>
          <table:table-cell office:value-type="float" office:value="83.548086067772232" table:style-name="ce1">
            <text:p>83,54808607</text:p>
          </table:table-cell>
          <table:table-cell office:value-type="float" office:value="25.453451711531109" table:style-name="ce1">
            <text:p>25,45345171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27187652430281711" table:style-name="ce1">
            <text:p>0,271876524</text:p>
          </table:table-cell>
          <table:table-cell office:value-type="float" office:value="-11.312565815583714" table:formula="of:=20*LOG10([.AG76])" table:style-name="ce1">
            <text:p>-11,31256582</text:p>
          </table:table-cell>
          <table:table-cell table:number-columns-repeated="3" table:style-name="ce1"/>
          <table:table-cell office:value-type="float" office:value="88.178395462340688" table:style-name="ce1">
            <text:p>88,17839546</text:p>
          </table:table-cell>
          <table:table-cell office:value-type="float" office:value="44.371679984210573" table:style-name="ce1">
            <text:p>44,37167998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32756426712569731" table:style-name="ce1">
            <text:p>0,327564267</text:p>
          </table:table-cell>
          <table:table-cell office:value-type="float" office:value="-9.6940696007804039" table:formula="of:=20*LOG10([.AP76])" table:style-name="ce1">
            <text:p>-9,694069601</text:p>
          </table:table-cell>
          <table:table-cell table:number-columns-repeated="3" table:style-name="ce1"/>
          <table:table-cell office:value-type="float" office:value="87.271192750242662" table:style-name="ce1">
            <text:p>87,27119275</text:p>
          </table:table-cell>
          <table:table-cell office:value-type="float" office:value="55.67079669230484" table:style-name="ce1">
            <text:p>55,67079669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34860079726252841" table:style-name="ce1">
            <text:p>0,348600797</text:p>
          </table:table-cell>
          <table:table-cell office:value-type="float" office:value="-9.1534324795566118" table:formula="of:=20*LOG10([.AY76])" table:style-name="ce1">
            <text:p>-9,15343248</text:p>
          </table:table-cell>
          <table:table-cell table:number-columns-repeated="3" table:style-name="ce1"/>
          <table:table-cell office:value-type="float" office:value="84.717518894252393" table:style-name="ce1">
            <text:p>84,71751889</text:p>
          </table:table-cell>
          <table:table-cell office:value-type="float" office:value="60.833701281037897" table:style-name="ce1">
            <text:p>60,83370128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35189791027719508" table:style-name="ce1">
            <text:p>0,35189791</text:p>
          </table:table-cell>
          <table:table-cell office:value-type="float" office:value="-9.0716662437325173" table:formula="of:=20*LOG10([.BH76])" table:style-name="ce1">
            <text:p>-9,071666244</text:p>
          </table:table-cell>
          <table:table-cell table:number-columns-repeated="3" table:style-name="ce1"/>
          <table:table-cell office:value-type="float" office:value="78.665763002827717" table:style-name="ce1">
            <text:p>78,665763</text:p>
          </table:table-cell>
          <table:table-cell office:value-type="float" office:value="53.258066325528127" table:style-name="ce1">
            <text:p>53,25806633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31033791583134218" table:style-name="ce1">
            <text:p>0,310337916</text:p>
          </table:table-cell>
          <table:table-cell office:value-type="float" office:value="-10.163303216619992" table:formula="of:=20*LOG10([.BQ76])" table:style-name="ce1">
            <text:p>-10,16330322</text:p>
          </table:table-cell>
          <table:table-cell table:number-columns-repeated="3" table:style-name="ce1"/>
          <table:table-cell office:value-type="float" office:value="74.14935048485188" table:style-name="ce1">
            <text:p>74,14935048</text:p>
          </table:table-cell>
          <table:table-cell office:value-type="float" office:value="40.410274927472507" table:style-name="ce1">
            <text:p>40,41027493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25620661169027692" table:style-name="ce1">
            <text:p>0,256206612</text:p>
          </table:table-cell>
          <table:table-cell office:value-type="float" office:value="-11.828193340105109" table:formula="of:=20*LOG10([.BZ76])" table:style-name="ce1">
            <text:p>-11,82819334</text:p>
          </table:table-cell>
          <table:table-cell table:number-columns-repeated="3" table:style-name="ce1"/>
          <table:table-cell office:value-type="float" office:value="70.836782644698289" table:style-name="ce1">
            <text:p>70,83678264</text:p>
          </table:table-cell>
          <table:table-cell office:value-type="float" office:value="19.648289652501919" table:style-name="ce1">
            <text:p>19,64828965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1903572065426033" table:style-name="ce1">
            <text:p>0,190357207</text:p>
          </table:table-cell>
          <table:table-cell office:value-type="float" office:value="-14.408613540381594" table:formula="of:=20*LOG10([.CI76])" table:style-name="ce1">
            <text:p>-14,40861354</text:p>
          </table:table-cell>
          <table:table-cell table:number-columns-repeated="2" table:style-name="ce1"/>
          <table:table-cell office:value-type="float" office:value="70.040461583973823" table:style-name="ce1">
            <text:p>70,04046158</text:p>
          </table:table-cell>
          <table:table-cell office:value-type="float" office:value="-4.5250672543479107" table:style-name="ce1">
            <text:p>-4,525067254</text:p>
          </table:table-cell>
          <table:table-cell office:value-type="float" office:value="290930000000" table:style-name="ce1">
            <text:p>2,9093E+11</text:p>
          </table:table-cell>
          <table:table-cell office:value-type="float" office:value="70.186483688474411" table:formula="of:=SQRT([.CN76]^2+[.CM76]^2)" table:style-name="ce1">
            <text:p>70,18648369</text:p>
          </table:table-cell>
          <table:table-cell office:value-type="float" office:value="0.16795968289411101" table:style-name="ce1">
            <text:p>0,167959683</text:p>
          </table:table-cell>
          <table:table-cell office:value-type="float" office:value="-15.495899079523085" table:formula="of:=20*LOG([.CQ76])" table:style-name="ce1">
            <text:p>-15,49589908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9.782528174037392" table:style-name="ce1">
            <text:p>19,78252817</text:p>
          </table:table-cell>
          <table:table-cell office:value-type="float" office:value="8.0375616543434756" table:style-name="ce1">
            <text:p>8,037561654</text:p>
          </table:table-cell>
          <table:table-cell office:value-type="float" office:value="274760000000" table:style-name="ce1">
            <text:p>2,7476E+11</text:p>
          </table:table-cell>
          <table:table-cell office:value-type="float" office:value="1.0911066312418111E-3" table:style-name="ce1">
            <text:p>0,001091107</text:p>
          </table:table-cell>
          <table:table-cell office:value-type="float" office:value="0.40148267250533981" table:style-name="ce1">
            <text:p>0,401482673</text:p>
          </table:table-cell>
          <table:table-cell office:value-type="float" office:value="-7.9266638718506481" table:formula="of:=20*LOG10([.H77])" table:style-name="ce1">
            <text:p>-7,926663872</text:p>
          </table:table-cell>
          <table:table-cell table:number-columns-repeated="3" table:style-name="ce1"/>
          <table:table-cell office:value-type="float" office:value="43.558495306765103" table:style-name="ce1">
            <text:p>43,55849531</text:p>
          </table:table-cell>
          <table:table-cell office:value-type="float" office:value="9.0407767448763039" table:style-name="ce1">
            <text:p>9,040776745</text:p>
          </table:table-cell>
          <table:table-cell office:value-type="float" office:value="274760000000" table:style-name="ce1">
            <text:p>2,7476E+11</text:p>
          </table:table-cell>
          <table:table-cell office:value-type="float" office:value="1.0911066312418111E-3" table:style-name="ce1">
            <text:p>0,001091107</text:p>
          </table:table-cell>
          <table:table-cell office:value-type="float" office:value="5.8348540668318898E-2" table:style-name="ce1">
            <text:p>0,058348541</text:p>
          </table:table-cell>
          <table:table-cell office:value-type="float" office:value="-24.679400028917861" table:formula="of:=20*LOG10([.Q77])" table:style-name="ce1">
            <text:p>-24,67940003</text:p>
          </table:table-cell>
          <table:table-cell table:number-columns-repeated="2" table:style-name="ce1"/>
          <table:table-cell office:value-type="float" office:value="73.353708214500557" table:style-name="ce1">
            <text:p>73,35370821</text:p>
          </table:table-cell>
          <table:table-cell office:value-type="float" office:value="5.263471907444111" table:style-name="ce1">
            <text:p>5,263471907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19056067566091461" table:style-name="ce1">
            <text:p>0,190560676</text:p>
          </table:table-cell>
          <table:table-cell office:value-type="float" office:value="-14.399334320071604" table:formula="of:=20*LOG10([.Y77])" table:style-name="ce1">
            <text:p>-14,39933432</text:p>
          </table:table-cell>
          <table:table-cell table:style-name="ce9"/>
          <table:table-cell table:style-name="ce1"/>
          <table:table-cell office:value-type="float" office:value="82.360818156775437" table:style-name="ce1">
            <text:p>82,36081816</text:p>
          </table:table-cell>
          <table:table-cell office:value-type="float" office:value="24.612555543636699" table:style-name="ce1">
            <text:p>24,61255554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26448831777983273" table:style-name="ce1">
            <text:p>0,264488318</text:p>
          </table:table-cell>
          <table:table-cell office:value-type="float" office:value="-11.55187011233394" table:formula="of:=20*LOG10([.AG77])" table:style-name="ce1">
            <text:p>-11,55187011</text:p>
          </table:table-cell>
          <table:table-cell table:number-columns-repeated="3" table:style-name="ce1"/>
          <table:table-cell office:value-type="float" office:value="86.408101375210265" table:style-name="ce1">
            <text:p>86,40810138</text:p>
          </table:table-cell>
          <table:table-cell office:value-type="float" office:value="42.498918258463817" table:style-name="ce1">
            <text:p>42,49891826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31644456910509688" table:style-name="ce1">
            <text:p>0,316444569</text:p>
          </table:table-cell>
          <table:table-cell office:value-type="float" office:value="-9.9940470677569397" table:formula="of:=20*LOG10([.AP77])" table:style-name="ce1">
            <text:p>-9,994047068</text:p>
          </table:table-cell>
          <table:table-cell table:number-columns-repeated="3" table:style-name="ce1"/>
          <table:table-cell office:value-type="float" office:value="85.398630424758622" table:style-name="ce1">
            <text:p>85,39863042</text:p>
          </table:table-cell>
          <table:table-cell office:value-type="float" office:value="52.839848977937443" table:style-name="ce1">
            <text:p>52,83984898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33521237681387278" table:style-name="ce1">
            <text:p>0,335212377</text:p>
          </table:table-cell>
          <table:table-cell office:value-type="float" office:value="-9.4935990918414745" table:formula="of:=20*LOG10([.AY77])" table:style-name="ce1">
            <text:p>-9,493599092</text:p>
          </table:table-cell>
          <table:table-cell table:number-columns-repeated="3" table:style-name="ce1"/>
          <table:table-cell office:value-type="float" office:value="82.958659839828186" table:style-name="ce1">
            <text:p>82,95865984</text:p>
          </table:table-cell>
          <table:table-cell office:value-type="float" office:value="57.28232081218539" table:style-name="ce1">
            <text:p>57,28232081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3369302964165275" table:style-name="ce1">
            <text:p>0,336930296</text:p>
          </table:table-cell>
          <table:table-cell office:value-type="float" office:value="-9.4491987192351576" table:formula="of:=20*LOG10([.BH77])" table:style-name="ce1">
            <text:p>-9,449198719</text:p>
          </table:table-cell>
          <table:table-cell table:number-columns-repeated="3" table:style-name="ce1"/>
          <table:table-cell office:value-type="float" office:value="77.379331610107101" table:style-name="ce1">
            <text:p>77,37933161</text:p>
          </table:table-cell>
          <table:table-cell office:value-type="float" office:value="49.242747791254537" table:style-name="ce1">
            <text:p>49,24274779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29437924054992481" table:style-name="ce1">
            <text:p>0,294379241</text:p>
          </table:table-cell>
          <table:table-cell office:value-type="float" office:value="-10.621856388898586" table:formula="of:=20*LOG10([.BQ77])" table:style-name="ce1">
            <text:p>-10,62185639</text:p>
          </table:table-cell>
          <table:table-cell table:number-columns-repeated="3" table:style-name="ce1"/>
          <table:table-cell office:value-type="float" office:value="73.307771727487008" table:style-name="ce1">
            <text:p>73,30777173</text:p>
          </table:table-cell>
          <table:table-cell office:value-type="float" office:value="36.118804312684937" table:style-name="ce1">
            <text:p>36,11880431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24082932884501609" table:style-name="ce1">
            <text:p>0,240829329</text:p>
          </table:table-cell>
          <table:table-cell office:value-type="float" office:value="-12.365812492808777" table:formula="of:=20*LOG10([.BZ77])" table:style-name="ce1">
            <text:p>-12,36581249</text:p>
          </table:table-cell>
          <table:table-cell table:number-columns-repeated="3" table:style-name="ce1"/>
          <table:table-cell office:value-type="float" office:value="70.495279904811696" table:style-name="ce1">
            <text:p>70,4952799</text:p>
          </table:table-cell>
          <table:table-cell office:value-type="float" office:value="15.121833416171359" table:style-name="ce1">
            <text:p>15,12183342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18099193993747861" table:style-name="ce1">
            <text:p>0,18099194</text:p>
          </table:table-cell>
          <table:table-cell office:value-type="float" office:value="-14.846815300253628" table:formula="of:=20*LOG10([.CI77])" table:style-name="ce1">
            <text:p>-14,8468153</text:p>
          </table:table-cell>
          <table:table-cell table:number-columns-repeated="2" table:style-name="ce1"/>
          <table:table-cell office:value-type="float" office:value="70.168541522676421" table:style-name="ce1">
            <text:p>70,16854152</text:p>
          </table:table-cell>
          <table:table-cell office:value-type="float" office:value="-9.2342598248403469" table:style-name="ce1">
            <text:p>-9,234259825</text:p>
          </table:table-cell>
          <table:table-cell office:value-type="float" office:value="291260000000" table:style-name="ce1">
            <text:p>2,9126E+11</text:p>
          </table:table-cell>
          <table:table-cell office:value-type="float" office:value="70.773552785855145" table:formula="of:=SQRT([.CN77]^2+[.CM77]^2)" table:style-name="ce1">
            <text:p>70,77355279</text:p>
          </table:table-cell>
          <table:table-cell office:value-type="float" office:value="0.17200415411053571" table:style-name="ce1">
            <text:p>0,172004154</text:p>
          </table:table-cell>
          <table:table-cell office:value-type="float" office:value="-15.289221284465649" table:formula="of:=20*LOG([.CQ77])" table:style-name="ce1">
            <text:p>-15,28922128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9.52827633993007" table:style-name="ce1">
            <text:p>19,52827634</text:p>
          </table:table-cell>
          <table:table-cell office:value-type="float" office:value="7.2178218300295098" table:style-name="ce1">
            <text:p>7,21782183</text:p>
          </table:table-cell>
          <table:table-cell office:value-type="float" office:value="275090000000" table:style-name="ce1">
            <text:p>2,7509E+11</text:p>
          </table:table-cell>
          <table:table-cell office:value-type="float" office:value="1.089797731651459E-3" table:style-name="ce1">
            <text:p>0,001089798</text:p>
          </table:table-cell>
          <table:table-cell office:value-type="float" office:value="0.41204097257097899" table:style-name="ce1">
            <text:p>0,412040973</text:p>
          </table:table-cell>
          <table:table-cell office:value-type="float" office:value="-7.7011919280388881" table:formula="of:=20*LOG10([.H78])" table:style-name="ce1">
            <text:p>-7,701191928</text:p>
          </table:table-cell>
          <table:table-cell table:number-columns-repeated="3" table:style-name="ce1"/>
          <table:table-cell office:value-type="float" office:value="43.121875132849638" table:style-name="ce1">
            <text:p>43,12187513</text:p>
          </table:table-cell>
          <table:table-cell office:value-type="float" office:value="8.4468803320483605" table:style-name="ce1">
            <text:p>8,446880332</text:p>
          </table:table-cell>
          <table:table-cell office:value-type="float" office:value="275090000000" table:style-name="ce1">
            <text:p>2,7509E+11</text:p>
          </table:table-cell>
          <table:table-cell office:value-type="float" office:value="1.089797731651459E-3" table:style-name="ce1">
            <text:p>0,001089798</text:p>
          </table:table-cell>
          <table:table-cell office:value-type="float" office:value="6.4493491284303622E-2" table:style-name="ce1">
            <text:p>0,064493491</text:p>
          </table:table-cell>
          <table:table-cell office:value-type="float" office:value="-23.809682247431816" table:formula="of:=20*LOG10([.Q78])" table:style-name="ce1">
            <text:p>-23,80968225</text:p>
          </table:table-cell>
          <table:table-cell table:number-columns-repeated="2" table:style-name="ce1"/>
          <table:table-cell office:value-type="float" office:value="73.078417382015672" table:style-name="ce1">
            <text:p>73,07841738</text:p>
          </table:table-cell>
          <table:table-cell office:value-type="float" office:value="5.1261572904852253" table:style-name="ce1">
            <text:p>5,12615729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18869354516326961" table:style-name="ce1">
            <text:p>0,188693545</text:p>
          </table:table-cell>
          <table:table-cell office:value-type="float" office:value="-14.48485911889753" table:formula="of:=20*LOG10([.Y78])" table:style-name="ce1">
            <text:p>-14,48485912</text:p>
          </table:table-cell>
          <table:table-cell table:style-name="ce9"/>
          <table:table-cell table:style-name="ce1"/>
          <table:table-cell office:value-type="float" office:value="81.232953975011313" table:style-name="ce1">
            <text:p>81,23295398</text:p>
          </table:table-cell>
          <table:table-cell office:value-type="float" office:value="23.731263516508971" table:style-name="ce1">
            <text:p>23,73126352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25721466060679071" table:style-name="ce1">
            <text:p>0,257214661</text:p>
          </table:table-cell>
          <table:table-cell office:value-type="float" office:value="-11.794085626373512" table:formula="of:=20*LOG10([.AG78])" table:style-name="ce1">
            <text:p>-11,79408563</text:p>
          </table:table-cell>
          <table:table-cell table:number-columns-repeated="3" table:style-name="ce1"/>
          <table:table-cell office:value-type="float" office:value="84.751695020803012" table:style-name="ce1">
            <text:p>84,75169502</text:p>
          </table:table-cell>
          <table:table-cell office:value-type="float" office:value="40.5987716701407" table:style-name="ce1">
            <text:p>40,59877167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30543008021935042" table:style-name="ce1">
            <text:p>0,30543008</text:p>
          </table:table-cell>
          <table:table-cell office:value-type="float" office:value="-10.301763875390865" table:formula="of:=20*LOG10([.AP78])" table:style-name="ce1">
            <text:p>-10,30176388</text:p>
          </table:table-cell>
          <table:table-cell table:number-columns-repeated="3" table:style-name="ce1"/>
          <table:table-cell office:value-type="float" office:value="83.664701695483188" table:style-name="ce1">
            <text:p>83,6647017</text:p>
          </table:table-cell>
          <table:table-cell office:value-type="float" office:value="50.013505005853872" table:style-name="ce1">
            <text:p>50,01350501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32191324669710458" table:style-name="ce1">
            <text:p>0,321913247</text:p>
          </table:table-cell>
          <table:table-cell office:value-type="float" office:value="-9.8452230354652794" table:formula="of:=20*LOG10([.AY78])" table:style-name="ce1">
            <text:p>-9,845223035</text:p>
          </table:table-cell>
          <table:table-cell table:number-columns-repeated="3" table:style-name="ce1"/>
          <table:table-cell office:value-type="float" office:value="81.342068366003133" table:style-name="ce1">
            <text:p>81,34206837</text:p>
          </table:table-cell>
          <table:table-cell office:value-type="float" office:value="53.761160605176769" table:style-name="ce1">
            <text:p>53,76116061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32204673181323062" table:style-name="ce1">
            <text:p>0,322046732</text:p>
          </table:table-cell>
          <table:table-cell office:value-type="float" office:value="-9.8416220756469901" table:formula="of:=20*LOG10([.BH78])" table:style-name="ce1">
            <text:p>-9,841622076</text:p>
          </table:table-cell>
          <table:table-cell table:number-columns-repeated="3" table:style-name="ce1"/>
          <table:table-cell office:value-type="float" office:value="76.214436561413677" table:style-name="ce1">
            <text:p>76,21443656</text:p>
          </table:table-cell>
          <table:table-cell office:value-type="float" office:value="45.269226724174672" table:style-name="ce1">
            <text:p>45,26922672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27873366732451238" table:style-name="ce1">
            <text:p>0,278733667</text:p>
          </table:table-cell>
          <table:table-cell office:value-type="float" office:value="-11.096211422276641" table:formula="of:=20*LOG10([.BQ78])" table:style-name="ce1">
            <text:p>-11,09621142</text:p>
          </table:table-cell>
          <table:table-cell table:number-columns-repeated="3" table:style-name="ce1"/>
          <table:table-cell office:value-type="float" office:value="72.569836208962386" table:style-name="ce1">
            <text:p>72,56983621</text:p>
          </table:table-cell>
          <table:table-cell office:value-type="float" office:value="31.86575677185829" table:style-name="ce1">
            <text:p>31,86575677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22635262680051629" table:style-name="ce1">
            <text:p>0,226352627</text:p>
          </table:table-cell>
          <table:table-cell office:value-type="float" office:value="-12.904289223873825" table:formula="of:=20*LOG10([.BZ78])" table:style-name="ce1">
            <text:p>-12,90428922</text:p>
          </table:table-cell>
          <table:table-cell table:number-columns-repeated="3" table:style-name="ce1"/>
          <table:table-cell office:value-type="float" office:value="70.244092380449175" table:style-name="ce1">
            <text:p>70,24409238</text:p>
          </table:table-cell>
          <table:table-cell office:value-type="float" office:value="10.61877244643248" table:style-name="ce1">
            <text:p>10,61877245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17384168983815629" table:style-name="ce1">
            <text:p>0,17384169</text:p>
          </table:table-cell>
          <table:table-cell office:value-type="float" office:value="-15.196921301649892" table:formula="of:=20*LOG10([.CI78])" table:style-name="ce1">
            <text:p>-15,1969213</text:p>
          </table:table-cell>
          <table:table-cell table:number-columns-repeated="2" table:style-name="ce1"/>
          <table:table-cell office:value-type="float" office:value="70.38431110111911" table:style-name="ce1">
            <text:p>70,3843111</text:p>
          </table:table-cell>
          <table:table-cell office:value-type="float" office:value="-13.941113752836319" table:style-name="ce1">
            <text:p>-13,94111375</text:p>
          </table:table-cell>
          <table:table-cell office:value-type="float" office:value="291590000000" table:style-name="ce1">
            <text:p>2,9159E+11</text:p>
          </table:table-cell>
          <table:table-cell office:value-type="float" office:value="71.751696160081408" table:formula="of:=SQRT([.CN78]^2+[.CM78]^2)" table:style-name="ce1">
            <text:p>71,75169616</text:p>
          </table:table-cell>
          <table:table-cell office:value-type="float" office:value="0.17865620641113589" table:style-name="ce1">
            <text:p>0,178656206</text:p>
          </table:table-cell>
          <table:table-cell office:value-type="float" office:value="-14.959637841311462" table:formula="of:=20*LOG([.CQ78])" table:style-name="ce1">
            <text:p>-14,95963784</text:p>
          </table:table-cell>
          <table:table-cell table:number-columns-repeated="2" table:style-name="ce1"/>
          <table:table-cell office:value-type="string" table:style-name="ce1">
            <text:p>BW</text:p>
          </table:table-cell>
          <table:table-cell table:number-columns-repeated="16285"/>
        </table:table-row>
        <table:table-row table:style-name="ro1">
          <table:table-cell table:number-columns-repeated="2"/>
          <table:table-cell table:style-name="ce8"/>
          <table:table-cell office:value-type="float" office:value="19.30457804333912" table:style-name="ce1">
            <text:p>19,30457804</text:p>
          </table:table-cell>
          <table:table-cell office:value-type="float" office:value="6.402138235553112" table:style-name="ce1">
            <text:p>6,402138236</text:p>
          </table:table-cell>
          <table:table-cell office:value-type="float" office:value="275420000000" table:style-name="ce1">
            <text:p>2,7542E+11</text:p>
          </table:table-cell>
          <table:table-cell office:value-type="float" office:value="1.088491968629729E-3" table:style-name="ce1">
            <text:p>0,001088492</text:p>
          </table:table-cell>
          <table:table-cell office:value-type="float" office:value="0.42169674638755639" table:style-name="ce1">
            <text:p>0,421696746</text:p>
          </table:table-cell>
          <table:table-cell office:value-type="float" office:value="-7.4999949956563299" table:formula="of:=20*LOG10([.H79])" table:style-name="ce1">
            <text:p>-7,499994996</text:p>
          </table:table-cell>
          <table:table-cell table:number-columns-repeated="3" table:style-name="ce1"/>
          <table:table-cell office:value-type="float" office:value="42.720148367781341" table:style-name="ce1">
            <text:p>42,72014837</text:p>
          </table:table-cell>
          <table:table-cell office:value-type="float" office:value="7.8394611721907594" table:style-name="ce1">
            <text:p>7,839461172</text:p>
          </table:table-cell>
          <table:table-cell office:value-type="float" office:value="275420000000" table:style-name="ce1">
            <text:p>2,7542E+11</text:p>
          </table:table-cell>
          <table:table-cell office:value-type="float" office:value="1.088491968629729E-3" table:style-name="ce1">
            <text:p>0,001088492</text:p>
          </table:table-cell>
          <table:table-cell office:value-type="float" office:value="7.028002326093942E-2" table:style-name="ce1">
            <text:p>0,070280023</text:p>
          </table:table-cell>
          <table:table-cell office:value-type="float" office:value="-23.063362068720977" table:formula="of:=20*LOG10([.Q79])" table:style-name="ce1">
            <text:p>-23,06336207</text:p>
          </table:table-cell>
          <table:table-cell table:number-columns-repeated="2" table:style-name="ce1"/>
          <table:table-cell office:value-type="float" office:value="72.812352829547109" table:style-name="ce1">
            <text:p>72,81235283</text:p>
          </table:table-cell>
          <table:table-cell office:value-type="float" office:value="4.9754013670346264" table:style-name="ce1">
            <text:p>4,975401367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18687382781999529" table:style-name="ce1">
            <text:p>0,186873828</text:p>
          </table:table-cell>
          <table:table-cell office:value-type="float" office:value="-14.569030369348772" table:formula="of:=20*LOG10([.Y79])" table:style-name="ce1">
            <text:p>-14,56903037</text:p>
          </table:table-cell>
          <table:table-cell table:style-name="ce9"/>
          <table:table-cell table:style-name="ce1"/>
          <table:table-cell office:value-type="float" office:value="80.164075775054798" table:style-name="ce1">
            <text:p>80,16407578</text:p>
          </table:table-cell>
          <table:table-cell office:value-type="float" office:value="22.813329190291629" table:style-name="ce1">
            <text:p>22,81332919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25007702314418251" table:style-name="ce1">
            <text:p>0,250077023</text:p>
          </table:table-cell>
          <table:table-cell office:value-type="float" office:value="-12.038524180591633" table:formula="of:=20*LOG10([.AG79])" table:style-name="ce1">
            <text:p>-12,03852418</text:p>
          </table:table-cell>
          <table:table-cell table:number-columns-repeated="3" table:style-name="ce1"/>
          <table:table-cell office:value-type="float" office:value="83.204580742732404" table:style-name="ce1">
            <text:p>83,20458074</text:p>
          </table:table-cell>
          <table:table-cell office:value-type="float" office:value="38.675891460620832" table:style-name="ce1">
            <text:p>38,67589146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29455335694340079" table:style-name="ce1">
            <text:p>0,294553357</text:p>
          </table:table-cell>
          <table:table-cell office:value-type="float" office:value="-10.616720467306163" table:formula="of:=20*LOG10([.AP79])" table:style-name="ce1">
            <text:p>-10,61672047</text:p>
          </table:table-cell>
          <table:table-cell table:number-columns-repeated="3" table:style-name="ce1"/>
          <table:table-cell office:value-type="float" office:value="82.061923660456841" table:style-name="ce1">
            <text:p>82,06192366</text:p>
          </table:table-cell>
          <table:table-cell office:value-type="float" office:value="47.194190094027491" table:style-name="ce1">
            <text:p>47,19419009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3087475106495039" table:style-name="ce1">
            <text:p>0,308747511</text:p>
          </table:table-cell>
          <table:table-cell office:value-type="float" office:value="-10.207930706421578" table:formula="of:=20*LOG10([.AY79])" table:style-name="ce1">
            <text:p>-10,20793071</text:p>
          </table:table-cell>
          <table:table-cell table:number-columns-repeated="3" table:style-name="ce1"/>
          <table:table-cell office:value-type="float" office:value="79.859486788801547" table:style-name="ce1">
            <text:p>79,85948679</text:p>
          </table:table-cell>
          <table:table-cell office:value-type="float" office:value="50.270055123613297" table:style-name="ce1">
            <text:p>50,27005512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30730784199149103" table:style-name="ce1">
            <text:p>0,307307842</text:p>
          </table:table-cell>
          <table:table-cell office:value-type="float" office:value="-10.248527142404038" table:formula="of:=20*LOG10([.BH79])" table:style-name="ce1">
            <text:p>-10,24852714</text:p>
          </table:table-cell>
          <table:table-cell table:number-columns-repeated="3" table:style-name="ce1"/>
          <table:table-cell office:value-type="float" office:value="75.164773574392711" table:style-name="ce1">
            <text:p>75,16477357</text:p>
          </table:table-cell>
          <table:table-cell office:value-type="float" office:value="41.334999424818442" table:style-name="ce1">
            <text:p>41,33499942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26351820670906728" table:style-name="ce1">
            <text:p>0,263518207</text:p>
          </table:table-cell>
          <table:table-cell office:value-type="float" office:value="-11.583787472397052" table:formula="of:=20*LOG10([.BQ79])" table:style-name="ce1">
            <text:p>-11,58378747</text:p>
          </table:table-cell>
          <table:table-cell table:number-columns-repeated="3" table:style-name="ce1"/>
          <table:table-cell office:value-type="float" office:value="71.931391440703877" table:style-name="ce1">
            <text:p>71,93139144</text:p>
          </table:table-cell>
          <table:table-cell office:value-type="float" office:value="27.647587649236812" table:style-name="ce1">
            <text:p>27,64758765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21298112464025989" table:style-name="ce1">
            <text:p>0,212981125</text:p>
          </table:table-cell>
          <table:table-cell office:value-type="float" office:value="-13.433177680316016" table:formula="of:=20*LOG10([.BZ79])" table:style-name="ce1">
            <text:p>-13,43317768</text:p>
          </table:table-cell>
          <table:table-cell table:number-columns-repeated="3" table:style-name="ce1"/>
          <table:table-cell office:value-type="float" office:value="70.081450433608168" table:style-name="ce1">
            <text:p>70,08145043</text:p>
          </table:table-cell>
          <table:table-cell office:value-type="float" office:value="6.135081584678181" table:style-name="ce1">
            <text:p>6,135081585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1690865431836884" table:style-name="ce1">
            <text:p>0,169086543</text:p>
          </table:table-cell>
          <table:table-cell office:value-type="float" office:value="-15.437819090341938" table:formula="of:=20*LOG10([.CI79])" table:style-name="ce1">
            <text:p>-15,43781909</text:p>
          </table:table-cell>
          <table:table-cell table:number-columns-repeated="2" table:style-name="ce1"/>
          <table:table-cell office:value-type="float" office:value="70.688175622591288" table:style-name="ce1">
            <text:p>70,68817562</text:p>
          </table:table-cell>
          <table:table-cell office:value-type="float" office:value="-18.649841086257361" table:style-name="ce1">
            <text:p>-18,64984109</text:p>
          </table:table-cell>
          <table:table-cell office:value-type="float" office:value="291920000000" table:style-name="ce1">
            <text:p>2,9192E+11</text:p>
          </table:table-cell>
          <table:table-cell office:value-type="float" office:value="73.107008866407355" table:formula="of:=SQRT([.CN79]^2+[.CM79]^2)" table:style-name="ce1">
            <text:p>73,10700887</text:p>
          </table:table-cell>
          <table:table-cell office:value-type="float" office:value="0.18769856468109389" table:style-name="ce1">
            <text:p>0,187698565</text:p>
          </table:table-cell>
          <table:table-cell office:value-type="float" office:value="-14.530780967761039" table:formula="of:=20*LOG([.CQ79])" table:style-name="ce1">
            <text:p>-14,53078097</text:p>
          </table:table-cell>
          <table:table-cell table:number-columns-repeated="2" table:style-name="ce1"/>
          <table:table-cell office:value-type="float" office:value="5940000000" table:formula="of:=[.CO84]-[.CO66]" table:style-name="ce1">
            <text:p>5940000000</text:p>
          </table:table-cell>
          <table:table-cell table:number-columns-repeated="16285"/>
        </table:table-row>
        <table:table-row table:style-name="ro1">
          <table:table-cell table:number-columns-repeated="2"/>
          <table:table-cell table:style-name="ce8"/>
          <table:table-cell office:value-type="float" office:value="19.110195931709871" table:style-name="ce1">
            <text:p>19,11019593</text:p>
          </table:table-cell>
          <table:table-cell office:value-type="float" office:value="5.5903904004787366" table:style-name="ce1">
            <text:p>5,5903904</text:p>
          </table:table-cell>
          <table:table-cell office:value-type="float" office:value="275750000000" table:style-name="ce1">
            <text:p>2,7575E+11</text:p>
          </table:table-cell>
          <table:table-cell office:value-type="float" office:value="1.087189330915685E-3" table:style-name="ce1">
            <text:p>0,001087189</text:p>
          </table:table-cell>
          <table:table-cell office:value-type="float" office:value="0.43038794420425719" table:style-name="ce1">
            <text:p>0,430387944</text:p>
          </table:table-cell>
          <table:table-cell office:value-type="float" office:value="-7.3227980478972903" table:formula="of:=20*LOG10([.H80])" table:style-name="ce1">
            <text:p>-7,322798048</text:p>
          </table:table-cell>
          <table:table-cell table:number-columns-repeated="3" table:style-name="ce1"/>
          <table:table-cell office:value-type="float" office:value="42.35289058155599" table:style-name="ce1">
            <text:p>42,35289058</text:p>
          </table:table-cell>
          <table:table-cell office:value-type="float" office:value="7.2201737127629873" table:style-name="ce1">
            <text:p>7,220173713</text:p>
          </table:table-cell>
          <table:table-cell office:value-type="float" office:value="275750000000" table:style-name="ce1">
            <text:p>2,7575E+11</text:p>
          </table:table-cell>
          <table:table-cell office:value-type="float" office:value="1.087189330915685E-3" table:style-name="ce1">
            <text:p>0,001087189</text:p>
          </table:table-cell>
          <table:table-cell office:value-type="float" office:value="7.5686160416595843E-2" table:style-name="ce1">
            <text:p>0,07568616</text:p>
          </table:table-cell>
          <table:table-cell office:value-type="float" office:value="-22.419670522070206" table:formula="of:=20*LOG10([.Q80])" table:style-name="ce1">
            <text:p>-22,41967052</text:p>
          </table:table-cell>
          <table:table-cell table:number-columns-repeated="2" table:style-name="ce1"/>
          <table:table-cell office:value-type="float" office:value="72.556070801036768" table:style-name="ce1">
            <text:p>72,5560708</text:p>
          </table:table-cell>
          <table:table-cell office:value-type="float" office:value="4.8118471513466119" table:style-name="ce1">
            <text:p>4,811847151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18510671184936761" table:style-name="ce1">
            <text:p>0,185106712</text:p>
          </table:table-cell>
          <table:table-cell office:value-type="float" office:value="-14.651556674504691" table:formula="of:=20*LOG10([.Y80])" table:style-name="ce1">
            <text:p>-14,65155667</text:p>
          </table:table-cell>
          <table:table-cell table:style-name="ce9"/>
          <table:table-cell table:style-name="ce1"/>
          <table:table-cell office:value-type="float" office:value="79.153629287554011" table:style-name="ce1">
            <text:p>79,15362929</text:p>
          </table:table-cell>
          <table:table-cell office:value-type="float" office:value="21.862243205718741" table:style-name="ce1">
            <text:p>21,86224321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24309698482859379" table:style-name="ce1">
            <text:p>0,243096985</text:p>
          </table:table-cell>
          <table:table-cell office:value-type="float" office:value="-12.284408554965822" table:formula="of:=20*LOG10([.AG80])" table:style-name="ce1">
            <text:p>-12,28440855</text:p>
          </table:table-cell>
          <table:table-cell table:number-columns-repeated="3" table:style-name="ce1"/>
          <table:table-cell office:value-type="float" office:value="81.762346584768196" table:style-name="ce1">
            <text:p>81,76234658</text:p>
          </table:table-cell>
          <table:table-cell office:value-type="float" office:value="36.734334025465628" table:style-name="ce1">
            <text:p>36,73433403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28384887208224702" table:style-name="ce1">
            <text:p>0,283848872</text:p>
          </table:table-cell>
          <table:table-cell office:value-type="float" office:value="-10.938256543439635" table:formula="of:=20*LOG10([.AP80])" table:style-name="ce1">
            <text:p>-10,93825654</text:p>
          </table:table-cell>
          <table:table-cell table:number-columns-repeated="3" table:style-name="ce1"/>
          <table:table-cell office:value-type="float" office:value="80.5833895050379" table:style-name="ce1">
            <text:p>80,58338951</text:p>
          </table:table-cell>
          <table:table-cell office:value-type="float" office:value="44.383793402327498" table:style-name="ce1">
            <text:p>44,3837934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29576396834692859" table:style-name="ce1">
            <text:p>0,295763968</text:p>
          </table:table-cell>
          <table:table-cell office:value-type="float" office:value="-10.581094706934627" table:formula="of:=20*LOG10([.AY80])" table:style-name="ce1">
            <text:p>-10,58109471</text:p>
          </table:table-cell>
          <table:table-cell table:number-columns-repeated="3" table:style-name="ce1"/>
          <table:table-cell office:value-type="float" office:value="78.503418462957995" table:style-name="ce1">
            <text:p>78,50341846</text:p>
          </table:table-cell>
          <table:table-cell office:value-type="float" office:value="46.808510935847053" table:style-name="ce1">
            <text:p>46,80851094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29278268418685549" table:style-name="ce1">
            <text:p>0,292782684</text:p>
          </table:table-cell>
          <table:table-cell office:value-type="float" office:value="-10.669092239736946" table:formula="of:=20*LOG10([.BH80])" table:style-name="ce1">
            <text:p>-10,66909224</text:p>
          </table:table-cell>
          <table:table-cell table:number-columns-repeated="3" table:style-name="ce1"/>
          <table:table-cell office:value-type="float" office:value="74.224707453903733" table:style-name="ce1">
            <text:p>74,22470745</text:p>
          </table:table-cell>
          <table:table-cell office:value-type="float" office:value="37.437496492538912" table:style-name="ce1">
            <text:p>37,43749649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24886388417618599" table:style-name="ce1">
            <text:p>0,248863884</text:p>
          </table:table-cell>
          <table:table-cell office:value-type="float" office:value="-12.080762497000919" table:formula="of:=20*LOG10([.BQ80])" table:style-name="ce1">
            <text:p>-12,0807625</text:p>
          </table:table-cell>
          <table:table-cell table:number-columns-repeated="3" table:style-name="ce1"/>
          <table:table-cell office:value-type="float" office:value="71.388821185090848" table:style-name="ce1">
            <text:p>71,38882119</text:p>
          </table:table-cell>
          <table:table-cell office:value-type="float" office:value="23.46079615524657" table:style-name="ce1">
            <text:p>23,46079616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20092699790364699" table:style-name="ce1">
            <text:p>0,200926998</text:p>
          </table:table-cell>
          <table:table-cell office:value-type="float" office:value="-13.939234092032143" table:formula="of:=20*LOG10([.BZ80])" table:style-name="ce1">
            <text:p>-13,93923409</text:p>
          </table:table-cell>
          <table:table-cell table:number-columns-repeated="3" table:style-name="ce1"/>
          <table:table-cell office:value-type="float" office:value="70.006011037765376" table:style-name="ce1">
            <text:p>70,00601104</text:p>
          </table:table-cell>
          <table:table-cell office:value-type="float" office:value="1.666801246277867" table:style-name="ce1">
            <text:p>1,666801246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16684614881226059" table:style-name="ce1">
            <text:p>0,166846149</text:p>
          </table:table-cell>
          <table:table-cell office:value-type="float" office:value="-15.553676267913703" table:formula="of:=20*LOG10([.CI80])" table:style-name="ce1">
            <text:p>-15,55367627</text:p>
          </table:table-cell>
          <table:table-cell table:number-columns-repeated="2" table:style-name="ce1"/>
          <table:table-cell office:value-type="float" office:value="71.080946062992069" table:style-name="ce1">
            <text:p>71,08094606</text:p>
          </table:table-cell>
          <table:table-cell office:value-type="float" office:value="-23.364618296858371" table:style-name="ce1">
            <text:p>-23,3646183</text:p>
          </table:table-cell>
          <table:table-cell office:value-type="float" office:value="292250000000" table:style-name="ce1">
            <text:p>2,9225E+11</text:p>
          </table:table-cell>
          <table:table-cell office:value-type="float" office:value="74.822498497229276" table:formula="of:=SQRT([.CN80]^2+[.CM80]^2)" table:style-name="ce1">
            <text:p>74,8224985</text:p>
          </table:table-cell>
          <table:table-cell office:value-type="float" office:value="0.19886237494100689" table:style-name="ce1">
            <text:p>0,198862375</text:p>
          </table:table-cell>
          <table:table-cell office:value-type="float" office:value="-14.028947565386037" table:formula="of:=20*LOG([.CQ80])" table:style-name="ce1">
            <text:p>-14,02894757</text:p>
          </table:table-cell>
          <table:table-cell table:number-columns-repeated="2" table:style-name="ce1"/>
          <table:table-cell office:value-type="string" table:style-name="ce1">
            <text:p>Q</text:p>
          </table:table-cell>
          <table:table-cell table:number-columns-repeated="16285"/>
        </table:table-row>
        <table:table-row table:style-name="ro1">
          <table:table-cell table:number-columns-repeated="2"/>
          <table:table-cell table:style-name="ce8"/>
          <table:table-cell office:value-type="float" office:value="18.94404332916184" table:style-name="ce1">
            <text:p>18,94404333</text:p>
          </table:table-cell>
          <table:table-cell office:value-type="float" office:value="4.7824075996856674" table:style-name="ce1">
            <text:p>4,7824076</text:p>
          </table:table-cell>
          <table:table-cell office:value-type="float" office:value="276080000000" table:style-name="ce1">
            <text:p>2,7608E+11</text:p>
          </table:table-cell>
          <table:table-cell office:value-type="float" office:value="1.085889807302231E-3" table:style-name="ce1">
            <text:p>0,00108589</text:p>
          </table:table-cell>
          <table:table-cell office:value-type="float" office:value="0.43805483273328111" table:style-name="ce1">
            <text:p>0,438054833</text:p>
          </table:table-cell>
          <table:table-cell office:value-type="float" office:value="-7.1694304811043157" table:formula="of:=20*LOG10([.H81])" table:style-name="ce1">
            <text:p>-7,169430481</text:p>
          </table:table-cell>
          <table:table-cell table:number-columns-repeated="3" table:style-name="ce1"/>
          <table:table-cell office:value-type="float" office:value="42.019662812188599" table:style-name="ce1">
            <text:p>42,01966281</text:p>
          </table:table-cell>
          <table:table-cell office:value-type="float" office:value="6.5905547246631748" table:style-name="ce1">
            <text:p>6,590554725</text:p>
          </table:table-cell>
          <table:table-cell office:value-type="float" office:value="276080000000" table:style-name="ce1">
            <text:p>2,7608E+11</text:p>
          </table:table-cell>
          <table:table-cell office:value-type="float" office:value="1.085889807302231E-3" table:style-name="ce1">
            <text:p>0,00108589</text:p>
          </table:table-cell>
          <table:table-cell office:value-type="float" office:value="8.0691226660034587E-2" table:style-name="ce1">
            <text:p>0,080691227</text:p>
          </table:table-cell>
          <table:table-cell office:value-type="float" office:value="-21.863473647631565" table:formula="of:=20*LOG10([.Q81])" table:style-name="ce1">
            <text:p>-21,86347365</text:p>
          </table:table-cell>
          <table:table-cell table:number-columns-repeated="2" table:style-name="ce1"/>
          <table:table-cell office:value-type="float" office:value="72.310083935609299" table:style-name="ce1">
            <text:p>72,31008394</text:p>
          </table:table-cell>
          <table:table-cell office:value-type="float" office:value="4.6361492232409587" table:style-name="ce1">
            <text:p>4,636149223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1833971875738819" table:style-name="ce1">
            <text:p>0,183397188</text:p>
          </table:table-cell>
          <table:table-cell office:value-type="float" office:value="-14.732146571848761" table:formula="of:=20*LOG10([.Y81])" table:style-name="ce1">
            <text:p>-14,73214657</text:p>
          </table:table-cell>
          <table:table-cell table:style-name="ce9"/>
          <table:table-cell table:style-name="ce1"/>
          <table:table-cell office:value-type="float" office:value="78.200952602333089" table:style-name="ce1">
            <text:p>78,2009526</text:p>
          </table:table-cell>
          <table:table-cell office:value-type="float" office:value="20.88124577138079" table:style-name="ce1">
            <text:p>20,88124577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23629618033109701" table:style-name="ce1">
            <text:p>0,23629618</text:p>
          </table:table-cell>
          <table:table-cell office:value-type="float" office:value="-12.530865971460512" table:formula="of:=20*LOG10([.AG81])" table:style-name="ce1">
            <text:p>-12,53086597</text:p>
          </table:table-cell>
          <table:table-cell table:number-columns-repeated="3" table:style-name="ce1"/>
          <table:table-cell office:value-type="float" office:value="80.420783171862979" table:style-name="ce1">
            <text:p>80,42078317</text:p>
          </table:table-cell>
          <table:table-cell office:value-type="float" office:value="34.777626470232732" table:style-name="ce1">
            <text:p>34,77762647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27335303159538532" table:style-name="ce1">
            <text:p>0,273353032</text:p>
          </table:table-cell>
          <table:table-cell office:value-type="float" office:value="-11.265522104894515" table:formula="of:=20*LOG10([.AP81])" table:style-name="ce1">
            <text:p>-11,2655221</text:p>
          </table:table-cell>
          <table:table-cell table:number-columns-repeated="3" table:style-name="ce1"/>
          <table:table-cell office:value-type="float" office:value="79.222740473204084" table:style-name="ce1">
            <text:p>79,22274047</text:p>
          </table:table-cell>
          <table:table-cell office:value-type="float" office:value="41.583746196164917" table:style-name="ce1">
            <text:p>41,5837462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28301629367054848" table:style-name="ce1">
            <text:p>0,283016294</text:p>
          </table:table-cell>
          <table:table-cell office:value-type="float" office:value="-10.963771215485213" table:formula="of:=20*LOG10([.AY81])" table:style-name="ce1">
            <text:p>-10,96377122</text:p>
          </table:table-cell>
          <table:table-cell table:number-columns-repeated="3" table:style-name="ce1"/>
          <table:table-cell office:value-type="float" office:value="77.267069963047661" table:style-name="ce1">
            <text:p>77,26706996</text:p>
          </table:table-cell>
          <table:table-cell office:value-type="float" office:value="43.375766272661131" table:style-name="ce1">
            <text:p>43,37576627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27854913128943759" table:style-name="ce1">
            <text:p>0,278549131</text:p>
          </table:table-cell>
          <table:table-cell office:value-type="float" office:value="-11.101963832713416" table:formula="of:=20*LOG10([.BH81])" table:style-name="ce1">
            <text:p>-11,10196383</text:p>
          </table:table-cell>
          <table:table-cell table:number-columns-repeated="3" table:style-name="ce1"/>
          <table:table-cell office:value-type="float" office:value="73.389218633626712" table:style-name="ce1">
            <text:p>73,38921863</text:p>
          </table:table-cell>
          <table:table-cell office:value-type="float" office:value="33.574105142654467" table:style-name="ce1">
            <text:p>33,57410514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23491473448656469" table:style-name="ce1">
            <text:p>0,234914734</text:p>
          </table:table-cell>
          <table:table-cell office:value-type="float" office:value="-12.581794844905957" table:formula="of:=20*LOG10([.BQ81])" table:style-name="ce1">
            <text:p>-12,58179484</text:p>
          </table:table-cell>
          <table:table-cell table:number-columns-repeated="3" table:style-name="ce1"/>
          <table:table-cell office:value-type="float" office:value="70.939008672513921" table:style-name="ce1">
            <text:p>70,93900867</text:p>
          </table:table-cell>
          <table:table-cell office:value-type="float" office:value="19.301928467469491" table:style-name="ce1">
            <text:p>19,30192847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19040189245898209" table:style-name="ce1">
            <text:p>0,190401892</text:p>
          </table:table-cell>
          <table:table-cell office:value-type="float" office:value="-14.406574787055188" table:formula="of:=20*LOG10([.BZ81])" table:style-name="ce1">
            <text:p>-14,40657479</text:p>
          </table:table-cell>
          <table:table-cell table:number-columns-repeated="3" table:style-name="ce1"/>
          <table:table-cell office:value-type="float" office:value="70.016841879482115" table:style-name="ce1">
            <text:p>70,01684188</text:p>
          </table:table-cell>
          <table:table-cell office:value-type="float" office:value="-2.789968354288201" table:style-name="ce1">
            <text:p>-2,789968354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1671691822857797" table:style-name="ce1">
            <text:p>0,167169182</text:p>
          </table:table-cell>
          <table:table-cell office:value-type="float" office:value="-15.536875638038705" table:formula="of:=20*LOG10([.CI81])" table:style-name="ce1">
            <text:p>-15,53687564</text:p>
          </table:table-cell>
          <table:table-cell table:number-columns-repeated="2" table:style-name="ce1"/>
          <table:table-cell office:value-type="float" office:value="71.563842469560299" table:style-name="ce1">
            <text:p>71,56384247</text:p>
          </table:table-cell>
          <table:table-cell office:value-type="float" office:value="-28.089593112415901" table:style-name="ce1">
            <text:p>-28,08959311</text:p>
          </table:table-cell>
          <table:table-cell office:value-type="float" office:value="292580000000" table:style-name="ce1">
            <text:p>2,9258E+11</text:p>
          </table:table-cell>
          <table:table-cell office:value-type="float" office:value="76.87918307467325" table:formula="of:=SQRT([.CN81]^2+[.CM81]^2)" table:style-name="ce1">
            <text:p>76,87918307</text:p>
          </table:table-cell>
          <table:table-cell office:value-type="float" office:value="0.21184864548547591" table:style-name="ce1">
            <text:p>0,211848645</text:p>
          </table:table-cell>
          <table:table-cell office:value-type="float" office:value="-13.479486168786295" table:formula="of:=20*LOG([.CQ81])" table:style-name="ce1">
            <text:p>-13,47948617</text:p>
          </table:table-cell>
          <table:table-cell table:number-columns-repeated="2" table:style-name="ce1"/>
          <table:table-cell office:value-type="float" office:value="48.92255892255892" table:formula="of:=[.CO75]/[.CU79]" table:style-name="ce1">
            <text:p>48,92255892</text:p>
          </table:table-cell>
          <table:table-cell table:number-columns-repeated="16285"/>
        </table:table-row>
        <table:table-row table:style-name="ro1">
          <table:table-cell table:number-columns-repeated="2"/>
          <table:table-cell table:style-name="ce8"/>
          <table:table-cell office:value-type="float" office:value="18.805175525066851" table:style-name="ce1">
            <text:p>18,80517553</text:p>
          </table:table-cell>
          <table:table-cell office:value-type="float" office:value="3.977979121683167" table:style-name="ce1">
            <text:p>3,977979122</text:p>
          </table:table-cell>
          <table:table-cell office:value-type="float" office:value="276410000000" table:style-name="ce1">
            <text:p>2,7641E+11</text:p>
          </table:table-cell>
          <table:table-cell office:value-type="float" office:value="1.084593386635795E-3" table:style-name="ce1">
            <text:p>0,001084593</text:p>
          </table:table-cell>
          <table:table-cell office:value-type="float" office:value="0.44464172953116538" table:style-name="ce1">
            <text:p>0,44464173</text:p>
          </table:table-cell>
          <table:table-cell office:value-type="float" office:value="-7.0397956256026628" table:formula="of:=20*LOG10([.H82])" table:style-name="ce1">
            <text:p>-7,039795626</text:p>
          </table:table-cell>
          <table:table-cell table:number-columns-repeated="3" table:style-name="ce1"/>
          <table:table-cell office:value-type="float" office:value="41.720021212831028" table:style-name="ce1">
            <text:p>41,72002121</text:p>
          </table:table-cell>
          <table:table-cell office:value-type="float" office:value="5.9520335675489084" table:style-name="ce1">
            <text:p>5,952033568</text:p>
          </table:table-cell>
          <table:table-cell office:value-type="float" office:value="276410000000" table:style-name="ce1">
            <text:p>2,7641E+11</text:p>
          </table:table-cell>
          <table:table-cell office:value-type="float" office:value="1.084593386635795E-3" table:style-name="ce1">
            <text:p>0,001084593</text:p>
          </table:table-cell>
          <table:table-cell office:value-type="float" office:value="8.52760040142541E-2" table:style-name="ce1">
            <text:p>0,085276004</text:p>
          </table:table-cell>
          <table:table-cell office:value-type="float" office:value="-21.383463172733578" table:formula="of:=20*LOG10([.Q82])" table:style-name="ce1">
            <text:p>-21,38346317</text:p>
          </table:table-cell>
          <table:table-cell table:number-columns-repeated="2" table:style-name="ce1"/>
          <table:table-cell office:value-type="float" office:value="72.074862526790852" table:style-name="ce1">
            <text:p>72,07486253</text:p>
          </table:table-cell>
          <table:table-cell office:value-type="float" office:value="4.4489711490207204" table:style-name="ce1">
            <text:p>4,448971149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1817500341632193" table:style-name="ce1">
            <text:p>0,181750034</text:p>
          </table:table-cell>
          <table:table-cell office:value-type="float" office:value="-14.810509976707653" table:formula="of:=20*LOG10([.Y82])" table:style-name="ce1">
            <text:p>-14,81050998</text:p>
          </table:table-cell>
          <table:table-cell table:style-name="ce9"/>
          <table:table-cell table:style-name="ce1"/>
          <table:table-cell office:value-type="float" office:value="77.305301541813705" table:style-name="ce1">
            <text:p>77,30530154</text:p>
          </table:table-cell>
          <table:table-cell office:value-type="float" office:value="19.873340170877508" table:style-name="ce1">
            <text:p>19,87334017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22969623111544241" table:style-name="ce1">
            <text:p>0,229696231</text:p>
          </table:table-cell>
          <table:table-cell office:value-type="float" office:value="-12.776922614096403" table:formula="of:=20*LOG10([.AG82])" table:style-name="ce1">
            <text:p>-12,77692261</text:p>
          </table:table-cell>
          <table:table-cell table:number-columns-repeated="3" table:style-name="ce1"/>
          <table:table-cell office:value-type="float" office:value="79.175896534925087" table:style-name="ce1">
            <text:p>79,17589653</text:p>
          </table:table-cell>
          <table:table-cell office:value-type="float" office:value="32.808826118033103" table:style-name="ce1">
            <text:p>32,80882612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26310413799069432" table:style-name="ce1">
            <text:p>0,263104138</text:p>
          </table:table-cell>
          <table:table-cell office:value-type="float" office:value="-11.597446429210109" table:formula="of:=20*LOG10([.AP82])" table:style-name="ce1">
            <text:p>-11,59744643</text:p>
          </table:table-cell>
          <table:table-cell table:number-columns-repeated="3" table:style-name="ce1"/>
          <table:table-cell office:value-type="float" office:value="77.974137353590606" table:style-name="ce1">
            <text:p>77,97413735</text:p>
          </table:table-cell>
          <table:table-cell office:value-type="float" office:value="38.795089409026573" table:style-name="ce1">
            <text:p>38,79508941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2705630962465071" table:style-name="ce1">
            <text:p>0,270563096</text:p>
          </table:table-cell>
          <table:table-cell office:value-type="float" office:value="-11.354628795527015" table:formula="of:=20*LOG10([.AY82])" table:style-name="ce1">
            <text:p>-11,3546288</text:p>
          </table:table-cell>
          <table:table-cell table:number-columns-repeated="3" table:style-name="ce1"/>
          <table:table-cell office:value-type="float" office:value="76.1442979829216" table:style-name="ce1">
            <text:p>76,14429798</text:p>
          </table:table-cell>
          <table:table-cell office:value-type="float" office:value="39.970840867403147" table:style-name="ce1">
            <text:p>39,97084087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26469400750490452" table:style-name="ce1">
            <text:p>0,264694008</text:p>
          </table:table-cell>
          <table:table-cell office:value-type="float" office:value="-11.545117814472627" table:formula="of:=20*LOG10([.BH82])" table:style-name="ce1">
            <text:p>-11,54511781</text:p>
          </table:table-cell>
          <table:table-cell table:number-columns-repeated="3" table:style-name="ce1"/>
          <table:table-cell office:value-type="float" office:value="72.653855787899133" table:style-name="ce1">
            <text:p>72,65385579</text:p>
          </table:table-cell>
          <table:table-cell office:value-type="float" office:value="29.742186987261491" table:style-name="ce1">
            <text:p>29,74218699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22182577129746389" table:style-name="ce1">
            <text:p>0,221825771</text:p>
          </table:table-cell>
          <table:table-cell office:value-type="float" office:value="-13.079759994927173" table:formula="of:=20*LOG10([.BQ82])" table:style-name="ce1">
            <text:p>-13,07975999</text:p>
          </table:table-cell>
          <table:table-cell table:number-columns-repeated="3" table:style-name="ce1"/>
          <table:table-cell office:value-type="float" office:value="70.579304891597346" table:style-name="ce1">
            <text:p>70,57930489</text:p>
          </table:table-cell>
          <table:table-cell office:value-type="float" office:value="15.167579268458111" table:style-name="ce1">
            <text:p>15,16757927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1816069518944293" table:style-name="ce1">
            <text:p>0,181606952</text:p>
          </table:table-cell>
          <table:table-cell office:value-type="float" office:value="-14.817350615020928" table:formula="of:=20*LOG10([.BZ82])" table:style-name="ce1">
            <text:p>-14,81735062</text:p>
          </table:table-cell>
          <table:table-cell table:number-columns-repeated="3" table:style-name="ce1"/>
          <table:table-cell office:value-type="float" office:value="70.113409297957361" table:style-name="ce1">
            <text:p>70,1134093</text:p>
          </table:table-cell>
          <table:table-cell office:value-type="float" office:value="-7.2390729810858758" table:style-name="ce1">
            <text:p>-7,239072981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17002893969784619" table:style-name="ce1">
            <text:p>0,17002894</text:p>
          </table:table-cell>
          <table:table-cell office:value-type="float" office:value="-15.38954306873727" table:formula="of:=20*LOG10([.CI82])" table:style-name="ce1">
            <text:p>-15,38954307</text:p>
          </table:table-cell>
          <table:table-cell table:number-columns-repeated="2" table:style-name="ce1"/>
          <table:table-cell office:value-type="float" office:value="72.138500970176651" table:style-name="ce1">
            <text:p>72,13850097</text:p>
          </table:table-cell>
          <table:table-cell office:value-type="float" office:value="-32.828890669911779" table:style-name="ce1">
            <text:p>-32,82889067</text:p>
          </table:table-cell>
          <table:table-cell office:value-type="float" office:value="292910000000" table:style-name="ce1">
            <text:p>2,9291E+11</text:p>
          </table:table-cell>
          <table:table-cell office:value-type="float" office:value="79.257172450455229" table:formula="of:=SQRT([.CN82]^2+[.CM82]^2)" table:style-name="ce1">
            <text:p>79,25717245</text:p>
          </table:table-cell>
          <table:table-cell office:value-type="float" office:value="0.22634854140623889" table:style-name="ce1">
            <text:p>0,226348541</text:p>
          </table:table-cell>
          <table:table-cell office:value-type="float" office:value="-12.904445995211361" table:formula="of:=20*LOG([.CQ82])" table:style-name="ce1">
            <text:p>-12,904446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692781991062329" table:style-name="ce1">
            <text:p>18,69278199</text:p>
          </table:table-cell>
          <table:table-cell office:value-type="float" office:value="3.1768631032479302" table:style-name="ce1">
            <text:p>3,176863103</text:p>
          </table:table-cell>
          <table:table-cell office:value-type="float" office:value="276740000000" table:style-name="ce1">
            <text:p>2,7674E+11</text:p>
          </table:table-cell>
          <table:table-cell office:value-type="float" office:value="1.083300057816001E-3" table:style-name="ce1">
            <text:p>0,0010833</text:p>
          </table:table-cell>
          <table:table-cell office:value-type="float" office:value="0.4500988423777364" table:style-name="ce1">
            <text:p>0,450098842</text:p>
          </table:table-cell>
          <table:table-cell office:value-type="float" office:value="-6.9338420806931067" table:formula="of:=20*LOG10([.H83])" table:style-name="ce1">
            <text:p>-6,933842081</text:p>
          </table:table-cell>
          <table:table-cell table:number-columns-repeated="3" table:style-name="ce1"/>
          <table:table-cell office:value-type="float" office:value="41.453525159491008" table:style-name="ce1">
            <text:p>41,45352516</text:p>
          </table:table-cell>
          <table:table-cell office:value-type="float" office:value="5.3059423139908457" table:style-name="ce1">
            <text:p>5,305942314</text:p>
          </table:table-cell>
          <table:table-cell office:value-type="float" office:value="276740000000" table:style-name="ce1">
            <text:p>2,7674E+11</text:p>
          </table:table-cell>
          <table:table-cell office:value-type="float" office:value="1.083300057816001E-3" table:style-name="ce1">
            <text:p>0,0010833</text:p>
          </table:table-cell>
          <table:table-cell office:value-type="float" office:value="8.942289298450172E-2" table:style-name="ce1">
            <text:p>0,089422893</text:p>
          </table:table-cell>
          <table:table-cell office:value-type="float" office:value="-20.971025681334325" table:formula="of:=20*LOG10([.Q83])" table:style-name="ce1">
            <text:p>-20,97102568</text:p>
          </table:table-cell>
          <table:table-cell table:number-columns-repeated="2" table:style-name="ce1"/>
          <table:table-cell office:value-type="float" office:value="71.850835868539534" table:style-name="ce1">
            <text:p>71,85083587</text:p>
          </table:table-cell>
          <table:table-cell office:value-type="float" office:value="4.2509831441378498" table:style-name="ce1">
            <text:p>4,250983144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18016980698393181" table:style-name="ce1">
            <text:p>0,180169807</text:p>
          </table:table-cell>
          <table:table-cell office:value-type="float" office:value="-14.886359734278372" table:formula="of:=20*LOG10([.Y83])" table:style-name="ce1">
            <text:p>-14,88635973</text:p>
          </table:table-cell>
          <table:table-cell table:style-name="ce9"/>
          <table:table-cell table:style-name="ce1"/>
          <table:table-cell office:value-type="float" office:value="76.46587182390482" table:style-name="ce1">
            <text:p>76,46587182</text:p>
          </table:table-cell>
          <table:table-cell office:value-type="float" office:value="18.84130690125312" table:style-name="ce1">
            <text:p>18,8413069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2233186619606457" table:style-name="ce1">
            <text:p>0,223318662</text:p>
          </table:table-cell>
          <table:table-cell office:value-type="float" office:value="-13.021499658779378" table:formula="of:=20*LOG10([.AG83])" table:style-name="ce1">
            <text:p>-13,02149966</text:p>
          </table:table-cell>
          <table:table-cell table:number-columns-repeated="3" table:style-name="ce1"/>
          <table:table-cell office:value-type="float" office:value="78.023916104100167" table:style-name="ce1">
            <text:p>78,0239161</text:p>
          </table:table-cell>
          <table:table-cell office:value-type="float" office:value="30.83057432248745" table:style-name="ce1">
            <text:p>30,83057432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25314229136654492" table:style-name="ce1">
            <text:p>0,253142291</text:p>
          </table:table-cell>
          <table:table-cell office:value-type="float" office:value="-11.932705862319066" table:formula="of:=20*LOG10([.AP83])" table:style-name="ce1">
            <text:p>-11,93270586</text:p>
          </table:table-cell>
          <table:table-cell table:number-columns-repeated="3" table:style-name="ce1"/>
          <table:table-cell office:value-type="float" office:value="76.83223220883562" table:style-name="ce1">
            <text:p>76,83223221</text:p>
          </table:table-cell>
          <table:table-cell office:value-type="float" office:value="36.018531931373367" table:style-name="ce1">
            <text:p>36,01853193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25846783243261301" table:style-name="ce1">
            <text:p>0,258467832</text:p>
          </table:table-cell>
          <table:table-cell office:value-type="float" office:value="-11.751869984964065" table:formula="of:=20*LOG10([.AY83])" table:style-name="ce1">
            <text:p>-11,75186998</text:p>
          </table:table-cell>
          <table:table-cell table:number-columns-repeated="3" table:style-name="ce1"/>
          <table:table-cell office:value-type="float" office:value="75.129560837115434" table:style-name="ce1">
            <text:p>75,12956084</text:p>
          </table:table-cell>
          <table:table-cell office:value-type="float" office:value="36.592577644030413" table:style-name="ce1">
            <text:p>36,59257764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25131288590411072" table:style-name="ce1">
            <text:p>0,251312886</text:p>
          </table:table-cell>
          <table:table-cell office:value-type="float" office:value="-11.99570485341116" table:formula="of:=20*LOG10([.BH83])" table:style-name="ce1">
            <text:p>-11,99570485</text:p>
          </table:table-cell>
          <table:table-cell table:number-columns-repeated="3" table:style-name="ce1"/>
          <table:table-cell office:value-type="float" office:value="72.014693973087375" table:style-name="ce1">
            <text:p>72,01469397</text:p>
          </table:table-cell>
          <table:table-cell office:value-type="float" office:value="25.939092115850389" table:style-name="ce1">
            <text:p>25,93909212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2097597554231215" table:style-name="ce1">
            <text:p>0,209759755</text:p>
          </table:table-cell>
          <table:table-cell office:value-type="float" office:value="-13.565556640697158" table:formula="of:=20*LOG10([.BQ83])" table:style-name="ce1">
            <text:p>-13,56555664</text:p>
          </table:table-cell>
          <table:table-cell table:number-columns-repeated="3" table:style-name="ce1"/>
          <table:table-cell office:value-type="float" office:value="70.307501497469445" table:style-name="ce1">
            <text:p>70,3075015</text:p>
          </table:table-cell>
          <table:table-cell office:value-type="float" office:value="11.05439208618777" table:style-name="ce1">
            <text:p>11,05439209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1747216080408715" table:style-name="ce1">
            <text:p>0,174721608</text:p>
          </table:table-cell>
          <table:table-cell office:value-type="float" office:value="-15.153067639023678" table:formula="of:=20*LOG10([.BZ83])" table:style-name="ce1">
            <text:p>-15,15306764</text:p>
          </table:table-cell>
          <table:table-cell table:number-columns-repeated="3" table:style-name="ce1"/>
          <table:table-cell office:value-type="float" office:value="70.295569853387761" table:style-name="ce1">
            <text:p>70,29556985</text:p>
          </table:table-cell>
          <table:table-cell office:value-type="float" office:value="-11.68431002362014" table:style-name="ce1">
            <text:p>-11,68431002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17532587239072259" table:style-name="ce1">
            <text:p>0,175325872</text:p>
          </table:table-cell>
          <table:table-cell office:value-type="float" office:value="-15.123079829016019" table:formula="of:=20*LOG10([.CI83])" table:style-name="ce1">
            <text:p>-15,12307983</text:p>
          </table:table-cell>
          <table:table-cell table:number-columns-repeated="2" table:style-name="ce1"/>
          <table:table-cell office:value-type="float" office:value="72.806984437061217" table:style-name="ce1">
            <text:p>72,80698444</text:p>
          </table:table-cell>
          <table:table-cell office:value-type="float" office:value="-37.586618862876733" table:style-name="ce1">
            <text:p>-37,58661886</text:p>
          </table:table-cell>
          <table:table-cell office:value-type="float" office:value="293240000000" table:style-name="ce1">
            <text:p>2,9324E+11</text:p>
          </table:table-cell>
          <table:table-cell office:value-type="float" office:value="81.936627343097513" table:formula="of:=SQRT([.CN83]^2+[.CM83]^2)" table:style-name="ce1">
            <text:p>81,93662734</text:p>
          </table:table-cell>
          <table:table-cell office:value-type="float" office:value="0.24206035872091231" table:style-name="ce1">
            <text:p>0,242060359</text:p>
          </table:table-cell>
          <table:table-cell office:value-type="float" office:value="-12.321526548908757" table:formula="of:=20*LOG([.CQ83])" table:style-name="ce1">
            <text:p>-12,32152655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60617950460826" table:style-name="ce1">
            <text:p>18,6061795</text:p>
          </table:table-cell>
          <table:table-cell office:value-type="float" office:value="2.3787941900425289" table:style-name="ce1">
            <text:p>2,37879419</text:p>
          </table:table-cell>
          <table:table-cell office:value-type="float" office:value="277070000000" table:style-name="ce1">
            <text:p>2,7707E+11</text:p>
          </table:table-cell>
          <table:table-cell office:value-type="float" office:value="1.082009809795358E-3" table:style-name="ce1">
            <text:p>0,00108201</text:p>
          </table:table-cell>
          <table:table-cell office:value-type="float" office:value="0.45438410393479151" table:style-name="ce1">
            <text:p>0,454384104</text:p>
          </table:table-cell>
          <table:table-cell office:value-type="float" office:value="-6.8515374057188803" table:formula="of:=20*LOG10([.H84])" table:style-name="ce1">
            <text:p>-6,851537406</text:p>
          </table:table-cell>
          <table:table-cell table:number-columns-repeated="3" table:style-name="ce1"/>
          <table:table-cell office:value-type="float" office:value="41.219743992068473" table:style-name="ce1">
            <text:p>41,21974399</text:p>
          </table:table-cell>
          <table:table-cell office:value-type="float" office:value="4.6535256520394128" table:style-name="ce1">
            <text:p>4,653525652</text:p>
          </table:table-cell>
          <table:table-cell office:value-type="float" office:value="277070000000" table:style-name="ce1">
            <text:p>2,7707E+11</text:p>
          </table:table-cell>
          <table:table-cell office:value-type="float" office:value="1.082009809795358E-3" table:style-name="ce1">
            <text:p>0,00108201</text:p>
          </table:table-cell>
          <table:table-cell office:value-type="float" office:value="9.3116070901799963E-2" table:style-name="ce1">
            <text:p>0,093116071</text:p>
          </table:table-cell>
          <table:table-cell office:value-type="float" office:value="-20.619507153382809" table:formula="of:=20*LOG10([.Q84])" table:style-name="ce1">
            <text:p>-20,61950715</text:p>
          </table:table-cell>
          <table:table-cell table:number-columns-repeated="2" table:style-name="ce1"/>
          <table:table-cell office:value-type="float" office:value="71.638393662268996" table:style-name="ce1">
            <text:p>71,63839366</text:p>
          </table:table-cell>
          <table:table-cell office:value-type="float" office:value="4.0428599690429197" table:style-name="ce1">
            <text:p>4,042859969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17866082560494481" table:style-name="ce1">
            <text:p>0,178660826</text:p>
          </table:table-cell>
          <table:table-cell office:value-type="float" office:value="-14.95941326871039" table:formula="of:=20*LOG10([.Y84])" table:style-name="ce1">
            <text:p>-14,95941327</text:p>
          </table:table-cell>
          <table:table-cell table:style-name="ce9"/>
          <table:table-cell table:style-name="ce1"/>
          <table:table-cell office:value-type="float" office:value="75.681818310285777" table:style-name="ce1">
            <text:p>75,68181831</text:p>
          </table:table-cell>
          <table:table-cell office:value-type="float" office:value="17.787718129432779" table:style-name="ce1">
            <text:p>17,78771813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21718480238103799" table:style-name="ce1">
            <text:p>0,217184802</text:p>
          </table:table-cell>
          <table:table-cell office:value-type="float" office:value="-13.263411360022522" table:formula="of:=20*LOG10([.AG84])" table:style-name="ce1">
            <text:p>-13,26341136</text:p>
          </table:table-cell>
          <table:table-cell table:number-columns-repeated="3" table:style-name="ce1"/>
          <table:table-cell office:value-type="float" office:value="76.96129889104337" table:style-name="ce1">
            <text:p>76,96129889</text:p>
          </table:table-cell>
          <table:table-cell office:value-type="float" office:value="28.845144986424131" table:style-name="ce1">
            <text:p>28,84514499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24350921944798029" table:style-name="ce1">
            <text:p>0,243509219</text:p>
          </table:table-cell>
          <table:table-cell office:value-type="float" office:value="-12.269691828240601" table:formula="of:=20*LOG10([.AP84])" table:style-name="ce1">
            <text:p>-12,26969183</text:p>
          </table:table-cell>
          <table:table-cell table:number-columns-repeated="3" table:style-name="ce1"/>
          <table:table-cell office:value-type="float" office:value="75.792140875270263" table:style-name="ce1">
            <text:p>75,79214088</text:p>
          </table:table-cell>
          <table:table-cell office:value-type="float" office:value="33.254500885391941" table:style-name="ce1">
            <text:p>33,25450089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24679852984718151" table:style-name="ce1">
            <text:p>0,24679853</text:p>
          </table:table-cell>
          <table:table-cell office:value-type="float" office:value="-12.153148633550497" table:formula="of:=20*LOG10([.AY84])" table:style-name="ce1">
            <text:p>-12,15314863</text:p>
          </table:table-cell>
          <table:table-cell table:number-columns-repeated="3" table:style-name="ce1"/>
          <table:table-cell office:value-type="float" office:value="74.217874384169633" table:style-name="ce1">
            <text:p>74,21787438</text:p>
          </table:table-cell>
          <table:table-cell office:value-type="float" office:value="33.239677574185038" table:style-name="ce1">
            <text:p>33,23967757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23850945133306109" table:style-name="ce1">
            <text:p>0,238509451</text:p>
          </table:table-cell>
          <table:table-cell office:value-type="float" office:value="-12.449888132857474" table:formula="of:=20*LOG10([.BH84])" table:style-name="ce1">
            <text:p>-12,44988813</text:p>
          </table:table-cell>
          <table:table-cell table:number-columns-repeated="3" table:style-name="ce1"/>
          <table:table-cell office:value-type="float" office:value="71.468297808490803" table:style-name="ce1">
            <text:p>71,46829781</text:p>
          </table:table-cell>
          <table:table-cell office:value-type="float" office:value="22.162170168969631" table:style-name="ce1">
            <text:p>22,16217017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19888266493691531" table:style-name="ce1">
            <text:p>0,198882665</text:p>
          </table:table-cell>
          <table:table-cell office:value-type="float" office:value="-14.028061386313009" table:formula="of:=20*LOG10([.BQ84])" table:style-name="ce1">
            <text:p>-14,02806139</text:p>
          </table:table-cell>
          <table:table-cell table:number-columns-repeated="3" table:style-name="ce1"/>
          <table:table-cell office:value-type="float" office:value="70.121807946750579" table:style-name="ce1">
            <text:p>70,12180795</text:p>
          </table:table-cell>
          <table:table-cell office:value-type="float" office:value="6.9590587415562437" table:style-name="ce1">
            <text:p>6,959058742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16989218066707459" table:style-name="ce1">
            <text:p>0,169892181</text:p>
          </table:table-cell>
          <table:table-cell office:value-type="float" office:value="-15.396532183806716" table:formula="of:=20*LOG10([.BZ84])" table:style-name="ce1">
            <text:p>-15,39653218</text:p>
          </table:table-cell>
          <table:table-cell table:number-columns-repeated="3" table:style-name="ce1"/>
          <table:table-cell office:value-type="float" office:value="70.563565365587436" table:style-name="ce1">
            <text:p>70,56356537</text:p>
          </table:table-cell>
          <table:table-cell office:value-type="float" office:value="-16.129433889799191" table:style-name="ce1">
            <text:p>-16,12943389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18289658652597529" table:style-name="ce1">
            <text:p>0,182896587</text:p>
          </table:table-cell>
          <table:table-cell office:value-type="float" office:value="-14.755887997280494" table:formula="of:=20*LOG10([.CI84])" table:style-name="ce1">
            <text:p>-14,755888</text:p>
          </table:table-cell>
          <table:table-cell table:number-columns-repeated="2" table:style-name="ce1"/>
          <table:table-cell office:value-type="float" office:value="73.571796895541524" table:style-name="ce1">
            <text:p>73,5717969</text:p>
          </table:table-cell>
          <table:table-cell office:value-type="float" office:value="-42.366872735676147" table:style-name="ce1">
            <text:p>-42,36687274</text:p>
          </table:table-cell>
          <table:table-cell office:value-type="float" office:value="293570000000" table:style-name="ce12">
            <text:p>2,9357E+11</text:p>
          </table:table-cell>
          <table:table-cell office:value-type="float" office:value="84.898534756730584" table:formula="of:=SQRT([.CN84]^2+[.CM84]^2)" table:style-name="ce1">
            <text:p>84,89853476</text:p>
          </table:table-cell>
          <table:table-cell office:value-type="float" office:value="0.25870210391584242" table:style-name="ce1">
            <text:p>0,258702104</text:p>
          </table:table-cell>
          <table:table-cell office:value-type="float" office:value="-11.744000786679932" table:formula="of:=20*LOG([.CQ84])" table:style-name="ce1">
            <text:p>-11,74400079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54480614955262" table:style-name="ce1">
            <text:p>18,54480615</text:p>
          </table:table-cell>
          <table:table-cell office:value-type="float" office:value="1.583490247759233" table:style-name="ce1">
            <text:p>1,583490248</text:p>
          </table:table-cell>
          <table:table-cell office:value-type="float" office:value="277400000000" table:style-name="ce1">
            <text:p>2,774E+11</text:p>
          </table:table-cell>
          <table:table-cell office:value-type="float" office:value="1.080722631578947E-3" table:style-name="ce1">
            <text:p>0,001080723</text:p>
          </table:table-cell>
          <table:table-cell office:value-type="float" office:value="0.45746487180691842" table:style-name="ce1">
            <text:p>0,457464872</text:p>
          </table:table-cell>
          <table:table-cell office:value-type="float" office:value="-6.7928449856618727" table:formula="of:=20*LOG10([.H85])" table:style-name="ce1">
            <text:p>-6,792844986</text:p>
          </table:table-cell>
          <table:table-cell table:number-columns-repeated="3" table:style-name="ce1"/>
          <table:table-cell office:value-type="float" office:value="41.018262544958112" table:style-name="ce1">
            <text:p>41,01826254</text:p>
          </table:table-cell>
          <table:table-cell office:value-type="float" office:value="3.9959505112182012" table:style-name="ce1">
            <text:p>3,995950511</text:p>
          </table:table-cell>
          <table:table-cell office:value-type="float" office:value="277400000000" table:style-name="ce1">
            <text:p>2,774E+11</text:p>
          </table:table-cell>
          <table:table-cell office:value-type="float" office:value="1.080722631578947E-3" table:style-name="ce1">
            <text:p>0,001080723</text:p>
          </table:table-cell>
          <table:table-cell office:value-type="float" office:value="9.6341643561747112E-2" table:style-name="ce1">
            <text:p>0,096341644</text:p>
          </table:table-cell>
          <table:table-cell office:value-type="float" office:value="-20.323718980296988" table:formula="of:=20*LOG10([.Q85])" table:style-name="ce1">
            <text:p>-20,32371898</text:p>
          </table:table-cell>
          <table:table-cell table:number-columns-repeated="2" table:style-name="ce1"/>
          <table:table-cell office:value-type="float" office:value="71.437887461547689" table:style-name="ce1">
            <text:p>71,43788746</text:p>
          </table:table-cell>
          <table:table-cell office:value-type="float" office:value="3.8252790479467631" table:style-name="ce1">
            <text:p>3,825279048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1772271625106544" table:style-name="ce1">
            <text:p>0,177227163</text:p>
          </table:table-cell>
          <table:table-cell office:value-type="float" office:value="-15.029394314390739" table:formula="of:=20*LOG10([.Y85])" table:style-name="ce1">
            <text:p>-15,02939431</text:p>
          </table:table-cell>
          <table:table-cell table:style-name="ce9"/>
          <table:table-cell table:style-name="ce1"/>
          <table:table-cell office:value-type="float" office:value="74.952271627448042" table:style-name="ce1">
            <text:p>74,95227163</text:p>
          </table:table-cell>
          <table:table-cell office:value-type="float" office:value="16.71495221837192" table:style-name="ce1">
            <text:p>16,71495222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21131567330148299" table:style-name="ce1">
            <text:p>0,211315673</text:p>
          </table:table-cell>
          <table:table-cell office:value-type="float" office:value="-13.501365801887049" table:formula="of:=20*LOG10([.AG85])" table:style-name="ce1">
            <text:p>-13,5013658</text:p>
          </table:table-cell>
          <table:table-cell table:number-columns-repeated="3" table:style-name="ce1"/>
          <table:table-cell office:value-type="float" office:value="75.984730705307285" table:style-name="ce1">
            <text:p>75,98473071</text:p>
          </table:table-cell>
          <table:table-cell office:value-type="float" office:value="26.854488208590531" table:style-name="ce1">
            <text:p>26,85448821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23424802884551291" table:style-name="ce1">
            <text:p>0,234248029</text:p>
          </table:table-cell>
          <table:table-cell office:value-type="float" office:value="-12.60648109867506" table:formula="of:=20*LOG10([.AP85])" table:style-name="ce1">
            <text:p>-12,6064811</text:p>
          </table:table-cell>
          <table:table-cell table:number-columns-repeated="3" table:style-name="ce1"/>
          <table:table-cell office:value-type="float" office:value="74.84941660446755" table:style-name="ce1">
            <text:p>74,8494166</text:p>
          </table:table-cell>
          <table:table-cell office:value-type="float" office:value="30.503184991436921" table:style-name="ce1">
            <text:p>30,50318499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235627289893862" table:style-name="ce1">
            <text:p>0,23562729</text:p>
          </table:table-cell>
          <table:table-cell office:value-type="float" office:value="-12.555488236615496" table:formula="of:=20*LOG10([.AY85])" table:style-name="ce1">
            <text:p>-12,55548824</text:p>
          </table:table-cell>
          <table:table-cell table:number-columns-repeated="3" table:style-name="ce1"/>
          <table:table-cell office:value-type="float" office:value="73.404772153732921" table:style-name="ce1">
            <text:p>73,40477215</text:p>
          </table:table-cell>
          <table:table-cell office:value-type="float" office:value="29.910728818080209" table:style-name="ce1">
            <text:p>29,91072882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2263943341163544" table:style-name="ce1">
            <text:p>0,226394334</text:p>
          </table:table-cell>
          <table:table-cell office:value-type="float" office:value="-12.902688925363766" table:formula="of:=20*LOG10([.BH85])" table:style-name="ce1">
            <text:p>-12,90268893</text:p>
          </table:table-cell>
          <table:table-cell table:number-columns-repeated="3" table:style-name="ce1"/>
          <table:table-cell office:value-type="float" office:value="71.011689256722065" table:style-name="ce1">
            <text:p>71,01168926</text:p>
          </table:table-cell>
          <table:table-cell office:value-type="float" office:value="18.408778981439951" table:style-name="ce1">
            <text:p>18,40877898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1893579026429616" table:style-name="ce1">
            <text:p>0,189357903</text:p>
          </table:table-cell>
          <table:table-cell office:value-type="float" office:value="-14.454331307286362" table:formula="of:=20*LOG10([.BQ85])" table:style-name="ce1">
            <text:p>-14,45433131</text:p>
          </table:table-cell>
          <table:table-cell table:number-columns-repeated="3" table:style-name="ce1"/>
          <table:table-cell office:value-type="float" office:value="70.02083252574721" table:style-name="ce1">
            <text:p>70,02083253</text:p>
          </table:table-cell>
          <table:table-cell office:value-type="float" office:value="2.8783181589691029" table:style-name="ce1">
            <text:p>2,878318159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16722161968945631" table:style-name="ce1">
            <text:p>0,16722162</text:p>
          </table:table-cell>
          <table:table-cell office:value-type="float" office:value="-15.534151487121369" table:formula="of:=20*LOG10([.BZ85])" table:style-name="ce1">
            <text:p>-15,53415149</text:p>
          </table:table-cell>
          <table:table-cell table:number-columns-repeated="3" table:style-name="ce1"/>
          <table:table-cell office:value-type="float" office:value="70.918021311294567" table:style-name="ce1">
            <text:p>70,91802131</text:p>
          </table:table-cell>
          <table:table-cell office:value-type="float" office:value="-20.578161026302691" table:style-name="ce1">
            <text:p>-20,57816103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1925276900572287" table:style-name="ce1">
            <text:p>0,19252769</text:p>
          </table:table-cell>
          <table:table-cell office:value-type="float" office:value="-14.310135995916863" table:formula="of:=20*LOG10([.CI85])" table:style-name="ce1">
            <text:p>-14,310136</text:p>
          </table:table-cell>
          <table:table-cell table:number-columns-repeated="2" table:style-name="ce1"/>
          <table:table-cell office:value-type="float" office:value="74.435901815553493" table:style-name="ce1">
            <text:p>74,43590182</text:p>
          </table:table-cell>
          <table:table-cell office:value-type="float" office:value="-47.173737750785143" table:style-name="ce1">
            <text:p>-47,17373775</text:p>
          </table:table-cell>
          <table:table-cell office:value-type="float" office:value="293900000000" table:style-name="ce1">
            <text:p>2,939E+11</text:p>
          </table:table-cell>
          <table:table-cell office:value-type="float" office:value="88.125280212176179" table:formula="of:=SQRT([.CN85]^2+[.CM85]^2)" table:style-name="ce1">
            <text:p>88,12528021</text:p>
          </table:table-cell>
          <table:table-cell office:value-type="float" office:value="0.27601956827607088" table:style-name="ce1">
            <text:p>0,276019568</text:p>
          </table:table-cell>
          <table:table-cell office:value-type="float" office:value="-11.181202554850282" table:formula="of:=20*LOG([.CQ85])" table:style-name="ce1">
            <text:p>-11,18120255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508216159894179" table:style-name="ce1">
            <text:p>18,50821616</text:p>
          </table:table-cell>
          <table:table-cell office:value-type="float" office:value="0.79065831931957342" table:style-name="ce1">
            <text:p>0,790658319</text:p>
          </table:table-cell>
          <table:table-cell office:value-type="float" office:value="277730000000" table:style-name="ce1">
            <text:p>2,7773E+11</text:p>
          </table:table-cell>
          <table:table-cell office:value-type="float" office:value="1.079438512224103E-3" table:style-name="ce1">
            <text:p>0,001079439</text:p>
          </table:table-cell>
          <table:table-cell office:value-type="float" office:value="0.45931935720616518" table:style-name="ce1">
            <text:p>0,459319357</text:p>
          </table:table-cell>
          <table:table-cell office:value-type="float" office:value="-6.7577050323915095" table:formula="of:=20*LOG10([.H86])" table:style-name="ce1">
            <text:p>-6,757705032</text:p>
          </table:table-cell>
          <table:table-cell table:number-columns-repeated="3" table:style-name="ce1"/>
          <table:table-cell office:value-type="float" office:value="40.848685606741931" table:style-name="ce1">
            <text:p>40,84868561</text:p>
          </table:table-cell>
          <table:table-cell office:value-type="float" office:value="3.3343153774307401" table:style-name="ce1">
            <text:p>3,334315377</text:p>
          </table:table-cell>
          <table:table-cell office:value-type="float" office:value="277730000000" table:style-name="ce1">
            <text:p>2,7773E+11</text:p>
          </table:table-cell>
          <table:table-cell office:value-type="float" office:value="1.079438512224103E-3" table:style-name="ce1">
            <text:p>0,001079439</text:p>
          </table:table-cell>
          <table:table-cell office:value-type="float" office:value="9.9087785351010593E-2" table:style-name="ce1">
            <text:p>0,099087785</text:p>
          </table:table-cell>
          <table:table-cell office:value-type="float" office:value="-20.079597562484647" table:formula="of:=20*LOG10([.Q86])" table:style-name="ce1">
            <text:p>-20,07959756</text:p>
          </table:table-cell>
          <table:table-cell table:number-columns-repeated="2" table:style-name="ce1"/>
          <table:table-cell office:value-type="float" office:value="71.249632133617538" table:style-name="ce1">
            <text:p>71,24963213</text:p>
          </table:table-cell>
          <table:table-cell office:value-type="float" office:value="3.5989187988775062" table:style-name="ce1">
            <text:p>3,598918799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17587263257520799" table:style-name="ce1">
            <text:p>0,175872633</text:p>
          </table:table-cell>
          <table:table-cell office:value-type="float" office:value="-15.096034711279678" table:formula="of:=20*LOG10([.Y86])" table:style-name="ce1">
            <text:p>-15,09603471</text:p>
          </table:table-cell>
          <table:table-cell table:style-name="ce9"/>
          <table:table-cell table:style-name="ce1"/>
          <table:table-cell office:value-type="float" office:value="74.276352434146787" table:style-name="ce1">
            <text:p>74,27635243</text:p>
          </table:table-cell>
          <table:table-cell office:value-type="float" office:value="15.62520813004854" table:style-name="ce1">
            <text:p>15,62520813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2057318598201931" table:style-name="ce1">
            <text:p>0,20573186</text:p>
          </table:table-cell>
          <table:table-cell office:value-type="float" office:value="-13.733968957288878" table:formula="of:=20*LOG10([.AG86])" table:style-name="ce1">
            <text:p>-13,73396896</text:p>
          </table:table-cell>
          <table:table-cell table:number-columns-repeated="3" table:style-name="ce1"/>
          <table:table-cell office:value-type="float" office:value="75.091125100671306" table:style-name="ce1">
            <text:p>75,0911251</text:p>
          </table:table-cell>
          <table:table-cell office:value-type="float" office:value="24.860269484829551" table:style-name="ce1">
            <text:p>24,86026948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225402871403385" table:style-name="ce1">
            <text:p>0,225402871</text:p>
          </table:table-cell>
          <table:table-cell office:value-type="float" office:value="-12.940811115691552" table:formula="of:=20*LOG10([.AP86])" table:style-name="ce1">
            <text:p>-12,94081112</text:p>
          </table:table-cell>
          <table:table-cell table:number-columns-repeated="3" table:style-name="ce1"/>
          <table:table-cell office:value-type="float" office:value="74.000025099120649" table:style-name="ce1">
            <text:p>74,0000251</text:p>
          </table:table-cell>
          <table:table-cell office:value-type="float" office:value="27.764571993630732" table:style-name="ce1">
            <text:p>27,76457199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2250295365633225" table:style-name="ce1">
            <text:p>0,225029537</text:p>
          </table:table-cell>
          <table:table-cell office:value-type="float" office:value="-12.955209484476882" table:formula="of:=20*LOG10([.AY86])" table:style-name="ce1">
            <text:p>-12,95520948</text:p>
          </table:table-cell>
          <table:table-cell table:number-columns-repeated="3" table:style-name="ce1"/>
          <table:table-cell office:value-type="float" office:value="72.686269439793179" table:style-name="ce1">
            <text:p>72,68626944</text:p>
          </table:table-cell>
          <table:table-cell office:value-type="float" office:value="26.604231090302779" table:style-name="ce1">
            <text:p>26,60423109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21508333477975081" table:style-name="ce1">
            <text:p>0,215083335</text:p>
          </table:table-cell>
          <table:table-cell office:value-type="float" office:value="-13.347864771663236" table:formula="of:=20*LOG10([.BH86])" table:style-name="ce1">
            <text:p>-13,34786477</text:p>
          </table:table-cell>
          <table:table-cell table:number-columns-repeated="3" table:style-name="ce1"/>
          <table:table-cell office:value-type="float" office:value="70.642319611604222" table:style-name="ce1">
            <text:p>70,64231961</text:p>
          </table:table-cell>
          <table:table-cell office:value-type="float" office:value="14.676291276526671" table:style-name="ce1">
            <text:p>14,67629128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18133945703818591" table:style-name="ce1">
            <text:p>0,181339457</text:p>
          </table:table-cell>
          <table:table-cell office:value-type="float" office:value="-14.830153779144224" table:formula="of:=20*LOG10([.BQ86])" table:style-name="ce1">
            <text:p>-14,83015378</text:p>
          </table:table-cell>
          <table:table-cell table:number-columns-repeated="3" table:style-name="ce1"/>
          <table:table-cell office:value-type="float" office:value="70.00356699083963" table:style-name="ce1">
            <text:p>70,00356699</text:p>
          </table:table-cell>
          <table:table-cell office:value-type="float" office:value="-1.1910452414969961" table:style-name="ce1">
            <text:p>-1,191045241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16676178440771561" table:style-name="ce1">
            <text:p>0,166761784</text:p>
          </table:table-cell>
          <table:table-cell office:value-type="float" office:value="-15.558069328449204" table:formula="of:=20*LOG10([.BZ86])" table:style-name="ce1">
            <text:p>-15,55806933</text:p>
          </table:table-cell>
          <table:table-cell table:number-columns-repeated="3" table:style-name="ce1"/>
          <table:table-cell office:value-type="float" office:value="71.359948512714965" table:style-name="ce1">
            <text:p>71,35994851</text:p>
          </table:table-cell>
          <table:table-cell office:value-type="float" office:value="-25.034174446744831" table:style-name="ce1">
            <text:p>-25,03417445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20397220303931349" table:style-name="ce1">
            <text:p>0,203972203</text:p>
          </table:table-cell>
          <table:table-cell office:value-type="float" office:value="-13.808580268068507" table:formula="of:=20*LOG10([.CI86])" table:style-name="ce1">
            <text:p>-13,80858027</text:p>
          </table:table-cell>
          <table:table-cell table:number-columns-repeated="2" table:style-name="ce1"/>
          <table:table-cell office:value-type="float" office:value="75.402744471249477" table:style-name="ce1">
            <text:p>75,40274447</text:p>
          </table:table-cell>
          <table:table-cell office:value-type="float" office:value="-52.011291721183341" table:style-name="ce1">
            <text:p>-52,01129172</text:p>
          </table:table-cell>
          <table:table-cell office:value-type="float" office:value="294230000000" table:style-name="ce1">
            <text:p>2,9423E+11</text:p>
          </table:table-cell>
          <table:table-cell office:value-type="float" office:value="91.601028052651117" table:formula="of:=SQRT([.CN86]^2+[.CM86]^2)" table:style-name="ce1">
            <text:p>91,60102805</text:p>
          </table:table-cell>
          <table:table-cell office:value-type="float" office:value="0.29379043799867549" table:style-name="ce1">
            <text:p>0,293790438</text:p>
          </table:table-cell>
          <table:table-cell office:value-type="float" office:value="-10.639246866081336" table:formula="of:=20*LOG([.CQ86])" table:style-name="ce1">
            <text:p>-10,63924687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49607557102178" table:style-name="ce1">
            <text:p>18,49607557</text:p>
          </table:table-cell>
          <table:table-cell office:value-type="float" office:value="6.8119311403095839E-14" table:style-name="ce1">
            <text:p>6,81193E-14</text:p>
          </table:table-cell>
          <table:table-cell office:value-type="float" office:value="278060000000" table:style-name="ce1">
            <text:p>2,7806E+11</text:p>
          </table:table-cell>
          <table:table-cell office:value-type="float" office:value="1.078157440840107E-3" table:style-name="ce1">
            <text:p>0,001078157</text:p>
          </table:table-cell>
          <table:table-cell office:value-type="float" office:value="0.45993765579040552" table:style-name="ce1">
            <text:p>0,459937656</text:p>
          </table:table-cell>
          <table:table-cell office:value-type="float" office:value="-6.7460206525064015" table:formula="of:=20*LOG10([.H87])" table:style-name="ce1">
            <text:p>-6,746020653</text:p>
          </table:table-cell>
          <table:table-cell table:number-columns-repeated="3" table:style-name="ce1"/>
          <table:table-cell office:value-type="float" office:value="40.710641431995299" table:style-name="ce1">
            <text:p>40,71064143</text:p>
          </table:table-cell>
          <table:table-cell office:value-type="float" office:value="2.6696592784927171" table:style-name="ce1">
            <text:p>2,669659278</text:p>
          </table:table-cell>
          <table:table-cell office:value-type="float" office:value="278060000000" table:style-name="ce1">
            <text:p>2,7806E+11</text:p>
          </table:table-cell>
          <table:table-cell office:value-type="float" office:value="1.078157440840107E-3" table:style-name="ce1">
            <text:p>0,001078157</text:p>
          </table:table-cell>
          <table:table-cell office:value-type="float" office:value="0.1013448631362944" table:style-name="ce1">
            <text:p>0,101344863</text:p>
          </table:table-cell>
          <table:table-cell office:value-type="float" office:value="-19.883965189661136" table:formula="of:=20*LOG10([.Q87])" table:style-name="ce1">
            <text:p>-19,88396519</text:p>
          </table:table-cell>
          <table:table-cell table:number-columns-repeated="2" table:style-name="ce1"/>
          <table:table-cell office:value-type="float" office:value="71.07390731926273" table:style-name="ce1">
            <text:p>71,07390732</text:p>
          </table:table-cell>
          <table:table-cell office:value-type="float" office:value="3.364457162398149" table:style-name="ce1">
            <text:p>3,364457162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1746007833523868" table:style-name="ce1">
            <text:p>0,174600783</text:p>
          </table:table-cell>
          <table:table-cell office:value-type="float" office:value="-15.159076242980596" table:formula="of:=20*LOG10([.Y87])" table:style-name="ce1">
            <text:p>-15,15907624</text:p>
          </table:table-cell>
          <table:table-cell table:style-name="ce9"/>
          <table:table-cell table:style-name="ce1"/>
          <table:table-cell office:value-type="float" office:value="73.653183591796079" table:style-name="ce1">
            <text:p>73,65318359</text:p>
          </table:table-cell>
          <table:table-cell office:value-type="float" office:value="14.52051955916891" table:style-name="ce1">
            <text:p>14,52051956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20045337140562131" table:style-name="ce1">
            <text:p>0,200453371</text:p>
          </table:table-cell>
          <table:table-cell office:value-type="float" office:value="-13.959732699913536" table:formula="of:=20*LOG10([.AG87])" table:style-name="ce1">
            <text:p>-13,9597327</text:p>
          </table:table-cell>
          <table:table-cell table:number-columns-repeated="3" table:style-name="ce1"/>
          <table:table-cell office:value-type="float" office:value="74.277620621018897" table:style-name="ce1">
            <text:p>74,27762062</text:p>
          </table:table-cell>
          <table:table-cell office:value-type="float" office:value="22.86390488200448" table:style-name="ce1">
            <text:p>22,86390488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21701852201116389" table:style-name="ce1">
            <text:p>0,217018522</text:p>
          </table:table-cell>
          <table:table-cell office:value-type="float" office:value="-13.270063971511982" table:formula="of:=20*LOG10([.AP87])" table:style-name="ce1">
            <text:p>-13,27006397</text:p>
          </table:table-cell>
          <table:table-cell table:number-columns-repeated="3" table:style-name="ce1"/>
          <table:table-cell office:value-type="float" office:value="73.240321105385149" table:style-name="ce1">
            <text:p>73,24032111</text:p>
          </table:table-cell>
          <table:table-cell office:value-type="float" office:value="25.03848098880998" table:style-name="ce1">
            <text:p>25,03848099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2150829880911152" table:style-name="ce1">
            <text:p>0,215082988</text:p>
          </table:table-cell>
          <table:table-cell office:value-type="float" office:value="-13.347878772290748" table:formula="of:=20*LOG10([.AY87])" table:style-name="ce1">
            <text:p>-13,34787877</text:p>
          </table:table-cell>
          <table:table-cell table:number-columns-repeated="3" table:style-name="ce1"/>
          <table:table-cell office:value-type="float" office:value="72.058831116026411" table:style-name="ce1">
            <text:p>72,05883112</text:p>
          </table:table-cell>
          <table:table-cell office:value-type="float" office:value="23.318616045782679" table:style-name="ce1">
            <text:p>23,31861605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20469499152348561" table:style-name="ce1">
            <text:p>0,204694992</text:p>
          </table:table-cell>
          <table:table-cell office:value-type="float" office:value="-13.777855670474707" table:formula="of:=20*LOG10([.BH87])" table:style-name="ce1">
            <text:p>-13,77785567</text:p>
          </table:table-cell>
          <table:table-cell table:number-columns-repeated="3" table:style-name="ce1"/>
          <table:table-cell office:value-type="float" office:value="70.358045347227062" table:style-name="ce1">
            <text:p>70,35804535</text:p>
          </table:table-cell>
          <table:table-cell office:value-type="float" office:value="10.96209981512713" table:style-name="ce1">
            <text:p>10,96209982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17496444103366229" table:style-name="ce1">
            <text:p>0,174964441</text:p>
          </table:table-cell>
          <table:table-cell office:value-type="float" office:value="-15.141004127079231" table:formula="of:=20*LOG10([.BQ87])" table:style-name="ce1">
            <text:p>-15,14100413</text:p>
          </table:table-cell>
          <table:table-cell table:number-columns-repeated="3" table:style-name="ce1"/>
          <table:table-cell office:value-type="float" office:value="70.069374587864914" table:style-name="ce1">
            <text:p>70,06937459</text:p>
          </table:table-cell>
          <table:table-cell office:value-type="float" office:value="-5.2522033803865122" table:style-name="ce1">
            <text:p>-5,25220338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16850941655488111" table:style-name="ce1">
            <text:p>0,168509417</text:p>
          </table:table-cell>
          <table:table-cell office:value-type="float" office:value="-15.467516501958961" table:formula="of:=20*LOG10([.BZ87])" table:style-name="ce1">
            <text:p>-15,4675165</text:p>
          </table:table-cell>
          <table:table-cell table:number-columns-repeated="3" table:style-name="ce1"/>
          <table:table-cell office:value-type="float" office:value="71.89074809182695" table:style-name="ce1">
            <text:p>71,89074809</text:p>
          </table:table-cell>
          <table:table-cell office:value-type="float" office:value="-29.501127641879421" table:style-name="ce1">
            <text:p>-29,50112764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21696618110575719" table:style-name="ce1">
            <text:p>0,216966181</text:p>
          </table:table-cell>
          <table:table-cell office:value-type="float" office:value="-13.272159102178378" table:formula="of:=20*LOG10([.CI87])" table:style-name="ce1">
            <text:p>-13,2721591</text:p>
          </table:table-cell>
          <table:table-cell table:number-columns-repeated="2" table:style-name="ce1"/>
          <table:table-cell office:value-type="float" office:value="76.476278603063079" table:style-name="ce1">
            <text:p>76,4762786</text:p>
          </table:table-cell>
          <table:table-cell office:value-type="float" office:value="-56.883605157886088" table:style-name="ce1">
            <text:p>-56,88360516</text:p>
          </table:table-cell>
          <table:table-cell office:value-type="float" office:value="294560000000" table:style-name="ce1">
            <text:p>2,9456E+11</text:p>
          </table:table-cell>
          <table:table-cell office:value-type="float" office:value="95.311939046121651" table:formula="of:=SQRT([.CN87]^2+[.CM87]^2)" table:style-name="ce1">
            <text:p>95,31193905</text:p>
          </table:table-cell>
          <table:table-cell office:value-type="float" office:value="0.31182530040934731" table:style-name="ce1">
            <text:p>0,3118253</text:p>
          </table:table-cell>
          <table:table-cell office:value-type="float" office:value="-10.121773011782512" table:formula="of:=20*LOG([.CQ87])" table:style-name="ce1">
            <text:p>-10,12177301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508158642388061" table:style-name="ce1">
            <text:p>18,50815864</text:p>
          </table:table-cell>
          <table:table-cell office:value-type="float" office:value="-0.78878361665639052" table:style-name="ce1">
            <text:p>-0,788783617</text:p>
          </table:table-cell>
          <table:table-cell office:value-type="float" office:value="278390000000" table:style-name="ce1">
            <text:p>2,7839E+11</text:p>
          </table:table-cell>
          <table:table-cell office:value-type="float" office:value="1.0768794065878801E-3" table:style-name="ce1">
            <text:p>0,001076879</text:p>
          </table:table-cell>
          <table:table-cell office:value-type="float" office:value="0.45932228295303229" table:style-name="ce1">
            <text:p>0,459322283</text:p>
          </table:table-cell>
          <table:table-cell office:value-type="float" office:value="-6.7576497056715219" table:formula="of:=20*LOG10([.H88])" table:style-name="ce1">
            <text:p>-6,757649706</text:p>
          </table:table-cell>
          <table:table-cell table:number-columns-repeated="3" table:style-name="ce1"/>
          <table:table-cell office:value-type="float" office:value="40.603784412281158" table:style-name="ce1">
            <text:p>40,60378441</text:p>
          </table:table-cell>
          <table:table-cell office:value-type="float" office:value="2.002970434606639" table:style-name="ce1">
            <text:p>2,002970435</text:p>
          </table:table-cell>
          <table:table-cell office:value-type="float" office:value="278390000000" table:style-name="ce1">
            <text:p>2,7839E+11</text:p>
          </table:table-cell>
          <table:table-cell office:value-type="float" office:value="1.0768794065878801E-3" table:style-name="ce1">
            <text:p>0,001076879</text:p>
          </table:table-cell>
          <table:table-cell office:value-type="float" office:value="0.10310553949642449" table:style-name="ce1">
            <text:p>0,103105539</text:p>
          </table:table-cell>
          <table:table-cell office:value-type="float" office:value="-19.734360019625171" table:formula="of:=20*LOG10([.Q88])" table:style-name="ce1">
            <text:p>-19,73436002</text:p>
          </table:table-cell>
          <table:table-cell table:number-columns-repeated="2" table:style-name="ce1"/>
          <table:table-cell office:value-type="float" office:value="70.91095887484822" table:style-name="ce1">
            <text:p>70,91095887</text:p>
          </table:table-cell>
          <table:table-cell office:value-type="float" office:value="3.1225703156218509" table:style-name="ce1">
            <text:p>3,122570316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17341488623527199" table:style-name="ce1">
            <text:p>0,173414886</text:p>
          </table:table-cell>
          <table:table-cell office:value-type="float" office:value="-15.218272493327294" table:formula="of:=20*LOG10([.Y88])" table:style-name="ce1">
            <text:p>-15,21827249</text:p>
          </table:table-cell>
          <table:table-cell table:style-name="ce9"/>
          <table:table-cell table:style-name="ce1"/>
          <table:table-cell office:value-type="float" office:value="73.081900475198623" table:style-name="ce1">
            <text:p>73,08190048</text:p>
          </table:table-cell>
          <table:table-cell office:value-type="float" office:value="13.40276869048051" table:style-name="ce1">
            <text:p>13,40276869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19549949141152209" table:style-name="ce1">
            <text:p>0,195499491</text:p>
          </table:table-cell>
          <table:table-cell office:value-type="float" office:value="-14.177087361521552" table:formula="of:=20*LOG10([.AG88])" table:style-name="ce1">
            <text:p>-14,17708736</text:p>
          </table:table-cell>
          <table:table-cell table:number-columns-repeated="3" table:style-name="ce1"/>
          <table:table-cell office:value-type="float" office:value="73.541576809329499" table:style-name="ce1">
            <text:p>73,54157681</text:p>
          </table:table-cell>
          <table:table-cell office:value-type="float" office:value="20.86659258660632" table:style-name="ce1">
            <text:p>20,86659259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20913986768918591" table:style-name="ce1">
            <text:p>0,209139868</text:p>
          </table:table-cell>
          <table:table-cell office:value-type="float" office:value="-13.59126342140579" table:formula="of:=20*LOG10([.AP88])" table:style-name="ce1">
            <text:p>-13,59126342</text:p>
          </table:table-cell>
          <table:table-cell table:number-columns-repeated="3" table:style-name="ce1"/>
          <table:table-cell office:value-type="float" office:value="72.567026656045257" table:style-name="ce1">
            <text:p>72,56702666</text:p>
          </table:table-cell>
          <table:table-cell office:value-type="float" office:value="22.324590394303311" table:style-name="ce1">
            <text:p>22,32459039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20586634158911951" table:style-name="ce1">
            <text:p>0,205866342</text:p>
          </table:table-cell>
          <table:table-cell office:value-type="float" office:value="-13.728293063464303" table:formula="of:=20*LOG10([.AY88])" table:style-name="ce1">
            <text:p>-13,72829306</text:p>
          </table:table-cell>
          <table:table-cell table:number-columns-repeated="3" table:style-name="ce1"/>
          <table:table-cell office:value-type="float" office:value="71.519342932144781" table:style-name="ce1">
            <text:p>71,51934293</text:p>
          </table:table-cell>
          <table:table-cell office:value-type="float" office:value="20.05226435911635" table:style-name="ce1">
            <text:p>20,05226436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19534749278188779" table:style-name="ce1">
            <text:p>0,195347493</text:p>
          </table:table-cell>
          <table:table-cell office:value-type="float" office:value="-14.183843168484849" table:formula="of:=20*LOG10([.BH88])" table:style-name="ce1">
            <text:p>-14,18384317</text:p>
          </table:table-cell>
          <table:table-cell table:number-columns-repeated="3" table:style-name="ce1"/>
          <table:table-cell office:value-type="float" office:value="70.157107524619278" table:style-name="ce1">
            <text:p>70,15710752</text:p>
          </table:table-cell>
          <table:table-cell office:value-type="float" office:value="7.2636213416327351" table:style-name="ce1">
            <text:p>7,263621342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17034562969236899" table:style-name="ce1">
            <text:p>0,17034563</text:p>
          </table:table-cell>
          <table:table-cell office:value-type="float" office:value="-15.373380080176878" table:formula="of:=20*LOG10([.BQ88])" table:style-name="ce1">
            <text:p>-15,37338008</text:p>
          </table:table-cell>
          <table:table-cell table:number-columns-repeated="3" table:style-name="ce1"/>
          <table:table-cell office:value-type="float" office:value="70.217981261048607" table:style-name="ce1">
            <text:p>70,21798126</text:p>
          </table:table-cell>
          <table:table-cell office:value-type="float" office:value="-9.3082864143876325" table:style-name="ce1">
            <text:p>-9,308286414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17240644331942601" table:style-name="ce1">
            <text:p>0,172406443</text:p>
          </table:table-cell>
          <table:table-cell office:value-type="float" office:value="-15.268930147745722" table:formula="of:=20*LOG10([.BZ88])" table:style-name="ce1">
            <text:p>-15,26893015</text:p>
          </table:table-cell>
          <table:table-cell table:number-columns-repeated="3" table:style-name="ce1"/>
          <table:table-cell office:value-type="float" office:value="72.512219705407972" table:style-name="ce1">
            <text:p>72,51221971</text:p>
          </table:table-cell>
          <table:table-cell office:value-type="float" office:value="-33.982647734658443" table:style-name="ce1">
            <text:p>-33,98264773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2312436391046192" table:style-name="ce1">
            <text:p>0,231243639</text:p>
          </table:table-cell>
          <table:table-cell office:value-type="float" office:value="-12.718604094136046" table:formula="of:=20*LOG10([.CI88])" table:style-name="ce1">
            <text:p>-12,71860409</text:p>
          </table:table-cell>
          <table:table-cell table:number-columns-repeated="2" table:style-name="ce1"/>
          <table:table-cell office:value-type="float" office:value="77.660997667240423" table:style-name="ce1">
            <text:p>77,66099767</text:p>
          </table:table-cell>
          <table:table-cell office:value-type="float" office:value="-61.794739730780741" table:style-name="ce1">
            <text:p>-61,79473973</text:p>
          </table:table-cell>
          <table:table-cell office:value-type="float" office:value="294890000000" table:style-name="ce1">
            <text:p>2,9489E+11</text:p>
          </table:table-cell>
          <table:table-cell office:value-type="float" office:value="99.246261476521397" table:formula="of:=SQRT([.CN88]^2+[.CM88]^2)" table:style-name="ce1">
            <text:p>99,24626148</text:p>
          </table:table-cell>
          <table:table-cell office:value-type="float" office:value="0.3299664660897958" table:style-name="ce1">
            <text:p>0,329966466</text:p>
          </table:table-cell>
          <table:table-cell office:value-type="float" office:value="-9.630603889240394" table:formula="of:=20*LOG([.CQ88])" table:style-name="ce1">
            <text:p>-9,630603889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544345016248371" table:style-name="ce1">
            <text:p>18,54434502</text:p>
          </table:table-cell>
          <table:table-cell office:value-type="float" office:value="-1.5759872841607669" table:style-name="ce1">
            <text:p>-1,575987284</text:p>
          </table:table-cell>
          <table:table-cell office:value-type="float" office:value="278720000000" table:style-name="ce1">
            <text:p>2,7872E+11</text:p>
          </table:table-cell>
          <table:table-cell office:value-type="float" office:value="1.075604398679678E-3" table:style-name="ce1">
            <text:p>0,001075604</text:p>
          </table:table-cell>
          <table:table-cell office:value-type="float" office:value="0.45748816004628351" table:style-name="ce1">
            <text:p>0,45748816</text:p>
          </table:table-cell>
          <table:table-cell office:value-type="float" office:value="-6.7924028229059896" table:formula="of:=20*LOG10([.H89])" table:style-name="ce1">
            <text:p>-6,792402823</text:p>
          </table:table-cell>
          <table:table-cell table:number-columns-repeated="3" table:style-name="ce1"/>
          <table:table-cell office:value-type="float" office:value="40.527796998223373" table:style-name="ce1">
            <text:p>40,527797</text:p>
          </table:table-cell>
          <table:table-cell office:value-type="float" office:value="1.335194577662969" table:style-name="ce1">
            <text:p>1,335194578</text:p>
          </table:table-cell>
          <table:table-cell office:value-type="float" office:value="278720000000" table:style-name="ce1">
            <text:p>2,7872E+11</text:p>
          </table:table-cell>
          <table:table-cell office:value-type="float" office:value="1.075604398679678E-3" table:style-name="ce1">
            <text:p>0,001075604</text:p>
          </table:table-cell>
          <table:table-cell office:value-type="float" office:value="0.1043648514066499" table:style-name="ce1">
            <text:p>0,104364851</text:p>
          </table:table-cell>
          <table:table-cell office:value-type="float" office:value="-19.628914817928063" table:formula="of:=20*LOG10([.Q89])" table:style-name="ce1">
            <text:p>-19,62891482</text:p>
          </table:table-cell>
          <table:table-cell table:number-columns-repeated="2" table:style-name="ce1"/>
          <table:table-cell office:value-type="float" office:value="70.761000282518737" table:style-name="ce1">
            <text:p>70,76100028</text:p>
          </table:table-cell>
          <table:table-cell office:value-type="float" office:value="2.8739315576851521" table:style-name="ce1">
            <text:p>2,873931558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1723179285385264" table:style-name="ce1">
            <text:p>0,172317929</text:p>
          </table:table-cell>
          <table:table-cell office:value-type="float" office:value="-15.27339069476759" table:formula="of:=20*LOG10([.Y89])" table:style-name="ce1">
            <text:p>-15,27339069</text:p>
          </table:table-cell>
          <table:table-cell table:style-name="ce9"/>
          <table:table-cell table:style-name="ce1"/>
          <table:table-cell office:value-type="float" office:value="72.561659640864235" table:style-name="ce1">
            <text:p>72,56165964</text:p>
          </table:table-cell>
          <table:table-cell office:value-type="float" office:value="12.27369950481881" table:style-name="ce1">
            <text:p>12,2736995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19088861833440249" table:style-name="ce1">
            <text:p>0,190888618</text:p>
          </table:table-cell>
          <table:table-cell office:value-type="float" office:value="-14.384399309750876" table:formula="of:=20*LOG10([.AG89])" table:style-name="ce1">
            <text:p>-14,38439931</text:p>
          </table:table-cell>
          <table:table-cell table:number-columns-repeated="3" table:style-name="ce1"/>
          <table:table-cell office:value-type="float" office:value="72.880569354707376" table:style-name="ce1">
            <text:p>72,88056935</text:p>
          </table:table-cell>
          <table:table-cell office:value-type="float" office:value="18.8693412084708" table:style-name="ce1">
            <text:p>18,86934121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20181131210368849" table:style-name="ce1">
            <text:p>0,201811312</text:p>
          </table:table-cell>
          <table:table-cell office:value-type="float" office:value="-13.901089879274513" table:formula="of:=20*LOG10([.AP89])" table:style-name="ce1">
            <text:p>-13,90108988</text:p>
          </table:table-cell>
          <table:table-cell table:number-columns-repeated="3" table:style-name="ce1"/>
          <table:table-cell office:value-type="float" office:value="71.977211008664923" table:style-name="ce1">
            <text:p>71,97721101</text:p>
          </table:table-cell>
          <table:table-cell office:value-type="float" office:value="19.622462194820081" table:style-name="ce1">
            <text:p>19,62246219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19745767980166479" table:style-name="ce1">
            <text:p>0,19745768</text:p>
          </table:table-cell>
          <table:table-cell office:value-type="float" office:value="-14.090519408148761" table:formula="of:=20*LOG10([.AY89])" table:style-name="ce1">
            <text:p>-14,09051941</text:p>
          </table:table-cell>
          <table:table-cell table:number-columns-repeated="3" table:style-name="ce1"/>
          <table:table-cell office:value-type="float" office:value="71.065086059280006" table:style-name="ce1">
            <text:p>71,06508606</text:p>
          </table:table-cell>
          <table:table-cell office:value-type="float" office:value="16.803520068455811" table:style-name="ce1">
            <text:p>16,80352007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1871550062483453" table:style-name="ce1">
            <text:p>0,187155006</text:p>
          </table:table-cell>
          <table:table-cell office:value-type="float" office:value="-14.555971027207883" table:formula="of:=20*LOG10([.BH89])" table:style-name="ce1">
            <text:p>-14,55597103</text:p>
          </table:table-cell>
          <table:table-cell table:number-columns-repeated="3" table:style-name="ce1"/>
          <table:table-cell office:value-type="float" office:value="70.038114492401462" table:style-name="ce1">
            <text:p>70,03811449</text:p>
          </table:table-cell>
          <table:table-cell office:value-type="float" office:value="3.578299617976183" table:style-name="ce1">
            <text:p>3,578299618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16756475275707261" table:style-name="ce1">
            <text:p>0,167564753</text:p>
          </table:table-cell>
          <table:table-cell office:value-type="float" office:value="-15.516346598718453" table:formula="of:=20*LOG10([.BQ89])" table:style-name="ce1">
            <text:p>-15,5163466</text:p>
          </table:table-cell>
          <table:table-cell table:number-columns-repeated="3" table:style-name="ce1"/>
          <table:table-cell office:value-type="float" office:value="70.449469902303591" table:style-name="ce1">
            <text:p>70,4494699</text:p>
          </table:table-cell>
          <table:table-cell office:value-type="float" office:value="-13.36238453593306" table:style-name="ce1">
            <text:p>-13,36238454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17834455919475001" table:style-name="ce1">
            <text:p>0,178344559</text:p>
          </table:table-cell>
          <table:table-cell office:value-type="float" office:value="-14.974802705233014" table:formula="of:=20*LOG10([.BZ89])" table:style-name="ce1">
            <text:p>-14,97480271</text:p>
          </table:table-cell>
          <table:table-cell table:number-columns-repeated="3" table:style-name="ce1"/>
          <table:table-cell office:value-type="float" office:value="73.226573115216524" table:style-name="ce1">
            <text:p>73,22657312</text:p>
          </table:table-cell>
          <table:table-cell office:value-type="float" office:value="-38.482337726168012" table:style-name="ce1">
            <text:p>-38,48233773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24654856899044841" table:style-name="ce1">
            <text:p>0,246548569</text:p>
          </table:table-cell>
          <table:table-cell office:value-type="float" office:value="-12.161950276881601" table:formula="of:=20*LOG10([.CI89])" table:style-name="ce1">
            <text:p>-12,16195028</text:p>
          </table:table-cell>
          <table:table-cell table:number-columns-repeated="2" table:style-name="ce1"/>
          <table:table-cell office:value-type="float" office:value="78.961971010553825" table:style-name="ce1">
            <text:p>78,96197101</text:p>
          </table:table-cell>
          <table:table-cell office:value-type="float" office:value="-66.748744477728479" table:style-name="ce1">
            <text:p>-66,74874448</text:p>
          </table:table-cell>
          <table:table-cell office:value-type="float" office:value="295220000000" table:style-name="ce1">
            <text:p>2,9522E+11</text:p>
          </table:table-cell>
          <table:table-cell office:value-type="float" office:value="103.3943313495698" table:formula="of:=SQRT([.CN89]^2+[.CM89]^2)" table:style-name="ce1">
            <text:p>103,3943313</text:p>
          </table:table-cell>
          <table:table-cell office:value-type="float" office:value="0.34808542714586788" table:style-name="ce1">
            <text:p>0,348085427</text:p>
          </table:table-cell>
          <table:table-cell office:value-type="float" office:value="-9.1662831679031758" table:formula="of:=20*LOG([.CQ89])" table:style-name="ce1">
            <text:p>-9,166283168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60461757828174" table:style-name="ce1">
            <text:p>18,60461758</text:p>
          </table:table-cell>
          <table:table-cell office:value-type="float" office:value="-2.361897112904535" table:style-name="ce1">
            <text:p>-2,361897113</text:p>
          </table:table-cell>
          <table:table-cell office:value-type="float" office:value="279050000000" table:style-name="ce1">
            <text:p>2,7905E+11</text:p>
          </table:table-cell>
          <table:table-cell office:value-type="float" office:value="1.0743324063787849E-3" table:style-name="ce1">
            <text:p>0,001074332</text:p>
          </table:table-cell>
          <table:table-cell office:value-type="float" office:value="0.45446205119144001" table:style-name="ce1">
            <text:p>0,454462051</text:p>
          </table:table-cell>
          <table:table-cell office:value-type="float" office:value="-6.8500475138011341" table:formula="of:=20*LOG10([.H90])" table:style-name="ce1">
            <text:p>-6,850047514</text:p>
          </table:table-cell>
          <table:table-cell table:number-columns-repeated="3" table:style-name="ce1"/>
          <table:table-cell office:value-type="float" office:value="40.482390950244252" table:style-name="ce1">
            <text:p>40,48239095</text:p>
          </table:table-cell>
          <table:table-cell office:value-type="float" office:value="0.66724295023854108" table:style-name="ce1">
            <text:p>0,66724295</text:p>
          </table:table-cell>
          <table:table-cell office:value-type="float" office:value="279050000000" table:style-name="ce1">
            <text:p>2,7905E+11</text:p>
          </table:table-cell>
          <table:table-cell office:value-type="float" office:value="1.0743324063787849E-3" table:style-name="ce1">
            <text:p>0,001074332</text:p>
          </table:table-cell>
          <table:table-cell office:value-type="float" office:value="0.1051202612185472" table:style-name="ce1">
            <text:p>0,105120261</text:p>
          </table:table-cell>
          <table:table-cell office:value-type="float" office:value="-19.566271371661411" table:formula="of:=20*LOG10([.Q90])" table:style-name="ce1">
            <text:p>-19,56627137</text:p>
          </table:table-cell>
          <table:table-cell table:number-columns-repeated="2" table:style-name="ce1"/>
          <table:table-cell office:value-type="float" office:value="70.62421401658986" table:style-name="ce1">
            <text:p>70,62421402</text:p>
          </table:table-cell>
          <table:table-cell office:value-type="float" office:value="2.6192103525814692" table:style-name="ce1">
            <text:p>2,619210353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7131260655362099" table:style-name="ce1">
            <text:p>0,171312607</text:p>
          </table:table-cell>
          <table:table-cell office:value-type="float" office:value="-15.324213539846488" table:formula="of:=20*LOG10([.Y90])" table:style-name="ce1">
            <text:p>-15,32421354</text:p>
          </table:table-cell>
          <table:table-cell table:style-name="ce9"/>
          <table:table-cell table:style-name="ce1"/>
          <table:table-cell office:value-type="float" office:value="72.091646049821989" table:style-name="ce1">
            <text:p>72,09164605</text:p>
          </table:table-cell>
          <table:table-cell office:value-type="float" office:value="11.13493058537161" table:style-name="ce1">
            <text:p>11,13493059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866381017547897" table:style-name="ce1">
            <text:p>0,186638102</text:p>
          </table:table-cell>
          <table:table-cell office:value-type="float" office:value="-14.579993825650465" table:formula="of:=20*LOG10([.AG90])" table:style-name="ce1">
            <text:p>-14,57999383</text:p>
          </table:table-cell>
          <table:table-cell table:number-columns-repeated="3" table:style-name="ce1"/>
          <table:table-cell office:value-type="float" office:value="72.292384678634548" table:style-name="ce1">
            <text:p>72,29238468</text:p>
          </table:table-cell>
          <table:table-cell office:value-type="float" office:value="16.872995195724592" table:style-name="ce1">
            <text:p>16,8729952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9507610479222809" table:style-name="ce1">
            <text:p>0,195076105</text:p>
          </table:table-cell>
          <table:table-cell office:value-type="float" office:value="-14.195918496521296" table:formula="of:=20*LOG10([.AP90])" table:style-name="ce1">
            <text:p>-14,1959185</text:p>
          </table:table-cell>
          <table:table-cell table:number-columns-repeated="3" table:style-name="ce1"/>
          <table:table-cell office:value-type="float" office:value="71.468272286355628" table:style-name="ce1">
            <text:p>71,46827229</text:p>
          </table:table-cell>
          <table:table-cell office:value-type="float" office:value="16.931563025986129" table:style-name="ce1">
            <text:p>16,93156303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8993263310976821" table:style-name="ce1">
            <text:p>0,189932633</text:p>
          </table:table-cell>
          <table:table-cell office:value-type="float" office:value="-14.428008218485303" table:formula="of:=20*LOG10([.AY90])" table:style-name="ce1">
            <text:p>-14,42800822</text:p>
          </table:table-cell>
          <table:table-cell table:number-columns-repeated="3" table:style-name="ce1"/>
          <table:table-cell office:value-type="float" office:value="70.693714665739762" table:style-name="ce1">
            <text:p>70,69371467</text:p>
          </table:table-cell>
          <table:table-cell office:value-type="float" office:value="13.57070267038848" table:style-name="ce1">
            <text:p>13,57070267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8022357802893571" table:style-name="ce1">
            <text:p>0,180223578</text:p>
          </table:table-cell>
          <table:table-cell office:value-type="float" office:value="-14.883767847825871" table:formula="of:=20*LOG10([.BH90])" table:style-name="ce1">
            <text:p>-14,88376785</text:p>
          </table:table-cell>
          <table:table-cell table:number-columns-repeated="3" table:style-name="ce1"/>
          <table:table-cell office:value-type="float" office:value="70.000027654849958" table:style-name="ce1">
            <text:p>70,00002765</text:p>
          </table:table-cell>
          <table:table-cell office:value-type="float" office:value="-9.6392202239978492E-2" table:style-name="ce1">
            <text:p>-0,096392202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666673195990703" table:style-name="ce1">
            <text:p>0,16666732</text:p>
          </table:table-cell>
          <table:table-cell office:value-type="float" office:value="-15.562990979946731" table:formula="of:=20*LOG10([.BQ90])" table:style-name="ce1">
            <text:p>-15,56299098</text:p>
          </table:table-cell>
          <table:table-cell office:value-type="float" office:value="-10.894093685962712" table:formula="of:=[.BR90]*70/100" table:style-name="ce1">
            <text:p>-10,89409369</text:p>
          </table:table-cell>
          <table:table-cell table:number-columns-repeated="2" table:style-name="ce1"/>
          <table:table-cell office:value-type="float" office:value="70.76427752902508" table:style-name="ce1">
            <text:p>70,76427753</text:p>
          </table:table-cell>
          <table:table-cell office:value-type="float" office:value="-17.41754952973352" table:style-name="ce1">
            <text:p>-17,41754953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861733619999385" table:style-name="ce1">
            <text:p>0,186173362</text:p>
          </table:table-cell>
          <table:table-cell office:value-type="float" office:value="-14.601649169997216" table:formula="of:=20*LOG10([.BZ90])" table:style-name="ce1">
            <text:p>-14,60164917</text:p>
          </table:table-cell>
          <table:table-cell table:number-columns-repeated="3" table:style-name="ce1"/>
          <table:table-cell office:value-type="float" office:value="74.036443186727197" table:style-name="ce1">
            <text:p>74,03644319</text:p>
          </table:table-cell>
          <table:table-cell office:value-type="float" office:value="-43.003777655670078" table:style-name="ce1">
            <text:p>-43,00377766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26264357680518202" table:style-name="ce1">
            <text:p>0,262643577</text:p>
          </table:table-cell>
          <table:table-cell office:value-type="float" office:value="-11.612664316191449" table:formula="of:=20*LOG10([.CI90])" table:style-name="ce1">
            <text:p>-11,61266432</text:p>
          </table:table-cell>
          <table:table-cell table:number-columns-repeated="2" table:style-name="ce1"/>
          <table:table-cell office:value-type="float" office:value="80.38488536282172" table:style-name="ce1">
            <text:p>80,38488536</text:p>
          </table:table-cell>
          <table:table-cell office:value-type="float" office:value="-71.74964931993334" table:style-name="ce1">
            <text:p>-71,74964932</text:p>
          </table:table-cell>
          <table:table-cell office:value-type="float" office:value="295550000000" table:style-name="ce1">
            <text:p>2,9555E+11</text:p>
          </table:table-cell>
          <table:table-cell office:value-type="float" office:value="107.74851262234388" table:formula="of:=SQRT([.CN90]^2+[.CM90]^2)" table:style-name="ce1">
            <text:p>107,7485126</text:p>
          </table:table-cell>
          <table:table-cell office:value-type="float" office:value="0.36607960140071871" table:style-name="ce1">
            <text:p>0,366079601</text:p>
          </table:table-cell>
          <table:table-cell office:value-type="float" office:value="-8.7284894019335049" table:formula="of:=20*LOG([.CQ90])" table:style-name="ce1">
            <text:p>-8,728489402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689060987226799" table:style-name="ce1">
            <text:p>18,68906099</text:p>
          </table:table-cell>
          <table:table-cell office:value-type="float" office:value="-3.1467861257560088" table:style-name="ce1">
            <text:p>-3,146786126</text:p>
          </table:table-cell>
          <table:table-cell office:value-type="float" office:value="279380000000" table:style-name="ce1">
            <text:p>2,7938E+11</text:p>
          </table:table-cell>
          <table:table-cell office:value-type="float" office:value="1.073063418999212E-3" table:style-name="ce1">
            <text:p>0,001073063</text:p>
          </table:table-cell>
          <table:table-cell office:value-type="float" office:value="0.45028150365805519" table:style-name="ce1">
            <text:p>0,450281504</text:p>
          </table:table-cell>
          <table:table-cell office:value-type="float" office:value="-6.9303178461832173" table:formula="of:=20*LOG10([.H91])" table:style-name="ce1">
            <text:p>-6,930317846</text:p>
          </table:table-cell>
          <table:table-cell table:number-columns-repeated="3" table:style-name="ce1"/>
          <table:table-cell office:value-type="float" office:value="40.46730798217957" table:style-name="ce1">
            <text:p>40,46730798</text:p>
          </table:table-cell>
          <table:table-cell office:value-type="float" office:value="-2.199920630154302E-14" table:style-name="ce1">
            <text:p>-2,19992E-14</text:p>
          </table:table-cell>
          <table:table-cell office:value-type="float" office:value="279380000000" table:style-name="ce1">
            <text:p>2,7938E+11</text:p>
          </table:table-cell>
          <table:table-cell office:value-type="float" office:value="1.073063418999212E-3" table:style-name="ce1">
            <text:p>0,001073063</text:p>
          </table:table-cell>
          <table:table-cell office:value-type="float" office:value="0.1053716776860233" table:style-name="ce1">
            <text:p>0,105371678</text:p>
          </table:table-cell>
          <table:table-cell office:value-type="float" office:value="-19.545522104591633" table:formula="of:=20*LOG10([.Q91])" table:style-name="ce1">
            <text:p>-19,5455221</text:p>
          </table:table-cell>
          <table:table-cell table:number-columns-repeated="2" table:style-name="ce1"/>
          <table:table-cell office:value-type="float" office:value="70.50075285606458" table:style-name="ce1">
            <text:p>70,50075286</text:p>
          </table:table-cell>
          <table:table-cell office:value-type="float" office:value="2.3590715151813511" table:style-name="ce1">
            <text:p>2,359071515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7040131962367799" table:style-name="ce1">
            <text:p>0,17040132</text:p>
          </table:table-cell>
          <table:table-cell office:value-type="float" office:value="-15.37054092576872" table:formula="of:=20*LOG10([.Y91])" table:style-name="ce1">
            <text:p>-15,37054093</text:p>
          </table:table-cell>
          <table:table-cell table:style-name="ce9"/>
          <table:table-cell table:style-name="ce1"/>
          <table:table-cell office:value-type="float" office:value="71.671079021821242" table:style-name="ce1">
            <text:p>71,67107902</text:p>
          </table:table-cell>
          <table:table-cell office:value-type="float" office:value="9.9879673969378864" table:style-name="ce1">
            <text:p>9,987967397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8276407636901079" table:style-name="ce1">
            <text:p>0,182764076</text:p>
          </table:table-cell>
          <table:table-cell office:value-type="float" office:value="-14.762183280128735" table:formula="of:=20*LOG10([.AG91])" table:style-name="ce1">
            <text:p>-14,76218328</text:p>
          </table:table-cell>
          <table:table-cell table:number-columns-repeated="3" table:style-name="ce1"/>
          <table:table-cell office:value-type="float" office:value="71.77501420051577" table:style-name="ce1">
            <text:p>71,7750142</text:p>
          </table:table-cell>
          <table:table-cell office:value-type="float" office:value="14.878257691551889" table:style-name="ce1">
            <text:p>14,87825769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8897561002448199" table:style-name="ce1">
            <text:p>0,18897561</text:p>
          </table:table-cell>
          <table:table-cell office:value-type="float" office:value="-14.471884881117488" table:formula="of:=20*LOG10([.AP91])" table:style-name="ce1">
            <text:p>-14,47188488</text:p>
          </table:table-cell>
          <table:table-cell table:number-columns-repeated="3" table:style-name="ce1"/>
          <table:table-cell office:value-type="float" office:value="71.037920802785365" table:style-name="ce1">
            <text:p>71,0379208</text:p>
          </table:table-cell>
          <table:table-cell office:value-type="float" office:value="14.251282580484959" table:style-name="ce1">
            <text:p>14,25128258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8336235719081881" table:style-name="ce1">
            <text:p>0,183362357</text:p>
          </table:table-cell>
          <table:table-cell office:value-type="float" office:value="-14.733796333217295" table:formula="of:=20*LOG10([.AY91])" table:style-name="ce1">
            <text:p>-14,73379633</text:p>
          </table:table-cell>
          <table:table-cell table:number-columns-repeated="3" table:style-name="ce1"/>
          <table:table-cell office:value-type="float" office:value="70.403236320302994" table:style-name="ce1">
            <text:p>70,40323632</text:p>
          </table:table-cell>
          <table:table-cell office:value-type="float" office:value="10.352117381846989" table:style-name="ce1">
            <text:p>10,35211738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7464684055407659" table:style-name="ce1">
            <text:p>0,174646841</text:p>
          </table:table-cell>
          <table:table-cell office:value-type="float" office:value="-15.156785331055357" table:formula="of:=20*LOG10([.BH91])" table:style-name="ce1">
            <text:p>-15,15678533</text:p>
          </table:table-cell>
          <table:table-cell table:number-columns-repeated="3" table:style-name="ce1"/>
          <table:table-cell office:value-type="float" office:value="70.042150115138455" table:style-name="ce1">
            <text:p>70,04215012</text:p>
          </table:table-cell>
          <table:table-cell office:value-type="float" office:value="-3.762949638549594" table:style-name="ce1">
            <text:p>-3,762949639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6765963329538561" table:style-name="ce1">
            <text:p>0,167659633</text:p>
          </table:table-cell>
          <table:table-cell office:value-type="float" office:value="-15.511429761275341" table:formula="of:=20*LOG10([.BQ91])" table:style-name="ce1">
            <text:p>-15,51142976</text:p>
          </table:table-cell>
          <table:table-cell table:number-columns-repeated="3" table:style-name="ce1"/>
          <table:table-cell office:value-type="float" office:value="71.16319531335418" table:style-name="ce1">
            <text:p>71,16319531</text:p>
          </table:table-cell>
          <table:table-cell office:value-type="float" office:value="-21.476795941728881" table:style-name="ce1">
            <text:p>-21,47679594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9571083374068959" table:style-name="ce1">
            <text:p>0,195710834</text:p>
          </table:table-cell>
          <table:table-cell office:value-type="float" office:value="-14.167702658677293" table:formula="of:=20*LOG10([.BZ91])" table:style-name="ce1">
            <text:p>-14,16770266</text:p>
          </table:table-cell>
          <table:table-cell table:number-columns-repeated="3" table:style-name="ce1"/>
          <table:table-cell office:value-type="float" office:value="74.94490844872557" table:style-name="ce1">
            <text:p>74,94490845</text:p>
          </table:table-cell>
          <table:table-cell office:value-type="float" office:value="-47.550524468855023" table:style-name="ce1">
            <text:p>-47,55052447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27931524695751309" table:style-name="ce1">
            <text:p>0,279315247</text:p>
          </table:table-cell>
          <table:table-cell office:value-type="float" office:value="-11.078107137123315" table:formula="of:=20*LOG10([.CI91])" table:style-name="ce1">
            <text:p>-11,07810714</text:p>
          </table:table-cell>
          <table:table-cell table:number-columns-repeated="2" table:style-name="ce1"/>
          <table:table-cell office:value-type="float" office:value="81.936092097018701" table:style-name="ce1">
            <text:p>81,9360921</text:p>
          </table:table-cell>
          <table:table-cell office:value-type="float" office:value="-76.801455348379136" table:style-name="ce1">
            <text:p>-76,80145535</text:p>
          </table:table-cell>
          <table:table-cell office:value-type="float" office:value="295880000000" table:style-name="ce1">
            <text:p>2,9588E+11</text:p>
          </table:table-cell>
          <table:table-cell office:value-type="float" office:value="112.30310205760215" table:formula="of:=SQRT([.CN91]^2+[.CM91]^2)" table:style-name="ce1">
            <text:p>112,3031021</text:p>
          </table:table-cell>
          <table:table-cell office:value-type="float" office:value="0.38386883101895658" table:style-name="ce1">
            <text:p>0,383868831</text:p>
          </table:table-cell>
          <table:table-cell office:value-type="float" office:value="-8.3163429968298548" table:formula="of:=20*LOG([.CQ91])" table:style-name="ce1">
            <text:p>-8,316342997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79786084177708" table:style-name="ce1">
            <text:p>18,79786084</text:p>
          </table:table-cell>
          <table:table-cell office:value-type="float" office:value="-3.930909745735061" table:style-name="ce1">
            <text:p>-3,930909746</text:p>
          </table:table-cell>
          <table:table-cell office:value-type="float" office:value="279710000000" table:style-name="ce1">
            <text:p>2,7971E+11</text:p>
          </table:table-cell>
          <table:table-cell office:value-type="float" office:value="1.0717974259054021E-3" table:style-name="ce1">
            <text:p>0,001071797</text:p>
          </table:table-cell>
          <table:table-cell office:value-type="float" office:value="0.44499338940912347" table:style-name="ce1">
            <text:p>0,444993389</text:p>
          </table:table-cell>
          <table:table-cell office:value-type="float" office:value="-7.0329288124921243" table:formula="of:=20*LOG10([.H92])" table:style-name="ce1">
            <text:p>-7,032928812</text:p>
          </table:table-cell>
          <table:table-cell table:number-columns-repeated="3" table:style-name="ce1"/>
          <table:table-cell office:value-type="float" office:value="40.482319849549917" table:style-name="ce1">
            <text:p>40,48231985</text:p>
          </table:table-cell>
          <table:table-cell office:value-type="float" office:value="-0.66566921177008265" table:style-name="ce1">
            <text:p>-0,665669212</text:p>
          </table:table-cell>
          <table:table-cell office:value-type="float" office:value="279710000000" table:style-name="ce1">
            <text:p>2,7971E+11</text:p>
          </table:table-cell>
          <table:table-cell office:value-type="float" office:value="1.0717974259054021E-3" table:style-name="ce1">
            <text:p>0,001071797</text:p>
          </table:table-cell>
          <table:table-cell office:value-type="float" office:value="0.1051214458207803" table:style-name="ce1">
            <text:p>0,105121446</text:p>
          </table:table-cell>
          <table:table-cell office:value-type="float" office:value="-19.566173490756555" table:formula="of:=20*LOG10([.Q92])" table:style-name="ce1">
            <text:p>-19,56617349</text:p>
          </table:table-cell>
          <table:table-cell table:number-columns-repeated="2" table:style-name="ce1"/>
          <table:table-cell office:value-type="float" office:value="70.390741134969332" table:style-name="ce1">
            <text:p>70,39074113</text:p>
          </table:table-cell>
          <table:table-cell office:value-type="float" office:value="2.094174526344172" table:style-name="ce1">
            <text:p>2,094174526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1695861652798378" table:style-name="ce1">
            <text:p>0,169586165</text:p>
          </table:table-cell>
          <table:table-cell office:value-type="float" office:value="-15.412191601455987" table:formula="of:=20*LOG10([.Y92])" table:style-name="ce1">
            <text:p>-15,4121916</text:p>
          </table:table-cell>
          <table:table-cell table:style-name="ce9"/>
          <table:table-cell table:style-name="ce1"/>
          <table:table-cell office:value-type="float" office:value="71.299217078536699" table:style-name="ce1">
            <text:p>71,29921708</text:p>
          </table:table-cell>
          <table:table-cell office:value-type="float" office:value="8.8342140279562713" table:style-name="ce1">
            <text:p>8,834214028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17928129790081029" table:style-name="ce1">
            <text:p>0,179281298</text:p>
          </table:table-cell>
          <table:table-cell office:value-type="float" office:value="-14.929300248032011" table:formula="of:=20*LOG10([.AG92])" table:style-name="ce1">
            <text:p>-14,92930025</text:p>
          </table:table-cell>
          <table:table-cell table:number-columns-repeated="3" table:style-name="ce1"/>
          <table:table-cell office:value-type="float" office:value="71.326648472109255" table:style-name="ce1">
            <text:p>71,32664847</text:p>
          </table:table-cell>
          <table:table-cell office:value-type="float" office:value="12.88571113784525" table:style-name="ce1">
            <text:p>12,88571114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18354853599248819" table:style-name="ce1">
            <text:p>0,183548536</text:p>
          </table:table-cell>
          <table:table-cell office:value-type="float" office:value="-14.724981502733474" table:formula="of:=20*LOG10([.AP92])" table:style-name="ce1">
            <text:p>-14,7249815</text:p>
          </table:table-cell>
          <table:table-cell table:number-columns-repeated="3" table:style-name="ce1"/>
          <table:table-cell office:value-type="float" office:value="70.68416403513325" table:style-name="ce1">
            <text:p>70,68416404</text:p>
          </table:table-cell>
          <table:table-cell office:value-type="float" office:value="11.5809497612989" table:style-name="ce1">
            <text:p>11,58094976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17781141453631369" table:style-name="ce1">
            <text:p>0,177811415</text:p>
          </table:table-cell>
          <table:table-cell office:value-type="float" office:value="-15.000807262027456" table:formula="of:=20*LOG10([.AY92])" table:style-name="ce1">
            <text:p>-15,00080726</text:p>
          </table:table-cell>
          <table:table-cell table:number-columns-repeated="3" table:style-name="ce1"/>
          <table:table-cell office:value-type="float" office:value="70.191995037483565" table:style-name="ce1">
            <text:p>70,19199504</text:p>
          </table:table-cell>
          <table:table-cell office:value-type="float" office:value="7.1460639271284618" table:style-name="ce1">
            <text:p>7,146063927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170501840227683" table:style-name="ce1">
            <text:p>0,17050184</text:p>
          </table:table-cell>
          <table:table-cell office:value-type="float" office:value="-15.365418586049579" table:formula="of:=20*LOG10([.BH92])" table:style-name="ce1">
            <text:p>-15,36541859</text:p>
          </table:table-cell>
          <table:table-cell table:number-columns-repeated="3" table:style-name="ce1"/>
          <table:table-cell office:value-type="float" office:value="70.164118033333196" table:style-name="ce1">
            <text:p>70,16411803</text:p>
          </table:table-cell>
          <table:table-cell office:value-type="float" office:value="-7.4238351896307844" table:style-name="ce1">
            <text:p>-7,42383519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17050839321089681" table:style-name="ce1">
            <text:p>0,170508393</text:p>
          </table:table-cell>
          <table:table-cell office:value-type="float" office:value="-15.365084763287557" table:formula="of:=20*LOG10([.BQ92])" table:style-name="ce1">
            <text:p>-15,36508476</text:p>
          </table:table-cell>
          <table:table-cell table:number-columns-repeated="3" table:style-name="ce1"/>
          <table:table-cell office:value-type="float" office:value="71.647371418686902" table:style-name="ce1">
            <text:p>71,64737142</text:p>
          </table:table-cell>
          <table:table-cell office:value-type="float" office:value="-25.54310171329394" table:style-name="ce1">
            <text:p>-25,54310171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20675476401422241" table:style-name="ce1">
            <text:p>0,206754764</text:p>
          </table:table-cell>
          <table:table-cell office:value-type="float" office:value="-13.690889494153859" table:formula="of:=20*LOG10([.BZ92])" table:style-name="ce1">
            <text:p>-13,69088949</text:p>
          </table:table-cell>
          <table:table-cell table:number-columns-repeated="3" table:style-name="ce1"/>
          <table:table-cell office:value-type="float" office:value="75.955513385220755" table:style-name="ce1">
            <text:p>75,95551339</text:p>
          </table:table-cell>
          <table:table-cell office:value-type="float" office:value="-52.126110351802303" table:style-name="ce1">
            <text:p>-52,12611035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29637670875082128" table:style-name="ce1">
            <text:p>0,296376709</text:p>
          </table:table-cell>
          <table:table-cell office:value-type="float" office:value="-10.563118581900525" table:formula="of:=20*LOG10([.CI92])" table:style-name="ce1">
            <text:p>-10,56311858</text:p>
          </table:table-cell>
          <table:table-cell table:number-columns-repeated="2" table:style-name="ce1"/>
          <table:table-cell office:value-type="float" office:value="83.622660765861994" table:style-name="ce1">
            <text:p>83,62266077</text:p>
          </table:table-cell>
          <table:table-cell office:value-type="float" office:value="-81.908121233177539" table:style-name="ce1">
            <text:p>-81,90812123</text:p>
          </table:table-cell>
          <table:table-cell office:value-type="float" office:value="296210000000" table:style-name="ce1">
            <text:p>2,9621E+11</text:p>
          </table:table-cell>
          <table:table-cell office:value-type="float" office:value="117.05421700012069" table:formula="of:=SQRT([.CN92]^2+[.CM92]^2)" table:style-name="ce1">
            <text:p>117,054217</text:p>
          </table:table-cell>
          <table:table-cell office:value-type="float" office:value="0.40139194450908272" table:style-name="ce1">
            <text:p>0,401391945</text:p>
          </table:table-cell>
          <table:table-cell office:value-type="float" office:value="-7.9286269513881642" table:formula="of:=20*LOG([.CQ92])" table:style-name="ce1">
            <text:p>-7,928626951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931303453592871" table:style-name="ce1">
            <text:p>18,93130345</text:p>
          </table:table-cell>
          <table:table-cell office:value-type="float" office:value="-4.7145011044179821" table:style-name="ce1">
            <text:p>-4,714501104</text:p>
          </table:table-cell>
          <table:table-cell office:value-type="float" office:value="280040000000" table:style-name="ce1">
            <text:p>2,8004E+11</text:p>
          </table:table-cell>
          <table:table-cell office:value-type="float" office:value="1.0705344165119271E-3" table:style-name="ce1">
            <text:p>0,001070534</text:p>
          </table:table-cell>
          <table:table-cell office:value-type="float" office:value="0.43865217461478911" table:style-name="ce1">
            <text:p>0,438652175</text:p>
          </table:table-cell>
          <table:table-cell office:value-type="float" office:value="-7.1575942657704106" table:formula="of:=20*LOG10([.H93])" table:style-name="ce1">
            <text:p>-7,157594266</text:p>
          </table:table-cell>
          <table:table-cell table:number-columns-repeated="3" table:style-name="ce1"/>
          <table:table-cell office:value-type="float" office:value="40.527227922744977" table:style-name="ce1">
            <text:p>40,52722792</text:p>
          </table:table-cell>
          <table:table-cell office:value-type="float" office:value="-1.3289118673435809" table:style-name="ce1">
            <text:p>-1,328911867</text:p>
          </table:table-cell>
          <table:table-cell office:value-type="float" office:value="280040000000" table:style-name="ce1">
            <text:p>2,8004E+11</text:p>
          </table:table-cell>
          <table:table-cell office:value-type="float" office:value="1.0705344165119271E-3" table:style-name="ce1">
            <text:p>0,001070534</text:p>
          </table:table-cell>
          <table:table-cell office:value-type="float" office:value="0.1043743054613458" table:style-name="ce1">
            <text:p>0,104374305</text:p>
          </table:table-cell>
          <table:table-cell office:value-type="float" office:value="-19.628128028549309" table:formula="of:=20*LOG10([.Q93])" table:style-name="ce1">
            <text:p>-19,62812803</text:p>
          </table:table-cell>
          <table:table-cell table:number-columns-repeated="2" table:style-name="ce1"/>
          <table:table-cell office:value-type="float" office:value="70.294275923822156" table:style-name="ce1">
            <text:p>70,29427592</text:p>
          </table:table-cell>
          <table:table-cell office:value-type="float" office:value="1.825172963231148" table:style-name="ce1">
            <text:p>1,825172963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16886893547522591" table:style-name="ce1">
            <text:p>0,168868935</text:p>
          </table:table-cell>
          <table:table-cell office:value-type="float" office:value="-15.449004686792762" table:formula="of:=20*LOG10([.Y93])" table:style-name="ce1">
            <text:p>-15,44900469</text:p>
          </table:table-cell>
          <table:table-cell table:style-name="ce9"/>
          <table:table-cell table:style-name="ce1"/>
          <table:table-cell office:value-type="float" office:value="70.975361815096718" table:style-name="ce1">
            <text:p>70,97536182</text:p>
          </table:table-cell>
          <table:table-cell office:value-type="float" office:value="7.6749843984546731" table:style-name="ce1">
            <text:p>7,674984398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17620298495185069" table:style-name="ce1">
            <text:p>0,176202985</text:p>
          </table:table-cell>
          <table:table-cell office:value-type="float" office:value="-15.079734774650008" table:formula="of:=20*LOG10([.AG93])" table:style-name="ce1">
            <text:p>-15,07973477</text:p>
          </table:table-cell>
          <table:table-cell table:number-columns-repeated="3" table:style-name="ce1"/>
          <table:table-cell office:value-type="float" office:value="70.945671328858495" table:style-name="ce1">
            <text:p>70,94567133</text:p>
          </table:table-cell>
          <table:table-cell office:value-type="float" office:value="10.89583590607247" table:style-name="ce1">
            <text:p>10,89583591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17883015040067071" table:style-name="ce1">
            <text:p>0,17883015</text:p>
          </table:table-cell>
          <table:table-cell office:value-type="float" office:value="-14.951185163961684" table:formula="of:=20*LOG10([.AP93])" table:style-name="ce1">
            <text:p>-14,95118516</text:p>
          </table:table-cell>
          <table:table-cell table:number-columns-repeated="3" table:style-name="ce1"/>
          <table:table-cell office:value-type="float" office:value="70.405293196893737" table:style-name="ce1">
            <text:p>70,4052932</text:p>
          </table:table-cell>
          <table:table-cell office:value-type="float" office:value="8.919846953991053" table:style-name="ce1">
            <text:p>8,919846954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17333567251769971" table:style-name="ce1">
            <text:p>0,173335673</text:p>
          </table:table-cell>
          <table:table-cell office:value-type="float" office:value="-15.222241003850229" table:formula="of:=20*LOG10([.AY93])" table:style-name="ce1">
            <text:p>-15,222241</text:p>
          </table:table-cell>
          <table:table-cell table:number-columns-repeated="3" table:style-name="ce1"/>
          <table:table-cell office:value-type="float" office:value="70.058656797042843" table:style-name="ce1">
            <text:p>70,0586568</text:p>
          </table:table-cell>
          <table:table-cell office:value-type="float" office:value="3.9508441605712989" table:style-name="ce1">
            <text:p>3,950844161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16784533807350641" table:style-name="ce1">
            <text:p>0,167845338</text:p>
          </table:table-cell>
          <table:table-cell office:value-type="float" office:value="-15.501814336704049" table:formula="of:=20*LOG10([.BH93])" table:style-name="ce1">
            <text:p>-15,50181434</text:p>
          </table:table-cell>
          <table:table-cell table:number-columns-repeated="3" table:style-name="ce1"/>
          <table:table-cell office:value-type="float" office:value="70.365894568200417" table:style-name="ce1">
            <text:p>70,36589457</text:p>
          </table:table-cell>
          <table:table-cell office:value-type="float" office:value="-11.08147669950529" table:style-name="ce1">
            <text:p>-11,0814767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17514293928223201" table:style-name="ce1">
            <text:p>0,175142939</text:p>
          </table:table-cell>
          <table:table-cell office:value-type="float" office:value="-15.132147323086116" table:formula="of:=20*LOG10([.BQ93])" table:style-name="ce1">
            <text:p>-15,13214732</text:p>
          </table:table-cell>
          <table:table-cell table:number-columns-repeated="3" table:style-name="ce1"/>
          <table:table-cell office:value-type="float" office:value="72.218316630352305" table:style-name="ce1">
            <text:p>72,21831663</text:p>
          </table:table-cell>
          <table:table-cell office:value-type="float" office:value="-29.61940812587628" table:style-name="ce1">
            <text:p>-29,61940813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2190938137658236" table:style-name="ce1">
            <text:p>0,219093814</text:p>
          </table:table-cell>
          <table:table-cell office:value-type="float" office:value="-13.187397696188514" table:formula="of:=20*LOG10([.BZ93])" table:style-name="ce1">
            <text:p>-13,1873977</text:p>
          </table:table-cell>
          <table:table-cell table:number-columns-repeated="3" table:style-name="ce1"/>
          <table:table-cell office:value-type="float" office:value="77.07229467079722" table:style-name="ce1">
            <text:p>77,07229467</text:p>
          </table:table-cell>
          <table:table-cell office:value-type="float" office:value="-56.734039243167373" table:style-name="ce1">
            <text:p>-56,73403924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31366804159464301" table:style-name="ce1">
            <text:p>0,313668042</text:p>
          </table:table-cell>
          <table:table-cell office:value-type="float" office:value="-10.070594552161111" table:formula="of:=20*LOG10([.CI93])" table:style-name="ce1">
            <text:p>-10,07059455</text:p>
          </table:table-cell>
          <table:table-cell table:number-columns-repeated="2" table:style-name="ce1"/>
          <table:table-cell office:value-type="float" office:value="85.452439484200298" table:style-name="ce1">
            <text:p>85,45243948</text:p>
          </table:table-cell>
          <table:table-cell office:value-type="float" office:value="-87.07354497104663" table:style-name="ce1">
            <text:p>-87,07354497</text:p>
          </table:table-cell>
          <table:table-cell office:value-type="float" office:value="296540000000" table:style-name="ce1">
            <text:p>2,9654E+11</text:p>
          </table:table-cell>
          <table:table-cell office:value-type="float" office:value="121.99967888328966" table:formula="of:=SQRT([.CN93]^2+[.CM93]^2)" table:style-name="ce1">
            <text:p>121,9996789</text:p>
          </table:table-cell>
          <table:table-cell office:value-type="float" office:value="0.41860356572028851" table:style-name="ce1">
            <text:p>0,418603566</text:p>
          </table:table-cell>
          <table:table-cell office:value-type="float" office:value="-7.5639415320799568" table:formula="of:=20*LOG([.CQ93])" table:style-name="ce1">
            <text:p>-7,563941532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9.089776195106829" table:style-name="ce1">
            <text:p>19,0897762</text:p>
          </table:table-cell>
          <table:table-cell office:value-type="float" office:value="-5.4977660595258602" table:style-name="ce1">
            <text:p>-5,49776606</text:p>
          </table:table-cell>
          <table:table-cell office:value-type="float" office:value="280370000000" table:style-name="ce1">
            <text:p>2,8037E+11</text:p>
          </table:table-cell>
          <table:table-cell office:value-type="float" office:value="1.0692743802831969E-3" table:style-name="ce1">
            <text:p>0,001069274</text:p>
          </table:table-cell>
          <table:table-cell office:value-type="float" office:value="0.43131805469743412" table:style-name="ce1">
            <text:p>0,431318055</text:p>
          </table:table-cell>
          <table:table-cell office:value-type="float" office:value="-7.304047243695619" table:formula="of:=20*LOG10([.H94])" table:style-name="ce1">
            <text:p>-7,304047244</text:p>
          </table:table-cell>
          <table:table-cell table:number-columns-repeated="3" table:style-name="ce1"/>
          <table:table-cell office:value-type="float" office:value="40.601862274725242" table:style-name="ce1">
            <text:p>40,60186227</text:p>
          </table:table-cell>
          <table:table-cell office:value-type="float" office:value="-1.9888804950987251" table:style-name="ce1">
            <text:p>-1,988880495</text:p>
          </table:table-cell>
          <table:table-cell office:value-type="float" office:value="280370000000" table:style-name="ce1">
            <text:p>2,8037E+11</text:p>
          </table:table-cell>
          <table:table-cell office:value-type="float" office:value="1.0692743802831969E-3" table:style-name="ce1">
            <text:p>0,001069274</text:p>
          </table:table-cell>
          <table:table-cell office:value-type="float" office:value="0.1031373195446198" table:style-name="ce1">
            <text:p>0,10313732</text:p>
          </table:table-cell>
          <table:table-cell office:value-type="float" office:value="-19.731683194887722" table:formula="of:=20*LOG10([.Q94])" table:style-name="ce1">
            <text:p>-19,73168319</text:p>
          </table:table-cell>
          <table:table-cell table:number-columns-repeated="2" table:style-name="ce1"/>
          <table:table-cell office:value-type="float" office:value="70.211428137027823" table:style-name="ce1">
            <text:p>70,21142814</text:p>
          </table:table-cell>
          <table:table-cell office:value-type="float" office:value="1.552714031235183" table:style-name="ce1">
            <text:p>1,552714031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16825111394582221" table:style-name="ce1">
            <text:p>0,168251114</text:p>
          </table:table-cell>
          <table:table-cell office:value-type="float" office:value="-15.480841034926993" table:formula="of:=20*LOG10([.Y94])" table:style-name="ce1">
            <text:p>-15,48084103</text:p>
          </table:table-cell>
          <table:table-cell table:style-name="ce9"/>
          <table:table-cell table:style-name="ce1"/>
          <table:table-cell office:value-type="float" office:value="70.69886092208499" table:style-name="ce1">
            <text:p>70,69886092</text:p>
          </table:table-cell>
          <table:table-cell office:value-type="float" office:value="6.5115129474116067" table:style-name="ce1">
            <text:p>6,511512947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17354067097955009" table:style-name="ce1">
            <text:p>0,173540671</text:p>
          </table:table-cell>
          <table:table-cell office:value-type="float" office:value="-15.211974554400543" table:formula="of:=20*LOG10([.AG94])" table:style-name="ce1">
            <text:p>-15,21197455</text:p>
          </table:table-cell>
          <table:table-cell table:number-columns-repeated="3" table:style-name="ce1"/>
          <table:table-cell office:value-type="float" office:value="70.630654171958355" table:style-name="ce1">
            <text:p>70,63065417</text:p>
          </table:table-cell>
          <table:table-cell office:value-type="float" office:value="8.909027212292342" table:style-name="ce1">
            <text:p>8,909027212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1748515129122257" table:style-name="ce1">
            <text:p>0,174851513</text:p>
          </table:table-cell>
          <table:table-cell office:value-type="float" office:value="-15.146612111637063" table:formula="of:=20*LOG10([.AP94])" table:style-name="ce1">
            <text:p>-15,14661211</text:p>
          </table:table-cell>
          <table:table-cell table:number-columns-repeated="3" table:style-name="ce1"/>
          <table:table-cell office:value-type="float" office:value="70.199871355244071" table:style-name="ce1">
            <text:p>70,19987136</text:p>
          </table:table-cell>
          <table:table-cell office:value-type="float" office:value="6.267222745394708" table:style-name="ce1">
            <text:p>6,267222745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16998034752137539" table:style-name="ce1">
            <text:p>0,169980348</text:p>
          </table:table-cell>
          <table:table-cell office:value-type="float" office:value="-15.392025743774909" table:formula="of:=20*LOG10([.AY94])" table:style-name="ce1">
            <text:p>-15,39202574</text:p>
          </table:table-cell>
          <table:table-cell table:number-columns-repeated="3" table:style-name="ce1"/>
          <table:table-cell office:value-type="float" office:value="70.002197387923871" table:style-name="ce1">
            <text:p>70,00219739</text:p>
          </table:table-cell>
          <table:table-cell office:value-type="float" office:value="0.76476879695225419" table:style-name="ce1">
            <text:p>0,764768797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16671093365101361" table:style-name="ce1">
            <text:p>0,166710934</text:p>
          </table:table-cell>
          <table:table-cell office:value-type="float" office:value="-15.560718325145066" table:formula="of:=20*LOG10([.BH94])" table:style-name="ce1">
            <text:p>-15,56071833</text:p>
          </table:table-cell>
          <table:table-cell table:number-columns-repeated="3" table:style-name="ce1"/>
          <table:table-cell office:value-type="float" office:value="70.64776629925835" table:style-name="ce1">
            <text:p>70,6477663</text:p>
          </table:table-cell>
          <table:table-cell office:value-type="float" office:value="-14.738265613702779" table:style-name="ce1">
            <text:p>-14,73826561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18145983292232681" table:style-name="ce1">
            <text:p>0,181459833</text:p>
          </table:table-cell>
          <table:table-cell office:value-type="float" office:value="-14.824389866633727" table:formula="of:=20*LOG10([.BQ94])" table:style-name="ce1">
            <text:p>-14,82438987</text:p>
          </table:table-cell>
          <table:table-cell table:number-columns-repeated="3" table:style-name="ce1"/>
          <table:table-cell office:value-type="float" office:value="72.877912797189325" table:style-name="ce1">
            <text:p>72,8779128</text:p>
          </table:table-cell>
          <table:table-cell office:value-type="float" office:value="-33.708618888423892" table:style-name="ce1">
            <text:p>-33,70861889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23251722794911839" table:style-name="ce1">
            <text:p>0,232517228</text:p>
          </table:table-cell>
          <table:table-cell office:value-type="float" office:value="-12.670897266143175" table:formula="of:=20*LOG10([.BZ94])" table:style-name="ce1">
            <text:p>-12,67089727</text:p>
          </table:table-cell>
          <table:table-cell table:number-columns-repeated="3" table:style-name="ce1"/>
          <table:table-cell office:value-type="float" office:value="78.299811600805242" table:style-name="ce1">
            <text:p>78,2998116</text:p>
          </table:table-cell>
          <table:table-cell office:value-type="float" office:value="-61.37778118221204" table:style-name="ce1">
            <text:p>-61,37778118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33105516498798659" table:style-name="ce1">
            <text:p>0,331055165</text:p>
          </table:table-cell>
          <table:table-cell office:value-type="float" office:value="-9.6019926408800735" table:formula="of:=20*LOG10([.CI94])" table:style-name="ce1">
            <text:p>-9,601992641</text:p>
          </table:table-cell>
          <table:table-cell table:number-columns-repeated="2" table:style-name="ce1"/>
          <table:table-cell office:value-type="float" office:value="87.43412278714834" table:style-name="ce1">
            <text:p>87,43412279</text:p>
          </table:table-cell>
          <table:table-cell office:value-type="float" office:value="-92.301540020895771" table:style-name="ce1">
            <text:p>-92,30154002</text:p>
          </table:table-cell>
          <table:table-cell office:value-type="float" office:value="296870000000" table:style-name="ce1">
            <text:p>2,9687E+11</text:p>
          </table:table-cell>
          <table:table-cell office:value-type="float" office:value="127.13890088319607" table:formula="of:=SQRT([.CN94]^2+[.CM94]^2)" table:style-name="ce1">
            <text:p>127,1389009</text:p>
          </table:table-cell>
          <table:table-cell office:value-type="float" office:value="0.43547126293879868" table:style-name="ce1">
            <text:p>0,435471263</text:p>
          </table:table-cell>
          <table:table-cell office:value-type="float" office:value="-7.220809982306168" table:formula="of:=20*LOG([.CQ94])" table:style-name="ce1">
            <text:p>-7,220809982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9.27376838953521" table:style-name="ce1">
            <text:p>19,27376839</text:p>
          </table:table-cell>
          <table:table-cell office:value-type="float" office:value="-6.2808778075765348" table:style-name="ce1">
            <text:p>-6,280877808</text:p>
          </table:table-cell>
          <table:table-cell office:value-type="float" office:value="280700000000" table:style-name="ce1">
            <text:p>2,807E+11</text:p>
          </table:table-cell>
          <table:table-cell office:value-type="float" office:value="1.068017306733167E-3" table:style-name="ce1">
            <text:p>0,001068017</text:p>
          </table:table-cell>
          <table:table-cell office:value-type="float" office:value="0.42305508568757488" table:style-name="ce1">
            <text:p>0,423055086</text:p>
          </table:table-cell>
          <table:table-cell office:value-type="float" office:value="-7.4720615956408407" table:formula="of:=20*LOG10([.H95])" table:style-name="ce1">
            <text:p>-7,472061596</text:p>
          </table:table-cell>
          <table:table-cell table:number-columns-repeated="3" table:style-name="ce1"/>
          <table:table-cell office:value-type="float" office:value="40.706080303009287" table:style-name="ce1">
            <text:p>40,7060803</text:p>
          </table:table-cell>
          <table:table-cell office:value-type="float" office:value="-2.6447262981733508" table:style-name="ce1">
            <text:p>-2,644726298</text:p>
          </table:table-cell>
          <table:table-cell office:value-type="float" office:value="280700000000" table:style-name="ce1">
            <text:p>2,807E+11</text:p>
          </table:table-cell>
          <table:table-cell office:value-type="float" office:value="1.068017306733167E-3" table:style-name="ce1">
            <text:p>0,001068017</text:p>
          </table:table-cell>
          <table:table-cell office:value-type="float" office:value="0.1014197741137372" table:style-name="ce1">
            <text:p>0,101419774</text:p>
          </table:table-cell>
          <table:table-cell office:value-type="float" office:value="-19.877547221309495" table:formula="of:=20*LOG10([.Q95])" table:style-name="ce1">
            <text:p>-19,87754722</text:p>
          </table:table-cell>
          <table:table-cell table:number-columns-repeated="2" table:style-name="ce1"/>
          <table:table-cell office:value-type="float" office:value="70.14224356234115" table:style-name="ce1">
            <text:p>70,14224356</text:p>
          </table:table-cell>
          <table:table-cell office:value-type="float" office:value="1.2774381843272611" table:style-name="ce1">
            <text:p>1,277438184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16773387471989001" table:style-name="ce1">
            <text:p>0,167733875</text:p>
          </table:table-cell>
          <table:table-cell office:value-type="float" office:value="-15.507584410575703" table:formula="of:=20*LOG10([.Y95])" table:style-name="ce1">
            <text:p>-15,50758441</text:p>
          </table:table-cell>
          <table:table-cell table:style-name="ce9"/>
          <table:table-cell table:style-name="ce1"/>
          <table:table-cell office:value-type="float" office:value="70.469110464195225" table:style-name="ce1">
            <text:p>70,46911046</text:p>
          </table:table-cell>
          <table:table-cell office:value-type="float" office:value="5.3449648208302616" table:style-name="ce1">
            <text:p>5,344964821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17130407055819469" table:style-name="ce1">
            <text:p>0,171304071</text:p>
          </table:table-cell>
          <table:table-cell office:value-type="float" office:value="-15.324646342562714" table:formula="of:=20*LOG10([.AG95])" table:style-name="ce1">
            <text:p>-15,32464634</text:p>
          </table:table-cell>
          <table:table-cell table:number-columns-repeated="3" table:style-name="ce1"/>
          <table:table-cell office:value-type="float" office:value="70.380350466911551" table:style-name="ce1">
            <text:p>70,38035047</text:p>
          </table:table-cell>
          <table:table-cell office:value-type="float" office:value="6.9256105515285009" table:style-name="ce1">
            <text:p>6,925610552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1716387576942679" table:style-name="ce1">
            <text:p>0,171638758</text:p>
          </table:table-cell>
          <table:table-cell office:value-type="float" office:value="-15.307692750239752" table:formula="of:=20*LOG10([.AP95])" table:style-name="ce1">
            <text:p>-15,30769275</text:p>
          </table:table-cell>
          <table:table-cell table:number-columns-repeated="3" table:style-name="ce1"/>
          <table:table-cell office:value-type="float" office:value="70.06672303389" table:style-name="ce1">
            <text:p>70,06672303</text:p>
          </table:table-cell>
          <table:table-cell office:value-type="float" office:value="3.6223033785046779" table:style-name="ce1">
            <text:p>3,622303379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16777832977389601" table:style-name="ce1">
            <text:p>0,16777833</text:p>
          </table:table-cell>
          <table:table-cell office:value-type="float" office:value="-15.505282666018944" table:formula="of:=20*LOG10([.AY95])" table:style-name="ce1">
            <text:p>-15,50528267</text:p>
          </table:table-cell>
          <table:table-cell table:number-columns-repeated="3" table:style-name="ce1"/>
          <table:table-cell office:value-type="float" office:value="70.021892444299894" table:style-name="ce1">
            <text:p>70,02189244</text:p>
          </table:table-cell>
          <table:table-cell office:value-type="float" office:value="-2.4138365091083518" table:style-name="ce1">
            <text:p>-2,413836509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16710730645106389" table:style-name="ce1">
            <text:p>0,167107306</text:p>
          </table:table-cell>
          <table:table-cell office:value-type="float" office:value="-15.540091219725433" table:formula="of:=20*LOG10([.BH95])" table:style-name="ce1">
            <text:p>-15,54009122</text:p>
          </table:table-cell>
          <table:table-cell table:number-columns-repeated="3" table:style-name="ce1"/>
          <table:table-cell office:value-type="float" office:value="71.010342050973662" table:style-name="ce1">
            <text:p>71,01034205</text:p>
          </table:table-cell>
          <table:table-cell office:value-type="float" office:value="-18.39655496068448" table:style-name="ce1">
            <text:p>-18,39655496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18932917994539611" table:style-name="ce1">
            <text:p>0,18932918</text:p>
          </table:table-cell>
          <table:table-cell office:value-type="float" office:value="-14.455648923825773" table:formula="of:=20*LOG10([.BQ95])" table:style-name="ce1">
            <text:p>-14,45564892</text:p>
          </table:table-cell>
          <table:table-cell table:number-columns-repeated="3" table:style-name="ce1"/>
          <table:table-cell office:value-type="float" office:value="73.628424129467803" table:style-name="ce1">
            <text:p>73,62842413</text:p>
          </table:table-cell>
          <table:table-cell office:value-type="float" office:value="-37.813598181734037" table:style-name="ce1">
            <text:p>-37,81359818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24682260783014001" table:style-name="ce1">
            <text:p>0,246822608</text:p>
          </table:table-cell>
          <table:table-cell office:value-type="float" office:value="-12.152301268286381" table:formula="of:=20*LOG10([.BZ95])" table:style-name="ce1">
            <text:p>-12,15230127</text:p>
          </table:table-cell>
          <table:table-cell table:number-columns-repeated="3" table:style-name="ce1"/>
          <table:table-cell office:value-type="float" office:value="79.643181008668179" table:style-name="ce1">
            <text:p>79,64318101</text:p>
          </table:table-cell>
          <table:table-cell office:value-type="float" office:value="-66.06076408382215" table:style-name="ce1">
            <text:p>-66,06076408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34842777929016688" table:style-name="ce1">
            <text:p>0,348427779</text:p>
          </table:table-cell>
          <table:table-cell office:value-type="float" office:value="-9.1577445410552425" table:formula="of:=20*LOG10([.CI95])" table:style-name="ce1">
            <text:p>-9,157744541</text:p>
          </table:table-cell>
          <table:table-cell table:number-columns-repeated="2" table:style-name="ce1"/>
          <table:table-cell office:value-type="float" office:value="89.577327652842115" table:style-name="ce1">
            <text:p>89,57732765</text:p>
          </table:table-cell>
          <table:table-cell office:value-type="float" office:value="-97.595804677709992" table:style-name="ce1">
            <text:p>-97,59580468</text:p>
          </table:table-cell>
          <table:table-cell office:value-type="float" office:value="297200000000" table:style-name="ce1">
            <text:p>2,972E+11</text:p>
          </table:table-cell>
          <table:table-cell office:value-type="float" office:value="132.47278482810859" table:formula="of:=SQRT([.CN95]^2+[.CM95]^2)" table:style-name="ce1">
            <text:p>132,4727848</text:p>
          </table:table-cell>
          <table:table-cell office:value-type="float" office:value="0.4519730704269071" table:style-name="ce1">
            <text:p>0,45197307</text:p>
          </table:table-cell>
          <table:table-cell office:value-type="float" office:value="-6.8977488132150757" table:formula="of:=20*LOG([.CQ95])" table:style-name="ce1">
            <text:p>-6,897748813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9.483872707825121" table:style-name="ce1">
            <text:p>19,48387271</text:p>
          </table:table-cell>
          <table:table-cell office:value-type="float" office:value="-7.063970972590683" table:style-name="ce1">
            <text:p>-7,063970973</text:p>
          </table:table-cell>
          <table:table-cell office:value-type="float" office:value="281030000000" table:style-name="ce1">
            <text:p>2,8103E+11</text:p>
          </table:table-cell>
          <table:table-cell office:value-type="float" office:value="1.0667631854250439E-3" table:style-name="ce1">
            <text:p>0,001066763</text:p>
          </table:table-cell>
          <table:table-cell office:value-type="float" office:value="0.41392942233665669" table:style-name="ce1">
            <text:p>0,413929422</text:p>
          </table:table-cell>
          <table:table-cell office:value-type="float" office:value="-7.6614740521098703" table:formula="of:=20*LOG10([.H96])" table:style-name="ce1">
            <text:p>-7,661474052</text:p>
          </table:table-cell>
          <table:table-cell table:number-columns-repeated="3" table:style-name="ce1"/>
          <table:table-cell office:value-type="float" office:value="40.839764896644198" table:style-name="ce1">
            <text:p>40,8397649</text:p>
          </table:table-cell>
          <table:table-cell office:value-type="float" office:value="-3.2955926920144289" table:style-name="ce1">
            <text:p>-3,295592692</text:p>
          </table:table-cell>
          <table:table-cell office:value-type="float" office:value="281030000000" table:style-name="ce1">
            <text:p>2,8103E+11</text:p>
          </table:table-cell>
          <table:table-cell office:value-type="float" office:value="1.0667631854250439E-3" table:style-name="ce1">
            <text:p>0,001066763</text:p>
          </table:table-cell>
          <table:table-cell office:value-type="float" office:value="9.923305302204366E-2" table:style-name="ce1">
            <text:p>0,099233053</text:p>
          </table:table-cell>
          <table:table-cell office:value-type="float" office:value="-20.066872937129215" table:formula="of:=20*LOG10([.Q96])" table:style-name="ce1">
            <text:p>-20,06687294</text:p>
          </table:table-cell>
          <table:table-cell table:number-columns-repeated="2" table:style-name="ce1"/>
          <table:table-cell office:value-type="float" office:value="70.086743809764272" table:style-name="ce1">
            <text:p>70,08674381</text:p>
          </table:table-cell>
          <table:table-cell office:value-type="float" office:value="0.99997882106525282" table:style-name="ce1">
            <text:p>0,999978821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16731808178929961" table:style-name="ce1">
            <text:p>0,167318082</text:p>
          </table:table-cell>
          <table:table-cell office:value-type="float" office:value="-15.529142460252439" table:formula="of:=20*LOG10([.Y96])" table:style-name="ce1">
            <text:p>-15,52914246</text:p>
          </table:table-cell>
          <table:table-cell table:style-name="ce9"/>
          <table:table-cell table:style-name="ce1"/>
          <table:table-cell office:value-type="float" office:value="70.285556506962592" table:style-name="ce1">
            <text:p>70,28555651</text:p>
          </table:table-cell>
          <table:table-cell office:value-type="float" office:value="4.1764455875580486" table:style-name="ce1">
            <text:p>4,176445588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16950096387145239" table:style-name="ce1">
            <text:p>0,169500964</text:p>
          </table:table-cell>
          <table:table-cell office:value-type="float" office:value="-15.4165565565498" table:formula="of:=20*LOG10([.AG96])" table:style-name="ce1">
            <text:p>-15,41655656</text:p>
          </table:table-cell>
          <table:table-cell table:number-columns-repeated="3" table:style-name="ce1"/>
          <table:table-cell office:value-type="float" office:value="70.193690521256897" table:style-name="ce1">
            <text:p>70,19369052</text:p>
          </table:table-cell>
          <table:table-cell office:value-type="float" office:value="4.9458558668409927" table:style-name="ce1">
            <text:p>4,945855867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16921245995439971" table:style-name="ce1">
            <text:p>0,16921246</text:p>
          </table:table-cell>
          <table:table-cell office:value-type="float" office:value="-15.431353217168557" table:formula="of:=20*LOG10([.AP96])" table:style-name="ce1">
            <text:p>-15,43135322</text:p>
          </table:table-cell>
          <table:table-cell table:number-columns-repeated="3" table:style-name="ce1"/>
          <table:table-cell office:value-type="float" office:value="70.004925240959935" table:style-name="ce1">
            <text:p>70,00492524</text:p>
          </table:table-cell>
          <table:table-cell office:value-type="float" office:value="0.98430320203019572" table:style-name="ce1">
            <text:p>0,984303202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1667489140288114" table:style-name="ce1">
            <text:p>0,166748914</text:p>
          </table:table-cell>
          <table:table-cell office:value-type="float" office:value="-15.5587397158841" table:formula="of:=20*LOG10([.AY96])" table:style-name="ce1">
            <text:p>-15,55873972</text:p>
          </table:table-cell>
          <table:table-cell table:number-columns-repeated="3" table:style-name="ce1"/>
          <table:table-cell office:value-type="float" office:value="70.117309558312471" table:style-name="ce1">
            <text:p>70,11730956</text:p>
          </table:table-cell>
          <table:table-cell office:value-type="float" office:value="-5.5866255174727142" table:style-name="ce1">
            <text:p>-5,586625517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1690177633921649" table:style-name="ce1">
            <text:p>0,169017763</text:p>
          </table:table-cell>
          <table:table-cell office:value-type="float" office:value="-15.441352992011474" table:formula="of:=20*LOG10([.BH96])" table:style-name="ce1">
            <text:p>-15,44135299</text:p>
          </table:table-cell>
          <table:table-cell table:number-columns-repeated="3" table:style-name="ce1"/>
          <table:table-cell office:value-type="float" office:value="71.454554064745977" table:style-name="ce1">
            <text:p>71,45455406</text:p>
          </table:table-cell>
          <table:table-cell office:value-type="float" office:value="-22.058656894307951" table:style-name="ce1">
            <text:p>-22,05865689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19860193811860211" table:style-name="ce1">
            <text:p>0,198601938</text:p>
          </table:table-cell>
          <table:table-cell office:value-type="float" office:value="-14.040330352451516" table:formula="of:=20*LOG10([.BQ96])" table:style-name="ce1">
            <text:p>-14,04033035</text:p>
          </table:table-cell>
          <table:table-cell table:number-columns-repeated="3" table:style-name="ce1"/>
          <table:table-cell office:value-type="float" office:value="74.472511426417739" table:style-name="ce1">
            <text:p>74,47251143</text:p>
          </table:table-cell>
          <table:table-cell office:value-type="float" office:value="-41.937167449902283" table:style-name="ce1">
            <text:p>-41,93716745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26182153907356492" table:style-name="ce1">
            <text:p>0,261821539</text:p>
          </table:table-cell>
          <table:table-cell office:value-type="float" office:value="-11.639892570830362" table:formula="of:=20*LOG10([.BZ96])" table:style-name="ce1">
            <text:p>-11,63989257</text:p>
          </table:table-cell>
          <table:table-cell table:number-columns-repeated="3" table:style-name="ce1"/>
          <table:table-cell office:value-type="float" office:value="81.108117003825214" table:style-name="ce1">
            <text:p>81,108117</text:p>
          </table:table-cell>
          <table:table-cell office:value-type="float" office:value="-70.786362451426626" table:style-name="ce1">
            <text:p>-70,78636245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36569680500106888" table:style-name="ce1">
            <text:p>0,365696805</text:p>
          </table:table-cell>
          <table:table-cell office:value-type="float" office:value="-8.7375766792914451" table:formula="of:=20*LOG10([.CI96])" table:style-name="ce1">
            <text:p>-8,737576679</text:p>
          </table:table-cell>
          <table:table-cell table:number-columns-repeated="2" table:style-name="ce1"/>
          <table:table-cell office:value-type="float" office:value="91.892678433110689" table:style-name="ce1">
            <text:p>91,89267843</text:p>
          </table:table-cell>
          <table:table-cell office:value-type="float" office:value="-102.9598832934937" table:style-name="ce1">
            <text:p>-102,9598833</text:p>
          </table:table-cell>
          <table:table-cell office:value-type="float" office:value="297530000000" table:style-name="ce1">
            <text:p>2,9753E+11</text:p>
          </table:table-cell>
          <table:table-cell office:value-type="float" office:value="138.00363008783839" table:formula="of:=SQRT([.CN96]^2+[.CM96]^2)" table:style-name="ce1">
            <text:p>138,0036301</text:p>
          </table:table-cell>
          <table:table-cell office:value-type="float" office:value="0.46809537691757153" table:style-name="ce1">
            <text:p>0,468095377</text:p>
          </table:table-cell>
          <table:table-cell office:value-type="float" office:value="-6.5933129620742212" table:formula="of:=20*LOG([.CQ96])" table:style-name="ce1">
            <text:p>-6,593312962</text:p>
          </table:table-cell>
          <table:table-cell table:number-columns-repeated="16288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9.72078703280155" table:style-name="ce1">
            <text:p>19,72078703</text:p>
          </table:table-cell>
          <table:table-cell office:value-type="float" office:value="-7.8471350447277226" table:style-name="ce1">
            <text:p>-7,847135045</text:p>
          </table:table-cell>
          <table:table-cell office:value-type="float" office:value="281360000000" table:style-name="ce1">
            <text:p>2,8136E+11</text:p>
          </table:table-cell>
          <table:table-cell office:value-type="float" office:value="1.065512005970998E-3" table:style-name="ce1">
            <text:p>0,001065512</text:p>
          </table:table-cell>
          <table:table-cell office:value-type="float" office:value="0.40400774513587739" table:style-name="ce1">
            <text:p>0,404007745</text:p>
          </table:table-cell>
          <table:table-cell office:value-type="float" office:value="-7.872206181078452" table:formula="of:=20*LOG10([.H97])" table:style-name="ce1">
            <text:p>-7,872206181</text:p>
          </table:table-cell>
          <table:table-cell table:number-columns-repeated="3" table:style-name="ce1"/>
          <table:table-cell office:value-type="float" office:value="41.002822150502901" table:style-name="ce1">
            <text:p>41,00282215</text:p>
          </table:table-cell>
          <table:table-cell office:value-type="float" office:value="-3.9406090366588118" table:style-name="ce1">
            <text:p>-3,940609037</text:p>
          </table:table-cell>
          <table:table-cell office:value-type="float" office:value="281360000000" table:style-name="ce1">
            <text:p>2,8136E+11</text:p>
          </table:table-cell>
          <table:table-cell office:value-type="float" office:value="1.065512005970998E-3" table:style-name="ce1">
            <text:p>0,001065512</text:p>
          </table:table-cell>
          <table:table-cell office:value-type="float" office:value="9.6590491051567334E-2" table:style-name="ce1">
            <text:p>0,096590491</text:p>
          </table:table-cell>
          <table:table-cell office:value-type="float" office:value="-20.301312520779533" table:formula="of:=20*LOG10([.Q97])" table:style-name="ce1">
            <text:p>-20,30131252</text:p>
          </table:table-cell>
          <table:table-cell table:number-columns-repeated="2" table:style-name="ce1"/>
          <table:table-cell office:value-type="float" office:value="70.044927178348118" table:style-name="ce1">
            <text:p>70,04492718</text:p>
          </table:table-cell>
          <table:table-cell office:value-type="float" office:value="0.72096204400115704" table:style-name="ce1">
            <text:p>0,720962044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16700428994719699" table:style-name="ce1">
            <text:p>0,16700429</text:p>
          </table:table-cell>
          <table:table-cell office:value-type="float" office:value="-15.545447454118301" table:formula="of:=20*LOG10([.Y97])" table:style-name="ce1">
            <text:p>-15,54544745</text:p>
          </table:table-cell>
          <table:table-cell table:style-name="ce9"/>
          <table:table-cell table:style-name="ce1"/>
          <table:table-cell office:value-type="float" office:value="70.147696169419305" table:style-name="ce1">
            <text:p>70,14769617</text:p>
          </table:table-cell>
          <table:table-cell office:value-type="float" office:value="3.007010513896657" table:style-name="ce1">
            <text:p>3,007010514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1681371029982178" table:style-name="ce1">
            <text:p>0,168137103</text:p>
          </table:table-cell>
          <table:table-cell office:value-type="float" office:value="-15.486728794940339" table:formula="of:=20*LOG10([.AG97])" table:style-name="ce1">
            <text:p>-15,48672879</text:p>
          </table:table-cell>
          <table:table-cell table:number-columns-repeated="3" table:style-name="ce1"/>
          <table:table-cell office:value-type="float" office:value="70.069776585142364" table:style-name="ce1">
            <text:p>70,06977659</text:p>
          </table:table-cell>
          <table:table-cell office:value-type="float" office:value="2.969990650525077" table:style-name="ce1">
            <text:p>2,969990651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16758711851174041" table:style-name="ce1">
            <text:p>0,167587119</text:p>
          </table:table-cell>
          <table:table-cell office:value-type="float" office:value="-15.515187324409352" table:formula="of:=20*LOG10([.AP97])" table:style-name="ce1">
            <text:p>-15,51518732</text:p>
          </table:table-cell>
          <table:table-cell table:number-columns-repeated="3" table:style-name="ce1"/>
          <table:table-cell office:value-type="float" office:value="70.013799861870268" table:style-name="ce1">
            <text:p>70,01379986</text:p>
          </table:table-cell>
          <table:table-cell office:value-type="float" office:value="-1.6475656527461939" table:style-name="ce1">
            <text:p>-1,647565653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16689703662555469" table:style-name="ce1">
            <text:p>0,166897037</text:p>
          </table:table-cell>
          <table:table-cell office:value-type="float" office:value="-15.55102748913465" table:formula="of:=20*LOG10([.AY97])" table:style-name="ce1">
            <text:p>-15,55102749</text:p>
          </table:table-cell>
          <table:table-cell table:number-columns-repeated="3" table:style-name="ce1"/>
          <table:table-cell office:value-type="float" office:value="70.288302370127397" table:style-name="ce1">
            <text:p>70,28830237</text:p>
          </table:table-cell>
          <table:table-cell office:value-type="float" office:value="-8.7552259913905175" table:style-name="ce1">
            <text:p>-8,755225991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17240114166868711" table:style-name="ce1">
            <text:p>0,172401142</text:p>
          </table:table-cell>
          <table:table-cell office:value-type="float" office:value="-15.26919725064732" table:formula="of:=20*LOG10([.BH97])" table:style-name="ce1">
            <text:p>-15,26919725</text:p>
          </table:table-cell>
          <table:table-cell table:number-columns-repeated="3" table:style-name="ce1"/>
          <table:table-cell office:value-type="float" office:value="71.981661486491618" table:style-name="ce1">
            <text:p>71,98166149</text:p>
          </table:table-cell>
          <table:table-cell office:value-type="float" office:value="-25.726839628836402" table:style-name="ce1">
            <text:p>-25,72683963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20911743437363439" table:style-name="ce1">
            <text:p>0,209117434</text:p>
          </table:table-cell>
          <table:table-cell office:value-type="float" office:value="-13.592195160324978" table:formula="of:=20*LOG10([.BQ97])" table:style-name="ce1">
            <text:p>-13,59219516</text:p>
          </table:table-cell>
          <table:table-cell table:number-columns-repeated="3" table:style-name="ce1"/>
          <table:table-cell office:value-type="float" office:value="75.413249333628073" table:style-name="ce1">
            <text:p>75,41324933</text:p>
          </table:table-cell>
          <table:table-cell office:value-type="float" office:value="-46.082100698623968" table:style-name="ce1">
            <text:p>-46,0821007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27734317135751491" table:style-name="ce1">
            <text:p>0,277343171</text:p>
          </table:table-cell>
          <table:table-cell office:value-type="float" office:value="-11.139650453879177" table:formula="of:=20*LOG10([.BZ97])" table:style-name="ce1">
            <text:p>-11,13965045</text:p>
          </table:table-cell>
          <table:table-cell table:number-columns-repeated="3" table:style-name="ce1"/>
          <table:table-cell office:value-type="float" office:value="82.700975904937764" table:style-name="ce1">
            <text:p>82,7009759</text:p>
          </table:table-cell>
          <table:table-cell office:value-type="float" office:value="-75.557882442174957" table:style-name="ce1">
            <text:p>-75,55788244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38279164619852979" table:style-name="ce1">
            <text:p>0,382791646</text:p>
          </table:table-cell>
          <table:table-cell office:value-type="float" office:value="-8.3407509711676653" table:formula="of:=20*LOG10([.CI97])" table:style-name="ce1">
            <text:p>-8,340750971</text:p>
          </table:table-cell>
          <table:table-cell table:number-columns-repeated="2" table:style-name="ce1"/>
          <table:table-cell office:value-type="float" office:value="94.391901481044371" table:style-name="ce1">
            <text:p>94,39190148</text:p>
          </table:table-cell>
          <table:table-cell office:value-type="float" office:value="-108.397117662303" table:style-name="ce1">
            <text:p>-108,3971177</text:p>
          </table:table-cell>
          <table:table-cell office:value-type="float" office:value="297860000000" table:style-name="ce1">
            <text:p>2,9786E+11</text:p>
          </table:table-cell>
          <table:table-cell office:value-type="float" office:value="143.73505551083335" table:formula="of:=SQRT([.CN97]^2+[.CM97]^2)" table:style-name="ce1">
            <text:p>143,7350555</text:p>
          </table:table-cell>
          <table:table-cell office:value-type="float" office:value="0.48383115416916289" table:style-name="ce1">
            <text:p>0,483831154</text:p>
          </table:table-cell>
          <table:table-cell office:value-type="float" office:value="-6.3061234119945064" table:formula="of:=20*LOG([.CQ97])" table:style-name="ce1">
            <text:p>-6,306123412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19.985316744089172" table:style-name="ce1">
            <text:p>19,98531674</text:p>
          </table:table-cell>
          <table:table-cell office:value-type="float" office:value="-8.6304070334270193" table:style-name="ce1">
            <text:p>-8,630407033</text:p>
          </table:table-cell>
          <table:table-cell office:value-type="float" office:value="281690000000" table:style-name="ce1">
            <text:p>2,8169E+11</text:p>
          </table:table-cell>
          <table:table-cell office:value-type="float" office:value="1.064263758031879E-3" table:style-name="ce1">
            <text:p>0,001064264</text:p>
          </table:table-cell>
          <table:table-cell office:value-type="float" office:value="0.39335592776016431" table:style-name="ce1">
            <text:p>0,393355928</text:p>
          </table:table-cell>
          <table:table-cell office:value-type="float" office:value="-8.1042860150638223" table:formula="of:=20*LOG10([.H98])" table:style-name="ce1">
            <text:p>-8,104286015</text:p>
          </table:table-cell>
          <table:table-cell table:number-columns-repeated="3" table:style-name="ce1"/>
          <table:table-cell office:value-type="float" office:value="41.195178621583857" table:style-name="ce1">
            <text:p>41,19517862</text:p>
          </table:table-cell>
          <table:table-cell office:value-type="float" office:value="-4.5788845535385319" table:style-name="ce1">
            <text:p>-4,578884554</text:p>
          </table:table-cell>
          <table:table-cell office:value-type="float" office:value="281690000000" table:style-name="ce1">
            <text:p>2,8169E+11</text:p>
          </table:table-cell>
          <table:table-cell office:value-type="float" office:value="1.064263758031879E-3" table:style-name="ce1">
            <text:p>0,001064264</text:p>
          </table:table-cell>
          <table:table-cell office:value-type="float" office:value="9.3507209720939899E-2" table:style-name="ce1">
            <text:p>0,09350721</text:p>
          </table:table-cell>
          <table:table-cell office:value-type="float" office:value="-20.583098045371813" table:formula="of:=20*LOG10([.Q98])" table:style-name="ce1">
            <text:p>-20,58309805</text:p>
          </table:table-cell>
          <table:table-cell table:number-columns-repeated="2" table:style-name="ce1"/>
          <table:table-cell office:value-type="float" office:value="70.016769440367725" table:style-name="ce1">
            <text:p>70,01676944</text:p>
          </table:table-cell>
          <table:table-cell office:value-type="float" office:value="0.44100647074227711" table:style-name="ce1">
            <text:p>0,441006471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16679274678723019" table:style-name="ce1">
            <text:p>0,166792747</text:p>
          </table:table-cell>
          <table:table-cell office:value-type="float" office:value="-15.556456783650578" table:formula="of:=20*LOG10([.Y98])" table:style-name="ce1">
            <text:p>-15,55645678</text:p>
          </table:table-cell>
          <table:table-cell table:style-name="ce9"/>
          <table:table-cell table:style-name="ce1"/>
          <table:table-cell office:value-type="float" office:value="70.055078168069329" table:style-name="ce1">
            <text:p>70,05507817</text:p>
          </table:table-cell>
          <table:table-cell office:value-type="float" office:value="1.837673430646666" table:style-name="ce1">
            <text:p>1,837673431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16721614299782059" table:style-name="ce1">
            <text:p>0,167216143</text:p>
          </table:table-cell>
          <table:table-cell office:value-type="float" office:value="-15.534435964201656" table:formula="of:=20*LOG10([.AG98])" table:style-name="ce1">
            <text:p>-15,53443596</text:p>
          </table:table-cell>
          <table:table-cell table:number-columns-repeated="3" table:style-name="ce1"/>
          <table:table-cell office:value-type="float" office:value="70.007878302669624" table:style-name="ce1">
            <text:p>70,0078783</text:p>
          </table:table-cell>
          <table:table-cell office:value-type="float" office:value="0.99821215889109571" table:style-name="ce1">
            <text:p>0,998212159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16677078198646339" table:style-name="ce1">
            <text:p>0,166770782</text:p>
          </table:table-cell>
          <table:table-cell office:value-type="float" office:value="-15.557600696693829" table:formula="of:=20*LOG10([.AP98])" table:style-name="ce1">
            <text:p>-15,5576007</text:p>
          </table:table-cell>
          <table:table-cell table:number-columns-repeated="3" table:style-name="ce1"/>
          <table:table-cell office:value-type="float" office:value="70.092907358536308" table:style-name="ce1">
            <text:p>70,09290736</text:p>
          </table:table-cell>
          <table:table-cell office:value-type="float" office:value="-4.2740841560880094" table:style-name="ce1">
            <text:p>-4,274084156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16821308157032511" table:style-name="ce1">
            <text:p>0,168213082</text:p>
          </table:table-cell>
          <table:table-cell office:value-type="float" office:value="-15.482804661500344" table:formula="of:=20*LOG10([.AY98])" table:style-name="ce1">
            <text:p>-15,48280466</text:p>
          </table:table-cell>
          <table:table-cell table:number-columns-repeated="3" table:style-name="ce1"/>
          <table:table-cell office:value-type="float" office:value="70.535006551026086" table:style-name="ce1">
            <text:p>70,53500655</text:p>
          </table:table-cell>
          <table:table-cell office:value-type="float" office:value="-11.921234334683939" table:style-name="ce1">
            <text:p>-11,92123433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17719396778539051" table:style-name="ce1">
            <text:p>0,177193968</text:p>
          </table:table-cell>
          <table:table-cell office:value-type="float" office:value="-15.031021337705123" table:formula="of:=20*LOG10([.BH98])" table:style-name="ce1">
            <text:p>-15,03102134</text:p>
          </table:table-cell>
          <table:table-cell table:number-columns-repeated="3" table:style-name="ce1"/>
          <table:table-cell office:value-type="float" office:value="72.593256158329851" table:style-name="ce1">
            <text:p>72,59325616</text:p>
          </table:table-cell>
          <table:table-cell office:value-type="float" office:value="-29.403323588952599" table:style-name="ce1">
            <text:p>-29,40332359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22071042341788441" table:style-name="ce1">
            <text:p>0,220710423</text:p>
          </table:table-cell>
          <table:table-cell office:value-type="float" office:value="-13.123543121454306" table:formula="of:=20*LOG10([.BQ98])" table:style-name="ce1">
            <text:p>-13,12354312</text:p>
          </table:table-cell>
          <table:table-cell table:number-columns-repeated="3" table:style-name="ce1"/>
          <table:table-cell office:value-type="float" office:value="76.454146756764644" table:style-name="ce1">
            <text:p>76,45414676</text:p>
          </table:table-cell>
          <table:table-cell office:value-type="float" office:value="-50.251118022572271" table:style-name="ce1">
            <text:p>-50,25111802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29323603412799759" table:style-name="ce1">
            <text:p>0,293236034</text:p>
          </table:table-cell>
          <table:table-cell office:value-type="float" office:value="-10.655653254876356" table:formula="of:=20*LOG10([.BZ98])" table:style-name="ce1">
            <text:p>-10,65565325</text:p>
          </table:table-cell>
          <table:table-cell table:number-columns-repeated="3" table:style-name="ce1"/>
          <table:table-cell office:value-type="float" office:value="84.428806783105202" table:style-name="ce1">
            <text:p>84,42880678</text:p>
          </table:table-cell>
          <table:table-cell office:value-type="float" office:value="-80.378542582713877" table:style-name="ce1">
            <text:p>-80,37854258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39965749659408378" table:style-name="ce1">
            <text:p>0,399657497</text:p>
          </table:table-cell>
          <table:table-cell office:value-type="float" office:value="-7.9662407263750783" table:formula="of:=20*LOG10([.CI98])" table:style-name="ce1">
            <text:p>-7,966240726</text:p>
          </table:table-cell>
          <table:table-cell table:number-columns-repeated="2" table:style-name="ce1"/>
          <table:table-cell office:value-type="float" office:value="97.087930295399886" table:style-name="ce1">
            <text:p>97,0879303</text:p>
          </table:table-cell>
          <table:table-cell office:value-type="float" office:value="-113.9105865342443" table:style-name="ce1">
            <text:p>-113,9105865</text:p>
          </table:table-cell>
          <table:table-cell office:value-type="float" office:value="298190000000" table:style-name="ce1">
            <text:p>2,9819E+11</text:p>
          </table:table-cell>
          <table:table-cell office:value-type="float" office:value="149.67193435517558" table:formula="of:=SQRT([.CN98]^2+[.CM98]^2)" table:style-name="ce1">
            <text:p>149,6719344</text:p>
          </table:table-cell>
          <table:table-cell office:value-type="float" office:value="0.49917848833917527" table:style-name="ce1">
            <text:p>0,499178488</text:p>
          </table:table-cell>
          <table:table-cell office:value-type="float" office:value="-6.0348827692727074" table:formula="of:=20*LOG([.CQ98])" table:style-name="ce1">
            <text:p>-6,034882769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20.27837736795194" table:style-name="ce1">
            <text:p>20,27837737</text:p>
          </table:table-cell>
          <table:table-cell office:value-type="float" office:value="-9.4137631881932489" table:style-name="ce1">
            <text:p>-9,413763188</text:p>
          </table:table-cell>
          <table:table-cell office:value-type="float" office:value="282020000000" table:style-name="ce1">
            <text:p>2,8202E+11</text:p>
          </table:table-cell>
          <table:table-cell office:value-type="float" office:value="1.0630184313169279E-3" table:style-name="ce1">
            <text:p>0,001063018</text:p>
          </table:table-cell>
          <table:table-cell office:value-type="float" office:value="0.3820379680282599" table:style-name="ce1">
            <text:p>0,382037968</text:p>
          </table:table-cell>
          <table:table-cell office:value-type="float" office:value="-8.357869470260189" table:formula="of:=20*LOG10([.H99])" table:style-name="ce1">
            <text:p>-8,35786947</text:p>
          </table:table-cell>
          <table:table-cell table:number-columns-repeated="3" table:style-name="ce1"/>
          <table:table-cell office:value-type="float" office:value="41.416778114983423" table:style-name="ce1">
            <text:p>41,41677811</text:p>
          </table:table-cell>
          <table:table-cell office:value-type="float" office:value="-5.2095024214533687" table:style-name="ce1">
            <text:p>-5,209502421</text:p>
          </table:table-cell>
          <table:table-cell office:value-type="float" office:value="282020000000" table:style-name="ce1">
            <text:p>2,8202E+11</text:p>
          </table:table-cell>
          <table:table-cell office:value-type="float" office:value="1.0630184313169279E-3" table:style-name="ce1">
            <text:p>0,001063018</text:p>
          </table:table-cell>
          <table:table-cell office:value-type="float" office:value="8.999994039383491E-2" table:style-name="ce1">
            <text:p>0,08999994</text:p>
          </table:table-cell>
          <table:table-cell office:value-type="float" office:value="-20.915155563799537" table:formula="of:=20*LOG10([.Q99])" table:style-name="ce1">
            <text:p>-20,91515556</text:p>
          </table:table-cell>
          <table:table-cell table:number-columns-repeated="2" table:style-name="ce1"/>
          <table:table-cell office:value-type="float" office:value="70.002224543239905" table:style-name="ce1">
            <text:p>70,00222454</text:p>
          </table:table-cell>
          <table:table-cell office:value-type="float" office:value="0.16072308546377931" table:style-name="ce1">
            <text:p>0,160723085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16668339585010961" table:style-name="ce1">
            <text:p>0,166683396</text:p>
          </table:table-cell>
          <table:table-cell office:value-type="float" office:value="-15.56215320437909" table:formula="of:=20*LOG10([.Y99])" table:style-name="ce1">
            <text:p>-15,5621532</text:p>
          </table:table-cell>
          <table:table-cell table:style-name="ce9"/>
          <table:table-cell table:style-name="ce1"/>
          <table:table-cell office:value-type="float" office:value="70.007302906174218" table:style-name="ce1">
            <text:p>70,00730291</text:p>
          </table:table-cell>
          <table:table-cell office:value-type="float" office:value="0.66941522768656547" table:style-name="ce1">
            <text:p>0,669415228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16673960009565861" table:style-name="ce1">
            <text:p>0,1667396</text:p>
          </table:table-cell>
          <table:table-cell office:value-type="float" office:value="-15.559224888788448" table:formula="of:=20*LOG10([.AG99])" table:style-name="ce1">
            <text:p>-15,55922489</text:p>
          </table:table-cell>
          <table:table-cell table:number-columns-repeated="3" table:style-name="ce1"/>
          <table:table-cell office:value-type="float" office:value="70.007428528775904" table:style-name="ce1">
            <text:p>70,00742853</text:p>
          </table:table-cell>
          <table:table-cell office:value-type="float" office:value="-0.96930109196717196" table:style-name="ce1">
            <text:p>-0,969301092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16676483932211059" table:style-name="ce1">
            <text:p>0,166764839</text:p>
          </table:table-cell>
          <table:table-cell office:value-type="float" office:value="-15.557910212820037" table:formula="of:=20*LOG10([.AP99])" table:style-name="ce1">
            <text:p>-15,55791021</text:p>
          </table:table-cell>
          <table:table-cell table:number-columns-repeated="3" table:style-name="ce1"/>
          <table:table-cell office:value-type="float" office:value="70.242041718372292" table:style-name="ce1">
            <text:p>70,24204172</text:p>
          </table:table-cell>
          <table:table-cell office:value-type="float" office:value="-6.8960176296906548" table:style-name="ce1">
            <text:p>-6,89601763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1706732718073401" table:style-name="ce1">
            <text:p>0,170673272</text:p>
          </table:table-cell>
          <table:table-cell office:value-type="float" office:value="-15.356689720114334" table:formula="of:=20*LOG10([.AY99])" table:style-name="ce1">
            <text:p>-15,35668972</text:p>
          </table:table-cell>
          <table:table-cell table:number-columns-repeated="3" table:style-name="ce1"/>
          <table:table-cell office:value-type="float" office:value="70.857837609276672" table:style-name="ce1">
            <text:p>70,85783761</text:p>
          </table:table-cell>
          <table:table-cell office:value-type="float" office:value="-15.08621009896647" table:style-name="ce1">
            <text:p>-15,0862101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18331364336864181" table:style-name="ce1">
            <text:p>0,183313643</text:p>
          </table:table-cell>
          <table:table-cell office:value-type="float" office:value="-14.736104217480904" table:formula="of:=20*LOG10([.BH99])" table:style-name="ce1">
            <text:p>-14,73610422</text:p>
          </table:table-cell>
          <table:table-cell table:number-columns-repeated="3" table:style-name="ce1"/>
          <table:table-cell office:value-type="float" office:value="73.291270722151381" table:style-name="ce1">
            <text:p>73,29127072</text:p>
          </table:table-cell>
          <table:table-cell office:value-type="float" office:value="-33.090276583378753" table:style-name="ce1">
            <text:p>-33,09027658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23321720401439389" table:style-name="ce1">
            <text:p>0,233217204</text:p>
          </table:table-cell>
          <table:table-cell office:value-type="float" office:value="-12.64478831214319" table:formula="of:=20*LOG10([.BQ99])" table:style-name="ce1">
            <text:p>-12,64478831</text:p>
          </table:table-cell>
          <table:table-cell table:number-columns-repeated="3" table:style-name="ce1"/>
          <table:table-cell office:value-type="float" office:value="77.599170583276674" table:style-name="ce1">
            <text:p>77,59917058</text:p>
          </table:table-cell>
          <table:table-cell office:value-type="float" office:value="-54.446877038311627" table:style-name="ce1">
            <text:p>-54,44687704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30936845941756119" table:style-name="ce1">
            <text:p>0,309368459</text:p>
          </table:table-cell>
          <table:table-cell office:value-type="float" office:value="-10.190479307183338" table:formula="of:=20*LOG10([.BZ99])" table:style-name="ce1">
            <text:p>-10,19047931</text:p>
          </table:table-cell>
          <table:table-cell table:number-columns-repeated="3" table:style-name="ce1"/>
          <table:table-cell office:value-type="float" office:value="86.299408067633806" table:style-name="ce1">
            <text:p>86,29940807</text:p>
          </table:table-cell>
          <table:table-cell office:value-type="float" office:value="-85.251449294711378" table:style-name="ce1">
            <text:p>-85,25144929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41625282162102539" table:style-name="ce1">
            <text:p>0,416252822</text:p>
          </table:table-cell>
          <table:table-cell office:value-type="float" office:value="-7.6128561911400761" table:formula="of:=20*LOG10([.CI99])" table:style-name="ce1">
            <text:p>-7,612856191</text:p>
          </table:table-cell>
          <table:table-cell table:number-columns-repeated="2" table:style-name="ce1"/>
          <table:table-cell office:value-type="float" office:value="99.995022009413361" table:style-name="ce1">
            <text:p>99,99502201</text:p>
          </table:table-cell>
          <table:table-cell office:value-type="float" office:value="-119.50303079846" table:style-name="ce1">
            <text:p>-119,5030308</text:p>
          </table:table-cell>
          <table:table-cell office:value-type="float" office:value="298520000000" table:style-name="ce1">
            <text:p>2,9852E+11</text:p>
          </table:table-cell>
          <table:table-cell office:value-type="float" office:value="155.82034140856175" table:formula="of:=SQRT([.CN99]^2+[.CM99]^2)" table:style-name="ce1">
            <text:p>155,8203414</text:p>
          </table:table-cell>
          <table:table-cell office:value-type="float" office:value="0.51413937361275708" table:style-name="ce1">
            <text:p>0,514139374</text:p>
          </table:table-cell>
          <table:table-cell office:value-type="float" office:value="-5.7783827179141944" table:formula="of:=20*LOG([.CQ99])" table:style-name="ce1">
            <text:p>-5,778382718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20.600997523392241" table:style-name="ce1">
            <text:p>20,60099752</text:p>
          </table:table-cell>
          <table:table-cell office:value-type="float" office:value="-10.19710962666452" table:style-name="ce1">
            <text:p>-10,19710963</text:p>
          </table:table-cell>
          <table:table-cell office:value-type="float" office:value="282350000000" table:style-name="ce1">
            <text:p>2,8235E+11</text:p>
          </table:table-cell>
          <table:table-cell office:value-type="float" office:value="1.061776015583496E-3" table:style-name="ce1">
            <text:p>0,001061776</text:p>
          </table:table-cell>
          <table:table-cell office:value-type="float" office:value="0.37011518214034428" table:style-name="ce1">
            <text:p>0,370115182</text:p>
          </table:table-cell>
          <table:table-cell office:value-type="float" office:value="-8.6332619952315159" table:formula="of:=20*LOG10([.H100])" table:style-name="ce1">
            <text:p>-8,633261995</text:p>
          </table:table-cell>
          <table:table-cell table:number-columns-repeated="3" table:style-name="ce1"/>
          <table:table-cell office:value-type="float" office:value="41.667577980875848" table:style-name="ce1">
            <text:p>41,66757798</text:p>
          </table:table-cell>
          <table:table-cell office:value-type="float" office:value="-5.8315140521099931" table:style-name="ce1">
            <text:p>-5,831514052</text:p>
          </table:table-cell>
          <table:table-cell office:value-type="float" office:value="282350000000" table:style-name="ce1">
            <text:p>2,8235E+11</text:p>
          </table:table-cell>
          <table:table-cell office:value-type="float" office:value="1.061776015583496E-3" table:style-name="ce1">
            <text:p>0,001061776</text:p>
          </table:table-cell>
          <table:table-cell office:value-type="float" office:value="8.6086839412536503E-2" table:style-name="ce1">
            <text:p>0,086086839</text:p>
          </table:table-cell>
          <table:table-cell office:value-type="float" office:value="-21.301264731061099" table:formula="of:=20*LOG10([.Q100])" table:style-name="ce1">
            <text:p>-21,30126473</text:p>
          </table:table-cell>
          <table:table-cell table:number-columns-repeated="2" table:style-name="ce1"/>
          <table:table-cell office:value-type="float" office:value="70.001225230365222" table:style-name="ce1">
            <text:p>70,00122523</text:p>
          </table:table-cell>
          <table:table-cell office:value-type="float" office:value="-0.11928487977995331" table:style-name="ce1">
            <text:p>-0,11928488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1666758808938654" table:style-name="ce1">
            <text:p>0,166675881</text:p>
          </table:table-cell>
          <table:table-cell office:value-type="float" office:value="-15.562544818383181" table:formula="of:=20*LOG10([.Y100])" table:style-name="ce1">
            <text:p>-15,56254482</text:p>
          </table:table-cell>
          <table:table-cell table:style-name="ce9"/>
          <table:table-cell table:style-name="ce1"/>
          <table:table-cell office:value-type="float" office:value="70.004022151895711" table:style-name="ce1">
            <text:p>70,00402215</text:p>
          </table:table-cell>
          <table:table-cell office:value-type="float" office:value="-0.49680798831691841" table:style-name="ce1">
            <text:p>-0,496807988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16670683844800119" table:style-name="ce1">
            <text:p>0,166706838</text:p>
          </table:table-cell>
          <table:table-cell office:value-type="float" office:value="-15.560931693983742" table:formula="of:=20*LOG10([.AG100])" table:style-name="ce1">
            <text:p>-15,56093169</text:p>
          </table:table-cell>
          <table:table-cell table:number-columns-repeated="3" table:style-name="ce1"/>
          <table:table-cell office:value-type="float" office:value="70.068019515260119" table:style-name="ce1">
            <text:p>70,06801952</text:p>
          </table:table-cell>
          <table:table-cell office:value-type="float" office:value="-2.9323783942313142" table:style-name="ce1">
            <text:p>-2,932378394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16756398658543489" table:style-name="ce1">
            <text:p>0,167563987</text:p>
          </table:table-cell>
          <table:table-cell office:value-type="float" office:value="-15.516386314096504" table:formula="of:=20*LOG10([.AP100])" table:style-name="ce1">
            <text:p>-15,51638631</text:p>
          </table:table-cell>
          <table:table-cell table:number-columns-repeated="3" table:style-name="ce1"/>
          <table:table-cell office:value-type="float" office:value="70.461226598805752" table:style-name="ce1">
            <text:p>70,4612266</text:p>
          </table:table-cell>
          <table:table-cell office:value-type="float" office:value="-9.514107179708672" table:style-name="ce1">
            <text:p>-9,51410718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17424061310091271" table:style-name="ce1">
            <text:p>0,174240613</text:p>
          </table:table-cell>
          <table:table-cell office:value-type="float" office:value="-15.177012188649064" table:formula="of:=20*LOG10([.AY100])" table:style-name="ce1">
            <text:p>-15,17701219</text:p>
          </table:table-cell>
          <table:table-cell table:number-columns-repeated="3" table:style-name="ce1"/>
          <table:table-cell office:value-type="float" office:value="71.257490461401915" table:style-name="ce1">
            <text:p>71,25749046</text:p>
          </table:table-cell>
          <table:table-cell office:value-type="float" office:value="-18.25167018631868" table:style-name="ce1">
            <text:p>-18,25167019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1906623385419392" table:style-name="ce1">
            <text:p>0,190662339</text:p>
          </table:table-cell>
          <table:table-cell office:value-type="float" office:value="-14.394701690073406" table:formula="of:=20*LOG10([.BH100])" table:style-name="ce1">
            <text:p>-14,39470169</text:p>
          </table:table-cell>
          <table:table-cell table:number-columns-repeated="3" table:style-name="ce1"/>
          <table:table-cell office:value-type="float" office:value="74.07798906067957" table:style-name="ce1">
            <text:p>74,07798906</text:p>
          </table:table-cell>
          <table:table-cell office:value-type="float" office:value="-36.789807791737978" table:style-name="ce1">
            <text:p>-36,78980779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2464805187767998" table:style-name="ce1">
            <text:p>0,246480519</text:p>
          </table:table-cell>
          <table:table-cell office:value-type="float" office:value="-12.164348012285121" table:formula="of:=20*LOG10([.BQ100])" table:style-name="ce1">
            <text:p>-12,16434801</text:p>
          </table:table-cell>
          <table:table-cell table:number-columns-repeated="3" table:style-name="ce1"/>
          <table:table-cell office:value-type="float" office:value="78.852772887737288" table:style-name="ce1">
            <text:p>78,85277289</text:p>
          </table:table-cell>
          <table:table-cell office:value-type="float" office:value="-58.671961844089118" table:style-name="ce1">
            <text:p>-58,67196184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32562799182828378" table:style-name="ce1">
            <text:p>0,325627992</text:p>
          </table:table-cell>
          <table:table-cell office:value-type="float" office:value="-9.745565381919846" table:formula="of:=20*LOG10([.BZ100])" table:style-name="ce1">
            <text:p>-9,745565382</text:p>
          </table:table-cell>
          <table:table-cell table:number-columns-repeated="3" table:style-name="ce1"/>
          <table:table-cell office:value-type="float" office:value="88.321390700365299" table:style-name="ce1">
            <text:p>88,3213907</text:p>
          </table:table-cell>
          <table:table-cell office:value-type="float" office:value="-90.179566222351326" table:style-name="ce1">
            <text:p>-90,17956622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43254708743110087" table:style-name="ce1">
            <text:p>0,432547087</text:p>
          </table:table-cell>
          <table:table-cell office:value-type="float" office:value="-7.2793321594348033" table:formula="of:=20*LOG10([.CI100])" table:style-name="ce1">
            <text:p>-7,279332159</text:p>
          </table:table-cell>
          <table:table-cell table:number-columns-repeated="2" table:style-name="ce1"/>
          <table:table-cell office:value-type="float" office:value="103.12888602402271" table:style-name="ce1">
            <text:p>103,128886</text:p>
          </table:table-cell>
          <table:table-cell office:value-type="float" office:value="-125.1767613634528" table:style-name="ce1">
            <text:p>-125,1767614</text:p>
          </table:table-cell>
          <table:table-cell office:value-type="float" office:value="298850000000" table:style-name="ce1">
            <text:p>2,9885E+11</text:p>
          </table:table-cell>
          <table:table-cell office:value-type="float" office:value="162.18751098034235" table:formula="of:=SQRT([.CN100]^2+[.CM100]^2)" table:style-name="ce1">
            <text:p>162,187511</text:p>
          </table:table-cell>
          <table:table-cell office:value-type="float" office:value="0.52871872836444045" table:style-name="ce1">
            <text:p>0,528718728</text:p>
          </table:table-cell>
          <table:table-cell office:value-type="float" office:value="-5.5355061133929659" table:formula="of:=20*LOG([.CQ100])" table:style-name="ce1">
            <text:p>-5,535506113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20.954322078927309" table:style-name="ce1">
            <text:p>20,95432208</text:p>
          </table:table-cell>
          <table:table-cell office:value-type="float" office:value="-10.9802716941493" table:style-name="ce1">
            <text:p>-10,98027169</text:p>
          </table:table-cell>
          <table:table-cell office:value-type="float" office:value="282680000000" table:style-name="ce1">
            <text:p>2,8268E+11</text:p>
          </table:table-cell>
          <table:table-cell office:value-type="float" office:value="1.060536500636762E-3" table:style-name="ce1">
            <text:p>0,001060537</text:p>
          </table:table-cell>
          <table:table-cell office:value-type="float" office:value="0.35764564497924572" table:style-name="ce1">
            <text:p>0,357645645</text:p>
          </table:table-cell>
          <table:table-cell office:value-type="float" office:value="-8.9309411790901692" table:formula="of:=20*LOG10([.H101])" table:style-name="ce1">
            <text:p>-8,930941179</text:p>
          </table:table-cell>
          <table:table-cell table:number-columns-repeated="3" table:style-name="ce1"/>
          <table:table-cell office:value-type="float" office:value="41.947544898193392" table:style-name="ce1">
            <text:p>41,9475449</text:p>
          </table:table-cell>
          <table:table-cell office:value-type="float" office:value="-6.4439335523043741" table:style-name="ce1">
            <text:p>-6,443933552</text:p>
          </table:table-cell>
          <table:table-cell office:value-type="float" office:value="282680000000" table:style-name="ce1">
            <text:p>2,8268E+11</text:p>
          </table:table-cell>
          <table:table-cell office:value-type="float" office:value="1.060536500636762E-3" table:style-name="ce1">
            <text:p>0,001060537</text:p>
          </table:table-cell>
          <table:table-cell office:value-type="float" office:value="8.1787299885329651E-2" table:style-name="ce1">
            <text:p>0,0817873</text:p>
          </table:table-cell>
          <table:table-cell office:value-type="float" office:value="-21.746282586215415" table:formula="of:=20*LOG10([.Q101])" table:style-name="ce1">
            <text:p>-21,74628259</text:p>
          </table:table-cell>
          <table:table-cell table:number-columns-repeated="2" table:style-name="ce1"/>
          <table:table-cell office:value-type="float" office:value="70.013683582808724" table:style-name="ce1">
            <text:p>70,01368358</text:p>
          </table:table-cell>
          <table:table-cell office:value-type="float" office:value="-0.3984220440413011" table:style-name="ce1">
            <text:p>-0,398422044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16676955125493129" table:style-name="ce1">
            <text:p>0,166769551</text:p>
          </table:table-cell>
          <table:table-cell office:value-type="float" office:value="-15.557664796877205" table:formula="of:=20*LOG10([.Y101])" table:style-name="ce1">
            <text:p>-15,5576648</text:p>
          </table:table-cell>
          <table:table-cell table:style-name="ce9"/>
          <table:table-cell table:style-name="ce1"/>
          <table:table-cell office:value-type="float" office:value="70.044938339263439" table:style-name="ce1">
            <text:p>70,04493834</text:p>
          </table:table-cell>
          <table:table-cell office:value-type="float" office:value="-1.66005703774678" table:style-name="ce1">
            <text:p>-1,660057038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1671150860659453" table:style-name="ce1">
            <text:p>0,167115086</text:p>
          </table:table-cell>
          <table:table-cell office:value-type="float" office:value="-15.539686860964251" table:formula="of:=20*LOG10([.AG101])" table:style-name="ce1">
            <text:p>-15,53968686</text:p>
          </table:table-cell>
          <table:table-cell table:number-columns-repeated="3" table:style-name="ce1"/>
          <table:table-cell office:value-type="float" office:value="70.189399459900713" table:style-name="ce1">
            <text:p>70,18939946</text:p>
          </table:table-cell>
          <table:table-cell office:value-type="float" office:value="-4.8908463355490301" table:style-name="ce1">
            <text:p>-4,890846336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16915637209226789" table:style-name="ce1">
            <text:p>0,169156372</text:p>
          </table:table-cell>
          <table:table-cell office:value-type="float" office:value="-15.434232755346038" table:formula="of:=20*LOG10([.AP101])" table:style-name="ce1">
            <text:p>-15,43423276</text:p>
          </table:table-cell>
          <table:table-cell table:number-columns-repeated="3" table:style-name="ce1"/>
          <table:table-cell office:value-type="float" office:value="70.750712615188121" table:style-name="ce1">
            <text:p>70,75071262</text:p>
          </table:table-cell>
          <table:table-cell office:value-type="float" office:value="-12.12906113926198" table:style-name="ce1">
            <text:p>-12,12906114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17886631376923759" table:style-name="ce1">
            <text:p>0,178866314</text:p>
          </table:table-cell>
          <table:table-cell office:value-type="float" office:value="-14.949428864636154" table:formula="of:=20*LOG10([.AY101])" table:style-name="ce1">
            <text:p>-14,94942886</text:p>
          </table:table-cell>
          <table:table-cell table:number-columns-repeated="3" table:style-name="ce1"/>
          <table:table-cell office:value-type="float" office:value="71.734940723080499" table:style-name="ce1">
            <text:p>71,73494072</text:p>
          </table:table-cell>
          <table:table-cell office:value-type="float" office:value="-21.419082572302798" table:style-name="ce1">
            <text:p>-21,41908257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1991312360255881" table:style-name="ce1">
            <text:p>0,199131236</text:p>
          </table:table-cell>
          <table:table-cell office:value-type="float" office:value="-14.017212210849998" table:formula="of:=20*LOG10([.BH101])" table:style-name="ce1">
            <text:p>-14,01721221</text:p>
          </table:table-cell>
          <table:table-cell table:number-columns-repeated="3" table:style-name="ce1"/>
          <table:table-cell office:value-type="float" office:value="74.956059117933478" table:style-name="ce1">
            <text:p>74,95605912</text:p>
          </table:table-cell>
          <table:table-cell office:value-type="float" office:value="-40.503960329915699" table:style-name="ce1">
            <text:p>-40,50396033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26035315465533349" table:style-name="ce1">
            <text:p>0,260353155</text:p>
          </table:table-cell>
          <table:table-cell office:value-type="float" office:value="-11.688743113666042" table:formula="of:=20*LOG10([.BQ101])" table:style-name="ce1">
            <text:p>-11,68874311</text:p>
          </table:table-cell>
          <table:table-cell table:number-columns-repeated="3" table:style-name="ce1"/>
          <table:table-cell office:value-type="float" office:value="80.21992181864853" table:style-name="ce1">
            <text:p>80,21992182</text:p>
          </table:table-cell>
          <table:table-cell office:value-type="float" office:value="-62.92886906173738" table:style-name="ce1">
            <text:p>-62,92886906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34192012703382152" table:style-name="ce1">
            <text:p>0,341920127</text:p>
          </table:table-cell>
          <table:table-cell office:value-type="float" office:value="-9.3215066765249261" table:formula="of:=20*LOG10([.BZ101])" table:style-name="ce1">
            <text:p>-9,321506677</text:p>
          </table:table-cell>
          <table:table-cell table:number-columns-repeated="3" table:style-name="ce1"/>
          <table:table-cell office:value-type="float" office:value="90.504248350850645" table:style-name="ce1">
            <text:p>90,50424835</text:p>
          </table:table-cell>
          <table:table-cell office:value-type="float" office:value="-95.165676154112461" table:style-name="ce1">
            <text:p>-95,16567615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44851876463399232" table:style-name="ce1">
            <text:p>0,448518765</text:p>
          </table:table-cell>
          <table:table-cell office:value-type="float" office:value="-6.9643876541135867" table:formula="of:=20*LOG10([.CI101])" table:style-name="ce1">
            <text:p>-6,964387654</text:p>
          </table:table-cell>
          <table:table-cell table:number-columns-repeated="2" table:style-name="ce1"/>
          <table:table-cell office:value-type="float" office:value="106.5068255060656" table:style-name="ce1">
            <text:p>106,5068255</text:p>
          </table:table-cell>
          <table:table-cell office:value-type="float" office:value="-130.93354614773639" table:style-name="ce1">
            <text:p>-130,9335461</text:p>
          </table:table-cell>
          <table:table-cell office:value-type="float" office:value="299180000000" table:style-name="ce1">
            <text:p>2,9918E+11</text:p>
          </table:table-cell>
          <table:table-cell office:value-type="float" office:value="168.78180407319067" table:formula="of:=SQRT([.CN101]^2+[.CM101]^2)" table:style-name="ce1">
            <text:p>168,7818041</text:p>
          </table:table-cell>
          <table:table-cell office:value-type="float" office:value="0.54292359721768135" table:style-name="ce1">
            <text:p>0,542923597</text:p>
          </table:table-cell>
          <table:table-cell office:value-type="float" office:value="-5.3052256417909769" table:formula="of:=20*LOG([.CQ101])" table:style-name="ce1">
            <text:p>-5,305225642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21.339615412508181" table:style-name="ce1">
            <text:p>21,33961541</text:p>
          </table:table-cell>
          <table:table-cell office:value-type="float" office:value="-11.762981861610751" table:style-name="ce1">
            <text:p>-11,76298186</text:p>
          </table:table-cell>
          <table:table-cell office:value-type="float" office:value="283010000000" table:style-name="ce1">
            <text:p>2,8301E+11</text:p>
          </table:table-cell>
          <table:table-cell office:value-type="float" office:value="1.0592998763294581E-3" table:style-name="ce1">
            <text:p>0,0010593</text:p>
          </table:table-cell>
          <table:table-cell office:value-type="float" office:value="0.34468384859552031" table:style-name="ce1">
            <text:p>0,344683849</text:p>
          </table:table-cell>
          <table:table-cell office:value-type="float" office:value="-9.2515813309812849" table:formula="of:=20*LOG10([.H102])" table:style-name="ce1">
            <text:p>-9,251581331</text:p>
          </table:table-cell>
          <table:table-cell table:number-columns-repeated="3" table:style-name="ce1"/>
          <table:table-cell office:value-type="float" office:value="42.256650115811588" table:style-name="ce1">
            <text:p>42,25665012</text:p>
          </table:table-cell>
          <table:table-cell office:value-type="float" office:value="-7.0457323874720768" table:style-name="ce1">
            <text:p>-7,045732387</text:p>
          </table:table-cell>
          <table:table-cell office:value-type="float" office:value="283010000000" table:style-name="ce1">
            <text:p>2,8301E+11</text:p>
          </table:table-cell>
          <table:table-cell office:value-type="float" office:value="1.0592998763294581E-3" table:style-name="ce1">
            <text:p>0,0010593</text:p>
          </table:table-cell>
          <table:table-cell office:value-type="float" office:value="7.7121764476325155E-2" table:style-name="ce1">
            <text:p>0,077121764</text:p>
          </table:table-cell>
          <table:table-cell office:value-type="float" office:value="-22.256460854520164" table:formula="of:=20*LOG10([.Q102])" table:style-name="ce1">
            <text:p>-22,25646085</text:p>
          </table:table-cell>
          <table:table-cell table:number-columns-repeated="2" table:style-name="ce1"/>
          <table:table-cell office:value-type="float" office:value="70.039491484400045" table:style-name="ce1">
            <text:p>70,03949148</text:p>
          </table:table-cell>
          <table:table-cell office:value-type="float" office:value="-0.67610096630365235" table:style-name="ce1">
            <text:p>-0,676100966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16696346825833711" table:style-name="ce1">
            <text:p>0,166963468</text:p>
          </table:table-cell>
          <table:table-cell office:value-type="float" office:value="-15.547570848831299" table:formula="of:=20*LOG10([.Y102])" table:style-name="ce1">
            <text:p>-15,54757085</text:p>
          </table:table-cell>
          <table:table-cell table:style-name="ce9"/>
          <table:table-cell table:style-name="ce1"/>
          <table:table-cell office:value-type="float" office:value="70.129803517131378" table:style-name="ce1">
            <text:p>70,12980352</text:p>
          </table:table-cell>
          <table:table-cell office:value-type="float" office:value="-2.8194020790354699" table:style-name="ce1">
            <text:p>-2,819402079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16795947955018839" table:style-name="ce1">
            <text:p>0,16795948</text:p>
          </table:table-cell>
          <table:table-cell office:value-type="float" office:value="-15.495909595284424" table:formula="of:=20*LOG10([.AG102])" table:style-name="ce1">
            <text:p>-15,4959096</text:p>
          </table:table-cell>
          <table:table-cell table:number-columns-repeated="3" table:style-name="ce1"/>
          <table:table-cell office:value-type="float" office:value="70.371469404021823" table:style-name="ce1">
            <text:p>70,3714694</text:p>
          </table:table-cell>
          <table:table-cell office:value-type="float" office:value="-6.8445185695221031" table:style-name="ce1">
            <text:p>-6,84451857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17152391181918611" table:style-name="ce1">
            <text:p>0,171523912</text:p>
          </table:table-cell>
          <table:table-cell office:value-type="float" office:value="-15.313506544817141" table:formula="of:=20*LOG10([.AP102])" table:style-name="ce1">
            <text:p>-15,31350654</text:p>
          </table:table-cell>
          <table:table-cell table:number-columns-repeated="3" table:style-name="ce1"/>
          <table:table-cell office:value-type="float" office:value="71.110975721709977" table:style-name="ce1">
            <text:p>71,11097572</text:p>
          </table:table-cell>
          <table:table-cell office:value-type="float" office:value="-14.74154635243365" table:style-name="ce1">
            <text:p>-14,74154635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1844915697764046" table:style-name="ce1">
            <text:p>0,18449157</text:p>
          </table:table-cell>
          <table:table-cell office:value-type="float" office:value="-14.680469477170014" table:formula="of:=20*LOG10([.AY102])" table:style-name="ce1">
            <text:p>-14,68046948</text:p>
          </table:table-cell>
          <table:table-cell table:number-columns-repeated="3" table:style-name="ce1"/>
          <table:table-cell office:value-type="float" office:value="72.291447684178451" table:style-name="ce1">
            <text:p>72,29144768</text:p>
          </table:table-cell>
          <table:table-cell office:value-type="float" office:value="-24.589859369669711" table:style-name="ce1">
            <text:p>-24,58985937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2086047830391517" table:style-name="ce1">
            <text:p>0,208604783</text:p>
          </table:table-cell>
          <table:table-cell office:value-type="float" office:value="-13.613514759637905" table:formula="of:=20*LOG10([.BH102])" table:style-name="ce1">
            <text:p>-13,61351476</text:p>
          </table:table-cell>
          <table:table-cell table:number-columns-repeated="3" table:style-name="ce1"/>
          <table:table-cell office:value-type="float" office:value="75.928508155552649" table:style-name="ce1">
            <text:p>75,92850816</text:p>
          </table:table-cell>
          <table:table-cell office:value-type="float" office:value="-44.234702128823692" table:style-name="ce1">
            <text:p>-44,23470213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27470030840608989" table:style-name="ce1">
            <text:p>0,274700308</text:p>
          </table:table-cell>
          <table:table-cell office:value-type="float" office:value="-11.222817059933295" table:formula="of:=20*LOG10([.BQ102])" table:style-name="ce1">
            <text:p>-11,22281706</text:p>
          </table:table-cell>
          <table:table-cell table:number-columns-repeated="3" table:style-name="ce1"/>
          <table:table-cell office:value-type="float" office:value="81.706136384201344" table:style-name="ce1">
            <text:p>81,70613638</text:p>
          </table:table-cell>
          <table:table-cell office:value-type="float" office:value="-67.219990437184109" table:style-name="ce1">
            <text:p>-67,21999044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3581666584809014" table:style-name="ce1">
            <text:p>0,358166658</text:p>
          </table:table-cell>
          <table:table-cell office:value-type="float" office:value="-8.9182968963567681" table:formula="of:=20*LOG10([.BZ102])" table:style-name="ce1">
            <text:p>-8,918296896</text:p>
          </table:table-cell>
          <table:table-cell table:number-columns-repeated="3" table:style-name="ce1"/>
          <table:table-cell office:value-type="float" office:value="92.858435219693405" table:style-name="ce1">
            <text:p>92,85843522</text:p>
          </table:table-cell>
          <table:table-cell office:value-type="float" office:value="-100.21233409190501" table:style-name="ce1">
            <text:p>-100,2123341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46415360691107971" table:style-name="ce1">
            <text:p>0,464153607</text:p>
          </table:table-cell>
          <table:table-cell office:value-type="float" office:value="-6.6667654064005024" table:formula="of:=20*LOG10([.CI102])" table:style-name="ce1">
            <text:p>-6,666765406</text:p>
          </table:table-cell>
          <table:table-cell table:number-columns-repeated="2" table:style-name="ce1"/>
          <table:table-cell office:value-type="float" office:value="110.1478923181441" table:style-name="ce1">
            <text:p>110,1478923</text:p>
          </table:table-cell>
          <table:table-cell office:value-type="float" office:value="-136.77447185601349" table:style-name="ce1">
            <text:p>-136,7744719</text:p>
          </table:table-cell>
          <table:table-cell office:value-type="float" office:value="299510000000" table:style-name="ce1">
            <text:p>2,9951E+11</text:p>
          </table:table-cell>
          <table:table-cell office:value-type="float" office:value="175.61268272428646" table:formula="of:=SQRT([.CN102]^2+[.CM102]^2)" table:style-name="ce1">
            <text:p>175,6126827</text:p>
          </table:table-cell>
          <table:table-cell office:value-type="float" office:value="0.55676250646686132" table:style-name="ce1">
            <text:p>0,556762506</text:p>
          </table:table-cell>
          <table:table-cell office:value-type="float" office:value="-5.0866003739416303" table:formula="of:=20*LOG([.CQ102])" table:style-name="ce1">
            <text:p>-5,086600374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8"/>
          <table:table-cell office:value-type="float" office:value="21.758264638972381" table:style-name="ce1">
            <text:p>21,75826464</text:p>
          </table:table-cell>
          <table:table-cell office:value-type="float" office:value="-12.54486595040817" table:style-name="ce1">
            <text:p>-12,54486595</text:p>
          </table:table-cell>
          <table:table-cell office:value-type="float" office:value="283340000000" table:style-name="ce1">
            <text:p>2,8334E+11</text:p>
          </table:table-cell>
          <table:table-cell office:value-type="float" office:value="1.058066132561587E-3" table:style-name="ce1">
            <text:p>0,001058066</text:p>
          </table:table-cell>
          <table:table-cell office:value-type="float" office:value="0.33128054576902782" table:style-name="ce1">
            <text:p>0,331280546</text:p>
          </table:table-cell>
          <table:table-cell office:value-type="float" office:value="-9.5960813405094907" table:formula="of:=20*LOG10([.H103])" table:style-name="ce1">
            <text:p>-9,596081341</text:p>
          </table:table-cell>
          <table:table-cell table:number-columns-repeated="3" table:style-name="ce1"/>
          <table:table-cell office:value-type="float" office:value="42.594864117992593" table:style-name="ce1">
            <text:p>42,59486412</text:p>
          </table:table-cell>
          <table:table-cell office:value-type="float" office:value="-7.6358342699769519" table:style-name="ce1">
            <text:p>-7,63583427</text:p>
          </table:table-cell>
          <table:table-cell office:value-type="float" office:value="283340000000" table:style-name="ce1">
            <text:p>2,8334E+11</text:p>
          </table:table-cell>
          <table:table-cell office:value-type="float" office:value="1.058066132561587E-3" table:style-name="ce1">
            <text:p>0,001058066</text:p>
          </table:table-cell>
          <table:table-cell office:value-type="float" office:value="7.2111543116581786E-2" table:style-name="ce1">
            <text:p>0,072111543</text:p>
          </table:table-cell>
          <table:table-cell office:value-type="float" office:value="-22.839904217239187" table:formula="of:=20*LOG10([.Q103])" table:style-name="ce1">
            <text:p>-22,83990422</text:p>
          </table:table-cell>
          <table:table-cell table:number-columns-repeated="2" table:style-name="ce1"/>
          <table:table-cell office:value-type="float" office:value="70.078521013437424" table:style-name="ce1">
            <text:p>70,07852101</text:p>
          </table:table-cell>
          <table:table-cell office:value-type="float" office:value="-0.95174223313474005" table:style-name="ce1">
            <text:p>-0,951742233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16725641262698271" table:style-name="ce1">
            <text:p>0,167256413</text:p>
          </table:table-cell>
          <table:table-cell office:value-type="float" office:value="-15.532344446972658" table:formula="of:=20*LOG10([.Y103])" table:style-name="ce1">
            <text:p>-15,53234445</text:p>
          </table:table-cell>
          <table:table-cell table:style-name="ce9"/>
          <table:table-cell table:style-name="ce1"/>
          <table:table-cell office:value-type="float" office:value="70.258417963165499" table:style-name="ce1">
            <text:p>70,25841796</text:p>
          </table:table-cell>
          <table:table-cell office:value-type="float" office:value="-3.9739152539381459" table:style-name="ce1">
            <text:p>-3,973915254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1692331363797776" table:style-name="ce1">
            <text:p>0,169233136</text:p>
          </table:table-cell>
          <table:table-cell office:value-type="float" office:value="-15.43029193493525" table:formula="of:=20*LOG10([.AG103])" table:style-name="ce1">
            <text:p>-15,43029193</text:p>
          </table:table-cell>
          <table:table-cell table:number-columns-repeated="3" table:style-name="ce1"/>
          <table:table-cell office:value-type="float" office:value="70.614280455957257" table:style-name="ce1">
            <text:p>70,61428046</text:p>
          </table:table-cell>
          <table:table-cell office:value-type="float" office:value="-8.7931857410350389" table:style-name="ce1">
            <text:p>-8,793185741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17464275774191429" table:style-name="ce1">
            <text:p>0,174642758</text:p>
          </table:table-cell>
          <table:table-cell office:value-type="float" office:value="-15.156988388094724" table:formula="of:=20*LOG10([.AP103])" table:style-name="ce1">
            <text:p>-15,15698839</text:p>
          </table:table-cell>
          <table:table-cell table:number-columns-repeated="3" table:style-name="ce1"/>
          <table:table-cell office:value-type="float" office:value="71.542716635941133" table:style-name="ce1">
            <text:p>71,54271664</text:p>
          </table:table-cell>
          <table:table-cell office:value-type="float" office:value="-17.352179134381881" table:style-name="ce1">
            <text:p>-17,35217913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19104958515996559" table:style-name="ce1">
            <text:p>0,191049585</text:p>
          </table:table-cell>
          <table:table-cell office:value-type="float" office:value="-14.377078019802829" table:formula="of:=20*LOG10([.AY103])" table:style-name="ce1">
            <text:p>-14,37707802</text:p>
          </table:table-cell>
          <table:table-cell table:number-columns-repeated="3" table:style-name="ce1"/>
          <table:table-cell office:value-type="float" office:value="72.928558941146434" table:style-name="ce1">
            <text:p>72,92855894</text:p>
          </table:table-cell>
          <table:table-cell office:value-type="float" office:value="-27.765349044565198" table:style-name="ce1">
            <text:p>-27,76534904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2189646626484095" table:style-name="ce1">
            <text:p>0,218964663</text:p>
          </table:table-cell>
          <table:table-cell office:value-type="float" office:value="-13.192519352065039" table:formula="of:=20*LOG10([.BH103])" table:style-name="ce1">
            <text:p>-13,19251935</text:p>
          </table:table-cell>
          <table:table-cell table:number-columns-repeated="3" table:style-name="ce1"/>
          <table:table-cell office:value-type="float" office:value="76.998760513933931" table:style-name="ce1">
            <text:p>76,99876051</text:p>
          </table:table-cell>
          <table:table-cell office:value-type="float" office:value="-47.983914824559882" table:style-name="ce1">
            <text:p>-47,98391482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2894008757007086" table:style-name="ce1">
            <text:p>0,289400876</text:p>
          </table:table-cell>
          <table:table-cell office:value-type="float" office:value="-10.770003181588407" table:formula="of:=20*LOG10([.BQ103])" table:style-name="ce1">
            <text:p>-10,77000318</text:p>
          </table:table-cell>
          <table:table-cell table:number-columns-repeated="3" table:style-name="ce1"/>
          <table:table-cell office:value-type="float" office:value="83.317525370435561" table:style-name="ce1">
            <text:p>83,31752537</text:p>
          </table:table-cell>
          <table:table-cell office:value-type="float" office:value="-71.547591382392852" table:style-name="ce1">
            <text:p>-71,54759138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3743038450593798" table:style-name="ce1">
            <text:p>0,374303845</text:p>
          </table:table-cell>
          <table:table-cell office:value-type="float" office:value="-8.5355142309151848" table:formula="of:=20*LOG10([.BZ103])" table:style-name="ce1">
            <text:p>-8,535514231</text:p>
          </table:table-cell>
          <table:table-cell table:number-columns-repeated="3" table:style-name="ce1"/>
          <table:table-cell office:value-type="float" office:value="95.395451955571843" table:style-name="ce1">
            <text:p>95,39545196</text:p>
          </table:table-cell>
          <table:table-cell office:value-type="float" office:value="-105.32180973468709" table:style-name="ce1">
            <text:p>-105,3218097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47944318819998571" table:style-name="ce1">
            <text:p>0,479443188</text:p>
          </table:table-cell>
          <table:table-cell office:value-type="float" office:value="-6.385256946634513" table:formula="of:=20*LOG10([.CI103])" table:style-name="ce1">
            <text:p>-6,385256947</text:p>
          </table:table-cell>
          <table:table-cell table:number-columns-repeated="2" table:style-name="ce1"/>
          <table:table-cell office:value-type="float" office:value="114.0730556873706" table:style-name="ce1">
            <text:p>114,0730557</text:p>
          </table:table-cell>
          <table:table-cell office:value-type="float" office:value="-142.6997753341536" table:style-name="ce1">
            <text:p>-142,6997753</text:p>
          </table:table-cell>
          <table:table-cell office:value-type="float" office:value="299840000000" table:style-name="ce1">
            <text:p>2,9984E+11</text:p>
          </table:table-cell>
          <table:table-cell office:value-type="float" office:value="182.69068918330748" table:formula="of:=SQRT([.CN103]^2+[.CM103]^2)" table:style-name="ce1">
            <text:p>182,6906892</text:p>
          </table:table-cell>
          <table:table-cell office:value-type="float" office:value="0.57024494469040532" table:style-name="ce1">
            <text:p>0,570244945</text:p>
          </table:table-cell>
          <table:table-cell office:value-type="float" office:value="-4.8787711224394439" table:formula="of:=20*LOG([.CQ103])" table:style-name="ce1">
            <text:p>-4,878771122</text:p>
          </table:table-cell>
          <table:table-cell table:number-columns-repeated="16288"/>
        </table:table-row>
        <table:table-row table:style-name="ro1">
          <table:table-cell table:number-columns-repeated="2"/>
          <table:table-cell table:style-name="ce13"/>
          <table:table-cell office:value-type="float" office:value="22.211782633946608" table:style-name="ce1">
            <text:p>22,21178263</text:p>
          </table:table-cell>
          <table:table-cell office:value-type="float" office:value="-13.32542745249215" table:style-name="ce1">
            <text:p>-13,32542745</text:p>
          </table:table-cell>
          <table:table-cell office:value-type="float" office:value="283670000000" table:style-name="ce1">
            <text:p>2,8367E+11</text:p>
          </table:table-cell>
          <table:table-cell office:value-type="float" office:value="1.05683525928015E-3" table:style-name="ce1">
            <text:p>0,001056835</text:p>
          </table:table-cell>
          <table:table-cell office:value-type="float" office:value="0.31748274449504149" table:style-name="ce1">
            <text:p>0,317482744</text:p>
          </table:table-cell>
          <table:table-cell office:value-type="float" office:value="-9.9655974814076469" table:formula="of:=20*LOG10([.H104])" table:style-name="ce1">
            <text:p>-9,965597481</text:p>
          </table:table-cell>
          <table:table-cell table:number-columns-repeated="3" table:style-name="ce1"/>
          <table:table-cell office:value-type="float" office:value="42.962150677758963" table:style-name="ce1">
            <text:p>42,96215068</text:p>
          </table:table-cell>
          <table:table-cell office:value-type="float" office:value="-8.2131103052235392" table:style-name="ce1">
            <text:p>-8,213110305</text:p>
          </table:table-cell>
          <table:table-cell office:value-type="float" office:value="283670000000" table:style-name="ce1">
            <text:p>2,8367E+11</text:p>
          </table:table-cell>
          <table:table-cell office:value-type="float" office:value="1.05683525928015E-3" table:style-name="ce1">
            <text:p>0,001056835</text:p>
          </table:table-cell>
          <table:table-cell office:value-type="float" office:value="6.6778639015067615E-2" table:style-name="ce1">
            <text:p>0,066778639</text:p>
          </table:table-cell>
          <table:table-cell office:value-type="float" office:value="-23.507248726977434" table:formula="of:=20*LOG10([.Q104])" table:style-name="ce1">
            <text:p>-23,50724873</text:p>
          </table:table-cell>
          <table:table-cell table:number-columns-repeated="2" table:style-name="ce1"/>
          <table:table-cell office:value-type="float" office:value="70.130624764734435" table:style-name="ce1">
            <text:p>70,13062476</text:p>
          </table:table-cell>
          <table:table-cell office:value-type="float" office:value="-1.2247745536116641" table:style-name="ce1">
            <text:p>-1,224774554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16764689283236381" table:style-name="ce1">
            <text:p>0,167646893</text:p>
          </table:table-cell>
          <table:table-cell office:value-type="float" office:value="-15.512089827496398" table:formula="of:=20*LOG10([.Y104])" table:style-name="ce1">
            <text:p>-15,51208983</text:p>
          </table:table-cell>
          <table:table-cell table:style-name="ce9"/>
          <table:table-cell table:style-name="ce1"/>
          <table:table-cell office:value-type="float" office:value="70.430628472380249" table:style-name="ce1">
            <text:p>70,43062847</text:p>
          </table:table-cell>
          <table:table-cell office:value-type="float" office:value="-5.1226635361656827" table:style-name="ce1">
            <text:p>-5,122663536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17092725265698261" table:style-name="ce1">
            <text:p>0,170927253</text:p>
          </table:table-cell>
          <table:table-cell office:value-type="float" office:value="-15.343773756123149" table:formula="of:=20*LOG10([.AG104])" table:style-name="ce1">
            <text:p>-15,34377376</text:p>
          </table:table-cell>
          <table:table-cell table:number-columns-repeated="3" table:style-name="ce1"/>
          <table:table-cell office:value-type="float" office:value="70.918031310300677" table:style-name="ce1">
            <text:p>70,91803131</text:p>
          </table:table-cell>
          <table:table-cell office:value-type="float" office:value="-10.736605443964869" table:style-name="ce1">
            <text:p>-10,73660544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1784838940444344" table:style-name="ce1">
            <text:p>0,178483894</text:p>
          </table:table-cell>
          <table:table-cell office:value-type="float" office:value="-14.968019349378851" table:formula="of:=20*LOG10([.AP104])" table:style-name="ce1">
            <text:p>-14,96801935</text:p>
          </table:table-cell>
          <table:table-cell table:number-columns-repeated="3" table:style-name="ce1"/>
          <table:table-cell office:value-type="float" office:value="72.046861257634291" table:style-name="ce1">
            <text:p>72,04686126</text:p>
          </table:table-cell>
          <table:table-cell office:value-type="float" office:value="-19.961515741900989" table:style-name="ce1">
            <text:p>-19,96151574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198467693523456" table:style-name="ce1">
            <text:p>0,198467694</text:p>
          </table:table-cell>
          <table:table-cell office:value-type="float" office:value="-14.046203547928847" table:formula="of:=20*LOG10([.AY104])" table:style-name="ce1">
            <text:p>-14,04620355</text:p>
          </table:table-cell>
          <table:table-cell table:number-columns-repeated="3" table:style-name="ce1"/>
          <table:table-cell office:value-type="float" office:value="73.648116667043425" table:style-name="ce1">
            <text:p>73,64811667</text:p>
          </table:table-cell>
          <table:table-cell office:value-type="float" office:value="-30.946827584476349" table:style-name="ce1">
            <text:p>-30,94682758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23009327483862421" table:style-name="ce1">
            <text:p>0,230093275</text:p>
          </table:table-cell>
          <table:table-cell office:value-type="float" office:value="-12.76192149391597" table:formula="of:=20*LOG10([.BH104])" table:style-name="ce1">
            <text:p>-12,76192149</text:p>
          </table:table-cell>
          <table:table-cell table:number-columns-repeated="3" table:style-name="ce1"/>
          <table:table-cell office:value-type="float" office:value="78.170657957045918" table:style-name="ce1">
            <text:p>78,17065796</text:p>
          </table:table-cell>
          <table:table-cell office:value-type="float" office:value="-51.753380313587542" table:style-name="ce1">
            <text:p>-51,75338031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30434786839732342" table:style-name="ce1">
            <text:p>0,304347868</text:p>
          </table:table-cell>
          <table:table-cell office:value-type="float" office:value="-10.332594712556364" table:formula="of:=20*LOG10([.BQ104])" table:style-name="ce1">
            <text:p>-10,33259471</text:p>
          </table:table-cell>
          <table:table-cell table:number-columns-repeated="3" table:style-name="ce1"/>
          <table:table-cell office:value-type="float" office:value="85.060830635948122" table:style-name="ce1">
            <text:p>85,06083064</text:p>
          </table:table-cell>
          <table:table-cell office:value-type="float" office:value="-75.9137847305782" table:style-name="ce1">
            <text:p>-75,91378473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39028055088643321" table:style-name="ce1">
            <text:p>0,390280551</text:p>
          </table:table-cell>
          <table:table-cell office:value-type="float" office:value="-8.1724618133788738" table:formula="of:=20*LOG10([.BZ104])" table:style-name="ce1">
            <text:p>-8,172461813</text:p>
          </table:table-cell>
          <table:table-cell table:number-columns-repeated="3" table:style-name="ce1"/>
          <table:table-cell office:value-type="float" office:value="98.127940185062386" table:style-name="ce1">
            <text:p>98,12794019</text:p>
          </table:table-cell>
          <table:table-cell office:value-type="float" office:value="-110.4960173024064" table:style-name="ce1">
            <text:p>-110,4960173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49438367353362112" table:style-name="ce1">
            <text:p>0,494383674</text:p>
          </table:table-cell>
          <table:table-cell office:value-type="float" office:value="-6.1187175954128801" table:formula="of:=20*LOG10([.CI104])" table:style-name="ce1">
            <text:p>-6,118717595</text:p>
          </table:table-cell>
          <table:table-cell table:number-columns-repeated="2" table:style-name="ce1"/>
          <table:table-cell office:value-type="float" office:value="118.305384513248" table:style-name="ce1">
            <text:p>118,3053845</text:p>
          </table:table-cell>
          <table:table-cell office:value-type="float" office:value="-148.7086382471667" table:style-name="ce1">
            <text:p>-148,7086382</text:p>
          </table:table-cell>
          <table:table-cell office:value-type="float" office:value="300170000000" table:style-name="ce1">
            <text:p>3,0017E+11</text:p>
          </table:table-cell>
          <table:table-cell office:value-type="float" office:value="190.02742721553159" table:formula="of:=SQRT([.CN104]^2+[.CM104]^2)" table:style-name="ce1">
            <text:p>190,0274272</text:p>
          </table:table-cell>
          <table:table-cell office:value-type="float" office:value="0.58338094458594747" table:style-name="ce1">
            <text:p>0,583380945</text:p>
          </table:table-cell>
          <table:table-cell office:value-type="float" office:value="-4.6809552134502415" table:formula="of:=20*LOG([.CQ104])" table:style-name="ce1">
            <text:p>-4,680955213</text:p>
          </table:table-cell>
          <table:table-cell table:number-columns-repeated="16288"/>
        </table:table-row>
        <table:table-row table:number-rows-repeated="8" table:style-name="ro1">
          <table:table-cell table:number-columns-repeated="2"/>
          <table:table-cell table:number-columns-repeated="24" table:style-name="ce1"/>
          <table:table-cell table:style-name="ce9"/>
          <table:table-cell table:number-columns-repeated="16357" table:style-name="ce1"/>
        </table:table-row>
        <table:table-row table:number-rows-repeated="92" table:style-name="ro1">
          <table:table-cell table:number-columns-repeated="26"/>
          <table:table-cell table:style-name="ce9"/>
          <table:table-cell table:number-columns-repeated="16357"/>
        </table:table-row>
        <table:table-row table:number-rows-repeated="1048372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4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op</text:p>
          </table:table-cell>
          <table:table-cell office:value-type="string" table:style-name="ce1">
            <text:p>S1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0" table:style-name="ce1">
            <text:p>-10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10" table:style-name="ce1">
            <text:p>-10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0" table:style-name="ce1">
            <text:p>-10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0" table:style-name="ce1">
            <text:p>-10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11" table:style-name="ce1">
            <text:p>-11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11.2" table:style-name="ce1">
            <text:p>-11,2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float" office:value="209380695530.79599" table:style-name="ce16">
            <text:p>2,09381E+11</text:p>
          </table:table-cell>
          <table:table-cell office:value-type="string" table:style-name="ce1">
            <text:p>f2</text:p>
          </table:table-cell>
          <table:table-cell office:value-type="float" office:value="348719304469.203" table:style-name="ce16">
            <text:p>3,48719E+1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11.162000000000001" table:style-name="ce1">
            <text:p>-11,162</text:p>
          </table:table-cell>
          <table:table-cell table:number-columns-repeated="2" table:style-name="ce1"/>
          <table:table-cell office:value-type="float" office:value="209759050002.23599" table:style-name="ce16">
            <text:p>2,09759E+11</text:p>
          </table:table-cell>
          <table:table-cell table:style-name="ce1"/>
          <table:table-cell office:value-type="float" office:value="349660949997.763" table:style-name="ce16">
            <text:p>3,49661E+1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13.5" table:style-name="ce1">
            <text:p>-13,5</text:p>
          </table:table-cell>
          <table:table-cell table:number-columns-repeated="2" table:style-name="ce1"/>
          <table:table-cell office:value-type="float" office:value="211274299636.88501" table:style-name="ce16">
            <text:p>2,11274E+11</text:p>
          </table:table-cell>
          <table:table-cell table:style-name="ce1"/>
          <table:table-cell office:value-type="float" office:value="348805700363.11401" table:style-name="ce16">
            <text:p>3,48806E+1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15.1" table:style-name="ce1">
            <text:p>-15,1</text:p>
          </table:table-cell>
          <table:table-cell table:number-columns-repeated="2" table:style-name="ce1"/>
          <table:table-cell office:value-type="float" office:value="216383254125.453" table:style-name="ce16">
            <text:p>2,16383E+11</text:p>
          </table:table-cell>
          <table:table-cell table:style-name="ce1"/>
          <table:table-cell office:value-type="float" office:value="343696745874.54602" table:style-name="ce16">
            <text:p>3,43697E+1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40" table:style-name="ce1">
            <text:p>-40</text:p>
          </table:table-cell>
          <table:table-cell table:number-columns-repeated="2" table:style-name="ce1"/>
          <table:table-cell office:value-type="float" office:value="111864656386.97501" table:style-name="ce16">
            <text:p>1,11865E+11</text:p>
          </table:table-cell>
          <table:table-cell table:style-name="ce1"/>
          <table:table-cell office:value-type="float" office:value="125512408695.815" table:style-name="ce16">
            <text:p>1,25512E+11</text:p>
          </table:table-cell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6" number:min-decimal-places="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Moussa Sarr Ndiaye</meta:initial-creator>
    <dc:creator>Moussa Sarr Ndiaye</dc:creator>
    <meta:creation-date>2022-11-20T11:47:10Z</meta:creation-date>
    <dc:date>2023-01-11T15:01:1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21.500157480315pt" chart:style-name="Crt0">
        <chart:title chart:style-name="CT00">
          <text:p text:style-name="a0" text:class-names="" text:cond-style-name="">Optimization 3 <text:s text:c="1"/>Z_last = 18.49 Oh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values-cell-range-address="Sheet1.$D$5:.$D$104" chart:class="chart:scatter" chart:attached-axis="primary-y" chart:style-name="G0S0">
            <chart:domain table:cell-range-address="Sheet1.$F$5:.$F$104"/>
            <chart:data-point chart:repeated="100"/>
          </chart:series>
          <chart:series chart:values-cell-range-address="Sheet1.$E$5:.$E$104" chart:class="chart:scatter" chart:attached-axis="primary-y" chart:style-name="G0S1">
            <chart:domain table:cell-range-address="Sheet1.$F$5:.$F$104"/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3E11" chart:minimum="2.7E1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4996062992126pt" svg:width="229.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M$5:.$BM$104" chart:class="chart:scatter" chart:attached-axis="primary-y" chart:style-name="G0S0">
            <chart:domain table:cell-range-address="Sheet1.$BO$5:.$BO$104"/>
            <chart:data-point chart:repeated="100"/>
          </chart:series>
          <chart:series chart:values-cell-range-address="Sheet1.$BN$5:.$BN$104" chart:class="chart:scatter" chart:attached-axis="primary-y" chart:style-name="G0S1">
            <chart:domain table:cell-range-address="Sheet1.$BO$5:.$BO$104"/>
            <chart:data-point chart:repeated="100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293.74984251968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I$5:.$BI$104" chart:class="chart:scatter" chart:attached-axis="primary-y" chart:style-name="G0S0">
            <chart:domain table:cell-range-address="Sheet1.$BF$5:.$BF$104"/>
            <chart:data-point chart:repeated="100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17.2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D$5:.$BD$104" chart:class="chart:scatter" chart:attached-axis="primary-y" chart:style-name="G0S0">
            <chart:domain table:cell-range-address="Sheet1.$BF$5:.$BF$104"/>
            <chart:data-point chart:repeated="100"/>
          </chart:series>
          <chart:series chart:values-cell-range-address="Sheet1.$BE$5:.$BE$104" chart:class="chart:scatter" chart:attached-axis="primary-y" chart:style-name="G0S1">
            <chart:domain table:cell-range-address="Sheet1.$BF$5:.$BF$104"/>
            <chart:data-point chart:repeated="100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289.7503149606299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AZ$5:.$AZ$104" chart:class="chart:scatter" chart:attached-axis="primary-y" chart:style-name="G0S0">
            <chart:domain table:cell-range-address="Sheet1.$AW$5:.$AW$104"/>
            <chart:data-point chart:repeated="100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287.75015748031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AU$5:.$AU$104" chart:class="chart:scatter" chart:attached-axis="primary-y" chart:style-name="G0S0">
            <chart:domain table:cell-range-address="Sheet1.$AW$5:.$AW$104"/>
            <chart:data-point chart:repeated="100"/>
          </chart:series>
          <chart:series chart:values-cell-range-address="Sheet1.$AV$5:.$AV$104" chart:class="chart:scatter" chart:attached-axis="primary-y" chart:style-name="G0S1">
            <chart:domain table:cell-range-address="Sheet1.$AW$5:.$AW$104"/>
            <chart:data-point chart:repeated="100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AQ$5:.$AQ$104" chart:class="chart:scatter" chart:attached-axis="primary-y" chart:style-name="G0S0">
            <chart:domain table:cell-range-address="Sheet1.$AN$5:.$AN$104"/>
            <chart:data-point chart:repeated="100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00.250078740157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AL$5:.$AL$104" chart:class="chart:scatter" chart:attached-axis="primary-y" chart:style-name="G0S0">
            <chart:domain table:cell-range-address="Sheet1.$AN$5:.$AN$104"/>
            <chart:data-point chart:repeated="100"/>
          </chart:series>
          <chart:series chart:values-cell-range-address="Sheet1.$AM$5:.$AM$104" chart:class="chart:scatter" chart:attached-axis="primary-y" chart:style-name="G0S1">
            <chart:domain table:cell-range-address="Sheet1.$AN$5:.$AN$104"/>
            <chart:data-point chart:repeated="100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208.4996850393701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AH$5:.$AH$104" chart:class="chart:scatter" chart:attached-axis="primary-y" chart:style-name="G0S0">
            <chart:domain table:cell-range-address="Sheet1.$AE$5:.$AE$104"/>
            <chart:data-point chart:repeated="100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268.99984251968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AC$5:.$AC$104" chart:class="chart:scatter" chart:attached-axis="primary-y" chart:style-name="G0S0">
            <chart:domain table:cell-range-address="Sheet1.$AE$5:.$AE$104"/>
            <chart:data-point chart:repeated="100"/>
          </chart:series>
          <chart:series chart:values-cell-range-address="Sheet1.$AD$5:.$AD$104" chart:class="chart:scatter" chart:attached-axis="primary-y" chart:style-name="G0S1">
            <chart:domain table:cell-range-address="Sheet1.$AE$5:.$AE$104"/>
            <chart:data-point chart:repeated="100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16.7503149606299pt" chart:style-name="Crt0">
        <chart:title chart:style-name="CT00">
          <text:p text:style-name="a0" text:class-names="" text:cond-style-name="">Titre du graphiqu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Z$5:.$Z$104" chart:class="chart:scatter" chart:attached-axis="primary-y" chart:style-name="G0S0">
            <chart:domain table:cell-range-address="Sheet1.$W$5:.$W$104"/>
            <chart:data-point chart:repeated="100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12.9997637795275pt" chart:style-name="Crt0">
        <chart:title chart:style-name="CT00">
          <text:p text:style-name="a0" text:class-names="" text:cond-style-name="">Optimization 4 <text:s text:c="1"/>Z_last = 40 Oh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values-cell-range-address="Sheet1.$M$5:.$M$104" chart:class="chart:scatter" chart:attached-axis="primary-y" chart:style-name="G0S0">
            <chart:domain table:cell-range-address="Sheet1.$O$5:.$O$104"/>
            <chart:data-point chart:repeated="100"/>
          </chart:series>
          <chart:series chart:values-cell-range-address="Sheet1.$N$5:.$N$104" chart:class="chart:scatter" chart:attached-axis="primary-y" chart:style-name="G0S1">
            <chart:domain table:cell-range-address="Sheet1.$O$5:.$O$104"/>
            <chart:data-point chart:repeated="1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tre du graphiqu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R$5:.$R$104" chart:class="chart:scatter" chart:attached-axis="primary-y" chart:style-name="G0S0">
            <chart:domain table:cell-range-address="Sheet1.$O$5:.$O$104"/>
            <chart:data-point chart:repeated="100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4996062992126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I$5:.$I$104" chart:class="chart:scatter" chart:attached-axis="primary-y" chart:style-name="G0S0">
            <chart:domain table:cell-range-address="Sheet1.$F$5:.$F$104"/>
            <chart:data-point chart:repeated="100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272.000157480315pt" chart:style-name="Crt0">
        <chart:title chart:style-name="CT00">
          <text:p text:style-name="a0" text:class-names="" text:cond-style-name="">Optimization 5 <text:s text:c="1"/>Z_last = 81 Oh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values-cell-range-address="Sheet1.$U$5:.$U$104" chart:class="chart:scatter" chart:attached-axis="primary-y" chart:style-name="G0S0">
            <chart:domain table:cell-range-address="Sheet1.$W$5:.$W$104"/>
            <chart:data-point chart:repeated="100"/>
          </chart:series>
          <chart:series chart:values-cell-range-address="Sheet1.$V$5:.$V$104" chart:class="chart:scatter" chart:attached-axis="primary-y" chart:style-name="G0S1">
            <chart:domain table:cell-range-address="Sheet1.$W$5:.$W$104"/>
            <chart:data-point chart:repeated="10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7.0000787401575pt" svg:width="253.0000787401575pt" chart:style-name="Crt0">
        <chart:title chart:style-name="CT00">
          <text:p text:style-name="a0" text:class-names="" text:cond-style-name="">dB Plo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CR$5:.$CR$104" chart:class="chart:scatter" chart:attached-axis="primary-y" chart:style-name="G0S0">
            <chart:domain table:cell-range-address="Sheet1.$CO$5:.$CO$104"/>
            <chart:data-point chart:repeated="10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78.7500787401575pt" svg:width="279.4996062992126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CE$5:.$CE$104" chart:class="chart:scatter" chart:attached-axis="primary-y" chart:style-name="G0S0">
            <chart:domain table:cell-range-address="Sheet1.$CG$5:.$CG$104"/>
            <chart:data-point chart:repeated="100"/>
          </chart:series>
          <chart:series chart:values-cell-range-address="Sheet1.$CF$5:.$CF$104" chart:class="chart:scatter" chart:attached-axis="primary-y" chart:style-name="G0S1">
            <chart:domain table:cell-range-address="Sheet1.$CG$5:.$CG$104"/>
            <chart:data-point chart:repeated="10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278.750157480315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CJ$5:.$CJ$104" chart:class="chart:scatter" chart:attached-axis="primary-y" chart:style-name="G0S0">
            <chart:domain table:cell-range-address="Sheet1.$CG$5:.$CG$104"/>
            <chart:data-point chart:repeated="10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03.7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CA$5:.$CA$104" chart:class="chart:scatter" chart:attached-axis="primary-y" chart:style-name="G0S0">
            <chart:domain table:cell-range-address="Sheet1.$BX$5:.$BX$104"/>
            <chart:data-point chart:repeated="10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00.49984251968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V$5:.$BV$104" chart:class="chart:scatter" chart:attached-axis="primary-y" chart:style-name="G0S0">
            <chart:domain table:cell-range-address="Sheet1.$BX$5:.$BX$104"/>
            <chart:data-point chart:repeated="100"/>
          </chart:series>
          <chart:series chart:values-cell-range-address="Sheet1.$BW$5:.$BW$104" chart:class="chart:scatter" chart:attached-axis="primary-y" chart:style-name="G0S1">
            <chart:domain table:cell-range-address="Sheet1.$BX$5:.$BX$104"/>
            <chart:data-point chart:repeated="100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236.4997637795276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R$5:.$BR$104" chart:class="chart:scatter" chart:attached-axis="primary-y" chart:style-name="G0S0">
            <chart:domain table:cell-range-address="Sheet1.$BO$5:.$BO$104"/>
            <chart:data-point chart:repeated="100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